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null-year="1970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51" table:default-cell-style-name="Default"/>
        <table:table-row table:style-name="ro1">
          <table:table-cell table:number-columns-repeated="2"/>
          <table:table-cell office:value-type="string" calcext:value-type="string" table:number-columns-spanned="70" table:number-rows-spanned="1">
            <text:p>int</text:p>
          </table:table-cell>
          <table:covered-table-cell table:number-columns-repeated="69"/>
          <table:table-cell office:value-type="string" calcext:value-type="string" table:number-columns-spanned="70" table:number-rows-spanned="1">
            <text:p>long</text:p>
          </table:table-cell>
          <table:covered-table-cell table:number-columns-repeated="69"/>
          <table:table-cell office:value-type="string" calcext:value-type="string" table:number-columns-spanned="70" table:number-rows-spanned="1">
            <text:p>string</text:p>
          </table:table-cell>
          <table:covered-table-cell table:number-columns-repeated="69"/>
          <table:table-cell office:value-type="string" calcext:value-type="string" table:number-columns-spanned="70" table:number-rows-spanned="1">
            <text:p>DateTime</text:p>
          </table:table-cell>
          <table:covered-table-cell table:number-columns-repeated="69"/>
          <table:table-cell office:value-type="string" calcext:value-type="string" table:number-columns-spanned="70" table:number-rows-spanned="1">
            <text:p>boxed int</text:p>
          </table:table-cell>
          <table:covered-table-cell table:number-columns-repeated="69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4" table:number-rows-spanned="1">
            <text:p>Enumerable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Arra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ReadonlyCollection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Cop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Enumerable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Arra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ReadonlyCollection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Cop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Enumerable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Arra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ReadonlyCollection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Cop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Enumerable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Arra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ReadonlyCollection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Cop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Enumerable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Array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ReadonlyCollection</text:p>
          </table:table-cell>
          <table:covered-table-cell table:number-columns-repeated="13"/>
          <table:table-cell office:value-type="string" calcext:value-type="string" table:number-columns-spanned="14" table:number-rows-spanned="1">
            <text:p>ListCopy</text:p>
          </table:table-cell>
          <table:covered-table-cell table:number-columns-repeated="1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office:value-type="string" calcext:value-type="string" table:number-columns-spanned="7" table:number-rows-spanned="1">
            <text:p>ToArray</text:p>
          </table:table-cell>
          <table:covered-table-cell table:number-columns-repeated="6"/>
          <table:table-cell office:value-type="string" calcext:value-type="string" table:number-columns-spanned="7" table:number-rows-spanned="1">
            <text:p>Consum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 office:value-type="string" calcext:value-type="string">
            <text:p>Select</text:p>
          </table:table-cell>
          <table:table-cell table:style-name="ce1" office:value-type="string" calcext:value-type="string">
            <text:p>Where(true)</text:p>
          </table:table-cell>
          <table:table-cell office:value-type="string" calcext:value-type="string">
            <text:p>Where(true) + Select</text:p>
          </table:table-cell>
          <table:table-cell table:style-name="ce1" office:value-type="string" calcext:value-type="string">
            <text:p>Where(false)</text:p>
          </table:table-cell>
          <table:table-cell office:value-type="string" calcext:value-type="string">
            <text:p>Where(false) + Select</text:p>
          </table:table-cell>
          <table:table-cell table:style-name="ce1" office:value-type="string" calcext:value-type="string">
            <text:p>Where(flip)</text:p>
          </table:table-cell>
          <table:table-cell office:value-type="string" calcext:value-type="string">
            <text:p>Where(flip) + Select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 table:number-columns-spanned="1" table:number-rows-spanned="6">
            <text:p>Old</text:p>
          </table:table-cell>
          <table:table-cell office:value-type="float" office:value="10" calcext:value-type="float">
            <text:p>10</text:p>
          </table:table-cell>
          <table:table-cell office:value-type="float" office:value="36625" calcext:value-type="float">
            <text:p>36625</text:p>
          </table:table-cell>
          <table:table-cell office:value-type="float" office:value="40365" calcext:value-type="float">
            <text:p>40365</text:p>
          </table:table-cell>
          <table:table-cell office:value-type="float" office:value="38822" calcext:value-type="float">
            <text:p>38822</text:p>
          </table:table-cell>
          <table:table-cell office:value-type="float" office:value="19016" calcext:value-type="float">
            <text:p>19016</text:p>
          </table:table-cell>
          <table:table-cell office:value-type="float" office:value="22190" calcext:value-type="float">
            <text:p>22190</text:p>
          </table:table-cell>
          <table:table-cell office:value-type="float" office:value="27434" calcext:value-type="float">
            <text:p>27434</text:p>
          </table:table-cell>
          <table:table-cell office:value-type="float" office:value="31699" calcext:value-type="float">
            <text:p>31699</text:p>
          </table:table-cell>
          <table:table-cell office:value-type="float" office:value="27900" calcext:value-type="float">
            <text:p>27900</text:p>
          </table:table-cell>
          <table:table-cell office:value-type="float" office:value="23422" calcext:value-type="float">
            <text:p>23422</text:p>
          </table:table-cell>
          <table:table-cell office:value-type="float" office:value="27276" calcext:value-type="float">
            <text:p>27276</text:p>
          </table:table-cell>
          <table:table-cell office:value-type="float" office:value="23540" calcext:value-type="float">
            <text:p>23540</text:p>
          </table:table-cell>
          <table:table-cell office:value-type="float" office:value="18095" calcext:value-type="float">
            <text:p>18095</text:p>
          </table:table-cell>
          <table:table-cell office:value-type="float" office:value="24988" calcext:value-type="float">
            <text:p>24988</text:p>
          </table:table-cell>
          <table:table-cell office:value-type="float" office:value="24933" calcext:value-type="float">
            <text:p>24933</text:p>
          </table:table-cell>
          <table:table-cell office:value-type="float" office:value="7951" calcext:value-type="float">
            <text:p>7951</text:p>
          </table:table-cell>
          <table:table-cell office:value-type="float" office:value="22340" calcext:value-type="float">
            <text:p>22340</text:p>
          </table:table-cell>
          <table:table-cell office:value-type="float" office:value="38524" calcext:value-type="float">
            <text:p>38524</text:p>
          </table:table-cell>
          <table:table-cell office:value-type="float" office:value="10628" calcext:value-type="float">
            <text:p>10628</text:p>
          </table:table-cell>
          <table:table-cell office:value-type="float" office:value="15729" calcext:value-type="float">
            <text:p>15729</text:p>
          </table:table-cell>
          <table:table-cell office:value-type="float" office:value="18025" calcext:value-type="float">
            <text:p>18025</text:p>
          </table:table-cell>
          <table:table-cell office:value-type="float" office:value="26408" calcext:value-type="float">
            <text:p>26408</text:p>
          </table:table-cell>
          <table:table-cell office:value-type="float" office:value="18656" calcext:value-type="float">
            <text:p>18656</text:p>
          </table:table-cell>
          <table:table-cell office:value-type="float" office:value="15123" calcext:value-type="float">
            <text:p>15123</text:p>
          </table:table-cell>
          <table:table-cell office:value-type="float" office:value="25184" calcext:value-type="float">
            <text:p>25184</text:p>
          </table:table-cell>
          <table:table-cell office:value-type="float" office:value="15924" calcext:value-type="float">
            <text:p>15924</text:p>
          </table:table-cell>
          <table:table-cell office:value-type="float" office:value="10891" calcext:value-type="float">
            <text:p>10891</text:p>
          </table:table-cell>
          <table:table-cell office:value-type="float" office:value="20064" calcext:value-type="float">
            <text:p>20064</text:p>
          </table:table-cell>
          <table:table-cell office:value-type="float" office:value="17348" calcext:value-type="float">
            <text:p>17348</text:p>
          </table:table-cell>
          <table:table-cell office:value-type="float" office:value="11029" calcext:value-type="float">
            <text:p>11029</text:p>
          </table:table-cell>
          <table:table-cell office:value-type="float" office:value="25197" calcext:value-type="float">
            <text:p>25197</text:p>
          </table:table-cell>
          <table:table-cell office:value-type="float" office:value="38704" calcext:value-type="float">
            <text:p>38704</text:p>
          </table:table-cell>
          <table:table-cell office:value-type="float" office:value="11659" calcext:value-type="float">
            <text:p>11659</text:p>
          </table:table-cell>
          <table:table-cell office:value-type="float" office:value="20423" calcext:value-type="float">
            <text:p>20423</text:p>
          </table:table-cell>
          <table:table-cell office:value-type="float" office:value="21806" calcext:value-type="float">
            <text:p>21806</text:p>
          </table:table-cell>
          <table:table-cell office:value-type="float" office:value="25777" calcext:value-type="float">
            <text:p>25777</text:p>
          </table:table-cell>
          <table:table-cell office:value-type="float" office:value="20669" calcext:value-type="float">
            <text:p>20669</text:p>
          </table:table-cell>
          <table:table-cell office:value-type="float" office:value="18935" calcext:value-type="float">
            <text:p>18935</text:p>
          </table:table-cell>
          <table:table-cell office:value-type="float" office:value="21837" calcext:value-type="float">
            <text:p>21837</text:p>
          </table:table-cell>
          <table:table-cell office:value-type="float" office:value="16775" calcext:value-type="float">
            <text:p>16775</text:p>
          </table:table-cell>
          <table:table-cell office:value-type="float" office:value="11372" calcext:value-type="float">
            <text:p>11372</text:p>
          </table:table-cell>
          <table:table-cell office:value-type="float" office:value="17729" calcext:value-type="float">
            <text:p>17729</text:p>
          </table:table-cell>
          <table:table-cell office:value-type="float" office:value="18053" calcext:value-type="float">
            <text:p>18053</text:p>
          </table:table-cell>
          <table:table-cell office:value-type="float" office:value="32451" calcext:value-type="float">
            <text:p>32451</text:p>
          </table:table-cell>
          <table:table-cell office:value-type="float" office:value="28102" calcext:value-type="float">
            <text:p>28102</text:p>
          </table:table-cell>
          <table:table-cell office:value-type="float" office:value="34420" calcext:value-type="float">
            <text:p>34420</text:p>
          </table:table-cell>
          <table:table-cell office:value-type="float" office:value="15488" calcext:value-type="float">
            <text:p>15488</text:p>
          </table:table-cell>
          <table:table-cell office:value-type="float" office:value="17098" calcext:value-type="float">
            <text:p>17098</text:p>
          </table:table-cell>
          <table:table-cell office:value-type="float" office:value="23217" calcext:value-type="float">
            <text:p>23217</text:p>
          </table:table-cell>
          <table:table-cell office:value-type="float" office:value="28903" calcext:value-type="float">
            <text:p>28903</text:p>
          </table:table-cell>
          <table:table-cell office:value-type="float" office:value="23831" calcext:value-type="float">
            <text:p>23831</text:p>
          </table:table-cell>
          <table:table-cell office:value-type="float" office:value="20315" calcext:value-type="float">
            <text:p>20315</text:p>
          </table:table-cell>
          <table:table-cell office:value-type="float" office:value="29725" calcext:value-type="float">
            <text:p>29725</text:p>
          </table:table-cell>
          <table:table-cell office:value-type="float" office:value="21668" calcext:value-type="float">
            <text:p>21668</text:p>
          </table:table-cell>
          <table:table-cell office:value-type="float" office:value="14114" calcext:value-type="float">
            <text:p>14114</text:p>
          </table:table-cell>
          <table:table-cell office:value-type="float" office:value="24441" calcext:value-type="float">
            <text:p>24441</text:p>
          </table:table-cell>
          <table:table-cell office:value-type="float" office:value="20854" calcext:value-type="float">
            <text:p>20854</text:p>
          </table:table-cell>
          <table:table-cell office:value-type="float" office:value="37748" calcext:value-type="float">
            <text:p>37748</text:p>
          </table:table-cell>
          <table:table-cell office:value-type="float" office:value="36613" calcext:value-type="float">
            <text:p>36613</text:p>
          </table:table-cell>
          <table:table-cell office:value-type="float" office:value="45536" calcext:value-type="float">
            <text:p>45536</text:p>
          </table:table-cell>
          <table:table-cell office:value-type="float" office:value="22442" calcext:value-type="float">
            <text:p>22442</text:p>
          </table:table-cell>
          <table:table-cell office:value-type="float" office:value="24724" calcext:value-type="float">
            <text:p>24724</text:p>
          </table:table-cell>
          <table:table-cell office:value-type="float" office:value="31229" calcext:value-type="float">
            <text:p>31229</text:p>
          </table:table-cell>
          <table:table-cell office:value-type="float" office:value="34368" calcext:value-type="float">
            <text:p>34368</text:p>
          </table:table-cell>
          <table:table-cell office:value-type="float" office:value="28136" calcext:value-type="float">
            <text:p>28136</text:p>
          </table:table-cell>
          <table:table-cell office:value-type="float" office:value="27255" calcext:value-type="float">
            <text:p>27255</text:p>
          </table:table-cell>
          <table:table-cell office:value-type="float" office:value="32174" calcext:value-type="float">
            <text:p>32174</text:p>
          </table:table-cell>
          <table:table-cell office:value-type="float" office:value="33419" calcext:value-type="float">
            <text:p>33419</text:p>
          </table:table-cell>
          <table:table-cell office:value-type="float" office:value="21326" calcext:value-type="float">
            <text:p>21326</text:p>
          </table:table-cell>
          <table:table-cell office:value-type="float" office:value="28488" calcext:value-type="float">
            <text:p>28488</text:p>
          </table:table-cell>
          <table:table-cell office:value-type="float" office:value="36476" calcext:value-type="float">
            <text:p>36476</text:p>
          </table:table-cell>
          <table:table-cell office:value-type="float" office:value="41946" calcext:value-type="float">
            <text:p>41946</text:p>
          </table:table-cell>
          <table:table-cell office:value-type="float" office:value="49852" calcext:value-type="float">
            <text:p>49852</text:p>
          </table:table-cell>
          <table:table-cell office:value-type="float" office:value="54043" calcext:value-type="float">
            <text:p>54043</text:p>
          </table:table-cell>
          <table:table-cell office:value-type="float" office:value="33275" calcext:value-type="float">
            <text:p>33275</text:p>
          </table:table-cell>
          <table:table-cell office:value-type="float" office:value="36013" calcext:value-type="float">
            <text:p>36013</text:p>
          </table:table-cell>
          <table:table-cell office:value-type="float" office:value="43041" calcext:value-type="float">
            <text:p>43041</text:p>
          </table:table-cell>
          <table:table-cell office:value-type="float" office:value="57866" calcext:value-type="float">
            <text:p>57866</text:p>
          </table:table-cell>
          <table:table-cell office:value-type="float" office:value="38689" calcext:value-type="float">
            <text:p>38689</text:p>
          </table:table-cell>
          <table:table-cell office:value-type="float" office:value="32997" calcext:value-type="float">
            <text:p>32997</text:p>
          </table:table-cell>
          <table:table-cell office:value-type="float" office:value="53885" calcext:value-type="float">
            <text:p>53885</text:p>
          </table:table-cell>
          <table:table-cell office:value-type="float" office:value="34598" calcext:value-type="float">
            <text:p>34598</text:p>
          </table:table-cell>
          <table:table-cell office:value-type="float" office:value="41019" calcext:value-type="float">
            <text:p>41019</text:p>
          </table:table-cell>
          <table:table-cell office:value-type="float" office:value="34581" calcext:value-type="float">
            <text:p>34581</text:p>
          </table:table-cell>
          <table:table-cell office:value-type="float" office:value="46384" calcext:value-type="float">
            <text:p>46384</text:p>
          </table:table-cell>
          <table:table-cell office:value-type="float" office:value="7856" calcext:value-type="float">
            <text:p>7856</text:p>
          </table:table-cell>
          <table:table-cell office:value-type="float" office:value="25082" calcext:value-type="float">
            <text:p>25082</text:p>
          </table:table-cell>
          <table:table-cell office:value-type="float" office:value="40148" calcext:value-type="float">
            <text:p>40148</text:p>
          </table:table-cell>
          <table:table-cell office:value-type="float" office:value="15849" calcext:value-type="float">
            <text:p>15849</text:p>
          </table:table-cell>
          <table:table-cell office:value-type="float" office:value="17080" calcext:value-type="float">
            <text:p>17080</text:p>
          </table:table-cell>
          <table:table-cell office:value-type="float" office:value="18875" calcext:value-type="float">
            <text:p>18875</text:p>
          </table:table-cell>
          <table:table-cell office:value-type="float" office:value="44752" calcext:value-type="float">
            <text:p>44752</text:p>
          </table:table-cell>
          <table:table-cell office:value-type="float" office:value="15771" calcext:value-type="float">
            <text:p>15771</text:p>
          </table:table-cell>
          <table:table-cell office:value-type="float" office:value="15622" calcext:value-type="float">
            <text:p>15622</text:p>
          </table:table-cell>
          <table:table-cell office:value-type="float" office:value="19727" calcext:value-type="float">
            <text:p>19727</text:p>
          </table:table-cell>
          <table:table-cell office:value-type="float" office:value="16546" calcext:value-type="float">
            <text:p>16546</text:p>
          </table:table-cell>
          <table:table-cell office:value-type="float" office:value="10306" calcext:value-type="float">
            <text:p>10306</text:p>
          </table:table-cell>
          <table:table-cell office:value-type="float" office:value="16727" calcext:value-type="float">
            <text:p>16727</text:p>
          </table:table-cell>
          <table:table-cell office:value-type="float" office:value="16243" calcext:value-type="float">
            <text:p>16243</text:p>
          </table:table-cell>
          <table:table-cell office:value-type="float" office:value="9388" calcext:value-type="float">
            <text:p>9388</text:p>
          </table:table-cell>
          <table:table-cell office:value-type="float" office:value="27163" calcext:value-type="float">
            <text:p>27163</text:p>
          </table:table-cell>
          <table:table-cell office:value-type="float" office:value="35125" calcext:value-type="float">
            <text:p>35125</text:p>
          </table:table-cell>
          <table:table-cell office:value-type="float" office:value="11885" calcext:value-type="float">
            <text:p>11885</text:p>
          </table:table-cell>
          <table:table-cell office:value-type="float" office:value="16545" calcext:value-type="float">
            <text:p>16545</text:p>
          </table:table-cell>
          <table:table-cell office:value-type="float" office:value="20637" calcext:value-type="float">
            <text:p>20637</text:p>
          </table:table-cell>
          <table:table-cell office:value-type="float" office:value="27068" calcext:value-type="float">
            <text:p>27068</text:p>
          </table:table-cell>
          <table:table-cell office:value-type="float" office:value="21819" calcext:value-type="float">
            <text:p>21819</text:p>
          </table:table-cell>
          <table:table-cell office:value-type="float" office:value="21441" calcext:value-type="float">
            <text:p>21441</text:p>
          </table:table-cell>
          <table:table-cell office:value-type="float" office:value="21967" calcext:value-type="float">
            <text:p>21967</text:p>
          </table:table-cell>
          <table:table-cell office:value-type="float" office:value="17945" calcext:value-type="float">
            <text:p>17945</text:p>
          </table:table-cell>
          <table:table-cell office:value-type="float" office:value="11714" calcext:value-type="float">
            <text:p>11714</text:p>
          </table:table-cell>
          <table:table-cell office:value-type="float" office:value="18108" calcext:value-type="float">
            <text:p>18108</text:p>
          </table:table-cell>
          <table:table-cell office:value-type="float" office:value="22122" calcext:value-type="float">
            <text:p>22122</text:p>
          </table:table-cell>
          <table:table-cell office:value-type="float" office:value="33474" calcext:value-type="float">
            <text:p>33474</text:p>
          </table:table-cell>
          <table:table-cell office:value-type="float" office:value="29808" calcext:value-type="float">
            <text:p>29808</text:p>
          </table:table-cell>
          <table:table-cell office:value-type="float" office:value="35455" calcext:value-type="float">
            <text:p>35455</text:p>
          </table:table-cell>
          <table:table-cell office:value-type="float" office:value="14845" calcext:value-type="float">
            <text:p>14845</text:p>
          </table:table-cell>
          <table:table-cell office:value-type="float" office:value="17781" calcext:value-type="float">
            <text:p>17781</text:p>
          </table:table-cell>
          <table:table-cell office:value-type="float" office:value="23460" calcext:value-type="float">
            <text:p>23460</text:p>
          </table:table-cell>
          <table:table-cell office:value-type="float" office:value="33569" calcext:value-type="float">
            <text:p>33569</text:p>
          </table:table-cell>
          <table:table-cell office:value-type="float" office:value="20627" calcext:value-type="float">
            <text:p>20627</text:p>
          </table:table-cell>
          <table:table-cell office:value-type="float" office:value="22772" calcext:value-type="float">
            <text:p>22772</text:p>
          </table:table-cell>
          <table:table-cell office:value-type="float" office:value="26145" calcext:value-type="float">
            <text:p>26145</text:p>
          </table:table-cell>
          <table:table-cell office:value-type="float" office:value="18728" calcext:value-type="float">
            <text:p>18728</text:p>
          </table:table-cell>
          <table:table-cell office:value-type="float" office:value="16297" calcext:value-type="float">
            <text:p>16297</text:p>
          </table:table-cell>
          <table:table-cell office:value-type="float" office:value="19433" calcext:value-type="float">
            <text:p>19433</text:p>
          </table:table-cell>
          <table:table-cell office:value-type="float" office:value="20427" calcext:value-type="float">
            <text:p>20427</text:p>
          </table:table-cell>
          <table:table-cell office:value-type="float" office:value="40645" calcext:value-type="float">
            <text:p>40645</text:p>
          </table:table-cell>
          <table:table-cell office:value-type="float" office:value="38257" calcext:value-type="float">
            <text:p>38257</text:p>
          </table:table-cell>
          <table:table-cell office:value-type="float" office:value="43982" calcext:value-type="float">
            <text:p>43982</text:p>
          </table:table-cell>
          <table:table-cell office:value-type="float" office:value="22711" calcext:value-type="float">
            <text:p>22711</text:p>
          </table:table-cell>
          <table:table-cell office:value-type="float" office:value="25097" calcext:value-type="float">
            <text:p>25097</text:p>
          </table:table-cell>
          <table:table-cell office:value-type="float" office:value="31683" calcext:value-type="float">
            <text:p>31683</text:p>
          </table:table-cell>
          <table:table-cell office:value-type="float" office:value="35393" calcext:value-type="float">
            <text:p>35393</text:p>
          </table:table-cell>
          <table:table-cell office:value-type="float" office:value="35401" calcext:value-type="float">
            <text:p>35401</text:p>
          </table:table-cell>
          <table:table-cell office:value-type="float" office:value="27755" calcext:value-type="float">
            <text:p>27755</text:p>
          </table:table-cell>
          <table:table-cell office:value-type="float" office:value="35295" calcext:value-type="float">
            <text:p>35295</text:p>
          </table:table-cell>
          <table:table-cell office:value-type="float" office:value="28320" calcext:value-type="float">
            <text:p>28320</text:p>
          </table:table-cell>
          <table:table-cell office:value-type="float" office:value="21926" calcext:value-type="float">
            <text:p>21926</text:p>
          </table:table-cell>
          <table:table-cell office:value-type="float" office:value="28387" calcext:value-type="float">
            <text:p>28387</text:p>
          </table:table-cell>
          <table:table-cell office:value-type="float" office:value="28435" calcext:value-type="float">
            <text:p>28435</text:p>
          </table:table-cell>
          <table:table-cell office:value-type="float" office:value="88718" calcext:value-type="float">
            <text:p>88718</text:p>
          </table:table-cell>
          <table:table-cell office:value-type="float" office:value="123078" calcext:value-type="float">
            <text:p>123078</text:p>
          </table:table-cell>
          <table:table-cell office:value-type="float" office:value="112345" calcext:value-type="float">
            <text:p>112345</text:p>
          </table:table-cell>
          <table:table-cell office:value-type="float" office:value="75663" calcext:value-type="float">
            <text:p>75663</text:p>
          </table:table-cell>
          <table:table-cell office:value-type="float" office:value="80353" calcext:value-type="float">
            <text:p>80353</text:p>
          </table:table-cell>
          <table:table-cell office:value-type="float" office:value="91672" calcext:value-type="float">
            <text:p>91672</text:p>
          </table:table-cell>
          <table:table-cell office:value-type="float" office:value="98235" calcext:value-type="float">
            <text:p>98235</text:p>
          </table:table-cell>
          <table:table-cell office:value-type="float" office:value="65209" calcext:value-type="float">
            <text:p>65209</text:p>
          </table:table-cell>
          <table:table-cell office:value-type="float" office:value="65770" calcext:value-type="float">
            <text:p>65770</text:p>
          </table:table-cell>
          <table:table-cell office:value-type="float" office:value="85353" calcext:value-type="float">
            <text:p>85353</text:p>
          </table:table-cell>
          <table:table-cell office:value-type="float" office:value="65794" calcext:value-type="float">
            <text:p>65794</text:p>
          </table:table-cell>
          <table:table-cell office:value-type="float" office:value="74413" calcext:value-type="float">
            <text:p>74413</text:p>
          </table:table-cell>
          <table:table-cell office:value-type="float" office:value="66823" calcext:value-type="float">
            <text:p>66823</text:p>
          </table:table-cell>
          <table:table-cell office:value-type="float" office:value="79547" calcext:value-type="float">
            <text:p>79547</text:p>
          </table:table-cell>
          <table:table-cell office:value-type="float" office:value="9369" calcext:value-type="float">
            <text:p>9369</text:p>
          </table:table-cell>
          <table:table-cell office:value-type="float" office:value="34297" calcext:value-type="float">
            <text:p>34297</text:p>
          </table:table-cell>
          <table:table-cell office:value-type="float" office:value="43022" calcext:value-type="float">
            <text:p>43022</text:p>
          </table:table-cell>
          <table:table-cell office:value-type="float" office:value="13689" calcext:value-type="float">
            <text:p>13689</text:p>
          </table:table-cell>
          <table:table-cell office:value-type="float" office:value="19570" calcext:value-type="float">
            <text:p>19570</text:p>
          </table:table-cell>
          <table:table-cell office:value-type="float" office:value="27705" calcext:value-type="float">
            <text:p>27705</text:p>
          </table:table-cell>
          <table:table-cell office:value-type="float" office:value="32306" calcext:value-type="float">
            <text:p>32306</text:p>
          </table:table-cell>
          <table:table-cell office:value-type="float" office:value="16601" calcext:value-type="float">
            <text:p>16601</text:p>
          </table:table-cell>
          <table:table-cell office:value-type="float" office:value="15769" calcext:value-type="float">
            <text:p>15769</text:p>
          </table:table-cell>
          <table:table-cell office:value-type="float" office:value="24364" calcext:value-type="float">
            <text:p>24364</text:p>
          </table:table-cell>
          <table:table-cell office:value-type="float" office:value="17966" calcext:value-type="float">
            <text:p>17966</text:p>
          </table:table-cell>
          <table:table-cell office:value-type="float" office:value="11983" calcext:value-type="float">
            <text:p>11983</text:p>
          </table:table-cell>
          <table:table-cell office:value-type="float" office:value="16677" calcext:value-type="float">
            <text:p>16677</text:p>
          </table:table-cell>
          <table:table-cell office:value-type="float" office:value="28700" calcext:value-type="float">
            <text:p>28700</text:p>
          </table:table-cell>
          <table:table-cell office:value-type="float" office:value="11669" calcext:value-type="float">
            <text:p>11669</text:p>
          </table:table-cell>
          <table:table-cell office:value-type="float" office:value="40617" calcext:value-type="float">
            <text:p>40617</text:p>
          </table:table-cell>
          <table:table-cell office:value-type="float" office:value="64092" calcext:value-type="float">
            <text:p>64092</text:p>
          </table:table-cell>
          <table:table-cell office:value-type="float" office:value="17691" calcext:value-type="float">
            <text:p>17691</text:p>
          </table:table-cell>
          <table:table-cell office:value-type="float" office:value="23849" calcext:value-type="float">
            <text:p>23849</text:p>
          </table:table-cell>
          <table:table-cell office:value-type="float" office:value="30588" calcext:value-type="float">
            <text:p>30588</text:p>
          </table:table-cell>
          <table:table-cell office:value-type="float" office:value="37748" calcext:value-type="float">
            <text:p>37748</text:p>
          </table:table-cell>
          <table:table-cell office:value-type="float" office:value="21977" calcext:value-type="float">
            <text:p>21977</text:p>
          </table:table-cell>
          <table:table-cell office:value-type="float" office:value="21692" calcext:value-type="float">
            <text:p>21692</text:p>
          </table:table-cell>
          <table:table-cell office:value-type="float" office:value="32066" calcext:value-type="float">
            <text:p>32066</text:p>
          </table:table-cell>
          <table:table-cell office:value-type="float" office:value="21520" calcext:value-type="float">
            <text:p>21520</text:p>
          </table:table-cell>
          <table:table-cell office:value-type="float" office:value="16747" calcext:value-type="float">
            <text:p>16747</text:p>
          </table:table-cell>
          <table:table-cell office:value-type="float" office:value="22692" calcext:value-type="float">
            <text:p>22692</text:p>
          </table:table-cell>
          <table:table-cell office:value-type="float" office:value="23145" calcext:value-type="float">
            <text:p>23145</text:p>
          </table:table-cell>
          <table:table-cell office:value-type="float" office:value="45212" calcext:value-type="float">
            <text:p>45212</text:p>
          </table:table-cell>
          <table:table-cell office:value-type="float" office:value="43705" calcext:value-type="float">
            <text:p>43705</text:p>
          </table:table-cell>
          <table:table-cell office:value-type="float" office:value="51038" calcext:value-type="float">
            <text:p>51038</text:p>
          </table:table-cell>
          <table:table-cell office:value-type="float" office:value="20858" calcext:value-type="float">
            <text:p>20858</text:p>
          </table:table-cell>
          <table:table-cell office:value-type="float" office:value="23133" calcext:value-type="float">
            <text:p>23133</text:p>
          </table:table-cell>
          <table:table-cell office:value-type="float" office:value="33842" calcext:value-type="float">
            <text:p>33842</text:p>
          </table:table-cell>
          <table:table-cell office:value-type="float" office:value="39062" calcext:value-type="float">
            <text:p>39062</text:p>
          </table:table-cell>
          <table:table-cell office:value-type="float" office:value="25716" calcext:value-type="float">
            <text:p>25716</text:p>
          </table:table-cell>
          <table:table-cell office:value-type="float" office:value="27499" calcext:value-type="float">
            <text:p>27499</text:p>
          </table:table-cell>
          <table:table-cell office:value-type="float" office:value="29949" calcext:value-type="float">
            <text:p>29949</text:p>
          </table:table-cell>
          <table:table-cell office:value-type="float" office:value="25359" calcext:value-type="float">
            <text:p>25359</text:p>
          </table:table-cell>
          <table:table-cell office:value-type="float" office:value="17947" calcext:value-type="float">
            <text:p>17947</text:p>
          </table:table-cell>
          <table:table-cell office:value-type="float" office:value="28847" calcext:value-type="float">
            <text:p>28847</text:p>
          </table:table-cell>
          <table:table-cell office:value-type="float" office:value="25396" calcext:value-type="float">
            <text:p>25396</text:p>
          </table:table-cell>
          <table:table-cell office:value-type="float" office:value="64907" calcext:value-type="float">
            <text:p>64907</text:p>
          </table:table-cell>
          <table:table-cell office:value-type="float" office:value="51061" calcext:value-type="float">
            <text:p>51061</text:p>
          </table:table-cell>
          <table:table-cell office:value-type="float" office:value="62038" calcext:value-type="float">
            <text:p>62038</text:p>
          </table:table-cell>
          <table:table-cell office:value-type="float" office:value="27012" calcext:value-type="float">
            <text:p>27012</text:p>
          </table:table-cell>
          <table:table-cell office:value-type="float" office:value="30532" calcext:value-type="float">
            <text:p>30532</text:p>
          </table:table-cell>
          <table:table-cell office:value-type="float" office:value="41904" calcext:value-type="float">
            <text:p>41904</text:p>
          </table:table-cell>
          <table:table-cell office:value-type="float" office:value="57887" calcext:value-type="float">
            <text:p>57887</text:p>
          </table:table-cell>
          <table:table-cell office:value-type="float" office:value="32300" calcext:value-type="float">
            <text:p>32300</text:p>
          </table:table-cell>
          <table:table-cell office:value-type="float" office:value="33171" calcext:value-type="float">
            <text:p>33171</text:p>
          </table:table-cell>
          <table:table-cell office:value-type="float" office:value="51312" calcext:value-type="float">
            <text:p>51312</text:p>
          </table:table-cell>
          <table:table-cell office:value-type="float" office:value="33368" calcext:value-type="float">
            <text:p>33368</text:p>
          </table:table-cell>
          <table:table-cell office:value-type="float" office:value="25449" calcext:value-type="float">
            <text:p>25449</text:p>
          </table:table-cell>
          <table:table-cell office:value-type="float" office:value="33403" calcext:value-type="float">
            <text:p>33403</text:p>
          </table:table-cell>
          <table:table-cell office:value-type="float" office:value="34925" calcext:value-type="float">
            <text:p>34925</text:p>
          </table:table-cell>
          <table:table-cell office:value-type="float" office:value="42856" calcext:value-type="float">
            <text:p>42856</text:p>
          </table:table-cell>
          <table:table-cell office:value-type="float" office:value="51055" calcext:value-type="float">
            <text:p>51055</text:p>
          </table:table-cell>
          <table:table-cell office:value-type="float" office:value="56063" calcext:value-type="float">
            <text:p>56063</text:p>
          </table:table-cell>
          <table:table-cell office:value-type="float" office:value="36330" calcext:value-type="float">
            <text:p>36330</text:p>
          </table:table-cell>
          <table:table-cell office:value-type="float" office:value="36494" calcext:value-type="float">
            <text:p>36494</text:p>
          </table:table-cell>
          <table:table-cell office:value-type="float" office:value="43848" calcext:value-type="float">
            <text:p>43848</text:p>
          </table:table-cell>
          <table:table-cell office:value-type="float" office:value="47642" calcext:value-type="float">
            <text:p>47642</text:p>
          </table:table-cell>
          <table:table-cell office:value-type="float" office:value="31441" calcext:value-type="float">
            <text:p>31441</text:p>
          </table:table-cell>
          <table:table-cell office:value-type="float" office:value="35387" calcext:value-type="float">
            <text:p>35387</text:p>
          </table:table-cell>
          <table:table-cell office:value-type="float" office:value="55477" calcext:value-type="float">
            <text:p>55477</text:p>
          </table:table-cell>
          <table:table-cell office:value-type="float" office:value="35129" calcext:value-type="float">
            <text:p>35129</text:p>
          </table:table-cell>
          <table:table-cell office:value-type="float" office:value="33581" calcext:value-type="float">
            <text:p>33581</text:p>
          </table:table-cell>
          <table:table-cell office:value-type="float" office:value="35547" calcext:value-type="float">
            <text:p>35547</text:p>
          </table:table-cell>
          <table:table-cell office:value-type="float" office:value="41230" calcext:value-type="float">
            <text:p>41230</text:p>
          </table:table-cell>
          <table:table-cell office:value-type="float" office:value="8007" calcext:value-type="float">
            <text:p>8007</text:p>
          </table:table-cell>
          <table:table-cell office:value-type="float" office:value="24393" calcext:value-type="float">
            <text:p>24393</text:p>
          </table:table-cell>
          <table:table-cell office:value-type="float" office:value="33431" calcext:value-type="float">
            <text:p>33431</text:p>
          </table:table-cell>
          <table:table-cell office:value-type="float" office:value="11274" calcext:value-type="float">
            <text:p>11274</text:p>
          </table:table-cell>
          <table:table-cell office:value-type="float" office:value="15421" calcext:value-type="float">
            <text:p>15421</text:p>
          </table:table-cell>
          <table:table-cell office:value-type="float" office:value="19482" calcext:value-type="float">
            <text:p>19482</text:p>
          </table:table-cell>
          <table:table-cell office:value-type="float" office:value="26008" calcext:value-type="float">
            <text:p>26008</text:p>
          </table:table-cell>
          <table:table-cell office:value-type="float" office:value="17448" calcext:value-type="float">
            <text:p>17448</text:p>
          </table:table-cell>
          <table:table-cell office:value-type="float" office:value="17057" calcext:value-type="float">
            <text:p>17057</text:p>
          </table:table-cell>
          <table:table-cell office:value-type="float" office:value="19210" calcext:value-type="float">
            <text:p>19210</text:p>
          </table:table-cell>
          <table:table-cell office:value-type="float" office:value="15207" calcext:value-type="float">
            <text:p>15207</text:p>
          </table:table-cell>
          <table:table-cell office:value-type="float" office:value="10747" calcext:value-type="float">
            <text:p>10747</text:p>
          </table:table-cell>
          <table:table-cell office:value-type="float" office:value="16147" calcext:value-type="float">
            <text:p>16147</text:p>
          </table:table-cell>
          <table:table-cell office:value-type="float" office:value="16258" calcext:value-type="float">
            <text:p>16258</text:p>
          </table:table-cell>
          <table:table-cell office:value-type="float" office:value="8220" calcext:value-type="float">
            <text:p>8220</text:p>
          </table:table-cell>
          <table:table-cell office:value-type="float" office:value="34092" calcext:value-type="float">
            <text:p>34092</text:p>
          </table:table-cell>
          <table:table-cell office:value-type="float" office:value="35551" calcext:value-type="float">
            <text:p>35551</text:p>
          </table:table-cell>
          <table:table-cell office:value-type="float" office:value="12481" calcext:value-type="float">
            <text:p>12481</text:p>
          </table:table-cell>
          <table:table-cell office:value-type="float" office:value="17012" calcext:value-type="float">
            <text:p>17012</text:p>
          </table:table-cell>
          <table:table-cell office:value-type="float" office:value="23851" calcext:value-type="float">
            <text:p>23851</text:p>
          </table:table-cell>
          <table:table-cell office:value-type="float" office:value="29131" calcext:value-type="float">
            <text:p>29131</text:p>
          </table:table-cell>
          <table:table-cell office:value-type="float" office:value="18451" calcext:value-type="float">
            <text:p>18451</text:p>
          </table:table-cell>
          <table:table-cell office:value-type="float" office:value="17580" calcext:value-type="float">
            <text:p>17580</text:p>
          </table:table-cell>
          <table:table-cell office:value-type="float" office:value="27838" calcext:value-type="float">
            <text:p>27838</text:p>
          </table:table-cell>
          <table:table-cell office:value-type="float" office:value="18530" calcext:value-type="float">
            <text:p>18530</text:p>
          </table:table-cell>
          <table:table-cell office:value-type="float" office:value="14187" calcext:value-type="float">
            <text:p>14187</text:p>
          </table:table-cell>
          <table:table-cell office:value-type="float" office:value="18398" calcext:value-type="float">
            <text:p>18398</text:p>
          </table:table-cell>
          <table:table-cell office:value-type="float" office:value="19105" calcext:value-type="float">
            <text:p>19105</text:p>
          </table:table-cell>
          <table:table-cell office:value-type="float" office:value="33998" calcext:value-type="float">
            <text:p>33998</text:p>
          </table:table-cell>
          <table:table-cell office:value-type="float" office:value="33295" calcext:value-type="float">
            <text:p>33295</text:p>
          </table:table-cell>
          <table:table-cell office:value-type="float" office:value="37345" calcext:value-type="float">
            <text:p>37345</text:p>
          </table:table-cell>
          <table:table-cell office:value-type="float" office:value="15524" calcext:value-type="float">
            <text:p>15524</text:p>
          </table:table-cell>
          <table:table-cell office:value-type="float" office:value="18851" calcext:value-type="float">
            <text:p>18851</text:p>
          </table:table-cell>
          <table:table-cell office:value-type="float" office:value="26343" calcext:value-type="float">
            <text:p>26343</text:p>
          </table:table-cell>
          <table:table-cell office:value-type="float" office:value="28452" calcext:value-type="float">
            <text:p>28452</text:p>
          </table:table-cell>
          <table:table-cell office:value-type="float" office:value="20875" calcext:value-type="float">
            <text:p>20875</text:p>
          </table:table-cell>
          <table:table-cell office:value-type="float" office:value="21475" calcext:value-type="float">
            <text:p>21475</text:p>
          </table:table-cell>
          <table:table-cell office:value-type="float" office:value="25655" calcext:value-type="float">
            <text:p>25655</text:p>
          </table:table-cell>
          <table:table-cell office:value-type="float" office:value="25222" calcext:value-type="float">
            <text:p>25222</text:p>
          </table:table-cell>
          <table:table-cell office:value-type="float" office:value="14903" calcext:value-type="float">
            <text:p>14903</text:p>
          </table:table-cell>
          <table:table-cell office:value-type="float" office:value="20337" calcext:value-type="float">
            <text:p>20337</text:p>
          </table:table-cell>
          <table:table-cell office:value-type="float" office:value="20530" calcext:value-type="float">
            <text:p>20530</text:p>
          </table:table-cell>
          <table:table-cell office:value-type="float" office:value="40851" calcext:value-type="float">
            <text:p>40851</text:p>
          </table:table-cell>
          <table:table-cell office:value-type="float" office:value="38526" calcext:value-type="float">
            <text:p>38526</text:p>
          </table:table-cell>
          <table:table-cell office:value-type="float" office:value="42721" calcext:value-type="float">
            <text:p>42721</text:p>
          </table:table-cell>
          <table:table-cell office:value-type="float" office:value="28527" calcext:value-type="float">
            <text:p>28527</text:p>
          </table:table-cell>
          <table:table-cell office:value-type="float" office:value="24737" calcext:value-type="float">
            <text:p>24737</text:p>
          </table:table-cell>
          <table:table-cell office:value-type="float" office:value="37263" calcext:value-type="float">
            <text:p>37263</text:p>
          </table:table-cell>
          <table:table-cell office:value-type="float" office:value="34602" calcext:value-type="float">
            <text:p>34602</text:p>
          </table:table-cell>
          <table:table-cell office:value-type="float" office:value="33000" calcext:value-type="float">
            <text:p>33000</text:p>
          </table:table-cell>
          <table:table-cell office:value-type="float" office:value="31854" calcext:value-type="float">
            <text:p>31854</text:p>
          </table:table-cell>
          <table:table-cell office:value-type="float" office:value="35237" calcext:value-type="float">
            <text:p>35237</text:p>
          </table:table-cell>
          <table:table-cell office:value-type="float" office:value="31379" calcext:value-type="float">
            <text:p>31379</text:p>
          </table:table-cell>
          <table:table-cell office:value-type="float" office:value="21583" calcext:value-type="float">
            <text:p>21583</text:p>
          </table:table-cell>
          <table:table-cell office:value-type="float" office:value="35380" calcext:value-type="float">
            <text:p>35380</text:p>
          </table:table-cell>
          <table:table-cell office:value-type="float" office:value="34368" calcext:value-type="float">
            <text:p>34368</text:p>
          </table:table-cell>
          <table:table-cell office:value-type="float" office:value="58806" calcext:value-type="float">
            <text:p>58806</text:p>
          </table:table-cell>
          <table:table-cell office:value-type="float" office:value="65849" calcext:value-type="float">
            <text:p>65849</text:p>
          </table:table-cell>
          <table:table-cell office:value-type="float" office:value="76700" calcext:value-type="float">
            <text:p>76700</text:p>
          </table:table-cell>
          <table:table-cell office:value-type="float" office:value="42924" calcext:value-type="float">
            <text:p>42924</text:p>
          </table:table-cell>
          <table:table-cell office:value-type="float" office:value="48588" calcext:value-type="float">
            <text:p>48588</text:p>
          </table:table-cell>
          <table:table-cell office:value-type="float" office:value="56515" calcext:value-type="float">
            <text:p>56515</text:p>
          </table:table-cell>
          <table:table-cell office:value-type="float" office:value="59738" calcext:value-type="float">
            <text:p>59738</text:p>
          </table:table-cell>
          <table:table-cell office:value-type="float" office:value="35048" calcext:value-type="float">
            <text:p>35048</text:p>
          </table:table-cell>
          <table:table-cell office:value-type="float" office:value="35673" calcext:value-type="float">
            <text:p>35673</text:p>
          </table:table-cell>
          <table:table-cell office:value-type="float" office:value="57976" calcext:value-type="float">
            <text:p>57976</text:p>
          </table:table-cell>
          <table:table-cell office:value-type="float" office:value="35491" calcext:value-type="float">
            <text:p>35491</text:p>
          </table:table-cell>
          <table:table-cell office:value-type="float" office:value="39285" calcext:value-type="float">
            <text:p>39285</text:p>
          </table:table-cell>
          <table:table-cell office:value-type="float" office:value="36483" calcext:value-type="float">
            <text:p>36483</text:p>
          </table:table-cell>
          <table:table-cell office:value-type="float" office:value="47079" calcext:value-type="float">
            <text:p>47079</text:p>
          </table:table-cell>
          <table:table-cell office:value-type="float" office:value="9538" calcext:value-type="float">
            <text:p>9538</text:p>
          </table:table-cell>
          <table:table-cell office:value-type="float" office:value="34914" calcext:value-type="float">
            <text:p>34914</text:p>
          </table:table-cell>
          <table:table-cell office:value-type="float" office:value="42938" calcext:value-type="float">
            <text:p>42938</text:p>
          </table:table-cell>
          <table:table-cell office:value-type="float" office:value="13921" calcext:value-type="float">
            <text:p>13921</text:p>
          </table:table-cell>
          <table:table-cell office:value-type="float" office:value="19542" calcext:value-type="float">
            <text:p>19542</text:p>
          </table:table-cell>
          <table:table-cell office:value-type="float" office:value="25466" calcext:value-type="float">
            <text:p>25466</text:p>
          </table:table-cell>
          <table:table-cell office:value-type="float" office:value="32424" calcext:value-type="float">
            <text:p>32424</text:p>
          </table:table-cell>
          <table:table-cell office:value-type="float" office:value="17004" calcext:value-type="float">
            <text:p>17004</text:p>
          </table:table-cell>
          <table:table-cell office:value-type="float" office:value="15881" calcext:value-type="float">
            <text:p>15881</text:p>
          </table:table-cell>
          <table:table-cell office:value-type="float" office:value="25451" calcext:value-type="float">
            <text:p>25451</text:p>
          </table:table-cell>
          <table:table-cell office:value-type="float" office:value="15948" calcext:value-type="float">
            <text:p>15948</text:p>
          </table:table-cell>
          <table:table-cell office:value-type="float" office:value="11942" calcext:value-type="float">
            <text:p>11942</text:p>
          </table:table-cell>
          <table:table-cell office:value-type="float" office:value="18777" calcext:value-type="float">
            <text:p>18777</text:p>
          </table:table-cell>
          <table:table-cell office:value-type="float" office:value="18977" calcext:value-type="float">
            <text:p>18977</text:p>
          </table:table-cell>
          <table:table-cell office:value-type="float" office:value="10203" calcext:value-type="float">
            <text:p>10203</text:p>
          </table:table-cell>
          <table:table-cell office:value-type="float" office:value="40369" calcext:value-type="float">
            <text:p>40369</text:p>
          </table:table-cell>
          <table:table-cell office:value-type="float" office:value="51939" calcext:value-type="float">
            <text:p>51939</text:p>
          </table:table-cell>
          <table:table-cell office:value-type="float" office:value="18372" calcext:value-type="float">
            <text:p>18372</text:p>
          </table:table-cell>
          <table:table-cell office:value-type="float" office:value="23756" calcext:value-type="float">
            <text:p>23756</text:p>
          </table:table-cell>
          <table:table-cell office:value-type="float" office:value="30181" calcext:value-type="float">
            <text:p>30181</text:p>
          </table:table-cell>
          <table:table-cell office:value-type="float" office:value="45709" calcext:value-type="float">
            <text:p>45709</text:p>
          </table:table-cell>
          <table:table-cell office:value-type="float" office:value="31016" calcext:value-type="float">
            <text:p>31016</text:p>
          </table:table-cell>
          <table:table-cell office:value-type="float" office:value="21625" calcext:value-type="float">
            <text:p>21625</text:p>
          </table:table-cell>
          <table:table-cell office:value-type="float" office:value="31786" calcext:value-type="float">
            <text:p>31786</text:p>
          </table:table-cell>
          <table:table-cell office:value-type="float" office:value="22323" calcext:value-type="float">
            <text:p>22323</text:p>
          </table:table-cell>
          <table:table-cell office:value-type="float" office:value="16399" calcext:value-type="float">
            <text:p>16399</text:p>
          </table:table-cell>
          <table:table-cell office:value-type="float" office:value="22560" calcext:value-type="float">
            <text:p>22560</text:p>
          </table:table-cell>
          <table:table-cell office:value-type="float" office:value="23034" calcext:value-type="float">
            <text:p>23034</text:p>
          </table:table-cell>
          <table:table-cell office:value-type="float" office:value="51922" calcext:value-type="float">
            <text:p>51922</text:p>
          </table:table-cell>
          <table:table-cell office:value-type="float" office:value="43305" calcext:value-type="float">
            <text:p>43305</text:p>
          </table:table-cell>
          <table:table-cell office:value-type="float" office:value="52219" calcext:value-type="float">
            <text:p>52219</text:p>
          </table:table-cell>
          <table:table-cell office:value-type="float" office:value="20899" calcext:value-type="float">
            <text:p>20899</text:p>
          </table:table-cell>
          <table:table-cell office:value-type="float" office:value="24641" calcext:value-type="float">
            <text:p>24641</text:p>
          </table:table-cell>
          <table:table-cell office:value-type="float" office:value="39191" calcext:value-type="float">
            <text:p>39191</text:p>
          </table:table-cell>
          <table:table-cell office:value-type="float" office:value="39908" calcext:value-type="float">
            <text:p>39908</text:p>
          </table:table-cell>
          <table:table-cell office:value-type="float" office:value="27485" calcext:value-type="float">
            <text:p>27485</text:p>
          </table:table-cell>
          <table:table-cell office:value-type="float" office:value="26100" calcext:value-type="float">
            <text:p>26100</text:p>
          </table:table-cell>
          <table:table-cell office:value-type="float" office:value="31453" calcext:value-type="float">
            <text:p>31453</text:p>
          </table:table-cell>
          <table:table-cell office:value-type="float" office:value="23616" calcext:value-type="float">
            <text:p>23616</text:p>
          </table:table-cell>
          <table:table-cell office:value-type="float" office:value="18527" calcext:value-type="float">
            <text:p>18527</text:p>
          </table:table-cell>
          <table:table-cell office:value-type="float" office:value="24539" calcext:value-type="float">
            <text:p>24539</text:p>
          </table:table-cell>
          <table:table-cell office:value-type="float" office:value="26178" calcext:value-type="float">
            <text:p>26178</text:p>
          </table:table-cell>
          <table:table-cell office:value-type="float" office:value="54752" calcext:value-type="float">
            <text:p>54752</text:p>
          </table:table-cell>
          <table:table-cell office:value-type="float" office:value="51575" calcext:value-type="float">
            <text:p>51575</text:p>
          </table:table-cell>
          <table:table-cell office:value-type="float" office:value="61289" calcext:value-type="float">
            <text:p>61289</text:p>
          </table:table-cell>
          <table:table-cell office:value-type="float" office:value="26904" calcext:value-type="float">
            <text:p>26904</text:p>
          </table:table-cell>
          <table:table-cell office:value-type="float" office:value="32165" calcext:value-type="float">
            <text:p>32165</text:p>
          </table:table-cell>
          <table:table-cell office:value-type="float" office:value="39721" calcext:value-type="float">
            <text:p>39721</text:p>
          </table:table-cell>
          <table:table-cell office:value-type="float" office:value="47260" calcext:value-type="float">
            <text:p>47260</text:p>
          </table:table-cell>
          <table:table-cell office:value-type="float" office:value="35004" calcext:value-type="float">
            <text:p>35004</text:p>
          </table:table-cell>
          <table:table-cell office:value-type="float" office:value="36214" calcext:value-type="float">
            <text:p>36214</text:p>
          </table:table-cell>
          <table:table-cell office:value-type="float" office:value="49260" calcext:value-type="float">
            <text:p>49260</text:p>
          </table:table-cell>
          <table:table-cell office:value-type="float" office:value="33570" calcext:value-type="float">
            <text:p>33570</text:p>
          </table:table-cell>
          <table:table-cell office:value-type="float" office:value="25042" calcext:value-type="float">
            <text:p>25042</text:p>
          </table:table-cell>
          <table:table-cell office:value-type="float" office:value="34042" calcext:value-type="float">
            <text:p>34042</text:p>
          </table:table-cell>
          <table:table-cell office:value-type="float" office:value="33333" calcext:value-type="float">
            <text:p>3333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0587" calcext:value-type="float">
            <text:p>50587</text:p>
          </table:table-cell>
          <table:table-cell office:value-type="float" office:value="46942" calcext:value-type="float">
            <text:p>46942</text:p>
          </table:table-cell>
          <table:table-cell office:value-type="float" office:value="53779" calcext:value-type="float">
            <text:p>53779</text:p>
          </table:table-cell>
          <table:table-cell office:value-type="float" office:value="32611" calcext:value-type="float">
            <text:p>32611</text:p>
          </table:table-cell>
          <table:table-cell office:value-type="float" office:value="29404" calcext:value-type="float">
            <text:p>29404</text:p>
          </table:table-cell>
          <table:table-cell office:value-type="float" office:value="39094" calcext:value-type="float">
            <text:p>39094</text:p>
          </table:table-cell>
          <table:table-cell office:value-type="float" office:value="42929" calcext:value-type="float">
            <text:p>42929</text:p>
          </table:table-cell>
          <table:table-cell office:value-type="float" office:value="36949" calcext:value-type="float">
            <text:p>36949</text:p>
          </table:table-cell>
          <table:table-cell office:value-type="float" office:value="36956" calcext:value-type="float">
            <text:p>36956</text:p>
          </table:table-cell>
          <table:table-cell office:value-type="float" office:value="41476" calcext:value-type="float">
            <text:p>41476</text:p>
          </table:table-cell>
          <table:table-cell office:value-type="float" office:value="36706" calcext:value-type="float">
            <text:p>36706</text:p>
          </table:table-cell>
          <table:table-cell office:value-type="float" office:value="26339" calcext:value-type="float">
            <text:p>26339</text:p>
          </table:table-cell>
          <table:table-cell office:value-type="float" office:value="38348" calcext:value-type="float">
            <text:p>38348</text:p>
          </table:table-cell>
          <table:table-cell office:value-type="float" office:value="37115" calcext:value-type="float">
            <text:p>37115</text:p>
          </table:table-cell>
          <table:table-cell office:value-type="float" office:value="10540" calcext:value-type="float">
            <text:p>10540</text:p>
          </table:table-cell>
          <table:table-cell office:value-type="float" office:value="29997" calcext:value-type="float">
            <text:p>29997</text:p>
          </table:table-cell>
          <table:table-cell office:value-type="float" office:value="40736" calcext:value-type="float">
            <text:p>40736</text:p>
          </table:table-cell>
          <table:table-cell office:value-type="float" office:value="13139" calcext:value-type="float">
            <text:p>13139</text:p>
          </table:table-cell>
          <table:table-cell office:value-type="float" office:value="18421" calcext:value-type="float">
            <text:p>18421</text:p>
          </table:table-cell>
          <table:table-cell office:value-type="float" office:value="22581" calcext:value-type="float">
            <text:p>22581</text:p>
          </table:table-cell>
          <table:table-cell office:value-type="float" office:value="38691" calcext:value-type="float">
            <text:p>38691</text:p>
          </table:table-cell>
          <table:table-cell office:value-type="float" office:value="22487" calcext:value-type="float">
            <text:p>22487</text:p>
          </table:table-cell>
          <table:table-cell office:value-type="float" office:value="22853" calcext:value-type="float">
            <text:p>22853</text:p>
          </table:table-cell>
          <table:table-cell office:value-type="float" office:value="45336" calcext:value-type="float">
            <text:p>45336</text:p>
          </table:table-cell>
          <table:table-cell office:value-type="float" office:value="27027" calcext:value-type="float">
            <text:p>27027</text:p>
          </table:table-cell>
          <table:table-cell office:value-type="float" office:value="13666" calcext:value-type="float">
            <text:p>13666</text:p>
          </table:table-cell>
          <table:table-cell office:value-type="float" office:value="23977" calcext:value-type="float">
            <text:p>23977</text:p>
          </table:table-cell>
          <table:table-cell office:value-type="float" office:value="22194" calcext:value-type="float">
            <text:p>22194</text:p>
          </table:table-cell>
          <table:table-cell office:value-type="float" office:value="10879" calcext:value-type="float">
            <text:p>10879</text:p>
          </table:table-cell>
          <table:table-cell office:value-type="float" office:value="33572" calcext:value-type="float">
            <text:p>33572</text:p>
          </table:table-cell>
          <table:table-cell office:value-type="float" office:value="50458" calcext:value-type="float">
            <text:p>50458</text:p>
          </table:table-cell>
          <table:table-cell office:value-type="float" office:value="14273" calcext:value-type="float">
            <text:p>14273</text:p>
          </table:table-cell>
          <table:table-cell office:value-type="float" office:value="18871" calcext:value-type="float">
            <text:p>18871</text:p>
          </table:table-cell>
          <table:table-cell office:value-type="float" office:value="25729" calcext:value-type="float">
            <text:p>25729</text:p>
          </table:table-cell>
          <table:table-cell office:value-type="float" office:value="32015" calcext:value-type="float">
            <text:p>32015</text:p>
          </table:table-cell>
          <table:table-cell office:value-type="float" office:value="27381" calcext:value-type="float">
            <text:p>27381</text:p>
          </table:table-cell>
          <table:table-cell office:value-type="float" office:value="23450" calcext:value-type="float">
            <text:p>23450</text:p>
          </table:table-cell>
          <table:table-cell office:value-type="float" office:value="29932" calcext:value-type="float">
            <text:p>29932</text:p>
          </table:table-cell>
          <table:table-cell office:value-type="float" office:value="25681" calcext:value-type="float">
            <text:p>25681</text:p>
          </table:table-cell>
          <table:table-cell office:value-type="float" office:value="13836" calcext:value-type="float">
            <text:p>13836</text:p>
          </table:table-cell>
          <table:table-cell office:value-type="float" office:value="28934" calcext:value-type="float">
            <text:p>28934</text:p>
          </table:table-cell>
          <table:table-cell office:value-type="float" office:value="26312" calcext:value-type="float">
            <text:p>26312</text:p>
          </table:table-cell>
          <table:table-cell office:value-type="float" office:value="38754" calcext:value-type="float">
            <text:p>38754</text:p>
          </table:table-cell>
          <table:table-cell office:value-type="float" office:value="38380" calcext:value-type="float">
            <text:p>38380</text:p>
          </table:table-cell>
          <table:table-cell office:value-type="float" office:value="45628" calcext:value-type="float">
            <text:p>45628</text:p>
          </table:table-cell>
          <table:table-cell office:value-type="float" office:value="18830" calcext:value-type="float">
            <text:p>18830</text:p>
          </table:table-cell>
          <table:table-cell office:value-type="float" office:value="20588" calcext:value-type="float">
            <text:p>20588</text:p>
          </table:table-cell>
          <table:table-cell office:value-type="float" office:value="29898" calcext:value-type="float">
            <text:p>29898</text:p>
          </table:table-cell>
          <table:table-cell office:value-type="float" office:value="34741" calcext:value-type="float">
            <text:p>34741</text:p>
          </table:table-cell>
          <table:table-cell office:value-type="float" office:value="27944" calcext:value-type="float">
            <text:p>27944</text:p>
          </table:table-cell>
          <table:table-cell office:value-type="float" office:value="27079" calcext:value-type="float">
            <text:p>27079</text:p>
          </table:table-cell>
          <table:table-cell office:value-type="float" office:value="39243" calcext:value-type="float">
            <text:p>39243</text:p>
          </table:table-cell>
          <table:table-cell office:value-type="float" office:value="27521" calcext:value-type="float">
            <text:p>27521</text:p>
          </table:table-cell>
          <table:table-cell office:value-type="float" office:value="17590" calcext:value-type="float">
            <text:p>17590</text:p>
          </table:table-cell>
          <table:table-cell office:value-type="float" office:value="28981" calcext:value-type="float">
            <text:p>28981</text:p>
          </table:table-cell>
          <table:table-cell office:value-type="float" office:value="27422" calcext:value-type="float">
            <text:p>27422</text:p>
          </table:table-cell>
          <table:table-cell office:value-type="float" office:value="50802" calcext:value-type="float">
            <text:p>50802</text:p>
          </table:table-cell>
          <table:table-cell office:value-type="float" office:value="49215" calcext:value-type="float">
            <text:p>49215</text:p>
          </table:table-cell>
          <table:table-cell office:value-type="float" office:value="61055" calcext:value-type="float">
            <text:p>61055</text:p>
          </table:table-cell>
          <table:table-cell office:value-type="float" office:value="32632" calcext:value-type="float">
            <text:p>32632</text:p>
          </table:table-cell>
          <table:table-cell office:value-type="float" office:value="31489" calcext:value-type="float">
            <text:p>31489</text:p>
          </table:table-cell>
          <table:table-cell office:value-type="float" office:value="41718" calcext:value-type="float">
            <text:p>41718</text:p>
          </table:table-cell>
          <table:table-cell office:value-type="float" office:value="46087" calcext:value-type="float">
            <text:p>46087</text:p>
          </table:table-cell>
          <table:table-cell office:value-type="float" office:value="47179" calcext:value-type="float">
            <text:p>47179</text:p>
          </table:table-cell>
          <table:table-cell office:value-type="float" office:value="38797" calcext:value-type="float">
            <text:p>38797</text:p>
          </table:table-cell>
          <table:table-cell office:value-type="float" office:value="44927" calcext:value-type="float">
            <text:p>44927</text:p>
          </table:table-cell>
          <table:table-cell office:value-type="float" office:value="38714" calcext:value-type="float">
            <text:p>38714</text:p>
          </table:table-cell>
          <table:table-cell office:value-type="float" office:value="29206" calcext:value-type="float">
            <text:p>29206</text:p>
          </table:table-cell>
          <table:table-cell office:value-type="float" office:value="41577" calcext:value-type="float">
            <text:p>41577</text:p>
          </table:table-cell>
          <table:table-cell office:value-type="float" office:value="38694" calcext:value-type="float">
            <text:p>38694</text:p>
          </table:table-cell>
          <table:table-cell office:value-type="float" office:value="57900" calcext:value-type="float">
            <text:p>57900</text:p>
          </table:table-cell>
          <table:table-cell office:value-type="float" office:value="68960" calcext:value-type="float">
            <text:p>68960</text:p>
          </table:table-cell>
          <table:table-cell office:value-type="float" office:value="75842" calcext:value-type="float">
            <text:p>75842</text:p>
          </table:table-cell>
          <table:table-cell office:value-type="float" office:value="47653" calcext:value-type="float">
            <text:p>47653</text:p>
          </table:table-cell>
          <table:table-cell office:value-type="float" office:value="50746" calcext:value-type="float">
            <text:p>50746</text:p>
          </table:table-cell>
          <table:table-cell office:value-type="float" office:value="62567" calcext:value-type="float">
            <text:p>62567</text:p>
          </table:table-cell>
          <table:table-cell office:value-type="float" office:value="66279" calcext:value-type="float">
            <text:p>66279</text:p>
          </table:table-cell>
          <table:table-cell office:value-type="float" office:value="45865" calcext:value-type="float">
            <text:p>45865</text:p>
          </table:table-cell>
          <table:table-cell office:value-type="float" office:value="47829" calcext:value-type="float">
            <text:p>47829</text:p>
          </table:table-cell>
          <table:table-cell office:value-type="float" office:value="63208" calcext:value-type="float">
            <text:p>63208</text:p>
          </table:table-cell>
          <table:table-cell office:value-type="float" office:value="46763" calcext:value-type="float">
            <text:p>46763</text:p>
          </table:table-cell>
          <table:table-cell office:value-type="float" office:value="58015" calcext:value-type="float">
            <text:p>58015</text:p>
          </table:table-cell>
          <table:table-cell office:value-type="float" office:value="48789" calcext:value-type="float">
            <text:p>48789</text:p>
          </table:table-cell>
          <table:table-cell office:value-type="float" office:value="57348" calcext:value-type="float">
            <text:p>57348</text:p>
          </table:table-cell>
          <table:table-cell office:value-type="float" office:value="14343" calcext:value-type="float">
            <text:p>14343</text:p>
          </table:table-cell>
          <table:table-cell office:value-type="float" office:value="30798" calcext:value-type="float">
            <text:p>30798</text:p>
          </table:table-cell>
          <table:table-cell office:value-type="float" office:value="40572" calcext:value-type="float">
            <text:p>40572</text:p>
          </table:table-cell>
          <table:table-cell office:value-type="float" office:value="13352" calcext:value-type="float">
            <text:p>13352</text:p>
          </table:table-cell>
          <table:table-cell office:value-type="float" office:value="17927" calcext:value-type="float">
            <text:p>17927</text:p>
          </table:table-cell>
          <table:table-cell office:value-type="float" office:value="29707" calcext:value-type="float">
            <text:p>29707</text:p>
          </table:table-cell>
          <table:table-cell office:value-type="float" office:value="31265" calcext:value-type="float">
            <text:p>31265</text:p>
          </table:table-cell>
          <table:table-cell office:value-type="float" office:value="22459" calcext:value-type="float">
            <text:p>22459</text:p>
          </table:table-cell>
          <table:table-cell office:value-type="float" office:value="22893" calcext:value-type="float">
            <text:p>22893</text:p>
          </table:table-cell>
          <table:table-cell office:value-type="float" office:value="26970" calcext:value-type="float">
            <text:p>26970</text:p>
          </table:table-cell>
          <table:table-cell office:value-type="float" office:value="22059" calcext:value-type="float">
            <text:p>22059</text:p>
          </table:table-cell>
          <table:table-cell office:value-type="float" office:value="13057" calcext:value-type="float">
            <text:p>13057</text:p>
          </table:table-cell>
          <table:table-cell office:value-type="float" office:value="23273" calcext:value-type="float">
            <text:p>23273</text:p>
          </table:table-cell>
          <table:table-cell office:value-type="float" office:value="21900" calcext:value-type="float">
            <text:p>21900</text:p>
          </table:table-cell>
          <table:table-cell office:value-type="float" office:value="11009" calcext:value-type="float">
            <text:p>11009</text:p>
          </table:table-cell>
          <table:table-cell office:value-type="float" office:value="35338" calcext:value-type="float">
            <text:p>35338</text:p>
          </table:table-cell>
          <table:table-cell office:value-type="float" office:value="47833" calcext:value-type="float">
            <text:p>47833</text:p>
          </table:table-cell>
          <table:table-cell office:value-type="float" office:value="14311" calcext:value-type="float">
            <text:p>14311</text:p>
          </table:table-cell>
          <table:table-cell office:value-type="float" office:value="19011" calcext:value-type="float">
            <text:p>19011</text:p>
          </table:table-cell>
          <table:table-cell office:value-type="float" office:value="26181" calcext:value-type="float">
            <text:p>26181</text:p>
          </table:table-cell>
          <table:table-cell office:value-type="float" office:value="33490" calcext:value-type="float">
            <text:p>33490</text:p>
          </table:table-cell>
          <table:table-cell office:value-type="float" office:value="25859" calcext:value-type="float">
            <text:p>25859</text:p>
          </table:table-cell>
          <table:table-cell office:value-type="float" office:value="25244" calcext:value-type="float">
            <text:p>25244</text:p>
          </table:table-cell>
          <table:table-cell office:value-type="float" office:value="30551" calcext:value-type="float">
            <text:p>30551</text:p>
          </table:table-cell>
          <table:table-cell office:value-type="float" office:value="24379" calcext:value-type="float">
            <text:p>24379</text:p>
          </table:table-cell>
          <table:table-cell office:value-type="float" office:value="14115" calcext:value-type="float">
            <text:p>14115</text:p>
          </table:table-cell>
          <table:table-cell office:value-type="float" office:value="25766" calcext:value-type="float">
            <text:p>25766</text:p>
          </table:table-cell>
          <table:table-cell office:value-type="float" office:value="30347" calcext:value-type="float">
            <text:p>30347</text:p>
          </table:table-cell>
          <table:table-cell office:value-type="float" office:value="42049" calcext:value-type="float">
            <text:p>42049</text:p>
          </table:table-cell>
          <table:table-cell office:value-type="float" office:value="39033" calcext:value-type="float">
            <text:p>39033</text:p>
          </table:table-cell>
          <table:table-cell office:value-type="float" office:value="44842" calcext:value-type="float">
            <text:p>44842</text:p>
          </table:table-cell>
          <table:table-cell office:value-type="float" office:value="18950" calcext:value-type="float">
            <text:p>18950</text:p>
          </table:table-cell>
          <table:table-cell office:value-type="float" office:value="21862" calcext:value-type="float">
            <text:p>21862</text:p>
          </table:table-cell>
          <table:table-cell office:value-type="float" office:value="37994" calcext:value-type="float">
            <text:p>37994</text:p>
          </table:table-cell>
          <table:table-cell office:value-type="float" office:value="37427" calcext:value-type="float">
            <text:p>37427</text:p>
          </table:table-cell>
          <table:table-cell office:value-type="float" office:value="34748" calcext:value-type="float">
            <text:p>34748</text:p>
          </table:table-cell>
          <table:table-cell office:value-type="float" office:value="33342" calcext:value-type="float">
            <text:p>33342</text:p>
          </table:table-cell>
          <table:table-cell office:value-type="float" office:value="33306" calcext:value-type="float">
            <text:p>33306</text:p>
          </table:table-cell>
          <table:table-cell office:value-type="float" office:value="27096" calcext:value-type="float">
            <text:p>27096</text:p>
          </table:table-cell>
          <table:table-cell office:value-type="float" office:value="17836" calcext:value-type="float">
            <text:p>17836</text:p>
          </table:table-cell>
          <table:table-cell office:value-type="float" office:value="30573" calcext:value-type="float">
            <text:p>30573</text:p>
          </table:table-cell>
          <table:table-cell office:value-type="float" office:value="27411" calcext:value-type="float">
            <text:p>27411</text:p>
          </table:table-cell>
          <table:table-cell office:value-type="float" office:value="52757" calcext:value-type="float">
            <text:p>52757</text:p>
          </table:table-cell>
          <table:table-cell office:value-type="float" office:value="51210" calcext:value-type="float">
            <text:p>51210</text:p>
          </table:table-cell>
          <table:table-cell office:value-type="float" office:value="63236" calcext:value-type="float">
            <text:p>63236</text:p>
          </table:table-cell>
          <table:table-cell office:value-type="float" office:value="29235" calcext:value-type="float">
            <text:p>29235</text:p>
          </table:table-cell>
          <table:table-cell office:value-type="float" office:value="33174" calcext:value-type="float">
            <text:p>33174</text:p>
          </table:table-cell>
          <table:table-cell office:value-type="float" office:value="41544" calcext:value-type="float">
            <text:p>41544</text:p>
          </table:table-cell>
          <table:table-cell office:value-type="float" office:value="47222" calcext:value-type="float">
            <text:p>47222</text:p>
          </table:table-cell>
          <table:table-cell office:value-type="float" office:value="40597" calcext:value-type="float">
            <text:p>40597</text:p>
          </table:table-cell>
          <table:table-cell office:value-type="float" office:value="39362" calcext:value-type="float">
            <text:p>39362</text:p>
          </table:table-cell>
          <table:table-cell office:value-type="float" office:value="52550" calcext:value-type="float">
            <text:p>52550</text:p>
          </table:table-cell>
          <table:table-cell office:value-type="float" office:value="39933" calcext:value-type="float">
            <text:p>39933</text:p>
          </table:table-cell>
          <table:table-cell office:value-type="float" office:value="30654" calcext:value-type="float">
            <text:p>30654</text:p>
          </table:table-cell>
          <table:table-cell office:value-type="float" office:value="43347" calcext:value-type="float">
            <text:p>43347</text:p>
          </table:table-cell>
          <table:table-cell office:value-type="float" office:value="40639" calcext:value-type="float">
            <text:p>40639</text:p>
          </table:table-cell>
          <table:table-cell office:value-type="float" office:value="128758" calcext:value-type="float">
            <text:p>128758</text:p>
          </table:table-cell>
          <table:table-cell office:value-type="float" office:value="144928" calcext:value-type="float">
            <text:p>144928</text:p>
          </table:table-cell>
          <table:table-cell office:value-type="float" office:value="196938" calcext:value-type="float">
            <text:p>196938</text:p>
          </table:table-cell>
          <table:table-cell office:value-type="float" office:value="111345" calcext:value-type="float">
            <text:p>111345</text:p>
          </table:table-cell>
          <table:table-cell office:value-type="float" office:value="117278" calcext:value-type="float">
            <text:p>117278</text:p>
          </table:table-cell>
          <table:table-cell office:value-type="float" office:value="137854" calcext:value-type="float">
            <text:p>137854</text:p>
          </table:table-cell>
          <table:table-cell office:value-type="float" office:value="145027" calcext:value-type="float">
            <text:p>145027</text:p>
          </table:table-cell>
          <table:table-cell office:value-type="float" office:value="112967" calcext:value-type="float">
            <text:p>112967</text:p>
          </table:table-cell>
          <table:table-cell office:value-type="float" office:value="103122" calcext:value-type="float">
            <text:p>103122</text:p>
          </table:table-cell>
          <table:table-cell office:value-type="float" office:value="130096" calcext:value-type="float">
            <text:p>130096</text:p>
          </table:table-cell>
          <table:table-cell office:value-type="float" office:value="107864" calcext:value-type="float">
            <text:p>107864</text:p>
          </table:table-cell>
          <table:table-cell office:value-type="float" office:value="106859" calcext:value-type="float">
            <text:p>106859</text:p>
          </table:table-cell>
          <table:table-cell office:value-type="float" office:value="129355" calcext:value-type="float">
            <text:p>129355</text:p>
          </table:table-cell>
          <table:table-cell office:value-type="float" office:value="134862" calcext:value-type="float">
            <text:p>134862</text:p>
          </table:table-cell>
          <table:table-cell office:value-type="float" office:value="12738" calcext:value-type="float">
            <text:p>12738</text:p>
          </table:table-cell>
          <table:table-cell office:value-type="float" office:value="43685" calcext:value-type="float">
            <text:p>43685</text:p>
          </table:table-cell>
          <table:table-cell office:value-type="float" office:value="53188" calcext:value-type="float">
            <text:p>53188</text:p>
          </table:table-cell>
          <table:table-cell office:value-type="float" office:value="16120" calcext:value-type="float">
            <text:p>16120</text:p>
          </table:table-cell>
          <table:table-cell office:value-type="float" office:value="22448" calcext:value-type="float">
            <text:p>22448</text:p>
          </table:table-cell>
          <table:table-cell office:value-type="float" office:value="31521" calcext:value-type="float">
            <text:p>31521</text:p>
          </table:table-cell>
          <table:table-cell office:value-type="float" office:value="38934" calcext:value-type="float">
            <text:p>38934</text:p>
          </table:table-cell>
          <table:table-cell office:value-type="float" office:value="23132" calcext:value-type="float">
            <text:p>23132</text:p>
          </table:table-cell>
          <table:table-cell office:value-type="float" office:value="21911" calcext:value-type="float">
            <text:p>21911</text:p>
          </table:table-cell>
          <table:table-cell office:value-type="float" office:value="34012" calcext:value-type="float">
            <text:p>34012</text:p>
          </table:table-cell>
          <table:table-cell office:value-type="float" office:value="21948" calcext:value-type="float">
            <text:p>21948</text:p>
          </table:table-cell>
          <table:table-cell office:value-type="float" office:value="19033" calcext:value-type="float">
            <text:p>19033</text:p>
          </table:table-cell>
          <table:table-cell office:value-type="float" office:value="24307" calcext:value-type="float">
            <text:p>24307</text:p>
          </table:table-cell>
          <table:table-cell office:value-type="float" office:value="24741" calcext:value-type="float">
            <text:p>24741</text:p>
          </table:table-cell>
          <table:table-cell office:value-type="float" office:value="12704" calcext:value-type="float">
            <text:p>12704</text:p>
          </table:table-cell>
          <table:table-cell office:value-type="float" office:value="51771" calcext:value-type="float">
            <text:p>51771</text:p>
          </table:table-cell>
          <table:table-cell office:value-type="float" office:value="66021" calcext:value-type="float">
            <text:p>66021</text:p>
          </table:table-cell>
          <table:table-cell office:value-type="float" office:value="25020" calcext:value-type="float">
            <text:p>25020</text:p>
          </table:table-cell>
          <table:table-cell office:value-type="float" office:value="33800" calcext:value-type="float">
            <text:p>33800</text:p>
          </table:table-cell>
          <table:table-cell office:value-type="float" office:value="38013" calcext:value-type="float">
            <text:p>38013</text:p>
          </table:table-cell>
          <table:table-cell office:value-type="float" office:value="46668" calcext:value-type="float">
            <text:p>46668</text:p>
          </table:table-cell>
          <table:table-cell office:value-type="float" office:value="38985" calcext:value-type="float">
            <text:p>38985</text:p>
          </table:table-cell>
          <table:table-cell office:value-type="float" office:value="36859" calcext:value-type="float">
            <text:p>36859</text:p>
          </table:table-cell>
          <table:table-cell office:value-type="float" office:value="45858" calcext:value-type="float">
            <text:p>45858</text:p>
          </table:table-cell>
          <table:table-cell office:value-type="float" office:value="30601" calcext:value-type="float">
            <text:p>30601</text:p>
          </table:table-cell>
          <table:table-cell office:value-type="float" office:value="20169" calcext:value-type="float">
            <text:p>20169</text:p>
          </table:table-cell>
          <table:table-cell office:value-type="float" office:value="32122" calcext:value-type="float">
            <text:p>32122</text:p>
          </table:table-cell>
          <table:table-cell office:value-type="float" office:value="37235" calcext:value-type="float">
            <text:p>37235</text:p>
          </table:table-cell>
          <table:table-cell office:value-type="float" office:value="58766" calcext:value-type="float">
            <text:p>58766</text:p>
          </table:table-cell>
          <table:table-cell office:value-type="float" office:value="56986" calcext:value-type="float">
            <text:p>56986</text:p>
          </table:table-cell>
          <table:table-cell office:value-type="float" office:value="65511" calcext:value-type="float">
            <text:p>65511</text:p>
          </table:table-cell>
          <table:table-cell office:value-type="float" office:value="26438" calcext:value-type="float">
            <text:p>26438</text:p>
          </table:table-cell>
          <table:table-cell office:value-type="float" office:value="33647" calcext:value-type="float">
            <text:p>33647</text:p>
          </table:table-cell>
          <table:table-cell office:value-type="float" office:value="43165" calcext:value-type="float">
            <text:p>43165</text:p>
          </table:table-cell>
          <table:table-cell office:value-type="float" office:value="48866" calcext:value-type="float">
            <text:p>48866</text:p>
          </table:table-cell>
          <table:table-cell office:value-type="float" office:value="35235" calcext:value-type="float">
            <text:p>35235</text:p>
          </table:table-cell>
          <table:table-cell office:value-type="float" office:value="38391" calcext:value-type="float">
            <text:p>38391</text:p>
          </table:table-cell>
          <table:table-cell office:value-type="float" office:value="41420" calcext:value-type="float">
            <text:p>41420</text:p>
          </table:table-cell>
          <table:table-cell office:value-type="float" office:value="34934" calcext:value-type="float">
            <text:p>34934</text:p>
          </table:table-cell>
          <table:table-cell office:value-type="float" office:value="22503" calcext:value-type="float">
            <text:p>22503</text:p>
          </table:table-cell>
          <table:table-cell office:value-type="float" office:value="49314" calcext:value-type="float">
            <text:p>49314</text:p>
          </table:table-cell>
          <table:table-cell office:value-type="float" office:value="36318" calcext:value-type="float">
            <text:p>36318</text:p>
          </table:table-cell>
          <table:table-cell office:value-type="float" office:value="69037" calcext:value-type="float">
            <text:p>69037</text:p>
          </table:table-cell>
          <table:table-cell office:value-type="float" office:value="66927" calcext:value-type="float">
            <text:p>66927</text:p>
          </table:table-cell>
          <table:table-cell office:value-type="float" office:value="88137" calcext:value-type="float">
            <text:p>88137</text:p>
          </table:table-cell>
          <table:table-cell office:value-type="float" office:value="34355" calcext:value-type="float">
            <text:p>34355</text:p>
          </table:table-cell>
          <table:table-cell office:value-type="float" office:value="38419" calcext:value-type="float">
            <text:p>38419</text:p>
          </table:table-cell>
          <table:table-cell office:value-type="float" office:value="51880" calcext:value-type="float">
            <text:p>51880</text:p>
          </table:table-cell>
          <table:table-cell office:value-type="float" office:value="64508" calcext:value-type="float">
            <text:p>64508</text:p>
          </table:table-cell>
          <table:table-cell office:value-type="float" office:value="46349" calcext:value-type="float">
            <text:p>46349</text:p>
          </table:table-cell>
          <table:table-cell office:value-type="float" office:value="50382" calcext:value-type="float">
            <text:p>50382</text:p>
          </table:table-cell>
          <table:table-cell office:value-type="float" office:value="57732" calcext:value-type="float">
            <text:p>57732</text:p>
          </table:table-cell>
          <table:table-cell office:value-type="float" office:value="57658" calcext:value-type="float">
            <text:p>57658</text:p>
          </table:table-cell>
          <table:table-cell office:value-type="float" office:value="47005" calcext:value-type="float">
            <text:p>47005</text:p>
          </table:table-cell>
          <table:table-cell office:value-type="float" office:value="47472" calcext:value-type="float">
            <text:p>47472</text:p>
          </table:table-cell>
          <table:table-cell office:value-type="float" office:value="46326" calcext:value-type="float">
            <text:p>46326</text:p>
          </table:table-cell>
          <table:table-cell office:value-type="float" office:value="61913" calcext:value-type="float">
            <text:p>61913</text:p>
          </table:table-cell>
          <table:table-cell office:value-type="float" office:value="70751" calcext:value-type="float">
            <text:p>70751</text:p>
          </table:table-cell>
          <table:table-cell office:value-type="float" office:value="92337" calcext:value-type="float">
            <text:p>92337</text:p>
          </table:table-cell>
          <table:table-cell office:value-type="float" office:value="49454" calcext:value-type="float">
            <text:p>49454</text:p>
          </table:table-cell>
          <table:table-cell office:value-type="float" office:value="51916" calcext:value-type="float">
            <text:p>51916</text:p>
          </table:table-cell>
          <table:table-cell office:value-type="float" office:value="62778" calcext:value-type="float">
            <text:p>62778</text:p>
          </table:table-cell>
          <table:table-cell office:value-type="float" office:value="66860" calcext:value-type="float">
            <text:p>66860</text:p>
          </table:table-cell>
          <table:table-cell office:value-type="float" office:value="46349" calcext:value-type="float">
            <text:p>46349</text:p>
          </table:table-cell>
          <table:table-cell office:value-type="float" office:value="48177" calcext:value-type="float">
            <text:p>48177</text:p>
          </table:table-cell>
          <table:table-cell office:value-type="float" office:value="67840" calcext:value-type="float">
            <text:p>67840</text:p>
          </table:table-cell>
          <table:table-cell office:value-type="float" office:value="53172" calcext:value-type="float">
            <text:p>53172</text:p>
          </table:table-cell>
          <table:table-cell office:value-type="float" office:value="60831" calcext:value-type="float">
            <text:p>60831</text:p>
          </table:table-cell>
          <table:table-cell office:value-type="float" office:value="53942" calcext:value-type="float">
            <text:p>53942</text:p>
          </table:table-cell>
          <table:table-cell office:value-type="float" office:value="58834" calcext:value-type="float">
            <text:p>58834</text:p>
          </table:table-cell>
          <table:table-cell office:value-type="float" office:value="11141" calcext:value-type="float">
            <text:p>11141</text:p>
          </table:table-cell>
          <table:table-cell office:value-type="float" office:value="32392" calcext:value-type="float">
            <text:p>32392</text:p>
          </table:table-cell>
          <table:table-cell office:value-type="float" office:value="42081" calcext:value-type="float">
            <text:p>42081</text:p>
          </table:table-cell>
          <table:table-cell office:value-type="float" office:value="13420" calcext:value-type="float">
            <text:p>13420</text:p>
          </table:table-cell>
          <table:table-cell office:value-type="float" office:value="17835" calcext:value-type="float">
            <text:p>17835</text:p>
          </table:table-cell>
          <table:table-cell office:value-type="float" office:value="23351" calcext:value-type="float">
            <text:p>23351</text:p>
          </table:table-cell>
          <table:table-cell office:value-type="float" office:value="32558" calcext:value-type="float">
            <text:p>32558</text:p>
          </table:table-cell>
          <table:table-cell office:value-type="float" office:value="22257" calcext:value-type="float">
            <text:p>22257</text:p>
          </table:table-cell>
          <table:table-cell office:value-type="float" office:value="21303" calcext:value-type="float">
            <text:p>21303</text:p>
          </table:table-cell>
          <table:table-cell office:value-type="float" office:value="26899" calcext:value-type="float">
            <text:p>26899</text:p>
          </table:table-cell>
          <table:table-cell office:value-type="float" office:value="21579" calcext:value-type="float">
            <text:p>21579</text:p>
          </table:table-cell>
          <table:table-cell office:value-type="float" office:value="12889" calcext:value-type="float">
            <text:p>12889</text:p>
          </table:table-cell>
          <table:table-cell office:value-type="float" office:value="25704" calcext:value-type="float">
            <text:p>25704</text:p>
          </table:table-cell>
          <table:table-cell office:value-type="float" office:value="22261" calcext:value-type="float">
            <text:p>22261</text:p>
          </table:table-cell>
          <table:table-cell office:value-type="float" office:value="11605" calcext:value-type="float">
            <text:p>11605</text:p>
          </table:table-cell>
          <table:table-cell office:value-type="float" office:value="35200" calcext:value-type="float">
            <text:p>35200</text:p>
          </table:table-cell>
          <table:table-cell office:value-type="float" office:value="43818" calcext:value-type="float">
            <text:p>43818</text:p>
          </table:table-cell>
          <table:table-cell office:value-type="float" office:value="14631" calcext:value-type="float">
            <text:p>14631</text:p>
          </table:table-cell>
          <table:table-cell office:value-type="float" office:value="19398" calcext:value-type="float">
            <text:p>19398</text:p>
          </table:table-cell>
          <table:table-cell office:value-type="float" office:value="32719" calcext:value-type="float">
            <text:p>32719</text:p>
          </table:table-cell>
          <table:table-cell office:value-type="float" office:value="35010" calcext:value-type="float">
            <text:p>35010</text:p>
          </table:table-cell>
          <table:table-cell office:value-type="float" office:value="25552" calcext:value-type="float">
            <text:p>25552</text:p>
          </table:table-cell>
          <table:table-cell office:value-type="float" office:value="24045" calcext:value-type="float">
            <text:p>24045</text:p>
          </table:table-cell>
          <table:table-cell office:value-type="float" office:value="29907" calcext:value-type="float">
            <text:p>29907</text:p>
          </table:table-cell>
          <table:table-cell office:value-type="float" office:value="24231" calcext:value-type="float">
            <text:p>24231</text:p>
          </table:table-cell>
          <table:table-cell office:value-type="float" office:value="14528" calcext:value-type="float">
            <text:p>14528</text:p>
          </table:table-cell>
          <table:table-cell office:value-type="float" office:value="25628" calcext:value-type="float">
            <text:p>25628</text:p>
          </table:table-cell>
          <table:table-cell office:value-type="float" office:value="24506" calcext:value-type="float">
            <text:p>24506</text:p>
          </table:table-cell>
          <table:table-cell office:value-type="float" office:value="40549" calcext:value-type="float">
            <text:p>40549</text:p>
          </table:table-cell>
          <table:table-cell office:value-type="float" office:value="45121" calcext:value-type="float">
            <text:p>45121</text:p>
          </table:table-cell>
          <table:table-cell office:value-type="float" office:value="56629" calcext:value-type="float">
            <text:p>56629</text:p>
          </table:table-cell>
          <table:table-cell office:value-type="float" office:value="26381" calcext:value-type="float">
            <text:p>26381</text:p>
          </table:table-cell>
          <table:table-cell office:value-type="float" office:value="21148" calcext:value-type="float">
            <text:p>21148</text:p>
          </table:table-cell>
          <table:table-cell office:value-type="float" office:value="32811" calcext:value-type="float">
            <text:p>32811</text:p>
          </table:table-cell>
          <table:table-cell office:value-type="float" office:value="35163" calcext:value-type="float">
            <text:p>35163</text:p>
          </table:table-cell>
          <table:table-cell office:value-type="float" office:value="27906" calcext:value-type="float">
            <text:p>27906</text:p>
          </table:table-cell>
          <table:table-cell office:value-type="float" office:value="30072" calcext:value-type="float">
            <text:p>30072</text:p>
          </table:table-cell>
          <table:table-cell office:value-type="float" office:value="34534" calcext:value-type="float">
            <text:p>34534</text:p>
          </table:table-cell>
          <table:table-cell office:value-type="float" office:value="32122" calcext:value-type="float">
            <text:p>32122</text:p>
          </table:table-cell>
          <table:table-cell office:value-type="float" office:value="18932" calcext:value-type="float">
            <text:p>18932</text:p>
          </table:table-cell>
          <table:table-cell office:value-type="float" office:value="29579" calcext:value-type="float">
            <text:p>29579</text:p>
          </table:table-cell>
          <table:table-cell office:value-type="float" office:value="27169" calcext:value-type="float">
            <text:p>27169</text:p>
          </table:table-cell>
          <table:table-cell office:value-type="float" office:value="60069" calcext:value-type="float">
            <text:p>60069</text:p>
          </table:table-cell>
          <table:table-cell office:value-type="float" office:value="50543" calcext:value-type="float">
            <text:p>50543</text:p>
          </table:table-cell>
          <table:table-cell office:value-type="float" office:value="57264" calcext:value-type="float">
            <text:p>57264</text:p>
          </table:table-cell>
          <table:table-cell office:value-type="float" office:value="29647" calcext:value-type="float">
            <text:p>29647</text:p>
          </table:table-cell>
          <table:table-cell office:value-type="float" office:value="31436" calcext:value-type="float">
            <text:p>31436</text:p>
          </table:table-cell>
          <table:table-cell office:value-type="float" office:value="51182" calcext:value-type="float">
            <text:p>51182</text:p>
          </table:table-cell>
          <table:table-cell office:value-type="float" office:value="47725" calcext:value-type="float">
            <text:p>47725</text:p>
          </table:table-cell>
          <table:table-cell office:value-type="float" office:value="40271" calcext:value-type="float">
            <text:p>40271</text:p>
          </table:table-cell>
          <table:table-cell office:value-type="float" office:value="47101" calcext:value-type="float">
            <text:p>47101</text:p>
          </table:table-cell>
          <table:table-cell office:value-type="float" office:value="50196" calcext:value-type="float">
            <text:p>50196</text:p>
          </table:table-cell>
          <table:table-cell office:value-type="float" office:value="39252" calcext:value-type="float">
            <text:p>39252</text:p>
          </table:table-cell>
          <table:table-cell office:value-type="float" office:value="28390" calcext:value-type="float">
            <text:p>28390</text:p>
          </table:table-cell>
          <table:table-cell office:value-type="float" office:value="40821" calcext:value-type="float">
            <text:p>40821</text:p>
          </table:table-cell>
          <table:table-cell office:value-type="float" office:value="40817" calcext:value-type="float">
            <text:p>40817</text:p>
          </table:table-cell>
          <table:table-cell office:value-type="float" office:value="74020" calcext:value-type="float">
            <text:p>74020</text:p>
          </table:table-cell>
          <table:table-cell office:value-type="float" office:value="109206" calcext:value-type="float">
            <text:p>109206</text:p>
          </table:table-cell>
          <table:table-cell office:value-type="float" office:value="103002" calcext:value-type="float">
            <text:p>103002</text:p>
          </table:table-cell>
          <table:table-cell office:value-type="float" office:value="57761" calcext:value-type="float">
            <text:p>57761</text:p>
          </table:table-cell>
          <table:table-cell office:value-type="float" office:value="63343" calcext:value-type="float">
            <text:p>63343</text:p>
          </table:table-cell>
          <table:table-cell office:value-type="float" office:value="73822" calcext:value-type="float">
            <text:p>73822</text:p>
          </table:table-cell>
          <table:table-cell office:value-type="float" office:value="81444" calcext:value-type="float">
            <text:p>81444</text:p>
          </table:table-cell>
          <table:table-cell office:value-type="float" office:value="50268" calcext:value-type="float">
            <text:p>50268</text:p>
          </table:table-cell>
          <table:table-cell office:value-type="float" office:value="52584" calcext:value-type="float">
            <text:p>52584</text:p>
          </table:table-cell>
          <table:table-cell office:value-type="float" office:value="79463" calcext:value-type="float">
            <text:p>79463</text:p>
          </table:table-cell>
          <table:table-cell office:value-type="float" office:value="61061" calcext:value-type="float">
            <text:p>61061</text:p>
          </table:table-cell>
          <table:table-cell office:value-type="float" office:value="54784" calcext:value-type="float">
            <text:p>54784</text:p>
          </table:table-cell>
          <table:table-cell office:value-type="float" office:value="52134" calcext:value-type="float">
            <text:p>52134</text:p>
          </table:table-cell>
          <table:table-cell office:value-type="float" office:value="67319" calcext:value-type="float">
            <text:p>67319</text:p>
          </table:table-cell>
          <table:table-cell office:value-type="float" office:value="12172" calcext:value-type="float">
            <text:p>12172</text:p>
          </table:table-cell>
          <table:table-cell office:value-type="float" office:value="62234" calcext:value-type="float">
            <text:p>62234</text:p>
          </table:table-cell>
          <table:table-cell office:value-type="float" office:value="53611" calcext:value-type="float">
            <text:p>53611</text:p>
          </table:table-cell>
          <table:table-cell office:value-type="float" office:value="16207" calcext:value-type="float">
            <text:p>16207</text:p>
          </table:table-cell>
          <table:table-cell office:value-type="float" office:value="22402" calcext:value-type="float">
            <text:p>22402</text:p>
          </table:table-cell>
          <table:table-cell office:value-type="float" office:value="31519" calcext:value-type="float">
            <text:p>31519</text:p>
          </table:table-cell>
          <table:table-cell office:value-type="float" office:value="39280" calcext:value-type="float">
            <text:p>39280</text:p>
          </table:table-cell>
          <table:table-cell office:value-type="float" office:value="29434" calcext:value-type="float">
            <text:p>29434</text:p>
          </table:table-cell>
          <table:table-cell office:value-type="float" office:value="26262" calcext:value-type="float">
            <text:p>26262</text:p>
          </table:table-cell>
          <table:table-cell office:value-type="float" office:value="35662" calcext:value-type="float">
            <text:p>35662</text:p>
          </table:table-cell>
          <table:table-cell office:value-type="float" office:value="22094" calcext:value-type="float">
            <text:p>22094</text:p>
          </table:table-cell>
          <table:table-cell office:value-type="float" office:value="14758" calcext:value-type="float">
            <text:p>14758</text:p>
          </table:table-cell>
          <table:table-cell office:value-type="float" office:value="23588" calcext:value-type="float">
            <text:p>23588</text:p>
          </table:table-cell>
          <table:table-cell office:value-type="float" office:value="24227" calcext:value-type="float">
            <text:p>24227</text:p>
          </table:table-cell>
          <table:table-cell office:value-type="float" office:value="15836" calcext:value-type="float">
            <text:p>15836</text:p>
          </table:table-cell>
          <table:table-cell office:value-type="float" office:value="51788" calcext:value-type="float">
            <text:p>51788</text:p>
          </table:table-cell>
          <table:table-cell office:value-type="float" office:value="68952" calcext:value-type="float">
            <text:p>68952</text:p>
          </table:table-cell>
          <table:table-cell office:value-type="float" office:value="20888" calcext:value-type="float">
            <text:p>20888</text:p>
          </table:table-cell>
          <table:table-cell office:value-type="float" office:value="33728" calcext:value-type="float">
            <text:p>33728</text:p>
          </table:table-cell>
          <table:table-cell office:value-type="float" office:value="37753" calcext:value-type="float">
            <text:p>37753</text:p>
          </table:table-cell>
          <table:table-cell office:value-type="float" office:value="57328" calcext:value-type="float">
            <text:p>57328</text:p>
          </table:table-cell>
          <table:table-cell office:value-type="float" office:value="36138" calcext:value-type="float">
            <text:p>36138</text:p>
          </table:table-cell>
          <table:table-cell office:value-type="float" office:value="30718" calcext:value-type="float">
            <text:p>30718</text:p>
          </table:table-cell>
          <table:table-cell office:value-type="float" office:value="45403" calcext:value-type="float">
            <text:p>45403</text:p>
          </table:table-cell>
          <table:table-cell office:value-type="float" office:value="38471" calcext:value-type="float">
            <text:p>38471</text:p>
          </table:table-cell>
          <table:table-cell office:value-type="float" office:value="20214" calcext:value-type="float">
            <text:p>20214</text:p>
          </table:table-cell>
          <table:table-cell office:value-type="float" office:value="33466" calcext:value-type="float">
            <text:p>33466</text:p>
          </table:table-cell>
          <table:table-cell office:value-type="float" office:value="30962" calcext:value-type="float">
            <text:p>30962</text:p>
          </table:table-cell>
          <table:table-cell office:value-type="float" office:value="73494" calcext:value-type="float">
            <text:p>73494</text:p>
          </table:table-cell>
          <table:table-cell office:value-type="float" office:value="56836" calcext:value-type="float">
            <text:p>56836</text:p>
          </table:table-cell>
          <table:table-cell office:value-type="float" office:value="66274" calcext:value-type="float">
            <text:p>66274</text:p>
          </table:table-cell>
          <table:table-cell office:value-type="float" office:value="28831" calcext:value-type="float">
            <text:p>28831</text:p>
          </table:table-cell>
          <table:table-cell office:value-type="float" office:value="27578" calcext:value-type="float">
            <text:p>27578</text:p>
          </table:table-cell>
          <table:table-cell office:value-type="float" office:value="52186" calcext:value-type="float">
            <text:p>52186</text:p>
          </table:table-cell>
          <table:table-cell office:value-type="float" office:value="49686" calcext:value-type="float">
            <text:p>49686</text:p>
          </table:table-cell>
          <table:table-cell office:value-type="float" office:value="35420" calcext:value-type="float">
            <text:p>35420</text:p>
          </table:table-cell>
          <table:table-cell office:value-type="float" office:value="44745" calcext:value-type="float">
            <text:p>44745</text:p>
          </table:table-cell>
          <table:table-cell office:value-type="float" office:value="41179" calcext:value-type="float">
            <text:p>41179</text:p>
          </table:table-cell>
          <table:table-cell office:value-type="float" office:value="36190" calcext:value-type="float">
            <text:p>36190</text:p>
          </table:table-cell>
          <table:table-cell office:value-type="float" office:value="22600" calcext:value-type="float">
            <text:p>22600</text:p>
          </table:table-cell>
          <table:table-cell office:value-type="float" office:value="37569" calcext:value-type="float">
            <text:p>37569</text:p>
          </table:table-cell>
          <table:table-cell office:value-type="float" office:value="34829" calcext:value-type="float">
            <text:p>34829</text:p>
          </table:table-cell>
          <table:table-cell office:value-type="float" office:value="69714" calcext:value-type="float">
            <text:p>69714</text:p>
          </table:table-cell>
          <table:table-cell office:value-type="float" office:value="68646" calcext:value-type="float">
            <text:p>68646</text:p>
          </table:table-cell>
          <table:table-cell office:value-type="float" office:value="102852" calcext:value-type="float">
            <text:p>102852</text:p>
          </table:table-cell>
          <table:table-cell office:value-type="float" office:value="34522" calcext:value-type="float">
            <text:p>34522</text:p>
          </table:table-cell>
          <table:table-cell office:value-type="float" office:value="46611" calcext:value-type="float">
            <text:p>46611</text:p>
          </table:table-cell>
          <table:table-cell office:value-type="float" office:value="52305" calcext:value-type="float">
            <text:p>52305</text:p>
          </table:table-cell>
          <table:table-cell office:value-type="float" office:value="62089" calcext:value-type="float">
            <text:p>62089</text:p>
          </table:table-cell>
          <table:table-cell office:value-type="float" office:value="52272" calcext:value-type="float">
            <text:p>52272</text:p>
          </table:table-cell>
          <table:table-cell office:value-type="float" office:value="47177" calcext:value-type="float">
            <text:p>47177</text:p>
          </table:table-cell>
          <table:table-cell office:value-type="float" office:value="58541" calcext:value-type="float">
            <text:p>58541</text:p>
          </table:table-cell>
          <table:table-cell office:value-type="float" office:value="48287" calcext:value-type="float">
            <text:p>48287</text:p>
          </table:table-cell>
          <table:table-cell office:value-type="float" office:value="35379" calcext:value-type="float">
            <text:p>35379</text:p>
          </table:table-cell>
          <table:table-cell office:value-type="float" office:value="47208" calcext:value-type="float">
            <text:p>47208</text:p>
          </table:table-cell>
          <table:table-cell office:value-type="float" office:value="47036" calcext:value-type="float">
            <text:p>4703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44091" calcext:value-type="float">
            <text:p>244091</text:p>
          </table:table-cell>
          <table:table-cell office:value-type="float" office:value="233454" calcext:value-type="float">
            <text:p>233454</text:p>
          </table:table-cell>
          <table:table-cell office:value-type="float" office:value="287395" calcext:value-type="float">
            <text:p>287395</text:p>
          </table:table-cell>
          <table:table-cell office:value-type="float" office:value="113153" calcext:value-type="float">
            <text:p>113153</text:p>
          </table:table-cell>
          <table:table-cell office:value-type="float" office:value="115811" calcext:value-type="float">
            <text:p>115811</text:p>
          </table:table-cell>
          <table:table-cell office:value-type="float" office:value="189592" calcext:value-type="float">
            <text:p>189592</text:p>
          </table:table-cell>
          <table:table-cell office:value-type="float" office:value="248577" calcext:value-type="float">
            <text:p>248577</text:p>
          </table:table-cell>
          <table:table-cell office:value-type="float" office:value="215931" calcext:value-type="float">
            <text:p>215931</text:p>
          </table:table-cell>
          <table:table-cell office:value-type="float" office:value="190519" calcext:value-type="float">
            <text:p>190519</text:p>
          </table:table-cell>
          <table:table-cell office:value-type="float" office:value="219006" calcext:value-type="float">
            <text:p>219006</text:p>
          </table:table-cell>
          <table:table-cell office:value-type="float" office:value="191566" calcext:value-type="float">
            <text:p>191566</text:p>
          </table:table-cell>
          <table:table-cell office:value-type="float" office:value="111463" calcext:value-type="float">
            <text:p>111463</text:p>
          </table:table-cell>
          <table:table-cell office:value-type="float" office:value="214812" calcext:value-type="float">
            <text:p>214812</text:p>
          </table:table-cell>
          <table:table-cell office:value-type="float" office:value="181268" calcext:value-type="float">
            <text:p>181268</text:p>
          </table:table-cell>
          <table:table-cell office:value-type="float" office:value="50957" calcext:value-type="float">
            <text:p>50957</text:p>
          </table:table-cell>
          <table:table-cell office:value-type="float" office:value="138621" calcext:value-type="float">
            <text:p>138621</text:p>
          </table:table-cell>
          <table:table-cell office:value-type="float" office:value="252679" calcext:value-type="float">
            <text:p>252679</text:p>
          </table:table-cell>
          <table:table-cell office:value-type="float" office:value="41674" calcext:value-type="float">
            <text:p>41674</text:p>
          </table:table-cell>
          <table:table-cell office:value-type="float" office:value="49450" calcext:value-type="float">
            <text:p>49450</text:p>
          </table:table-cell>
          <table:table-cell office:value-type="float" office:value="103781" calcext:value-type="float">
            <text:p>103781</text:p>
          </table:table-cell>
          <table:table-cell office:value-type="float" office:value="133475" calcext:value-type="float">
            <text:p>133475</text:p>
          </table:table-cell>
          <table:table-cell office:value-type="float" office:value="111877" calcext:value-type="float">
            <text:p>111877</text:p>
          </table:table-cell>
          <table:table-cell office:value-type="float" office:value="110278" calcext:value-type="float">
            <text:p>110278</text:p>
          </table:table-cell>
          <table:table-cell office:value-type="float" office:value="121465" calcext:value-type="float">
            <text:p>121465</text:p>
          </table:table-cell>
          <table:table-cell office:value-type="float" office:value="110674" calcext:value-type="float">
            <text:p>110674</text:p>
          </table:table-cell>
          <table:table-cell office:value-type="float" office:value="46176" calcext:value-type="float">
            <text:p>46176</text:p>
          </table:table-cell>
          <table:table-cell office:value-type="float" office:value="115038" calcext:value-type="float">
            <text:p>115038</text:p>
          </table:table-cell>
          <table:table-cell office:value-type="float" office:value="105138" calcext:value-type="float">
            <text:p>105138</text:p>
          </table:table-cell>
          <table:table-cell office:value-type="float" office:value="43732" calcext:value-type="float">
            <text:p>43732</text:p>
          </table:table-cell>
          <table:table-cell office:value-type="float" office:value="156772" calcext:value-type="float">
            <text:p>156772</text:p>
          </table:table-cell>
          <table:table-cell office:value-type="float" office:value="193823" calcext:value-type="float">
            <text:p>193823</text:p>
          </table:table-cell>
          <table:table-cell office:value-type="float" office:value="44750" calcext:value-type="float">
            <text:p>44750</text:p>
          </table:table-cell>
          <table:table-cell office:value-type="float" office:value="51310" calcext:value-type="float">
            <text:p>51310</text:p>
          </table:table-cell>
          <table:table-cell office:value-type="float" office:value="115914" calcext:value-type="float">
            <text:p>115914</text:p>
          </table:table-cell>
          <table:table-cell office:value-type="float" office:value="134377" calcext:value-type="float">
            <text:p>134377</text:p>
          </table:table-cell>
          <table:table-cell office:value-type="float" office:value="116496" calcext:value-type="float">
            <text:p>116496</text:p>
          </table:table-cell>
          <table:table-cell office:value-type="float" office:value="124477" calcext:value-type="float">
            <text:p>124477</text:p>
          </table:table-cell>
          <table:table-cell office:value-type="float" office:value="147912" calcext:value-type="float">
            <text:p>147912</text:p>
          </table:table-cell>
          <table:table-cell office:value-type="float" office:value="116940" calcext:value-type="float">
            <text:p>116940</text:p>
          </table:table-cell>
          <table:table-cell office:value-type="float" office:value="46321" calcext:value-type="float">
            <text:p>46321</text:p>
          </table:table-cell>
          <table:table-cell office:value-type="float" office:value="127577" calcext:value-type="float">
            <text:p>127577</text:p>
          </table:table-cell>
          <table:table-cell office:value-type="float" office:value="104781" calcext:value-type="float">
            <text:p>104781</text:p>
          </table:table-cell>
          <table:table-cell office:value-type="float" office:value="187258" calcext:value-type="float">
            <text:p>187258</text:p>
          </table:table-cell>
          <table:table-cell office:value-type="float" office:value="182889" calcext:value-type="float">
            <text:p>182889</text:p>
          </table:table-cell>
          <table:table-cell office:value-type="float" office:value="215433" calcext:value-type="float">
            <text:p>215433</text:p>
          </table:table-cell>
          <table:table-cell office:value-type="float" office:value="70192" calcext:value-type="float">
            <text:p>70192</text:p>
          </table:table-cell>
          <table:table-cell office:value-type="float" office:value="67805" calcext:value-type="float">
            <text:p>67805</text:p>
          </table:table-cell>
          <table:table-cell office:value-type="float" office:value="171610" calcext:value-type="float">
            <text:p>171610</text:p>
          </table:table-cell>
          <table:table-cell office:value-type="float" office:value="152541" calcext:value-type="float">
            <text:p>152541</text:p>
          </table:table-cell>
          <table:table-cell office:value-type="float" office:value="143509" calcext:value-type="float">
            <text:p>143509</text:p>
          </table:table-cell>
          <table:table-cell office:value-type="float" office:value="140830" calcext:value-type="float">
            <text:p>140830</text:p>
          </table:table-cell>
          <table:table-cell office:value-type="float" office:value="192929" calcext:value-type="float">
            <text:p>192929</text:p>
          </table:table-cell>
          <table:table-cell office:value-type="float" office:value="135127" calcext:value-type="float">
            <text:p>135127</text:p>
          </table:table-cell>
          <table:table-cell office:value-type="float" office:value="69580" calcext:value-type="float">
            <text:p>69580</text:p>
          </table:table-cell>
          <table:table-cell office:value-type="float" office:value="153198" calcext:value-type="float">
            <text:p>153198</text:p>
          </table:table-cell>
          <table:table-cell office:value-type="float" office:value="124902" calcext:value-type="float">
            <text:p>124902</text:p>
          </table:table-cell>
          <table:table-cell office:value-type="float" office:value="253584" calcext:value-type="float">
            <text:p>253584</text:p>
          </table:table-cell>
          <table:table-cell office:value-type="float" office:value="244545" calcext:value-type="float">
            <text:p>244545</text:p>
          </table:table-cell>
          <table:table-cell office:value-type="float" office:value="294092" calcext:value-type="float">
            <text:p>294092</text:p>
          </table:table-cell>
          <table:table-cell office:value-type="float" office:value="155189" calcext:value-type="float">
            <text:p>155189</text:p>
          </table:table-cell>
          <table:table-cell office:value-type="float" office:value="127358" calcext:value-type="float">
            <text:p>127358</text:p>
          </table:table-cell>
          <table:table-cell office:value-type="float" office:value="211000" calcext:value-type="float">
            <text:p>211000</text:p>
          </table:table-cell>
          <table:table-cell office:value-type="float" office:value="221464" calcext:value-type="float">
            <text:p>221464</text:p>
          </table:table-cell>
          <table:table-cell office:value-type="float" office:value="200095" calcext:value-type="float">
            <text:p>200095</text:p>
          </table:table-cell>
          <table:table-cell office:value-type="float" office:value="199095" calcext:value-type="float">
            <text:p>199095</text:p>
          </table:table-cell>
          <table:table-cell office:value-type="float" office:value="229969" calcext:value-type="float">
            <text:p>229969</text:p>
          </table:table-cell>
          <table:table-cell office:value-type="float" office:value="199941" calcext:value-type="float">
            <text:p>199941</text:p>
          </table:table-cell>
          <table:table-cell office:value-type="float" office:value="124479" calcext:value-type="float">
            <text:p>124479</text:p>
          </table:table-cell>
          <table:table-cell office:value-type="float" office:value="212320" calcext:value-type="float">
            <text:p>212320</text:p>
          </table:table-cell>
          <table:table-cell office:value-type="float" office:value="226832" calcext:value-type="float">
            <text:p>226832</text:p>
          </table:table-cell>
          <table:table-cell office:value-type="float" office:value="292795" calcext:value-type="float">
            <text:p>292795</text:p>
          </table:table-cell>
          <table:table-cell office:value-type="float" office:value="368616" calcext:value-type="float">
            <text:p>368616</text:p>
          </table:table-cell>
          <table:table-cell office:value-type="float" office:value="382103" calcext:value-type="float">
            <text:p>382103</text:p>
          </table:table-cell>
          <table:table-cell office:value-type="float" office:value="279731" calcext:value-type="float">
            <text:p>279731</text:p>
          </table:table-cell>
          <table:table-cell office:value-type="float" office:value="231314" calcext:value-type="float">
            <text:p>231314</text:p>
          </table:table-cell>
          <table:table-cell office:value-type="float" office:value="306838" calcext:value-type="float">
            <text:p>306838</text:p>
          </table:table-cell>
          <table:table-cell office:value-type="float" office:value="327192" calcext:value-type="float">
            <text:p>327192</text:p>
          </table:table-cell>
          <table:table-cell office:value-type="float" office:value="238940" calcext:value-type="float">
            <text:p>238940</text:p>
          </table:table-cell>
          <table:table-cell office:value-type="float" office:value="246971" calcext:value-type="float">
            <text:p>246971</text:p>
          </table:table-cell>
          <table:table-cell office:value-type="float" office:value="362531" calcext:value-type="float">
            <text:p>362531</text:p>
          </table:table-cell>
          <table:table-cell office:value-type="float" office:value="249850" calcext:value-type="float">
            <text:p>249850</text:p>
          </table:table-cell>
          <table:table-cell office:value-type="float" office:value="228102" calcext:value-type="float">
            <text:p>228102</text:p>
          </table:table-cell>
          <table:table-cell office:value-type="float" office:value="317747" calcext:value-type="float">
            <text:p>317747</text:p>
          </table:table-cell>
          <table:table-cell office:value-type="float" office:value="359507" calcext:value-type="float">
            <text:p>359507</text:p>
          </table:table-cell>
          <table:table-cell office:value-type="float" office:value="42262" calcext:value-type="float">
            <text:p>42262</text:p>
          </table:table-cell>
          <table:table-cell office:value-type="float" office:value="154868" calcext:value-type="float">
            <text:p>154868</text:p>
          </table:table-cell>
          <table:table-cell office:value-type="float" office:value="187324" calcext:value-type="float">
            <text:p>187324</text:p>
          </table:table-cell>
          <table:table-cell office:value-type="float" office:value="41410" calcext:value-type="float">
            <text:p>41410</text:p>
          </table:table-cell>
          <table:table-cell office:value-type="float" office:value="47879" calcext:value-type="float">
            <text:p>47879</text:p>
          </table:table-cell>
          <table:table-cell office:value-type="float" office:value="115394" calcext:value-type="float">
            <text:p>115394</text:p>
          </table:table-cell>
          <table:table-cell office:value-type="float" office:value="139535" calcext:value-type="float">
            <text:p>139535</text:p>
          </table:table-cell>
          <table:table-cell office:value-type="float" office:value="110791" calcext:value-type="float">
            <text:p>110791</text:p>
          </table:table-cell>
          <table:table-cell office:value-type="float" office:value="132311" calcext:value-type="float">
            <text:p>132311</text:p>
          </table:table-cell>
          <table:table-cell office:value-type="float" office:value="134535" calcext:value-type="float">
            <text:p>134535</text:p>
          </table:table-cell>
          <table:table-cell office:value-type="float" office:value="108064" calcext:value-type="float">
            <text:p>108064</text:p>
          </table:table-cell>
          <table:table-cell office:value-type="float" office:value="42970" calcext:value-type="float">
            <text:p>42970</text:p>
          </table:table-cell>
          <table:table-cell office:value-type="float" office:value="119949" calcext:value-type="float">
            <text:p>119949</text:p>
          </table:table-cell>
          <table:table-cell office:value-type="float" office:value="99936" calcext:value-type="float">
            <text:p>99936</text:p>
          </table:table-cell>
          <table:table-cell office:value-type="float" office:value="44745" calcext:value-type="float">
            <text:p>44745</text:p>
          </table:table-cell>
          <table:table-cell office:value-type="float" office:value="169973" calcext:value-type="float">
            <text:p>169973</text:p>
          </table:table-cell>
          <table:table-cell office:value-type="float" office:value="256316" calcext:value-type="float">
            <text:p>256316</text:p>
          </table:table-cell>
          <table:table-cell office:value-type="float" office:value="45332" calcext:value-type="float">
            <text:p>45332</text:p>
          </table:table-cell>
          <table:table-cell office:value-type="float" office:value="52534" calcext:value-type="float">
            <text:p>52534</text:p>
          </table:table-cell>
          <table:table-cell office:value-type="float" office:value="127441" calcext:value-type="float">
            <text:p>127441</text:p>
          </table:table-cell>
          <table:table-cell office:value-type="float" office:value="141902" calcext:value-type="float">
            <text:p>141902</text:p>
          </table:table-cell>
          <table:table-cell office:value-type="float" office:value="125825" calcext:value-type="float">
            <text:p>125825</text:p>
          </table:table-cell>
          <table:table-cell office:value-type="float" office:value="125626" calcext:value-type="float">
            <text:p>125626</text:p>
          </table:table-cell>
          <table:table-cell office:value-type="float" office:value="147842" calcext:value-type="float">
            <text:p>147842</text:p>
          </table:table-cell>
          <table:table-cell office:value-type="float" office:value="121472" calcext:value-type="float">
            <text:p>121472</text:p>
          </table:table-cell>
          <table:table-cell office:value-type="float" office:value="47604" calcext:value-type="float">
            <text:p>47604</text:p>
          </table:table-cell>
          <table:table-cell office:value-type="float" office:value="129193" calcext:value-type="float">
            <text:p>129193</text:p>
          </table:table-cell>
          <table:table-cell office:value-type="float" office:value="109203" calcext:value-type="float">
            <text:p>109203</text:p>
          </table:table-cell>
          <table:table-cell office:value-type="float" office:value="202298" calcext:value-type="float">
            <text:p>202298</text:p>
          </table:table-cell>
          <table:table-cell office:value-type="float" office:value="187509" calcext:value-type="float">
            <text:p>187509</text:p>
          </table:table-cell>
          <table:table-cell office:value-type="float" office:value="262110" calcext:value-type="float">
            <text:p>262110</text:p>
          </table:table-cell>
          <table:table-cell office:value-type="float" office:value="63235" calcext:value-type="float">
            <text:p>63235</text:p>
          </table:table-cell>
          <table:table-cell office:value-type="float" office:value="68725" calcext:value-type="float">
            <text:p>68725</text:p>
          </table:table-cell>
          <table:table-cell office:value-type="float" office:value="139592" calcext:value-type="float">
            <text:p>139592</text:p>
          </table:table-cell>
          <table:table-cell office:value-type="float" office:value="158619" calcext:value-type="float">
            <text:p>158619</text:p>
          </table:table-cell>
          <table:table-cell office:value-type="float" office:value="142615" calcext:value-type="float">
            <text:p>142615</text:p>
          </table:table-cell>
          <table:table-cell office:value-type="float" office:value="136994" calcext:value-type="float">
            <text:p>136994</text:p>
          </table:table-cell>
          <table:table-cell office:value-type="float" office:value="160834" calcext:value-type="float">
            <text:p>160834</text:p>
          </table:table-cell>
          <table:table-cell office:value-type="float" office:value="144325" calcext:value-type="float">
            <text:p>144325</text:p>
          </table:table-cell>
          <table:table-cell office:value-type="float" office:value="66194" calcext:value-type="float">
            <text:p>66194</text:p>
          </table:table-cell>
          <table:table-cell office:value-type="float" office:value="147967" calcext:value-type="float">
            <text:p>147967</text:p>
          </table:table-cell>
          <table:table-cell office:value-type="float" office:value="123498" calcext:value-type="float">
            <text:p>123498</text:p>
          </table:table-cell>
          <table:table-cell office:value-type="float" office:value="333876" calcext:value-type="float">
            <text:p>333876</text:p>
          </table:table-cell>
          <table:table-cell office:value-type="float" office:value="262234" calcext:value-type="float">
            <text:p>262234</text:p>
          </table:table-cell>
          <table:table-cell office:value-type="float" office:value="311966" calcext:value-type="float">
            <text:p>311966</text:p>
          </table:table-cell>
          <table:table-cell office:value-type="float" office:value="154445" calcext:value-type="float">
            <text:p>154445</text:p>
          </table:table-cell>
          <table:table-cell office:value-type="float" office:value="128146" calcext:value-type="float">
            <text:p>128146</text:p>
          </table:table-cell>
          <table:table-cell office:value-type="float" office:value="203910" calcext:value-type="float">
            <text:p>203910</text:p>
          </table:table-cell>
          <table:table-cell office:value-type="float" office:value="221465" calcext:value-type="float">
            <text:p>221465</text:p>
          </table:table-cell>
          <table:table-cell office:value-type="float" office:value="210721" calcext:value-type="float">
            <text:p>210721</text:p>
          </table:table-cell>
          <table:table-cell office:value-type="float" office:value="202495" calcext:value-type="float">
            <text:p>202495</text:p>
          </table:table-cell>
          <table:table-cell office:value-type="float" office:value="253722" calcext:value-type="float">
            <text:p>253722</text:p>
          </table:table-cell>
          <table:table-cell office:value-type="float" office:value="205630" calcext:value-type="float">
            <text:p>205630</text:p>
          </table:table-cell>
          <table:table-cell office:value-type="float" office:value="124469" calcext:value-type="float">
            <text:p>124469</text:p>
          </table:table-cell>
          <table:table-cell office:value-type="float" office:value="212336" calcext:value-type="float">
            <text:p>212336</text:p>
          </table:table-cell>
          <table:table-cell office:value-type="float" office:value="187432" calcext:value-type="float">
            <text:p>187432</text:p>
          </table:table-cell>
          <table:table-cell office:value-type="float" office:value="736544" calcext:value-type="float">
            <text:p>736544</text:p>
          </table:table-cell>
          <table:table-cell office:value-type="float" office:value="825552" calcext:value-type="float">
            <text:p>825552</text:p>
          </table:table-cell>
          <table:table-cell office:value-type="float" office:value="888095" calcext:value-type="float">
            <text:p>888095</text:p>
          </table:table-cell>
          <table:table-cell office:value-type="float" office:value="586577" calcext:value-type="float">
            <text:p>586577</text:p>
          </table:table-cell>
          <table:table-cell office:value-type="float" office:value="591607" calcext:value-type="float">
            <text:p>591607</text:p>
          </table:table-cell>
          <table:table-cell office:value-type="float" office:value="734813" calcext:value-type="float">
            <text:p>734813</text:p>
          </table:table-cell>
          <table:table-cell office:value-type="float" office:value="787443" calcext:value-type="float">
            <text:p>787443</text:p>
          </table:table-cell>
          <table:table-cell office:value-type="float" office:value="634245" calcext:value-type="float">
            <text:p>634245</text:p>
          </table:table-cell>
          <table:table-cell office:value-type="float" office:value="571339" calcext:value-type="float">
            <text:p>571339</text:p>
          </table:table-cell>
          <table:table-cell office:value-type="float" office:value="727649" calcext:value-type="float">
            <text:p>727649</text:p>
          </table:table-cell>
          <table:table-cell office:value-type="float" office:value="573002" calcext:value-type="float">
            <text:p>573002</text:p>
          </table:table-cell>
          <table:table-cell office:value-type="float" office:value="575724" calcext:value-type="float">
            <text:p>575724</text:p>
          </table:table-cell>
          <table:table-cell office:value-type="float" office:value="667346" calcext:value-type="float">
            <text:p>667346</text:p>
          </table:table-cell>
          <table:table-cell office:value-type="float" office:value="695049" calcext:value-type="float">
            <text:p>695049</text:p>
          </table:table-cell>
          <table:table-cell office:value-type="float" office:value="47996" calcext:value-type="float">
            <text:p>47996</text:p>
          </table:table-cell>
          <table:table-cell office:value-type="float" office:value="213414" calcext:value-type="float">
            <text:p>213414</text:p>
          </table:table-cell>
          <table:table-cell office:value-type="float" office:value="247446" calcext:value-type="float">
            <text:p>247446</text:p>
          </table:table-cell>
          <table:table-cell office:value-type="float" office:value="44218" calcext:value-type="float">
            <text:p>44218</text:p>
          </table:table-cell>
          <table:table-cell office:value-type="float" office:value="58142" calcext:value-type="float">
            <text:p>58142</text:p>
          </table:table-cell>
          <table:table-cell office:value-type="float" office:value="143147" calcext:value-type="float">
            <text:p>143147</text:p>
          </table:table-cell>
          <table:table-cell office:value-type="float" office:value="164311" calcext:value-type="float">
            <text:p>164311</text:p>
          </table:table-cell>
          <table:table-cell office:value-type="float" office:value="116433" calcext:value-type="float">
            <text:p>116433</text:p>
          </table:table-cell>
          <table:table-cell office:value-type="float" office:value="108187" calcext:value-type="float">
            <text:p>108187</text:p>
          </table:table-cell>
          <table:table-cell office:value-type="float" office:value="152997" calcext:value-type="float">
            <text:p>152997</text:p>
          </table:table-cell>
          <table:table-cell office:value-type="float" office:value="108039" calcext:value-type="float">
            <text:p>108039</text:p>
          </table:table-cell>
          <table:table-cell office:value-type="float" office:value="45850" calcext:value-type="float">
            <text:p>45850</text:p>
          </table:table-cell>
          <table:table-cell office:value-type="float" office:value="116143" calcext:value-type="float">
            <text:p>116143</text:p>
          </table:table-cell>
          <table:table-cell office:value-type="float" office:value="102538" calcext:value-type="float">
            <text:p>102538</text:p>
          </table:table-cell>
          <table:table-cell office:value-type="float" office:value="53019" calcext:value-type="float">
            <text:p>53019</text:p>
          </table:table-cell>
          <table:table-cell office:value-type="float" office:value="264212" calcext:value-type="float">
            <text:p>264212</text:p>
          </table:table-cell>
          <table:table-cell office:value-type="float" office:value="312711" calcext:value-type="float">
            <text:p>312711</text:p>
          </table:table-cell>
          <table:table-cell office:value-type="float" office:value="70743" calcext:value-type="float">
            <text:p>70743</text:p>
          </table:table-cell>
          <table:table-cell office:value-type="float" office:value="81383" calcext:value-type="float">
            <text:p>81383</text:p>
          </table:table-cell>
          <table:table-cell office:value-type="float" office:value="180012" calcext:value-type="float">
            <text:p>180012</text:p>
          </table:table-cell>
          <table:table-cell office:value-type="float" office:value="209366" calcext:value-type="float">
            <text:p>209366</text:p>
          </table:table-cell>
          <table:table-cell office:value-type="float" office:value="159523" calcext:value-type="float">
            <text:p>159523</text:p>
          </table:table-cell>
          <table:table-cell office:value-type="float" office:value="158335" calcext:value-type="float">
            <text:p>158335</text:p>
          </table:table-cell>
          <table:table-cell office:value-type="float" office:value="285438" calcext:value-type="float">
            <text:p>285438</text:p>
          </table:table-cell>
          <table:table-cell office:value-type="float" office:value="156642" calcext:value-type="float">
            <text:p>156642</text:p>
          </table:table-cell>
          <table:table-cell office:value-type="float" office:value="75237" calcext:value-type="float">
            <text:p>75237</text:p>
          </table:table-cell>
          <table:table-cell office:value-type="float" office:value="166482" calcext:value-type="float">
            <text:p>166482</text:p>
          </table:table-cell>
          <table:table-cell office:value-type="float" office:value="141355" calcext:value-type="float">
            <text:p>141355</text:p>
          </table:table-cell>
          <table:table-cell office:value-type="float" office:value="305925" calcext:value-type="float">
            <text:p>305925</text:p>
          </table:table-cell>
          <table:table-cell office:value-type="float" office:value="296011" calcext:value-type="float">
            <text:p>296011</text:p>
          </table:table-cell>
          <table:table-cell office:value-type="float" office:value="321445" calcext:value-type="float">
            <text:p>321445</text:p>
          </table:table-cell>
          <table:table-cell office:value-type="float" office:value="128379" calcext:value-type="float">
            <text:p>128379</text:p>
          </table:table-cell>
          <table:table-cell office:value-type="float" office:value="92310" calcext:value-type="float">
            <text:p>92310</text:p>
          </table:table-cell>
          <table:table-cell office:value-type="float" office:value="215859" calcext:value-type="float">
            <text:p>215859</text:p>
          </table:table-cell>
          <table:table-cell office:value-type="float" office:value="240325" calcext:value-type="float">
            <text:p>240325</text:p>
          </table:table-cell>
          <table:table-cell office:value-type="float" office:value="180100" calcext:value-type="float">
            <text:p>180100</text:p>
          </table:table-cell>
          <table:table-cell office:value-type="float" office:value="196178" calcext:value-type="float">
            <text:p>196178</text:p>
          </table:table-cell>
          <table:table-cell office:value-type="float" office:value="227113" calcext:value-type="float">
            <text:p>227113</text:p>
          </table:table-cell>
          <table:table-cell office:value-type="float" office:value="211879" calcext:value-type="float">
            <text:p>211879</text:p>
          </table:table-cell>
          <table:table-cell office:value-type="float" office:value="110445" calcext:value-type="float">
            <text:p>110445</text:p>
          </table:table-cell>
          <table:table-cell office:value-type="float" office:value="206579" calcext:value-type="float">
            <text:p>206579</text:p>
          </table:table-cell>
          <table:table-cell office:value-type="float" office:value="169439" calcext:value-type="float">
            <text:p>169439</text:p>
          </table:table-cell>
          <table:table-cell office:value-type="float" office:value="422445" calcext:value-type="float">
            <text:p>422445</text:p>
          </table:table-cell>
          <table:table-cell office:value-type="float" office:value="392254" calcext:value-type="float">
            <text:p>392254</text:p>
          </table:table-cell>
          <table:table-cell office:value-type="float" office:value="445972" calcext:value-type="float">
            <text:p>445972</text:p>
          </table:table-cell>
          <table:table-cell office:value-type="float" office:value="141506" calcext:value-type="float">
            <text:p>141506</text:p>
          </table:table-cell>
          <table:table-cell office:value-type="float" office:value="158457" calcext:value-type="float">
            <text:p>158457</text:p>
          </table:table-cell>
          <table:table-cell office:value-type="float" office:value="257033" calcext:value-type="float">
            <text:p>257033</text:p>
          </table:table-cell>
          <table:table-cell office:value-type="float" office:value="306647" calcext:value-type="float">
            <text:p>306647</text:p>
          </table:table-cell>
          <table:table-cell office:value-type="float" office:value="241520" calcext:value-type="float">
            <text:p>241520</text:p>
          </table:table-cell>
          <table:table-cell office:value-type="float" office:value="243381" calcext:value-type="float">
            <text:p>243381</text:p>
          </table:table-cell>
          <table:table-cell office:value-type="float" office:value="294260" calcext:value-type="float">
            <text:p>294260</text:p>
          </table:table-cell>
          <table:table-cell office:value-type="float" office:value="241899" calcext:value-type="float">
            <text:p>241899</text:p>
          </table:table-cell>
          <table:table-cell office:value-type="float" office:value="143144" calcext:value-type="float">
            <text:p>143144</text:p>
          </table:table-cell>
          <table:table-cell office:value-type="float" office:value="249195" calcext:value-type="float">
            <text:p>249195</text:p>
          </table:table-cell>
          <table:table-cell office:value-type="float" office:value="282373" calcext:value-type="float">
            <text:p>282373</text:p>
          </table:table-cell>
          <table:table-cell office:value-type="float" office:value="297224" calcext:value-type="float">
            <text:p>297224</text:p>
          </table:table-cell>
          <table:table-cell office:value-type="float" office:value="358990" calcext:value-type="float">
            <text:p>358990</text:p>
          </table:table-cell>
          <table:table-cell office:value-type="float" office:value="385856" calcext:value-type="float">
            <text:p>385856</text:p>
          </table:table-cell>
          <table:table-cell office:value-type="float" office:value="235977" calcext:value-type="float">
            <text:p>235977</text:p>
          </table:table-cell>
          <table:table-cell office:value-type="float" office:value="291588" calcext:value-type="float">
            <text:p>291588</text:p>
          </table:table-cell>
          <table:table-cell office:value-type="float" office:value="315123" calcext:value-type="float">
            <text:p>315123</text:p>
          </table:table-cell>
          <table:table-cell office:value-type="float" office:value="352282" calcext:value-type="float">
            <text:p>352282</text:p>
          </table:table-cell>
          <table:table-cell office:value-type="float" office:value="256510" calcext:value-type="float">
            <text:p>256510</text:p>
          </table:table-cell>
          <table:table-cell office:value-type="float" office:value="254695" calcext:value-type="float">
            <text:p>254695</text:p>
          </table:table-cell>
          <table:table-cell office:value-type="float" office:value="346764" calcext:value-type="float">
            <text:p>346764</text:p>
          </table:table-cell>
          <table:table-cell office:value-type="float" office:value="325569" calcext:value-type="float">
            <text:p>325569</text:p>
          </table:table-cell>
          <table:table-cell office:value-type="float" office:value="245510" calcext:value-type="float">
            <text:p>245510</text:p>
          </table:table-cell>
          <table:table-cell office:value-type="float" office:value="264639" calcext:value-type="float">
            <text:p>264639</text:p>
          </table:table-cell>
          <table:table-cell office:value-type="float" office:value="370851" calcext:value-type="float">
            <text:p>370851</text:p>
          </table:table-cell>
          <table:table-cell office:value-type="float" office:value="42395" calcext:value-type="float">
            <text:p>42395</text:p>
          </table:table-cell>
          <table:table-cell office:value-type="float" office:value="155438" calcext:value-type="float">
            <text:p>155438</text:p>
          </table:table-cell>
          <table:table-cell office:value-type="float" office:value="192949" calcext:value-type="float">
            <text:p>192949</text:p>
          </table:table-cell>
          <table:table-cell office:value-type="float" office:value="41807" calcext:value-type="float">
            <text:p>41807</text:p>
          </table:table-cell>
          <table:table-cell office:value-type="float" office:value="48207" calcext:value-type="float">
            <text:p>48207</text:p>
          </table:table-cell>
          <table:table-cell office:value-type="float" office:value="111613" calcext:value-type="float">
            <text:p>111613</text:p>
          </table:table-cell>
          <table:table-cell office:value-type="float" office:value="134927" calcext:value-type="float">
            <text:p>134927</text:p>
          </table:table-cell>
          <table:table-cell office:value-type="float" office:value="109845" calcext:value-type="float">
            <text:p>109845</text:p>
          </table:table-cell>
          <table:table-cell office:value-type="float" office:value="105577" calcext:value-type="float">
            <text:p>105577</text:p>
          </table:table-cell>
          <table:table-cell office:value-type="float" office:value="135303" calcext:value-type="float">
            <text:p>135303</text:p>
          </table:table-cell>
          <table:table-cell office:value-type="float" office:value="106874" calcext:value-type="float">
            <text:p>106874</text:p>
          </table:table-cell>
          <table:table-cell office:value-type="float" office:value="43058" calcext:value-type="float">
            <text:p>43058</text:p>
          </table:table-cell>
          <table:table-cell office:value-type="float" office:value="119756" calcext:value-type="float">
            <text:p>119756</text:p>
          </table:table-cell>
          <table:table-cell office:value-type="float" office:value="128749" calcext:value-type="float">
            <text:p>128749</text:p>
          </table:table-cell>
          <table:table-cell office:value-type="float" office:value="55587" calcext:value-type="float">
            <text:p>55587</text:p>
          </table:table-cell>
          <table:table-cell office:value-type="float" office:value="167341" calcext:value-type="float">
            <text:p>167341</text:p>
          </table:table-cell>
          <table:table-cell office:value-type="float" office:value="204542" calcext:value-type="float">
            <text:p>204542</text:p>
          </table:table-cell>
          <table:table-cell office:value-type="float" office:value="54829" calcext:value-type="float">
            <text:p>54829</text:p>
          </table:table-cell>
          <table:table-cell office:value-type="float" office:value="52235" calcext:value-type="float">
            <text:p>52235</text:p>
          </table:table-cell>
          <table:table-cell office:value-type="float" office:value="131677" calcext:value-type="float">
            <text:p>131677</text:p>
          </table:table-cell>
          <table:table-cell office:value-type="float" office:value="201431" calcext:value-type="float">
            <text:p>201431</text:p>
          </table:table-cell>
          <table:table-cell office:value-type="float" office:value="125021" calcext:value-type="float">
            <text:p>125021</text:p>
          </table:table-cell>
          <table:table-cell office:value-type="float" office:value="120683" calcext:value-type="float">
            <text:p>120683</text:p>
          </table:table-cell>
          <table:table-cell office:value-type="float" office:value="152165" calcext:value-type="float">
            <text:p>152165</text:p>
          </table:table-cell>
          <table:table-cell office:value-type="float" office:value="121663" calcext:value-type="float">
            <text:p>121663</text:p>
          </table:table-cell>
          <table:table-cell office:value-type="float" office:value="47320" calcext:value-type="float">
            <text:p>47320</text:p>
          </table:table-cell>
          <table:table-cell office:value-type="float" office:value="130545" calcext:value-type="float">
            <text:p>130545</text:p>
          </table:table-cell>
          <table:table-cell office:value-type="float" office:value="107355" calcext:value-type="float">
            <text:p>107355</text:p>
          </table:table-cell>
          <table:table-cell office:value-type="float" office:value="199925" calcext:value-type="float">
            <text:p>199925</text:p>
          </table:table-cell>
          <table:table-cell office:value-type="float" office:value="301917" calcext:value-type="float">
            <text:p>301917</text:p>
          </table:table-cell>
          <table:table-cell office:value-type="float" office:value="294096" calcext:value-type="float">
            <text:p>294096</text:p>
          </table:table-cell>
          <table:table-cell office:value-type="float" office:value="64939" calcext:value-type="float">
            <text:p>64939</text:p>
          </table:table-cell>
          <table:table-cell office:value-type="float" office:value="68182" calcext:value-type="float">
            <text:p>68182</text:p>
          </table:table-cell>
          <table:table-cell office:value-type="float" office:value="159350" calcext:value-type="float">
            <text:p>159350</text:p>
          </table:table-cell>
          <table:table-cell office:value-type="float" office:value="160234" calcext:value-type="float">
            <text:p>160234</text:p>
          </table:table-cell>
          <table:table-cell office:value-type="float" office:value="139377" calcext:value-type="float">
            <text:p>139377</text:p>
          </table:table-cell>
          <table:table-cell office:value-type="float" office:value="157072" calcext:value-type="float">
            <text:p>157072</text:p>
          </table:table-cell>
          <table:table-cell office:value-type="float" office:value="201211" calcext:value-type="float">
            <text:p>201211</text:p>
          </table:table-cell>
          <table:table-cell office:value-type="float" office:value="158598" calcext:value-type="float">
            <text:p>158598</text:p>
          </table:table-cell>
          <table:table-cell office:value-type="float" office:value="65415" calcext:value-type="float">
            <text:p>65415</text:p>
          </table:table-cell>
          <table:table-cell office:value-type="float" office:value="148569" calcext:value-type="float">
            <text:p>148569</text:p>
          </table:table-cell>
          <table:table-cell office:value-type="float" office:value="121452" calcext:value-type="float">
            <text:p>121452</text:p>
          </table:table-cell>
          <table:table-cell office:value-type="float" office:value="260794" calcext:value-type="float">
            <text:p>260794</text:p>
          </table:table-cell>
          <table:table-cell office:value-type="float" office:value="312015" calcext:value-type="float">
            <text:p>312015</text:p>
          </table:table-cell>
          <table:table-cell office:value-type="float" office:value="283283" calcext:value-type="float">
            <text:p>283283</text:p>
          </table:table-cell>
          <table:table-cell office:value-type="float" office:value="135909" calcext:value-type="float">
            <text:p>135909</text:p>
          </table:table-cell>
          <table:table-cell office:value-type="float" office:value="130194" calcext:value-type="float">
            <text:p>130194</text:p>
          </table:table-cell>
          <table:table-cell office:value-type="float" office:value="233999" calcext:value-type="float">
            <text:p>233999</text:p>
          </table:table-cell>
          <table:table-cell office:value-type="float" office:value="219992" calcext:value-type="float">
            <text:p>219992</text:p>
          </table:table-cell>
          <table:table-cell office:value-type="float" office:value="213091" calcext:value-type="float">
            <text:p>213091</text:p>
          </table:table-cell>
          <table:table-cell office:value-type="float" office:value="210027" calcext:value-type="float">
            <text:p>210027</text:p>
          </table:table-cell>
          <table:table-cell office:value-type="float" office:value="303579" calcext:value-type="float">
            <text:p>303579</text:p>
          </table:table-cell>
          <table:table-cell office:value-type="float" office:value="204708" calcext:value-type="float">
            <text:p>204708</text:p>
          </table:table-cell>
          <table:table-cell office:value-type="float" office:value="125303" calcext:value-type="float">
            <text:p>125303</text:p>
          </table:table-cell>
          <table:table-cell office:value-type="float" office:value="216637" calcext:value-type="float">
            <text:p>216637</text:p>
          </table:table-cell>
          <table:table-cell office:value-type="float" office:value="187534" calcext:value-type="float">
            <text:p>187534</text:p>
          </table:table-cell>
          <table:table-cell office:value-type="float" office:value="400975" calcext:value-type="float">
            <text:p>400975</text:p>
          </table:table-cell>
          <table:table-cell office:value-type="float" office:value="502336" calcext:value-type="float">
            <text:p>502336</text:p>
          </table:table-cell>
          <table:table-cell office:value-type="float" office:value="540146" calcext:value-type="float">
            <text:p>540146</text:p>
          </table:table-cell>
          <table:table-cell office:value-type="float" office:value="268266" calcext:value-type="float">
            <text:p>268266</text:p>
          </table:table-cell>
          <table:table-cell office:value-type="float" office:value="283431" calcext:value-type="float">
            <text:p>283431</text:p>
          </table:table-cell>
          <table:table-cell office:value-type="float" office:value="433514" calcext:value-type="float">
            <text:p>433514</text:p>
          </table:table-cell>
          <table:table-cell office:value-type="float" office:value="412487" calcext:value-type="float">
            <text:p>412487</text:p>
          </table:table-cell>
          <table:table-cell office:value-type="float" office:value="287372" calcext:value-type="float">
            <text:p>287372</text:p>
          </table:table-cell>
          <table:table-cell office:value-type="float" office:value="268350" calcext:value-type="float">
            <text:p>268350</text:p>
          </table:table-cell>
          <table:table-cell office:value-type="float" office:value="407522" calcext:value-type="float">
            <text:p>407522</text:p>
          </table:table-cell>
          <table:table-cell office:value-type="float" office:value="316639" calcext:value-type="float">
            <text:p>316639</text:p>
          </table:table-cell>
          <table:table-cell office:value-type="float" office:value="271278" calcext:value-type="float">
            <text:p>271278</text:p>
          </table:table-cell>
          <table:table-cell office:value-type="float" office:value="275555" calcext:value-type="float">
            <text:p>275555</text:p>
          </table:table-cell>
          <table:table-cell office:value-type="float" office:value="355211" calcext:value-type="float">
            <text:p>355211</text:p>
          </table:table-cell>
          <table:table-cell office:value-type="float" office:value="47988" calcext:value-type="float">
            <text:p>47988</text:p>
          </table:table-cell>
          <table:table-cell office:value-type="float" office:value="214612" calcext:value-type="float">
            <text:p>214612</text:p>
          </table:table-cell>
          <table:table-cell office:value-type="float" office:value="246560" calcext:value-type="float">
            <text:p>246560</text:p>
          </table:table-cell>
          <table:table-cell office:value-type="float" office:value="43973" calcext:value-type="float">
            <text:p>43973</text:p>
          </table:table-cell>
          <table:table-cell office:value-type="float" office:value="52929" calcext:value-type="float">
            <text:p>52929</text:p>
          </table:table-cell>
          <table:table-cell office:value-type="float" office:value="143815" calcext:value-type="float">
            <text:p>143815</text:p>
          </table:table-cell>
          <table:table-cell office:value-type="float" office:value="172251" calcext:value-type="float">
            <text:p>172251</text:p>
          </table:table-cell>
          <table:table-cell office:value-type="float" office:value="113941" calcext:value-type="float">
            <text:p>113941</text:p>
          </table:table-cell>
          <table:table-cell office:value-type="float" office:value="135886" calcext:value-type="float">
            <text:p>135886</text:p>
          </table:table-cell>
          <table:table-cell office:value-type="float" office:value="187924" calcext:value-type="float">
            <text:p>187924</text:p>
          </table:table-cell>
          <table:table-cell office:value-type="float" office:value="111398" calcext:value-type="float">
            <text:p>111398</text:p>
          </table:table-cell>
          <table:table-cell office:value-type="float" office:value="47810" calcext:value-type="float">
            <text:p>47810</text:p>
          </table:table-cell>
          <table:table-cell office:value-type="float" office:value="144699" calcext:value-type="float">
            <text:p>144699</text:p>
          </table:table-cell>
          <table:table-cell office:value-type="float" office:value="101813" calcext:value-type="float">
            <text:p>101813</text:p>
          </table:table-cell>
          <table:table-cell office:value-type="float" office:value="50837" calcext:value-type="float">
            <text:p>50837</text:p>
          </table:table-cell>
          <table:table-cell office:value-type="float" office:value="275848" calcext:value-type="float">
            <text:p>275848</text:p>
          </table:table-cell>
          <table:table-cell office:value-type="float" office:value="327485" calcext:value-type="float">
            <text:p>327485</text:p>
          </table:table-cell>
          <table:table-cell office:value-type="float" office:value="70848" calcext:value-type="float">
            <text:p>70848</text:p>
          </table:table-cell>
          <table:table-cell office:value-type="float" office:value="81545" calcext:value-type="float">
            <text:p>81545</text:p>
          </table:table-cell>
          <table:table-cell office:value-type="float" office:value="221548" calcext:value-type="float">
            <text:p>221548</text:p>
          </table:table-cell>
          <table:table-cell office:value-type="float" office:value="205835" calcext:value-type="float">
            <text:p>205835</text:p>
          </table:table-cell>
          <table:table-cell office:value-type="float" office:value="158033" calcext:value-type="float">
            <text:p>158033</text:p>
          </table:table-cell>
          <table:table-cell office:value-type="float" office:value="165103" calcext:value-type="float">
            <text:p>165103</text:p>
          </table:table-cell>
          <table:table-cell office:value-type="float" office:value="224593" calcext:value-type="float">
            <text:p>224593</text:p>
          </table:table-cell>
          <table:table-cell office:value-type="float" office:value="156936" calcext:value-type="float">
            <text:p>156936</text:p>
          </table:table-cell>
          <table:table-cell office:value-type="float" office:value="74360" calcext:value-type="float">
            <text:p>74360</text:p>
          </table:table-cell>
          <table:table-cell office:value-type="float" office:value="165258" calcext:value-type="float">
            <text:p>165258</text:p>
          </table:table-cell>
          <table:table-cell office:value-type="float" office:value="141040" calcext:value-type="float">
            <text:p>141040</text:p>
          </table:table-cell>
          <table:table-cell office:value-type="float" office:value="312238" calcext:value-type="float">
            <text:p>312238</text:p>
          </table:table-cell>
          <table:table-cell office:value-type="float" office:value="287757" calcext:value-type="float">
            <text:p>287757</text:p>
          </table:table-cell>
          <table:table-cell office:value-type="float" office:value="317477" calcext:value-type="float">
            <text:p>317477</text:p>
          </table:table-cell>
          <table:table-cell office:value-type="float" office:value="135706" calcext:value-type="float">
            <text:p>135706</text:p>
          </table:table-cell>
          <table:table-cell office:value-type="float" office:value="95613" calcext:value-type="float">
            <text:p>95613</text:p>
          </table:table-cell>
          <table:table-cell office:value-type="float" office:value="207961" calcext:value-type="float">
            <text:p>207961</text:p>
          </table:table-cell>
          <table:table-cell office:value-type="float" office:value="239787" calcext:value-type="float">
            <text:p>239787</text:p>
          </table:table-cell>
          <table:table-cell office:value-type="float" office:value="179545" calcext:value-type="float">
            <text:p>179545</text:p>
          </table:table-cell>
          <table:table-cell office:value-type="float" office:value="199561" calcext:value-type="float">
            <text:p>199561</text:p>
          </table:table-cell>
          <table:table-cell office:value-type="float" office:value="241762" calcext:value-type="float">
            <text:p>241762</text:p>
          </table:table-cell>
          <table:table-cell office:value-type="float" office:value="192516" calcext:value-type="float">
            <text:p>192516</text:p>
          </table:table-cell>
          <table:table-cell office:value-type="float" office:value="88612" calcext:value-type="float">
            <text:p>88612</text:p>
          </table:table-cell>
          <table:table-cell office:value-type="float" office:value="214165" calcext:value-type="float">
            <text:p>214165</text:p>
          </table:table-cell>
          <table:table-cell office:value-type="float" office:value="175891" calcext:value-type="float">
            <text:p>175891</text:p>
          </table:table-cell>
          <table:table-cell office:value-type="float" office:value="353470" calcext:value-type="float">
            <text:p>353470</text:p>
          </table:table-cell>
          <table:table-cell office:value-type="float" office:value="378197" calcext:value-type="float">
            <text:p>378197</text:p>
          </table:table-cell>
          <table:table-cell office:value-type="float" office:value="422141" calcext:value-type="float">
            <text:p>422141</text:p>
          </table:table-cell>
          <table:table-cell office:value-type="float" office:value="140620" calcext:value-type="float">
            <text:p>140620</text:p>
          </table:table-cell>
          <table:table-cell office:value-type="float" office:value="148187" calcext:value-type="float">
            <text:p>148187</text:p>
          </table:table-cell>
          <table:table-cell office:value-type="float" office:value="257075" calcext:value-type="float">
            <text:p>257075</text:p>
          </table:table-cell>
          <table:table-cell office:value-type="float" office:value="377243" calcext:value-type="float">
            <text:p>377243</text:p>
          </table:table-cell>
          <table:table-cell office:value-type="float" office:value="261504" calcext:value-type="float">
            <text:p>261504</text:p>
          </table:table-cell>
          <table:table-cell office:value-type="float" office:value="256651" calcext:value-type="float">
            <text:p>256651</text:p>
          </table:table-cell>
          <table:table-cell office:value-type="float" office:value="309580" calcext:value-type="float">
            <text:p>309580</text:p>
          </table:table-cell>
          <table:table-cell office:value-type="float" office:value="268620" calcext:value-type="float">
            <text:p>268620</text:p>
          </table:table-cell>
          <table:table-cell office:value-type="float" office:value="141975" calcext:value-type="float">
            <text:p>141975</text:p>
          </table:table-cell>
          <table:table-cell office:value-type="float" office:value="243591" calcext:value-type="float">
            <text:p>243591</text:p>
          </table:table-cell>
          <table:table-cell office:value-type="float" office:value="229019" calcext:value-type="float">
            <text:p>2290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303161" calcext:value-type="float">
            <text:p>303161</text:p>
          </table:table-cell>
          <table:table-cell office:value-type="float" office:value="289079" calcext:value-type="float">
            <text:p>289079</text:p>
          </table:table-cell>
          <table:table-cell office:value-type="float" office:value="327725" calcext:value-type="float">
            <text:p>327725</text:p>
          </table:table-cell>
          <table:table-cell office:value-type="float" office:value="139243" calcext:value-type="float">
            <text:p>139243</text:p>
          </table:table-cell>
          <table:table-cell office:value-type="float" office:value="145441" calcext:value-type="float">
            <text:p>145441</text:p>
          </table:table-cell>
          <table:table-cell office:value-type="float" office:value="242487" calcext:value-type="float">
            <text:p>242487</text:p>
          </table:table-cell>
          <table:table-cell office:value-type="float" office:value="261572" calcext:value-type="float">
            <text:p>261572</text:p>
          </table:table-cell>
          <table:table-cell office:value-type="float" office:value="253224" calcext:value-type="float">
            <text:p>253224</text:p>
          </table:table-cell>
          <table:table-cell office:value-type="float" office:value="244373" calcext:value-type="float">
            <text:p>244373</text:p>
          </table:table-cell>
          <table:table-cell office:value-type="float" office:value="326524" calcext:value-type="float">
            <text:p>326524</text:p>
          </table:table-cell>
          <table:table-cell office:value-type="float" office:value="239222" calcext:value-type="float">
            <text:p>239222</text:p>
          </table:table-cell>
          <table:table-cell office:value-type="float" office:value="140579" calcext:value-type="float">
            <text:p>140579</text:p>
          </table:table-cell>
          <table:table-cell office:value-type="float" office:value="262718" calcext:value-type="float">
            <text:p>262718</text:p>
          </table:table-cell>
          <table:table-cell office:value-type="float" office:value="231117" calcext:value-type="float">
            <text:p>231117</text:p>
          </table:table-cell>
          <table:table-cell office:value-type="float" office:value="50957" calcext:value-type="float">
            <text:p>50957</text:p>
          </table:table-cell>
          <table:table-cell office:value-type="float" office:value="175769" calcext:value-type="float">
            <text:p>175769</text:p>
          </table:table-cell>
          <table:table-cell office:value-type="float" office:value="285267" calcext:value-type="float">
            <text:p>285267</text:p>
          </table:table-cell>
          <table:table-cell office:value-type="float" office:value="52059" calcext:value-type="float">
            <text:p>52059</text:p>
          </table:table-cell>
          <table:table-cell office:value-type="float" office:value="59240" calcext:value-type="float">
            <text:p>59240</text:p>
          </table:table-cell>
          <table:table-cell office:value-type="float" office:value="125803" calcext:value-type="float">
            <text:p>125803</text:p>
          </table:table-cell>
          <table:table-cell office:value-type="float" office:value="154915" calcext:value-type="float">
            <text:p>154915</text:p>
          </table:table-cell>
          <table:table-cell office:value-type="float" office:value="146001" calcext:value-type="float">
            <text:p>146001</text:p>
          </table:table-cell>
          <table:table-cell office:value-type="float" office:value="192445" calcext:value-type="float">
            <text:p>192445</text:p>
          </table:table-cell>
          <table:table-cell office:value-type="float" office:value="288247" calcext:value-type="float">
            <text:p>288247</text:p>
          </table:table-cell>
          <table:table-cell office:value-type="float" office:value="144550" calcext:value-type="float">
            <text:p>144550</text:p>
          </table:table-cell>
          <table:table-cell office:value-type="float" office:value="53585" calcext:value-type="float">
            <text:p>53585</text:p>
          </table:table-cell>
          <table:table-cell office:value-type="float" office:value="146975" calcext:value-type="float">
            <text:p>146975</text:p>
          </table:table-cell>
          <table:table-cell office:value-type="float" office:value="117921" calcext:value-type="float">
            <text:p>117921</text:p>
          </table:table-cell>
          <table:table-cell office:value-type="float" office:value="54796" calcext:value-type="float">
            <text:p>54796</text:p>
          </table:table-cell>
          <table:table-cell office:value-type="float" office:value="193001" calcext:value-type="float">
            <text:p>193001</text:p>
          </table:table-cell>
          <table:table-cell office:value-type="float" office:value="260958" calcext:value-type="float">
            <text:p>260958</text:p>
          </table:table-cell>
          <table:table-cell office:value-type="float" office:value="53892" calcext:value-type="float">
            <text:p>53892</text:p>
          </table:table-cell>
          <table:table-cell office:value-type="float" office:value="76506" calcext:value-type="float">
            <text:p>76506</text:p>
          </table:table-cell>
          <table:table-cell office:value-type="float" office:value="141140" calcext:value-type="float">
            <text:p>141140</text:p>
          </table:table-cell>
          <table:table-cell office:value-type="float" office:value="171941" calcext:value-type="float">
            <text:p>171941</text:p>
          </table:table-cell>
          <table:table-cell office:value-type="float" office:value="147117" calcext:value-type="float">
            <text:p>147117</text:p>
          </table:table-cell>
          <table:table-cell office:value-type="float" office:value="148942" calcext:value-type="float">
            <text:p>148942</text:p>
          </table:table-cell>
          <table:table-cell office:value-type="float" office:value="176296" calcext:value-type="float">
            <text:p>176296</text:p>
          </table:table-cell>
          <table:table-cell office:value-type="float" office:value="148248" calcext:value-type="float">
            <text:p>148248</text:p>
          </table:table-cell>
          <table:table-cell office:value-type="float" office:value="57188" calcext:value-type="float">
            <text:p>57188</text:p>
          </table:table-cell>
          <table:table-cell office:value-type="float" office:value="195056" calcext:value-type="float">
            <text:p>195056</text:p>
          </table:table-cell>
          <table:table-cell office:value-type="float" office:value="135012" calcext:value-type="float">
            <text:p>135012</text:p>
          </table:table-cell>
          <table:table-cell office:value-type="float" office:value="236533" calcext:value-type="float">
            <text:p>236533</text:p>
          </table:table-cell>
          <table:table-cell office:value-type="float" office:value="219234" calcext:value-type="float">
            <text:p>219234</text:p>
          </table:table-cell>
          <table:table-cell office:value-type="float" office:value="276496" calcext:value-type="float">
            <text:p>276496</text:p>
          </table:table-cell>
          <table:table-cell office:value-type="float" office:value="90109" calcext:value-type="float">
            <text:p>90109</text:p>
          </table:table-cell>
          <table:table-cell office:value-type="float" office:value="101799" calcext:value-type="float">
            <text:p>101799</text:p>
          </table:table-cell>
          <table:table-cell office:value-type="float" office:value="167703" calcext:value-type="float">
            <text:p>167703</text:p>
          </table:table-cell>
          <table:table-cell office:value-type="float" office:value="190629" calcext:value-type="float">
            <text:p>190629</text:p>
          </table:table-cell>
          <table:table-cell office:value-type="float" office:value="177913" calcext:value-type="float">
            <text:p>177913</text:p>
          </table:table-cell>
          <table:table-cell office:value-type="float" office:value="172182" calcext:value-type="float">
            <text:p>172182</text:p>
          </table:table-cell>
          <table:table-cell office:value-type="float" office:value="193869" calcext:value-type="float">
            <text:p>193869</text:p>
          </table:table-cell>
          <table:table-cell office:value-type="float" office:value="171792" calcext:value-type="float">
            <text:p>171792</text:p>
          </table:table-cell>
          <table:table-cell office:value-type="float" office:value="80082" calcext:value-type="float">
            <text:p>80082</text:p>
          </table:table-cell>
          <table:table-cell office:value-type="float" office:value="186829" calcext:value-type="float">
            <text:p>186829</text:p>
          </table:table-cell>
          <table:table-cell office:value-type="float" office:value="157170" calcext:value-type="float">
            <text:p>157170</text:p>
          </table:table-cell>
          <table:table-cell office:value-type="float" office:value="312050" calcext:value-type="float">
            <text:p>312050</text:p>
          </table:table-cell>
          <table:table-cell office:value-type="float" office:value="368449" calcext:value-type="float">
            <text:p>368449</text:p>
          </table:table-cell>
          <table:table-cell office:value-type="float" office:value="366065" calcext:value-type="float">
            <text:p>366065</text:p>
          </table:table-cell>
          <table:table-cell office:value-type="float" office:value="159794" calcext:value-type="float">
            <text:p>159794</text:p>
          </table:table-cell>
          <table:table-cell office:value-type="float" office:value="169603" calcext:value-type="float">
            <text:p>169603</text:p>
          </table:table-cell>
          <table:table-cell office:value-type="float" office:value="308051" calcext:value-type="float">
            <text:p>308051</text:p>
          </table:table-cell>
          <table:table-cell office:value-type="float" office:value="263455" calcext:value-type="float">
            <text:p>263455</text:p>
          </table:table-cell>
          <table:table-cell office:value-type="float" office:value="264172" calcext:value-type="float">
            <text:p>264172</text:p>
          </table:table-cell>
          <table:table-cell office:value-type="float" office:value="252168" calcext:value-type="float">
            <text:p>252168</text:p>
          </table:table-cell>
          <table:table-cell office:value-type="float" office:value="295913" calcext:value-type="float">
            <text:p>295913</text:p>
          </table:table-cell>
          <table:table-cell office:value-type="float" office:value="254832" calcext:value-type="float">
            <text:p>254832</text:p>
          </table:table-cell>
          <table:table-cell office:value-type="float" office:value="156120" calcext:value-type="float">
            <text:p>156120</text:p>
          </table:table-cell>
          <table:table-cell office:value-type="float" office:value="268788" calcext:value-type="float">
            <text:p>268788</text:p>
          </table:table-cell>
          <table:table-cell office:value-type="float" office:value="233570" calcext:value-type="float">
            <text:p>233570</text:p>
          </table:table-cell>
          <table:table-cell office:value-type="float" office:value="356937" calcext:value-type="float">
            <text:p>356937</text:p>
          </table:table-cell>
          <table:table-cell office:value-type="float" office:value="442441" calcext:value-type="float">
            <text:p>442441</text:p>
          </table:table-cell>
          <table:table-cell office:value-type="float" office:value="481770" calcext:value-type="float">
            <text:p>481770</text:p>
          </table:table-cell>
          <table:table-cell office:value-type="float" office:value="285554" calcext:value-type="float">
            <text:p>285554</text:p>
          </table:table-cell>
          <table:table-cell office:value-type="float" office:value="299155" calcext:value-type="float">
            <text:p>299155</text:p>
          </table:table-cell>
          <table:table-cell office:value-type="float" office:value="386572" calcext:value-type="float">
            <text:p>386572</text:p>
          </table:table-cell>
          <table:table-cell office:value-type="float" office:value="402955" calcext:value-type="float">
            <text:p>402955</text:p>
          </table:table-cell>
          <table:table-cell office:value-type="float" office:value="300955" calcext:value-type="float">
            <text:p>300955</text:p>
          </table:table-cell>
          <table:table-cell office:value-type="float" office:value="312031" calcext:value-type="float">
            <text:p>312031</text:p>
          </table:table-cell>
          <table:table-cell office:value-type="float" office:value="413817" calcext:value-type="float">
            <text:p>413817</text:p>
          </table:table-cell>
          <table:table-cell office:value-type="float" office:value="313976" calcext:value-type="float">
            <text:p>313976</text:p>
          </table:table-cell>
          <table:table-cell office:value-type="float" office:value="287151" calcext:value-type="float">
            <text:p>287151</text:p>
          </table:table-cell>
          <table:table-cell office:value-type="float" office:value="404983" calcext:value-type="float">
            <text:p>404983</text:p>
          </table:table-cell>
          <table:table-cell office:value-type="float" office:value="367013" calcext:value-type="float">
            <text:p>367013</text:p>
          </table:table-cell>
          <table:table-cell office:value-type="float" office:value="52440" calcext:value-type="float">
            <text:p>52440</text:p>
          </table:table-cell>
          <table:table-cell office:value-type="float" office:value="192138" calcext:value-type="float">
            <text:p>192138</text:p>
          </table:table-cell>
          <table:table-cell office:value-type="float" office:value="230247" calcext:value-type="float">
            <text:p>230247</text:p>
          </table:table-cell>
          <table:table-cell office:value-type="float" office:value="51190" calcext:value-type="float">
            <text:p>51190</text:p>
          </table:table-cell>
          <table:table-cell office:value-type="float" office:value="57866" calcext:value-type="float">
            <text:p>57866</text:p>
          </table:table-cell>
          <table:table-cell office:value-type="float" office:value="134118" calcext:value-type="float">
            <text:p>134118</text:p>
          </table:table-cell>
          <table:table-cell office:value-type="float" office:value="164215" calcext:value-type="float">
            <text:p>164215</text:p>
          </table:table-cell>
          <table:table-cell office:value-type="float" office:value="140470" calcext:value-type="float">
            <text:p>140470</text:p>
          </table:table-cell>
          <table:table-cell office:value-type="float" office:value="137262" calcext:value-type="float">
            <text:p>137262</text:p>
          </table:table-cell>
          <table:table-cell office:value-type="float" office:value="171051" calcext:value-type="float">
            <text:p>171051</text:p>
          </table:table-cell>
          <table:table-cell office:value-type="float" office:value="138496" calcext:value-type="float">
            <text:p>138496</text:p>
          </table:table-cell>
          <table:table-cell office:value-type="float" office:value="53150" calcext:value-type="float">
            <text:p>53150</text:p>
          </table:table-cell>
          <table:table-cell office:value-type="float" office:value="153116" calcext:value-type="float">
            <text:p>153116</text:p>
          </table:table-cell>
          <table:table-cell office:value-type="float" office:value="160271" calcext:value-type="float">
            <text:p>160271</text:p>
          </table:table-cell>
          <table:table-cell office:value-type="float" office:value="68754" calcext:value-type="float">
            <text:p>68754</text:p>
          </table:table-cell>
          <table:table-cell office:value-type="float" office:value="207983" calcext:value-type="float">
            <text:p>207983</text:p>
          </table:table-cell>
          <table:table-cell office:value-type="float" office:value="290218" calcext:value-type="float">
            <text:p>290218</text:p>
          </table:table-cell>
          <table:table-cell office:value-type="float" office:value="56606" calcext:value-type="float">
            <text:p>56606</text:p>
          </table:table-cell>
          <table:table-cell office:value-type="float" office:value="80344" calcext:value-type="float">
            <text:p>80344</text:p>
          </table:table-cell>
          <table:table-cell office:value-type="float" office:value="146676" calcext:value-type="float">
            <text:p>146676</text:p>
          </table:table-cell>
          <table:table-cell office:value-type="float" office:value="213231" calcext:value-type="float">
            <text:p>213231</text:p>
          </table:table-cell>
          <table:table-cell office:value-type="float" office:value="159767" calcext:value-type="float">
            <text:p>159767</text:p>
          </table:table-cell>
          <table:table-cell office:value-type="float" office:value="156056" calcext:value-type="float">
            <text:p>156056</text:p>
          </table:table-cell>
          <table:table-cell office:value-type="float" office:value="188080" calcext:value-type="float">
            <text:p>188080</text:p>
          </table:table-cell>
          <table:table-cell office:value-type="float" office:value="154370" calcext:value-type="float">
            <text:p>154370</text:p>
          </table:table-cell>
          <table:table-cell office:value-type="float" office:value="86785" calcext:value-type="float">
            <text:p>86785</text:p>
          </table:table-cell>
          <table:table-cell office:value-type="float" office:value="204709" calcext:value-type="float">
            <text:p>204709</text:p>
          </table:table-cell>
          <table:table-cell office:value-type="float" office:value="139313" calcext:value-type="float">
            <text:p>139313</text:p>
          </table:table-cell>
          <table:table-cell office:value-type="float" office:value="245169" calcext:value-type="float">
            <text:p>245169</text:p>
          </table:table-cell>
          <table:table-cell office:value-type="float" office:value="229206" calcext:value-type="float">
            <text:p>229206</text:p>
          </table:table-cell>
          <table:table-cell office:value-type="float" office:value="261241" calcext:value-type="float">
            <text:p>261241</text:p>
          </table:table-cell>
          <table:table-cell office:value-type="float" office:value="78137" calcext:value-type="float">
            <text:p>78137</text:p>
          </table:table-cell>
          <table:table-cell office:value-type="float" office:value="91128" calcext:value-type="float">
            <text:p>91128</text:p>
          </table:table-cell>
          <table:table-cell office:value-type="float" office:value="168144" calcext:value-type="float">
            <text:p>168144</text:p>
          </table:table-cell>
          <table:table-cell office:value-type="float" office:value="233048" calcext:value-type="float">
            <text:p>233048</text:p>
          </table:table-cell>
          <table:table-cell office:value-type="float" office:value="179733" calcext:value-type="float">
            <text:p>179733</text:p>
          </table:table-cell>
          <table:table-cell office:value-type="float" office:value="173568" calcext:value-type="float">
            <text:p>173568</text:p>
          </table:table-cell>
          <table:table-cell office:value-type="float" office:value="208285" calcext:value-type="float">
            <text:p>208285</text:p>
          </table:table-cell>
          <table:table-cell office:value-type="float" office:value="178295" calcext:value-type="float">
            <text:p>178295</text:p>
          </table:table-cell>
          <table:table-cell office:value-type="float" office:value="81607" calcext:value-type="float">
            <text:p>81607</text:p>
          </table:table-cell>
          <table:table-cell office:value-type="float" office:value="188645" calcext:value-type="float">
            <text:p>188645</text:p>
          </table:table-cell>
          <table:table-cell office:value-type="float" office:value="159404" calcext:value-type="float">
            <text:p>159404</text:p>
          </table:table-cell>
          <table:table-cell office:value-type="float" office:value="324882" calcext:value-type="float">
            <text:p>324882</text:p>
          </table:table-cell>
          <table:table-cell office:value-type="float" office:value="309488" calcext:value-type="float">
            <text:p>309488</text:p>
          </table:table-cell>
          <table:table-cell office:value-type="float" office:value="370551" calcext:value-type="float">
            <text:p>370551</text:p>
          </table:table-cell>
          <table:table-cell office:value-type="float" office:value="159278" calcext:value-type="float">
            <text:p>159278</text:p>
          </table:table-cell>
          <table:table-cell office:value-type="float" office:value="158848" calcext:value-type="float">
            <text:p>158848</text:p>
          </table:table-cell>
          <table:table-cell office:value-type="float" office:value="249337" calcext:value-type="float">
            <text:p>249337</text:p>
          </table:table-cell>
          <table:table-cell office:value-type="float" office:value="273694" calcext:value-type="float">
            <text:p>273694</text:p>
          </table:table-cell>
          <table:table-cell office:value-type="float" office:value="262879" calcext:value-type="float">
            <text:p>262879</text:p>
          </table:table-cell>
          <table:table-cell office:value-type="float" office:value="260404" calcext:value-type="float">
            <text:p>260404</text:p>
          </table:table-cell>
          <table:table-cell office:value-type="float" office:value="342300" calcext:value-type="float">
            <text:p>342300</text:p>
          </table:table-cell>
          <table:table-cell office:value-type="float" office:value="255895" calcext:value-type="float">
            <text:p>255895</text:p>
          </table:table-cell>
          <table:table-cell office:value-type="float" office:value="157652" calcext:value-type="float">
            <text:p>157652</text:p>
          </table:table-cell>
          <table:table-cell office:value-type="float" office:value="305127" calcext:value-type="float">
            <text:p>305127</text:p>
          </table:table-cell>
          <table:table-cell office:value-type="float" office:value="236051" calcext:value-type="float">
            <text:p>236051</text:p>
          </table:table-cell>
          <table:table-cell office:value-type="float" office:value="916041" calcext:value-type="float">
            <text:p>916041</text:p>
          </table:table-cell>
          <table:table-cell office:value-type="float" office:value="1055646" calcext:value-type="float">
            <text:p>1055646</text:p>
          </table:table-cell>
          <table:table-cell office:value-type="float" office:value="1072762" calcext:value-type="float">
            <text:p>1072762</text:p>
          </table:table-cell>
          <table:table-cell office:value-type="float" office:value="745186" calcext:value-type="float">
            <text:p>745186</text:p>
          </table:table-cell>
          <table:table-cell office:value-type="float" office:value="755197" calcext:value-type="float">
            <text:p>755197</text:p>
          </table:table-cell>
          <table:table-cell office:value-type="float" office:value="979683" calcext:value-type="float">
            <text:p>979683</text:p>
          </table:table-cell>
          <table:table-cell office:value-type="float" office:value="959030" calcext:value-type="float">
            <text:p>959030</text:p>
          </table:table-cell>
          <table:table-cell office:value-type="float" office:value="733448" calcext:value-type="float">
            <text:p>733448</text:p>
          </table:table-cell>
          <table:table-cell office:value-type="float" office:value="735007" calcext:value-type="float">
            <text:p>735007</text:p>
          </table:table-cell>
          <table:table-cell office:value-type="float" office:value="918619" calcext:value-type="float">
            <text:p>918619</text:p>
          </table:table-cell>
          <table:table-cell office:value-type="float" office:value="792570" calcext:value-type="float">
            <text:p>792570</text:p>
          </table:table-cell>
          <table:table-cell office:value-type="float" office:value="905929" calcext:value-type="float">
            <text:p>905929</text:p>
          </table:table-cell>
          <table:table-cell office:value-type="float" office:value="788131" calcext:value-type="float">
            <text:p>788131</text:p>
          </table:table-cell>
          <table:table-cell office:value-type="float" office:value="923170" calcext:value-type="float">
            <text:p>923170</text:p>
          </table:table-cell>
          <table:table-cell office:value-type="float" office:value="61310" calcext:value-type="float">
            <text:p>61310</text:p>
          </table:table-cell>
          <table:table-cell office:value-type="float" office:value="282840" calcext:value-type="float">
            <text:p>282840</text:p>
          </table:table-cell>
          <table:table-cell office:value-type="float" office:value="322518" calcext:value-type="float">
            <text:p>322518</text:p>
          </table:table-cell>
          <table:table-cell office:value-type="float" office:value="53434" calcext:value-type="float">
            <text:p>53434</text:p>
          </table:table-cell>
          <table:table-cell office:value-type="float" office:value="77816" calcext:value-type="float">
            <text:p>77816</text:p>
          </table:table-cell>
          <table:table-cell office:value-type="float" office:value="171711" calcext:value-type="float">
            <text:p>171711</text:p>
          </table:table-cell>
          <table:table-cell office:value-type="float" office:value="195485" calcext:value-type="float">
            <text:p>195485</text:p>
          </table:table-cell>
          <table:table-cell office:value-type="float" office:value="143116" calcext:value-type="float">
            <text:p>143116</text:p>
          </table:table-cell>
          <table:table-cell office:value-type="float" office:value="166728" calcext:value-type="float">
            <text:p>166728</text:p>
          </table:table-cell>
          <table:table-cell office:value-type="float" office:value="182599" calcext:value-type="float">
            <text:p>182599</text:p>
          </table:table-cell>
          <table:table-cell office:value-type="float" office:value="136336" calcext:value-type="float">
            <text:p>136336</text:p>
          </table:table-cell>
          <table:table-cell office:value-type="float" office:value="57096" calcext:value-type="float">
            <text:p>57096</text:p>
          </table:table-cell>
          <table:table-cell office:value-type="float" office:value="148504" calcext:value-type="float">
            <text:p>148504</text:p>
          </table:table-cell>
          <table:table-cell office:value-type="float" office:value="128493" calcext:value-type="float">
            <text:p>128493</text:p>
          </table:table-cell>
          <table:table-cell office:value-type="float" office:value="76947" calcext:value-type="float">
            <text:p>76947</text:p>
          </table:table-cell>
          <table:table-cell office:value-type="float" office:value="328512" calcext:value-type="float">
            <text:p>328512</text:p>
          </table:table-cell>
          <table:table-cell office:value-type="float" office:value="424518" calcext:value-type="float">
            <text:p>424518</text:p>
          </table:table-cell>
          <table:table-cell office:value-type="float" office:value="87035" calcext:value-type="float">
            <text:p>87035</text:p>
          </table:table-cell>
          <table:table-cell office:value-type="float" office:value="121155" calcext:value-type="float">
            <text:p>121155</text:p>
          </table:table-cell>
          <table:table-cell office:value-type="float" office:value="218904" calcext:value-type="float">
            <text:p>218904</text:p>
          </table:table-cell>
          <table:table-cell office:value-type="float" office:value="250175" calcext:value-type="float">
            <text:p>250175</text:p>
          </table:table-cell>
          <table:table-cell office:value-type="float" office:value="202648" calcext:value-type="float">
            <text:p>202648</text:p>
          </table:table-cell>
          <table:table-cell office:value-type="float" office:value="198647" calcext:value-type="float">
            <text:p>198647</text:p>
          </table:table-cell>
          <table:table-cell office:value-type="float" office:value="285095" calcext:value-type="float">
            <text:p>285095</text:p>
          </table:table-cell>
          <table:table-cell office:value-type="float" office:value="199145" calcext:value-type="float">
            <text:p>199145</text:p>
          </table:table-cell>
          <table:table-cell office:value-type="float" office:value="112776" calcext:value-type="float">
            <text:p>112776</text:p>
          </table:table-cell>
          <table:table-cell office:value-type="float" office:value="211500" calcext:value-type="float">
            <text:p>211500</text:p>
          </table:table-cell>
          <table:table-cell office:value-type="float" office:value="222160" calcext:value-type="float">
            <text:p>222160</text:p>
          </table:table-cell>
          <table:table-cell office:value-type="float" office:value="426751" calcext:value-type="float">
            <text:p>426751</text:p>
          </table:table-cell>
          <table:table-cell office:value-type="float" office:value="377442" calcext:value-type="float">
            <text:p>377442</text:p>
          </table:table-cell>
          <table:table-cell office:value-type="float" office:value="388699" calcext:value-type="float">
            <text:p>388699</text:p>
          </table:table-cell>
          <table:table-cell office:value-type="float" office:value="176656" calcext:value-type="float">
            <text:p>176656</text:p>
          </table:table-cell>
          <table:table-cell office:value-type="float" office:value="113094" calcext:value-type="float">
            <text:p>113094</text:p>
          </table:table-cell>
          <table:table-cell office:value-type="float" office:value="263560" calcext:value-type="float">
            <text:p>263560</text:p>
          </table:table-cell>
          <table:table-cell office:value-type="float" office:value="286451" calcext:value-type="float">
            <text:p>286451</text:p>
          </table:table-cell>
          <table:table-cell office:value-type="float" office:value="227936" calcext:value-type="float">
            <text:p>227936</text:p>
          </table:table-cell>
          <table:table-cell office:value-type="float" office:value="227940" calcext:value-type="float">
            <text:p>227940</text:p>
          </table:table-cell>
          <table:table-cell office:value-type="float" office:value="309549" calcext:value-type="float">
            <text:p>309549</text:p>
          </table:table-cell>
          <table:table-cell office:value-type="float" office:value="227500" calcext:value-type="float">
            <text:p>227500</text:p>
          </table:table-cell>
          <table:table-cell office:value-type="float" office:value="109191" calcext:value-type="float">
            <text:p>109191</text:p>
          </table:table-cell>
          <table:table-cell office:value-type="float" office:value="233890" calcext:value-type="float">
            <text:p>233890</text:p>
          </table:table-cell>
          <table:table-cell office:value-type="float" office:value="217196" calcext:value-type="float">
            <text:p>217196</text:p>
          </table:table-cell>
          <table:table-cell office:value-type="float" office:value="432931" calcext:value-type="float">
            <text:p>432931</text:p>
          </table:table-cell>
          <table:table-cell office:value-type="float" office:value="420727" calcext:value-type="float">
            <text:p>420727</text:p>
          </table:table-cell>
          <table:table-cell office:value-type="float" office:value="521546" calcext:value-type="float">
            <text:p>521546</text:p>
          </table:table-cell>
          <table:table-cell office:value-type="float" office:value="187958" calcext:value-type="float">
            <text:p>187958</text:p>
          </table:table-cell>
          <table:table-cell office:value-type="float" office:value="185799" calcext:value-type="float">
            <text:p>185799</text:p>
          </table:table-cell>
          <table:table-cell office:value-type="float" office:value="315527" calcext:value-type="float">
            <text:p>315527</text:p>
          </table:table-cell>
          <table:table-cell office:value-type="float" office:value="379197" calcext:value-type="float">
            <text:p>379197</text:p>
          </table:table-cell>
          <table:table-cell office:value-type="float" office:value="303392" calcext:value-type="float">
            <text:p>303392</text:p>
          </table:table-cell>
          <table:table-cell office:value-type="float" office:value="309001" calcext:value-type="float">
            <text:p>309001</text:p>
          </table:table-cell>
          <table:table-cell office:value-type="float" office:value="375874" calcext:value-type="float">
            <text:p>375874</text:p>
          </table:table-cell>
          <table:table-cell office:value-type="float" office:value="315160" calcext:value-type="float">
            <text:p>315160</text:p>
          </table:table-cell>
          <table:table-cell office:value-type="float" office:value="177544" calcext:value-type="float">
            <text:p>177544</text:p>
          </table:table-cell>
          <table:table-cell office:value-type="float" office:value="389303" calcext:value-type="float">
            <text:p>389303</text:p>
          </table:table-cell>
          <table:table-cell office:value-type="float" office:value="272363" calcext:value-type="float">
            <text:p>272363</text:p>
          </table:table-cell>
          <table:table-cell office:value-type="float" office:value="366073" calcext:value-type="float">
            <text:p>366073</text:p>
          </table:table-cell>
          <table:table-cell office:value-type="float" office:value="464512" calcext:value-type="float">
            <text:p>464512</text:p>
          </table:table-cell>
          <table:table-cell office:value-type="float" office:value="491421" calcext:value-type="float">
            <text:p>491421</text:p>
          </table:table-cell>
          <table:table-cell office:value-type="float" office:value="296385" calcext:value-type="float">
            <text:p>296385</text:p>
          </table:table-cell>
          <table:table-cell office:value-type="float" office:value="368611" calcext:value-type="float">
            <text:p>368611</text:p>
          </table:table-cell>
          <table:table-cell office:value-type="float" office:value="393026" calcext:value-type="float">
            <text:p>393026</text:p>
          </table:table-cell>
          <table:table-cell office:value-type="float" office:value="446267" calcext:value-type="float">
            <text:p>446267</text:p>
          </table:table-cell>
          <table:table-cell office:value-type="float" office:value="311608" calcext:value-type="float">
            <text:p>311608</text:p>
          </table:table-cell>
          <table:table-cell office:value-type="float" office:value="326224" calcext:value-type="float">
            <text:p>326224</text:p>
          </table:table-cell>
          <table:table-cell office:value-type="float" office:value="446268" calcext:value-type="float">
            <text:p>446268</text:p>
          </table:table-cell>
          <table:table-cell office:value-type="float" office:value="352084" calcext:value-type="float">
            <text:p>352084</text:p>
          </table:table-cell>
          <table:table-cell office:value-type="float" office:value="301835" calcext:value-type="float">
            <text:p>301835</text:p>
          </table:table-cell>
          <table:table-cell office:value-type="float" office:value="344292" calcext:value-type="float">
            <text:p>344292</text:p>
          </table:table-cell>
          <table:table-cell office:value-type="float" office:value="391985" calcext:value-type="float">
            <text:p>391985</text:p>
          </table:table-cell>
          <table:table-cell office:value-type="float" office:value="53200" calcext:value-type="float">
            <text:p>53200</text:p>
          </table:table-cell>
          <table:table-cell office:value-type="float" office:value="192405" calcext:value-type="float">
            <text:p>192405</text:p>
          </table:table-cell>
          <table:table-cell office:value-type="float" office:value="245919" calcext:value-type="float">
            <text:p>245919</text:p>
          </table:table-cell>
          <table:table-cell office:value-type="float" office:value="52342" calcext:value-type="float">
            <text:p>52342</text:p>
          </table:table-cell>
          <table:table-cell office:value-type="float" office:value="57933" calcext:value-type="float">
            <text:p>57933</text:p>
          </table:table-cell>
          <table:table-cell office:value-type="float" office:value="132225" calcext:value-type="float">
            <text:p>132225</text:p>
          </table:table-cell>
          <table:table-cell office:value-type="float" office:value="184720" calcext:value-type="float">
            <text:p>184720</text:p>
          </table:table-cell>
          <table:table-cell office:value-type="float" office:value="142616" calcext:value-type="float">
            <text:p>142616</text:p>
          </table:table-cell>
          <table:table-cell office:value-type="float" office:value="135314" calcext:value-type="float">
            <text:p>135314</text:p>
          </table:table-cell>
          <table:table-cell office:value-type="float" office:value="250552" calcext:value-type="float">
            <text:p>250552</text:p>
          </table:table-cell>
          <table:table-cell office:value-type="float" office:value="138302" calcext:value-type="float">
            <text:p>138302</text:p>
          </table:table-cell>
          <table:table-cell office:value-type="float" office:value="53292" calcext:value-type="float">
            <text:p>53292</text:p>
          </table:table-cell>
          <table:table-cell office:value-type="float" office:value="146118" calcext:value-type="float">
            <text:p>146118</text:p>
          </table:table-cell>
          <table:table-cell office:value-type="float" office:value="122142" calcext:value-type="float">
            <text:p>122142</text:p>
          </table:table-cell>
          <table:table-cell office:value-type="float" office:value="56314" calcext:value-type="float">
            <text:p>56314</text:p>
          </table:table-cell>
          <table:table-cell office:value-type="float" office:value="249533" calcext:value-type="float">
            <text:p>249533</text:p>
          </table:table-cell>
          <table:table-cell office:value-type="float" office:value="244312" calcext:value-type="float">
            <text:p>244312</text:p>
          </table:table-cell>
          <table:table-cell office:value-type="float" office:value="54965" calcext:value-type="float">
            <text:p>54965</text:p>
          </table:table-cell>
          <table:table-cell office:value-type="float" office:value="64698" calcext:value-type="float">
            <text:p>64698</text:p>
          </table:table-cell>
          <table:table-cell office:value-type="float" office:value="147653" calcext:value-type="float">
            <text:p>147653</text:p>
          </table:table-cell>
          <table:table-cell office:value-type="float" office:value="198848" calcext:value-type="float">
            <text:p>198848</text:p>
          </table:table-cell>
          <table:table-cell office:value-type="float" office:value="158003" calcext:value-type="float">
            <text:p>158003</text:p>
          </table:table-cell>
          <table:table-cell office:value-type="float" office:value="187074" calcext:value-type="float">
            <text:p>187074</text:p>
          </table:table-cell>
          <table:table-cell office:value-type="float" office:value="179296" calcext:value-type="float">
            <text:p>179296</text:p>
          </table:table-cell>
          <table:table-cell office:value-type="float" office:value="191070" calcext:value-type="float">
            <text:p>191070</text:p>
          </table:table-cell>
          <table:table-cell office:value-type="float" office:value="58200" calcext:value-type="float">
            <text:p>58200</text:p>
          </table:table-cell>
          <table:table-cell office:value-type="float" office:value="172802" calcext:value-type="float">
            <text:p>172802</text:p>
          </table:table-cell>
          <table:table-cell office:value-type="float" office:value="135277" calcext:value-type="float">
            <text:p>135277</text:p>
          </table:table-cell>
          <table:table-cell office:value-type="float" office:value="238840" calcext:value-type="float">
            <text:p>238840</text:p>
          </table:table-cell>
          <table:table-cell office:value-type="float" office:value="305719" calcext:value-type="float">
            <text:p>305719</text:p>
          </table:table-cell>
          <table:table-cell office:value-type="float" office:value="342486" calcext:value-type="float">
            <text:p>342486</text:p>
          </table:table-cell>
          <table:table-cell office:value-type="float" office:value="82682" calcext:value-type="float">
            <text:p>82682</text:p>
          </table:table-cell>
          <table:table-cell office:value-type="float" office:value="86407" calcext:value-type="float">
            <text:p>86407</text:p>
          </table:table-cell>
          <table:table-cell office:value-type="float" office:value="187566" calcext:value-type="float">
            <text:p>187566</text:p>
          </table:table-cell>
          <table:table-cell office:value-type="float" office:value="194303" calcext:value-type="float">
            <text:p>194303</text:p>
          </table:table-cell>
          <table:table-cell office:value-type="float" office:value="183341" calcext:value-type="float">
            <text:p>183341</text:p>
          </table:table-cell>
          <table:table-cell office:value-type="float" office:value="204834" calcext:value-type="float">
            <text:p>204834</text:p>
          </table:table-cell>
          <table:table-cell office:value-type="float" office:value="262031" calcext:value-type="float">
            <text:p>262031</text:p>
          </table:table-cell>
          <table:table-cell office:value-type="float" office:value="201974" calcext:value-type="float">
            <text:p>201974</text:p>
          </table:table-cell>
          <table:table-cell office:value-type="float" office:value="80928" calcext:value-type="float">
            <text:p>80928</text:p>
          </table:table-cell>
          <table:table-cell office:value-type="float" office:value="241124" calcext:value-type="float">
            <text:p>241124</text:p>
          </table:table-cell>
          <table:table-cell office:value-type="float" office:value="153729" calcext:value-type="float">
            <text:p>153729</text:p>
          </table:table-cell>
          <table:table-cell office:value-type="float" office:value="325528" calcext:value-type="float">
            <text:p>325528</text:p>
          </table:table-cell>
          <table:table-cell office:value-type="float" office:value="323378" calcext:value-type="float">
            <text:p>323378</text:p>
          </table:table-cell>
          <table:table-cell office:value-type="float" office:value="348514" calcext:value-type="float">
            <text:p>348514</text:p>
          </table:table-cell>
          <table:table-cell office:value-type="float" office:value="166655" calcext:value-type="float">
            <text:p>166655</text:p>
          </table:table-cell>
          <table:table-cell office:value-type="float" office:value="167134" calcext:value-type="float">
            <text:p>167134</text:p>
          </table:table-cell>
          <table:table-cell office:value-type="float" office:value="246112" calcext:value-type="float">
            <text:p>246112</text:p>
          </table:table-cell>
          <table:table-cell office:value-type="float" office:value="270967" calcext:value-type="float">
            <text:p>270967</text:p>
          </table:table-cell>
          <table:table-cell office:value-type="float" office:value="267819" calcext:value-type="float">
            <text:p>267819</text:p>
          </table:table-cell>
          <table:table-cell office:value-type="float" office:value="255139" calcext:value-type="float">
            <text:p>255139</text:p>
          </table:table-cell>
          <table:table-cell office:value-type="float" office:value="332426" calcext:value-type="float">
            <text:p>332426</text:p>
          </table:table-cell>
          <table:table-cell office:value-type="float" office:value="251644" calcext:value-type="float">
            <text:p>251644</text:p>
          </table:table-cell>
          <table:table-cell office:value-type="float" office:value="156038" calcext:value-type="float">
            <text:p>156038</text:p>
          </table:table-cell>
          <table:table-cell office:value-type="float" office:value="284843" calcext:value-type="float">
            <text:p>284843</text:p>
          </table:table-cell>
          <table:table-cell office:value-type="float" office:value="236834" calcext:value-type="float">
            <text:p>236834</text:p>
          </table:table-cell>
          <table:table-cell office:value-type="float" office:value="519576" calcext:value-type="float">
            <text:p>519576</text:p>
          </table:table-cell>
          <table:table-cell office:value-type="float" office:value="573141" calcext:value-type="float">
            <text:p>573141</text:p>
          </table:table-cell>
          <table:table-cell office:value-type="float" office:value="867079" calcext:value-type="float">
            <text:p>867079</text:p>
          </table:table-cell>
          <table:table-cell office:value-type="float" office:value="337760" calcext:value-type="float">
            <text:p>337760</text:p>
          </table:table-cell>
          <table:table-cell office:value-type="float" office:value="341967" calcext:value-type="float">
            <text:p>341967</text:p>
          </table:table-cell>
          <table:table-cell office:value-type="float" office:value="474101" calcext:value-type="float">
            <text:p>474101</text:p>
          </table:table-cell>
          <table:table-cell office:value-type="float" office:value="532555" calcext:value-type="float">
            <text:p>532555</text:p>
          </table:table-cell>
          <table:table-cell office:value-type="float" office:value="403606" calcext:value-type="float">
            <text:p>403606</text:p>
          </table:table-cell>
          <table:table-cell office:value-type="float" office:value="339833" calcext:value-type="float">
            <text:p>339833</text:p>
          </table:table-cell>
          <table:table-cell office:value-type="float" office:value="516017" calcext:value-type="float">
            <text:p>516017</text:p>
          </table:table-cell>
          <table:table-cell office:value-type="float" office:value="334105" calcext:value-type="float">
            <text:p>334105</text:p>
          </table:table-cell>
          <table:table-cell office:value-type="float" office:value="334012" calcext:value-type="float">
            <text:p>334012</text:p>
          </table:table-cell>
          <table:table-cell office:value-type="float" office:value="342914" calcext:value-type="float">
            <text:p>342914</text:p>
          </table:table-cell>
          <table:table-cell office:value-type="float" office:value="438482" calcext:value-type="float">
            <text:p>438482</text:p>
          </table:table-cell>
          <table:table-cell office:value-type="float" office:value="59585" calcext:value-type="float">
            <text:p>59585</text:p>
          </table:table-cell>
          <table:table-cell office:value-type="float" office:value="257647" calcext:value-type="float">
            <text:p>257647</text:p>
          </table:table-cell>
          <table:table-cell office:value-type="float" office:value="309993" calcext:value-type="float">
            <text:p>309993</text:p>
          </table:table-cell>
          <table:table-cell office:value-type="float" office:value="65689" calcext:value-type="float">
            <text:p>65689</text:p>
          </table:table-cell>
          <table:table-cell office:value-type="float" office:value="63959" calcext:value-type="float">
            <text:p>63959</text:p>
          </table:table-cell>
          <table:table-cell office:value-type="float" office:value="171901" calcext:value-type="float">
            <text:p>171901</text:p>
          </table:table-cell>
          <table:table-cell office:value-type="float" office:value="206577" calcext:value-type="float">
            <text:p>206577</text:p>
          </table:table-cell>
          <table:table-cell office:value-type="float" office:value="148722" calcext:value-type="float">
            <text:p>148722</text:p>
          </table:table-cell>
          <table:table-cell office:value-type="float" office:value="171332" calcext:value-type="float">
            <text:p>171332</text:p>
          </table:table-cell>
          <table:table-cell office:value-type="float" office:value="209396" calcext:value-type="float">
            <text:p>209396</text:p>
          </table:table-cell>
          <table:table-cell office:value-type="float" office:value="137571" calcext:value-type="float">
            <text:p>137571</text:p>
          </table:table-cell>
          <table:table-cell office:value-type="float" office:value="60044" calcext:value-type="float">
            <text:p>60044</text:p>
          </table:table-cell>
          <table:table-cell office:value-type="float" office:value="152859" calcext:value-type="float">
            <text:p>152859</text:p>
          </table:table-cell>
          <table:table-cell office:value-type="float" office:value="128178" calcext:value-type="float">
            <text:p>128178</text:p>
          </table:table-cell>
          <table:table-cell office:value-type="float" office:value="78220" calcext:value-type="float">
            <text:p>78220</text:p>
          </table:table-cell>
          <table:table-cell office:value-type="float" office:value="315526" calcext:value-type="float">
            <text:p>315526</text:p>
          </table:table-cell>
          <table:table-cell office:value-type="float" office:value="410597" calcext:value-type="float">
            <text:p>410597</text:p>
          </table:table-cell>
          <table:table-cell office:value-type="float" office:value="86896" calcext:value-type="float">
            <text:p>86896</text:p>
          </table:table-cell>
          <table:table-cell office:value-type="float" office:value="98717" calcext:value-type="float">
            <text:p>98717</text:p>
          </table:table-cell>
          <table:table-cell office:value-type="float" office:value="219599" calcext:value-type="float">
            <text:p>219599</text:p>
          </table:table-cell>
          <table:table-cell office:value-type="float" office:value="247969" calcext:value-type="float">
            <text:p>247969</text:p>
          </table:table-cell>
          <table:table-cell office:value-type="float" office:value="198769" calcext:value-type="float">
            <text:p>198769</text:p>
          </table:table-cell>
          <table:table-cell office:value-type="float" office:value="210094" calcext:value-type="float">
            <text:p>210094</text:p>
          </table:table-cell>
          <table:table-cell office:value-type="float" office:value="286969" calcext:value-type="float">
            <text:p>286969</text:p>
          </table:table-cell>
          <table:table-cell office:value-type="float" office:value="196847" calcext:value-type="float">
            <text:p>196847</text:p>
          </table:table-cell>
          <table:table-cell office:value-type="float" office:value="93229" calcext:value-type="float">
            <text:p>93229</text:p>
          </table:table-cell>
          <table:table-cell office:value-type="float" office:value="267198" calcext:value-type="float">
            <text:p>267198</text:p>
          </table:table-cell>
          <table:table-cell office:value-type="float" office:value="185727" calcext:value-type="float">
            <text:p>185727</text:p>
          </table:table-cell>
          <table:table-cell office:value-type="float" office:value="364720" calcext:value-type="float">
            <text:p>364720</text:p>
          </table:table-cell>
          <table:table-cell office:value-type="float" office:value="354835" calcext:value-type="float">
            <text:p>354835</text:p>
          </table:table-cell>
          <table:table-cell office:value-type="float" office:value="406620" calcext:value-type="float">
            <text:p>406620</text:p>
          </table:table-cell>
          <table:table-cell office:value-type="float" office:value="136651" calcext:value-type="float">
            <text:p>136651</text:p>
          </table:table-cell>
          <table:table-cell office:value-type="float" office:value="113099" calcext:value-type="float">
            <text:p>113099</text:p>
          </table:table-cell>
          <table:table-cell office:value-type="float" office:value="252564" calcext:value-type="float">
            <text:p>252564</text:p>
          </table:table-cell>
          <table:table-cell office:value-type="float" office:value="292354" calcext:value-type="float">
            <text:p>292354</text:p>
          </table:table-cell>
          <table:table-cell office:value-type="float" office:value="228569" calcext:value-type="float">
            <text:p>228569</text:p>
          </table:table-cell>
          <table:table-cell office:value-type="float" office:value="263799" calcext:value-type="float">
            <text:p>263799</text:p>
          </table:table-cell>
          <table:table-cell office:value-type="float" office:value="300200" calcext:value-type="float">
            <text:p>300200</text:p>
          </table:table-cell>
          <table:table-cell office:value-type="float" office:value="236034" calcext:value-type="float">
            <text:p>236034</text:p>
          </table:table-cell>
          <table:table-cell office:value-type="float" office:value="115142" calcext:value-type="float">
            <text:p>115142</text:p>
          </table:table-cell>
          <table:table-cell office:value-type="float" office:value="281119" calcext:value-type="float">
            <text:p>281119</text:p>
          </table:table-cell>
          <table:table-cell office:value-type="float" office:value="224430" calcext:value-type="float">
            <text:p>224430</text:p>
          </table:table-cell>
          <table:table-cell office:value-type="float" office:value="440323" calcext:value-type="float">
            <text:p>440323</text:p>
          </table:table-cell>
          <table:table-cell office:value-type="float" office:value="426759" calcext:value-type="float">
            <text:p>426759</text:p>
          </table:table-cell>
          <table:table-cell office:value-type="float" office:value="533618" calcext:value-type="float">
            <text:p>533618</text:p>
          </table:table-cell>
          <table:table-cell office:value-type="float" office:value="176087" calcext:value-type="float">
            <text:p>176087</text:p>
          </table:table-cell>
          <table:table-cell office:value-type="float" office:value="198931" calcext:value-type="float">
            <text:p>198931</text:p>
          </table:table-cell>
          <table:table-cell office:value-type="float" office:value="393630" calcext:value-type="float">
            <text:p>393630</text:p>
          </table:table-cell>
          <table:table-cell office:value-type="float" office:value="374340" calcext:value-type="float">
            <text:p>374340</text:p>
          </table:table-cell>
          <table:table-cell office:value-type="float" office:value="305388" calcext:value-type="float">
            <text:p>305388</text:p>
          </table:table-cell>
          <table:table-cell office:value-type="float" office:value="315405" calcext:value-type="float">
            <text:p>315405</text:p>
          </table:table-cell>
          <table:table-cell office:value-type="float" office:value="377124" calcext:value-type="float">
            <text:p>377124</text:p>
          </table:table-cell>
          <table:table-cell office:value-type="float" office:value="422287" calcext:value-type="float">
            <text:p>422287</text:p>
          </table:table-cell>
          <table:table-cell office:value-type="float" office:value="227270" calcext:value-type="float">
            <text:p>227270</text:p>
          </table:table-cell>
          <table:table-cell office:value-type="float" office:value="508808" calcext:value-type="float">
            <text:p>508808</text:p>
          </table:table-cell>
          <table:table-cell office:value-type="float" office:value="361344" calcext:value-type="float">
            <text:p>36134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office:value-type="float" office:value="2434640" calcext:value-type="float">
            <text:p>2434640</text:p>
          </table:table-cell>
          <table:table-cell office:value-type="float" office:value="2230737" calcext:value-type="float">
            <text:p>2230737</text:p>
          </table:table-cell>
          <table:table-cell office:value-type="float" office:value="2520613" calcext:value-type="float">
            <text:p>2520613</text:p>
          </table:table-cell>
          <table:table-cell office:value-type="float" office:value="996669" calcext:value-type="float">
            <text:p>996669</text:p>
          </table:table-cell>
          <table:table-cell office:value-type="float" office:value="1038206" calcext:value-type="float">
            <text:p>1038206</text:p>
          </table:table-cell>
          <table:table-cell office:value-type="float" office:value="1756151" calcext:value-type="float">
            <text:p>1756151</text:p>
          </table:table-cell>
          <table:table-cell office:value-type="float" office:value="1898580" calcext:value-type="float">
            <text:p>1898580</text:p>
          </table:table-cell>
          <table:table-cell office:value-type="float" office:value="1842041" calcext:value-type="float">
            <text:p>1842041</text:p>
          </table:table-cell>
          <table:table-cell office:value-type="float" office:value="1869464" calcext:value-type="float">
            <text:p>1869464</text:p>
          </table:table-cell>
          <table:table-cell office:value-type="float" office:value="2095533" calcext:value-type="float">
            <text:p>2095533</text:p>
          </table:table-cell>
          <table:table-cell office:value-type="float" office:value="1812173" calcext:value-type="float">
            <text:p>1812173</text:p>
          </table:table-cell>
          <table:table-cell office:value-type="float" office:value="1068937" calcext:value-type="float">
            <text:p>1068937</text:p>
          </table:table-cell>
          <table:table-cell office:value-type="float" office:value="1987023" calcext:value-type="float">
            <text:p>1987023</text:p>
          </table:table-cell>
          <table:table-cell office:value-type="float" office:value="1615830" calcext:value-type="float">
            <text:p>1615830</text:p>
          </table:table-cell>
          <table:table-cell office:value-type="float" office:value="366385" calcext:value-type="float">
            <text:p>366385</text:p>
          </table:table-cell>
          <table:table-cell office:value-type="float" office:value="1301642" calcext:value-type="float">
            <text:p>1301642</text:p>
          </table:table-cell>
          <table:table-cell office:value-type="float" office:value="1768273" calcext:value-type="float">
            <text:p>1768273</text:p>
          </table:table-cell>
          <table:table-cell office:value-type="float" office:value="352132" calcext:value-type="float">
            <text:p>352132</text:p>
          </table:table-cell>
          <table:table-cell office:value-type="float" office:value="368844" calcext:value-type="float">
            <text:p>368844</text:p>
          </table:table-cell>
          <table:table-cell office:value-type="float" office:value="931994" calcext:value-type="float">
            <text:p>931994</text:p>
          </table:table-cell>
          <table:table-cell office:value-type="float" office:value="1083186" calcext:value-type="float">
            <text:p>1083186</text:p>
          </table:table-cell>
          <table:table-cell office:value-type="float" office:value="1031739" calcext:value-type="float">
            <text:p>1031739</text:p>
          </table:table-cell>
          <table:table-cell office:value-type="float" office:value="1023181" calcext:value-type="float">
            <text:p>1023181</text:p>
          </table:table-cell>
          <table:table-cell office:value-type="float" office:value="1414143" calcext:value-type="float">
            <text:p>1414143</text:p>
          </table:table-cell>
          <table:table-cell office:value-type="float" office:value="1045653" calcext:value-type="float">
            <text:p>1045653</text:p>
          </table:table-cell>
          <table:table-cell office:value-type="float" office:value="363170" calcext:value-type="float">
            <text:p>363170</text:p>
          </table:table-cell>
          <table:table-cell office:value-type="float" office:value="1120534" calcext:value-type="float">
            <text:p>1120534</text:p>
          </table:table-cell>
          <table:table-cell office:value-type="float" office:value="868395" calcext:value-type="float">
            <text:p>868395</text:p>
          </table:table-cell>
          <table:table-cell office:value-type="float" office:value="400718" calcext:value-type="float">
            <text:p>400718</text:p>
          </table:table-cell>
          <table:table-cell office:value-type="float" office:value="1738865" calcext:value-type="float">
            <text:p>1738865</text:p>
          </table:table-cell>
          <table:table-cell office:value-type="float" office:value="2209058" calcext:value-type="float">
            <text:p>2209058</text:p>
          </table:table-cell>
          <table:table-cell office:value-type="float" office:value="456829" calcext:value-type="float">
            <text:p>456829</text:p>
          </table:table-cell>
          <table:table-cell office:value-type="float" office:value="421513" calcext:value-type="float">
            <text:p>421513</text:p>
          </table:table-cell>
          <table:table-cell office:value-type="float" office:value="1010660" calcext:value-type="float">
            <text:p>1010660</text:p>
          </table:table-cell>
          <table:table-cell office:value-type="float" office:value="1191088" calcext:value-type="float">
            <text:p>1191088</text:p>
          </table:table-cell>
          <table:table-cell office:value-type="float" office:value="1137889" calcext:value-type="float">
            <text:p>1137889</text:p>
          </table:table-cell>
          <table:table-cell office:value-type="float" office:value="1142154" calcext:value-type="float">
            <text:p>1142154</text:p>
          </table:table-cell>
          <table:table-cell office:value-type="float" office:value="1361133" calcext:value-type="float">
            <text:p>1361133</text:p>
          </table:table-cell>
          <table:table-cell office:value-type="float" office:value="1152202" calcext:value-type="float">
            <text:p>1152202</text:p>
          </table:table-cell>
          <table:table-cell office:value-type="float" office:value="393622" calcext:value-type="float">
            <text:p>393622</text:p>
          </table:table-cell>
          <table:table-cell office:value-type="float" office:value="1318309" calcext:value-type="float">
            <text:p>1318309</text:p>
          </table:table-cell>
          <table:table-cell office:value-type="float" office:value="931808" calcext:value-type="float">
            <text:p>931808</text:p>
          </table:table-cell>
          <table:table-cell office:value-type="float" office:value="1835633" calcext:value-type="float">
            <text:p>1835633</text:p>
          </table:table-cell>
          <table:table-cell office:value-type="float" office:value="1715219" calcext:value-type="float">
            <text:p>1715219</text:p>
          </table:table-cell>
          <table:table-cell office:value-type="float" office:value="2241098" calcext:value-type="float">
            <text:p>2241098</text:p>
          </table:table-cell>
          <table:table-cell office:value-type="float" office:value="546532" calcext:value-type="float">
            <text:p>546532</text:p>
          </table:table-cell>
          <table:table-cell office:value-type="float" office:value="705416" calcext:value-type="float">
            <text:p>705416</text:p>
          </table:table-cell>
          <table:table-cell office:value-type="float" office:value="1268726" calcext:value-type="float">
            <text:p>1268726</text:p>
          </table:table-cell>
          <table:table-cell office:value-type="float" office:value="1343681" calcext:value-type="float">
            <text:p>1343681</text:p>
          </table:table-cell>
          <table:table-cell office:value-type="float" office:value="1507497" calcext:value-type="float">
            <text:p>1507497</text:p>
          </table:table-cell>
          <table:table-cell office:value-type="float" office:value="1310600" calcext:value-type="float">
            <text:p>1310600</text:p>
          </table:table-cell>
          <table:table-cell office:value-type="float" office:value="1468975" calcext:value-type="float">
            <text:p>1468975</text:p>
          </table:table-cell>
          <table:table-cell office:value-type="float" office:value="1344597" calcext:value-type="float">
            <text:p>1344597</text:p>
          </table:table-cell>
          <table:table-cell office:value-type="float" office:value="578165" calcext:value-type="float">
            <text:p>578165</text:p>
          </table:table-cell>
          <table:table-cell office:value-type="float" office:value="1450780" calcext:value-type="float">
            <text:p>1450780</text:p>
          </table:table-cell>
          <table:table-cell office:value-type="float" office:value="1141251" calcext:value-type="float">
            <text:p>1141251</text:p>
          </table:table-cell>
          <table:table-cell office:value-type="float" office:value="2698992" calcext:value-type="float">
            <text:p>2698992</text:p>
          </table:table-cell>
          <table:table-cell office:value-type="float" office:value="2426107" calcext:value-type="float">
            <text:p>2426107</text:p>
          </table:table-cell>
          <table:table-cell office:value-type="float" office:value="2923861" calcext:value-type="float">
            <text:p>2923861</text:p>
          </table:table-cell>
          <table:table-cell office:value-type="float" office:value="1179403" calcext:value-type="float">
            <text:p>1179403</text:p>
          </table:table-cell>
          <table:table-cell office:value-type="float" office:value="1157274" calcext:value-type="float">
            <text:p>1157274</text:p>
          </table:table-cell>
          <table:table-cell office:value-type="float" office:value="1848611" calcext:value-type="float">
            <text:p>1848611</text:p>
          </table:table-cell>
          <table:table-cell office:value-type="float" office:value="1988715" calcext:value-type="float">
            <text:p>1988715</text:p>
          </table:table-cell>
          <table:table-cell office:value-type="float" office:value="1925523" calcext:value-type="float">
            <text:p>1925523</text:p>
          </table:table-cell>
          <table:table-cell office:value-type="float" office:value="1918939" calcext:value-type="float">
            <text:p>1918939</text:p>
          </table:table-cell>
          <table:table-cell office:value-type="float" office:value="2442567" calcext:value-type="float">
            <text:p>2442567</text:p>
          </table:table-cell>
          <table:table-cell office:value-type="float" office:value="1925305" calcext:value-type="float">
            <text:p>1925305</text:p>
          </table:table-cell>
          <table:table-cell office:value-type="float" office:value="1151731" calcext:value-type="float">
            <text:p>1151731</text:p>
          </table:table-cell>
          <table:table-cell office:value-type="float" office:value="2049294" calcext:value-type="float">
            <text:p>2049294</text:p>
          </table:table-cell>
          <table:table-cell office:value-type="float" office:value="1741004" calcext:value-type="float">
            <text:p>1741004</text:p>
          </table:table-cell>
          <table:table-cell office:value-type="float" office:value="3001815" calcext:value-type="float">
            <text:p>3001815</text:p>
          </table:table-cell>
          <table:table-cell office:value-type="float" office:value="3447411" calcext:value-type="float">
            <text:p>3447411</text:p>
          </table:table-cell>
          <table:table-cell office:value-type="float" office:value="3774323" calcext:value-type="float">
            <text:p>3774323</text:p>
          </table:table-cell>
          <table:table-cell office:value-type="float" office:value="2337406" calcext:value-type="float">
            <text:p>2337406</text:p>
          </table:table-cell>
          <table:table-cell office:value-type="float" office:value="2164246" calcext:value-type="float">
            <text:p>2164246</text:p>
          </table:table-cell>
          <table:table-cell office:value-type="float" office:value="2922933" calcext:value-type="float">
            <text:p>2922933</text:p>
          </table:table-cell>
          <table:table-cell office:value-type="float" office:value="3146800" calcext:value-type="float">
            <text:p>3146800</text:p>
          </table:table-cell>
          <table:table-cell office:value-type="float" office:value="2344554" calcext:value-type="float">
            <text:p>2344554</text:p>
          </table:table-cell>
          <table:table-cell office:value-type="float" office:value="2397392" calcext:value-type="float">
            <text:p>2397392</text:p>
          </table:table-cell>
          <table:table-cell office:value-type="float" office:value="3185957" calcext:value-type="float">
            <text:p>3185957</text:p>
          </table:table-cell>
          <table:table-cell office:value-type="float" office:value="2393819" calcext:value-type="float">
            <text:p>2393819</text:p>
          </table:table-cell>
          <table:table-cell office:value-type="float" office:value="2158458" calcext:value-type="float">
            <text:p>2158458</text:p>
          </table:table-cell>
          <table:table-cell office:value-type="float" office:value="2474089" calcext:value-type="float">
            <text:p>2474089</text:p>
          </table:table-cell>
          <table:table-cell office:value-type="float" office:value="2775495" calcext:value-type="float">
            <text:p>2775495</text:p>
          </table:table-cell>
          <table:table-cell office:value-type="float" office:value="456528" calcext:value-type="float">
            <text:p>456528</text:p>
          </table:table-cell>
          <table:table-cell office:value-type="float" office:value="1493100" calcext:value-type="float">
            <text:p>1493100</text:p>
          </table:table-cell>
          <table:table-cell office:value-type="float" office:value="2034653" calcext:value-type="float">
            <text:p>2034653</text:p>
          </table:table-cell>
          <table:table-cell office:value-type="float" office:value="346003" calcext:value-type="float">
            <text:p>346003</text:p>
          </table:table-cell>
          <table:table-cell office:value-type="float" office:value="368959" calcext:value-type="float">
            <text:p>368959</text:p>
          </table:table-cell>
          <table:table-cell office:value-type="float" office:value="1088221" calcext:value-type="float">
            <text:p>1088221</text:p>
          </table:table-cell>
          <table:table-cell office:value-type="float" office:value="1225488" calcext:value-type="float">
            <text:p>1225488</text:p>
          </table:table-cell>
          <table:table-cell office:value-type="float" office:value="1279129" calcext:value-type="float">
            <text:p>1279129</text:p>
          </table:table-cell>
          <table:table-cell office:value-type="float" office:value="1032570" calcext:value-type="float">
            <text:p>1032570</text:p>
          </table:table-cell>
          <table:table-cell office:value-type="float" office:value="1317161" calcext:value-type="float">
            <text:p>1317161</text:p>
          </table:table-cell>
          <table:table-cell office:value-type="float" office:value="1099175" calcext:value-type="float">
            <text:p>1099175</text:p>
          </table:table-cell>
          <table:table-cell office:value-type="float" office:value="365141" calcext:value-type="float">
            <text:p>365141</text:p>
          </table:table-cell>
          <table:table-cell office:value-type="float" office:value="1135714" calcext:value-type="float">
            <text:p>1135714</text:p>
          </table:table-cell>
          <table:table-cell office:value-type="float" office:value="920209" calcext:value-type="float">
            <text:p>920209</text:p>
          </table:table-cell>
          <table:table-cell office:value-type="float" office:value="468521" calcext:value-type="float">
            <text:p>468521</text:p>
          </table:table-cell>
          <table:table-cell office:value-type="float" office:value="1753896" calcext:value-type="float">
            <text:p>1753896</text:p>
          </table:table-cell>
          <table:table-cell office:value-type="float" office:value="2035608" calcext:value-type="float">
            <text:p>2035608</text:p>
          </table:table-cell>
          <table:table-cell office:value-type="float" office:value="384700" calcext:value-type="float">
            <text:p>384700</text:p>
          </table:table-cell>
          <table:table-cell office:value-type="float" office:value="407843" calcext:value-type="float">
            <text:p>407843</text:p>
          </table:table-cell>
          <table:table-cell office:value-type="float" office:value="1121626" calcext:value-type="float">
            <text:p>1121626</text:p>
          </table:table-cell>
          <table:table-cell office:value-type="float" office:value="1434132" calcext:value-type="float">
            <text:p>1434132</text:p>
          </table:table-cell>
          <table:table-cell office:value-type="float" office:value="1203519" calcext:value-type="float">
            <text:p>1203519</text:p>
          </table:table-cell>
          <table:table-cell office:value-type="float" office:value="1221289" calcext:value-type="float">
            <text:p>1221289</text:p>
          </table:table-cell>
          <table:table-cell office:value-type="float" office:value="1395759" calcext:value-type="float">
            <text:p>1395759</text:p>
          </table:table-cell>
          <table:table-cell office:value-type="float" office:value="1161254" calcext:value-type="float">
            <text:p>1161254</text:p>
          </table:table-cell>
          <table:table-cell office:value-type="float" office:value="405229" calcext:value-type="float">
            <text:p>405229</text:p>
          </table:table-cell>
          <table:table-cell office:value-type="float" office:value="1426556" calcext:value-type="float">
            <text:p>1426556</text:p>
          </table:table-cell>
          <table:table-cell office:value-type="float" office:value="1012989" calcext:value-type="float">
            <text:p>1012989</text:p>
          </table:table-cell>
          <table:table-cell office:value-type="float" office:value="2094160" calcext:value-type="float">
            <text:p>2094160</text:p>
          </table:table-cell>
          <table:table-cell office:value-type="float" office:value="1961328" calcext:value-type="float">
            <text:p>1961328</text:p>
          </table:table-cell>
          <table:table-cell office:value-type="float" office:value="2280607" calcext:value-type="float">
            <text:p>2280607</text:p>
          </table:table-cell>
          <table:table-cell office:value-type="float" office:value="548350" calcext:value-type="float">
            <text:p>548350</text:p>
          </table:table-cell>
          <table:table-cell office:value-type="float" office:value="575742" calcext:value-type="float">
            <text:p>575742</text:p>
          </table:table-cell>
          <table:table-cell office:value-type="float" office:value="1356515" calcext:value-type="float">
            <text:p>1356515</text:p>
          </table:table-cell>
          <table:table-cell office:value-type="float" office:value="1583824" calcext:value-type="float">
            <text:p>1583824</text:p>
          </table:table-cell>
          <table:table-cell office:value-type="float" office:value="1556100" calcext:value-type="float">
            <text:p>1556100</text:p>
          </table:table-cell>
          <table:table-cell office:value-type="float" office:value="1312591" calcext:value-type="float">
            <text:p>1312591</text:p>
          </table:table-cell>
          <table:table-cell office:value-type="float" office:value="1622298" calcext:value-type="float">
            <text:p>1622298</text:p>
          </table:table-cell>
          <table:table-cell office:value-type="float" office:value="1313022" calcext:value-type="float">
            <text:p>1313022</text:p>
          </table:table-cell>
          <table:table-cell office:value-type="float" office:value="570223" calcext:value-type="float">
            <text:p>570223</text:p>
          </table:table-cell>
          <table:table-cell office:value-type="float" office:value="1464668" calcext:value-type="float">
            <text:p>1464668</text:p>
          </table:table-cell>
          <table:table-cell office:value-type="float" office:value="1235114" calcext:value-type="float">
            <text:p>1235114</text:p>
          </table:table-cell>
          <table:table-cell office:value-type="float" office:value="3018951" calcext:value-type="float">
            <text:p>3018951</text:p>
          </table:table-cell>
          <table:table-cell office:value-type="float" office:value="2725268" calcext:value-type="float">
            <text:p>2725268</text:p>
          </table:table-cell>
          <table:table-cell office:value-type="float" office:value="3092247" calcext:value-type="float">
            <text:p>3092247</text:p>
          </table:table-cell>
          <table:table-cell office:value-type="float" office:value="1204248" calcext:value-type="float">
            <text:p>1204248</text:p>
          </table:table-cell>
          <table:table-cell office:value-type="float" office:value="1193343" calcext:value-type="float">
            <text:p>1193343</text:p>
          </table:table-cell>
          <table:table-cell office:value-type="float" office:value="1926814" calcext:value-type="float">
            <text:p>1926814</text:p>
          </table:table-cell>
          <table:table-cell office:value-type="float" office:value="2102452" calcext:value-type="float">
            <text:p>2102452</text:p>
          </table:table-cell>
          <table:table-cell office:value-type="float" office:value="2271180" calcext:value-type="float">
            <text:p>2271180</text:p>
          </table:table-cell>
          <table:table-cell office:value-type="float" office:value="1935447" calcext:value-type="float">
            <text:p>1935447</text:p>
          </table:table-cell>
          <table:table-cell office:value-type="float" office:value="2411706" calcext:value-type="float">
            <text:p>2411706</text:p>
          </table:table-cell>
          <table:table-cell office:value-type="float" office:value="1957011" calcext:value-type="float">
            <text:p>1957011</text:p>
          </table:table-cell>
          <table:table-cell office:value-type="float" office:value="1208285" calcext:value-type="float">
            <text:p>1208285</text:p>
          </table:table-cell>
          <table:table-cell office:value-type="float" office:value="2034049" calcext:value-type="float">
            <text:p>2034049</text:p>
          </table:table-cell>
          <table:table-cell office:value-type="float" office:value="1822603" calcext:value-type="float">
            <text:p>1822603</text:p>
          </table:table-cell>
          <table:table-cell office:value-type="float" office:value="7647086" calcext:value-type="float">
            <text:p>7647086</text:p>
          </table:table-cell>
          <table:table-cell office:value-type="float" office:value="8765634" calcext:value-type="float">
            <text:p>8765634</text:p>
          </table:table-cell>
          <table:table-cell office:value-type="float" office:value="8933605" calcext:value-type="float">
            <text:p>8933605</text:p>
          </table:table-cell>
          <table:table-cell office:value-type="float" office:value="6316521" calcext:value-type="float">
            <text:p>6316521</text:p>
          </table:table-cell>
          <table:table-cell office:value-type="float" office:value="6160568" calcext:value-type="float">
            <text:p>6160568</text:p>
          </table:table-cell>
          <table:table-cell office:value-type="float" office:value="8065867" calcext:value-type="float">
            <text:p>8065867</text:p>
          </table:table-cell>
          <table:table-cell office:value-type="float" office:value="8212506" calcext:value-type="float">
            <text:p>8212506</text:p>
          </table:table-cell>
          <table:table-cell office:value-type="float" office:value="6291349" calcext:value-type="float">
            <text:p>6291349</text:p>
          </table:table-cell>
          <table:table-cell office:value-type="float" office:value="6343217" calcext:value-type="float">
            <text:p>6343217</text:p>
          </table:table-cell>
          <table:table-cell office:value-type="float" office:value="7205533" calcext:value-type="float">
            <text:p>7205533</text:p>
          </table:table-cell>
          <table:table-cell office:value-type="float" office:value="5960232" calcext:value-type="float">
            <text:p>5960232</text:p>
          </table:table-cell>
          <table:table-cell office:value-type="float" office:value="5910406" calcext:value-type="float">
            <text:p>5910406</text:p>
          </table:table-cell>
          <table:table-cell office:value-type="float" office:value="6128356" calcext:value-type="float">
            <text:p>6128356</text:p>
          </table:table-cell>
          <table:table-cell office:value-type="float" office:value="6918900" calcext:value-type="float">
            <text:p>6918900</text:p>
          </table:table-cell>
          <table:table-cell office:value-type="float" office:value="469765" calcext:value-type="float">
            <text:p>469765</text:p>
          </table:table-cell>
          <table:table-cell office:value-type="float" office:value="2038096" calcext:value-type="float">
            <text:p>2038096</text:p>
          </table:table-cell>
          <table:table-cell office:value-type="float" office:value="2336826" calcext:value-type="float">
            <text:p>2336826</text:p>
          </table:table-cell>
          <table:table-cell office:value-type="float" office:value="347539" calcext:value-type="float">
            <text:p>347539</text:p>
          </table:table-cell>
          <table:table-cell office:value-type="float" office:value="382097" calcext:value-type="float">
            <text:p>382097</text:p>
          </table:table-cell>
          <table:table-cell office:value-type="float" office:value="1316650" calcext:value-type="float">
            <text:p>1316650</text:p>
          </table:table-cell>
          <table:table-cell office:value-type="float" office:value="1474023" calcext:value-type="float">
            <text:p>1474023</text:p>
          </table:table-cell>
          <table:table-cell office:value-type="float" office:value="1102043" calcext:value-type="float">
            <text:p>1102043</text:p>
          </table:table-cell>
          <table:table-cell office:value-type="float" office:value="1027996" calcext:value-type="float">
            <text:p>1027996</text:p>
          </table:table-cell>
          <table:table-cell office:value-type="float" office:value="1689695" calcext:value-type="float">
            <text:p>1689695</text:p>
          </table:table-cell>
          <table:table-cell office:value-type="float" office:value="1019910" calcext:value-type="float">
            <text:p>1019910</text:p>
          </table:table-cell>
          <table:table-cell office:value-type="float" office:value="385052" calcext:value-type="float">
            <text:p>385052</text:p>
          </table:table-cell>
          <table:table-cell office:value-type="float" office:value="1122413" calcext:value-type="float">
            <text:p>1122413</text:p>
          </table:table-cell>
          <table:table-cell office:value-type="float" office:value="921772" calcext:value-type="float">
            <text:p>921772</text:p>
          </table:table-cell>
          <table:table-cell office:value-type="float" office:value="563187" calcext:value-type="float">
            <text:p>563187</text:p>
          </table:table-cell>
          <table:table-cell office:value-type="float" office:value="2642022" calcext:value-type="float">
            <text:p>2642022</text:p>
          </table:table-cell>
          <table:table-cell office:value-type="float" office:value="3293900" calcext:value-type="float">
            <text:p>3293900</text:p>
          </table:table-cell>
          <table:table-cell office:value-type="float" office:value="600700" calcext:value-type="float">
            <text:p>600700</text:p>
          </table:table-cell>
          <table:table-cell office:value-type="float" office:value="651887" calcext:value-type="float">
            <text:p>651887</text:p>
          </table:table-cell>
          <table:table-cell office:value-type="float" office:value="1811693" calcext:value-type="float">
            <text:p>1811693</text:p>
          </table:table-cell>
          <table:table-cell office:value-type="float" office:value="1911640" calcext:value-type="float">
            <text:p>1911640</text:p>
          </table:table-cell>
          <table:table-cell office:value-type="float" office:value="1529197" calcext:value-type="float">
            <text:p>1529197</text:p>
          </table:table-cell>
          <table:table-cell office:value-type="float" office:value="1514472" calcext:value-type="float">
            <text:p>1514472</text:p>
          </table:table-cell>
          <table:table-cell office:value-type="float" office:value="2274565" calcext:value-type="float">
            <text:p>2274565</text:p>
          </table:table-cell>
          <table:table-cell office:value-type="float" office:value="1714116" calcext:value-type="float">
            <text:p>1714116</text:p>
          </table:table-cell>
          <table:table-cell office:value-type="float" office:value="655766" calcext:value-type="float">
            <text:p>655766</text:p>
          </table:table-cell>
          <table:table-cell office:value-type="float" office:value="1645034" calcext:value-type="float">
            <text:p>1645034</text:p>
          </table:table-cell>
          <table:table-cell office:value-type="float" office:value="1315702" calcext:value-type="float">
            <text:p>1315702</text:p>
          </table:table-cell>
          <table:table-cell office:value-type="float" office:value="3165392" calcext:value-type="float">
            <text:p>3165392</text:p>
          </table:table-cell>
          <table:table-cell office:value-type="float" office:value="2879387" calcext:value-type="float">
            <text:p>2879387</text:p>
          </table:table-cell>
          <table:table-cell office:value-type="float" office:value="3068981" calcext:value-type="float">
            <text:p>3068981</text:p>
          </table:table-cell>
          <table:table-cell office:value-type="float" office:value="1331754" calcext:value-type="float">
            <text:p>1331754</text:p>
          </table:table-cell>
          <table:table-cell office:value-type="float" office:value="785070" calcext:value-type="float">
            <text:p>785070</text:p>
          </table:table-cell>
          <table:table-cell office:value-type="float" office:value="2181304" calcext:value-type="float">
            <text:p>2181304</text:p>
          </table:table-cell>
          <table:table-cell office:value-type="float" office:value="2190240" calcext:value-type="float">
            <text:p>2190240</text:p>
          </table:table-cell>
          <table:table-cell office:value-type="float" office:value="1736964" calcext:value-type="float">
            <text:p>1736964</text:p>
          </table:table-cell>
          <table:table-cell office:value-type="float" office:value="1858490" calcext:value-type="float">
            <text:p>1858490</text:p>
          </table:table-cell>
          <table:table-cell office:value-type="float" office:value="1910005" calcext:value-type="float">
            <text:p>1910005</text:p>
          </table:table-cell>
          <table:table-cell office:value-type="float" office:value="1831130" calcext:value-type="float">
            <text:p>1831130</text:p>
          </table:table-cell>
          <table:table-cell office:value-type="float" office:value="904286" calcext:value-type="float">
            <text:p>904286</text:p>
          </table:table-cell>
          <table:table-cell office:value-type="float" office:value="1913092" calcext:value-type="float">
            <text:p>1913092</text:p>
          </table:table-cell>
          <table:table-cell office:value-type="float" office:value="1595960" calcext:value-type="float">
            <text:p>1595960</text:p>
          </table:table-cell>
          <table:table-cell office:value-type="float" office:value="3459323" calcext:value-type="float">
            <text:p>3459323</text:p>
          </table:table-cell>
          <table:table-cell office:value-type="float" office:value="3419984" calcext:value-type="float">
            <text:p>3419984</text:p>
          </table:table-cell>
          <table:table-cell office:value-type="float" office:value="4110104" calcext:value-type="float">
            <text:p>4110104</text:p>
          </table:table-cell>
          <table:table-cell office:value-type="float" office:value="1581870" calcext:value-type="float">
            <text:p>1581870</text:p>
          </table:table-cell>
          <table:table-cell office:value-type="float" office:value="1326717" calcext:value-type="float">
            <text:p>1326717</text:p>
          </table:table-cell>
          <table:table-cell office:value-type="float" office:value="2510214" calcext:value-type="float">
            <text:p>2510214</text:p>
          </table:table-cell>
          <table:table-cell office:value-type="float" office:value="3013694" calcext:value-type="float">
            <text:p>3013694</text:p>
          </table:table-cell>
          <table:table-cell office:value-type="float" office:value="2605296" calcext:value-type="float">
            <text:p>2605296</text:p>
          </table:table-cell>
          <table:table-cell office:value-type="float" office:value="2341539" calcext:value-type="float">
            <text:p>2341539</text:p>
          </table:table-cell>
          <table:table-cell office:value-type="float" office:value="2746773" calcext:value-type="float">
            <text:p>2746773</text:p>
          </table:table-cell>
          <table:table-cell office:value-type="float" office:value="2425927" calcext:value-type="float">
            <text:p>2425927</text:p>
          </table:table-cell>
          <table:table-cell office:value-type="float" office:value="1306384" calcext:value-type="float">
            <text:p>1306384</text:p>
          </table:table-cell>
          <table:table-cell office:value-type="float" office:value="2404292" calcext:value-type="float">
            <text:p>2404292</text:p>
          </table:table-cell>
          <table:table-cell office:value-type="float" office:value="2106659" calcext:value-type="float">
            <text:p>2106659</text:p>
          </table:table-cell>
          <table:table-cell office:value-type="float" office:value="3095625" calcext:value-type="float">
            <text:p>3095625</text:p>
          </table:table-cell>
          <table:table-cell office:value-type="float" office:value="3706126" calcext:value-type="float">
            <text:p>3706126</text:p>
          </table:table-cell>
          <table:table-cell office:value-type="float" office:value="3773244" calcext:value-type="float">
            <text:p>3773244</text:p>
          </table:table-cell>
          <table:table-cell office:value-type="float" office:value="2456375" calcext:value-type="float">
            <text:p>2456375</text:p>
          </table:table-cell>
          <table:table-cell office:value-type="float" office:value="2256740" calcext:value-type="float">
            <text:p>2256740</text:p>
          </table:table-cell>
          <table:table-cell office:value-type="float" office:value="3019055" calcext:value-type="float">
            <text:p>3019055</text:p>
          </table:table-cell>
          <table:table-cell office:value-type="float" office:value="3135761" calcext:value-type="float">
            <text:p>3135761</text:p>
          </table:table-cell>
          <table:table-cell office:value-type="float" office:value="2377734" calcext:value-type="float">
            <text:p>2377734</text:p>
          </table:table-cell>
          <table:table-cell office:value-type="float" office:value="2622721" calcext:value-type="float">
            <text:p>2622721</text:p>
          </table:table-cell>
          <table:table-cell office:value-type="float" office:value="3342729" calcext:value-type="float">
            <text:p>3342729</text:p>
          </table:table-cell>
          <table:table-cell office:value-type="float" office:value="2644293" calcext:value-type="float">
            <text:p>2644293</text:p>
          </table:table-cell>
          <table:table-cell office:value-type="float" office:value="2230880" calcext:value-type="float">
            <text:p>2230880</text:p>
          </table:table-cell>
          <table:table-cell office:value-type="float" office:value="2654373" calcext:value-type="float">
            <text:p>2654373</text:p>
          </table:table-cell>
          <table:table-cell office:value-type="float" office:value="2919363" calcext:value-type="float">
            <text:p>2919363</text:p>
          </table:table-cell>
          <table:table-cell office:value-type="float" office:value="434648" calcext:value-type="float">
            <text:p>434648</text:p>
          </table:table-cell>
          <table:table-cell office:value-type="float" office:value="1702355" calcext:value-type="float">
            <text:p>1702355</text:p>
          </table:table-cell>
          <table:table-cell office:value-type="float" office:value="2068566" calcext:value-type="float">
            <text:p>2068566</text:p>
          </table:table-cell>
          <table:table-cell office:value-type="float" office:value="344230" calcext:value-type="float">
            <text:p>344230</text:p>
          </table:table-cell>
          <table:table-cell office:value-type="float" office:value="387362" calcext:value-type="float">
            <text:p>387362</text:p>
          </table:table-cell>
          <table:table-cell office:value-type="float" office:value="1042738" calcext:value-type="float">
            <text:p>1042738</text:p>
          </table:table-cell>
          <table:table-cell office:value-type="float" office:value="1255630" calcext:value-type="float">
            <text:p>1255630</text:p>
          </table:table-cell>
          <table:table-cell office:value-type="float" office:value="1076583" calcext:value-type="float">
            <text:p>1076583</text:p>
          </table:table-cell>
          <table:table-cell office:value-type="float" office:value="1023214" calcext:value-type="float">
            <text:p>1023214</text:p>
          </table:table-cell>
          <table:table-cell office:value-type="float" office:value="1530954" calcext:value-type="float">
            <text:p>1530954</text:p>
          </table:table-cell>
          <table:table-cell office:value-type="float" office:value="1054452" calcext:value-type="float">
            <text:p>1054452</text:p>
          </table:table-cell>
          <table:table-cell office:value-type="float" office:value="372598" calcext:value-type="float">
            <text:p>372598</text:p>
          </table:table-cell>
          <table:table-cell office:value-type="float" office:value="1115700" calcext:value-type="float">
            <text:p>1115700</text:p>
          </table:table-cell>
          <table:table-cell office:value-type="float" office:value="924041" calcext:value-type="float">
            <text:p>924041</text:p>
          </table:table-cell>
          <table:table-cell office:value-type="float" office:value="468794" calcext:value-type="float">
            <text:p>468794</text:p>
          </table:table-cell>
          <table:table-cell office:value-type="float" office:value="1649140" calcext:value-type="float">
            <text:p>1649140</text:p>
          </table:table-cell>
          <table:table-cell office:value-type="float" office:value="1955482" calcext:value-type="float">
            <text:p>1955482</text:p>
          </table:table-cell>
          <table:table-cell office:value-type="float" office:value="370955" calcext:value-type="float">
            <text:p>370955</text:p>
          </table:table-cell>
          <table:table-cell office:value-type="float" office:value="416914" calcext:value-type="float">
            <text:p>416914</text:p>
          </table:table-cell>
          <table:table-cell office:value-type="float" office:value="1120088" calcext:value-type="float">
            <text:p>1120088</text:p>
          </table:table-cell>
          <table:table-cell office:value-type="float" office:value="1560205" calcext:value-type="float">
            <text:p>1560205</text:p>
          </table:table-cell>
          <table:table-cell office:value-type="float" office:value="1189440" calcext:value-type="float">
            <text:p>1189440</text:p>
          </table:table-cell>
          <table:table-cell office:value-type="float" office:value="1154697" calcext:value-type="float">
            <text:p>1154697</text:p>
          </table:table-cell>
          <table:table-cell office:value-type="float" office:value="1374388" calcext:value-type="float">
            <text:p>1374388</text:p>
          </table:table-cell>
          <table:table-cell office:value-type="float" office:value="1432763" calcext:value-type="float">
            <text:p>1432763</text:p>
          </table:table-cell>
          <table:table-cell office:value-type="float" office:value="399699" calcext:value-type="float">
            <text:p>399699</text:p>
          </table:table-cell>
          <table:table-cell office:value-type="float" office:value="1525245" calcext:value-type="float">
            <text:p>1525245</text:p>
          </table:table-cell>
          <table:table-cell office:value-type="float" office:value="1008397" calcext:value-type="float">
            <text:p>1008397</text:p>
          </table:table-cell>
          <table:table-cell office:value-type="float" office:value="2160464" calcext:value-type="float">
            <text:p>2160464</text:p>
          </table:table-cell>
          <table:table-cell office:value-type="float" office:value="2253484" calcext:value-type="float">
            <text:p>2253484</text:p>
          </table:table-cell>
          <table:table-cell office:value-type="float" office:value="2587034" calcext:value-type="float">
            <text:p>2587034</text:p>
          </table:table-cell>
          <table:table-cell office:value-type="float" office:value="577924" calcext:value-type="float">
            <text:p>577924</text:p>
          </table:table-cell>
          <table:table-cell office:value-type="float" office:value="572631" calcext:value-type="float">
            <text:p>572631</text:p>
          </table:table-cell>
          <table:table-cell office:value-type="float" office:value="1447634" calcext:value-type="float">
            <text:p>1447634</text:p>
          </table:table-cell>
          <table:table-cell office:value-type="float" office:value="1594828" calcext:value-type="float">
            <text:p>1594828</text:p>
          </table:table-cell>
          <table:table-cell office:value-type="float" office:value="1383666" calcext:value-type="float">
            <text:p>1383666</text:p>
          </table:table-cell>
          <table:table-cell office:value-type="float" office:value="1651823" calcext:value-type="float">
            <text:p>1651823</text:p>
          </table:table-cell>
          <table:table-cell office:value-type="float" office:value="1822413" calcext:value-type="float">
            <text:p>1822413</text:p>
          </table:table-cell>
          <table:table-cell office:value-type="float" office:value="1780293" calcext:value-type="float">
            <text:p>1780293</text:p>
          </table:table-cell>
          <table:table-cell office:value-type="float" office:value="603297" calcext:value-type="float">
            <text:p>603297</text:p>
          </table:table-cell>
          <table:table-cell office:value-type="float" office:value="1838071" calcext:value-type="float">
            <text:p>1838071</text:p>
          </table:table-cell>
          <table:table-cell office:value-type="float" office:value="1169381" calcext:value-type="float">
            <text:p>1169381</text:p>
          </table:table-cell>
          <table:table-cell office:value-type="float" office:value="2709040" calcext:value-type="float">
            <text:p>2709040</text:p>
          </table:table-cell>
          <table:table-cell office:value-type="float" office:value="2604482" calcext:value-type="float">
            <text:p>2604482</text:p>
          </table:table-cell>
          <table:table-cell office:value-type="float" office:value="3189876" calcext:value-type="float">
            <text:p>3189876</text:p>
          </table:table-cell>
          <table:table-cell office:value-type="float" office:value="1234479" calcext:value-type="float">
            <text:p>1234479</text:p>
          </table:table-cell>
          <table:table-cell office:value-type="float" office:value="1348536" calcext:value-type="float">
            <text:p>1348536</text:p>
          </table:table-cell>
          <table:table-cell office:value-type="float" office:value="1906602" calcext:value-type="float">
            <text:p>1906602</text:p>
          </table:table-cell>
          <table:table-cell office:value-type="float" office:value="2067427" calcext:value-type="float">
            <text:p>2067427</text:p>
          </table:table-cell>
          <table:table-cell office:value-type="float" office:value="2033997" calcext:value-type="float">
            <text:p>2033997</text:p>
          </table:table-cell>
          <table:table-cell office:value-type="float" office:value="1914396" calcext:value-type="float">
            <text:p>1914396</text:p>
          </table:table-cell>
          <table:table-cell office:value-type="float" office:value="2297238" calcext:value-type="float">
            <text:p>2297238</text:p>
          </table:table-cell>
          <table:table-cell office:value-type="float" office:value="1970733" calcext:value-type="float">
            <text:p>1970733</text:p>
          </table:table-cell>
          <table:table-cell office:value-type="float" office:value="1180223" calcext:value-type="float">
            <text:p>1180223</text:p>
          </table:table-cell>
          <table:table-cell office:value-type="float" office:value="2115419" calcext:value-type="float">
            <text:p>2115419</text:p>
          </table:table-cell>
          <table:table-cell office:value-type="float" office:value="1838357" calcext:value-type="float">
            <text:p>1838357</text:p>
          </table:table-cell>
          <table:table-cell office:value-type="float" office:value="4092837" calcext:value-type="float">
            <text:p>4092837</text:p>
          </table:table-cell>
          <table:table-cell office:value-type="float" office:value="5057626" calcext:value-type="float">
            <text:p>5057626</text:p>
          </table:table-cell>
          <table:table-cell office:value-type="float" office:value="5446155" calcext:value-type="float">
            <text:p>5446155</text:p>
          </table:table-cell>
          <table:table-cell office:value-type="float" office:value="2876360" calcext:value-type="float">
            <text:p>2876360</text:p>
          </table:table-cell>
          <table:table-cell office:value-type="float" office:value="2743153" calcext:value-type="float">
            <text:p>2743153</text:p>
          </table:table-cell>
          <table:table-cell office:value-type="float" office:value="3809542" calcext:value-type="float">
            <text:p>3809542</text:p>
          </table:table-cell>
          <table:table-cell office:value-type="float" office:value="4122371" calcext:value-type="float">
            <text:p>4122371</text:p>
          </table:table-cell>
          <table:table-cell office:value-type="float" office:value="2834913" calcext:value-type="float">
            <text:p>2834913</text:p>
          </table:table-cell>
          <table:table-cell office:value-type="float" office:value="2980648" calcext:value-type="float">
            <text:p>2980648</text:p>
          </table:table-cell>
          <table:table-cell office:value-type="float" office:value="4364976" calcext:value-type="float">
            <text:p>4364976</text:p>
          </table:table-cell>
          <table:table-cell office:value-type="float" office:value="2806533" calcext:value-type="float">
            <text:p>2806533</text:p>
          </table:table-cell>
          <table:table-cell office:value-type="float" office:value="2717631" calcext:value-type="float">
            <text:p>2717631</text:p>
          </table:table-cell>
          <table:table-cell office:value-type="float" office:value="2832021" calcext:value-type="float">
            <text:p>2832021</text:p>
          </table:table-cell>
          <table:table-cell office:value-type="float" office:value="3567693" calcext:value-type="float">
            <text:p>3567693</text:p>
          </table:table-cell>
          <table:table-cell office:value-type="float" office:value="498436" calcext:value-type="float">
            <text:p>498436</text:p>
          </table:table-cell>
          <table:table-cell office:value-type="float" office:value="2253868" calcext:value-type="float">
            <text:p>2253868</text:p>
          </table:table-cell>
          <table:table-cell office:value-type="float" office:value="2455967" calcext:value-type="float">
            <text:p>2455967</text:p>
          </table:table-cell>
          <table:table-cell office:value-type="float" office:value="343302" calcext:value-type="float">
            <text:p>343302</text:p>
          </table:table-cell>
          <table:table-cell office:value-type="float" office:value="467448" calcext:value-type="float">
            <text:p>467448</text:p>
          </table:table-cell>
          <table:table-cell office:value-type="float" office:value="1479765" calcext:value-type="float">
            <text:p>1479765</text:p>
          </table:table-cell>
          <table:table-cell office:value-type="float" office:value="1487008" calcext:value-type="float">
            <text:p>1487008</text:p>
          </table:table-cell>
          <table:table-cell office:value-type="float" office:value="1082455" calcext:value-type="float">
            <text:p>1082455</text:p>
          </table:table-cell>
          <table:table-cell office:value-type="float" office:value="1033005" calcext:value-type="float">
            <text:p>1033005</text:p>
          </table:table-cell>
          <table:table-cell office:value-type="float" office:value="1864730" calcext:value-type="float">
            <text:p>1864730</text:p>
          </table:table-cell>
          <table:table-cell office:value-type="float" office:value="1038715" calcext:value-type="float">
            <text:p>1038715</text:p>
          </table:table-cell>
          <table:table-cell office:value-type="float" office:value="376980" calcext:value-type="float">
            <text:p>376980</text:p>
          </table:table-cell>
          <table:table-cell office:value-type="float" office:value="1118713" calcext:value-type="float">
            <text:p>1118713</text:p>
          </table:table-cell>
          <table:table-cell office:value-type="float" office:value="927722" calcext:value-type="float">
            <text:p>927722</text:p>
          </table:table-cell>
          <table:table-cell office:value-type="float" office:value="547573" calcext:value-type="float">
            <text:p>547573</text:p>
          </table:table-cell>
          <table:table-cell office:value-type="float" office:value="2562805" calcext:value-type="float">
            <text:p>2562805</text:p>
          </table:table-cell>
          <table:table-cell office:value-type="float" office:value="3026768" calcext:value-type="float">
            <text:p>3026768</text:p>
          </table:table-cell>
          <table:table-cell office:value-type="float" office:value="598351" calcext:value-type="float">
            <text:p>598351</text:p>
          </table:table-cell>
          <table:table-cell office:value-type="float" office:value="650059" calcext:value-type="float">
            <text:p>650059</text:p>
          </table:table-cell>
          <table:table-cell office:value-type="float" office:value="1711825" calcext:value-type="float">
            <text:p>1711825</text:p>
          </table:table-cell>
          <table:table-cell office:value-type="float" office:value="1922383" calcext:value-type="float">
            <text:p>1922383</text:p>
          </table:table-cell>
          <table:table-cell office:value-type="float" office:value="1523966" calcext:value-type="float">
            <text:p>1523966</text:p>
          </table:table-cell>
          <table:table-cell office:value-type="float" office:value="1504369" calcext:value-type="float">
            <text:p>1504369</text:p>
          </table:table-cell>
          <table:table-cell office:value-type="float" office:value="2173523" calcext:value-type="float">
            <text:p>2173523</text:p>
          </table:table-cell>
          <table:table-cell office:value-type="float" office:value="1501266" calcext:value-type="float">
            <text:p>1501266</text:p>
          </table:table-cell>
          <table:table-cell office:value-type="float" office:value="654853" calcext:value-type="float">
            <text:p>654853</text:p>
          </table:table-cell>
          <table:table-cell office:value-type="float" office:value="1608215" calcext:value-type="float">
            <text:p>1608215</text:p>
          </table:table-cell>
          <table:table-cell office:value-type="float" office:value="1295152" calcext:value-type="float">
            <text:p>1295152</text:p>
          </table:table-cell>
          <table:table-cell office:value-type="float" office:value="2961179" calcext:value-type="float">
            <text:p>2961179</text:p>
          </table:table-cell>
          <table:table-cell office:value-type="float" office:value="2917310" calcext:value-type="float">
            <text:p>2917310</text:p>
          </table:table-cell>
          <table:table-cell office:value-type="float" office:value="3227010" calcext:value-type="float">
            <text:p>3227010</text:p>
          </table:table-cell>
          <table:table-cell office:value-type="float" office:value="982295" calcext:value-type="float">
            <text:p>982295</text:p>
          </table:table-cell>
          <table:table-cell office:value-type="float" office:value="773834" calcext:value-type="float">
            <text:p>773834</text:p>
          </table:table-cell>
          <table:table-cell office:value-type="float" office:value="2037693" calcext:value-type="float">
            <text:p>2037693</text:p>
          </table:table-cell>
          <table:table-cell office:value-type="float" office:value="2335221" calcext:value-type="float">
            <text:p>2335221</text:p>
          </table:table-cell>
          <table:table-cell office:value-type="float" office:value="1756086" calcext:value-type="float">
            <text:p>1756086</text:p>
          </table:table-cell>
          <table:table-cell office:value-type="float" office:value="1839434" calcext:value-type="float">
            <text:p>1839434</text:p>
          </table:table-cell>
          <table:table-cell office:value-type="float" office:value="2357934" calcext:value-type="float">
            <text:p>2357934</text:p>
          </table:table-cell>
          <table:table-cell office:value-type="float" office:value="1922729" calcext:value-type="float">
            <text:p>1922729</text:p>
          </table:table-cell>
          <table:table-cell office:value-type="float" office:value="776855" calcext:value-type="float">
            <text:p>776855</text:p>
          </table:table-cell>
          <table:table-cell office:value-type="float" office:value="1772355" calcext:value-type="float">
            <text:p>1772355</text:p>
          </table:table-cell>
          <table:table-cell office:value-type="float" office:value="1506683" calcext:value-type="float">
            <text:p>1506683</text:p>
          </table:table-cell>
          <table:table-cell office:value-type="float" office:value="3530920" calcext:value-type="float">
            <text:p>3530920</text:p>
          </table:table-cell>
          <table:table-cell office:value-type="float" office:value="3359369" calcext:value-type="float">
            <text:p>3359369</text:p>
          </table:table-cell>
          <table:table-cell office:value-type="float" office:value="4431856" calcext:value-type="float">
            <text:p>4431856</text:p>
          </table:table-cell>
          <table:table-cell office:value-type="float" office:value="1280241" calcext:value-type="float">
            <text:p>1280241</text:p>
          </table:table-cell>
          <table:table-cell office:value-type="float" office:value="1366404" calcext:value-type="float">
            <text:p>1366404</text:p>
          </table:table-cell>
          <table:table-cell office:value-type="float" office:value="2568354" calcext:value-type="float">
            <text:p>2568354</text:p>
          </table:table-cell>
          <table:table-cell office:value-type="float" office:value="2901078" calcext:value-type="float">
            <text:p>2901078</text:p>
          </table:table-cell>
          <table:table-cell office:value-type="float" office:value="2585728" calcext:value-type="float">
            <text:p>2585728</text:p>
          </table:table-cell>
          <table:table-cell office:value-type="float" office:value="2374476" calcext:value-type="float">
            <text:p>2374476</text:p>
          </table:table-cell>
          <table:table-cell office:value-type="float" office:value="3033441" calcext:value-type="float">
            <text:p>3033441</text:p>
          </table:table-cell>
          <table:table-cell office:value-type="float" office:value="2561917" calcext:value-type="float">
            <text:p>2561917</text:p>
          </table:table-cell>
          <table:table-cell office:value-type="float" office:value="1305667" calcext:value-type="float">
            <text:p>1305667</text:p>
          </table:table-cell>
          <table:table-cell office:value-type="float" office:value="2689252" calcext:value-type="float">
            <text:p>2689252</text:p>
          </table:table-cell>
          <table:table-cell office:value-type="float" office:value="2142182" calcext:value-type="float">
            <text:p>214218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307917" calcext:value-type="float">
            <text:p>2307917</text:p>
          </table:table-cell>
          <table:table-cell office:value-type="float" office:value="2307897" calcext:value-type="float">
            <text:p>2307897</text:p>
          </table:table-cell>
          <table:table-cell office:value-type="float" office:value="2670055" calcext:value-type="float">
            <text:p>2670055</text:p>
          </table:table-cell>
          <table:table-cell office:value-type="float" office:value="1019014" calcext:value-type="float">
            <text:p>1019014</text:p>
          </table:table-cell>
          <table:table-cell office:value-type="float" office:value="1062638" calcext:value-type="float">
            <text:p>1062638</text:p>
          </table:table-cell>
          <table:table-cell office:value-type="float" office:value="1989325" calcext:value-type="float">
            <text:p>1989325</text:p>
          </table:table-cell>
          <table:table-cell office:value-type="float" office:value="1855624" calcext:value-type="float">
            <text:p>1855624</text:p>
          </table:table-cell>
          <table:table-cell office:value-type="float" office:value="1886300" calcext:value-type="float">
            <text:p>1886300</text:p>
          </table:table-cell>
          <table:table-cell office:value-type="float" office:value="1905166" calcext:value-type="float">
            <text:p>1905166</text:p>
          </table:table-cell>
          <table:table-cell office:value-type="float" office:value="2055193" calcext:value-type="float">
            <text:p>2055193</text:p>
          </table:table-cell>
          <table:table-cell office:value-type="float" office:value="1965137" calcext:value-type="float">
            <text:p>1965137</text:p>
          </table:table-cell>
          <table:table-cell office:value-type="float" office:value="1302681" calcext:value-type="float">
            <text:p>1302681</text:p>
          </table:table-cell>
          <table:table-cell office:value-type="float" office:value="2048317" calcext:value-type="float">
            <text:p>2048317</text:p>
          </table:table-cell>
          <table:table-cell office:value-type="float" office:value="1648352" calcext:value-type="float">
            <text:p>1648352</text:p>
          </table:table-cell>
          <table:table-cell office:value-type="float" office:value="373681" calcext:value-type="float">
            <text:p>373681</text:p>
          </table:table-cell>
          <table:table-cell office:value-type="float" office:value="1302592" calcext:value-type="float">
            <text:p>1302592</text:p>
          </table:table-cell>
          <table:table-cell office:value-type="float" office:value="1896723" calcext:value-type="float">
            <text:p>1896723</text:p>
          </table:table-cell>
          <table:table-cell office:value-type="float" office:value="438041" calcext:value-type="float">
            <text:p>438041</text:p>
          </table:table-cell>
          <table:table-cell office:value-type="float" office:value="378753" calcext:value-type="float">
            <text:p>378753</text:p>
          </table:table-cell>
          <table:table-cell office:value-type="float" office:value="904779" calcext:value-type="float">
            <text:p>904779</text:p>
          </table:table-cell>
          <table:table-cell office:value-type="float" office:value="1142827" calcext:value-type="float">
            <text:p>1142827</text:p>
          </table:table-cell>
          <table:table-cell office:value-type="float" office:value="1053891" calcext:value-type="float">
            <text:p>1053891</text:p>
          </table:table-cell>
          <table:table-cell office:value-type="float" office:value="1051132" calcext:value-type="float">
            <text:p>1051132</text:p>
          </table:table-cell>
          <table:table-cell office:value-type="float" office:value="1557100" calcext:value-type="float">
            <text:p>1557100</text:p>
          </table:table-cell>
          <table:table-cell office:value-type="float" office:value="1087698" calcext:value-type="float">
            <text:p>1087698</text:p>
          </table:table-cell>
          <table:table-cell office:value-type="float" office:value="372268" calcext:value-type="float">
            <text:p>372268</text:p>
          </table:table-cell>
          <table:table-cell office:value-type="float" office:value="1138692" calcext:value-type="float">
            <text:p>1138692</text:p>
          </table:table-cell>
          <table:table-cell office:value-type="float" office:value="876682" calcext:value-type="float">
            <text:p>876682</text:p>
          </table:table-cell>
          <table:table-cell office:value-type="float" office:value="406197" calcext:value-type="float">
            <text:p>406197</text:p>
          </table:table-cell>
          <table:table-cell office:value-type="float" office:value="1707710" calcext:value-type="float">
            <text:p>1707710</text:p>
          </table:table-cell>
          <table:table-cell office:value-type="float" office:value="2194595" calcext:value-type="float">
            <text:p>2194595</text:p>
          </table:table-cell>
          <table:table-cell office:value-type="float" office:value="372150" calcext:value-type="float">
            <text:p>372150</text:p>
          </table:table-cell>
          <table:table-cell office:value-type="float" office:value="502343" calcext:value-type="float">
            <text:p>502343</text:p>
          </table:table-cell>
          <table:table-cell office:value-type="float" office:value="1014725" calcext:value-type="float">
            <text:p>1014725</text:p>
          </table:table-cell>
          <table:table-cell office:value-type="float" office:value="1165039" calcext:value-type="float">
            <text:p>1165039</text:p>
          </table:table-cell>
          <table:table-cell office:value-type="float" office:value="1139979" calcext:value-type="float">
            <text:p>1139979</text:p>
          </table:table-cell>
          <table:table-cell office:value-type="float" office:value="1155791" calcext:value-type="float">
            <text:p>1155791</text:p>
          </table:table-cell>
          <table:table-cell office:value-type="float" office:value="1366124" calcext:value-type="float">
            <text:p>1366124</text:p>
          </table:table-cell>
          <table:table-cell office:value-type="float" office:value="1175410" calcext:value-type="float">
            <text:p>1175410</text:p>
          </table:table-cell>
          <table:table-cell office:value-type="float" office:value="405339" calcext:value-type="float">
            <text:p>405339</text:p>
          </table:table-cell>
          <table:table-cell office:value-type="float" office:value="1296587" calcext:value-type="float">
            <text:p>1296587</text:p>
          </table:table-cell>
          <table:table-cell office:value-type="float" office:value="949946" calcext:value-type="float">
            <text:p>949946</text:p>
          </table:table-cell>
          <table:table-cell office:value-type="float" office:value="1819840" calcext:value-type="float">
            <text:p>1819840</text:p>
          </table:table-cell>
          <table:table-cell office:value-type="float" office:value="1736146" calcext:value-type="float">
            <text:p>1736146</text:p>
          </table:table-cell>
          <table:table-cell office:value-type="float" office:value="2062513" calcext:value-type="float">
            <text:p>2062513</text:p>
          </table:table-cell>
          <table:table-cell office:value-type="float" office:value="687879" calcext:value-type="float">
            <text:p>687879</text:p>
          </table:table-cell>
          <table:table-cell office:value-type="float" office:value="590603" calcext:value-type="float">
            <text:p>590603</text:p>
          </table:table-cell>
          <table:table-cell office:value-type="float" office:value="1235807" calcext:value-type="float">
            <text:p>1235807</text:p>
          </table:table-cell>
          <table:table-cell office:value-type="float" office:value="1381771" calcext:value-type="float">
            <text:p>1381771</text:p>
          </table:table-cell>
          <table:table-cell office:value-type="float" office:value="1431963" calcext:value-type="float">
            <text:p>1431963</text:p>
          </table:table-cell>
          <table:table-cell office:value-type="float" office:value="1373233" calcext:value-type="float">
            <text:p>1373233</text:p>
          </table:table-cell>
          <table:table-cell office:value-type="float" office:value="1475093" calcext:value-type="float">
            <text:p>1475093</text:p>
          </table:table-cell>
          <table:table-cell office:value-type="float" office:value="1329905" calcext:value-type="float">
            <text:p>1329905</text:p>
          </table:table-cell>
          <table:table-cell office:value-type="float" office:value="582602" calcext:value-type="float">
            <text:p>582602</text:p>
          </table:table-cell>
          <table:table-cell office:value-type="float" office:value="1561951" calcext:value-type="float">
            <text:p>1561951</text:p>
          </table:table-cell>
          <table:table-cell office:value-type="float" office:value="1171978" calcext:value-type="float">
            <text:p>1171978</text:p>
          </table:table-cell>
          <table:table-cell office:value-type="float" office:value="2453705" calcext:value-type="float">
            <text:p>2453705</text:p>
          </table:table-cell>
          <table:table-cell office:value-type="float" office:value="2319224" calcext:value-type="float">
            <text:p>2319224</text:p>
          </table:table-cell>
          <table:table-cell office:value-type="float" office:value="2854293" calcext:value-type="float">
            <text:p>2854293</text:p>
          </table:table-cell>
          <table:table-cell office:value-type="float" office:value="1488982" calcext:value-type="float">
            <text:p>1488982</text:p>
          </table:table-cell>
          <table:table-cell office:value-type="float" office:value="1255821" calcext:value-type="float">
            <text:p>1255821</text:p>
          </table:table-cell>
          <table:table-cell office:value-type="float" office:value="1845686" calcext:value-type="float">
            <text:p>1845686</text:p>
          </table:table-cell>
          <table:table-cell office:value-type="float" office:value="2025085" calcext:value-type="float">
            <text:p>2025085</text:p>
          </table:table-cell>
          <table:table-cell office:value-type="float" office:value="1971428" calcext:value-type="float">
            <text:p>1971428</text:p>
          </table:table-cell>
          <table:table-cell office:value-type="float" office:value="2010937" calcext:value-type="float">
            <text:p>2010937</text:p>
          </table:table-cell>
          <table:table-cell office:value-type="float" office:value="2557343" calcext:value-type="float">
            <text:p>2557343</text:p>
          </table:table-cell>
          <table:table-cell office:value-type="float" office:value="1973757" calcext:value-type="float">
            <text:p>1973757</text:p>
          </table:table-cell>
          <table:table-cell office:value-type="float" office:value="1197000" calcext:value-type="float">
            <text:p>1197000</text:p>
          </table:table-cell>
          <table:table-cell office:value-type="float" office:value="2422612" calcext:value-type="float">
            <text:p>2422612</text:p>
          </table:table-cell>
          <table:table-cell office:value-type="float" office:value="1789736" calcext:value-type="float">
            <text:p>1789736</text:p>
          </table:table-cell>
          <table:table-cell office:value-type="float" office:value="2811593" calcext:value-type="float">
            <text:p>2811593</text:p>
          </table:table-cell>
          <table:table-cell office:value-type="float" office:value="3428495" calcext:value-type="float">
            <text:p>3428495</text:p>
          </table:table-cell>
          <table:table-cell office:value-type="float" office:value="4037692" calcext:value-type="float">
            <text:p>4037692</text:p>
          </table:table-cell>
          <table:table-cell office:value-type="float" office:value="2189060" calcext:value-type="float">
            <text:p>2189060</text:p>
          </table:table-cell>
          <table:table-cell office:value-type="float" office:value="2211878" calcext:value-type="float">
            <text:p>2211878</text:p>
          </table:table-cell>
          <table:table-cell office:value-type="float" office:value="3101768" calcext:value-type="float">
            <text:p>3101768</text:p>
          </table:table-cell>
          <table:table-cell office:value-type="float" office:value="3169220" calcext:value-type="float">
            <text:p>3169220</text:p>
          </table:table-cell>
          <table:table-cell office:value-type="float" office:value="2364869" calcext:value-type="float">
            <text:p>2364869</text:p>
          </table:table-cell>
          <table:table-cell office:value-type="float" office:value="2462972" calcext:value-type="float">
            <text:p>2462972</text:p>
          </table:table-cell>
          <table:table-cell office:value-type="float" office:value="3177137" calcext:value-type="float">
            <text:p>3177137</text:p>
          </table:table-cell>
          <table:table-cell office:value-type="float" office:value="2513951" calcext:value-type="float">
            <text:p>2513951</text:p>
          </table:table-cell>
          <table:table-cell office:value-type="float" office:value="2255745" calcext:value-type="float">
            <text:p>2255745</text:p>
          </table:table-cell>
          <table:table-cell office:value-type="float" office:value="2611396" calcext:value-type="float">
            <text:p>2611396</text:p>
          </table:table-cell>
          <table:table-cell office:value-type="float" office:value="2846938" calcext:value-type="float">
            <text:p>2846938</text:p>
          </table:table-cell>
          <table:table-cell office:value-type="float" office:value="441577" calcext:value-type="float">
            <text:p>441577</text:p>
          </table:table-cell>
          <table:table-cell office:value-type="float" office:value="1530784" calcext:value-type="float">
            <text:p>1530784</text:p>
          </table:table-cell>
          <table:table-cell office:value-type="float" office:value="1747210" calcext:value-type="float">
            <text:p>1747210</text:p>
          </table:table-cell>
          <table:table-cell office:value-type="float" office:value="370413" calcext:value-type="float">
            <text:p>370413</text:p>
          </table:table-cell>
          <table:table-cell office:value-type="float" office:value="377549" calcext:value-type="float">
            <text:p>377549</text:p>
          </table:table-cell>
          <table:table-cell office:value-type="float" office:value="1144062" calcext:value-type="float">
            <text:p>1144062</text:p>
          </table:table-cell>
          <table:table-cell office:value-type="float" office:value="1220203" calcext:value-type="float">
            <text:p>1220203</text:p>
          </table:table-cell>
          <table:table-cell office:value-type="float" office:value="1088073" calcext:value-type="float">
            <text:p>1088073</text:p>
          </table:table-cell>
          <table:table-cell office:value-type="float" office:value="1060258" calcext:value-type="float">
            <text:p>1060258</text:p>
          </table:table-cell>
          <table:table-cell office:value-type="float" office:value="1364013" calcext:value-type="float">
            <text:p>1364013</text:p>
          </table:table-cell>
          <table:table-cell office:value-type="float" office:value="1061089" calcext:value-type="float">
            <text:p>1061089</text:p>
          </table:table-cell>
          <table:table-cell office:value-type="float" office:value="460567" calcext:value-type="float">
            <text:p>460567</text:p>
          </table:table-cell>
          <table:table-cell office:value-type="float" office:value="1136386" calcext:value-type="float">
            <text:p>1136386</text:p>
          </table:table-cell>
          <table:table-cell office:value-type="float" office:value="917555" calcext:value-type="float">
            <text:p>917555</text:p>
          </table:table-cell>
          <table:table-cell office:value-type="float" office:value="456358" calcext:value-type="float">
            <text:p>456358</text:p>
          </table:table-cell>
          <table:table-cell office:value-type="float" office:value="1618503" calcext:value-type="float">
            <text:p>1618503</text:p>
          </table:table-cell>
          <table:table-cell office:value-type="float" office:value="1928452" calcext:value-type="float">
            <text:p>1928452</text:p>
          </table:table-cell>
          <table:table-cell office:value-type="float" office:value="382575" calcext:value-type="float">
            <text:p>382575</text:p>
          </table:table-cell>
          <table:table-cell office:value-type="float" office:value="418560" calcext:value-type="float">
            <text:p>418560</text:p>
          </table:table-cell>
          <table:table-cell office:value-type="float" office:value="1123691" calcext:value-type="float">
            <text:p>1123691</text:p>
          </table:table-cell>
          <table:table-cell office:value-type="float" office:value="1323379" calcext:value-type="float">
            <text:p>1323379</text:p>
          </table:table-cell>
          <table:table-cell office:value-type="float" office:value="1404564" calcext:value-type="float">
            <text:p>1404564</text:p>
          </table:table-cell>
          <table:table-cell office:value-type="float" office:value="1191813" calcext:value-type="float">
            <text:p>1191813</text:p>
          </table:table-cell>
          <table:table-cell office:value-type="float" office:value="1426589" calcext:value-type="float">
            <text:p>1426589</text:p>
          </table:table-cell>
          <table:table-cell office:value-type="float" office:value="1205247" calcext:value-type="float">
            <text:p>1205247</text:p>
          </table:table-cell>
          <table:table-cell office:value-type="float" office:value="415362" calcext:value-type="float">
            <text:p>415362</text:p>
          </table:table-cell>
          <table:table-cell office:value-type="float" office:value="1267939" calcext:value-type="float">
            <text:p>1267939</text:p>
          </table:table-cell>
          <table:table-cell office:value-type="float" office:value="1028929" calcext:value-type="float">
            <text:p>1028929</text:p>
          </table:table-cell>
          <table:table-cell office:value-type="float" office:value="1990123" calcext:value-type="float">
            <text:p>1990123</text:p>
          </table:table-cell>
          <table:table-cell office:value-type="float" office:value="1832429" calcext:value-type="float">
            <text:p>1832429</text:p>
          </table:table-cell>
          <table:table-cell office:value-type="float" office:value="2188943" calcext:value-type="float">
            <text:p>2188943</text:p>
          </table:table-cell>
          <table:table-cell office:value-type="float" office:value="689023" calcext:value-type="float">
            <text:p>689023</text:p>
          </table:table-cell>
          <table:table-cell office:value-type="float" office:value="590011" calcext:value-type="float">
            <text:p>590011</text:p>
          </table:table-cell>
          <table:table-cell office:value-type="float" office:value="1296720" calcext:value-type="float">
            <text:p>1296720</text:p>
          </table:table-cell>
          <table:table-cell office:value-type="float" office:value="1608137" calcext:value-type="float">
            <text:p>1608137</text:p>
          </table:table-cell>
          <table:table-cell office:value-type="float" office:value="1616100" calcext:value-type="float">
            <text:p>1616100</text:p>
          </table:table-cell>
          <table:table-cell office:value-type="float" office:value="1343813" calcext:value-type="float">
            <text:p>1343813</text:p>
          </table:table-cell>
          <table:table-cell office:value-type="float" office:value="1667688" calcext:value-type="float">
            <text:p>1667688</text:p>
          </table:table-cell>
          <table:table-cell office:value-type="float" office:value="1441949" calcext:value-type="float">
            <text:p>1441949</text:p>
          </table:table-cell>
          <table:table-cell office:value-type="float" office:value="582900" calcext:value-type="float">
            <text:p>582900</text:p>
          </table:table-cell>
          <table:table-cell office:value-type="float" office:value="1436912" calcext:value-type="float">
            <text:p>1436912</text:p>
          </table:table-cell>
          <table:table-cell office:value-type="float" office:value="1155539" calcext:value-type="float">
            <text:p>1155539</text:p>
          </table:table-cell>
          <table:table-cell office:value-type="float" office:value="2578570" calcext:value-type="float">
            <text:p>2578570</text:p>
          </table:table-cell>
          <table:table-cell office:value-type="float" office:value="2433301" calcext:value-type="float">
            <text:p>2433301</text:p>
          </table:table-cell>
          <table:table-cell office:value-type="float" office:value="2937950" calcext:value-type="float">
            <text:p>2937950</text:p>
          </table:table-cell>
          <table:table-cell office:value-type="float" office:value="1211072" calcext:value-type="float">
            <text:p>1211072</text:p>
          </table:table-cell>
          <table:table-cell office:value-type="float" office:value="1179387" calcext:value-type="float">
            <text:p>1179387</text:p>
          </table:table-cell>
          <table:table-cell office:value-type="float" office:value="2025871" calcext:value-type="float">
            <text:p>2025871</text:p>
          </table:table-cell>
          <table:table-cell office:value-type="float" office:value="2095296" calcext:value-type="float">
            <text:p>2095296</text:p>
          </table:table-cell>
          <table:table-cell office:value-type="float" office:value="2243895" calcext:value-type="float">
            <text:p>2243895</text:p>
          </table:table-cell>
          <table:table-cell office:value-type="float" office:value="2002147" calcext:value-type="float">
            <text:p>2002147</text:p>
          </table:table-cell>
          <table:table-cell office:value-type="float" office:value="2408677" calcext:value-type="float">
            <text:p>2408677</text:p>
          </table:table-cell>
          <table:table-cell office:value-type="float" office:value="2042012" calcext:value-type="float">
            <text:p>2042012</text:p>
          </table:table-cell>
          <table:table-cell office:value-type="float" office:value="1486132" calcext:value-type="float">
            <text:p>1486132</text:p>
          </table:table-cell>
          <table:table-cell office:value-type="float" office:value="2067169" calcext:value-type="float">
            <text:p>2067169</text:p>
          </table:table-cell>
          <table:table-cell office:value-type="float" office:value="1788243" calcext:value-type="float">
            <text:p>1788243</text:p>
          </table:table-cell>
          <table:table-cell office:value-type="float" office:value="7358669" calcext:value-type="float">
            <text:p>7358669</text:p>
          </table:table-cell>
          <table:table-cell office:value-type="float" office:value="8114121" calcext:value-type="float">
            <text:p>8114121</text:p>
          </table:table-cell>
          <table:table-cell office:value-type="float" office:value="9110013" calcext:value-type="float">
            <text:p>9110013</text:p>
          </table:table-cell>
          <table:table-cell office:value-type="float" office:value="6307765" calcext:value-type="float">
            <text:p>6307765</text:p>
          </table:table-cell>
          <table:table-cell office:value-type="float" office:value="6629520" calcext:value-type="float">
            <text:p>6629520</text:p>
          </table:table-cell>
          <table:table-cell office:value-type="float" office:value="7851329" calcext:value-type="float">
            <text:p>7851329</text:p>
          </table:table-cell>
          <table:table-cell office:value-type="float" office:value="7987469" calcext:value-type="float">
            <text:p>7987469</text:p>
          </table:table-cell>
          <table:table-cell office:value-type="float" office:value="6303665" calcext:value-type="float">
            <text:p>6303665</text:p>
          </table:table-cell>
          <table:table-cell office:value-type="float" office:value="6331352" calcext:value-type="float">
            <text:p>6331352</text:p>
          </table:table-cell>
          <table:table-cell office:value-type="float" office:value="7762967" calcext:value-type="float">
            <text:p>7762967</text:p>
          </table:table-cell>
          <table:table-cell office:value-type="float" office:value="6493487" calcext:value-type="float">
            <text:p>6493487</text:p>
          </table:table-cell>
          <table:table-cell office:value-type="float" office:value="6187387" calcext:value-type="float">
            <text:p>6187387</text:p>
          </table:table-cell>
          <table:table-cell office:value-type="float" office:value="6494857" calcext:value-type="float">
            <text:p>6494857</text:p>
          </table:table-cell>
          <table:table-cell office:value-type="float" office:value="7489017" calcext:value-type="float">
            <text:p>7489017</text:p>
          </table:table-cell>
          <table:table-cell office:value-type="float" office:value="446706" calcext:value-type="float">
            <text:p>446706</text:p>
          </table:table-cell>
          <table:table-cell office:value-type="float" office:value="2030234" calcext:value-type="float">
            <text:p>2030234</text:p>
          </table:table-cell>
          <table:table-cell office:value-type="float" office:value="2312945" calcext:value-type="float">
            <text:p>2312945</text:p>
          </table:table-cell>
          <table:table-cell office:value-type="float" office:value="434229" calcext:value-type="float">
            <text:p>434229</text:p>
          </table:table-cell>
          <table:table-cell office:value-type="float" office:value="482967" calcext:value-type="float">
            <text:p>482967</text:p>
          </table:table-cell>
          <table:table-cell office:value-type="float" office:value="1305415" calcext:value-type="float">
            <text:p>1305415</text:p>
          </table:table-cell>
          <table:table-cell office:value-type="float" office:value="1452998" calcext:value-type="float">
            <text:p>1452998</text:p>
          </table:table-cell>
          <table:table-cell office:value-type="float" office:value="1381033" calcext:value-type="float">
            <text:p>1381033</text:p>
          </table:table-cell>
          <table:table-cell office:value-type="float" office:value="1057601" calcext:value-type="float">
            <text:p>1057601</text:p>
          </table:table-cell>
          <table:table-cell office:value-type="float" office:value="1619571" calcext:value-type="float">
            <text:p>1619571</text:p>
          </table:table-cell>
          <table:table-cell office:value-type="float" office:value="1086646" calcext:value-type="float">
            <text:p>1086646</text:p>
          </table:table-cell>
          <table:table-cell office:value-type="float" office:value="448705" calcext:value-type="float">
            <text:p>448705</text:p>
          </table:table-cell>
          <table:table-cell office:value-type="float" office:value="1133057" calcext:value-type="float">
            <text:p>1133057</text:p>
          </table:table-cell>
          <table:table-cell office:value-type="float" office:value="949009" calcext:value-type="float">
            <text:p>949009</text:p>
          </table:table-cell>
          <table:table-cell office:value-type="float" office:value="625660" calcext:value-type="float">
            <text:p>625660</text:p>
          </table:table-cell>
          <table:table-cell office:value-type="float" office:value="2659076" calcext:value-type="float">
            <text:p>2659076</text:p>
          </table:table-cell>
          <table:table-cell office:value-type="float" office:value="3452896" calcext:value-type="float">
            <text:p>3452896</text:p>
          </table:table-cell>
          <table:table-cell office:value-type="float" office:value="613437" calcext:value-type="float">
            <text:p>613437</text:p>
          </table:table-cell>
          <table:table-cell office:value-type="float" office:value="697094" calcext:value-type="float">
            <text:p>697094</text:p>
          </table:table-cell>
          <table:table-cell office:value-type="float" office:value="1669017" calcext:value-type="float">
            <text:p>1669017</text:p>
          </table:table-cell>
          <table:table-cell office:value-type="float" office:value="1857715" calcext:value-type="float">
            <text:p>1857715</text:p>
          </table:table-cell>
          <table:table-cell office:value-type="float" office:value="1684076" calcext:value-type="float">
            <text:p>1684076</text:p>
          </table:table-cell>
          <table:table-cell office:value-type="float" office:value="1544572" calcext:value-type="float">
            <text:p>1544572</text:p>
          </table:table-cell>
          <table:table-cell office:value-type="float" office:value="2449258" calcext:value-type="float">
            <text:p>2449258</text:p>
          </table:table-cell>
          <table:table-cell office:value-type="float" office:value="1572317" calcext:value-type="float">
            <text:p>1572317</text:p>
          </table:table-cell>
          <table:table-cell office:value-type="float" office:value="670617" calcext:value-type="float">
            <text:p>670617</text:p>
          </table:table-cell>
          <table:table-cell office:value-type="float" office:value="1629505" calcext:value-type="float">
            <text:p>1629505</text:p>
          </table:table-cell>
          <table:table-cell office:value-type="float" office:value="1412353" calcext:value-type="float">
            <text:p>1412353</text:p>
          </table:table-cell>
          <table:table-cell office:value-type="float" office:value="2950753" calcext:value-type="float">
            <text:p>2950753</text:p>
          </table:table-cell>
          <table:table-cell office:value-type="float" office:value="2812513" calcext:value-type="float">
            <text:p>2812513</text:p>
          </table:table-cell>
          <table:table-cell office:value-type="float" office:value="3134388" calcext:value-type="float">
            <text:p>3134388</text:p>
          </table:table-cell>
          <table:table-cell office:value-type="float" office:value="1407007" calcext:value-type="float">
            <text:p>1407007</text:p>
          </table:table-cell>
          <table:table-cell office:value-type="float" office:value="795304" calcext:value-type="float">
            <text:p>795304</text:p>
          </table:table-cell>
          <table:table-cell office:value-type="float" office:value="2104040" calcext:value-type="float">
            <text:p>2104040</text:p>
          </table:table-cell>
          <table:table-cell office:value-type="float" office:value="2178704" calcext:value-type="float">
            <text:p>2178704</text:p>
          </table:table-cell>
          <table:table-cell office:value-type="float" office:value="2066743" calcext:value-type="float">
            <text:p>2066743</text:p>
          </table:table-cell>
          <table:table-cell office:value-type="float" office:value="2119456" calcext:value-type="float">
            <text:p>2119456</text:p>
          </table:table-cell>
          <table:table-cell office:value-type="float" office:value="2226132" calcext:value-type="float">
            <text:p>2226132</text:p>
          </table:table-cell>
          <table:table-cell office:value-type="float" office:value="1847451" calcext:value-type="float">
            <text:p>1847451</text:p>
          </table:table-cell>
          <table:table-cell office:value-type="float" office:value="794830" calcext:value-type="float">
            <text:p>794830</text:p>
          </table:table-cell>
          <table:table-cell office:value-type="float" office:value="2017521" calcext:value-type="float">
            <text:p>2017521</text:p>
          </table:table-cell>
          <table:table-cell office:value-type="float" office:value="1615703" calcext:value-type="float">
            <text:p>1615703</text:p>
          </table:table-cell>
          <table:table-cell office:value-type="float" office:value="3583076" calcext:value-type="float">
            <text:p>3583076</text:p>
          </table:table-cell>
          <table:table-cell office:value-type="float" office:value="3362979" calcext:value-type="float">
            <text:p>3362979</text:p>
          </table:table-cell>
          <table:table-cell office:value-type="float" office:value="4051427" calcext:value-type="float">
            <text:p>4051427</text:p>
          </table:table-cell>
          <table:table-cell office:value-type="float" office:value="1305503" calcext:value-type="float">
            <text:p>1305503</text:p>
          </table:table-cell>
          <table:table-cell office:value-type="float" office:value="1474382" calcext:value-type="float">
            <text:p>1474382</text:p>
          </table:table-cell>
          <table:table-cell office:value-type="float" office:value="2430273" calcext:value-type="float">
            <text:p>2430273</text:p>
          </table:table-cell>
          <table:table-cell office:value-type="float" office:value="3035626" calcext:value-type="float">
            <text:p>3035626</text:p>
          </table:table-cell>
          <table:table-cell office:value-type="float" office:value="2360556" calcext:value-type="float">
            <text:p>2360556</text:p>
          </table:table-cell>
          <table:table-cell office:value-type="float" office:value="2390064" calcext:value-type="float">
            <text:p>2390064</text:p>
          </table:table-cell>
          <table:table-cell office:value-type="float" office:value="2957041" calcext:value-type="float">
            <text:p>2957041</text:p>
          </table:table-cell>
          <table:table-cell office:value-type="float" office:value="2412249" calcext:value-type="float">
            <text:p>2412249</text:p>
          </table:table-cell>
          <table:table-cell office:value-type="float" office:value="1337298" calcext:value-type="float">
            <text:p>1337298</text:p>
          </table:table-cell>
          <table:table-cell office:value-type="float" office:value="2474130" calcext:value-type="float">
            <text:p>2474130</text:p>
          </table:table-cell>
          <table:table-cell office:value-type="float" office:value="2185133" calcext:value-type="float">
            <text:p>2185133</text:p>
          </table:table-cell>
          <table:table-cell office:value-type="float" office:value="3118356" calcext:value-type="float">
            <text:p>3118356</text:p>
          </table:table-cell>
          <table:table-cell office:value-type="float" office:value="3635328" calcext:value-type="float">
            <text:p>3635328</text:p>
          </table:table-cell>
          <table:table-cell office:value-type="float" office:value="3840769" calcext:value-type="float">
            <text:p>3840769</text:p>
          </table:table-cell>
          <table:table-cell office:value-type="float" office:value="2327318" calcext:value-type="float">
            <text:p>2327318</text:p>
          </table:table-cell>
          <table:table-cell office:value-type="float" office:value="2292814" calcext:value-type="float">
            <text:p>2292814</text:p>
          </table:table-cell>
          <table:table-cell office:value-type="float" office:value="3135656" calcext:value-type="float">
            <text:p>3135656</text:p>
          </table:table-cell>
          <table:table-cell office:value-type="float" office:value="3244283" calcext:value-type="float">
            <text:p>3244283</text:p>
          </table:table-cell>
          <table:table-cell office:value-type="float" office:value="2444352" calcext:value-type="float">
            <text:p>2444352</text:p>
          </table:table-cell>
          <table:table-cell office:value-type="float" office:value="2546011" calcext:value-type="float">
            <text:p>2546011</text:p>
          </table:table-cell>
          <table:table-cell office:value-type="float" office:value="3439978" calcext:value-type="float">
            <text:p>3439978</text:p>
          </table:table-cell>
          <table:table-cell office:value-type="float" office:value="2808098" calcext:value-type="float">
            <text:p>2808098</text:p>
          </table:table-cell>
          <table:table-cell office:value-type="float" office:value="2284571" calcext:value-type="float">
            <text:p>2284571</text:p>
          </table:table-cell>
          <table:table-cell office:value-type="float" office:value="2677379" calcext:value-type="float">
            <text:p>2677379</text:p>
          </table:table-cell>
          <table:table-cell office:value-type="float" office:value="2972090" calcext:value-type="float">
            <text:p>2972090</text:p>
          </table:table-cell>
          <table:table-cell office:value-type="float" office:value="463633" calcext:value-type="float">
            <text:p>463633</text:p>
          </table:table-cell>
          <table:table-cell office:value-type="float" office:value="1526609" calcext:value-type="float">
            <text:p>1526609</text:p>
          </table:table-cell>
          <table:table-cell office:value-type="float" office:value="1878769" calcext:value-type="float">
            <text:p>1878769</text:p>
          </table:table-cell>
          <table:table-cell office:value-type="float" office:value="351314" calcext:value-type="float">
            <text:p>351314</text:p>
          </table:table-cell>
          <table:table-cell office:value-type="float" office:value="379797" calcext:value-type="float">
            <text:p>379797</text:p>
          </table:table-cell>
          <table:table-cell office:value-type="float" office:value="1067159" calcext:value-type="float">
            <text:p>1067159</text:p>
          </table:table-cell>
          <table:table-cell office:value-type="float" office:value="1208360" calcext:value-type="float">
            <text:p>1208360</text:p>
          </table:table-cell>
          <table:table-cell office:value-type="float" office:value="1091519" calcext:value-type="float">
            <text:p>1091519</text:p>
          </table:table-cell>
          <table:table-cell office:value-type="float" office:value="1087132" calcext:value-type="float">
            <text:p>1087132</text:p>
          </table:table-cell>
          <table:table-cell office:value-type="float" office:value="1915358" calcext:value-type="float">
            <text:p>1915358</text:p>
          </table:table-cell>
          <table:table-cell office:value-type="float" office:value="1042743" calcext:value-type="float">
            <text:p>1042743</text:p>
          </table:table-cell>
          <table:table-cell office:value-type="float" office:value="378197" calcext:value-type="float">
            <text:p>378197</text:p>
          </table:table-cell>
          <table:table-cell office:value-type="float" office:value="1139461" calcext:value-type="float">
            <text:p>1139461</text:p>
          </table:table-cell>
          <table:table-cell office:value-type="float" office:value="1004193" calcext:value-type="float">
            <text:p>1004193</text:p>
          </table:table-cell>
          <table:table-cell office:value-type="float" office:value="498770" calcext:value-type="float">
            <text:p>498770</text:p>
          </table:table-cell>
          <table:table-cell office:value-type="float" office:value="1623586" calcext:value-type="float">
            <text:p>1623586</text:p>
          </table:table-cell>
          <table:table-cell office:value-type="float" office:value="1890851" calcext:value-type="float">
            <text:p>1890851</text:p>
          </table:table-cell>
          <table:table-cell office:value-type="float" office:value="468773" calcext:value-type="float">
            <text:p>468773</text:p>
          </table:table-cell>
          <table:table-cell office:value-type="float" office:value="416250" calcext:value-type="float">
            <text:p>416250</text:p>
          </table:table-cell>
          <table:table-cell office:value-type="float" office:value="1119303" calcext:value-type="float">
            <text:p>1119303</text:p>
          </table:table-cell>
          <table:table-cell office:value-type="float" office:value="1679872" calcext:value-type="float">
            <text:p>1679872</text:p>
          </table:table-cell>
          <table:table-cell office:value-type="float" office:value="1218027" calcext:value-type="float">
            <text:p>1218027</text:p>
          </table:table-cell>
          <table:table-cell office:value-type="float" office:value="1266547" calcext:value-type="float">
            <text:p>1266547</text:p>
          </table:table-cell>
          <table:table-cell office:value-type="float" office:value="1439460" calcext:value-type="float">
            <text:p>1439460</text:p>
          </table:table-cell>
          <table:table-cell office:value-type="float" office:value="1238993" calcext:value-type="float">
            <text:p>1238993</text:p>
          </table:table-cell>
          <table:table-cell office:value-type="float" office:value="409355" calcext:value-type="float">
            <text:p>409355</text:p>
          </table:table-cell>
          <table:table-cell office:value-type="float" office:value="1481727" calcext:value-type="float">
            <text:p>1481727</text:p>
          </table:table-cell>
          <table:table-cell office:value-type="float" office:value="1025677" calcext:value-type="float">
            <text:p>1025677</text:p>
          </table:table-cell>
          <table:table-cell office:value-type="float" office:value="1951340" calcext:value-type="float">
            <text:p>1951340</text:p>
          </table:table-cell>
          <table:table-cell office:value-type="float" office:value="2414298" calcext:value-type="float">
            <text:p>2414298</text:p>
          </table:table-cell>
          <table:table-cell office:value-type="float" office:value="2462672" calcext:value-type="float">
            <text:p>2462672</text:p>
          </table:table-cell>
          <table:table-cell office:value-type="float" office:value="599098" calcext:value-type="float">
            <text:p>599098</text:p>
          </table:table-cell>
          <table:table-cell office:value-type="float" office:value="722240" calcext:value-type="float">
            <text:p>722240</text:p>
          </table:table-cell>
          <table:table-cell office:value-type="float" office:value="1633829" calcext:value-type="float">
            <text:p>1633829</text:p>
          </table:table-cell>
          <table:table-cell office:value-type="float" office:value="1519309" calcext:value-type="float">
            <text:p>1519309</text:p>
          </table:table-cell>
          <table:table-cell office:value-type="float" office:value="1369394" calcext:value-type="float">
            <text:p>1369394</text:p>
          </table:table-cell>
          <table:table-cell office:value-type="float" office:value="1675732" calcext:value-type="float">
            <text:p>1675732</text:p>
          </table:table-cell>
          <table:table-cell office:value-type="float" office:value="1806748" calcext:value-type="float">
            <text:p>1806748</text:p>
          </table:table-cell>
          <table:table-cell office:value-type="float" office:value="1588521" calcext:value-type="float">
            <text:p>1588521</text:p>
          </table:table-cell>
          <table:table-cell office:value-type="float" office:value="581782" calcext:value-type="float">
            <text:p>581782</text:p>
          </table:table-cell>
          <table:table-cell office:value-type="float" office:value="1716427" calcext:value-type="float">
            <text:p>1716427</text:p>
          </table:table-cell>
          <table:table-cell office:value-type="float" office:value="1220146" calcext:value-type="float">
            <text:p>1220146</text:p>
          </table:table-cell>
          <table:table-cell office:value-type="float" office:value="2596540" calcext:value-type="float">
            <text:p>2596540</text:p>
          </table:table-cell>
          <table:table-cell office:value-type="float" office:value="2460113" calcext:value-type="float">
            <text:p>2460113</text:p>
          </table:table-cell>
          <table:table-cell office:value-type="float" office:value="3125638" calcext:value-type="float">
            <text:p>3125638</text:p>
          </table:table-cell>
          <table:table-cell office:value-type="float" office:value="1208962" calcext:value-type="float">
            <text:p>1208962</text:p>
          </table:table-cell>
          <table:table-cell office:value-type="float" office:value="1176389" calcext:value-type="float">
            <text:p>1176389</text:p>
          </table:table-cell>
          <table:table-cell office:value-type="float" office:value="1929429" calcext:value-type="float">
            <text:p>1929429</text:p>
          </table:table-cell>
          <table:table-cell office:value-type="float" office:value="2094366" calcext:value-type="float">
            <text:p>2094366</text:p>
          </table:table-cell>
          <table:table-cell office:value-type="float" office:value="2087028" calcext:value-type="float">
            <text:p>2087028</text:p>
          </table:table-cell>
          <table:table-cell office:value-type="float" office:value="1963031" calcext:value-type="float">
            <text:p>1963031</text:p>
          </table:table-cell>
          <table:table-cell office:value-type="float" office:value="2722140" calcext:value-type="float">
            <text:p>2722140</text:p>
          </table:table-cell>
          <table:table-cell office:value-type="float" office:value="2094699" calcext:value-type="float">
            <text:p>2094699</text:p>
          </table:table-cell>
          <table:table-cell office:value-type="float" office:value="1179322" calcext:value-type="float">
            <text:p>1179322</text:p>
          </table:table-cell>
          <table:table-cell office:value-type="float" office:value="2091388" calcext:value-type="float">
            <text:p>2091388</text:p>
          </table:table-cell>
          <table:table-cell office:value-type="float" office:value="1868984" calcext:value-type="float">
            <text:p>1868984</text:p>
          </table:table-cell>
          <table:table-cell office:value-type="float" office:value="3981189" calcext:value-type="float">
            <text:p>3981189</text:p>
          </table:table-cell>
          <table:table-cell office:value-type="float" office:value="5029370" calcext:value-type="float">
            <text:p>5029370</text:p>
          </table:table-cell>
          <table:table-cell office:value-type="float" office:value="5591968" calcext:value-type="float">
            <text:p>5591968</text:p>
          </table:table-cell>
          <table:table-cell office:value-type="float" office:value="2772650" calcext:value-type="float">
            <text:p>2772650</text:p>
          </table:table-cell>
          <table:table-cell office:value-type="float" office:value="2793396" calcext:value-type="float">
            <text:p>2793396</text:p>
          </table:table-cell>
          <table:table-cell office:value-type="float" office:value="4245109" calcext:value-type="float">
            <text:p>4245109</text:p>
          </table:table-cell>
          <table:table-cell office:value-type="float" office:value="4399427" calcext:value-type="float">
            <text:p>4399427</text:p>
          </table:table-cell>
          <table:table-cell office:value-type="float" office:value="3108562" calcext:value-type="float">
            <text:p>3108562</text:p>
          </table:table-cell>
          <table:table-cell office:value-type="float" office:value="3045492" calcext:value-type="float">
            <text:p>3045492</text:p>
          </table:table-cell>
          <table:table-cell office:value-type="float" office:value="4310964" calcext:value-type="float">
            <text:p>4310964</text:p>
          </table:table-cell>
          <table:table-cell office:value-type="float" office:value="2924552" calcext:value-type="float">
            <text:p>2924552</text:p>
          </table:table-cell>
          <table:table-cell office:value-type="float" office:value="2829110" calcext:value-type="float">
            <text:p>2829110</text:p>
          </table:table-cell>
          <table:table-cell office:value-type="float" office:value="3098646" calcext:value-type="float">
            <text:p>3098646</text:p>
          </table:table-cell>
          <table:table-cell office:value-type="float" office:value="3510572" calcext:value-type="float">
            <text:p>3510572</text:p>
          </table:table-cell>
          <table:table-cell office:value-type="float" office:value="473380" calcext:value-type="float">
            <text:p>473380</text:p>
          </table:table-cell>
          <table:table-cell office:value-type="float" office:value="2104639" calcext:value-type="float">
            <text:p>2104639</text:p>
          </table:table-cell>
          <table:table-cell office:value-type="float" office:value="2560729" calcext:value-type="float">
            <text:p>2560729</text:p>
          </table:table-cell>
          <table:table-cell office:value-type="float" office:value="362619" calcext:value-type="float">
            <text:p>362619</text:p>
          </table:table-cell>
          <table:table-cell office:value-type="float" office:value="408917" calcext:value-type="float">
            <text:p>408917</text:p>
          </table:table-cell>
          <table:table-cell office:value-type="float" office:value="1399000" calcext:value-type="float">
            <text:p>1399000</text:p>
          </table:table-cell>
          <table:table-cell office:value-type="float" office:value="1500031" calcext:value-type="float">
            <text:p>1500031</text:p>
          </table:table-cell>
          <table:table-cell office:value-type="float" office:value="1168153" calcext:value-type="float">
            <text:p>1168153</text:p>
          </table:table-cell>
          <table:table-cell office:value-type="float" office:value="1162371" calcext:value-type="float">
            <text:p>1162371</text:p>
          </table:table-cell>
          <table:table-cell office:value-type="float" office:value="1547229" calcext:value-type="float">
            <text:p>1547229</text:p>
          </table:table-cell>
          <table:table-cell office:value-type="float" office:value="1067307" calcext:value-type="float">
            <text:p>1067307</text:p>
          </table:table-cell>
          <table:table-cell office:value-type="float" office:value="384788" calcext:value-type="float">
            <text:p>384788</text:p>
          </table:table-cell>
          <table:table-cell office:value-type="float" office:value="1369494" calcext:value-type="float">
            <text:p>1369494</text:p>
          </table:table-cell>
          <table:table-cell office:value-type="float" office:value="949376" calcext:value-type="float">
            <text:p>949376</text:p>
          </table:table-cell>
          <table:table-cell office:value-type="float" office:value="570759" calcext:value-type="float">
            <text:p>570759</text:p>
          </table:table-cell>
          <table:table-cell office:value-type="float" office:value="2751333" calcext:value-type="float">
            <text:p>2751333</text:p>
          </table:table-cell>
          <table:table-cell office:value-type="float" office:value="3006120" calcext:value-type="float">
            <text:p>3006120</text:p>
          </table:table-cell>
          <table:table-cell office:value-type="float" office:value="609607" calcext:value-type="float">
            <text:p>609607</text:p>
          </table:table-cell>
          <table:table-cell office:value-type="float" office:value="671706" calcext:value-type="float">
            <text:p>671706</text:p>
          </table:table-cell>
          <table:table-cell office:value-type="float" office:value="1699812" calcext:value-type="float">
            <text:p>1699812</text:p>
          </table:table-cell>
          <table:table-cell office:value-type="float" office:value="1901483" calcext:value-type="float">
            <text:p>1901483</text:p>
          </table:table-cell>
          <table:table-cell office:value-type="float" office:value="1609253" calcext:value-type="float">
            <text:p>1609253</text:p>
          </table:table-cell>
          <table:table-cell office:value-type="float" office:value="1534883" calcext:value-type="float">
            <text:p>1534883</text:p>
          </table:table-cell>
          <table:table-cell office:value-type="float" office:value="2220431" calcext:value-type="float">
            <text:p>2220431</text:p>
          </table:table-cell>
          <table:table-cell office:value-type="float" office:value="1534144" calcext:value-type="float">
            <text:p>1534144</text:p>
          </table:table-cell>
          <table:table-cell office:value-type="float" office:value="671174" calcext:value-type="float">
            <text:p>671174</text:p>
          </table:table-cell>
          <table:table-cell office:value-type="float" office:value="1632695" calcext:value-type="float">
            <text:p>1632695</text:p>
          </table:table-cell>
          <table:table-cell office:value-type="float" office:value="1347075" calcext:value-type="float">
            <text:p>1347075</text:p>
          </table:table-cell>
          <table:table-cell office:value-type="float" office:value="3109431" calcext:value-type="float">
            <text:p>3109431</text:p>
          </table:table-cell>
          <table:table-cell office:value-type="float" office:value="2836613" calcext:value-type="float">
            <text:p>2836613</text:p>
          </table:table-cell>
          <table:table-cell office:value-type="float" office:value="3147274" calcext:value-type="float">
            <text:p>3147274</text:p>
          </table:table-cell>
          <table:table-cell office:value-type="float" office:value="1011632" calcext:value-type="float">
            <text:p>1011632</text:p>
          </table:table-cell>
          <table:table-cell office:value-type="float" office:value="838568" calcext:value-type="float">
            <text:p>838568</text:p>
          </table:table-cell>
          <table:table-cell office:value-type="float" office:value="2059983" calcext:value-type="float">
            <text:p>2059983</text:p>
          </table:table-cell>
          <table:table-cell office:value-type="float" office:value="2100186" calcext:value-type="float">
            <text:p>2100186</text:p>
          </table:table-cell>
          <table:table-cell office:value-type="float" office:value="1788501" calcext:value-type="float">
            <text:p>1788501</text:p>
          </table:table-cell>
          <table:table-cell office:value-type="float" office:value="2181422" calcext:value-type="float">
            <text:p>2181422</text:p>
          </table:table-cell>
          <table:table-cell office:value-type="float" office:value="2067290" calcext:value-type="float">
            <text:p>2067290</text:p>
          </table:table-cell>
          <table:table-cell office:value-type="float" office:value="1924841" calcext:value-type="float">
            <text:p>1924841</text:p>
          </table:table-cell>
          <table:table-cell office:value-type="float" office:value="847799" calcext:value-type="float">
            <text:p>847799</text:p>
          </table:table-cell>
          <table:table-cell office:value-type="float" office:value="2154317" calcext:value-type="float">
            <text:p>2154317</text:p>
          </table:table-cell>
          <table:table-cell office:value-type="float" office:value="1529739" calcext:value-type="float">
            <text:p>1529739</text:p>
          </table:table-cell>
          <table:table-cell office:value-type="float" office:value="3405420" calcext:value-type="float">
            <text:p>3405420</text:p>
          </table:table-cell>
          <table:table-cell office:value-type="float" office:value="3407019" calcext:value-type="float">
            <text:p>3407019</text:p>
          </table:table-cell>
          <table:table-cell office:value-type="float" office:value="4397114" calcext:value-type="float">
            <text:p>4397114</text:p>
          </table:table-cell>
          <table:table-cell office:value-type="float" office:value="1305439" calcext:value-type="float">
            <text:p>1305439</text:p>
          </table:table-cell>
          <table:table-cell office:value-type="float" office:value="1348417" calcext:value-type="float">
            <text:p>1348417</text:p>
          </table:table-cell>
          <table:table-cell office:value-type="float" office:value="2585232" calcext:value-type="float">
            <text:p>2585232</text:p>
          </table:table-cell>
          <table:table-cell office:value-type="float" office:value="3019215" calcext:value-type="float">
            <text:p>3019215</text:p>
          </table:table-cell>
          <table:table-cell office:value-type="float" office:value="2374072" calcext:value-type="float">
            <text:p>2374072</text:p>
          </table:table-cell>
          <table:table-cell office:value-type="float" office:value="2587147" calcext:value-type="float">
            <text:p>2587147</text:p>
          </table:table-cell>
          <table:table-cell office:value-type="float" office:value="2900427" calcext:value-type="float">
            <text:p>2900427</text:p>
          </table:table-cell>
          <table:table-cell office:value-type="float" office:value="2585450" calcext:value-type="float">
            <text:p>2585450</text:p>
          </table:table-cell>
          <table:table-cell office:value-type="float" office:value="1772515" calcext:value-type="float">
            <text:p>1772515</text:p>
          </table:table-cell>
          <table:table-cell office:value-type="float" office:value="2406467" calcext:value-type="float">
            <text:p>2406467</text:p>
          </table:table-cell>
          <table:table-cell office:value-type="float" office:value="2406842" calcext:value-type="float">
            <text:p>2406842</text:p>
          </table:table-cell>
          <table:table-cell table:number-columns-repeated="2"/>
        </table:table-row>
        <table:table-row table:style-name="ro1">
          <table:table-cell table:number-columns-repeated="354"/>
        </table:table-row>
        <table:table-row table:style-name="ro1">
          <table:table-cell office:value-type="string" calcext:value-type="string" table:number-columns-spanned="1" table:number-rows-spanned="6">
            <text:p>New</text:p>
          </table:table-cell>
          <table:table-cell office:value-type="float" office:value="10" calcext:value-type="float">
            <text:p>10</text:p>
          </table:table-cell>
          <table:table-cell office:value-type="float" office:value="32924" calcext:value-type="float">
            <text:p>32924</text:p>
          </table:table-cell>
          <table:table-cell office:value-type="float" office:value="33282" calcext:value-type="float">
            <text:p>33282</text:p>
          </table:table-cell>
          <table:table-cell office:value-type="float" office:value="38232" calcext:value-type="float">
            <text:p>38232</text:p>
          </table:table-cell>
          <table:table-cell office:value-type="float" office:value="18728" calcext:value-type="float">
            <text:p>18728</text:p>
          </table:table-cell>
          <table:table-cell office:value-type="float" office:value="21184" calcext:value-type="float">
            <text:p>21184</text:p>
          </table:table-cell>
          <table:table-cell office:value-type="float" office:value="27355" calcext:value-type="float">
            <text:p>27355</text:p>
          </table:table-cell>
          <table:table-cell office:value-type="float" office:value="31206" calcext:value-type="float">
            <text:p>31206</text:p>
          </table:table-cell>
          <table:table-cell office:value-type="float" office:value="22187" calcext:value-type="float">
            <text:p>22187</text:p>
          </table:table-cell>
          <table:table-cell office:value-type="float" office:value="23019" calcext:value-type="float">
            <text:p>23019</text:p>
          </table:table-cell>
          <table:table-cell office:value-type="float" office:value="28163" calcext:value-type="float">
            <text:p>28163</text:p>
          </table:table-cell>
          <table:table-cell office:value-type="float" office:value="22042" calcext:value-type="float">
            <text:p>22042</text:p>
          </table:table-cell>
          <table:table-cell office:value-type="float" office:value="18111" calcext:value-type="float">
            <text:p>18111</text:p>
          </table:table-cell>
          <table:table-cell office:value-type="float" office:value="25381" calcext:value-type="float">
            <text:p>25381</text:p>
          </table:table-cell>
          <table:table-cell office:value-type="float" office:value="24525" calcext:value-type="float">
            <text:p>24525</text:p>
          </table:table-cell>
          <table:table-cell office:value-type="float" office:value="8574" calcext:value-type="float">
            <text:p>8574</text:p>
          </table:table-cell>
          <table:table-cell office:value-type="float" office:value="23819" calcext:value-type="float">
            <text:p>23819</text:p>
          </table:table-cell>
          <table:table-cell office:value-type="float" office:value="28372" calcext:value-type="float">
            <text:p>28372</text:p>
          </table:table-cell>
          <table:table-cell office:value-type="float" office:value="10585" calcext:value-type="float">
            <text:p>10585</text:p>
          </table:table-cell>
          <table:table-cell office:value-type="float" office:value="13008" calcext:value-type="float">
            <text:p>13008</text:p>
          </table:table-cell>
          <table:table-cell office:value-type="float" office:value="17987" calcext:value-type="float">
            <text:p>17987</text:p>
          </table:table-cell>
          <table:table-cell office:value-type="float" office:value="22809" calcext:value-type="float">
            <text:p>22809</text:p>
          </table:table-cell>
          <table:table-cell office:value-type="float" office:value="19289" calcext:value-type="float">
            <text:p>19289</text:p>
          </table:table-cell>
          <table:table-cell office:value-type="float" office:value="17977" calcext:value-type="float">
            <text:p>17977</text:p>
          </table:table-cell>
          <table:table-cell office:value-type="float" office:value="18410" calcext:value-type="float">
            <text:p>18410</text:p>
          </table:table-cell>
          <table:table-cell office:value-type="float" office:value="18448" calcext:value-type="float">
            <text:p>18448</text:p>
          </table:table-cell>
          <table:table-cell office:value-type="float" office:value="9998" calcext:value-type="float">
            <text:p>9998</text:p>
          </table:table-cell>
          <table:table-cell office:value-type="float" office:value="17528" calcext:value-type="float">
            <text:p>17528</text:p>
          </table:table-cell>
          <table:table-cell office:value-type="float" office:value="16135" calcext:value-type="float">
            <text:p>16135</text:p>
          </table:table-cell>
          <table:table-cell office:value-type="float" office:value="8580" calcext:value-type="float">
            <text:p>8580</text:p>
          </table:table-cell>
          <table:table-cell office:value-type="float" office:value="25267" calcext:value-type="float">
            <text:p>25267</text:p>
          </table:table-cell>
          <table:table-cell office:value-type="float" office:value="30062" calcext:value-type="float">
            <text:p>30062</text:p>
          </table:table-cell>
          <table:table-cell office:value-type="float" office:value="11726" calcext:value-type="float">
            <text:p>11726</text:p>
          </table:table-cell>
          <table:table-cell office:value-type="float" office:value="13947" calcext:value-type="float">
            <text:p>13947</text:p>
          </table:table-cell>
          <table:table-cell office:value-type="float" office:value="20732" calcext:value-type="float">
            <text:p>20732</text:p>
          </table:table-cell>
          <table:table-cell office:value-type="float" office:value="23846" calcext:value-type="float">
            <text:p>23846</text:p>
          </table:table-cell>
          <table:table-cell office:value-type="float" office:value="15863" calcext:value-type="float">
            <text:p>15863</text:p>
          </table:table-cell>
          <table:table-cell office:value-type="float" office:value="15892" calcext:value-type="float">
            <text:p>15892</text:p>
          </table:table-cell>
          <table:table-cell office:value-type="float" office:value="21619" calcext:value-type="float">
            <text:p>21619</text:p>
          </table:table-cell>
          <table:table-cell office:value-type="float" office:value="15978" calcext:value-type="float">
            <text:p>15978</text:p>
          </table:table-cell>
          <table:table-cell office:value-type="float" office:value="11003" calcext:value-type="float">
            <text:p>11003</text:p>
          </table:table-cell>
          <table:table-cell office:value-type="float" office:value="20576" calcext:value-type="float">
            <text:p>20576</text:p>
          </table:table-cell>
          <table:table-cell office:value-type="float" office:value="17936" calcext:value-type="float">
            <text:p>17936</text:p>
          </table:table-cell>
          <table:table-cell office:value-type="float" office:value="10557" calcext:value-type="float">
            <text:p>10557</text:p>
          </table:table-cell>
          <table:table-cell office:value-type="float" office:value="28278" calcext:value-type="float">
            <text:p>28278</text:p>
          </table:table-cell>
          <table:table-cell office:value-type="float" office:value="33537" calcext:value-type="float">
            <text:p>33537</text:p>
          </table:table-cell>
          <table:table-cell office:value-type="float" office:value="15347" calcext:value-type="float">
            <text:p>15347</text:p>
          </table:table-cell>
          <table:table-cell office:value-type="float" office:value="16942" calcext:value-type="float">
            <text:p>16942</text:p>
          </table:table-cell>
          <table:table-cell office:value-type="float" office:value="23147" calcext:value-type="float">
            <text:p>23147</text:p>
          </table:table-cell>
          <table:table-cell office:value-type="float" office:value="26336" calcext:value-type="float">
            <text:p>26336</text:p>
          </table:table-cell>
          <table:table-cell office:value-type="float" office:value="17082" calcext:value-type="float">
            <text:p>17082</text:p>
          </table:table-cell>
          <table:table-cell office:value-type="float" office:value="17137" calcext:value-type="float">
            <text:p>17137</text:p>
          </table:table-cell>
          <table:table-cell office:value-type="float" office:value="23674" calcext:value-type="float">
            <text:p>23674</text:p>
          </table:table-cell>
          <table:table-cell office:value-type="float" office:value="17093" calcext:value-type="float">
            <text:p>17093</text:p>
          </table:table-cell>
          <table:table-cell office:value-type="float" office:value="14428" calcext:value-type="float">
            <text:p>14428</text:p>
          </table:table-cell>
          <table:table-cell office:value-type="float" office:value="17824" calcext:value-type="float">
            <text:p>17824</text:p>
          </table:table-cell>
          <table:table-cell office:value-type="float" office:value="23897" calcext:value-type="float">
            <text:p>23897</text:p>
          </table:table-cell>
          <table:table-cell office:value-type="float" office:value="19576" calcext:value-type="float">
            <text:p>19576</text:p>
          </table:table-cell>
          <table:table-cell office:value-type="float" office:value="38626" calcext:value-type="float">
            <text:p>38626</text:p>
          </table:table-cell>
          <table:table-cell office:value-type="float" office:value="50741" calcext:value-type="float">
            <text:p>50741</text:p>
          </table:table-cell>
          <table:table-cell office:value-type="float" office:value="24273" calcext:value-type="float">
            <text:p>24273</text:p>
          </table:table-cell>
          <table:table-cell office:value-type="float" office:value="24619" calcext:value-type="float">
            <text:p>24619</text:p>
          </table:table-cell>
          <table:table-cell office:value-type="float" office:value="31165" calcext:value-type="float">
            <text:p>31165</text:p>
          </table:table-cell>
          <table:table-cell office:value-type="float" office:value="36943" calcext:value-type="float">
            <text:p>36943</text:p>
          </table:table-cell>
          <table:table-cell office:value-type="float" office:value="33222" calcext:value-type="float">
            <text:p>33222</text:p>
          </table:table-cell>
          <table:table-cell office:value-type="float" office:value="27144" calcext:value-type="float">
            <text:p>27144</text:p>
          </table:table-cell>
          <table:table-cell office:value-type="float" office:value="30803" calcext:value-type="float">
            <text:p>30803</text:p>
          </table:table-cell>
          <table:table-cell office:value-type="float" office:value="26687" calcext:value-type="float">
            <text:p>26687</text:p>
          </table:table-cell>
          <table:table-cell office:value-type="float" office:value="21587" calcext:value-type="float">
            <text:p>21587</text:p>
          </table:table-cell>
          <table:table-cell office:value-type="float" office:value="27561" calcext:value-type="float">
            <text:p>27561</text:p>
          </table:table-cell>
          <table:table-cell office:value-type="float" office:value="27623" calcext:value-type="float">
            <text:p>27623</text:p>
          </table:table-cell>
          <table:table-cell office:value-type="float" office:value="40368" calcext:value-type="float">
            <text:p>40368</text:p>
          </table:table-cell>
          <table:table-cell office:value-type="float" office:value="50520" calcext:value-type="float">
            <text:p>50520</text:p>
          </table:table-cell>
          <table:table-cell office:value-type="float" office:value="54152" calcext:value-type="float">
            <text:p>54152</text:p>
          </table:table-cell>
          <table:table-cell office:value-type="float" office:value="33837" calcext:value-type="float">
            <text:p>33837</text:p>
          </table:table-cell>
          <table:table-cell office:value-type="float" office:value="36700" calcext:value-type="float">
            <text:p>36700</text:p>
          </table:table-cell>
          <table:table-cell office:value-type="float" office:value="42748" calcext:value-type="float">
            <text:p>42748</text:p>
          </table:table-cell>
          <table:table-cell office:value-type="float" office:value="55986" calcext:value-type="float">
            <text:p>55986</text:p>
          </table:table-cell>
          <table:table-cell office:value-type="float" office:value="29648" calcext:value-type="float">
            <text:p>29648</text:p>
          </table:table-cell>
          <table:table-cell office:value-type="float" office:value="30608" calcext:value-type="float">
            <text:p>30608</text:p>
          </table:table-cell>
          <table:table-cell office:value-type="float" office:value="41427" calcext:value-type="float">
            <text:p>41427</text:p>
          </table:table-cell>
          <table:table-cell office:value-type="float" office:value="30469" calcext:value-type="float">
            <text:p>30469</text:p>
          </table:table-cell>
          <table:table-cell office:value-type="float" office:value="31988" calcext:value-type="float">
            <text:p>31988</text:p>
          </table:table-cell>
          <table:table-cell office:value-type="float" office:value="31475" calcext:value-type="float">
            <text:p>31475</text:p>
          </table:table-cell>
          <table:table-cell office:value-type="float" office:value="41535" calcext:value-type="float">
            <text:p>41535</text:p>
          </table:table-cell>
          <table:table-cell office:value-type="float" office:value="9167" calcext:value-type="float">
            <text:p>9167</text:p>
          </table:table-cell>
          <table:table-cell office:value-type="float" office:value="26111" calcext:value-type="float">
            <text:p>26111</text:p>
          </table:table-cell>
          <table:table-cell office:value-type="float" office:value="29064" calcext:value-type="float">
            <text:p>29064</text:p>
          </table:table-cell>
          <table:table-cell office:value-type="float" office:value="10751" calcext:value-type="float">
            <text:p>10751</text:p>
          </table:table-cell>
          <table:table-cell office:value-type="float" office:value="13256" calcext:value-type="float">
            <text:p>13256</text:p>
          </table:table-cell>
          <table:table-cell office:value-type="float" office:value="19124" calcext:value-type="float">
            <text:p>19124</text:p>
          </table:table-cell>
          <table:table-cell office:value-type="float" office:value="23319" calcext:value-type="float">
            <text:p>23319</text:p>
          </table:table-cell>
          <table:table-cell office:value-type="float" office:value="18663" calcext:value-type="float">
            <text:p>18663</text:p>
          </table:table-cell>
          <table:table-cell office:value-type="float" office:value="18309" calcext:value-type="float">
            <text:p>18309</text:p>
          </table:table-cell>
          <table:table-cell office:value-type="float" office:value="18811" calcext:value-type="float">
            <text:p>18811</text:p>
          </table:table-cell>
          <table:table-cell office:value-type="float" office:value="20968" calcext:value-type="float">
            <text:p>20968</text:p>
          </table:table-cell>
          <table:table-cell office:value-type="float" office:value="10086" calcext:value-type="float">
            <text:p>10086</text:p>
          </table:table-cell>
          <table:table-cell office:value-type="float" office:value="18357" calcext:value-type="float">
            <text:p>18357</text:p>
          </table:table-cell>
          <table:table-cell office:value-type="float" office:value="15465" calcext:value-type="float">
            <text:p>15465</text:p>
          </table:table-cell>
          <table:table-cell office:value-type="float" office:value="8168" calcext:value-type="float">
            <text:p>8168</text:p>
          </table:table-cell>
          <table:table-cell office:value-type="float" office:value="26998" calcext:value-type="float">
            <text:p>26998</text:p>
          </table:table-cell>
          <table:table-cell office:value-type="float" office:value="31855" calcext:value-type="float">
            <text:p>31855</text:p>
          </table:table-cell>
          <table:table-cell office:value-type="float" office:value="12116" calcext:value-type="float">
            <text:p>12116</text:p>
          </table:table-cell>
          <table:table-cell office:value-type="float" office:value="14092" calcext:value-type="float">
            <text:p>14092</text:p>
          </table:table-cell>
          <table:table-cell office:value-type="float" office:value="22133" calcext:value-type="float">
            <text:p>22133</text:p>
          </table:table-cell>
          <table:table-cell office:value-type="float" office:value="24190" calcext:value-type="float">
            <text:p>24190</text:p>
          </table:table-cell>
          <table:table-cell office:value-type="float" office:value="16401" calcext:value-type="float">
            <text:p>16401</text:p>
          </table:table-cell>
          <table:table-cell office:value-type="float" office:value="25180" calcext:value-type="float">
            <text:p>25180</text:p>
          </table:table-cell>
          <table:table-cell office:value-type="float" office:value="20502" calcext:value-type="float">
            <text:p>20502</text:p>
          </table:table-cell>
          <table:table-cell office:value-type="float" office:value="16053" calcext:value-type="float">
            <text:p>16053</text:p>
          </table:table-cell>
          <table:table-cell office:value-type="float" office:value="11055" calcext:value-type="float">
            <text:p>11055</text:p>
          </table:table-cell>
          <table:table-cell office:value-type="float" office:value="17778" calcext:value-type="float">
            <text:p>17778</text:p>
          </table:table-cell>
          <table:table-cell office:value-type="float" office:value="17497" calcext:value-type="float">
            <text:p>17497</text:p>
          </table:table-cell>
          <table:table-cell office:value-type="float" office:value="11498" calcext:value-type="float">
            <text:p>11498</text:p>
          </table:table-cell>
          <table:table-cell office:value-type="float" office:value="30104" calcext:value-type="float">
            <text:p>30104</text:p>
          </table:table-cell>
          <table:table-cell office:value-type="float" office:value="35035" calcext:value-type="float">
            <text:p>35035</text:p>
          </table:table-cell>
          <table:table-cell office:value-type="float" office:value="14780" calcext:value-type="float">
            <text:p>14780</text:p>
          </table:table-cell>
          <table:table-cell office:value-type="float" office:value="17117" calcext:value-type="float">
            <text:p>17117</text:p>
          </table:table-cell>
          <table:table-cell office:value-type="float" office:value="23695" calcext:value-type="float">
            <text:p>23695</text:p>
          </table:table-cell>
          <table:table-cell office:value-type="float" office:value="28047" calcext:value-type="float">
            <text:p>28047</text:p>
          </table:table-cell>
          <table:table-cell office:value-type="float" office:value="17410" calcext:value-type="float">
            <text:p>17410</text:p>
          </table:table-cell>
          <table:table-cell office:value-type="float" office:value="17951" calcext:value-type="float">
            <text:p>17951</text:p>
          </table:table-cell>
          <table:table-cell office:value-type="float" office:value="22962" calcext:value-type="float">
            <text:p>22962</text:p>
          </table:table-cell>
          <table:table-cell office:value-type="float" office:value="17432" calcext:value-type="float">
            <text:p>17432</text:p>
          </table:table-cell>
          <table:table-cell office:value-type="float" office:value="13862" calcext:value-type="float">
            <text:p>13862</text:p>
          </table:table-cell>
          <table:table-cell office:value-type="float" office:value="18406" calcext:value-type="float">
            <text:p>18406</text:p>
          </table:table-cell>
          <table:table-cell office:value-type="float" office:value="19654" calcext:value-type="float">
            <text:p>19654</text:p>
          </table:table-cell>
          <table:table-cell office:value-type="float" office:value="19798" calcext:value-type="float">
            <text:p>19798</text:p>
          </table:table-cell>
          <table:table-cell office:value-type="float" office:value="37518" calcext:value-type="float">
            <text:p>37518</text:p>
          </table:table-cell>
          <table:table-cell office:value-type="float" office:value="44498" calcext:value-type="float">
            <text:p>44498</text:p>
          </table:table-cell>
          <table:table-cell office:value-type="float" office:value="22147" calcext:value-type="float">
            <text:p>22147</text:p>
          </table:table-cell>
          <table:table-cell office:value-type="float" office:value="24603" calcext:value-type="float">
            <text:p>24603</text:p>
          </table:table-cell>
          <table:table-cell office:value-type="float" office:value="30684" calcext:value-type="float">
            <text:p>30684</text:p>
          </table:table-cell>
          <table:table-cell office:value-type="float" office:value="34420" calcext:value-type="float">
            <text:p>34420</text:p>
          </table:table-cell>
          <table:table-cell office:value-type="float" office:value="26663" calcext:value-type="float">
            <text:p>26663</text:p>
          </table:table-cell>
          <table:table-cell office:value-type="float" office:value="26616" calcext:value-type="float">
            <text:p>26616</text:p>
          </table:table-cell>
          <table:table-cell office:value-type="float" office:value="31048" calcext:value-type="float">
            <text:p>31048</text:p>
          </table:table-cell>
          <table:table-cell office:value-type="float" office:value="26649" calcext:value-type="float">
            <text:p>26649</text:p>
          </table:table-cell>
          <table:table-cell office:value-type="float" office:value="22238" calcext:value-type="float">
            <text:p>22238</text:p>
          </table:table-cell>
          <table:table-cell office:value-type="float" office:value="27041" calcext:value-type="float">
            <text:p>27041</text:p>
          </table:table-cell>
          <table:table-cell office:value-type="float" office:value="26921" calcext:value-type="float">
            <text:p>26921</text:p>
          </table:table-cell>
          <table:table-cell office:value-type="float" office:value="84342" calcext:value-type="float">
            <text:p>84342</text:p>
          </table:table-cell>
          <table:table-cell office:value-type="float" office:value="95820" calcext:value-type="float">
            <text:p>95820</text:p>
          </table:table-cell>
          <table:table-cell office:value-type="float" office:value="102713" calcext:value-type="float">
            <text:p>102713</text:p>
          </table:table-cell>
          <table:table-cell office:value-type="float" office:value="70382" calcext:value-type="float">
            <text:p>70382</text:p>
          </table:table-cell>
          <table:table-cell office:value-type="float" office:value="74633" calcext:value-type="float">
            <text:p>74633</text:p>
          </table:table-cell>
          <table:table-cell office:value-type="float" office:value="86032" calcext:value-type="float">
            <text:p>86032</text:p>
          </table:table-cell>
          <table:table-cell office:value-type="float" office:value="89882" calcext:value-type="float">
            <text:p>89882</text:p>
          </table:table-cell>
          <table:table-cell office:value-type="float" office:value="63495" calcext:value-type="float">
            <text:p>63495</text:p>
          </table:table-cell>
          <table:table-cell office:value-type="float" office:value="62871" calcext:value-type="float">
            <text:p>62871</text:p>
          </table:table-cell>
          <table:table-cell office:value-type="float" office:value="81304" calcext:value-type="float">
            <text:p>81304</text:p>
          </table:table-cell>
          <table:table-cell office:value-type="float" office:value="63287" calcext:value-type="float">
            <text:p>63287</text:p>
          </table:table-cell>
          <table:table-cell office:value-type="float" office:value="66691" calcext:value-type="float">
            <text:p>66691</text:p>
          </table:table-cell>
          <table:table-cell office:value-type="float" office:value="68018" calcext:value-type="float">
            <text:p>68018</text:p>
          </table:table-cell>
          <table:table-cell office:value-type="float" office:value="76826" calcext:value-type="float">
            <text:p>76826</text:p>
          </table:table-cell>
          <table:table-cell office:value-type="float" office:value="10476" calcext:value-type="float">
            <text:p>10476</text:p>
          </table:table-cell>
          <table:table-cell office:value-type="float" office:value="36250" calcext:value-type="float">
            <text:p>36250</text:p>
          </table:table-cell>
          <table:table-cell office:value-type="float" office:value="40697" calcext:value-type="float">
            <text:p>40697</text:p>
          </table:table-cell>
          <table:table-cell office:value-type="float" office:value="13737" calcext:value-type="float">
            <text:p>13737</text:p>
          </table:table-cell>
          <table:table-cell office:value-type="float" office:value="16810" calcext:value-type="float">
            <text:p>16810</text:p>
          </table:table-cell>
          <table:table-cell office:value-type="float" office:value="25517" calcext:value-type="float">
            <text:p>25517</text:p>
          </table:table-cell>
          <table:table-cell office:value-type="float" office:value="29510" calcext:value-type="float">
            <text:p>29510</text:p>
          </table:table-cell>
          <table:table-cell office:value-type="float" office:value="16701" calcext:value-type="float">
            <text:p>16701</text:p>
          </table:table-cell>
          <table:table-cell office:value-type="float" office:value="19322" calcext:value-type="float">
            <text:p>19322</text:p>
          </table:table-cell>
          <table:table-cell office:value-type="float" office:value="20369" calcext:value-type="float">
            <text:p>20369</text:p>
          </table:table-cell>
          <table:table-cell office:value-type="float" office:value="19319" calcext:value-type="float">
            <text:p>19319</text:p>
          </table:table-cell>
          <table:table-cell office:value-type="float" office:value="11612" calcext:value-type="float">
            <text:p>11612</text:p>
          </table:table-cell>
          <table:table-cell office:value-type="float" office:value="17749" calcext:value-type="float">
            <text:p>17749</text:p>
          </table:table-cell>
          <table:table-cell office:value-type="float" office:value="20644" calcext:value-type="float">
            <text:p>20644</text:p>
          </table:table-cell>
          <table:table-cell office:value-type="float" office:value="9963" calcext:value-type="float">
            <text:p>9963</text:p>
          </table:table-cell>
          <table:table-cell office:value-type="float" office:value="40416" calcext:value-type="float">
            <text:p>40416</text:p>
          </table:table-cell>
          <table:table-cell office:value-type="float" office:value="46268" calcext:value-type="float">
            <text:p>46268</text:p>
          </table:table-cell>
          <table:table-cell office:value-type="float" office:value="17862" calcext:value-type="float">
            <text:p>17862</text:p>
          </table:table-cell>
          <table:table-cell office:value-type="float" office:value="20688" calcext:value-type="float">
            <text:p>20688</text:p>
          </table:table-cell>
          <table:table-cell office:value-type="float" office:value="29859" calcext:value-type="float">
            <text:p>29859</text:p>
          </table:table-cell>
          <table:table-cell office:value-type="float" office:value="34410" calcext:value-type="float">
            <text:p>34410</text:p>
          </table:table-cell>
          <table:table-cell office:value-type="float" office:value="21326" calcext:value-type="float">
            <text:p>21326</text:p>
          </table:table-cell>
          <table:table-cell office:value-type="float" office:value="20498" calcext:value-type="float">
            <text:p>20498</text:p>
          </table:table-cell>
          <table:table-cell office:value-type="float" office:value="26034" calcext:value-type="float">
            <text:p>26034</text:p>
          </table:table-cell>
          <table:table-cell office:value-type="float" office:value="20593" calcext:value-type="float">
            <text:p>20593</text:p>
          </table:table-cell>
          <table:table-cell office:value-type="float" office:value="15517" calcext:value-type="float">
            <text:p>15517</text:p>
          </table:table-cell>
          <table:table-cell office:value-type="float" office:value="22965" calcext:value-type="float">
            <text:p>22965</text:p>
          </table:table-cell>
          <table:table-cell office:value-type="float" office:value="22241" calcext:value-type="float">
            <text:p>22241</text:p>
          </table:table-cell>
          <table:table-cell office:value-type="float" office:value="15982" calcext:value-type="float">
            <text:p>15982</text:p>
          </table:table-cell>
          <table:table-cell office:value-type="float" office:value="43971" calcext:value-type="float">
            <text:p>43971</text:p>
          </table:table-cell>
          <table:table-cell office:value-type="float" office:value="49412" calcext:value-type="float">
            <text:p>49412</text:p>
          </table:table-cell>
          <table:table-cell office:value-type="float" office:value="25050" calcext:value-type="float">
            <text:p>25050</text:p>
          </table:table-cell>
          <table:table-cell office:value-type="float" office:value="24109" calcext:value-type="float">
            <text:p>24109</text:p>
          </table:table-cell>
          <table:table-cell office:value-type="float" office:value="34011" calcext:value-type="float">
            <text:p>34011</text:p>
          </table:table-cell>
          <table:table-cell office:value-type="float" office:value="41765" calcext:value-type="float">
            <text:p>41765</text:p>
          </table:table-cell>
          <table:table-cell office:value-type="float" office:value="23187" calcext:value-type="float">
            <text:p>23187</text:p>
          </table:table-cell>
          <table:table-cell office:value-type="float" office:value="22764" calcext:value-type="float">
            <text:p>22764</text:p>
          </table:table-cell>
          <table:table-cell office:value-type="float" office:value="29492" calcext:value-type="float">
            <text:p>29492</text:p>
          </table:table-cell>
          <table:table-cell office:value-type="float" office:value="26827" calcext:value-type="float">
            <text:p>26827</text:p>
          </table:table-cell>
          <table:table-cell office:value-type="float" office:value="19100" calcext:value-type="float">
            <text:p>19100</text:p>
          </table:table-cell>
          <table:table-cell office:value-type="float" office:value="23368" calcext:value-type="float">
            <text:p>23368</text:p>
          </table:table-cell>
          <table:table-cell office:value-type="float" office:value="29532" calcext:value-type="float">
            <text:p>29532</text:p>
          </table:table-cell>
          <table:table-cell office:value-type="float" office:value="24149" calcext:value-type="float">
            <text:p>24149</text:p>
          </table:table-cell>
          <table:table-cell office:value-type="float" office:value="61491" calcext:value-type="float">
            <text:p>61491</text:p>
          </table:table-cell>
          <table:table-cell office:value-type="float" office:value="57649" calcext:value-type="float">
            <text:p>57649</text:p>
          </table:table-cell>
          <table:table-cell office:value-type="float" office:value="28246" calcext:value-type="float">
            <text:p>28246</text:p>
          </table:table-cell>
          <table:table-cell office:value-type="float" office:value="30420" calcext:value-type="float">
            <text:p>30420</text:p>
          </table:table-cell>
          <table:table-cell office:value-type="float" office:value="41445" calcext:value-type="float">
            <text:p>41445</text:p>
          </table:table-cell>
          <table:table-cell office:value-type="float" office:value="44672" calcext:value-type="float">
            <text:p>44672</text:p>
          </table:table-cell>
          <table:table-cell office:value-type="float" office:value="32280" calcext:value-type="float">
            <text:p>32280</text:p>
          </table:table-cell>
          <table:table-cell office:value-type="float" office:value="31756" calcext:value-type="float">
            <text:p>31756</text:p>
          </table:table-cell>
          <table:table-cell office:value-type="float" office:value="37161" calcext:value-type="float">
            <text:p>37161</text:p>
          </table:table-cell>
          <table:table-cell office:value-type="float" office:value="31728" calcext:value-type="float">
            <text:p>31728</text:p>
          </table:table-cell>
          <table:table-cell office:value-type="float" office:value="25007" calcext:value-type="float">
            <text:p>25007</text:p>
          </table:table-cell>
          <table:table-cell office:value-type="float" office:value="33347" calcext:value-type="float">
            <text:p>33347</text:p>
          </table:table-cell>
          <table:table-cell office:value-type="float" office:value="33258" calcext:value-type="float">
            <text:p>33258</text:p>
          </table:table-cell>
          <table:table-cell office:value-type="float" office:value="46889" calcext:value-type="float">
            <text:p>46889</text:p>
          </table:table-cell>
          <table:table-cell office:value-type="float" office:value="48814" calcext:value-type="float">
            <text:p>48814</text:p>
          </table:table-cell>
          <table:table-cell office:value-type="float" office:value="52550" calcext:value-type="float">
            <text:p>52550</text:p>
          </table:table-cell>
          <table:table-cell office:value-type="float" office:value="32847" calcext:value-type="float">
            <text:p>32847</text:p>
          </table:table-cell>
          <table:table-cell office:value-type="float" office:value="43586" calcext:value-type="float">
            <text:p>43586</text:p>
          </table:table-cell>
          <table:table-cell office:value-type="float" office:value="43535" calcext:value-type="float">
            <text:p>43535</text:p>
          </table:table-cell>
          <table:table-cell office:value-type="float" office:value="49389" calcext:value-type="float">
            <text:p>49389</text:p>
          </table:table-cell>
          <table:table-cell office:value-type="float" office:value="30227" calcext:value-type="float">
            <text:p>30227</text:p>
          </table:table-cell>
          <table:table-cell office:value-type="float" office:value="31168" calcext:value-type="float">
            <text:p>31168</text:p>
          </table:table-cell>
          <table:table-cell office:value-type="float" office:value="41291" calcext:value-type="float">
            <text:p>41291</text:p>
          </table:table-cell>
          <table:table-cell office:value-type="float" office:value="31097" calcext:value-type="float">
            <text:p>31097</text:p>
          </table:table-cell>
          <table:table-cell office:value-type="float" office:value="31883" calcext:value-type="float">
            <text:p>31883</text:p>
          </table:table-cell>
          <table:table-cell office:value-type="float" office:value="32241" calcext:value-type="float">
            <text:p>32241</text:p>
          </table:table-cell>
          <table:table-cell office:value-type="float" office:value="38200" calcext:value-type="float">
            <text:p>38200</text:p>
          </table:table-cell>
          <table:table-cell office:value-type="float" office:value="8952" calcext:value-type="float">
            <text:p>8952</text:p>
          </table:table-cell>
          <table:table-cell office:value-type="float" office:value="24347" calcext:value-type="float">
            <text:p>24347</text:p>
          </table:table-cell>
          <table:table-cell office:value-type="float" office:value="29535" calcext:value-type="float">
            <text:p>29535</text:p>
          </table:table-cell>
          <table:table-cell office:value-type="float" office:value="10900" calcext:value-type="float">
            <text:p>10900</text:p>
          </table:table-cell>
          <table:table-cell office:value-type="float" office:value="14859" calcext:value-type="float">
            <text:p>14859</text:p>
          </table:table-cell>
          <table:table-cell office:value-type="float" office:value="19218" calcext:value-type="float">
            <text:p>19218</text:p>
          </table:table-cell>
          <table:table-cell office:value-type="float" office:value="22868" calcext:value-type="float">
            <text:p>22868</text:p>
          </table:table-cell>
          <table:table-cell office:value-type="float" office:value="18789" calcext:value-type="float">
            <text:p>18789</text:p>
          </table:table-cell>
          <table:table-cell office:value-type="float" office:value="19768" calcext:value-type="float">
            <text:p>19768</text:p>
          </table:table-cell>
          <table:table-cell office:value-type="float" office:value="20147" calcext:value-type="float">
            <text:p>20147</text:p>
          </table:table-cell>
          <table:table-cell office:value-type="float" office:value="18463" calcext:value-type="float">
            <text:p>18463</text:p>
          </table:table-cell>
          <table:table-cell office:value-type="float" office:value="10029" calcext:value-type="float">
            <text:p>10029</text:p>
          </table:table-cell>
          <table:table-cell office:value-type="float" office:value="20030" calcext:value-type="float">
            <text:p>20030</text:p>
          </table:table-cell>
          <table:table-cell office:value-type="float" office:value="16127" calcext:value-type="float">
            <text:p>16127</text:p>
          </table:table-cell>
          <table:table-cell office:value-type="float" office:value="8028" calcext:value-type="float">
            <text:p>8028</text:p>
          </table:table-cell>
          <table:table-cell office:value-type="float" office:value="30470" calcext:value-type="float">
            <text:p>30470</text:p>
          </table:table-cell>
          <table:table-cell office:value-type="float" office:value="31434" calcext:value-type="float">
            <text:p>31434</text:p>
          </table:table-cell>
          <table:table-cell office:value-type="float" office:value="12263" calcext:value-type="float">
            <text:p>12263</text:p>
          </table:table-cell>
          <table:table-cell office:value-type="float" office:value="14559" calcext:value-type="float">
            <text:p>14559</text:p>
          </table:table-cell>
          <table:table-cell office:value-type="float" office:value="21243" calcext:value-type="float">
            <text:p>21243</text:p>
          </table:table-cell>
          <table:table-cell office:value-type="float" office:value="25530" calcext:value-type="float">
            <text:p>25530</text:p>
          </table:table-cell>
          <table:table-cell office:value-type="float" office:value="17088" calcext:value-type="float">
            <text:p>17088</text:p>
          </table:table-cell>
          <table:table-cell office:value-type="float" office:value="17457" calcext:value-type="float">
            <text:p>17457</text:p>
          </table:table-cell>
          <table:table-cell office:value-type="float" office:value="21344" calcext:value-type="float">
            <text:p>21344</text:p>
          </table:table-cell>
          <table:table-cell office:value-type="float" office:value="16282" calcext:value-type="float">
            <text:p>16282</text:p>
          </table:table-cell>
          <table:table-cell office:value-type="float" office:value="11278" calcext:value-type="float">
            <text:p>11278</text:p>
          </table:table-cell>
          <table:table-cell office:value-type="float" office:value="17277" calcext:value-type="float">
            <text:p>17277</text:p>
          </table:table-cell>
          <table:table-cell office:value-type="float" office:value="21951" calcext:value-type="float">
            <text:p>21951</text:p>
          </table:table-cell>
          <table:table-cell office:value-type="float" office:value="11126" calcext:value-type="float">
            <text:p>11126</text:p>
          </table:table-cell>
          <table:table-cell office:value-type="float" office:value="29917" calcext:value-type="float">
            <text:p>29917</text:p>
          </table:table-cell>
          <table:table-cell office:value-type="float" office:value="34846" calcext:value-type="float">
            <text:p>34846</text:p>
          </table:table-cell>
          <table:table-cell office:value-type="float" office:value="15076" calcext:value-type="float">
            <text:p>15076</text:p>
          </table:table-cell>
          <table:table-cell office:value-type="float" office:value="17531" calcext:value-type="float">
            <text:p>17531</text:p>
          </table:table-cell>
          <table:table-cell office:value-type="float" office:value="24132" calcext:value-type="float">
            <text:p>24132</text:p>
          </table:table-cell>
          <table:table-cell office:value-type="float" office:value="27337" calcext:value-type="float">
            <text:p>27337</text:p>
          </table:table-cell>
          <table:table-cell office:value-type="float" office:value="18118" calcext:value-type="float">
            <text:p>18118</text:p>
          </table:table-cell>
          <table:table-cell office:value-type="float" office:value="17720" calcext:value-type="float">
            <text:p>17720</text:p>
          </table:table-cell>
          <table:table-cell office:value-type="float" office:value="23801" calcext:value-type="float">
            <text:p>23801</text:p>
          </table:table-cell>
          <table:table-cell office:value-type="float" office:value="18631" calcext:value-type="float">
            <text:p>18631</text:p>
          </table:table-cell>
          <table:table-cell office:value-type="float" office:value="14413" calcext:value-type="float">
            <text:p>14413</text:p>
          </table:table-cell>
          <table:table-cell office:value-type="float" office:value="18819" calcext:value-type="float">
            <text:p>18819</text:p>
          </table:table-cell>
          <table:table-cell office:value-type="float" office:value="20543" calcext:value-type="float">
            <text:p>20543</text:p>
          </table:table-cell>
          <table:table-cell office:value-type="float" office:value="19631" calcext:value-type="float">
            <text:p>19631</text:p>
          </table:table-cell>
          <table:table-cell office:value-type="float" office:value="37617" calcext:value-type="float">
            <text:p>37617</text:p>
          </table:table-cell>
          <table:table-cell office:value-type="float" office:value="45998" calcext:value-type="float">
            <text:p>45998</text:p>
          </table:table-cell>
          <table:table-cell office:value-type="float" office:value="22331" calcext:value-type="float">
            <text:p>22331</text:p>
          </table:table-cell>
          <table:table-cell office:value-type="float" office:value="24695" calcext:value-type="float">
            <text:p>24695</text:p>
          </table:table-cell>
          <table:table-cell office:value-type="float" office:value="31064" calcext:value-type="float">
            <text:p>31064</text:p>
          </table:table-cell>
          <table:table-cell office:value-type="float" office:value="34598" calcext:value-type="float">
            <text:p>34598</text:p>
          </table:table-cell>
          <table:table-cell office:value-type="float" office:value="33253" calcext:value-type="float">
            <text:p>33253</text:p>
          </table:table-cell>
          <table:table-cell office:value-type="float" office:value="27668" calcext:value-type="float">
            <text:p>27668</text:p>
          </table:table-cell>
          <table:table-cell office:value-type="float" office:value="31369" calcext:value-type="float">
            <text:p>31369</text:p>
          </table:table-cell>
          <table:table-cell office:value-type="float" office:value="26374" calcext:value-type="float">
            <text:p>26374</text:p>
          </table:table-cell>
          <table:table-cell office:value-type="float" office:value="21563" calcext:value-type="float">
            <text:p>21563</text:p>
          </table:table-cell>
          <table:table-cell office:value-type="float" office:value="28399" calcext:value-type="float">
            <text:p>28399</text:p>
          </table:table-cell>
          <table:table-cell office:value-type="float" office:value="27295" calcext:value-type="float">
            <text:p>27295</text:p>
          </table:table-cell>
          <table:table-cell office:value-type="float" office:value="53326" calcext:value-type="float">
            <text:p>53326</text:p>
          </table:table-cell>
          <table:table-cell office:value-type="float" office:value="64714" calcext:value-type="float">
            <text:p>64714</text:p>
          </table:table-cell>
          <table:table-cell office:value-type="float" office:value="70597" calcext:value-type="float">
            <text:p>70597</text:p>
          </table:table-cell>
          <table:table-cell office:value-type="float" office:value="40992" calcext:value-type="float">
            <text:p>40992</text:p>
          </table:table-cell>
          <table:table-cell office:value-type="float" office:value="43041" calcext:value-type="float">
            <text:p>43041</text:p>
          </table:table-cell>
          <table:table-cell office:value-type="float" office:value="54608" calcext:value-type="float">
            <text:p>54608</text:p>
          </table:table-cell>
          <table:table-cell office:value-type="float" office:value="56773" calcext:value-type="float">
            <text:p>56773</text:p>
          </table:table-cell>
          <table:table-cell office:value-type="float" office:value="33533" calcext:value-type="float">
            <text:p>33533</text:p>
          </table:table-cell>
          <table:table-cell office:value-type="float" office:value="34533" calcext:value-type="float">
            <text:p>34533</text:p>
          </table:table-cell>
          <table:table-cell office:value-type="float" office:value="50690" calcext:value-type="float">
            <text:p>50690</text:p>
          </table:table-cell>
          <table:table-cell office:value-type="float" office:value="34632" calcext:value-type="float">
            <text:p>34632</text:p>
          </table:table-cell>
          <table:table-cell office:value-type="float" office:value="37009" calcext:value-type="float">
            <text:p>37009</text:p>
          </table:table-cell>
          <table:table-cell office:value-type="float" office:value="34242" calcext:value-type="float">
            <text:p>34242</text:p>
          </table:table-cell>
          <table:table-cell office:value-type="float" office:value="43986" calcext:value-type="float">
            <text:p>43986</text:p>
          </table:table-cell>
          <table:table-cell office:value-type="float" office:value="10928" calcext:value-type="float">
            <text:p>10928</text:p>
          </table:table-cell>
          <table:table-cell office:value-type="float" office:value="35113" calcext:value-type="float">
            <text:p>35113</text:p>
          </table:table-cell>
          <table:table-cell office:value-type="float" office:value="42485" calcext:value-type="float">
            <text:p>42485</text:p>
          </table:table-cell>
          <table:table-cell office:value-type="float" office:value="13884" calcext:value-type="float">
            <text:p>13884</text:p>
          </table:table-cell>
          <table:table-cell office:value-type="float" office:value="17084" calcext:value-type="float">
            <text:p>17084</text:p>
          </table:table-cell>
          <table:table-cell office:value-type="float" office:value="25618" calcext:value-type="float">
            <text:p>25618</text:p>
          </table:table-cell>
          <table:table-cell office:value-type="float" office:value="31812" calcext:value-type="float">
            <text:p>31812</text:p>
          </table:table-cell>
          <table:table-cell office:value-type="float" office:value="16694" calcext:value-type="float">
            <text:p>16694</text:p>
          </table:table-cell>
          <table:table-cell office:value-type="float" office:value="19255" calcext:value-type="float">
            <text:p>19255</text:p>
          </table:table-cell>
          <table:table-cell office:value-type="float" office:value="20292" calcext:value-type="float">
            <text:p>20292</text:p>
          </table:table-cell>
          <table:table-cell office:value-type="float" office:value="19287" calcext:value-type="float">
            <text:p>19287</text:p>
          </table:table-cell>
          <table:table-cell office:value-type="float" office:value="13377" calcext:value-type="float">
            <text:p>13377</text:p>
          </table:table-cell>
          <table:table-cell office:value-type="float" office:value="18812" calcext:value-type="float">
            <text:p>18812</text:p>
          </table:table-cell>
          <table:table-cell office:value-type="float" office:value="17579" calcext:value-type="float">
            <text:p>17579</text:p>
          </table:table-cell>
          <table:table-cell office:value-type="float" office:value="10301" calcext:value-type="float">
            <text:p>10301</text:p>
          </table:table-cell>
          <table:table-cell office:value-type="float" office:value="40688" calcext:value-type="float">
            <text:p>40688</text:p>
          </table:table-cell>
          <table:table-cell office:value-type="float" office:value="48353" calcext:value-type="float">
            <text:p>48353</text:p>
          </table:table-cell>
          <table:table-cell office:value-type="float" office:value="18451" calcext:value-type="float">
            <text:p>18451</text:p>
          </table:table-cell>
          <table:table-cell office:value-type="float" office:value="20978" calcext:value-type="float">
            <text:p>20978</text:p>
          </table:table-cell>
          <table:table-cell office:value-type="float" office:value="30210" calcext:value-type="float">
            <text:p>30210</text:p>
          </table:table-cell>
          <table:table-cell office:value-type="float" office:value="34582" calcext:value-type="float">
            <text:p>34582</text:p>
          </table:table-cell>
          <table:table-cell office:value-type="float" office:value="21364" calcext:value-type="float">
            <text:p>21364</text:p>
          </table:table-cell>
          <table:table-cell office:value-type="float" office:value="20620" calcext:value-type="float">
            <text:p>20620</text:p>
          </table:table-cell>
          <table:table-cell office:value-type="float" office:value="26078" calcext:value-type="float">
            <text:p>26078</text:p>
          </table:table-cell>
          <table:table-cell office:value-type="float" office:value="20602" calcext:value-type="float">
            <text:p>20602</text:p>
          </table:table-cell>
          <table:table-cell office:value-type="float" office:value="15631" calcext:value-type="float">
            <text:p>15631</text:p>
          </table:table-cell>
          <table:table-cell office:value-type="float" office:value="21775" calcext:value-type="float">
            <text:p>21775</text:p>
          </table:table-cell>
          <table:table-cell office:value-type="float" office:value="22647" calcext:value-type="float">
            <text:p>22647</text:p>
          </table:table-cell>
          <table:table-cell office:value-type="float" office:value="16191" calcext:value-type="float">
            <text:p>16191</text:p>
          </table:table-cell>
          <table:table-cell office:value-type="float" office:value="45069" calcext:value-type="float">
            <text:p>45069</text:p>
          </table:table-cell>
          <table:table-cell office:value-type="float" office:value="49022" calcext:value-type="float">
            <text:p>49022</text:p>
          </table:table-cell>
          <table:table-cell office:value-type="float" office:value="21057" calcext:value-type="float">
            <text:p>21057</text:p>
          </table:table-cell>
          <table:table-cell office:value-type="float" office:value="23217" calcext:value-type="float">
            <text:p>23217</text:p>
          </table:table-cell>
          <table:table-cell office:value-type="float" office:value="33783" calcext:value-type="float">
            <text:p>33783</text:p>
          </table:table-cell>
          <table:table-cell office:value-type="float" office:value="37321" calcext:value-type="float">
            <text:p>37321</text:p>
          </table:table-cell>
          <table:table-cell office:value-type="float" office:value="23537" calcext:value-type="float">
            <text:p>23537</text:p>
          </table:table-cell>
          <table:table-cell office:value-type="float" office:value="23189" calcext:value-type="float">
            <text:p>23189</text:p>
          </table:table-cell>
          <table:table-cell office:value-type="float" office:value="33154" calcext:value-type="float">
            <text:p>33154</text:p>
          </table:table-cell>
          <table:table-cell office:value-type="float" office:value="23163" calcext:value-type="float">
            <text:p>23163</text:p>
          </table:table-cell>
          <table:table-cell office:value-type="float" office:value="17644" calcext:value-type="float">
            <text:p>17644</text:p>
          </table:table-cell>
          <table:table-cell office:value-type="float" office:value="23961" calcext:value-type="float">
            <text:p>23961</text:p>
          </table:table-cell>
          <table:table-cell office:value-type="float" office:value="27433" calcext:value-type="float">
            <text:p>27433</text:p>
          </table:table-cell>
          <table:table-cell office:value-type="float" office:value="24247" calcext:value-type="float">
            <text:p>24247</text:p>
          </table:table-cell>
          <table:table-cell office:value-type="float" office:value="51251" calcext:value-type="float">
            <text:p>51251</text:p>
          </table:table-cell>
          <table:table-cell office:value-type="float" office:value="60177" calcext:value-type="float">
            <text:p>60177</text:p>
          </table:table-cell>
          <table:table-cell office:value-type="float" office:value="27055" calcext:value-type="float">
            <text:p>27055</text:p>
          </table:table-cell>
          <table:table-cell office:value-type="float" office:value="30231" calcext:value-type="float">
            <text:p>30231</text:p>
          </table:table-cell>
          <table:table-cell office:value-type="float" office:value="40018" calcext:value-type="float">
            <text:p>40018</text:p>
          </table:table-cell>
          <table:table-cell office:value-type="float" office:value="44206" calcext:value-type="float">
            <text:p>44206</text:p>
          </table:table-cell>
          <table:table-cell office:value-type="float" office:value="32058" calcext:value-type="float">
            <text:p>32058</text:p>
          </table:table-cell>
          <table:table-cell office:value-type="float" office:value="32084" calcext:value-type="float">
            <text:p>32084</text:p>
          </table:table-cell>
          <table:table-cell office:value-type="float" office:value="37281" calcext:value-type="float">
            <text:p>37281</text:p>
          </table:table-cell>
          <table:table-cell office:value-type="float" office:value="31802" calcext:value-type="float">
            <text:p>31802</text:p>
          </table:table-cell>
          <table:table-cell office:value-type="float" office:value="25232" calcext:value-type="float">
            <text:p>25232</text:p>
          </table:table-cell>
          <table:table-cell office:value-type="float" office:value="32280" calcext:value-type="float">
            <text:p>32280</text:p>
          </table:table-cell>
          <table:table-cell office:value-type="float" office:value="32484" calcext:value-type="float">
            <text:p>3248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44581" calcext:value-type="float">
            <text:p>44581</text:p>
          </table:table-cell>
          <table:table-cell office:value-type="float" office:value="46351" calcext:value-type="float">
            <text:p>46351</text:p>
          </table:table-cell>
          <table:table-cell office:value-type="float" office:value="52808" calcext:value-type="float">
            <text:p>52808</text:p>
          </table:table-cell>
          <table:table-cell office:value-type="float" office:value="25978" calcext:value-type="float">
            <text:p>25978</text:p>
          </table:table-cell>
          <table:table-cell office:value-type="float" office:value="28549" calcext:value-type="float">
            <text:p>28549</text:p>
          </table:table-cell>
          <table:table-cell office:value-type="float" office:value="38299" calcext:value-type="float">
            <text:p>38299</text:p>
          </table:table-cell>
          <table:table-cell office:value-type="float" office:value="42342" calcext:value-type="float">
            <text:p>42342</text:p>
          </table:table-cell>
          <table:table-cell office:value-type="float" office:value="37383" calcext:value-type="float">
            <text:p>37383</text:p>
          </table:table-cell>
          <table:table-cell office:value-type="float" office:value="33301" calcext:value-type="float">
            <text:p>33301</text:p>
          </table:table-cell>
          <table:table-cell office:value-type="float" office:value="40565" calcext:value-type="float">
            <text:p>40565</text:p>
          </table:table-cell>
          <table:table-cell office:value-type="float" office:value="32880" calcext:value-type="float">
            <text:p>32880</text:p>
          </table:table-cell>
          <table:table-cell office:value-type="float" office:value="25799" calcext:value-type="float">
            <text:p>25799</text:p>
          </table:table-cell>
          <table:table-cell office:value-type="float" office:value="34713" calcext:value-type="float">
            <text:p>34713</text:p>
          </table:table-cell>
          <table:table-cell office:value-type="float" office:value="36978" calcext:value-type="float">
            <text:p>36978</text:p>
          </table:table-cell>
          <table:table-cell office:value-type="float" office:value="11189" calcext:value-type="float">
            <text:p>11189</text:p>
          </table:table-cell>
          <table:table-cell office:value-type="float" office:value="28639" calcext:value-type="float">
            <text:p>28639</text:p>
          </table:table-cell>
          <table:table-cell office:value-type="float" office:value="38794" calcext:value-type="float">
            <text:p>38794</text:p>
          </table:table-cell>
          <table:table-cell office:value-type="float" office:value="13710" calcext:value-type="float">
            <text:p>13710</text:p>
          </table:table-cell>
          <table:table-cell office:value-type="float" office:value="15893" calcext:value-type="float">
            <text:p>15893</text:p>
          </table:table-cell>
          <table:table-cell office:value-type="float" office:value="22297" calcext:value-type="float">
            <text:p>22297</text:p>
          </table:table-cell>
          <table:table-cell office:value-type="float" office:value="27876" calcext:value-type="float">
            <text:p>27876</text:p>
          </table:table-cell>
          <table:table-cell office:value-type="float" office:value="25606" calcext:value-type="float">
            <text:p>25606</text:p>
          </table:table-cell>
          <table:table-cell office:value-type="float" office:value="25655" calcext:value-type="float">
            <text:p>25655</text:p>
          </table:table-cell>
          <table:table-cell office:value-type="float" office:value="29445" calcext:value-type="float">
            <text:p>29445</text:p>
          </table:table-cell>
          <table:table-cell office:value-type="float" office:value="25001" calcext:value-type="float">
            <text:p>25001</text:p>
          </table:table-cell>
          <table:table-cell office:value-type="float" office:value="12499" calcext:value-type="float">
            <text:p>12499</text:p>
          </table:table-cell>
          <table:table-cell office:value-type="float" office:value="24044" calcext:value-type="float">
            <text:p>24044</text:p>
          </table:table-cell>
          <table:table-cell office:value-type="float" office:value="21164" calcext:value-type="float">
            <text:p>21164</text:p>
          </table:table-cell>
          <table:table-cell office:value-type="float" office:value="10530" calcext:value-type="float">
            <text:p>10530</text:p>
          </table:table-cell>
          <table:table-cell office:value-type="float" office:value="33322" calcext:value-type="float">
            <text:p>33322</text:p>
          </table:table-cell>
          <table:table-cell office:value-type="float" office:value="39602" calcext:value-type="float">
            <text:p>39602</text:p>
          </table:table-cell>
          <table:table-cell office:value-type="float" office:value="14345" calcext:value-type="float">
            <text:p>14345</text:p>
          </table:table-cell>
          <table:table-cell office:value-type="float" office:value="16534" calcext:value-type="float">
            <text:p>16534</text:p>
          </table:table-cell>
          <table:table-cell office:value-type="float" office:value="26123" calcext:value-type="float">
            <text:p>26123</text:p>
          </table:table-cell>
          <table:table-cell office:value-type="float" office:value="29783" calcext:value-type="float">
            <text:p>29783</text:p>
          </table:table-cell>
          <table:table-cell office:value-type="float" office:value="21983" calcext:value-type="float">
            <text:p>21983</text:p>
          </table:table-cell>
          <table:table-cell office:value-type="float" office:value="22218" calcext:value-type="float">
            <text:p>22218</text:p>
          </table:table-cell>
          <table:table-cell office:value-type="float" office:value="27790" calcext:value-type="float">
            <text:p>27790</text:p>
          </table:table-cell>
          <table:table-cell office:value-type="float" office:value="22205" calcext:value-type="float">
            <text:p>22205</text:p>
          </table:table-cell>
          <table:table-cell office:value-type="float" office:value="13583" calcext:value-type="float">
            <text:p>13583</text:p>
          </table:table-cell>
          <table:table-cell office:value-type="float" office:value="23459" calcext:value-type="float">
            <text:p>23459</text:p>
          </table:table-cell>
          <table:table-cell office:value-type="float" office:value="23436" calcext:value-type="float">
            <text:p>23436</text:p>
          </table:table-cell>
          <table:table-cell office:value-type="float" office:value="15078" calcext:value-type="float">
            <text:p>15078</text:p>
          </table:table-cell>
          <table:table-cell office:value-type="float" office:value="37595" calcext:value-type="float">
            <text:p>37595</text:p>
          </table:table-cell>
          <table:table-cell office:value-type="float" office:value="43178" calcext:value-type="float">
            <text:p>43178</text:p>
          </table:table-cell>
          <table:table-cell office:value-type="float" office:value="18785" calcext:value-type="float">
            <text:p>18785</text:p>
          </table:table-cell>
          <table:table-cell office:value-type="float" office:value="20219" calcext:value-type="float">
            <text:p>20219</text:p>
          </table:table-cell>
          <table:table-cell office:value-type="float" office:value="29405" calcext:value-type="float">
            <text:p>29405</text:p>
          </table:table-cell>
          <table:table-cell office:value-type="float" office:value="33775" calcext:value-type="float">
            <text:p>33775</text:p>
          </table:table-cell>
          <table:table-cell office:value-type="float" office:value="26472" calcext:value-type="float">
            <text:p>26472</text:p>
          </table:table-cell>
          <table:table-cell office:value-type="float" office:value="25700" calcext:value-type="float">
            <text:p>25700</text:p>
          </table:table-cell>
          <table:table-cell office:value-type="float" office:value="31479" calcext:value-type="float">
            <text:p>31479</text:p>
          </table:table-cell>
          <table:table-cell office:value-type="float" office:value="26811" calcext:value-type="float">
            <text:p>26811</text:p>
          </table:table-cell>
          <table:table-cell office:value-type="float" office:value="17038" calcext:value-type="float">
            <text:p>17038</text:p>
          </table:table-cell>
          <table:table-cell office:value-type="float" office:value="26314" calcext:value-type="float">
            <text:p>26314</text:p>
          </table:table-cell>
          <table:table-cell office:value-type="float" office:value="26455" calcext:value-type="float">
            <text:p>26455</text:p>
          </table:table-cell>
          <table:table-cell office:value-type="float" office:value="27772" calcext:value-type="float">
            <text:p>27772</text:p>
          </table:table-cell>
          <table:table-cell office:value-type="float" office:value="49492" calcext:value-type="float">
            <text:p>49492</text:p>
          </table:table-cell>
          <table:table-cell office:value-type="float" office:value="55944" calcext:value-type="float">
            <text:p>55944</text:p>
          </table:table-cell>
          <table:table-cell office:value-type="float" office:value="29301" calcext:value-type="float">
            <text:p>29301</text:p>
          </table:table-cell>
          <table:table-cell office:value-type="float" office:value="31427" calcext:value-type="float">
            <text:p>31427</text:p>
          </table:table-cell>
          <table:table-cell office:value-type="float" office:value="41280" calcext:value-type="float">
            <text:p>41280</text:p>
          </table:table-cell>
          <table:table-cell office:value-type="float" office:value="55721" calcext:value-type="float">
            <text:p>55721</text:p>
          </table:table-cell>
          <table:table-cell office:value-type="float" office:value="38106" calcext:value-type="float">
            <text:p>38106</text:p>
          </table:table-cell>
          <table:table-cell office:value-type="float" office:value="37641" calcext:value-type="float">
            <text:p>37641</text:p>
          </table:table-cell>
          <table:table-cell office:value-type="float" office:value="43239" calcext:value-type="float">
            <text:p>43239</text:p>
          </table:table-cell>
          <table:table-cell office:value-type="float" office:value="39475" calcext:value-type="float">
            <text:p>39475</text:p>
          </table:table-cell>
          <table:table-cell office:value-type="float" office:value="29807" calcext:value-type="float">
            <text:p>29807</text:p>
          </table:table-cell>
          <table:table-cell office:value-type="float" office:value="38454" calcext:value-type="float">
            <text:p>38454</text:p>
          </table:table-cell>
          <table:table-cell office:value-type="float" office:value="38271" calcext:value-type="float">
            <text:p>38271</text:p>
          </table:table-cell>
          <table:table-cell office:value-type="float" office:value="56027" calcext:value-type="float">
            <text:p>56027</text:p>
          </table:table-cell>
          <table:table-cell office:value-type="float" office:value="67274" calcext:value-type="float">
            <text:p>67274</text:p>
          </table:table-cell>
          <table:table-cell office:value-type="float" office:value="72835" calcext:value-type="float">
            <text:p>72835</text:p>
          </table:table-cell>
          <table:table-cell office:value-type="float" office:value="48809" calcext:value-type="float">
            <text:p>48809</text:p>
          </table:table-cell>
          <table:table-cell office:value-type="float" office:value="48906" calcext:value-type="float">
            <text:p>48906</text:p>
          </table:table-cell>
          <table:table-cell office:value-type="float" office:value="58519" calcext:value-type="float">
            <text:p>58519</text:p>
          </table:table-cell>
          <table:table-cell office:value-type="float" office:value="62960" calcext:value-type="float">
            <text:p>62960</text:p>
          </table:table-cell>
          <table:table-cell office:value-type="float" office:value="48504" calcext:value-type="float">
            <text:p>48504</text:p>
          </table:table-cell>
          <table:table-cell office:value-type="float" office:value="43948" calcext:value-type="float">
            <text:p>43948</text:p>
          </table:table-cell>
          <table:table-cell office:value-type="float" office:value="60313" calcext:value-type="float">
            <text:p>60313</text:p>
          </table:table-cell>
          <table:table-cell office:value-type="float" office:value="43640" calcext:value-type="float">
            <text:p>43640</text:p>
          </table:table-cell>
          <table:table-cell office:value-type="float" office:value="45939" calcext:value-type="float">
            <text:p>45939</text:p>
          </table:table-cell>
          <table:table-cell office:value-type="float" office:value="44959" calcext:value-type="float">
            <text:p>44959</text:p>
          </table:table-cell>
          <table:table-cell office:value-type="float" office:value="54948" calcext:value-type="float">
            <text:p>54948</text:p>
          </table:table-cell>
          <table:table-cell office:value-type="float" office:value="11278" calcext:value-type="float">
            <text:p>11278</text:p>
          </table:table-cell>
          <table:table-cell office:value-type="float" office:value="30827" calcext:value-type="float">
            <text:p>30827</text:p>
          </table:table-cell>
          <table:table-cell office:value-type="float" office:value="38321" calcext:value-type="float">
            <text:p>38321</text:p>
          </table:table-cell>
          <table:table-cell office:value-type="float" office:value="13267" calcext:value-type="float">
            <text:p>13267</text:p>
          </table:table-cell>
          <table:table-cell office:value-type="float" office:value="15690" calcext:value-type="float">
            <text:p>15690</text:p>
          </table:table-cell>
          <table:table-cell office:value-type="float" office:value="23490" calcext:value-type="float">
            <text:p>23490</text:p>
          </table:table-cell>
          <table:table-cell office:value-type="float" office:value="31769" calcext:value-type="float">
            <text:p>31769</text:p>
          </table:table-cell>
          <table:table-cell office:value-type="float" office:value="28517" calcext:value-type="float">
            <text:p>28517</text:p>
          </table:table-cell>
          <table:table-cell office:value-type="float" office:value="25474" calcext:value-type="float">
            <text:p>25474</text:p>
          </table:table-cell>
          <table:table-cell office:value-type="float" office:value="26020" calcext:value-type="float">
            <text:p>26020</text:p>
          </table:table-cell>
          <table:table-cell office:value-type="float" office:value="26817" calcext:value-type="float">
            <text:p>26817</text:p>
          </table:table-cell>
          <table:table-cell office:value-type="float" office:value="12513" calcext:value-type="float">
            <text:p>12513</text:p>
          </table:table-cell>
          <table:table-cell office:value-type="float" office:value="26394" calcext:value-type="float">
            <text:p>26394</text:p>
          </table:table-cell>
          <table:table-cell office:value-type="float" office:value="20646" calcext:value-type="float">
            <text:p>20646</text:p>
          </table:table-cell>
          <table:table-cell office:value-type="float" office:value="10683" calcext:value-type="float">
            <text:p>10683</text:p>
          </table:table-cell>
          <table:table-cell office:value-type="float" office:value="35208" calcext:value-type="float">
            <text:p>35208</text:p>
          </table:table-cell>
          <table:table-cell office:value-type="float" office:value="42160" calcext:value-type="float">
            <text:p>42160</text:p>
          </table:table-cell>
          <table:table-cell office:value-type="float" office:value="16244" calcext:value-type="float">
            <text:p>16244</text:p>
          </table:table-cell>
          <table:table-cell office:value-type="float" office:value="17148" calcext:value-type="float">
            <text:p>17148</text:p>
          </table:table-cell>
          <table:table-cell office:value-type="float" office:value="26583" calcext:value-type="float">
            <text:p>26583</text:p>
          </table:table-cell>
          <table:table-cell office:value-type="float" office:value="30024" calcext:value-type="float">
            <text:p>30024</text:p>
          </table:table-cell>
          <table:table-cell office:value-type="float" office:value="22872" calcext:value-type="float">
            <text:p>22872</text:p>
          </table:table-cell>
          <table:table-cell office:value-type="float" office:value="23696" calcext:value-type="float">
            <text:p>23696</text:p>
          </table:table-cell>
          <table:table-cell office:value-type="float" office:value="28061" calcext:value-type="float">
            <text:p>28061</text:p>
          </table:table-cell>
          <table:table-cell office:value-type="float" office:value="23074" calcext:value-type="float">
            <text:p>23074</text:p>
          </table:table-cell>
          <table:table-cell office:value-type="float" office:value="13470" calcext:value-type="float">
            <text:p>13470</text:p>
          </table:table-cell>
          <table:table-cell office:value-type="float" office:value="25824" calcext:value-type="float">
            <text:p>25824</text:p>
          </table:table-cell>
          <table:table-cell office:value-type="float" office:value="22965" calcext:value-type="float">
            <text:p>22965</text:p>
          </table:table-cell>
          <table:table-cell office:value-type="float" office:value="15612" calcext:value-type="float">
            <text:p>15612</text:p>
          </table:table-cell>
          <table:table-cell office:value-type="float" office:value="39433" calcext:value-type="float">
            <text:p>39433</text:p>
          </table:table-cell>
          <table:table-cell office:value-type="float" office:value="44279" calcext:value-type="float">
            <text:p>44279</text:p>
          </table:table-cell>
          <table:table-cell office:value-type="float" office:value="18124" calcext:value-type="float">
            <text:p>18124</text:p>
          </table:table-cell>
          <table:table-cell office:value-type="float" office:value="20321" calcext:value-type="float">
            <text:p>20321</text:p>
          </table:table-cell>
          <table:table-cell office:value-type="float" office:value="30400" calcext:value-type="float">
            <text:p>30400</text:p>
          </table:table-cell>
          <table:table-cell office:value-type="float" office:value="39148" calcext:value-type="float">
            <text:p>39148</text:p>
          </table:table-cell>
          <table:table-cell office:value-type="float" office:value="26151" calcext:value-type="float">
            <text:p>26151</text:p>
          </table:table-cell>
          <table:table-cell office:value-type="float" office:value="26136" calcext:value-type="float">
            <text:p>26136</text:p>
          </table:table-cell>
          <table:table-cell office:value-type="float" office:value="31347" calcext:value-type="float">
            <text:p>31347</text:p>
          </table:table-cell>
          <table:table-cell office:value-type="float" office:value="25642" calcext:value-type="float">
            <text:p>25642</text:p>
          </table:table-cell>
          <table:table-cell office:value-type="float" office:value="17091" calcext:value-type="float">
            <text:p>17091</text:p>
          </table:table-cell>
          <table:table-cell office:value-type="float" office:value="26895" calcext:value-type="float">
            <text:p>26895</text:p>
          </table:table-cell>
          <table:table-cell office:value-type="float" office:value="26176" calcext:value-type="float">
            <text:p>26176</text:p>
          </table:table-cell>
          <table:table-cell office:value-type="float" office:value="26841" calcext:value-type="float">
            <text:p>26841</text:p>
          </table:table-cell>
          <table:table-cell office:value-type="float" office:value="63025" calcext:value-type="float">
            <text:p>63025</text:p>
          </table:table-cell>
          <table:table-cell office:value-type="float" office:value="57064" calcext:value-type="float">
            <text:p>57064</text:p>
          </table:table-cell>
          <table:table-cell office:value-type="float" office:value="29273" calcext:value-type="float">
            <text:p>29273</text:p>
          </table:table-cell>
          <table:table-cell office:value-type="float" office:value="31641" calcext:value-type="float">
            <text:p>31641</text:p>
          </table:table-cell>
          <table:table-cell office:value-type="float" office:value="43284" calcext:value-type="float">
            <text:p>43284</text:p>
          </table:table-cell>
          <table:table-cell office:value-type="float" office:value="45592" calcext:value-type="float">
            <text:p>45592</text:p>
          </table:table-cell>
          <table:table-cell office:value-type="float" office:value="37808" calcext:value-type="float">
            <text:p>37808</text:p>
          </table:table-cell>
          <table:table-cell office:value-type="float" office:value="38145" calcext:value-type="float">
            <text:p>38145</text:p>
          </table:table-cell>
          <table:table-cell office:value-type="float" office:value="45287" calcext:value-type="float">
            <text:p>45287</text:p>
          </table:table-cell>
          <table:table-cell office:value-type="float" office:value="38275" calcext:value-type="float">
            <text:p>38275</text:p>
          </table:table-cell>
          <table:table-cell office:value-type="float" office:value="28061" calcext:value-type="float">
            <text:p>28061</text:p>
          </table:table-cell>
          <table:table-cell office:value-type="float" office:value="38262" calcext:value-type="float">
            <text:p>38262</text:p>
          </table:table-cell>
          <table:table-cell office:value-type="float" office:value="38999" calcext:value-type="float">
            <text:p>38999</text:p>
          </table:table-cell>
          <table:table-cell office:value-type="float" office:value="124333" calcext:value-type="float">
            <text:p>124333</text:p>
          </table:table-cell>
          <table:table-cell office:value-type="float" office:value="136866" calcext:value-type="float">
            <text:p>136866</text:p>
          </table:table-cell>
          <table:table-cell office:value-type="float" office:value="181005" calcext:value-type="float">
            <text:p>181005</text:p>
          </table:table-cell>
          <table:table-cell office:value-type="float" office:value="106335" calcext:value-type="float">
            <text:p>106335</text:p>
          </table:table-cell>
          <table:table-cell office:value-type="float" office:value="110889" calcext:value-type="float">
            <text:p>110889</text:p>
          </table:table-cell>
          <table:table-cell office:value-type="float" office:value="127137" calcext:value-type="float">
            <text:p>127137</text:p>
          </table:table-cell>
          <table:table-cell office:value-type="float" office:value="132466" calcext:value-type="float">
            <text:p>132466</text:p>
          </table:table-cell>
          <table:table-cell office:value-type="float" office:value="99204" calcext:value-type="float">
            <text:p>99204</text:p>
          </table:table-cell>
          <table:table-cell office:value-type="float" office:value="100528" calcext:value-type="float">
            <text:p>100528</text:p>
          </table:table-cell>
          <table:table-cell office:value-type="float" office:value="121157" calcext:value-type="float">
            <text:p>121157</text:p>
          </table:table-cell>
          <table:table-cell office:value-type="float" office:value="98218" calcext:value-type="float">
            <text:p>98218</text:p>
          </table:table-cell>
          <table:table-cell office:value-type="float" office:value="108550" calcext:value-type="float">
            <text:p>108550</text:p>
          </table:table-cell>
          <table:table-cell office:value-type="float" office:value="124724" calcext:value-type="float">
            <text:p>124724</text:p>
          </table:table-cell>
          <table:table-cell office:value-type="float" office:value="125018" calcext:value-type="float">
            <text:p>125018</text:p>
          </table:table-cell>
          <table:table-cell office:value-type="float" office:value="13351" calcext:value-type="float">
            <text:p>13351</text:p>
          </table:table-cell>
          <table:table-cell office:value-type="float" office:value="43929" calcext:value-type="float">
            <text:p>43929</text:p>
          </table:table-cell>
          <table:table-cell office:value-type="float" office:value="50214" calcext:value-type="float">
            <text:p>50214</text:p>
          </table:table-cell>
          <table:table-cell office:value-type="float" office:value="16085" calcext:value-type="float">
            <text:p>16085</text:p>
          </table:table-cell>
          <table:table-cell office:value-type="float" office:value="19669" calcext:value-type="float">
            <text:p>19669</text:p>
          </table:table-cell>
          <table:table-cell office:value-type="float" office:value="31206" calcext:value-type="float">
            <text:p>31206</text:p>
          </table:table-cell>
          <table:table-cell office:value-type="float" office:value="35801" calcext:value-type="float">
            <text:p>35801</text:p>
          </table:table-cell>
          <table:table-cell office:value-type="float" office:value="22257" calcext:value-type="float">
            <text:p>22257</text:p>
          </table:table-cell>
          <table:table-cell office:value-type="float" office:value="26669" calcext:value-type="float">
            <text:p>26669</text:p>
          </table:table-cell>
          <table:table-cell office:value-type="float" office:value="33945" calcext:value-type="float">
            <text:p>33945</text:p>
          </table:table-cell>
          <table:table-cell office:value-type="float" office:value="26722" calcext:value-type="float">
            <text:p>26722</text:p>
          </table:table-cell>
          <table:table-cell office:value-type="float" office:value="14021" calcext:value-type="float">
            <text:p>14021</text:p>
          </table:table-cell>
          <table:table-cell office:value-type="float" office:value="28616" calcext:value-type="float">
            <text:p>28616</text:p>
          </table:table-cell>
          <table:table-cell office:value-type="float" office:value="22710" calcext:value-type="float">
            <text:p>22710</text:p>
          </table:table-cell>
          <table:table-cell office:value-type="float" office:value="12772" calcext:value-type="float">
            <text:p>12772</text:p>
          </table:table-cell>
          <table:table-cell office:value-type="float" office:value="52509" calcext:value-type="float">
            <text:p>52509</text:p>
          </table:table-cell>
          <table:table-cell office:value-type="float" office:value="59661" calcext:value-type="float">
            <text:p>59661</text:p>
          </table:table-cell>
          <table:table-cell office:value-type="float" office:value="20642" calcext:value-type="float">
            <text:p>20642</text:p>
          </table:table-cell>
          <table:table-cell office:value-type="float" office:value="24287" calcext:value-type="float">
            <text:p>24287</text:p>
          </table:table-cell>
          <table:table-cell office:value-type="float" office:value="37768" calcext:value-type="float">
            <text:p>37768</text:p>
          </table:table-cell>
          <table:table-cell office:value-type="float" office:value="43104" calcext:value-type="float">
            <text:p>43104</text:p>
          </table:table-cell>
          <table:table-cell office:value-type="float" office:value="29801" calcext:value-type="float">
            <text:p>29801</text:p>
          </table:table-cell>
          <table:table-cell office:value-type="float" office:value="29185" calcext:value-type="float">
            <text:p>29185</text:p>
          </table:table-cell>
          <table:table-cell office:value-type="float" office:value="36251" calcext:value-type="float">
            <text:p>36251</text:p>
          </table:table-cell>
          <table:table-cell office:value-type="float" office:value="28863" calcext:value-type="float">
            <text:p>28863</text:p>
          </table:table-cell>
          <table:table-cell office:value-type="float" office:value="19157" calcext:value-type="float">
            <text:p>19157</text:p>
          </table:table-cell>
          <table:table-cell office:value-type="float" office:value="31335" calcext:value-type="float">
            <text:p>31335</text:p>
          </table:table-cell>
          <table:table-cell office:value-type="float" office:value="33344" calcext:value-type="float">
            <text:p>33344</text:p>
          </table:table-cell>
          <table:table-cell office:value-type="float" office:value="21714" calcext:value-type="float">
            <text:p>21714</text:p>
          </table:table-cell>
          <table:table-cell office:value-type="float" office:value="57188" calcext:value-type="float">
            <text:p>57188</text:p>
          </table:table-cell>
          <table:table-cell office:value-type="float" office:value="65300" calcext:value-type="float">
            <text:p>65300</text:p>
          </table:table-cell>
          <table:table-cell office:value-type="float" office:value="26374" calcext:value-type="float">
            <text:p>26374</text:p>
          </table:table-cell>
          <table:table-cell office:value-type="float" office:value="29263" calcext:value-type="float">
            <text:p>29263</text:p>
          </table:table-cell>
          <table:table-cell office:value-type="float" office:value="43531" calcext:value-type="float">
            <text:p>43531</text:p>
          </table:table-cell>
          <table:table-cell office:value-type="float" office:value="46297" calcext:value-type="float">
            <text:p>46297</text:p>
          </table:table-cell>
          <table:table-cell office:value-type="float" office:value="34957" calcext:value-type="float">
            <text:p>34957</text:p>
          </table:table-cell>
          <table:table-cell office:value-type="float" office:value="33143" calcext:value-type="float">
            <text:p>33143</text:p>
          </table:table-cell>
          <table:table-cell office:value-type="float" office:value="41434" calcext:value-type="float">
            <text:p>41434</text:p>
          </table:table-cell>
          <table:table-cell office:value-type="float" office:value="33864" calcext:value-type="float">
            <text:p>33864</text:p>
          </table:table-cell>
          <table:table-cell office:value-type="float" office:value="22211" calcext:value-type="float">
            <text:p>22211</text:p>
          </table:table-cell>
          <table:table-cell office:value-type="float" office:value="37777" calcext:value-type="float">
            <text:p>37777</text:p>
          </table:table-cell>
          <table:table-cell office:value-type="float" office:value="36132" calcext:value-type="float">
            <text:p>36132</text:p>
          </table:table-cell>
          <table:table-cell office:value-type="float" office:value="33163" calcext:value-type="float">
            <text:p>33163</text:p>
          </table:table-cell>
          <table:table-cell office:value-type="float" office:value="67354" calcext:value-type="float">
            <text:p>67354</text:p>
          </table:table-cell>
          <table:table-cell office:value-type="float" office:value="75889" calcext:value-type="float">
            <text:p>75889</text:p>
          </table:table-cell>
          <table:table-cell office:value-type="float" office:value="36395" calcext:value-type="float">
            <text:p>36395</text:p>
          </table:table-cell>
          <table:table-cell office:value-type="float" office:value="40922" calcext:value-type="float">
            <text:p>40922</text:p>
          </table:table-cell>
          <table:table-cell office:value-type="float" office:value="52305" calcext:value-type="float">
            <text:p>52305</text:p>
          </table:table-cell>
          <table:table-cell office:value-type="float" office:value="57565" calcext:value-type="float">
            <text:p>57565</text:p>
          </table:table-cell>
          <table:table-cell office:value-type="float" office:value="45474" calcext:value-type="float">
            <text:p>45474</text:p>
          </table:table-cell>
          <table:table-cell office:value-type="float" office:value="45001" calcext:value-type="float">
            <text:p>45001</text:p>
          </table:table-cell>
          <table:table-cell office:value-type="float" office:value="55550" calcext:value-type="float">
            <text:p>55550</text:p>
          </table:table-cell>
          <table:table-cell office:value-type="float" office:value="45767" calcext:value-type="float">
            <text:p>45767</text:p>
          </table:table-cell>
          <table:table-cell office:value-type="float" office:value="32755" calcext:value-type="float">
            <text:p>32755</text:p>
          </table:table-cell>
          <table:table-cell office:value-type="float" office:value="45972" calcext:value-type="float">
            <text:p>45972</text:p>
          </table:table-cell>
          <table:table-cell office:value-type="float" office:value="44627" calcext:value-type="float">
            <text:p>44627</text:p>
          </table:table-cell>
          <table:table-cell office:value-type="float" office:value="57109" calcext:value-type="float">
            <text:p>57109</text:p>
          </table:table-cell>
          <table:table-cell office:value-type="float" office:value="70654" calcext:value-type="float">
            <text:p>70654</text:p>
          </table:table-cell>
          <table:table-cell office:value-type="float" office:value="72557" calcext:value-type="float">
            <text:p>72557</text:p>
          </table:table-cell>
          <table:table-cell office:value-type="float" office:value="47896" calcext:value-type="float">
            <text:p>47896</text:p>
          </table:table-cell>
          <table:table-cell office:value-type="float" office:value="52017" calcext:value-type="float">
            <text:p>52017</text:p>
          </table:table-cell>
          <table:table-cell office:value-type="float" office:value="59778" calcext:value-type="float">
            <text:p>59778</text:p>
          </table:table-cell>
          <table:table-cell office:value-type="float" office:value="63536" calcext:value-type="float">
            <text:p>63536</text:p>
          </table:table-cell>
          <table:table-cell office:value-type="float" office:value="44345" calcext:value-type="float">
            <text:p>44345</text:p>
          </table:table-cell>
          <table:table-cell office:value-type="float" office:value="45013" calcext:value-type="float">
            <text:p>45013</text:p>
          </table:table-cell>
          <table:table-cell office:value-type="float" office:value="60993" calcext:value-type="float">
            <text:p>60993</text:p>
          </table:table-cell>
          <table:table-cell office:value-type="float" office:value="44658" calcext:value-type="float">
            <text:p>44658</text:p>
          </table:table-cell>
          <table:table-cell office:value-type="float" office:value="46892" calcext:value-type="float">
            <text:p>46892</text:p>
          </table:table-cell>
          <table:table-cell office:value-type="float" office:value="46284" calcext:value-type="float">
            <text:p>46284</text:p>
          </table:table-cell>
          <table:table-cell office:value-type="float" office:value="55667" calcext:value-type="float">
            <text:p>55667</text:p>
          </table:table-cell>
          <table:table-cell office:value-type="float" office:value="11483" calcext:value-type="float">
            <text:p>11483</text:p>
          </table:table-cell>
          <table:table-cell office:value-type="float" office:value="31017" calcext:value-type="float">
            <text:p>31017</text:p>
          </table:table-cell>
          <table:table-cell office:value-type="float" office:value="38396" calcext:value-type="float">
            <text:p>38396</text:p>
          </table:table-cell>
          <table:table-cell office:value-type="float" office:value="13326" calcext:value-type="float">
            <text:p>13326</text:p>
          </table:table-cell>
          <table:table-cell office:value-type="float" office:value="15654" calcext:value-type="float">
            <text:p>15654</text:p>
          </table:table-cell>
          <table:table-cell office:value-type="float" office:value="23490" calcext:value-type="float">
            <text:p>23490</text:p>
          </table:table-cell>
          <table:table-cell office:value-type="float" office:value="28591" calcext:value-type="float">
            <text:p>28591</text:p>
          </table:table-cell>
          <table:table-cell office:value-type="float" office:value="26473" calcext:value-type="float">
            <text:p>26473</text:p>
          </table:table-cell>
          <table:table-cell office:value-type="float" office:value="29277" calcext:value-type="float">
            <text:p>29277</text:p>
          </table:table-cell>
          <table:table-cell office:value-type="float" office:value="28349" calcext:value-type="float">
            <text:p>28349</text:p>
          </table:table-cell>
          <table:table-cell office:value-type="float" office:value="25662" calcext:value-type="float">
            <text:p>25662</text:p>
          </table:table-cell>
          <table:table-cell office:value-type="float" office:value="12591" calcext:value-type="float">
            <text:p>12591</text:p>
          </table:table-cell>
          <table:table-cell office:value-type="float" office:value="29241" calcext:value-type="float">
            <text:p>29241</text:p>
          </table:table-cell>
          <table:table-cell office:value-type="float" office:value="21834" calcext:value-type="float">
            <text:p>21834</text:p>
          </table:table-cell>
          <table:table-cell office:value-type="float" office:value="10982" calcext:value-type="float">
            <text:p>10982</text:p>
          </table:table-cell>
          <table:table-cell office:value-type="float" office:value="35253" calcext:value-type="float">
            <text:p>35253</text:p>
          </table:table-cell>
          <table:table-cell office:value-type="float" office:value="41273" calcext:value-type="float">
            <text:p>41273</text:p>
          </table:table-cell>
          <table:table-cell office:value-type="float" office:value="14852" calcext:value-type="float">
            <text:p>14852</text:p>
          </table:table-cell>
          <table:table-cell office:value-type="float" office:value="17063" calcext:value-type="float">
            <text:p>17063</text:p>
          </table:table-cell>
          <table:table-cell office:value-type="float" office:value="26499" calcext:value-type="float">
            <text:p>26499</text:p>
          </table:table-cell>
          <table:table-cell office:value-type="float" office:value="30690" calcext:value-type="float">
            <text:p>30690</text:p>
          </table:table-cell>
          <table:table-cell office:value-type="float" office:value="27609" calcext:value-type="float">
            <text:p>27609</text:p>
          </table:table-cell>
          <table:table-cell office:value-type="float" office:value="25115" calcext:value-type="float">
            <text:p>25115</text:p>
          </table:table-cell>
          <table:table-cell office:value-type="float" office:value="28581" calcext:value-type="float">
            <text:p>28581</text:p>
          </table:table-cell>
          <table:table-cell office:value-type="float" office:value="28489" calcext:value-type="float">
            <text:p>28489</text:p>
          </table:table-cell>
          <table:table-cell office:value-type="float" office:value="13822" calcext:value-type="float">
            <text:p>13822</text:p>
          </table:table-cell>
          <table:table-cell office:value-type="float" office:value="24179" calcext:value-type="float">
            <text:p>24179</text:p>
          </table:table-cell>
          <table:table-cell office:value-type="float" office:value="23170" calcext:value-type="float">
            <text:p>23170</text:p>
          </table:table-cell>
          <table:table-cell office:value-type="float" office:value="16111" calcext:value-type="float">
            <text:p>16111</text:p>
          </table:table-cell>
          <table:table-cell office:value-type="float" office:value="47157" calcext:value-type="float">
            <text:p>47157</text:p>
          </table:table-cell>
          <table:table-cell office:value-type="float" office:value="44840" calcext:value-type="float">
            <text:p>44840</text:p>
          </table:table-cell>
          <table:table-cell office:value-type="float" office:value="18346" calcext:value-type="float">
            <text:p>18346</text:p>
          </table:table-cell>
          <table:table-cell office:value-type="float" office:value="20797" calcext:value-type="float">
            <text:p>20797</text:p>
          </table:table-cell>
          <table:table-cell office:value-type="float" office:value="30543" calcext:value-type="float">
            <text:p>30543</text:p>
          </table:table-cell>
          <table:table-cell office:value-type="float" office:value="34543" calcext:value-type="float">
            <text:p>34543</text:p>
          </table:table-cell>
          <table:table-cell office:value-type="float" office:value="26053" calcext:value-type="float">
            <text:p>26053</text:p>
          </table:table-cell>
          <table:table-cell office:value-type="float" office:value="25659" calcext:value-type="float">
            <text:p>25659</text:p>
          </table:table-cell>
          <table:table-cell office:value-type="float" office:value="32664" calcext:value-type="float">
            <text:p>32664</text:p>
          </table:table-cell>
          <table:table-cell office:value-type="float" office:value="25975" calcext:value-type="float">
            <text:p>25975</text:p>
          </table:table-cell>
          <table:table-cell office:value-type="float" office:value="17446" calcext:value-type="float">
            <text:p>17446</text:p>
          </table:table-cell>
          <table:table-cell office:value-type="float" office:value="33372" calcext:value-type="float">
            <text:p>33372</text:p>
          </table:table-cell>
          <table:table-cell office:value-type="float" office:value="26354" calcext:value-type="float">
            <text:p>26354</text:p>
          </table:table-cell>
          <table:table-cell office:value-type="float" office:value="26803" calcext:value-type="float">
            <text:p>26803</text:p>
          </table:table-cell>
          <table:table-cell office:value-type="float" office:value="50529" calcext:value-type="float">
            <text:p>50529</text:p>
          </table:table-cell>
          <table:table-cell office:value-type="float" office:value="56282" calcext:value-type="float">
            <text:p>56282</text:p>
          </table:table-cell>
          <table:table-cell office:value-type="float" office:value="29169" calcext:value-type="float">
            <text:p>29169</text:p>
          </table:table-cell>
          <table:table-cell office:value-type="float" office:value="31466" calcext:value-type="float">
            <text:p>31466</text:p>
          </table:table-cell>
          <table:table-cell office:value-type="float" office:value="41390" calcext:value-type="float">
            <text:p>41390</text:p>
          </table:table-cell>
          <table:table-cell office:value-type="float" office:value="48286" calcext:value-type="float">
            <text:p>48286</text:p>
          </table:table-cell>
          <table:table-cell office:value-type="float" office:value="38349" calcext:value-type="float">
            <text:p>38349</text:p>
          </table:table-cell>
          <table:table-cell office:value-type="float" office:value="37349" calcext:value-type="float">
            <text:p>37349</text:p>
          </table:table-cell>
          <table:table-cell office:value-type="float" office:value="43790" calcext:value-type="float">
            <text:p>43790</text:p>
          </table:table-cell>
          <table:table-cell office:value-type="float" office:value="37255" calcext:value-type="float">
            <text:p>37255</text:p>
          </table:table-cell>
          <table:table-cell office:value-type="float" office:value="28143" calcext:value-type="float">
            <text:p>28143</text:p>
          </table:table-cell>
          <table:table-cell office:value-type="float" office:value="39552" calcext:value-type="float">
            <text:p>39552</text:p>
          </table:table-cell>
          <table:table-cell office:value-type="float" office:value="38403" calcext:value-type="float">
            <text:p>38403</text:p>
          </table:table-cell>
          <table:table-cell office:value-type="float" office:value="71176" calcext:value-type="float">
            <text:p>71176</text:p>
          </table:table-cell>
          <table:table-cell office:value-type="float" office:value="89015" calcext:value-type="float">
            <text:p>89015</text:p>
          </table:table-cell>
          <table:table-cell office:value-type="float" office:value="93524" calcext:value-type="float">
            <text:p>93524</text:p>
          </table:table-cell>
          <table:table-cell office:value-type="float" office:value="54206" calcext:value-type="float">
            <text:p>54206</text:p>
          </table:table-cell>
          <table:table-cell office:value-type="float" office:value="57319" calcext:value-type="float">
            <text:p>57319</text:p>
          </table:table-cell>
          <table:table-cell office:value-type="float" office:value="75565" calcext:value-type="float">
            <text:p>75565</text:p>
          </table:table-cell>
          <table:table-cell office:value-type="float" office:value="76379" calcext:value-type="float">
            <text:p>76379</text:p>
          </table:table-cell>
          <table:table-cell office:value-type="float" office:value="48483" calcext:value-type="float">
            <text:p>48483</text:p>
          </table:table-cell>
          <table:table-cell office:value-type="float" office:value="48795" calcext:value-type="float">
            <text:p>48795</text:p>
          </table:table-cell>
          <table:table-cell office:value-type="float" office:value="69393" calcext:value-type="float">
            <text:p>69393</text:p>
          </table:table-cell>
          <table:table-cell office:value-type="float" office:value="47776" calcext:value-type="float">
            <text:p>47776</text:p>
          </table:table-cell>
          <table:table-cell office:value-type="float" office:value="71900" calcext:value-type="float">
            <text:p>71900</text:p>
          </table:table-cell>
          <table:table-cell office:value-type="float" office:value="49592" calcext:value-type="float">
            <text:p>49592</text:p>
          </table:table-cell>
          <table:table-cell office:value-type="float" office:value="62177" calcext:value-type="float">
            <text:p>62177</text:p>
          </table:table-cell>
          <table:table-cell office:value-type="float" office:value="13353" calcext:value-type="float">
            <text:p>13353</text:p>
          </table:table-cell>
          <table:table-cell office:value-type="float" office:value="44686" calcext:value-type="float">
            <text:p>44686</text:p>
          </table:table-cell>
          <table:table-cell office:value-type="float" office:value="53129" calcext:value-type="float">
            <text:p>53129</text:p>
          </table:table-cell>
          <table:table-cell office:value-type="float" office:value="16348" calcext:value-type="float">
            <text:p>16348</text:p>
          </table:table-cell>
          <table:table-cell office:value-type="float" office:value="19490" calcext:value-type="float">
            <text:p>19490</text:p>
          </table:table-cell>
          <table:table-cell office:value-type="float" office:value="30922" calcext:value-type="float">
            <text:p>30922</text:p>
          </table:table-cell>
          <table:table-cell office:value-type="float" office:value="37170" calcext:value-type="float">
            <text:p>37170</text:p>
          </table:table-cell>
          <table:table-cell office:value-type="float" office:value="22126" calcext:value-type="float">
            <text:p>22126</text:p>
          </table:table-cell>
          <table:table-cell office:value-type="float" office:value="31149" calcext:value-type="float">
            <text:p>31149</text:p>
          </table:table-cell>
          <table:table-cell office:value-type="float" office:value="28089" calcext:value-type="float">
            <text:p>28089</text:p>
          </table:table-cell>
          <table:table-cell office:value-type="float" office:value="27301" calcext:value-type="float">
            <text:p>27301</text:p>
          </table:table-cell>
          <table:table-cell office:value-type="float" office:value="14655" calcext:value-type="float">
            <text:p>14655</text:p>
          </table:table-cell>
          <table:table-cell office:value-type="float" office:value="25837" calcext:value-type="float">
            <text:p>25837</text:p>
          </table:table-cell>
          <table:table-cell office:value-type="float" office:value="22886" calcext:value-type="float">
            <text:p>22886</text:p>
          </table:table-cell>
          <table:table-cell office:value-type="float" office:value="13056" calcext:value-type="float">
            <text:p>13056</text:p>
          </table:table-cell>
          <table:table-cell office:value-type="float" office:value="52709" calcext:value-type="float">
            <text:p>52709</text:p>
          </table:table-cell>
          <table:table-cell office:value-type="float" office:value="59748" calcext:value-type="float">
            <text:p>59748</text:p>
          </table:table-cell>
          <table:table-cell office:value-type="float" office:value="20886" calcext:value-type="float">
            <text:p>20886</text:p>
          </table:table-cell>
          <table:table-cell office:value-type="float" office:value="24560" calcext:value-type="float">
            <text:p>24560</text:p>
          </table:table-cell>
          <table:table-cell office:value-type="float" office:value="38047" calcext:value-type="float">
            <text:p>38047</text:p>
          </table:table-cell>
          <table:table-cell office:value-type="float" office:value="43722" calcext:value-type="float">
            <text:p>43722</text:p>
          </table:table-cell>
          <table:table-cell office:value-type="float" office:value="30091" calcext:value-type="float">
            <text:p>30091</text:p>
          </table:table-cell>
          <table:table-cell office:value-type="float" office:value="28890" calcext:value-type="float">
            <text:p>28890</text:p>
          </table:table-cell>
          <table:table-cell office:value-type="float" office:value="35716" calcext:value-type="float">
            <text:p>35716</text:p>
          </table:table-cell>
          <table:table-cell office:value-type="float" office:value="28966" calcext:value-type="float">
            <text:p>28966</text:p>
          </table:table-cell>
          <table:table-cell office:value-type="float" office:value="19048" calcext:value-type="float">
            <text:p>19048</text:p>
          </table:table-cell>
          <table:table-cell office:value-type="float" office:value="30760" calcext:value-type="float">
            <text:p>30760</text:p>
          </table:table-cell>
          <table:table-cell office:value-type="float" office:value="29883" calcext:value-type="float">
            <text:p>29883</text:p>
          </table:table-cell>
          <table:table-cell office:value-type="float" office:value="22538" calcext:value-type="float">
            <text:p>22538</text:p>
          </table:table-cell>
          <table:table-cell office:value-type="float" office:value="58456" calcext:value-type="float">
            <text:p>58456</text:p>
          </table:table-cell>
          <table:table-cell office:value-type="float" office:value="64432" calcext:value-type="float">
            <text:p>64432</text:p>
          </table:table-cell>
          <table:table-cell office:value-type="float" office:value="26537" calcext:value-type="float">
            <text:p>26537</text:p>
          </table:table-cell>
          <table:table-cell office:value-type="float" office:value="27961" calcext:value-type="float">
            <text:p>27961</text:p>
          </table:table-cell>
          <table:table-cell office:value-type="float" office:value="43160" calcext:value-type="float">
            <text:p>43160</text:p>
          </table:table-cell>
          <table:table-cell office:value-type="float" office:value="46806" calcext:value-type="float">
            <text:p>46806</text:p>
          </table:table-cell>
          <table:table-cell office:value-type="float" office:value="42245" calcext:value-type="float">
            <text:p>42245</text:p>
          </table:table-cell>
          <table:table-cell office:value-type="float" office:value="33301" calcext:value-type="float">
            <text:p>33301</text:p>
          </table:table-cell>
          <table:table-cell office:value-type="float" office:value="40729" calcext:value-type="float">
            <text:p>40729</text:p>
          </table:table-cell>
          <table:table-cell office:value-type="float" office:value="33162" calcext:value-type="float">
            <text:p>33162</text:p>
          </table:table-cell>
          <table:table-cell office:value-type="float" office:value="22240" calcext:value-type="float">
            <text:p>22240</text:p>
          </table:table-cell>
          <table:table-cell office:value-type="float" office:value="35559" calcext:value-type="float">
            <text:p>35559</text:p>
          </table:table-cell>
          <table:table-cell office:value-type="float" office:value="33023" calcext:value-type="float">
            <text:p>33023</text:p>
          </table:table-cell>
          <table:table-cell office:value-type="float" office:value="32898" calcext:value-type="float">
            <text:p>32898</text:p>
          </table:table-cell>
          <table:table-cell office:value-type="float" office:value="70219" calcext:value-type="float">
            <text:p>70219</text:p>
          </table:table-cell>
          <table:table-cell office:value-type="float" office:value="75193" calcext:value-type="float">
            <text:p>75193</text:p>
          </table:table-cell>
          <table:table-cell office:value-type="float" office:value="34719" calcext:value-type="float">
            <text:p>34719</text:p>
          </table:table-cell>
          <table:table-cell office:value-type="float" office:value="38335" calcext:value-type="float">
            <text:p>38335</text:p>
          </table:table-cell>
          <table:table-cell office:value-type="float" office:value="52134" calcext:value-type="float">
            <text:p>52134</text:p>
          </table:table-cell>
          <table:table-cell office:value-type="float" office:value="64578" calcext:value-type="float">
            <text:p>64578</text:p>
          </table:table-cell>
          <table:table-cell office:value-type="float" office:value="45331" calcext:value-type="float">
            <text:p>45331</text:p>
          </table:table-cell>
          <table:table-cell office:value-type="float" office:value="44821" calcext:value-type="float">
            <text:p>44821</text:p>
          </table:table-cell>
          <table:table-cell office:value-type="float" office:value="55046" calcext:value-type="float">
            <text:p>55046</text:p>
          </table:table-cell>
          <table:table-cell office:value-type="float" office:value="44727" calcext:value-type="float">
            <text:p>44727</text:p>
          </table:table-cell>
          <table:table-cell office:value-type="float" office:value="35799" calcext:value-type="float">
            <text:p>35799</text:p>
          </table:table-cell>
          <table:table-cell office:value-type="float" office:value="45775" calcext:value-type="float">
            <text:p>45775</text:p>
          </table:table-cell>
          <table:table-cell office:value-type="float" office:value="55028" calcext:value-type="float">
            <text:p>5502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59976" calcext:value-type="float">
            <text:p>259976</text:p>
          </table:table-cell>
          <table:table-cell office:value-type="float" office:value="228565" calcext:value-type="float">
            <text:p>228565</text:p>
          </table:table-cell>
          <table:table-cell office:value-type="float" office:value="262650" calcext:value-type="float">
            <text:p>262650</text:p>
          </table:table-cell>
          <table:table-cell office:value-type="float" office:value="108442" calcext:value-type="float">
            <text:p>108442</text:p>
          </table:table-cell>
          <table:table-cell office:value-type="float" office:value="113515" calcext:value-type="float">
            <text:p>113515</text:p>
          </table:table-cell>
          <table:table-cell office:value-type="float" office:value="198497" calcext:value-type="float">
            <text:p>198497</text:p>
          </table:table-cell>
          <table:table-cell office:value-type="float" office:value="197760" calcext:value-type="float">
            <text:p>197760</text:p>
          </table:table-cell>
          <table:table-cell office:value-type="float" office:value="165412" calcext:value-type="float">
            <text:p>165412</text:p>
          </table:table-cell>
          <table:table-cell office:value-type="float" office:value="171644" calcext:value-type="float">
            <text:p>171644</text:p>
          </table:table-cell>
          <table:table-cell office:value-type="float" office:value="222189" calcext:value-type="float">
            <text:p>222189</text:p>
          </table:table-cell>
          <table:table-cell office:value-type="float" office:value="171480" calcext:value-type="float">
            <text:p>171480</text:p>
          </table:table-cell>
          <table:table-cell office:value-type="float" office:value="108990" calcext:value-type="float">
            <text:p>108990</text:p>
          </table:table-cell>
          <table:table-cell office:value-type="float" office:value="181238" calcext:value-type="float">
            <text:p>181238</text:p>
          </table:table-cell>
          <table:table-cell office:value-type="float" office:value="171194" calcext:value-type="float">
            <text:p>171194</text:p>
          </table:table-cell>
          <table:table-cell office:value-type="float" office:value="41480" calcext:value-type="float">
            <text:p>41480</text:p>
          </table:table-cell>
          <table:table-cell office:value-type="float" office:value="137705" calcext:value-type="float">
            <text:p>137705</text:p>
          </table:table-cell>
          <table:table-cell office:value-type="float" office:value="174235" calcext:value-type="float">
            <text:p>174235</text:p>
          </table:table-cell>
          <table:table-cell office:value-type="float" office:value="41315" calcext:value-type="float">
            <text:p>41315</text:p>
          </table:table-cell>
          <table:table-cell office:value-type="float" office:value="43485" calcext:value-type="float">
            <text:p>43485</text:p>
          </table:table-cell>
          <table:table-cell office:value-type="float" office:value="102465" calcext:value-type="float">
            <text:p>102465</text:p>
          </table:table-cell>
          <table:table-cell office:value-type="float" office:value="126989" calcext:value-type="float">
            <text:p>126989</text:p>
          </table:table-cell>
          <table:table-cell office:value-type="float" office:value="99056" calcext:value-type="float">
            <text:p>99056</text:p>
          </table:table-cell>
          <table:table-cell office:value-type="float" office:value="125904" calcext:value-type="float">
            <text:p>125904</text:p>
          </table:table-cell>
          <table:table-cell office:value-type="float" office:value="121015" calcext:value-type="float">
            <text:p>121015</text:p>
          </table:table-cell>
          <table:table-cell office:value-type="float" office:value="128508" calcext:value-type="float">
            <text:p>128508</text:p>
          </table:table-cell>
          <table:table-cell office:value-type="float" office:value="41335" calcext:value-type="float">
            <text:p>41335</text:p>
          </table:table-cell>
          <table:table-cell office:value-type="float" office:value="118030" calcext:value-type="float">
            <text:p>118030</text:p>
          </table:table-cell>
          <table:table-cell office:value-type="float" office:value="91341" calcext:value-type="float">
            <text:p>91341</text:p>
          </table:table-cell>
          <table:table-cell office:value-type="float" office:value="44062" calcext:value-type="float">
            <text:p>44062</text:p>
          </table:table-cell>
          <table:table-cell office:value-type="float" office:value="156496" calcext:value-type="float">
            <text:p>156496</text:p>
          </table:table-cell>
          <table:table-cell office:value-type="float" office:value="186439" calcext:value-type="float">
            <text:p>186439</text:p>
          </table:table-cell>
          <table:table-cell office:value-type="float" office:value="47162" calcext:value-type="float">
            <text:p>47162</text:p>
          </table:table-cell>
          <table:table-cell office:value-type="float" office:value="46073" calcext:value-type="float">
            <text:p>46073</text:p>
          </table:table-cell>
          <table:table-cell office:value-type="float" office:value="117027" calcext:value-type="float">
            <text:p>117027</text:p>
          </table:table-cell>
          <table:table-cell office:value-type="float" office:value="126764" calcext:value-type="float">
            <text:p>126764</text:p>
          </table:table-cell>
          <table:table-cell office:value-type="float" office:value="110644" calcext:value-type="float">
            <text:p>110644</text:p>
          </table:table-cell>
          <table:table-cell office:value-type="float" office:value="110061" calcext:value-type="float">
            <text:p>110061</text:p>
          </table:table-cell>
          <table:table-cell office:value-type="float" office:value="131817" calcext:value-type="float">
            <text:p>131817</text:p>
          </table:table-cell>
          <table:table-cell office:value-type="float" office:value="117326" calcext:value-type="float">
            <text:p>117326</text:p>
          </table:table-cell>
          <table:table-cell office:value-type="float" office:value="43019" calcext:value-type="float">
            <text:p>43019</text:p>
          </table:table-cell>
          <table:table-cell office:value-type="float" office:value="118353" calcext:value-type="float">
            <text:p>118353</text:p>
          </table:table-cell>
          <table:table-cell office:value-type="float" office:value="102646" calcext:value-type="float">
            <text:p>102646</text:p>
          </table:table-cell>
          <table:table-cell office:value-type="float" office:value="66197" calcext:value-type="float">
            <text:p>66197</text:p>
          </table:table-cell>
          <table:table-cell office:value-type="float" office:value="180047" calcext:value-type="float">
            <text:p>180047</text:p>
          </table:table-cell>
          <table:table-cell office:value-type="float" office:value="203119" calcext:value-type="float">
            <text:p>203119</text:p>
          </table:table-cell>
          <table:table-cell office:value-type="float" office:value="64821" calcext:value-type="float">
            <text:p>64821</text:p>
          </table:table-cell>
          <table:table-cell office:value-type="float" office:value="74262" calcext:value-type="float">
            <text:p>74262</text:p>
          </table:table-cell>
          <table:table-cell office:value-type="float" office:value="136613" calcext:value-type="float">
            <text:p>136613</text:p>
          </table:table-cell>
          <table:table-cell office:value-type="float" office:value="159024" calcext:value-type="float">
            <text:p>1590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24169" calcext:value-type="float">
            <text:p>124169</text:p>
          </table:table-cell>
          <table:table-cell office:value-type="float" office:value="150922" calcext:value-type="float">
            <text:p>150922</text:p>
          </table:table-cell>
          <table:table-cell office:value-type="float" office:value="131509" calcext:value-type="float">
            <text:p>131509</text:p>
          </table:table-cell>
          <table:table-cell office:value-type="float" office:value="77176" calcext:value-type="float">
            <text:p>77176</text:p>
          </table:table-cell>
          <table:table-cell office:value-type="float" office:value="140151" calcext:value-type="float">
            <text:p>140151</text:p>
          </table:table-cell>
          <table:table-cell office:value-type="float" office:value="128425" calcext:value-type="float">
            <text:p>128425</text:p>
          </table:table-cell>
          <table:table-cell office:value-type="float" office:value="128094" calcext:value-type="float">
            <text:p>128094</text:p>
          </table:table-cell>
          <table:table-cell office:value-type="float" office:value="242292" calcext:value-type="float">
            <text:p>242292</text:p>
          </table:table-cell>
          <table:table-cell office:value-type="float" office:value="279714" calcext:value-type="float">
            <text:p>279714</text:p>
          </table:table-cell>
          <table:table-cell office:value-type="float" office:value="123637" calcext:value-type="float">
            <text:p>123637</text:p>
          </table:table-cell>
          <table:table-cell office:value-type="float" office:value="123943" calcext:value-type="float">
            <text:p>123943</text:p>
          </table:table-cell>
          <table:table-cell office:value-type="float" office:value="195639" calcext:value-type="float">
            <text:p>195639</text:p>
          </table:table-cell>
          <table:table-cell office:value-type="float" office:value="209754" calcext:value-type="float">
            <text:p>209754</text:p>
          </table:table-cell>
          <table:table-cell office:value-type="float" office:value="196210" calcext:value-type="float">
            <text:p>196210</text:p>
          </table:table-cell>
          <table:table-cell office:value-type="float" office:value="191432" calcext:value-type="float">
            <text:p>191432</text:p>
          </table:table-cell>
          <table:table-cell office:value-type="float" office:value="213430" calcext:value-type="float">
            <text:p>213430</text:p>
          </table:table-cell>
          <table:table-cell office:value-type="float" office:value="191768" calcext:value-type="float">
            <text:p>191768</text:p>
          </table:table-cell>
          <table:table-cell office:value-type="float" office:value="123648" calcext:value-type="float">
            <text:p>123648</text:p>
          </table:table-cell>
          <table:table-cell office:value-type="float" office:value="206106" calcext:value-type="float">
            <text:p>206106</text:p>
          </table:table-cell>
          <table:table-cell office:value-type="float" office:value="182686" calcext:value-type="float">
            <text:p>182686</text:p>
          </table:table-cell>
          <table:table-cell office:value-type="float" office:value="282598" calcext:value-type="float">
            <text:p>282598</text:p>
          </table:table-cell>
          <table:table-cell office:value-type="float" office:value="343161" calcext:value-type="float">
            <text:p>343161</text:p>
          </table:table-cell>
          <table:table-cell office:value-type="float" office:value="369897" calcext:value-type="float">
            <text:p>369897</text:p>
          </table:table-cell>
          <table:table-cell office:value-type="float" office:value="222364" calcext:value-type="float">
            <text:p>222364</text:p>
          </table:table-cell>
          <table:table-cell office:value-type="float" office:value="221906" calcext:value-type="float">
            <text:p>221906</text:p>
          </table:table-cell>
          <table:table-cell office:value-type="float" office:value="295749" calcext:value-type="float">
            <text:p>295749</text:p>
          </table:table-cell>
          <table:table-cell office:value-type="float" office:value="311049" calcext:value-type="float">
            <text:p>311049</text:p>
          </table:table-cell>
          <table:table-cell office:value-type="float" office:value="236203" calcext:value-type="float">
            <text:p>236203</text:p>
          </table:table-cell>
          <table:table-cell office:value-type="float" office:value="235288" calcext:value-type="float">
            <text:p>235288</text:p>
          </table:table-cell>
          <table:table-cell office:value-type="float" office:value="307041" calcext:value-type="float">
            <text:p>307041</text:p>
          </table:table-cell>
          <table:table-cell office:value-type="float" office:value="227180" calcext:value-type="float">
            <text:p>227180</text:p>
          </table:table-cell>
          <table:table-cell office:value-type="float" office:value="218202" calcext:value-type="float">
            <text:p>218202</text:p>
          </table:table-cell>
          <table:table-cell office:value-type="float" office:value="233285" calcext:value-type="float">
            <text:p>233285</text:p>
          </table:table-cell>
          <table:table-cell office:value-type="float" office:value="273376" calcext:value-type="float">
            <text:p>273376</text:p>
          </table:table-cell>
          <table:table-cell office:value-type="float" office:value="44144" calcext:value-type="float">
            <text:p>44144</text:p>
          </table:table-cell>
          <table:table-cell office:value-type="float" office:value="153544" calcext:value-type="float">
            <text:p>153544</text:p>
          </table:table-cell>
          <table:table-cell office:value-type="float" office:value="178834" calcext:value-type="float">
            <text:p>178834</text:p>
          </table:table-cell>
          <table:table-cell office:value-type="float" office:value="41439" calcext:value-type="float">
            <text:p>41439</text:p>
          </table:table-cell>
          <table:table-cell office:value-type="float" office:value="44160" calcext:value-type="float">
            <text:p>44160</text:p>
          </table:table-cell>
          <table:table-cell office:value-type="float" office:value="109519" calcext:value-type="float">
            <text:p>109519</text:p>
          </table:table-cell>
          <table:table-cell office:value-type="float" office:value="124003" calcext:value-type="float">
            <text:p>124003</text:p>
          </table:table-cell>
          <table:table-cell office:value-type="float" office:value="129825" calcext:value-type="float">
            <text:p>129825</text:p>
          </table:table-cell>
          <table:table-cell office:value-type="float" office:value="129234" calcext:value-type="float">
            <text:p>129234</text:p>
          </table:table-cell>
          <table:table-cell office:value-type="float" office:value="126635" calcext:value-type="float">
            <text:p>126635</text:p>
          </table:table-cell>
          <table:table-cell office:value-type="float" office:value="126442" calcext:value-type="float">
            <text:p>126442</text:p>
          </table:table-cell>
          <table:table-cell office:value-type="float" office:value="40734" calcext:value-type="float">
            <text:p>40734</text:p>
          </table:table-cell>
          <table:table-cell office:value-type="float" office:value="129157" calcext:value-type="float">
            <text:p>129157</text:p>
          </table:table-cell>
          <table:table-cell office:value-type="float" office:value="92389" calcext:value-type="float">
            <text:p>92389</text:p>
          </table:table-cell>
          <table:table-cell office:value-type="float" office:value="51296" calcext:value-type="float">
            <text:p>51296</text:p>
          </table:table-cell>
          <table:table-cell office:value-type="float" office:value="191976" calcext:value-type="float">
            <text:p>191976</text:p>
          </table:table-cell>
          <table:table-cell office:value-type="float" office:value="190556" calcext:value-type="float">
            <text:p>190556</text:p>
          </table:table-cell>
          <table:table-cell office:value-type="float" office:value="44523" calcext:value-type="float">
            <text:p>44523</text:p>
          </table:table-cell>
          <table:table-cell office:value-type="float" office:value="46863" calcext:value-type="float">
            <text:p>46863</text:p>
          </table:table-cell>
          <table:table-cell office:value-type="float" office:value="120443" calcext:value-type="float">
            <text:p>120443</text:p>
          </table:table-cell>
          <table:table-cell office:value-type="float" office:value="134324" calcext:value-type="float">
            <text:p>134324</text:p>
          </table:table-cell>
          <table:table-cell office:value-type="float" office:value="112837" calcext:value-type="float">
            <text:p>112837</text:p>
          </table:table-cell>
          <table:table-cell office:value-type="float" office:value="111813" calcext:value-type="float">
            <text:p>111813</text:p>
          </table:table-cell>
          <table:table-cell office:value-type="float" office:value="133791" calcext:value-type="float">
            <text:p>133791</text:p>
          </table:table-cell>
          <table:table-cell office:value-type="float" office:value="111723" calcext:value-type="float">
            <text:p>111723</text:p>
          </table:table-cell>
          <table:table-cell office:value-type="float" office:value="43805" calcext:value-type="float">
            <text:p>43805</text:p>
          </table:table-cell>
          <table:table-cell office:value-type="float" office:value="129169" calcext:value-type="float">
            <text:p>129169</text:p>
          </table:table-cell>
          <table:table-cell office:value-type="float" office:value="100961" calcext:value-type="float">
            <text:p>100961</text:p>
          </table:table-cell>
          <table:table-cell office:value-type="float" office:value="67320" calcext:value-type="float">
            <text:p>67320</text:p>
          </table:table-cell>
          <table:table-cell office:value-type="float" office:value="186664" calcext:value-type="float">
            <text:p>186664</text:p>
          </table:table-cell>
          <table:table-cell office:value-type="float" office:value="212641" calcext:value-type="float">
            <text:p>212641</text:p>
          </table:table-cell>
          <table:table-cell office:value-type="float" office:value="62860" calcext:value-type="float">
            <text:p>62860</text:p>
          </table:table-cell>
          <table:table-cell office:value-type="float" office:value="76269" calcext:value-type="float">
            <text:p>76269</text:p>
          </table:table-cell>
          <table:table-cell office:value-type="float" office:value="139170" calcext:value-type="float">
            <text:p>139170</text:p>
          </table:table-cell>
          <table:table-cell office:value-type="float" office:value="150770" calcext:value-type="float">
            <text:p>150770</text:p>
          </table:table-cell>
          <table:table-cell office:value-type="float" office:value="127131" calcext:value-type="float">
            <text:p>127131</text:p>
          </table:table-cell>
          <table:table-cell office:value-type="float" office:value="127664" calcext:value-type="float">
            <text:p>127664</text:p>
          </table:table-cell>
          <table:table-cell office:value-type="float" office:value="151373" calcext:value-type="float">
            <text:p>151373</text:p>
          </table:table-cell>
          <table:table-cell office:value-type="float" office:value="128268" calcext:value-type="float">
            <text:p>128268</text:p>
          </table:table-cell>
          <table:table-cell office:value-type="float" office:value="63525" calcext:value-type="float">
            <text:p>63525</text:p>
          </table:table-cell>
          <table:table-cell office:value-type="float" office:value="162192" calcext:value-type="float">
            <text:p>162192</text:p>
          </table:table-cell>
          <table:table-cell office:value-type="float" office:value="120187" calcext:value-type="float">
            <text:p>120187</text:p>
          </table:table-cell>
          <table:table-cell office:value-type="float" office:value="128314" calcext:value-type="float">
            <text:p>128314</text:p>
          </table:table-cell>
          <table:table-cell office:value-type="float" office:value="249621" calcext:value-type="float">
            <text:p>249621</text:p>
          </table:table-cell>
          <table:table-cell office:value-type="float" office:value="339050" calcext:value-type="float">
            <text:p>339050</text:p>
          </table:table-cell>
          <table:table-cell office:value-type="float" office:value="121846" calcext:value-type="float">
            <text:p>121846</text:p>
          </table:table-cell>
          <table:table-cell office:value-type="float" office:value="125735" calcext:value-type="float">
            <text:p>125735</text:p>
          </table:table-cell>
          <table:table-cell office:value-type="float" office:value="201133" calcext:value-type="float">
            <text:p>201133</text:p>
          </table:table-cell>
          <table:table-cell office:value-type="float" office:value="214118" calcext:value-type="float">
            <text:p>214118</text:p>
          </table:table-cell>
          <table:table-cell office:value-type="float" office:value="194754" calcext:value-type="float">
            <text:p>194754</text:p>
          </table:table-cell>
          <table:table-cell office:value-type="float" office:value="190195" calcext:value-type="float">
            <text:p>190195</text:p>
          </table:table-cell>
          <table:table-cell office:value-type="float" office:value="216048" calcext:value-type="float">
            <text:p>216048</text:p>
          </table:table-cell>
          <table:table-cell office:value-type="float" office:value="194302" calcext:value-type="float">
            <text:p>194302</text:p>
          </table:table-cell>
          <table:table-cell office:value-type="float" office:value="121482" calcext:value-type="float">
            <text:p>121482</text:p>
          </table:table-cell>
          <table:table-cell office:value-type="float" office:value="197642" calcext:value-type="float">
            <text:p>197642</text:p>
          </table:table-cell>
          <table:table-cell office:value-type="float" office:value="183915" calcext:value-type="float">
            <text:p>183915</text:p>
          </table:table-cell>
          <table:table-cell office:value-type="float" office:value="682978" calcext:value-type="float">
            <text:p>682978</text:p>
          </table:table-cell>
          <table:table-cell office:value-type="float" office:value="780339" calcext:value-type="float">
            <text:p>780339</text:p>
          </table:table-cell>
          <table:table-cell office:value-type="float" office:value="837273" calcext:value-type="float">
            <text:p>837273</text:p>
          </table:table-cell>
          <table:table-cell office:value-type="float" office:value="562969" calcext:value-type="float">
            <text:p>562969</text:p>
          </table:table-cell>
          <table:table-cell office:value-type="float" office:value="573688" calcext:value-type="float">
            <text:p>573688</text:p>
          </table:table-cell>
          <table:table-cell office:value-type="float" office:value="730689" calcext:value-type="float">
            <text:p>730689</text:p>
          </table:table-cell>
          <table:table-cell office:value-type="float" office:value="742910" calcext:value-type="float">
            <text:p>742910</text:p>
          </table:table-cell>
          <table:table-cell office:value-type="float" office:value="586368" calcext:value-type="float">
            <text:p>586368</text:p>
          </table:table-cell>
          <table:table-cell office:value-type="float" office:value="553036" calcext:value-type="float">
            <text:p>553036</text:p>
          </table:table-cell>
          <table:table-cell office:value-type="float" office:value="714217" calcext:value-type="float">
            <text:p>714217</text:p>
          </table:table-cell>
          <table:table-cell office:value-type="float" office:value="560293" calcext:value-type="float">
            <text:p>560293</text:p>
          </table:table-cell>
          <table:table-cell office:value-type="float" office:value="559545" calcext:value-type="float">
            <text:p>559545</text:p>
          </table:table-cell>
          <table:table-cell office:value-type="float" office:value="595489" calcext:value-type="float">
            <text:p>595489</text:p>
          </table:table-cell>
          <table:table-cell office:value-type="float" office:value="656953" calcext:value-type="float">
            <text:p>656953</text:p>
          </table:table-cell>
          <table:table-cell office:value-type="float" office:value="48648" calcext:value-type="float">
            <text:p>48648</text:p>
          </table:table-cell>
          <table:table-cell office:value-type="float" office:value="213422" calcext:value-type="float">
            <text:p>213422</text:p>
          </table:table-cell>
          <table:table-cell office:value-type="float" office:value="239657" calcext:value-type="float">
            <text:p>239657</text:p>
          </table:table-cell>
          <table:table-cell office:value-type="float" office:value="47034" calcext:value-type="float">
            <text:p>47034</text:p>
          </table:table-cell>
          <table:table-cell office:value-type="float" office:value="47320" calcext:value-type="float">
            <text:p>47320</text:p>
          </table:table-cell>
          <table:table-cell office:value-type="float" office:value="143793" calcext:value-type="float">
            <text:p>143793</text:p>
          </table:table-cell>
          <table:table-cell office:value-type="float" office:value="157217" calcext:value-type="float">
            <text:p>157217</text:p>
          </table:table-cell>
          <table:table-cell office:value-type="float" office:value="121759" calcext:value-type="float">
            <text:p>121759</text:p>
          </table:table-cell>
          <table:table-cell office:value-type="float" office:value="129198" calcext:value-type="float">
            <text:p>129198</text:p>
          </table:table-cell>
          <table:table-cell office:value-type="float" office:value="126333" calcext:value-type="float">
            <text:p>126333</text:p>
          </table:table-cell>
          <table:table-cell office:value-type="float" office:value="129568" calcext:value-type="float">
            <text:p>129568</text:p>
          </table:table-cell>
          <table:table-cell office:value-type="float" office:value="42345" calcext:value-type="float">
            <text:p>42345</text:p>
          </table:table-cell>
          <table:table-cell office:value-type="float" office:value="118442" calcext:value-type="float">
            <text:p>118442</text:p>
          </table:table-cell>
          <table:table-cell office:value-type="float" office:value="95674" calcext:value-type="float">
            <text:p>95674</text:p>
          </table:table-cell>
          <table:table-cell office:value-type="float" office:value="49881" calcext:value-type="float">
            <text:p>49881</text:p>
          </table:table-cell>
          <table:table-cell office:value-type="float" office:value="264152" calcext:value-type="float">
            <text:p>264152</text:p>
          </table:table-cell>
          <table:table-cell office:value-type="float" office:value="304363" calcext:value-type="float">
            <text:p>304363</text:p>
          </table:table-cell>
          <table:table-cell office:value-type="float" office:value="69754" calcext:value-type="float">
            <text:p>69754</text:p>
          </table:table-cell>
          <table:table-cell office:value-type="float" office:value="79234" calcext:value-type="float">
            <text:p>79234</text:p>
          </table:table-cell>
          <table:table-cell office:value-type="float" office:value="189318" calcext:value-type="float">
            <text:p>189318</text:p>
          </table:table-cell>
          <table:table-cell office:value-type="float" office:value="194718" calcext:value-type="float">
            <text:p>194718</text:p>
          </table:table-cell>
          <table:table-cell office:value-type="float" office:value="148097" calcext:value-type="float">
            <text:p>148097</text:p>
          </table:table-cell>
          <table:table-cell office:value-type="float" office:value="144228" calcext:value-type="float">
            <text:p>144228</text:p>
          </table:table-cell>
          <table:table-cell office:value-type="float" office:value="172671" calcext:value-type="float">
            <text:p>172671</text:p>
          </table:table-cell>
          <table:table-cell office:value-type="float" office:value="143902" calcext:value-type="float">
            <text:p>143902</text:p>
          </table:table-cell>
          <table:table-cell office:value-type="float" office:value="68914" calcext:value-type="float">
            <text:p>68914</text:p>
          </table:table-cell>
          <table:table-cell office:value-type="float" office:value="155054" calcext:value-type="float">
            <text:p>155054</text:p>
          </table:table-cell>
          <table:table-cell office:value-type="float" office:value="133503" calcext:value-type="float">
            <text:p>133503</text:p>
          </table:table-cell>
          <table:table-cell office:value-type="float" office:value="95259" calcext:value-type="float">
            <text:p>95259</text:p>
          </table:table-cell>
          <table:table-cell office:value-type="float" office:value="287264" calcext:value-type="float">
            <text:p>287264</text:p>
          </table:table-cell>
          <table:table-cell office:value-type="float" office:value="309127" calcext:value-type="float">
            <text:p>309127</text:p>
          </table:table-cell>
          <table:table-cell office:value-type="float" office:value="110913" calcext:value-type="float">
            <text:p>110913</text:p>
          </table:table-cell>
          <table:table-cell office:value-type="float" office:value="98681" calcext:value-type="float">
            <text:p>98681</text:p>
          </table:table-cell>
          <table:table-cell office:value-type="float" office:value="210545" calcext:value-type="float">
            <text:p>210545</text:p>
          </table:table-cell>
          <table:table-cell office:value-type="float" office:value="219826" calcext:value-type="float">
            <text:p>219826</text:p>
          </table:table-cell>
          <table:table-cell office:value-type="float" office:value="173215" calcext:value-type="float">
            <text:p>173215</text:p>
          </table:table-cell>
          <table:table-cell office:value-type="float" office:value="165019" calcext:value-type="float">
            <text:p>165019</text:p>
          </table:table-cell>
          <table:table-cell office:value-type="float" office:value="193275" calcext:value-type="float">
            <text:p>193275</text:p>
          </table:table-cell>
          <table:table-cell office:value-type="float" office:value="165201" calcext:value-type="float">
            <text:p>165201</text:p>
          </table:table-cell>
          <table:table-cell office:value-type="float" office:value="90421" calcext:value-type="float">
            <text:p>90421</text:p>
          </table:table-cell>
          <table:table-cell office:value-type="float" office:value="172297" calcext:value-type="float">
            <text:p>172297</text:p>
          </table:table-cell>
          <table:table-cell office:value-type="float" office:value="150560" calcext:value-type="float">
            <text:p>150560</text:p>
          </table:table-cell>
          <table:table-cell office:value-type="float" office:value="152464" calcext:value-type="float">
            <text:p>152464</text:p>
          </table:table-cell>
          <table:table-cell office:value-type="float" office:value="339576" calcext:value-type="float">
            <text:p>339576</text:p>
          </table:table-cell>
          <table:table-cell office:value-type="float" office:value="374458" calcext:value-type="float">
            <text:p>374458</text:p>
          </table:table-cell>
          <table:table-cell office:value-type="float" office:value="142450" calcext:value-type="float">
            <text:p>142450</text:p>
          </table:table-cell>
          <table:table-cell office:value-type="float" office:value="162167" calcext:value-type="float">
            <text:p>162167</text:p>
          </table:table-cell>
          <table:table-cell office:value-type="float" office:value="256314" calcext:value-type="float">
            <text:p>256314</text:p>
          </table:table-cell>
          <table:table-cell office:value-type="float" office:value="274043" calcext:value-type="float">
            <text:p>274043</text:p>
          </table:table-cell>
          <table:table-cell office:value-type="float" office:value="228389" calcext:value-type="float">
            <text:p>228389</text:p>
          </table:table-cell>
          <table:table-cell office:value-type="float" office:value="231313" calcext:value-type="float">
            <text:p>231313</text:p>
          </table:table-cell>
          <table:table-cell office:value-type="float" office:value="266362" calcext:value-type="float">
            <text:p>266362</text:p>
          </table:table-cell>
          <table:table-cell office:value-type="float" office:value="229188" calcext:value-type="float">
            <text:p>229188</text:p>
          </table:table-cell>
          <table:table-cell office:value-type="float" office:value="139943" calcext:value-type="float">
            <text:p>139943</text:p>
          </table:table-cell>
          <table:table-cell office:value-type="float" office:value="245911" calcext:value-type="float">
            <text:p>245911</text:p>
          </table:table-cell>
          <table:table-cell office:value-type="float" office:value="212418" calcext:value-type="float">
            <text:p>212418</text:p>
          </table:table-cell>
          <table:table-cell office:value-type="float" office:value="294265" calcext:value-type="float">
            <text:p>294265</text:p>
          </table:table-cell>
          <table:table-cell office:value-type="float" office:value="349218" calcext:value-type="float">
            <text:p>349218</text:p>
          </table:table-cell>
          <table:table-cell office:value-type="float" office:value="371681" calcext:value-type="float">
            <text:p>371681</text:p>
          </table:table-cell>
          <table:table-cell office:value-type="float" office:value="234231" calcext:value-type="float">
            <text:p>234231</text:p>
          </table:table-cell>
          <table:table-cell office:value-type="float" office:value="226923" calcext:value-type="float">
            <text:p>226923</text:p>
          </table:table-cell>
          <table:table-cell office:value-type="float" office:value="304155" calcext:value-type="float">
            <text:p>304155</text:p>
          </table:table-cell>
          <table:table-cell office:value-type="float" office:value="368163" calcext:value-type="float">
            <text:p>368163</text:p>
          </table:table-cell>
          <table:table-cell office:value-type="float" office:value="230503" calcext:value-type="float">
            <text:p>230503</text:p>
          </table:table-cell>
          <table:table-cell office:value-type="float" office:value="232818" calcext:value-type="float">
            <text:p>232818</text:p>
          </table:table-cell>
          <table:table-cell office:value-type="float" office:value="320920" calcext:value-type="float">
            <text:p>320920</text:p>
          </table:table-cell>
          <table:table-cell office:value-type="float" office:value="242105" calcext:value-type="float">
            <text:p>242105</text:p>
          </table:table-cell>
          <table:table-cell office:value-type="float" office:value="222669" calcext:value-type="float">
            <text:p>222669</text:p>
          </table:table-cell>
          <table:table-cell office:value-type="float" office:value="240487" calcext:value-type="float">
            <text:p>240487</text:p>
          </table:table-cell>
          <table:table-cell office:value-type="float" office:value="280897" calcext:value-type="float">
            <text:p>280897</text:p>
          </table:table-cell>
          <table:table-cell office:value-type="float" office:value="42659" calcext:value-type="float">
            <text:p>42659</text:p>
          </table:table-cell>
          <table:table-cell office:value-type="float" office:value="154675" calcext:value-type="float">
            <text:p>154675</text:p>
          </table:table-cell>
          <table:table-cell office:value-type="float" office:value="185278" calcext:value-type="float">
            <text:p>185278</text:p>
          </table:table-cell>
          <table:table-cell office:value-type="float" office:value="42965" calcext:value-type="float">
            <text:p>42965</text:p>
          </table:table-cell>
          <table:table-cell office:value-type="float" office:value="44201" calcext:value-type="float">
            <text:p>44201</text:p>
          </table:table-cell>
          <table:table-cell office:value-type="float" office:value="110603" calcext:value-type="float">
            <text:p>110603</text:p>
          </table:table-cell>
          <table:table-cell office:value-type="float" office:value="125164" calcext:value-type="float">
            <text:p>125164</text:p>
          </table:table-cell>
          <table:table-cell office:value-type="float" office:value="132916" calcext:value-type="float">
            <text:p>132916</text:p>
          </table:table-cell>
          <table:table-cell office:value-type="float" office:value="137858" calcext:value-type="float">
            <text:p>137858</text:p>
          </table:table-cell>
          <table:table-cell office:value-type="float" office:value="137560" calcext:value-type="float">
            <text:p>137560</text:p>
          </table:table-cell>
          <table:table-cell office:value-type="float" office:value="125531" calcext:value-type="float">
            <text:p>125531</text:p>
          </table:table-cell>
          <table:table-cell office:value-type="float" office:value="41056" calcext:value-type="float">
            <text:p>41056</text:p>
          </table:table-cell>
          <table:table-cell office:value-type="float" office:value="147477" calcext:value-type="float">
            <text:p>147477</text:p>
          </table:table-cell>
          <table:table-cell office:value-type="float" office:value="94220" calcext:value-type="float">
            <text:p>94220</text:p>
          </table:table-cell>
          <table:table-cell office:value-type="float" office:value="44543" calcext:value-type="float">
            <text:p>44543</text:p>
          </table:table-cell>
          <table:table-cell office:value-type="float" office:value="169055" calcext:value-type="float">
            <text:p>169055</text:p>
          </table:table-cell>
          <table:table-cell office:value-type="float" office:value="193244" calcext:value-type="float">
            <text:p>193244</text:p>
          </table:table-cell>
          <table:table-cell office:value-type="float" office:value="44644" calcext:value-type="float">
            <text:p>44644</text:p>
          </table:table-cell>
          <table:table-cell office:value-type="float" office:value="47120" calcext:value-type="float">
            <text:p>47120</text:p>
          </table:table-cell>
          <table:table-cell office:value-type="float" office:value="119943" calcext:value-type="float">
            <text:p>119943</text:p>
          </table:table-cell>
          <table:table-cell office:value-type="float" office:value="132961" calcext:value-type="float">
            <text:p>132961</text:p>
          </table:table-cell>
          <table:table-cell office:value-type="float" office:value="121409" calcext:value-type="float">
            <text:p>121409</text:p>
          </table:table-cell>
          <table:table-cell office:value-type="float" office:value="123212" calcext:value-type="float">
            <text:p>123212</text:p>
          </table:table-cell>
          <table:table-cell office:value-type="float" office:value="139939" calcext:value-type="float">
            <text:p>139939</text:p>
          </table:table-cell>
          <table:table-cell office:value-type="float" office:value="110325" calcext:value-type="float">
            <text:p>110325</text:p>
          </table:table-cell>
          <table:table-cell office:value-type="float" office:value="43915" calcext:value-type="float">
            <text:p>43915</text:p>
          </table:table-cell>
          <table:table-cell office:value-type="float" office:value="121533" calcext:value-type="float">
            <text:p>121533</text:p>
          </table:table-cell>
          <table:table-cell office:value-type="float" office:value="100822" calcext:value-type="float">
            <text:p>100822</text:p>
          </table:table-cell>
          <table:table-cell office:value-type="float" office:value="67621" calcext:value-type="float">
            <text:p>67621</text:p>
          </table:table-cell>
          <table:table-cell office:value-type="float" office:value="190118" calcext:value-type="float">
            <text:p>190118</text:p>
          </table:table-cell>
          <table:table-cell office:value-type="float" office:value="210677" calcext:value-type="float">
            <text:p>210677</text:p>
          </table:table-cell>
          <table:table-cell office:value-type="float" office:value="63305" calcext:value-type="float">
            <text:p>63305</text:p>
          </table:table-cell>
          <table:table-cell office:value-type="float" office:value="71924" calcext:value-type="float">
            <text:p>71924</text:p>
          </table:table-cell>
          <table:table-cell office:value-type="float" office:value="137694" calcext:value-type="float">
            <text:p>137694</text:p>
          </table:table-cell>
          <table:table-cell office:value-type="float" office:value="151390" calcext:value-type="float">
            <text:p>151390</text:p>
          </table:table-cell>
          <table:table-cell office:value-type="float" office:value="135662" calcext:value-type="float">
            <text:p>135662</text:p>
          </table:table-cell>
          <table:table-cell office:value-type="float" office:value="125419" calcext:value-type="float">
            <text:p>125419</text:p>
          </table:table-cell>
          <table:table-cell office:value-type="float" office:value="165605" calcext:value-type="float">
            <text:p>165605</text:p>
          </table:table-cell>
          <table:table-cell office:value-type="float" office:value="124129" calcext:value-type="float">
            <text:p>124129</text:p>
          </table:table-cell>
          <table:table-cell office:value-type="float" office:value="61842" calcext:value-type="float">
            <text:p>61842</text:p>
          </table:table-cell>
          <table:table-cell office:value-type="float" office:value="134937" calcext:value-type="float">
            <text:p>134937</text:p>
          </table:table-cell>
          <table:table-cell office:value-type="float" office:value="117633" calcext:value-type="float">
            <text:p>117633</text:p>
          </table:table-cell>
          <table:table-cell office:value-type="float" office:value="128302" calcext:value-type="float">
            <text:p>128302</text:p>
          </table:table-cell>
          <table:table-cell office:value-type="float" office:value="257150" calcext:value-type="float">
            <text:p>257150</text:p>
          </table:table-cell>
          <table:table-cell office:value-type="float" office:value="273407" calcext:value-type="float">
            <text:p>273407</text:p>
          </table:table-cell>
          <table:table-cell office:value-type="float" office:value="136870" calcext:value-type="float">
            <text:p>136870</text:p>
          </table:table-cell>
          <table:table-cell office:value-type="float" office:value="125877" calcext:value-type="float">
            <text:p>125877</text:p>
          </table:table-cell>
          <table:table-cell office:value-type="float" office:value="201817" calcext:value-type="float">
            <text:p>201817</text:p>
          </table:table-cell>
          <table:table-cell office:value-type="float" office:value="212614" calcext:value-type="float">
            <text:p>212614</text:p>
          </table:table-cell>
          <table:table-cell office:value-type="float" office:value="197263" calcext:value-type="float">
            <text:p>197263</text:p>
          </table:table-cell>
          <table:table-cell office:value-type="float" office:value="191682" calcext:value-type="float">
            <text:p>191682</text:p>
          </table:table-cell>
          <table:table-cell office:value-type="float" office:value="215670" calcext:value-type="float">
            <text:p>215670</text:p>
          </table:table-cell>
          <table:table-cell office:value-type="float" office:value="193919" calcext:value-type="float">
            <text:p>193919</text:p>
          </table:table-cell>
          <table:table-cell office:value-type="float" office:value="121827" calcext:value-type="float">
            <text:p>121827</text:p>
          </table:table-cell>
          <table:table-cell office:value-type="float" office:value="206382" calcext:value-type="float">
            <text:p>206382</text:p>
          </table:table-cell>
          <table:table-cell office:value-type="float" office:value="178547" calcext:value-type="float">
            <text:p>178547</text:p>
          </table:table-cell>
          <table:table-cell office:value-type="float" office:value="378319" calcext:value-type="float">
            <text:p>378319</text:p>
          </table:table-cell>
          <table:table-cell office:value-type="float" office:value="455470" calcext:value-type="float">
            <text:p>455470</text:p>
          </table:table-cell>
          <table:table-cell office:value-type="float" office:value="501966" calcext:value-type="float">
            <text:p>501966</text:p>
          </table:table-cell>
          <table:table-cell office:value-type="float" office:value="254909" calcext:value-type="float">
            <text:p>254909</text:p>
          </table:table-cell>
          <table:table-cell office:value-type="float" office:value="253637" calcext:value-type="float">
            <text:p>253637</text:p>
          </table:table-cell>
          <table:table-cell office:value-type="float" office:value="368879" calcext:value-type="float">
            <text:p>368879</text:p>
          </table:table-cell>
          <table:table-cell office:value-type="float" office:value="393298" calcext:value-type="float">
            <text:p>393298</text:p>
          </table:table-cell>
          <table:table-cell office:value-type="float" office:value="243348" calcext:value-type="float">
            <text:p>243348</text:p>
          </table:table-cell>
          <table:table-cell office:value-type="float" office:value="250041" calcext:value-type="float">
            <text:p>250041</text:p>
          </table:table-cell>
          <table:table-cell office:value-type="float" office:value="357865" calcext:value-type="float">
            <text:p>357865</text:p>
          </table:table-cell>
          <table:table-cell office:value-type="float" office:value="253298" calcext:value-type="float">
            <text:p>253298</text:p>
          </table:table-cell>
          <table:table-cell office:value-type="float" office:value="246762" calcext:value-type="float">
            <text:p>246762</text:p>
          </table:table-cell>
          <table:table-cell office:value-type="float" office:value="255728" calcext:value-type="float">
            <text:p>255728</text:p>
          </table:table-cell>
          <table:table-cell office:value-type="float" office:value="315100" calcext:value-type="float">
            <text:p>315100</text:p>
          </table:table-cell>
          <table:table-cell office:value-type="float" office:value="48728" calcext:value-type="float">
            <text:p>48728</text:p>
          </table:table-cell>
          <table:table-cell office:value-type="float" office:value="214919" calcext:value-type="float">
            <text:p>214919</text:p>
          </table:table-cell>
          <table:table-cell office:value-type="float" office:value="248361" calcext:value-type="float">
            <text:p>248361</text:p>
          </table:table-cell>
          <table:table-cell office:value-type="float" office:value="44079" calcext:value-type="float">
            <text:p>44079</text:p>
          </table:table-cell>
          <table:table-cell office:value-type="float" office:value="47395" calcext:value-type="float">
            <text:p>47395</text:p>
          </table:table-cell>
          <table:table-cell office:value-type="float" office:value="142800" calcext:value-type="float">
            <text:p>142800</text:p>
          </table:table-cell>
          <table:table-cell office:value-type="float" office:value="157153" calcext:value-type="float">
            <text:p>157153</text:p>
          </table:table-cell>
          <table:table-cell office:value-type="float" office:value="106464" calcext:value-type="float">
            <text:p>106464</text:p>
          </table:table-cell>
          <table:table-cell office:value-type="float" office:value="128485" calcext:value-type="float">
            <text:p>128485</text:p>
          </table:table-cell>
          <table:table-cell office:value-type="float" office:value="125383" calcext:value-type="float">
            <text:p>125383</text:p>
          </table:table-cell>
          <table:table-cell office:value-type="float" office:value="127458" calcext:value-type="float">
            <text:p>127458</text:p>
          </table:table-cell>
          <table:table-cell office:value-type="float" office:value="42036" calcext:value-type="float">
            <text:p>42036</text:p>
          </table:table-cell>
          <table:table-cell office:value-type="float" office:value="115987" calcext:value-type="float">
            <text:p>115987</text:p>
          </table:table-cell>
          <table:table-cell office:value-type="float" office:value="95625" calcext:value-type="float">
            <text:p>95625</text:p>
          </table:table-cell>
          <table:table-cell office:value-type="float" office:value="51339" calcext:value-type="float">
            <text:p>51339</text:p>
          </table:table-cell>
          <table:table-cell office:value-type="float" office:value="264033" calcext:value-type="float">
            <text:p>264033</text:p>
          </table:table-cell>
          <table:table-cell office:value-type="float" office:value="303767" calcext:value-type="float">
            <text:p>303767</text:p>
          </table:table-cell>
          <table:table-cell office:value-type="float" office:value="70342" calcext:value-type="float">
            <text:p>70342</text:p>
          </table:table-cell>
          <table:table-cell office:value-type="float" office:value="74270" calcext:value-type="float">
            <text:p>74270</text:p>
          </table:table-cell>
          <table:table-cell office:value-type="float" office:value="180197" calcext:value-type="float">
            <text:p>180197</text:p>
          </table:table-cell>
          <table:table-cell office:value-type="float" office:value="194371" calcext:value-type="float">
            <text:p>194371</text:p>
          </table:table-cell>
          <table:table-cell office:value-type="float" office:value="148919" calcext:value-type="float">
            <text:p>148919</text:p>
          </table:table-cell>
          <table:table-cell office:value-type="float" office:value="144888" calcext:value-type="float">
            <text:p>144888</text:p>
          </table:table-cell>
          <table:table-cell office:value-type="float" office:value="176161" calcext:value-type="float">
            <text:p>176161</text:p>
          </table:table-cell>
          <table:table-cell office:value-type="float" office:value="143924" calcext:value-type="float">
            <text:p>143924</text:p>
          </table:table-cell>
          <table:table-cell office:value-type="float" office:value="70048" calcext:value-type="float">
            <text:p>70048</text:p>
          </table:table-cell>
          <table:table-cell office:value-type="float" office:value="157617" calcext:value-type="float">
            <text:p>157617</text:p>
          </table:table-cell>
          <table:table-cell office:value-type="float" office:value="132213" calcext:value-type="float">
            <text:p>132213</text:p>
          </table:table-cell>
          <table:table-cell office:value-type="float" office:value="117095" calcext:value-type="float">
            <text:p>117095</text:p>
          </table:table-cell>
          <table:table-cell office:value-type="float" office:value="293355" calcext:value-type="float">
            <text:p>293355</text:p>
          </table:table-cell>
          <table:table-cell office:value-type="float" office:value="311320" calcext:value-type="float">
            <text:p>311320</text:p>
          </table:table-cell>
          <table:table-cell office:value-type="float" office:value="102743" calcext:value-type="float">
            <text:p>102743</text:p>
          </table:table-cell>
          <table:table-cell office:value-type="float" office:value="103540" calcext:value-type="float">
            <text:p>103540</text:p>
          </table:table-cell>
          <table:table-cell office:value-type="float" office:value="211953" calcext:value-type="float">
            <text:p>211953</text:p>
          </table:table-cell>
          <table:table-cell office:value-type="float" office:value="215722" calcext:value-type="float">
            <text:p>215722</text:p>
          </table:table-cell>
          <table:table-cell office:value-type="float" office:value="169197" calcext:value-type="float">
            <text:p>169197</text:p>
          </table:table-cell>
          <table:table-cell office:value-type="float" office:value="167764" calcext:value-type="float">
            <text:p>167764</text:p>
          </table:table-cell>
          <table:table-cell office:value-type="float" office:value="196812" calcext:value-type="float">
            <text:p>196812</text:p>
          </table:table-cell>
          <table:table-cell office:value-type="float" office:value="194746" calcext:value-type="float">
            <text:p>194746</text:p>
          </table:table-cell>
          <table:table-cell office:value-type="float" office:value="123458" calcext:value-type="float">
            <text:p>123458</text:p>
          </table:table-cell>
          <table:table-cell office:value-type="float" office:value="181083" calcext:value-type="float">
            <text:p>181083</text:p>
          </table:table-cell>
          <table:table-cell office:value-type="float" office:value="149093" calcext:value-type="float">
            <text:p>149093</text:p>
          </table:table-cell>
          <table:table-cell office:value-type="float" office:value="155504" calcext:value-type="float">
            <text:p>155504</text:p>
          </table:table-cell>
          <table:table-cell office:value-type="float" office:value="344970" calcext:value-type="float">
            <text:p>344970</text:p>
          </table:table-cell>
          <table:table-cell office:value-type="float" office:value="386531" calcext:value-type="float">
            <text:p>386531</text:p>
          </table:table-cell>
          <table:table-cell office:value-type="float" office:value="142992" calcext:value-type="float">
            <text:p>142992</text:p>
          </table:table-cell>
          <table:table-cell office:value-type="float" office:value="147678" calcext:value-type="float">
            <text:p>147678</text:p>
          </table:table-cell>
          <table:table-cell office:value-type="float" office:value="256189" calcext:value-type="float">
            <text:p>256189</text:p>
          </table:table-cell>
          <table:table-cell office:value-type="float" office:value="272882" calcext:value-type="float">
            <text:p>272882</text:p>
          </table:table-cell>
          <table:table-cell office:value-type="float" office:value="227510" calcext:value-type="float">
            <text:p>227510</text:p>
          </table:table-cell>
          <table:table-cell office:value-type="float" office:value="227648" calcext:value-type="float">
            <text:p>227648</text:p>
          </table:table-cell>
          <table:table-cell office:value-type="float" office:value="257610" calcext:value-type="float">
            <text:p>257610</text:p>
          </table:table-cell>
          <table:table-cell office:value-type="float" office:value="224525" calcext:value-type="float">
            <text:p>224525</text:p>
          </table:table-cell>
          <table:table-cell office:value-type="float" office:value="140925" calcext:value-type="float">
            <text:p>140925</text:p>
          </table:table-cell>
          <table:table-cell office:value-type="float" office:value="231530" calcext:value-type="float">
            <text:p>231530</text:p>
          </table:table-cell>
          <table:table-cell office:value-type="float" office:value="210830" calcext:value-type="float">
            <text:p>21083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8" calcext:value-type="float">
            <text:p>128</text:p>
          </table:table-cell>
          <table:table-cell office:value-type="float" office:value="268700" calcext:value-type="float">
            <text:p>268700</text:p>
          </table:table-cell>
          <table:table-cell office:value-type="float" office:value="283534" calcext:value-type="float">
            <text:p>283534</text:p>
          </table:table-cell>
          <table:table-cell office:value-type="float" office:value="330933" calcext:value-type="float">
            <text:p>330933</text:p>
          </table:table-cell>
          <table:table-cell office:value-type="float" office:value="136702" calcext:value-type="float">
            <text:p>136702</text:p>
          </table:table-cell>
          <table:table-cell office:value-type="float" office:value="141127" calcext:value-type="float">
            <text:p>141127</text:p>
          </table:table-cell>
          <table:table-cell office:value-type="float" office:value="228387" calcext:value-type="float">
            <text:p>228387</text:p>
          </table:table-cell>
          <table:table-cell office:value-type="float" office:value="244324" calcext:value-type="float">
            <text:p>244324</text:p>
          </table:table-cell>
          <table:table-cell office:value-type="float" office:value="208795" calcext:value-type="float">
            <text:p>208795</text:p>
          </table:table-cell>
          <table:table-cell office:value-type="float" office:value="215510" calcext:value-type="float">
            <text:p>215510</text:p>
          </table:table-cell>
          <table:table-cell office:value-type="float" office:value="256089" calcext:value-type="float">
            <text:p>256089</text:p>
          </table:table-cell>
          <table:table-cell office:value-type="float" office:value="225307" calcext:value-type="float">
            <text:p>225307</text:p>
          </table:table-cell>
          <table:table-cell office:value-type="float" office:value="144323" calcext:value-type="float">
            <text:p>144323</text:p>
          </table:table-cell>
          <table:table-cell office:value-type="float" office:value="232743" calcext:value-type="float">
            <text:p>232743</text:p>
          </table:table-cell>
          <table:table-cell office:value-type="float" office:value="218973" calcext:value-type="float">
            <text:p>218973</text:p>
          </table:table-cell>
          <table:table-cell office:value-type="float" office:value="51108" calcext:value-type="float">
            <text:p>51108</text:p>
          </table:table-cell>
          <table:table-cell office:value-type="float" office:value="166801" calcext:value-type="float">
            <text:p>166801</text:p>
          </table:table-cell>
          <table:table-cell office:value-type="float" office:value="211143" calcext:value-type="float">
            <text:p>211143</text:p>
          </table:table-cell>
          <table:table-cell office:value-type="float" office:value="50695" calcext:value-type="float">
            <text:p>50695</text:p>
          </table:table-cell>
          <table:table-cell office:value-type="float" office:value="53018" calcext:value-type="float">
            <text:p>53018</text:p>
          </table:table-cell>
          <table:table-cell office:value-type="float" office:value="131679" calcext:value-type="float">
            <text:p>131679</text:p>
          </table:table-cell>
          <table:table-cell office:value-type="float" office:value="148374" calcext:value-type="float">
            <text:p>148374</text:p>
          </table:table-cell>
          <table:table-cell office:value-type="float" office:value="126207" calcext:value-type="float">
            <text:p>126207</text:p>
          </table:table-cell>
          <table:table-cell office:value-type="float" office:value="152522" calcext:value-type="float">
            <text:p>152522</text:p>
          </table:table-cell>
          <table:table-cell office:value-type="float" office:value="154289" calcext:value-type="float">
            <text:p>154289</text:p>
          </table:table-cell>
          <table:table-cell office:value-type="float" office:value="150160" calcext:value-type="float">
            <text:p>150160</text:p>
          </table:table-cell>
          <table:table-cell office:value-type="float" office:value="60975" calcext:value-type="float">
            <text:p>60975</text:p>
          </table:table-cell>
          <table:table-cell office:value-type="float" office:value="138697" calcext:value-type="float">
            <text:p>138697</text:p>
          </table:table-cell>
          <table:table-cell office:value-type="float" office:value="119642" calcext:value-type="float">
            <text:p>119642</text:p>
          </table:table-cell>
          <table:table-cell office:value-type="float" office:value="57541" calcext:value-type="float">
            <text:p>57541</text:p>
          </table:table-cell>
          <table:table-cell office:value-type="float" office:value="191368" calcext:value-type="float">
            <text:p>191368</text:p>
          </table:table-cell>
          <table:table-cell office:value-type="float" office:value="240719" calcext:value-type="float">
            <text:p>240719</text:p>
          </table:table-cell>
          <table:table-cell office:value-type="float" office:value="55804" calcext:value-type="float">
            <text:p>55804</text:p>
          </table:table-cell>
          <table:table-cell office:value-type="float" office:value="55992" calcext:value-type="float">
            <text:p>55992</text:p>
          </table:table-cell>
          <table:table-cell office:value-type="float" office:value="142838" calcext:value-type="float">
            <text:p>142838</text:p>
          </table:table-cell>
          <table:table-cell office:value-type="float" office:value="161006" calcext:value-type="float">
            <text:p>161006</text:p>
          </table:table-cell>
          <table:table-cell office:value-type="float" office:value="137137" calcext:value-type="float">
            <text:p>137137</text:p>
          </table:table-cell>
          <table:table-cell office:value-type="float" office:value="141317" calcext:value-type="float">
            <text:p>141317</text:p>
          </table:table-cell>
          <table:table-cell office:value-type="float" office:value="167079" calcext:value-type="float">
            <text:p>167079</text:p>
          </table:table-cell>
          <table:table-cell office:value-type="float" office:value="139164" calcext:value-type="float">
            <text:p>139164</text:p>
          </table:table-cell>
          <table:table-cell office:value-type="float" office:value="53591" calcext:value-type="float">
            <text:p>53591</text:p>
          </table:table-cell>
          <table:table-cell office:value-type="float" office:value="149529" calcext:value-type="float">
            <text:p>149529</text:p>
          </table:table-cell>
          <table:table-cell office:value-type="float" office:value="127553" calcext:value-type="float">
            <text:p>127553</text:p>
          </table:table-cell>
          <table:table-cell office:value-type="float" office:value="100022" calcext:value-type="float">
            <text:p>100022</text:p>
          </table:table-cell>
          <table:table-cell office:value-type="float" office:value="229206" calcext:value-type="float">
            <text:p>229206</text:p>
          </table:table-cell>
          <table:table-cell office:value-type="float" office:value="245065" calcext:value-type="float">
            <text:p>245065</text:p>
          </table:table-cell>
          <table:table-cell office:value-type="float" office:value="78810" calcext:value-type="float">
            <text:p>78810</text:p>
          </table:table-cell>
          <table:table-cell office:value-type="float" office:value="80385" calcext:value-type="float">
            <text:p>80385</text:p>
          </table:table-cell>
          <table:table-cell office:value-type="float" office:value="167169" calcext:value-type="float">
            <text:p>167169</text:p>
          </table:table-cell>
          <table:table-cell office:value-type="float" office:value="182000" calcext:value-type="float">
            <text:p>182000</text:p>
          </table:table-cell>
          <table:table-cell office:value-type="float" office:value="182100" calcext:value-type="float">
            <text:p>182100</text:p>
          </table:table-cell>
          <table:table-cell office:value-type="float" office:value="165192" calcext:value-type="float">
            <text:p>165192</text:p>
          </table:table-cell>
          <table:table-cell office:value-type="float" office:value="193888" calcext:value-type="float">
            <text:p>193888</text:p>
          </table:table-cell>
          <table:table-cell office:value-type="float" office:value="160844" calcext:value-type="float">
            <text:p>160844</text:p>
          </table:table-cell>
          <table:table-cell office:value-type="float" office:value="78427" calcext:value-type="float">
            <text:p>78427</text:p>
          </table:table-cell>
          <table:table-cell office:value-type="float" office:value="164620" calcext:value-type="float">
            <text:p>164620</text:p>
          </table:table-cell>
          <table:table-cell office:value-type="float" office:value="149254" calcext:value-type="float">
            <text:p>149254</text:p>
          </table:table-cell>
          <table:table-cell office:value-type="float" office:value="163212" calcext:value-type="float">
            <text:p>163212</text:p>
          </table:table-cell>
          <table:table-cell office:value-type="float" office:value="309917" calcext:value-type="float">
            <text:p>309917</text:p>
          </table:table-cell>
          <table:table-cell office:value-type="float" office:value="330476" calcext:value-type="float">
            <text:p>330476</text:p>
          </table:table-cell>
          <table:table-cell office:value-type="float" office:value="154596" calcext:value-type="float">
            <text:p>154596</text:p>
          </table:table-cell>
          <table:table-cell office:value-type="float" office:value="156897" calcext:value-type="float">
            <text:p>156897</text:p>
          </table:table-cell>
          <table:table-cell office:value-type="float" office:value="247072" calcext:value-type="float">
            <text:p>247072</text:p>
          </table:table-cell>
          <table:table-cell office:value-type="float" office:value="259201" calcext:value-type="float">
            <text:p>259201</text:p>
          </table:table-cell>
          <table:table-cell office:value-type="float" office:value="249217" calcext:value-type="float">
            <text:p>249217</text:p>
          </table:table-cell>
          <table:table-cell office:value-type="float" office:value="248250" calcext:value-type="float">
            <text:p>248250</text:p>
          </table:table-cell>
          <table:table-cell office:value-type="float" office:value="269523" calcext:value-type="float">
            <text:p>269523</text:p>
          </table:table-cell>
          <table:table-cell office:value-type="float" office:value="242611" calcext:value-type="float">
            <text:p>242611</text:p>
          </table:table-cell>
          <table:table-cell office:value-type="float" office:value="152830" calcext:value-type="float">
            <text:p>152830</text:p>
          </table:table-cell>
          <table:table-cell office:value-type="float" office:value="255551" calcext:value-type="float">
            <text:p>255551</text:p>
          </table:table-cell>
          <table:table-cell office:value-type="float" office:value="230430" calcext:value-type="float">
            <text:p>230430</text:p>
          </table:table-cell>
          <table:table-cell office:value-type="float" office:value="348312" calcext:value-type="float">
            <text:p>348312</text:p>
          </table:table-cell>
          <table:table-cell office:value-type="float" office:value="421558" calcext:value-type="float">
            <text:p>421558</text:p>
          </table:table-cell>
          <table:table-cell office:value-type="float" office:value="450940" calcext:value-type="float">
            <text:p>450940</text:p>
          </table:table-cell>
          <table:table-cell office:value-type="float" office:value="309349" calcext:value-type="float">
            <text:p>309349</text:p>
          </table:table-cell>
          <table:table-cell office:value-type="float" office:value="280946" calcext:value-type="float">
            <text:p>280946</text:p>
          </table:table-cell>
          <table:table-cell office:value-type="float" office:value="367471" calcext:value-type="float">
            <text:p>367471</text:p>
          </table:table-cell>
          <table:table-cell office:value-type="float" office:value="386552" calcext:value-type="float">
            <text:p>386552</text:p>
          </table:table-cell>
          <table:table-cell office:value-type="float" office:value="285754" calcext:value-type="float">
            <text:p>285754</text:p>
          </table:table-cell>
          <table:table-cell office:value-type="float" office:value="287476" calcext:value-type="float">
            <text:p>287476</text:p>
          </table:table-cell>
          <table:table-cell office:value-type="float" office:value="389361" calcext:value-type="float">
            <text:p>389361</text:p>
          </table:table-cell>
          <table:table-cell office:value-type="float" office:value="354423" calcext:value-type="float">
            <text:p>354423</text:p>
          </table:table-cell>
          <table:table-cell office:value-type="float" office:value="274623" calcext:value-type="float">
            <text:p>274623</text:p>
          </table:table-cell>
          <table:table-cell office:value-type="float" office:value="296936" calcext:value-type="float">
            <text:p>296936</text:p>
          </table:table-cell>
          <table:table-cell office:value-type="float" office:value="348044" calcext:value-type="float">
            <text:p>348044</text:p>
          </table:table-cell>
          <table:table-cell office:value-type="float" office:value="53012" calcext:value-type="float">
            <text:p>53012</text:p>
          </table:table-cell>
          <table:table-cell office:value-type="float" office:value="183060" calcext:value-type="float">
            <text:p>183060</text:p>
          </table:table-cell>
          <table:table-cell office:value-type="float" office:value="224931" calcext:value-type="float">
            <text:p>224931</text:p>
          </table:table-cell>
          <table:table-cell office:value-type="float" office:value="50874" calcext:value-type="float">
            <text:p>50874</text:p>
          </table:table-cell>
          <table:table-cell office:value-type="float" office:value="53387" calcext:value-type="float">
            <text:p>53387</text:p>
          </table:table-cell>
          <table:table-cell office:value-type="float" office:value="131962" calcext:value-type="float">
            <text:p>131962</text:p>
          </table:table-cell>
          <table:table-cell office:value-type="float" office:value="147236" calcext:value-type="float">
            <text:p>147236</text:p>
          </table:table-cell>
          <table:table-cell office:value-type="float" office:value="167950" calcext:value-type="float">
            <text:p>167950</text:p>
          </table:table-cell>
          <table:table-cell office:value-type="float" office:value="165392" calcext:value-type="float">
            <text:p>165392</text:p>
          </table:table-cell>
          <table:table-cell office:value-type="float" office:value="155727" calcext:value-type="float">
            <text:p>155727</text:p>
          </table:table-cell>
          <table:table-cell office:value-type="float" office:value="161759" calcext:value-type="float">
            <text:p>161759</text:p>
          </table:table-cell>
          <table:table-cell office:value-type="float" office:value="50395" calcext:value-type="float">
            <text:p>50395</text:p>
          </table:table-cell>
          <table:table-cell office:value-type="float" office:value="174984" calcext:value-type="float">
            <text:p>174984</text:p>
          </table:table-cell>
          <table:table-cell office:value-type="float" office:value="130683" calcext:value-type="float">
            <text:p>130683</text:p>
          </table:table-cell>
          <table:table-cell office:value-type="float" office:value="56372" calcext:value-type="float">
            <text:p>56372</text:p>
          </table:table-cell>
          <table:table-cell office:value-type="float" office:value="206387" calcext:value-type="float">
            <text:p>206387</text:p>
          </table:table-cell>
          <table:table-cell office:value-type="float" office:value="231387" calcext:value-type="float">
            <text:p>231387</text:p>
          </table:table-cell>
          <table:table-cell office:value-type="float" office:value="54520" calcext:value-type="float">
            <text:p>54520</text:p>
          </table:table-cell>
          <table:table-cell office:value-type="float" office:value="56463" calcext:value-type="float">
            <text:p>56463</text:p>
          </table:table-cell>
          <table:table-cell office:value-type="float" office:value="145279" calcext:value-type="float">
            <text:p>145279</text:p>
          </table:table-cell>
          <table:table-cell office:value-type="float" office:value="160132" calcext:value-type="float">
            <text:p>160132</text:p>
          </table:table-cell>
          <table:table-cell office:value-type="float" office:value="143046" calcext:value-type="float">
            <text:p>143046</text:p>
          </table:table-cell>
          <table:table-cell office:value-type="float" office:value="141540" calcext:value-type="float">
            <text:p>141540</text:p>
          </table:table-cell>
          <table:table-cell office:value-type="float" office:value="169849" calcext:value-type="float">
            <text:p>169849</text:p>
          </table:table-cell>
          <table:table-cell office:value-type="float" office:value="142436" calcext:value-type="float">
            <text:p>142436</text:p>
          </table:table-cell>
          <table:table-cell office:value-type="float" office:value="53657" calcext:value-type="float">
            <text:p>53657</text:p>
          </table:table-cell>
          <table:table-cell office:value-type="float" office:value="161418" calcext:value-type="float">
            <text:p>161418</text:p>
          </table:table-cell>
          <table:table-cell office:value-type="float" office:value="124990" calcext:value-type="float">
            <text:p>124990</text:p>
          </table:table-cell>
          <table:table-cell office:value-type="float" office:value="84815" calcext:value-type="float">
            <text:p>84815</text:p>
          </table:table-cell>
          <table:table-cell office:value-type="float" office:value="232012" calcext:value-type="float">
            <text:p>232012</text:p>
          </table:table-cell>
          <table:table-cell office:value-type="float" office:value="252864" calcext:value-type="float">
            <text:p>252864</text:p>
          </table:table-cell>
          <table:table-cell office:value-type="float" office:value="78005" calcext:value-type="float">
            <text:p>78005</text:p>
          </table:table-cell>
          <table:table-cell office:value-type="float" office:value="80466" calcext:value-type="float">
            <text:p>80466</text:p>
          </table:table-cell>
          <table:table-cell office:value-type="float" office:value="168588" calcext:value-type="float">
            <text:p>168588</text:p>
          </table:table-cell>
          <table:table-cell office:value-type="float" office:value="182742" calcext:value-type="float">
            <text:p>182742</text:p>
          </table:table-cell>
          <table:table-cell office:value-type="float" office:value="160574" calcext:value-type="float">
            <text:p>160574</text:p>
          </table:table-cell>
          <table:table-cell office:value-type="float" office:value="159066" calcext:value-type="float">
            <text:p>159066</text:p>
          </table:table-cell>
          <table:table-cell office:value-type="float" office:value="193704" calcext:value-type="float">
            <text:p>193704</text:p>
          </table:table-cell>
          <table:table-cell office:value-type="float" office:value="158168" calcext:value-type="float">
            <text:p>158168</text:p>
          </table:table-cell>
          <table:table-cell office:value-type="float" office:value="77027" calcext:value-type="float">
            <text:p>77027</text:p>
          </table:table-cell>
          <table:table-cell office:value-type="float" office:value="165372" calcext:value-type="float">
            <text:p>165372</text:p>
          </table:table-cell>
          <table:table-cell office:value-type="float" office:value="147245" calcext:value-type="float">
            <text:p>147245</text:p>
          </table:table-cell>
          <table:table-cell office:value-type="float" office:value="161192" calcext:value-type="float">
            <text:p>161192</text:p>
          </table:table-cell>
          <table:table-cell office:value-type="float" office:value="304924" calcext:value-type="float">
            <text:p>304924</text:p>
          </table:table-cell>
          <table:table-cell office:value-type="float" office:value="333817" calcext:value-type="float">
            <text:p>333817</text:p>
          </table:table-cell>
          <table:table-cell office:value-type="float" office:value="153899" calcext:value-type="float">
            <text:p>153899</text:p>
          </table:table-cell>
          <table:table-cell office:value-type="float" office:value="156428" calcext:value-type="float">
            <text:p>156428</text:p>
          </table:table-cell>
          <table:table-cell office:value-type="float" office:value="244112" calcext:value-type="float">
            <text:p>244112</text:p>
          </table:table-cell>
          <table:table-cell office:value-type="float" office:value="266354" calcext:value-type="float">
            <text:p>266354</text:p>
          </table:table-cell>
          <table:table-cell office:value-type="float" office:value="246944" calcext:value-type="float">
            <text:p>246944</text:p>
          </table:table-cell>
          <table:table-cell office:value-type="float" office:value="243589" calcext:value-type="float">
            <text:p>243589</text:p>
          </table:table-cell>
          <table:table-cell office:value-type="float" office:value="279520" calcext:value-type="float">
            <text:p>279520</text:p>
          </table:table-cell>
          <table:table-cell office:value-type="float" office:value="241187" calcext:value-type="float">
            <text:p>241187</text:p>
          </table:table-cell>
          <table:table-cell office:value-type="float" office:value="151909" calcext:value-type="float">
            <text:p>151909</text:p>
          </table:table-cell>
          <table:table-cell office:value-type="float" office:value="256440" calcext:value-type="float">
            <text:p>256440</text:p>
          </table:table-cell>
          <table:table-cell office:value-type="float" office:value="231550" calcext:value-type="float">
            <text:p>231550</text:p>
          </table:table-cell>
          <table:table-cell office:value-type="float" office:value="854193" calcext:value-type="float">
            <text:p>854193</text:p>
          </table:table-cell>
          <table:table-cell office:value-type="float" office:value="1031146" calcext:value-type="float">
            <text:p>1031146</text:p>
          </table:table-cell>
          <table:table-cell office:value-type="float" office:value="1050265" calcext:value-type="float">
            <text:p>1050265</text:p>
          </table:table-cell>
          <table:table-cell office:value-type="float" office:value="715719" calcext:value-type="float">
            <text:p>715719</text:p>
          </table:table-cell>
          <table:table-cell office:value-type="float" office:value="761733" calcext:value-type="float">
            <text:p>761733</text:p>
          </table:table-cell>
          <table:table-cell office:value-type="float" office:value="913831" calcext:value-type="float">
            <text:p>913831</text:p>
          </table:table-cell>
          <table:table-cell office:value-type="float" office:value="997027" calcext:value-type="float">
            <text:p>997027</text:p>
          </table:table-cell>
          <table:table-cell office:value-type="float" office:value="754877" calcext:value-type="float">
            <text:p>754877</text:p>
          </table:table-cell>
          <table:table-cell office:value-type="float" office:value="706757" calcext:value-type="float">
            <text:p>706757</text:p>
          </table:table-cell>
          <table:table-cell office:value-type="float" office:value="875503" calcext:value-type="float">
            <text:p>875503</text:p>
          </table:table-cell>
          <table:table-cell office:value-type="float" office:value="706341" calcext:value-type="float">
            <text:p>706341</text:p>
          </table:table-cell>
          <table:table-cell office:value-type="float" office:value="737578" calcext:value-type="float">
            <text:p>737578</text:p>
          </table:table-cell>
          <table:table-cell office:value-type="float" office:value="722413" calcext:value-type="float">
            <text:p>722413</text:p>
          </table:table-cell>
          <table:table-cell office:value-type="float" office:value="890628" calcext:value-type="float">
            <text:p>890628</text:p>
          </table:table-cell>
          <table:table-cell office:value-type="float" office:value="60350" calcext:value-type="float">
            <text:p>60350</text:p>
          </table:table-cell>
          <table:table-cell office:value-type="float" office:value="257775" calcext:value-type="float">
            <text:p>257775</text:p>
          </table:table-cell>
          <table:table-cell office:value-type="float" office:value="285290" calcext:value-type="float">
            <text:p>285290</text:p>
          </table:table-cell>
          <table:table-cell office:value-type="float" office:value="53595" calcext:value-type="float">
            <text:p>53595</text:p>
          </table:table-cell>
          <table:table-cell office:value-type="float" office:value="57185" calcext:value-type="float">
            <text:p>57185</text:p>
          </table:table-cell>
          <table:table-cell office:value-type="float" office:value="172254" calcext:value-type="float">
            <text:p>172254</text:p>
          </table:table-cell>
          <table:table-cell office:value-type="float" office:value="209879" calcext:value-type="float">
            <text:p>209879</text:p>
          </table:table-cell>
          <table:table-cell office:value-type="float" office:value="125925" calcext:value-type="float">
            <text:p>125925</text:p>
          </table:table-cell>
          <table:table-cell office:value-type="float" office:value="165253" calcext:value-type="float">
            <text:p>165253</text:p>
          </table:table-cell>
          <table:table-cell office:value-type="float" office:value="157316" calcext:value-type="float">
            <text:p>157316</text:p>
          </table:table-cell>
          <table:table-cell office:value-type="float" office:value="162182" calcext:value-type="float">
            <text:p>162182</text:p>
          </table:table-cell>
          <table:table-cell office:value-type="float" office:value="51505" calcext:value-type="float">
            <text:p>51505</text:p>
          </table:table-cell>
          <table:table-cell office:value-type="float" office:value="158226" calcext:value-type="float">
            <text:p>158226</text:p>
          </table:table-cell>
          <table:table-cell office:value-type="float" office:value="121584" calcext:value-type="float">
            <text:p>121584</text:p>
          </table:table-cell>
          <table:table-cell office:value-type="float" office:value="62277" calcext:value-type="float">
            <text:p>62277</text:p>
          </table:table-cell>
          <table:table-cell office:value-type="float" office:value="337756" calcext:value-type="float">
            <text:p>337756</text:p>
          </table:table-cell>
          <table:table-cell office:value-type="float" office:value="351538" calcext:value-type="float">
            <text:p>351538</text:p>
          </table:table-cell>
          <table:table-cell office:value-type="float" office:value="86204" calcext:value-type="float">
            <text:p>86204</text:p>
          </table:table-cell>
          <table:table-cell office:value-type="float" office:value="96649" calcext:value-type="float">
            <text:p>96649</text:p>
          </table:table-cell>
          <table:table-cell office:value-type="float" office:value="225570" calcext:value-type="float">
            <text:p>225570</text:p>
          </table:table-cell>
          <table:table-cell office:value-type="float" office:value="238059" calcext:value-type="float">
            <text:p>238059</text:p>
          </table:table-cell>
          <table:table-cell office:value-type="float" office:value="187536" calcext:value-type="float">
            <text:p>187536</text:p>
          </table:table-cell>
          <table:table-cell office:value-type="float" office:value="182485" calcext:value-type="float">
            <text:p>182485</text:p>
          </table:table-cell>
          <table:table-cell office:value-type="float" office:value="219450" calcext:value-type="float">
            <text:p>219450</text:p>
          </table:table-cell>
          <table:table-cell office:value-type="float" office:value="182274" calcext:value-type="float">
            <text:p>182274</text:p>
          </table:table-cell>
          <table:table-cell office:value-type="float" office:value="85411" calcext:value-type="float">
            <text:p>85411</text:p>
          </table:table-cell>
          <table:table-cell office:value-type="float" office:value="200793" calcext:value-type="float">
            <text:p>200793</text:p>
          </table:table-cell>
          <table:table-cell office:value-type="float" office:value="164064" calcext:value-type="float">
            <text:p>164064</text:p>
          </table:table-cell>
          <table:table-cell office:value-type="float" office:value="118702" calcext:value-type="float">
            <text:p>118702</text:p>
          </table:table-cell>
          <table:table-cell office:value-type="float" office:value="386797" calcext:value-type="float">
            <text:p>386797</text:p>
          </table:table-cell>
          <table:table-cell office:value-type="float" office:value="377590" calcext:value-type="float">
            <text:p>377590</text:p>
          </table:table-cell>
          <table:table-cell office:value-type="float" office:value="137655" calcext:value-type="float">
            <text:p>137655</text:p>
          </table:table-cell>
          <table:table-cell office:value-type="float" office:value="111946" calcext:value-type="float">
            <text:p>111946</text:p>
          </table:table-cell>
          <table:table-cell office:value-type="float" office:value="266590" calcext:value-type="float">
            <text:p>266590</text:p>
          </table:table-cell>
          <table:table-cell office:value-type="float" office:value="266511" calcext:value-type="float">
            <text:p>266511</text:p>
          </table:table-cell>
          <table:table-cell office:value-type="float" office:value="211925" calcext:value-type="float">
            <text:p>211925</text:p>
          </table:table-cell>
          <table:table-cell office:value-type="float" office:value="208081" calcext:value-type="float">
            <text:p>208081</text:p>
          </table:table-cell>
          <table:table-cell office:value-type="float" office:value="242921" calcext:value-type="float">
            <text:p>242921</text:p>
          </table:table-cell>
          <table:table-cell office:value-type="float" office:value="237461" calcext:value-type="float">
            <text:p>237461</text:p>
          </table:table-cell>
          <table:table-cell office:value-type="float" office:value="104468" calcext:value-type="float">
            <text:p>104468</text:p>
          </table:table-cell>
          <table:table-cell office:value-type="float" office:value="216844" calcext:value-type="float">
            <text:p>216844</text:p>
          </table:table-cell>
          <table:table-cell office:value-type="float" office:value="186251" calcext:value-type="float">
            <text:p>186251</text:p>
          </table:table-cell>
          <table:table-cell office:value-type="float" office:value="191646" calcext:value-type="float">
            <text:p>191646</text:p>
          </table:table-cell>
          <table:table-cell office:value-type="float" office:value="418914" calcext:value-type="float">
            <text:p>418914</text:p>
          </table:table-cell>
          <table:table-cell office:value-type="float" office:value="462429" calcext:value-type="float">
            <text:p>462429</text:p>
          </table:table-cell>
          <table:table-cell office:value-type="float" office:value="179440" calcext:value-type="float">
            <text:p>179440</text:p>
          </table:table-cell>
          <table:table-cell office:value-type="float" office:value="186452" calcext:value-type="float">
            <text:p>186452</text:p>
          </table:table-cell>
          <table:table-cell office:value-type="float" office:value="313770" calcext:value-type="float">
            <text:p>313770</text:p>
          </table:table-cell>
          <table:table-cell office:value-type="float" office:value="343026" calcext:value-type="float">
            <text:p>343026</text:p>
          </table:table-cell>
          <table:table-cell office:value-type="float" office:value="289875" calcext:value-type="float">
            <text:p>289875</text:p>
          </table:table-cell>
          <table:table-cell office:value-type="float" office:value="303534" calcext:value-type="float">
            <text:p>303534</text:p>
          </table:table-cell>
          <table:table-cell office:value-type="float" office:value="326546" calcext:value-type="float">
            <text:p>326546</text:p>
          </table:table-cell>
          <table:table-cell office:value-type="float" office:value="286488" calcext:value-type="float">
            <text:p>286488</text:p>
          </table:table-cell>
          <table:table-cell office:value-type="float" office:value="174578" calcext:value-type="float">
            <text:p>174578</text:p>
          </table:table-cell>
          <table:table-cell office:value-type="float" office:value="296289" calcext:value-type="float">
            <text:p>296289</text:p>
          </table:table-cell>
          <table:table-cell office:value-type="float" office:value="267504" calcext:value-type="float">
            <text:p>267504</text:p>
          </table:table-cell>
          <table:table-cell office:value-type="float" office:value="358716" calcext:value-type="float">
            <text:p>358716</text:p>
          </table:table-cell>
          <table:table-cell office:value-type="float" office:value="430190" calcext:value-type="float">
            <text:p>430190</text:p>
          </table:table-cell>
          <table:table-cell office:value-type="float" office:value="458883" calcext:value-type="float">
            <text:p>458883</text:p>
          </table:table-cell>
          <table:table-cell office:value-type="float" office:value="285009" calcext:value-type="float">
            <text:p>285009</text:p>
          </table:table-cell>
          <table:table-cell office:value-type="float" office:value="306243" calcext:value-type="float">
            <text:p>306243</text:p>
          </table:table-cell>
          <table:table-cell office:value-type="float" office:value="379003" calcext:value-type="float">
            <text:p>379003</text:p>
          </table:table-cell>
          <table:table-cell office:value-type="float" office:value="399301" calcext:value-type="float">
            <text:p>399301</text:p>
          </table:table-cell>
          <table:table-cell office:value-type="float" office:value="294911" calcext:value-type="float">
            <text:p>294911</text:p>
          </table:table-cell>
          <table:table-cell office:value-type="float" office:value="297721" calcext:value-type="float">
            <text:p>297721</text:p>
          </table:table-cell>
          <table:table-cell office:value-type="float" office:value="467006" calcext:value-type="float">
            <text:p>467006</text:p>
          </table:table-cell>
          <table:table-cell office:value-type="float" office:value="323509" calcext:value-type="float">
            <text:p>323509</text:p>
          </table:table-cell>
          <table:table-cell office:value-type="float" office:value="349641" calcext:value-type="float">
            <text:p>349641</text:p>
          </table:table-cell>
          <table:table-cell office:value-type="float" office:value="324123" calcext:value-type="float">
            <text:p>324123</text:p>
          </table:table-cell>
          <table:table-cell office:value-type="float" office:value="357462" calcext:value-type="float">
            <text:p>357462</text:p>
          </table:table-cell>
          <table:table-cell office:value-type="float" office:value="53387" calcext:value-type="float">
            <text:p>53387</text:p>
          </table:table-cell>
          <table:table-cell office:value-type="float" office:value="185849" calcext:value-type="float">
            <text:p>185849</text:p>
          </table:table-cell>
          <table:table-cell office:value-type="float" office:value="234086" calcext:value-type="float">
            <text:p>234086</text:p>
          </table:table-cell>
          <table:table-cell office:value-type="float" office:value="50868" calcext:value-type="float">
            <text:p>50868</text:p>
          </table:table-cell>
          <table:table-cell office:value-type="float" office:value="53753" calcext:value-type="float">
            <text:p>53753</text:p>
          </table:table-cell>
          <table:table-cell office:value-type="float" office:value="138999" calcext:value-type="float">
            <text:p>138999</text:p>
          </table:table-cell>
          <table:table-cell office:value-type="float" office:value="150467" calcext:value-type="float">
            <text:p>150467</text:p>
          </table:table-cell>
          <table:table-cell office:value-type="float" office:value="166361" calcext:value-type="float">
            <text:p>166361</text:p>
          </table:table-cell>
          <table:table-cell office:value-type="float" office:value="195718" calcext:value-type="float">
            <text:p>195718</text:p>
          </table:table-cell>
          <table:table-cell office:value-type="float" office:value="171515" calcext:value-type="float">
            <text:p>171515</text:p>
          </table:table-cell>
          <table:table-cell office:value-type="float" office:value="164238" calcext:value-type="float">
            <text:p>164238</text:p>
          </table:table-cell>
          <table:table-cell office:value-type="float" office:value="50354" calcext:value-type="float">
            <text:p>50354</text:p>
          </table:table-cell>
          <table:table-cell office:value-type="float" office:value="161825" calcext:value-type="float">
            <text:p>161825</text:p>
          </table:table-cell>
          <table:table-cell office:value-type="float" office:value="118155" calcext:value-type="float">
            <text:p>118155</text:p>
          </table:table-cell>
          <table:table-cell office:value-type="float" office:value="64791" calcext:value-type="float">
            <text:p>64791</text:p>
          </table:table-cell>
          <table:table-cell office:value-type="float" office:value="202838" calcext:value-type="float">
            <text:p>202838</text:p>
          </table:table-cell>
          <table:table-cell office:value-type="float" office:value="241661" calcext:value-type="float">
            <text:p>241661</text:p>
          </table:table-cell>
          <table:table-cell office:value-type="float" office:value="54764" calcext:value-type="float">
            <text:p>54764</text:p>
          </table:table-cell>
          <table:table-cell office:value-type="float" office:value="58612" calcext:value-type="float">
            <text:p>58612</text:p>
          </table:table-cell>
          <table:table-cell office:value-type="float" office:value="146257" calcext:value-type="float">
            <text:p>146257</text:p>
          </table:table-cell>
          <table:table-cell office:value-type="float" office:value="159192" calcext:value-type="float">
            <text:p>159192</text:p>
          </table:table-cell>
          <table:table-cell office:value-type="float" office:value="150153" calcext:value-type="float">
            <text:p>150153</text:p>
          </table:table-cell>
          <table:table-cell office:value-type="float" office:value="142229" calcext:value-type="float">
            <text:p>142229</text:p>
          </table:table-cell>
          <table:table-cell office:value-type="float" office:value="171723" calcext:value-type="float">
            <text:p>171723</text:p>
          </table:table-cell>
          <table:table-cell office:value-type="float" office:value="139853" calcext:value-type="float">
            <text:p>139853</text:p>
          </table:table-cell>
          <table:table-cell office:value-type="float" office:value="53816" calcext:value-type="float">
            <text:p>53816</text:p>
          </table:table-cell>
          <table:table-cell office:value-type="float" office:value="162262" calcext:value-type="float">
            <text:p>162262</text:p>
          </table:table-cell>
          <table:table-cell office:value-type="float" office:value="126837" calcext:value-type="float">
            <text:p>126837</text:p>
          </table:table-cell>
          <table:table-cell office:value-type="float" office:value="85182" calcext:value-type="float">
            <text:p>85182</text:p>
          </table:table-cell>
          <table:table-cell office:value-type="float" office:value="227572" calcext:value-type="float">
            <text:p>227572</text:p>
          </table:table-cell>
          <table:table-cell office:value-type="float" office:value="265893" calcext:value-type="float">
            <text:p>265893</text:p>
          </table:table-cell>
          <table:table-cell office:value-type="float" office:value="78746" calcext:value-type="float">
            <text:p>78746</text:p>
          </table:table-cell>
          <table:table-cell office:value-type="float" office:value="81634" calcext:value-type="float">
            <text:p>81634</text:p>
          </table:table-cell>
          <table:table-cell office:value-type="float" office:value="194127" calcext:value-type="float">
            <text:p>194127</text:p>
          </table:table-cell>
          <table:table-cell office:value-type="float" office:value="183351" calcext:value-type="float">
            <text:p>183351</text:p>
          </table:table-cell>
          <table:table-cell office:value-type="float" office:value="168772" calcext:value-type="float">
            <text:p>168772</text:p>
          </table:table-cell>
          <table:table-cell office:value-type="float" office:value="159397" calcext:value-type="float">
            <text:p>159397</text:p>
          </table:table-cell>
          <table:table-cell office:value-type="float" office:value="200572" calcext:value-type="float">
            <text:p>200572</text:p>
          </table:table-cell>
          <table:table-cell office:value-type="float" office:value="157038" calcext:value-type="float">
            <text:p>157038</text:p>
          </table:table-cell>
          <table:table-cell office:value-type="float" office:value="78464" calcext:value-type="float">
            <text:p>78464</text:p>
          </table:table-cell>
          <table:table-cell office:value-type="float" office:value="181630" calcext:value-type="float">
            <text:p>181630</text:p>
          </table:table-cell>
          <table:table-cell office:value-type="float" office:value="152366" calcext:value-type="float">
            <text:p>152366</text:p>
          </table:table-cell>
          <table:table-cell office:value-type="float" office:value="170761" calcext:value-type="float">
            <text:p>170761</text:p>
          </table:table-cell>
          <table:table-cell office:value-type="float" office:value="311304" calcext:value-type="float">
            <text:p>311304</text:p>
          </table:table-cell>
          <table:table-cell office:value-type="float" office:value="336637" calcext:value-type="float">
            <text:p>336637</text:p>
          </table:table-cell>
          <table:table-cell office:value-type="float" office:value="157175" calcext:value-type="float">
            <text:p>157175</text:p>
          </table:table-cell>
          <table:table-cell office:value-type="float" office:value="157216" calcext:value-type="float">
            <text:p>157216</text:p>
          </table:table-cell>
          <table:table-cell office:value-type="float" office:value="249967" calcext:value-type="float">
            <text:p>249967</text:p>
          </table:table-cell>
          <table:table-cell office:value-type="float" office:value="263026" calcext:value-type="float">
            <text:p>263026</text:p>
          </table:table-cell>
          <table:table-cell office:value-type="float" office:value="248100" calcext:value-type="float">
            <text:p>248100</text:p>
          </table:table-cell>
          <table:table-cell office:value-type="float" office:value="238703" calcext:value-type="float">
            <text:p>238703</text:p>
          </table:table-cell>
          <table:table-cell office:value-type="float" office:value="287400" calcext:value-type="float">
            <text:p>287400</text:p>
          </table:table-cell>
          <table:table-cell office:value-type="float" office:value="243530" calcext:value-type="float">
            <text:p>243530</text:p>
          </table:table-cell>
          <table:table-cell office:value-type="float" office:value="153714" calcext:value-type="float">
            <text:p>153714</text:p>
          </table:table-cell>
          <table:table-cell office:value-type="float" office:value="279316" calcext:value-type="float">
            <text:p>279316</text:p>
          </table:table-cell>
          <table:table-cell office:value-type="float" office:value="227189" calcext:value-type="float">
            <text:p>227189</text:p>
          </table:table-cell>
          <table:table-cell office:value-type="float" office:value="487865" calcext:value-type="float">
            <text:p>487865</text:p>
          </table:table-cell>
          <table:table-cell office:value-type="float" office:value="569509" calcext:value-type="float">
            <text:p>569509</text:p>
          </table:table-cell>
          <table:table-cell office:value-type="float" office:value="639235" calcext:value-type="float">
            <text:p>639235</text:p>
          </table:table-cell>
          <table:table-cell office:value-type="float" office:value="321617" calcext:value-type="float">
            <text:p>321617</text:p>
          </table:table-cell>
          <table:table-cell office:value-type="float" office:value="323171" calcext:value-type="float">
            <text:p>323171</text:p>
          </table:table-cell>
          <table:table-cell office:value-type="float" office:value="462522" calcext:value-type="float">
            <text:p>462522</text:p>
          </table:table-cell>
          <table:table-cell office:value-type="float" office:value="475805" calcext:value-type="float">
            <text:p>475805</text:p>
          </table:table-cell>
          <table:table-cell office:value-type="float" office:value="309525" calcext:value-type="float">
            <text:p>309525</text:p>
          </table:table-cell>
          <table:table-cell office:value-type="float" office:value="320500" calcext:value-type="float">
            <text:p>320500</text:p>
          </table:table-cell>
          <table:table-cell office:value-type="float" office:value="469395" calcext:value-type="float">
            <text:p>469395</text:p>
          </table:table-cell>
          <table:table-cell office:value-type="float" office:value="312498" calcext:value-type="float">
            <text:p>312498</text:p>
          </table:table-cell>
          <table:table-cell office:value-type="float" office:value="311738" calcext:value-type="float">
            <text:p>311738</text:p>
          </table:table-cell>
          <table:table-cell office:value-type="float" office:value="330705" calcext:value-type="float">
            <text:p>330705</text:p>
          </table:table-cell>
          <table:table-cell office:value-type="float" office:value="394996" calcext:value-type="float">
            <text:p>394996</text:p>
          </table:table-cell>
          <table:table-cell office:value-type="float" office:value="63178" calcext:value-type="float">
            <text:p>63178</text:p>
          </table:table-cell>
          <table:table-cell office:value-type="float" office:value="265211" calcext:value-type="float">
            <text:p>265211</text:p>
          </table:table-cell>
          <table:table-cell office:value-type="float" office:value="290076" calcext:value-type="float">
            <text:p>290076</text:p>
          </table:table-cell>
          <table:table-cell office:value-type="float" office:value="53299" calcext:value-type="float">
            <text:p>53299</text:p>
          </table:table-cell>
          <table:table-cell office:value-type="float" office:value="58889" calcext:value-type="float">
            <text:p>58889</text:p>
          </table:table-cell>
          <table:table-cell office:value-type="float" office:value="171184" calcext:value-type="float">
            <text:p>171184</text:p>
          </table:table-cell>
          <table:table-cell office:value-type="float" office:value="187455" calcext:value-type="float">
            <text:p>187455</text:p>
          </table:table-cell>
          <table:table-cell office:value-type="float" office:value="126842" calcext:value-type="float">
            <text:p>126842</text:p>
          </table:table-cell>
          <table:table-cell office:value-type="float" office:value="165861" calcext:value-type="float">
            <text:p>165861</text:p>
          </table:table-cell>
          <table:table-cell office:value-type="float" office:value="158238" calcext:value-type="float">
            <text:p>158238</text:p>
          </table:table-cell>
          <table:table-cell office:value-type="float" office:value="163617" calcext:value-type="float">
            <text:p>163617</text:p>
          </table:table-cell>
          <table:table-cell office:value-type="float" office:value="51235" calcext:value-type="float">
            <text:p>51235</text:p>
          </table:table-cell>
          <table:table-cell office:value-type="float" office:value="158249" calcext:value-type="float">
            <text:p>158249</text:p>
          </table:table-cell>
          <table:table-cell office:value-type="float" office:value="127362" calcext:value-type="float">
            <text:p>127362</text:p>
          </table:table-cell>
          <table:table-cell office:value-type="float" office:value="63677" calcext:value-type="float">
            <text:p>63677</text:p>
          </table:table-cell>
          <table:table-cell office:value-type="float" office:value="319386" calcext:value-type="float">
            <text:p>319386</text:p>
          </table:table-cell>
          <table:table-cell office:value-type="float" office:value="354432" calcext:value-type="float">
            <text:p>354432</text:p>
          </table:table-cell>
          <table:table-cell office:value-type="float" office:value="86867" calcext:value-type="float">
            <text:p>86867</text:p>
          </table:table-cell>
          <table:table-cell office:value-type="float" office:value="90318" calcext:value-type="float">
            <text:p>90318</text:p>
          </table:table-cell>
          <table:table-cell office:value-type="float" office:value="219470" calcext:value-type="float">
            <text:p>219470</text:p>
          </table:table-cell>
          <table:table-cell office:value-type="float" office:value="238068" calcext:value-type="float">
            <text:p>238068</text:p>
          </table:table-cell>
          <table:table-cell office:value-type="float" office:value="187164" calcext:value-type="float">
            <text:p>187164</text:p>
          </table:table-cell>
          <table:table-cell office:value-type="float" office:value="188112" calcext:value-type="float">
            <text:p>188112</text:p>
          </table:table-cell>
          <table:table-cell office:value-type="float" office:value="217383" calcext:value-type="float">
            <text:p>217383</text:p>
          </table:table-cell>
          <table:table-cell office:value-type="float" office:value="183513" calcext:value-type="float">
            <text:p>183513</text:p>
          </table:table-cell>
          <table:table-cell office:value-type="float" office:value="85751" calcext:value-type="float">
            <text:p>85751</text:p>
          </table:table-cell>
          <table:table-cell office:value-type="float" office:value="194786" calcext:value-type="float">
            <text:p>194786</text:p>
          </table:table-cell>
          <table:table-cell office:value-type="float" office:value="164903" calcext:value-type="float">
            <text:p>164903</text:p>
          </table:table-cell>
          <table:table-cell office:value-type="float" office:value="118936" calcext:value-type="float">
            <text:p>118936</text:p>
          </table:table-cell>
          <table:table-cell office:value-type="float" office:value="358666" calcext:value-type="float">
            <text:p>358666</text:p>
          </table:table-cell>
          <table:table-cell office:value-type="float" office:value="416634" calcext:value-type="float">
            <text:p>416634</text:p>
          </table:table-cell>
          <table:table-cell office:value-type="float" office:value="126962" calcext:value-type="float">
            <text:p>126962</text:p>
          </table:table-cell>
          <table:table-cell office:value-type="float" office:value="126932" calcext:value-type="float">
            <text:p>126932</text:p>
          </table:table-cell>
          <table:table-cell office:value-type="float" office:value="265325" calcext:value-type="float">
            <text:p>265325</text:p>
          </table:table-cell>
          <table:table-cell office:value-type="float" office:value="259817" calcext:value-type="float">
            <text:p>259817</text:p>
          </table:table-cell>
          <table:table-cell office:value-type="float" office:value="214928" calcext:value-type="float">
            <text:p>214928</text:p>
          </table:table-cell>
          <table:table-cell office:value-type="float" office:value="209517" calcext:value-type="float">
            <text:p>209517</text:p>
          </table:table-cell>
          <table:table-cell office:value-type="float" office:value="249102" calcext:value-type="float">
            <text:p>249102</text:p>
          </table:table-cell>
          <table:table-cell office:value-type="float" office:value="209665" calcext:value-type="float">
            <text:p>209665</text:p>
          </table:table-cell>
          <table:table-cell office:value-type="float" office:value="106474" calcext:value-type="float">
            <text:p>106474</text:p>
          </table:table-cell>
          <table:table-cell office:value-type="float" office:value="216647" calcext:value-type="float">
            <text:p>216647</text:p>
          </table:table-cell>
          <table:table-cell office:value-type="float" office:value="205793" calcext:value-type="float">
            <text:p>205793</text:p>
          </table:table-cell>
          <table:table-cell office:value-type="float" office:value="194154" calcext:value-type="float">
            <text:p>194154</text:p>
          </table:table-cell>
          <table:table-cell office:value-type="float" office:value="446224" calcext:value-type="float">
            <text:p>446224</text:p>
          </table:table-cell>
          <table:table-cell office:value-type="float" office:value="454578" calcext:value-type="float">
            <text:p>454578</text:p>
          </table:table-cell>
          <table:table-cell office:value-type="float" office:value="178311" calcext:value-type="float">
            <text:p>178311</text:p>
          </table:table-cell>
          <table:table-cell office:value-type="float" office:value="185869" calcext:value-type="float">
            <text:p>185869</text:p>
          </table:table-cell>
          <table:table-cell office:value-type="float" office:value="319435" calcext:value-type="float">
            <text:p>319435</text:p>
          </table:table-cell>
          <table:table-cell office:value-type="float" office:value="335093" calcext:value-type="float">
            <text:p>335093</text:p>
          </table:table-cell>
          <table:table-cell office:value-type="float" office:value="290983" calcext:value-type="float">
            <text:p>290983</text:p>
          </table:table-cell>
          <table:table-cell office:value-type="float" office:value="295480" calcext:value-type="float">
            <text:p>295480</text:p>
          </table:table-cell>
          <table:table-cell office:value-type="float" office:value="339268" calcext:value-type="float">
            <text:p>339268</text:p>
          </table:table-cell>
          <table:table-cell office:value-type="float" office:value="293886" calcext:value-type="float">
            <text:p>293886</text:p>
          </table:table-cell>
          <table:table-cell office:value-type="float" office:value="174843" calcext:value-type="float">
            <text:p>174843</text:p>
          </table:table-cell>
          <table:table-cell office:value-type="float" office:value="304283" calcext:value-type="float">
            <text:p>304283</text:p>
          </table:table-cell>
          <table:table-cell office:value-type="float" office:value="268399" calcext:value-type="float">
            <text:p>26839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00" calcext:value-type="float">
            <text:p>1000</text:p>
          </table:table-cell>
          <table:table-cell office:value-type="float" office:value="2030831" calcext:value-type="float">
            <text:p>2030831</text:p>
          </table:table-cell>
          <table:table-cell office:value-type="float" office:value="2195825" calcext:value-type="float">
            <text:p>2195825</text:p>
          </table:table-cell>
          <table:table-cell office:value-type="float" office:value="2861220" calcext:value-type="float">
            <text:p>2861220</text:p>
          </table:table-cell>
          <table:table-cell office:value-type="float" office:value="992975" calcext:value-type="float">
            <text:p>992975</text:p>
          </table:table-cell>
          <table:table-cell office:value-type="float" office:value="1040668" calcext:value-type="float">
            <text:p>1040668</text:p>
          </table:table-cell>
          <table:table-cell office:value-type="float" office:value="1742948" calcext:value-type="float">
            <text:p>1742948</text:p>
          </table:table-cell>
          <table:table-cell office:value-type="float" office:value="1839157" calcext:value-type="float">
            <text:p>1839157</text:p>
          </table:table-cell>
          <table:table-cell office:value-type="float" office:value="1588522" calcext:value-type="float">
            <text:p>1588522</text:p>
          </table:table-cell>
          <table:table-cell office:value-type="float" office:value="1670064" calcext:value-type="float">
            <text:p>1670064</text:p>
          </table:table-cell>
          <table:table-cell office:value-type="float" office:value="2042844" calcext:value-type="float">
            <text:p>2042844</text:p>
          </table:table-cell>
          <table:table-cell office:value-type="float" office:value="1647061" calcext:value-type="float">
            <text:p>1647061</text:p>
          </table:table-cell>
          <table:table-cell office:value-type="float" office:value="997056" calcext:value-type="float">
            <text:p>997056</text:p>
          </table:table-cell>
          <table:table-cell office:value-type="float" office:value="1733281" calcext:value-type="float">
            <text:p>1733281</text:p>
          </table:table-cell>
          <table:table-cell office:value-type="float" office:value="1617014" calcext:value-type="float">
            <text:p>1617014</text:p>
          </table:table-cell>
          <table:table-cell office:value-type="float" office:value="385042" calcext:value-type="float">
            <text:p>385042</text:p>
          </table:table-cell>
          <table:table-cell office:value-type="float" office:value="1325208" calcext:value-type="float">
            <text:p>1325208</text:p>
          </table:table-cell>
          <table:table-cell office:value-type="float" office:value="1675754" calcext:value-type="float">
            <text:p>1675754</text:p>
          </table:table-cell>
          <table:table-cell office:value-type="float" office:value="346119" calcext:value-type="float">
            <text:p>346119</text:p>
          </table:table-cell>
          <table:table-cell office:value-type="float" office:value="343675" calcext:value-type="float">
            <text:p>343675</text:p>
          </table:table-cell>
          <table:table-cell office:value-type="float" office:value="931009" calcext:value-type="float">
            <text:p>931009</text:p>
          </table:table-cell>
          <table:table-cell office:value-type="float" office:value="1070724" calcext:value-type="float">
            <text:p>1070724</text:p>
          </table:table-cell>
          <table:table-cell office:value-type="float" office:value="962686" calcext:value-type="float">
            <text:p>962686</text:p>
          </table:table-cell>
          <table:table-cell office:value-type="float" office:value="1149666" calcext:value-type="float">
            <text:p>1149666</text:p>
          </table:table-cell>
          <table:table-cell office:value-type="float" office:value="1155707" calcext:value-type="float">
            <text:p>1155707</text:p>
          </table:table-cell>
          <table:table-cell office:value-type="float" office:value="1168742" calcext:value-type="float">
            <text:p>1168742</text:p>
          </table:table-cell>
          <table:table-cell office:value-type="float" office:value="346487" calcext:value-type="float">
            <text:p>346487</text:p>
          </table:table-cell>
          <table:table-cell office:value-type="float" office:value="1010017" calcext:value-type="float">
            <text:p>1010017</text:p>
          </table:table-cell>
          <table:table-cell office:value-type="float" office:value="853970" calcext:value-type="float">
            <text:p>853970</text:p>
          </table:table-cell>
          <table:table-cell office:value-type="float" office:value="401072" calcext:value-type="float">
            <text:p>401072</text:p>
          </table:table-cell>
          <table:table-cell office:value-type="float" office:value="1524739" calcext:value-type="float">
            <text:p>1524739</text:p>
          </table:table-cell>
          <table:table-cell office:value-type="float" office:value="1732116" calcext:value-type="float">
            <text:p>1732116</text:p>
          </table:table-cell>
          <table:table-cell office:value-type="float" office:value="384246" calcext:value-type="float">
            <text:p>384246</text:p>
          </table:table-cell>
          <table:table-cell office:value-type="float" office:value="359607" calcext:value-type="float">
            <text:p>359607</text:p>
          </table:table-cell>
          <table:table-cell office:value-type="float" office:value="1028882" calcext:value-type="float">
            <text:p>1028882</text:p>
          </table:table-cell>
          <table:table-cell office:value-type="float" office:value="1091140" calcext:value-type="float">
            <text:p>1091140</text:p>
          </table:table-cell>
          <table:table-cell office:value-type="float" office:value="1043497" calcext:value-type="float">
            <text:p>1043497</text:p>
          </table:table-cell>
          <table:table-cell office:value-type="float" office:value="1046158" calcext:value-type="float">
            <text:p>1046158</text:p>
          </table:table-cell>
          <table:table-cell office:value-type="float" office:value="1243765" calcext:value-type="float">
            <text:p>1243765</text:p>
          </table:table-cell>
          <table:table-cell office:value-type="float" office:value="1187158" calcext:value-type="float">
            <text:p>1187158</text:p>
          </table:table-cell>
          <table:table-cell office:value-type="float" office:value="377271" calcext:value-type="float">
            <text:p>377271</text:p>
          </table:table-cell>
          <table:table-cell office:value-type="float" office:value="1116416" calcext:value-type="float">
            <text:p>1116416</text:p>
          </table:table-cell>
          <table:table-cell office:value-type="float" office:value="974670" calcext:value-type="float">
            <text:p>974670</text:p>
          </table:table-cell>
          <table:table-cell office:value-type="float" office:value="608023" calcext:value-type="float">
            <text:p>608023</text:p>
          </table:table-cell>
          <table:table-cell office:value-type="float" office:value="1724079" calcext:value-type="float">
            <text:p>1724079</text:p>
          </table:table-cell>
          <table:table-cell office:value-type="float" office:value="1902475" calcext:value-type="float">
            <text:p>1902475</text:p>
          </table:table-cell>
          <table:table-cell office:value-type="float" office:value="556794" calcext:value-type="float">
            <text:p>556794</text:p>
          </table:table-cell>
          <table:table-cell office:value-type="float" office:value="549390" calcext:value-type="float">
            <text:p>549390</text:p>
          </table:table-cell>
          <table:table-cell office:value-type="float" office:value="1248997" calcext:value-type="float">
            <text:p>1248997</text:p>
          </table:table-cell>
          <table:table-cell office:value-type="float" office:value="1332906" calcext:value-type="float">
            <text:p>1332906</text:p>
          </table:table-cell>
          <table:table-cell office:value-type="float" office:value="1195018" calcext:value-type="float">
            <text:p>1195018</text:p>
          </table:table-cell>
          <table:table-cell office:value-type="float" office:value="1219406" calcext:value-type="float">
            <text:p>1219406</text:p>
          </table:table-cell>
          <table:table-cell office:value-type="float" office:value="1447307" calcext:value-type="float">
            <text:p>1447307</text:p>
          </table:table-cell>
          <table:table-cell office:value-type="float" office:value="1205708" calcext:value-type="float">
            <text:p>1205708</text:p>
          </table:table-cell>
          <table:table-cell office:value-type="float" office:value="545677" calcext:value-type="float">
            <text:p>545677</text:p>
          </table:table-cell>
          <table:table-cell office:value-type="float" office:value="1291623" calcext:value-type="float">
            <text:p>1291623</text:p>
          </table:table-cell>
          <table:table-cell office:value-type="float" office:value="1142245" calcext:value-type="float">
            <text:p>1142245</text:p>
          </table:table-cell>
          <table:table-cell office:value-type="float" office:value="1207601" calcext:value-type="float">
            <text:p>1207601</text:p>
          </table:table-cell>
          <table:table-cell office:value-type="float" office:value="2278260" calcext:value-type="float">
            <text:p>2278260</text:p>
          </table:table-cell>
          <table:table-cell office:value-type="float" office:value="2600675" calcext:value-type="float">
            <text:p>2600675</text:p>
          </table:table-cell>
          <table:table-cell office:value-type="float" office:value="1127019" calcext:value-type="float">
            <text:p>1127019</text:p>
          </table:table-cell>
          <table:table-cell office:value-type="float" office:value="1133795" calcext:value-type="float">
            <text:p>1133795</text:p>
          </table:table-cell>
          <table:table-cell office:value-type="float" office:value="1816417" calcext:value-type="float">
            <text:p>1816417</text:p>
          </table:table-cell>
          <table:table-cell office:value-type="float" office:value="1882716" calcext:value-type="float">
            <text:p>1882716</text:p>
          </table:table-cell>
          <table:table-cell office:value-type="float" office:value="1892697" calcext:value-type="float">
            <text:p>1892697</text:p>
          </table:table-cell>
          <table:table-cell office:value-type="float" office:value="1834926" calcext:value-type="float">
            <text:p>1834926</text:p>
          </table:table-cell>
          <table:table-cell office:value-type="float" office:value="2040749" calcext:value-type="float">
            <text:p>2040749</text:p>
          </table:table-cell>
          <table:table-cell office:value-type="float" office:value="1807057" calcext:value-type="float">
            <text:p>1807057</text:p>
          </table:table-cell>
          <table:table-cell office:value-type="float" office:value="1361828" calcext:value-type="float">
            <text:p>1361828</text:p>
          </table:table-cell>
          <table:table-cell office:value-type="float" office:value="1891341" calcext:value-type="float">
            <text:p>1891341</text:p>
          </table:table-cell>
          <table:table-cell office:value-type="float" office:value="1700880" calcext:value-type="float">
            <text:p>1700880</text:p>
          </table:table-cell>
          <table:table-cell office:value-type="float" office:value="2772219" calcext:value-type="float">
            <text:p>2772219</text:p>
          </table:table-cell>
          <table:table-cell office:value-type="float" office:value="3276520" calcext:value-type="float">
            <text:p>3276520</text:p>
          </table:table-cell>
          <table:table-cell office:value-type="float" office:value="3558919" calcext:value-type="float">
            <text:p>3558919</text:p>
          </table:table-cell>
          <table:table-cell office:value-type="float" office:value="2060200" calcext:value-type="float">
            <text:p>2060200</text:p>
          </table:table-cell>
          <table:table-cell office:value-type="float" office:value="2068605" calcext:value-type="float">
            <text:p>2068605</text:p>
          </table:table-cell>
          <table:table-cell office:value-type="float" office:value="2791490" calcext:value-type="float">
            <text:p>2791490</text:p>
          </table:table-cell>
          <table:table-cell office:value-type="float" office:value="2953733" calcext:value-type="float">
            <text:p>2953733</text:p>
          </table:table-cell>
          <table:table-cell office:value-type="float" office:value="2210497" calcext:value-type="float">
            <text:p>2210497</text:p>
          </table:table-cell>
          <table:table-cell office:value-type="float" office:value="2209977" calcext:value-type="float">
            <text:p>2209977</text:p>
          </table:table-cell>
          <table:table-cell office:value-type="float" office:value="2962789" calcext:value-type="float">
            <text:p>2962789</text:p>
          </table:table-cell>
          <table:table-cell office:value-type="float" office:value="2181280" calcext:value-type="float">
            <text:p>2181280</text:p>
          </table:table-cell>
          <table:table-cell office:value-type="float" office:value="2055306" calcext:value-type="float">
            <text:p>2055306</text:p>
          </table:table-cell>
          <table:table-cell office:value-type="float" office:value="2264712" calcext:value-type="float">
            <text:p>2264712</text:p>
          </table:table-cell>
          <table:table-cell office:value-type="float" office:value="2940020" calcext:value-type="float">
            <text:p>2940020</text:p>
          </table:table-cell>
          <table:table-cell office:value-type="float" office:value="418688" calcext:value-type="float">
            <text:p>418688</text:p>
          </table:table-cell>
          <table:table-cell office:value-type="float" office:value="1657698" calcext:value-type="float">
            <text:p>1657698</text:p>
          </table:table-cell>
          <table:table-cell office:value-type="float" office:value="1827578" calcext:value-type="float">
            <text:p>1827578</text:p>
          </table:table-cell>
          <table:table-cell office:value-type="float" office:value="345437" calcext:value-type="float">
            <text:p>345437</text:p>
          </table:table-cell>
          <table:table-cell office:value-type="float" office:value="348742" calcext:value-type="float">
            <text:p>348742</text:p>
          </table:table-cell>
          <table:table-cell office:value-type="float" office:value="1075362" calcext:value-type="float">
            <text:p>1075362</text:p>
          </table:table-cell>
          <table:table-cell office:value-type="float" office:value="1155537" calcext:value-type="float">
            <text:p>1155537</text:p>
          </table:table-cell>
          <table:table-cell office:value-type="float" office:value="1321360" calcext:value-type="float">
            <text:p>1321360</text:p>
          </table:table-cell>
          <table:table-cell office:value-type="float" office:value="1214768" calcext:value-type="float">
            <text:p>1214768</text:p>
          </table:table-cell>
          <table:table-cell office:value-type="float" office:value="1167212" calcext:value-type="float">
            <text:p>1167212</text:p>
          </table:table-cell>
          <table:table-cell office:value-type="float" office:value="1217481" calcext:value-type="float">
            <text:p>1217481</text:p>
          </table:table-cell>
          <table:table-cell office:value-type="float" office:value="344040" calcext:value-type="float">
            <text:p>344040</text:p>
          </table:table-cell>
          <table:table-cell office:value-type="float" office:value="1271082" calcext:value-type="float">
            <text:p>1271082</text:p>
          </table:table-cell>
          <table:table-cell office:value-type="float" office:value="827641" calcext:value-type="float">
            <text:p>827641</text:p>
          </table:table-cell>
          <table:table-cell office:value-type="float" office:value="469637" calcext:value-type="float">
            <text:p>469637</text:p>
          </table:table-cell>
          <table:table-cell office:value-type="float" office:value="1810455" calcext:value-type="float">
            <text:p>1810455</text:p>
          </table:table-cell>
          <table:table-cell office:value-type="float" office:value="1873456" calcext:value-type="float">
            <text:p>1873456</text:p>
          </table:table-cell>
          <table:table-cell office:value-type="float" office:value="367450" calcext:value-type="float">
            <text:p>367450</text:p>
          </table:table-cell>
          <table:table-cell office:value-type="float" office:value="368762" calcext:value-type="float">
            <text:p>368762</text:p>
          </table:table-cell>
          <table:table-cell office:value-type="float" office:value="1133643" calcext:value-type="float">
            <text:p>1133643</text:p>
          </table:table-cell>
          <table:table-cell office:value-type="float" office:value="1226601" calcext:value-type="float">
            <text:p>1226601</text:p>
          </table:table-cell>
          <table:table-cell office:value-type="float" office:value="1076167" calcext:value-type="float">
            <text:p>1076167</text:p>
          </table:table-cell>
          <table:table-cell office:value-type="float" office:value="1069232" calcext:value-type="float">
            <text:p>1069232</text:p>
          </table:table-cell>
          <table:table-cell office:value-type="float" office:value="1265774" calcext:value-type="float">
            <text:p>1265774</text:p>
          </table:table-cell>
          <table:table-cell office:value-type="float" office:value="1043301" calcext:value-type="float">
            <text:p>1043301</text:p>
          </table:table-cell>
          <table:table-cell office:value-type="float" office:value="388937" calcext:value-type="float">
            <text:p>388937</text:p>
          </table:table-cell>
          <table:table-cell office:value-type="float" office:value="1138194" calcext:value-type="float">
            <text:p>1138194</text:p>
          </table:table-cell>
          <table:table-cell office:value-type="float" office:value="953785" calcext:value-type="float">
            <text:p>953785</text:p>
          </table:table-cell>
          <table:table-cell office:value-type="float" office:value="649033" calcext:value-type="float">
            <text:p>649033</text:p>
          </table:table-cell>
          <table:table-cell office:value-type="float" office:value="1818046" calcext:value-type="float">
            <text:p>1818046</text:p>
          </table:table-cell>
          <table:table-cell office:value-type="float" office:value="2019124" calcext:value-type="float">
            <text:p>2019124</text:p>
          </table:table-cell>
          <table:table-cell office:value-type="float" office:value="544127" calcext:value-type="float">
            <text:p>544127</text:p>
          </table:table-cell>
          <table:table-cell office:value-type="float" office:value="549653" calcext:value-type="float">
            <text:p>549653</text:p>
          </table:table-cell>
          <table:table-cell office:value-type="float" office:value="1294008" calcext:value-type="float">
            <text:p>1294008</text:p>
          </table:table-cell>
          <table:table-cell office:value-type="float" office:value="1454161" calcext:value-type="float">
            <text:p>1454161</text:p>
          </table:table-cell>
          <table:table-cell office:value-type="float" office:value="1239985" calcext:value-type="float">
            <text:p>1239985</text:p>
          </table:table-cell>
          <table:table-cell office:value-type="float" office:value="1258856" calcext:value-type="float">
            <text:p>1258856</text:p>
          </table:table-cell>
          <table:table-cell office:value-type="float" office:value="1495014" calcext:value-type="float">
            <text:p>1495014</text:p>
          </table:table-cell>
          <table:table-cell office:value-type="float" office:value="1204998" calcext:value-type="float">
            <text:p>1204998</text:p>
          </table:table-cell>
          <table:table-cell office:value-type="float" office:value="542087" calcext:value-type="float">
            <text:p>542087</text:p>
          </table:table-cell>
          <table:table-cell office:value-type="float" office:value="1262120" calcext:value-type="float">
            <text:p>1262120</text:p>
          </table:table-cell>
          <table:table-cell office:value-type="float" office:value="1080716" calcext:value-type="float">
            <text:p>1080716</text:p>
          </table:table-cell>
          <table:table-cell office:value-type="float" office:value="1252187" calcext:value-type="float">
            <text:p>1252187</text:p>
          </table:table-cell>
          <table:table-cell office:value-type="float" office:value="2532445" calcext:value-type="float">
            <text:p>2532445</text:p>
          </table:table-cell>
          <table:table-cell office:value-type="float" office:value="2656515" calcext:value-type="float">
            <text:p>2656515</text:p>
          </table:table-cell>
          <table:table-cell office:value-type="float" office:value="1118676" calcext:value-type="float">
            <text:p>1118676</text:p>
          </table:table-cell>
          <table:table-cell office:value-type="float" office:value="1122500" calcext:value-type="float">
            <text:p>1122500</text:p>
          </table:table-cell>
          <table:table-cell office:value-type="float" office:value="1900321" calcext:value-type="float">
            <text:p>1900321</text:p>
          </table:table-cell>
          <table:table-cell office:value-type="float" office:value="1974445" calcext:value-type="float">
            <text:p>1974445</text:p>
          </table:table-cell>
          <table:table-cell office:value-type="float" office:value="2009289" calcext:value-type="float">
            <text:p>2009289</text:p>
          </table:table-cell>
          <table:table-cell office:value-type="float" office:value="1839876" calcext:value-type="float">
            <text:p>1839876</text:p>
          </table:table-cell>
          <table:table-cell office:value-type="float" office:value="2075344" calcext:value-type="float">
            <text:p>2075344</text:p>
          </table:table-cell>
          <table:table-cell office:value-type="float" office:value="1832765" calcext:value-type="float">
            <text:p>1832765</text:p>
          </table:table-cell>
          <table:table-cell office:value-type="float" office:value="1123447" calcext:value-type="float">
            <text:p>1123447</text:p>
          </table:table-cell>
          <table:table-cell office:value-type="float" office:value="1893457" calcext:value-type="float">
            <text:p>1893457</text:p>
          </table:table-cell>
          <table:table-cell office:value-type="float" office:value="1681592" calcext:value-type="float">
            <text:p>1681592</text:p>
          </table:table-cell>
          <table:table-cell office:value-type="float" office:value="7082607" calcext:value-type="float">
            <text:p>7082607</text:p>
          </table:table-cell>
          <table:table-cell office:value-type="float" office:value="7749879" calcext:value-type="float">
            <text:p>7749879</text:p>
          </table:table-cell>
          <table:table-cell office:value-type="float" office:value="8093084" calcext:value-type="float">
            <text:p>8093084</text:p>
          </table:table-cell>
          <table:table-cell office:value-type="float" office:value="5777302" calcext:value-type="float">
            <text:p>5777302</text:p>
          </table:table-cell>
          <table:table-cell office:value-type="float" office:value="5708967" calcext:value-type="float">
            <text:p>5708967</text:p>
          </table:table-cell>
          <table:table-cell office:value-type="float" office:value="7411220" calcext:value-type="float">
            <text:p>7411220</text:p>
          </table:table-cell>
          <table:table-cell office:value-type="float" office:value="7487692" calcext:value-type="float">
            <text:p>7487692</text:p>
          </table:table-cell>
          <table:table-cell office:value-type="float" office:value="5812651" calcext:value-type="float">
            <text:p>5812651</text:p>
          </table:table-cell>
          <table:table-cell office:value-type="float" office:value="5728697" calcext:value-type="float">
            <text:p>5728697</text:p>
          </table:table-cell>
          <table:table-cell office:value-type="float" office:value="7072096" calcext:value-type="float">
            <text:p>7072096</text:p>
          </table:table-cell>
          <table:table-cell office:value-type="float" office:value="5704524" calcext:value-type="float">
            <text:p>5704524</text:p>
          </table:table-cell>
          <table:table-cell office:value-type="float" office:value="5697820" calcext:value-type="float">
            <text:p>5697820</text:p>
          </table:table-cell>
          <table:table-cell office:value-type="float" office:value="5842628" calcext:value-type="float">
            <text:p>5842628</text:p>
          </table:table-cell>
          <table:table-cell office:value-type="float" office:value="6917138" calcext:value-type="float">
            <text:p>6917138</text:p>
          </table:table-cell>
          <table:table-cell office:value-type="float" office:value="496735" calcext:value-type="float">
            <text:p>496735</text:p>
          </table:table-cell>
          <table:table-cell office:value-type="float" office:value="2159509" calcext:value-type="float">
            <text:p>2159509</text:p>
          </table:table-cell>
          <table:table-cell office:value-type="float" office:value="2327385" calcext:value-type="float">
            <text:p>2327385</text:p>
          </table:table-cell>
          <table:table-cell office:value-type="float" office:value="350248" calcext:value-type="float">
            <text:p>350248</text:p>
          </table:table-cell>
          <table:table-cell office:value-type="float" office:value="347994" calcext:value-type="float">
            <text:p>347994</text:p>
          </table:table-cell>
          <table:table-cell office:value-type="float" office:value="1297727" calcext:value-type="float">
            <text:p>1297727</text:p>
          </table:table-cell>
          <table:table-cell office:value-type="float" office:value="1444062" calcext:value-type="float">
            <text:p>1444062</text:p>
          </table:table-cell>
          <table:table-cell office:value-type="float" office:value="1140033" calcext:value-type="float">
            <text:p>1140033</text:p>
          </table:table-cell>
          <table:table-cell office:value-type="float" office:value="1039616" calcext:value-type="float">
            <text:p>1039616</text:p>
          </table:table-cell>
          <table:table-cell office:value-type="float" office:value="1168164" calcext:value-type="float">
            <text:p>1168164</text:p>
          </table:table-cell>
          <table:table-cell office:value-type="float" office:value="1214341" calcext:value-type="float">
            <text:p>1214341</text:p>
          </table:table-cell>
          <table:table-cell office:value-type="float" office:value="342606" calcext:value-type="float">
            <text:p>342606</text:p>
          </table:table-cell>
          <table:table-cell office:value-type="float" office:value="1191752" calcext:value-type="float">
            <text:p>1191752</text:p>
          </table:table-cell>
          <table:table-cell office:value-type="float" office:value="889111" calcext:value-type="float">
            <text:p>889111</text:p>
          </table:table-cell>
          <table:table-cell office:value-type="float" office:value="449200" calcext:value-type="float">
            <text:p>449200</text:p>
          </table:table-cell>
          <table:table-cell office:value-type="float" office:value="2538272" calcext:value-type="float">
            <text:p>2538272</text:p>
          </table:table-cell>
          <table:table-cell office:value-type="float" office:value="2854013" calcext:value-type="float">
            <text:p>2854013</text:p>
          </table:table-cell>
          <table:table-cell office:value-type="float" office:value="597124" calcext:value-type="float">
            <text:p>597124</text:p>
          </table:table-cell>
          <table:table-cell office:value-type="float" office:value="605300" calcext:value-type="float">
            <text:p>605300</text:p>
          </table:table-cell>
          <table:table-cell office:value-type="float" office:value="1697002" calcext:value-type="float">
            <text:p>1697002</text:p>
          </table:table-cell>
          <table:table-cell office:value-type="float" office:value="1786449" calcext:value-type="float">
            <text:p>1786449</text:p>
          </table:table-cell>
          <table:table-cell office:value-type="float" office:value="1439958" calcext:value-type="float">
            <text:p>1439958</text:p>
          </table:table-cell>
          <table:table-cell office:value-type="float" office:value="1376111" calcext:value-type="float">
            <text:p>1376111</text:p>
          </table:table-cell>
          <table:table-cell office:value-type="float" office:value="1683233" calcext:value-type="float">
            <text:p>1683233</text:p>
          </table:table-cell>
          <table:table-cell office:value-type="float" office:value="1394122" calcext:value-type="float">
            <text:p>1394122</text:p>
          </table:table-cell>
          <table:table-cell office:value-type="float" office:value="600115" calcext:value-type="float">
            <text:p>600115</text:p>
          </table:table-cell>
          <table:table-cell office:value-type="float" office:value="1464376" calcext:value-type="float">
            <text:p>1464376</text:p>
          </table:table-cell>
          <table:table-cell office:value-type="float" office:value="1271386" calcext:value-type="float">
            <text:p>1271386</text:p>
          </table:table-cell>
          <table:table-cell office:value-type="float" office:value="906048" calcext:value-type="float">
            <text:p>906048</text:p>
          </table:table-cell>
          <table:table-cell office:value-type="float" office:value="2684687" calcext:value-type="float">
            <text:p>2684687</text:p>
          </table:table-cell>
          <table:table-cell office:value-type="float" office:value="2938431" calcext:value-type="float">
            <text:p>2938431</text:p>
          </table:table-cell>
          <table:table-cell office:value-type="float" office:value="903202" calcext:value-type="float">
            <text:p>903202</text:p>
          </table:table-cell>
          <table:table-cell office:value-type="float" office:value="954319" calcext:value-type="float">
            <text:p>954319</text:p>
          </table:table-cell>
          <table:table-cell office:value-type="float" office:value="1992751" calcext:value-type="float">
            <text:p>1992751</text:p>
          </table:table-cell>
          <table:table-cell office:value-type="float" office:value="1977571" calcext:value-type="float">
            <text:p>1977571</text:p>
          </table:table-cell>
          <table:table-cell office:value-type="float" office:value="1593782" calcext:value-type="float">
            <text:p>1593782</text:p>
          </table:table-cell>
          <table:table-cell office:value-type="float" office:value="1615922" calcext:value-type="float">
            <text:p>1615922</text:p>
          </table:table-cell>
          <table:table-cell office:value-type="float" office:value="1863272" calcext:value-type="float">
            <text:p>1863272</text:p>
          </table:table-cell>
          <table:table-cell office:value-type="float" office:value="1710174" calcext:value-type="float">
            <text:p>1710174</text:p>
          </table:table-cell>
          <table:table-cell office:value-type="float" office:value="874022" calcext:value-type="float">
            <text:p>874022</text:p>
          </table:table-cell>
          <table:table-cell office:value-type="float" office:value="1757213" calcext:value-type="float">
            <text:p>1757213</text:p>
          </table:table-cell>
          <table:table-cell office:value-type="float" office:value="1411106" calcext:value-type="float">
            <text:p>1411106</text:p>
          </table:table-cell>
          <table:table-cell office:value-type="float" office:value="1593509" calcext:value-type="float">
            <text:p>1593509</text:p>
          </table:table-cell>
          <table:table-cell office:value-type="float" office:value="3325605" calcext:value-type="float">
            <text:p>3325605</text:p>
          </table:table-cell>
          <table:table-cell office:value-type="float" office:value="3523567" calcext:value-type="float">
            <text:p>3523567</text:p>
          </table:table-cell>
          <table:table-cell office:value-type="float" office:value="1295633" calcext:value-type="float">
            <text:p>1295633</text:p>
          </table:table-cell>
          <table:table-cell office:value-type="float" office:value="1317161" calcext:value-type="float">
            <text:p>1317161</text:p>
          </table:table-cell>
          <table:table-cell office:value-type="float" office:value="2410462" calcext:value-type="float">
            <text:p>2410462</text:p>
          </table:table-cell>
          <table:table-cell office:value-type="float" office:value="2511653" calcext:value-type="float">
            <text:p>2511653</text:p>
          </table:table-cell>
          <table:table-cell office:value-type="float" office:value="2200202" calcext:value-type="float">
            <text:p>2200202</text:p>
          </table:table-cell>
          <table:table-cell office:value-type="float" office:value="2163494" calcext:value-type="float">
            <text:p>2163494</text:p>
          </table:table-cell>
          <table:table-cell office:value-type="float" office:value="2442423" calcext:value-type="float">
            <text:p>2442423</text:p>
          </table:table-cell>
          <table:table-cell office:value-type="float" office:value="2181526" calcext:value-type="float">
            <text:p>2181526</text:p>
          </table:table-cell>
          <table:table-cell office:value-type="float" office:value="1282147" calcext:value-type="float">
            <text:p>1282147</text:p>
          </table:table-cell>
          <table:table-cell office:value-type="float" office:value="2260290" calcext:value-type="float">
            <text:p>2260290</text:p>
          </table:table-cell>
          <table:table-cell office:value-type="float" office:value="1974686" calcext:value-type="float">
            <text:p>1974686</text:p>
          </table:table-cell>
          <table:table-cell office:value-type="float" office:value="3107716" calcext:value-type="float">
            <text:p>3107716</text:p>
          </table:table-cell>
          <table:table-cell office:value-type="float" office:value="3405658" calcext:value-type="float">
            <text:p>3405658</text:p>
          </table:table-cell>
          <table:table-cell office:value-type="float" office:value="3665161" calcext:value-type="float">
            <text:p>3665161</text:p>
          </table:table-cell>
          <table:table-cell office:value-type="float" office:value="2092998" calcext:value-type="float">
            <text:p>2092998</text:p>
          </table:table-cell>
          <table:table-cell office:value-type="float" office:value="2188843" calcext:value-type="float">
            <text:p>2188843</text:p>
          </table:table-cell>
          <table:table-cell office:value-type="float" office:value="2915314" calcext:value-type="float">
            <text:p>2915314</text:p>
          </table:table-cell>
          <table:table-cell office:value-type="float" office:value="3001416" calcext:value-type="float">
            <text:p>3001416</text:p>
          </table:table-cell>
          <table:table-cell office:value-type="float" office:value="2222869" calcext:value-type="float">
            <text:p>2222869</text:p>
          </table:table-cell>
          <table:table-cell office:value-type="float" office:value="2245842" calcext:value-type="float">
            <text:p>2245842</text:p>
          </table:table-cell>
          <table:table-cell office:value-type="float" office:value="3035354" calcext:value-type="float">
            <text:p>3035354</text:p>
          </table:table-cell>
          <table:table-cell office:value-type="float" office:value="2365642" calcext:value-type="float">
            <text:p>2365642</text:p>
          </table:table-cell>
          <table:table-cell office:value-type="float" office:value="2141901" calcext:value-type="float">
            <text:p>2141901</text:p>
          </table:table-cell>
          <table:table-cell office:value-type="float" office:value="2322503" calcext:value-type="float">
            <text:p>2322503</text:p>
          </table:table-cell>
          <table:table-cell office:value-type="float" office:value="2684826" calcext:value-type="float">
            <text:p>2684826</text:p>
          </table:table-cell>
          <table:table-cell office:value-type="float" office:value="407192" calcext:value-type="float">
            <text:p>407192</text:p>
          </table:table-cell>
          <table:table-cell office:value-type="float" office:value="1590280" calcext:value-type="float">
            <text:p>1590280</text:p>
          </table:table-cell>
          <table:table-cell office:value-type="float" office:value="1769890" calcext:value-type="float">
            <text:p>1769890</text:p>
          </table:table-cell>
          <table:table-cell office:value-type="float" office:value="343114" calcext:value-type="float">
            <text:p>343114</text:p>
          </table:table-cell>
          <table:table-cell office:value-type="float" office:value="429690" calcext:value-type="float">
            <text:p>429690</text:p>
          </table:table-cell>
          <table:table-cell office:value-type="float" office:value="1114295" calcext:value-type="float">
            <text:p>1114295</text:p>
          </table:table-cell>
          <table:table-cell office:value-type="float" office:value="1202237" calcext:value-type="float">
            <text:p>1202237</text:p>
          </table:table-cell>
          <table:table-cell office:value-type="float" office:value="1273136" calcext:value-type="float">
            <text:p>1273136</text:p>
          </table:table-cell>
          <table:table-cell office:value-type="float" office:value="1409269" calcext:value-type="float">
            <text:p>1409269</text:p>
          </table:table-cell>
          <table:table-cell office:value-type="float" office:value="1342174" calcext:value-type="float">
            <text:p>1342174</text:p>
          </table:table-cell>
          <table:table-cell office:value-type="float" office:value="1206420" calcext:value-type="float">
            <text:p>1206420</text:p>
          </table:table-cell>
          <table:table-cell office:value-type="float" office:value="346439" calcext:value-type="float">
            <text:p>346439</text:p>
          </table:table-cell>
          <table:table-cell office:value-type="float" office:value="1338585" calcext:value-type="float">
            <text:p>1338585</text:p>
          </table:table-cell>
          <table:table-cell office:value-type="float" office:value="899681" calcext:value-type="float">
            <text:p>899681</text:p>
          </table:table-cell>
          <table:table-cell office:value-type="float" office:value="416745" calcext:value-type="float">
            <text:p>416745</text:p>
          </table:table-cell>
          <table:table-cell office:value-type="float" office:value="1657962" calcext:value-type="float">
            <text:p>1657962</text:p>
          </table:table-cell>
          <table:table-cell office:value-type="float" office:value="1981474" calcext:value-type="float">
            <text:p>1981474</text:p>
          </table:table-cell>
          <table:table-cell office:value-type="float" office:value="377937" calcext:value-type="float">
            <text:p>377937</text:p>
          </table:table-cell>
          <table:table-cell office:value-type="float" office:value="369541" calcext:value-type="float">
            <text:p>369541</text:p>
          </table:table-cell>
          <table:table-cell office:value-type="float" office:value="1095731" calcext:value-type="float">
            <text:p>1095731</text:p>
          </table:table-cell>
          <table:table-cell office:value-type="float" office:value="1247537" calcext:value-type="float">
            <text:p>1247537</text:p>
          </table:table-cell>
          <table:table-cell office:value-type="float" office:value="1072518" calcext:value-type="float">
            <text:p>1072518</text:p>
          </table:table-cell>
          <table:table-cell office:value-type="float" office:value="1176758" calcext:value-type="float">
            <text:p>1176758</text:p>
          </table:table-cell>
          <table:table-cell office:value-type="float" office:value="1283840" calcext:value-type="float">
            <text:p>1283840</text:p>
          </table:table-cell>
          <table:table-cell office:value-type="float" office:value="1067502" calcext:value-type="float">
            <text:p>1067502</text:p>
          </table:table-cell>
          <table:table-cell office:value-type="float" office:value="367363" calcext:value-type="float">
            <text:p>367363</text:p>
          </table:table-cell>
          <table:table-cell office:value-type="float" office:value="1161447" calcext:value-type="float">
            <text:p>1161447</text:p>
          </table:table-cell>
          <table:table-cell office:value-type="float" office:value="933488" calcext:value-type="float">
            <text:p>933488</text:p>
          </table:table-cell>
          <table:table-cell office:value-type="float" office:value="670486" calcext:value-type="float">
            <text:p>670486</text:p>
          </table:table-cell>
          <table:table-cell office:value-type="float" office:value="1979250" calcext:value-type="float">
            <text:p>1979250</text:p>
          </table:table-cell>
          <table:table-cell office:value-type="float" office:value="2129762" calcext:value-type="float">
            <text:p>2129762</text:p>
          </table:table-cell>
          <table:table-cell office:value-type="float" office:value="542178" calcext:value-type="float">
            <text:p>542178</text:p>
          </table:table-cell>
          <table:table-cell office:value-type="float" office:value="549440" calcext:value-type="float">
            <text:p>549440</text:p>
          </table:table-cell>
          <table:table-cell office:value-type="float" office:value="1319571" calcext:value-type="float">
            <text:p>1319571</text:p>
          </table:table-cell>
          <table:table-cell office:value-type="float" office:value="1437777" calcext:value-type="float">
            <text:p>1437777</text:p>
          </table:table-cell>
          <table:table-cell office:value-type="float" office:value="1196475" calcext:value-type="float">
            <text:p>1196475</text:p>
          </table:table-cell>
          <table:table-cell office:value-type="float" office:value="1216414" calcext:value-type="float">
            <text:p>1216414</text:p>
          </table:table-cell>
          <table:table-cell office:value-type="float" office:value="1537898" calcext:value-type="float">
            <text:p>1537898</text:p>
          </table:table-cell>
          <table:table-cell office:value-type="float" office:value="1185580" calcext:value-type="float">
            <text:p>1185580</text:p>
          </table:table-cell>
          <table:table-cell office:value-type="float" office:value="546275" calcext:value-type="float">
            <text:p>546275</text:p>
          </table:table-cell>
          <table:table-cell office:value-type="float" office:value="1283481" calcext:value-type="float">
            <text:p>1283481</text:p>
          </table:table-cell>
          <table:table-cell office:value-type="float" office:value="1097753" calcext:value-type="float">
            <text:p>1097753</text:p>
          </table:table-cell>
          <table:table-cell office:value-type="float" office:value="1249018" calcext:value-type="float">
            <text:p>1249018</text:p>
          </table:table-cell>
          <table:table-cell office:value-type="float" office:value="2617227" calcext:value-type="float">
            <text:p>2617227</text:p>
          </table:table-cell>
          <table:table-cell office:value-type="float" office:value="2764944" calcext:value-type="float">
            <text:p>2764944</text:p>
          </table:table-cell>
          <table:table-cell office:value-type="float" office:value="1158635" calcext:value-type="float">
            <text:p>1158635</text:p>
          </table:table-cell>
          <table:table-cell office:value-type="float" office:value="1156840" calcext:value-type="float">
            <text:p>1156840</text:p>
          </table:table-cell>
          <table:table-cell office:value-type="float" office:value="1922639" calcext:value-type="float">
            <text:p>1922639</text:p>
          </table:table-cell>
          <table:table-cell office:value-type="float" office:value="1990513" calcext:value-type="float">
            <text:p>1990513</text:p>
          </table:table-cell>
          <table:table-cell office:value-type="float" office:value="1887543" calcext:value-type="float">
            <text:p>1887543</text:p>
          </table:table-cell>
          <table:table-cell office:value-type="float" office:value="1836212" calcext:value-type="float">
            <text:p>1836212</text:p>
          </table:table-cell>
          <table:table-cell office:value-type="float" office:value="2099610" calcext:value-type="float">
            <text:p>2099610</text:p>
          </table:table-cell>
          <table:table-cell office:value-type="float" office:value="1801381" calcext:value-type="float">
            <text:p>1801381</text:p>
          </table:table-cell>
          <table:table-cell office:value-type="float" office:value="1157656" calcext:value-type="float">
            <text:p>1157656</text:p>
          </table:table-cell>
          <table:table-cell office:value-type="float" office:value="1988531" calcext:value-type="float">
            <text:p>1988531</text:p>
          </table:table-cell>
          <table:table-cell office:value-type="float" office:value="1712504" calcext:value-type="float">
            <text:p>1712504</text:p>
          </table:table-cell>
          <table:table-cell office:value-type="float" office:value="3700374" calcext:value-type="float">
            <text:p>3700374</text:p>
          </table:table-cell>
          <table:table-cell office:value-type="float" office:value="4469264" calcext:value-type="float">
            <text:p>4469264</text:p>
          </table:table-cell>
          <table:table-cell office:value-type="float" office:value="4710605" calcext:value-type="float">
            <text:p>4710605</text:p>
          </table:table-cell>
          <table:table-cell office:value-type="float" office:value="2578002" calcext:value-type="float">
            <text:p>2578002</text:p>
          </table:table-cell>
          <table:table-cell office:value-type="float" office:value="2495935" calcext:value-type="float">
            <text:p>2495935</text:p>
          </table:table-cell>
          <table:table-cell office:value-type="float" office:value="3655373" calcext:value-type="float">
            <text:p>3655373</text:p>
          </table:table-cell>
          <table:table-cell office:value-type="float" office:value="3757424" calcext:value-type="float">
            <text:p>3757424</text:p>
          </table:table-cell>
          <table:table-cell office:value-type="float" office:value="2506729" calcext:value-type="float">
            <text:p>2506729</text:p>
          </table:table-cell>
          <table:table-cell office:value-type="float" office:value="2597354" calcext:value-type="float">
            <text:p>2597354</text:p>
          </table:table-cell>
          <table:table-cell office:value-type="float" office:value="3594734" calcext:value-type="float">
            <text:p>3594734</text:p>
          </table:table-cell>
          <table:table-cell office:value-type="float" office:value="2504424" calcext:value-type="float">
            <text:p>2504424</text:p>
          </table:table-cell>
          <table:table-cell office:value-type="float" office:value="2424273" calcext:value-type="float">
            <text:p>2424273</text:p>
          </table:table-cell>
          <table:table-cell office:value-type="float" office:value="2657133" calcext:value-type="float">
            <text:p>2657133</text:p>
          </table:table-cell>
          <table:table-cell office:value-type="float" office:value="3235077" calcext:value-type="float">
            <text:p>3235077</text:p>
          </table:table-cell>
          <table:table-cell office:value-type="float" office:value="441681" calcext:value-type="float">
            <text:p>441681</text:p>
          </table:table-cell>
          <table:table-cell office:value-type="float" office:value="2058169" calcext:value-type="float">
            <text:p>2058169</text:p>
          </table:table-cell>
          <table:table-cell office:value-type="float" office:value="2242094" calcext:value-type="float">
            <text:p>2242094</text:p>
          </table:table-cell>
          <table:table-cell office:value-type="float" office:value="348939" calcext:value-type="float">
            <text:p>348939</text:p>
          </table:table-cell>
          <table:table-cell office:value-type="float" office:value="353000" calcext:value-type="float">
            <text:p>353000</text:p>
          </table:table-cell>
          <table:table-cell office:value-type="float" office:value="1346581" calcext:value-type="float">
            <text:p>1346581</text:p>
          </table:table-cell>
          <table:table-cell office:value-type="float" office:value="1383965" calcext:value-type="float">
            <text:p>1383965</text:p>
          </table:table-cell>
          <table:table-cell office:value-type="float" office:value="998395" calcext:value-type="float">
            <text:p>998395</text:p>
          </table:table-cell>
          <table:table-cell office:value-type="float" office:value="1139646" calcext:value-type="float">
            <text:p>1139646</text:p>
          </table:table-cell>
          <table:table-cell office:value-type="float" office:value="1175064" calcext:value-type="float">
            <text:p>1175064</text:p>
          </table:table-cell>
          <table:table-cell office:value-type="float" office:value="1058339" calcext:value-type="float">
            <text:p>1058339</text:p>
          </table:table-cell>
          <table:table-cell office:value-type="float" office:value="341685" calcext:value-type="float">
            <text:p>341685</text:p>
          </table:table-cell>
          <table:table-cell office:value-type="float" office:value="1055252" calcext:value-type="float">
            <text:p>1055252</text:p>
          </table:table-cell>
          <table:table-cell office:value-type="float" office:value="857401" calcext:value-type="float">
            <text:p>857401</text:p>
          </table:table-cell>
          <table:table-cell office:value-type="float" office:value="520107" calcext:value-type="float">
            <text:p>520107</text:p>
          </table:table-cell>
          <table:table-cell office:value-type="float" office:value="2612091" calcext:value-type="float">
            <text:p>2612091</text:p>
          </table:table-cell>
          <table:table-cell office:value-type="float" office:value="2767344" calcext:value-type="float">
            <text:p>2767344</text:p>
          </table:table-cell>
          <table:table-cell office:value-type="float" office:value="595556" calcext:value-type="float">
            <text:p>595556</text:p>
          </table:table-cell>
          <table:table-cell office:value-type="float" office:value="623181" calcext:value-type="float">
            <text:p>623181</text:p>
          </table:table-cell>
          <table:table-cell office:value-type="float" office:value="1692327" calcext:value-type="float">
            <text:p>1692327</text:p>
          </table:table-cell>
          <table:table-cell office:value-type="float" office:value="1786230" calcext:value-type="float">
            <text:p>1786230</text:p>
          </table:table-cell>
          <table:table-cell office:value-type="float" office:value="1406818" calcext:value-type="float">
            <text:p>1406818</text:p>
          </table:table-cell>
          <table:table-cell office:value-type="float" office:value="1386903" calcext:value-type="float">
            <text:p>1386903</text:p>
          </table:table-cell>
          <table:table-cell office:value-type="float" office:value="1649230" calcext:value-type="float">
            <text:p>1649230</text:p>
          </table:table-cell>
          <table:table-cell office:value-type="float" office:value="1387329" calcext:value-type="float">
            <text:p>1387329</text:p>
          </table:table-cell>
          <table:table-cell office:value-type="float" office:value="600124" calcext:value-type="float">
            <text:p>600124</text:p>
          </table:table-cell>
          <table:table-cell office:value-type="float" office:value="1479917" calcext:value-type="float">
            <text:p>1479917</text:p>
          </table:table-cell>
          <table:table-cell office:value-type="float" office:value="1282685" calcext:value-type="float">
            <text:p>1282685</text:p>
          </table:table-cell>
          <table:table-cell office:value-type="float" office:value="944665" calcext:value-type="float">
            <text:p>944665</text:p>
          </table:table-cell>
          <table:table-cell office:value-type="float" office:value="2922391" calcext:value-type="float">
            <text:p>2922391</text:p>
          </table:table-cell>
          <table:table-cell office:value-type="float" office:value="3239474" calcext:value-type="float">
            <text:p>3239474</text:p>
          </table:table-cell>
          <table:table-cell office:value-type="float" office:value="896650" calcext:value-type="float">
            <text:p>896650</text:p>
          </table:table-cell>
          <table:table-cell office:value-type="float" office:value="782086" calcext:value-type="float">
            <text:p>782086</text:p>
          </table:table-cell>
          <table:table-cell office:value-type="float" office:value="1939064" calcext:value-type="float">
            <text:p>1939064</text:p>
          </table:table-cell>
          <table:table-cell office:value-type="float" office:value="2200240" calcext:value-type="float">
            <text:p>2200240</text:p>
          </table:table-cell>
          <table:table-cell office:value-type="float" office:value="1718595" calcext:value-type="float">
            <text:p>1718595</text:p>
          </table:table-cell>
          <table:table-cell office:value-type="float" office:value="1697387" calcext:value-type="float">
            <text:p>1697387</text:p>
          </table:table-cell>
          <table:table-cell office:value-type="float" office:value="1865879" calcext:value-type="float">
            <text:p>1865879</text:p>
          </table:table-cell>
          <table:table-cell office:value-type="float" office:value="1791489" calcext:value-type="float">
            <text:p>1791489</text:p>
          </table:table-cell>
          <table:table-cell office:value-type="float" office:value="890068" calcext:value-type="float">
            <text:p>890068</text:p>
          </table:table-cell>
          <table:table-cell office:value-type="float" office:value="1736004" calcext:value-type="float">
            <text:p>1736004</text:p>
          </table:table-cell>
          <table:table-cell office:value-type="float" office:value="1563894" calcext:value-type="float">
            <text:p>1563894</text:p>
          </table:table-cell>
          <table:table-cell office:value-type="float" office:value="1503146" calcext:value-type="float">
            <text:p>1503146</text:p>
          </table:table-cell>
          <table:table-cell office:value-type="float" office:value="3403477" calcext:value-type="float">
            <text:p>3403477</text:p>
          </table:table-cell>
          <table:table-cell office:value-type="float" office:value="3530101" calcext:value-type="float">
            <text:p>3530101</text:p>
          </table:table-cell>
          <table:table-cell office:value-type="float" office:value="1290016" calcext:value-type="float">
            <text:p>1290016</text:p>
          </table:table-cell>
          <table:table-cell office:value-type="float" office:value="1306197" calcext:value-type="float">
            <text:p>1306197</text:p>
          </table:table-cell>
          <table:table-cell office:value-type="float" office:value="2423136" calcext:value-type="float">
            <text:p>2423136</text:p>
          </table:table-cell>
          <table:table-cell office:value-type="float" office:value="2540606" calcext:value-type="float">
            <text:p>2540606</text:p>
          </table:table-cell>
          <table:table-cell office:value-type="float" office:value="2211126" calcext:value-type="float">
            <text:p>2211126</text:p>
          </table:table-cell>
          <table:table-cell office:value-type="float" office:value="2187893" calcext:value-type="float">
            <text:p>2187893</text:p>
          </table:table-cell>
          <table:table-cell office:value-type="float" office:value="2519235" calcext:value-type="float">
            <text:p>2519235</text:p>
          </table:table-cell>
          <table:table-cell office:value-type="float" office:value="2155346" calcext:value-type="float">
            <text:p>2155346</text:p>
          </table:table-cell>
          <table:table-cell office:value-type="float" office:value="1272815" calcext:value-type="float">
            <text:p>1272815</text:p>
          </table:table-cell>
          <table:table-cell office:value-type="float" office:value="2234124" calcext:value-type="float">
            <text:p>2234124</text:p>
          </table:table-cell>
          <table:table-cell office:value-type="float" office:value="1990228" calcext:value-type="float">
            <text:p>199022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24" calcext:value-type="float">
            <text:p>1024</text:p>
          </table:table-cell>
          <table:table-cell office:value-type="float" office:value="2077011" calcext:value-type="float">
            <text:p>2077011</text:p>
          </table:table-cell>
          <table:table-cell office:value-type="float" office:value="2222101" calcext:value-type="float">
            <text:p>2222101</text:p>
          </table:table-cell>
          <table:table-cell office:value-type="float" office:value="2723447" calcext:value-type="float">
            <text:p>2723447</text:p>
          </table:table-cell>
          <table:table-cell office:value-type="float" office:value="1022959" calcext:value-type="float">
            <text:p>1022959</text:p>
          </table:table-cell>
          <table:table-cell office:value-type="float" office:value="1054036" calcext:value-type="float">
            <text:p>1054036</text:p>
          </table:table-cell>
          <table:table-cell office:value-type="float" office:value="1700026" calcext:value-type="float">
            <text:p>1700026</text:p>
          </table:table-cell>
          <table:table-cell office:value-type="float" office:value="1833146" calcext:value-type="float">
            <text:p>1833146</text:p>
          </table:table-cell>
          <table:table-cell office:value-type="float" office:value="1635379" calcext:value-type="float">
            <text:p>1635379</text:p>
          </table:table-cell>
          <table:table-cell office:value-type="float" office:value="1672360" calcext:value-type="float">
            <text:p>1672360</text:p>
          </table:table-cell>
          <table:table-cell office:value-type="float" office:value="1980893" calcext:value-type="float">
            <text:p>1980893</text:p>
          </table:table-cell>
          <table:table-cell office:value-type="float" office:value="1669872" calcext:value-type="float">
            <text:p>1669872</text:p>
          </table:table-cell>
          <table:table-cell office:value-type="float" office:value="1070910" calcext:value-type="float">
            <text:p>1070910</text:p>
          </table:table-cell>
          <table:table-cell office:value-type="float" office:value="1778044" calcext:value-type="float">
            <text:p>1778044</text:p>
          </table:table-cell>
          <table:table-cell office:value-type="float" office:value="1656251" calcext:value-type="float">
            <text:p>1656251</text:p>
          </table:table-cell>
          <table:table-cell office:value-type="float" office:value="375091" calcext:value-type="float">
            <text:p>375091</text:p>
          </table:table-cell>
          <table:table-cell office:value-type="float" office:value="1305580" calcext:value-type="float">
            <text:p>1305580</text:p>
          </table:table-cell>
          <table:table-cell office:value-type="float" office:value="1600642" calcext:value-type="float">
            <text:p>1600642</text:p>
          </table:table-cell>
          <table:table-cell office:value-type="float" office:value="353088" calcext:value-type="float">
            <text:p>353088</text:p>
          </table:table-cell>
          <table:table-cell office:value-type="float" office:value="352405" calcext:value-type="float">
            <text:p>352405</text:p>
          </table:table-cell>
          <table:table-cell office:value-type="float" office:value="916452" calcext:value-type="float">
            <text:p>916452</text:p>
          </table:table-cell>
          <table:table-cell office:value-type="float" office:value="1057192" calcext:value-type="float">
            <text:p>1057192</text:p>
          </table:table-cell>
          <table:table-cell office:value-type="float" office:value="959221" calcext:value-type="float">
            <text:p>959221</text:p>
          </table:table-cell>
          <table:table-cell office:value-type="float" office:value="1127364" calcext:value-type="float">
            <text:p>1127364</text:p>
          </table:table-cell>
          <table:table-cell office:value-type="float" office:value="1235732" calcext:value-type="float">
            <text:p>1235732</text:p>
          </table:table-cell>
          <table:table-cell office:value-type="float" office:value="1449849" calcext:value-type="float">
            <text:p>1449849</text:p>
          </table:table-cell>
          <table:table-cell office:value-type="float" office:value="366866" calcext:value-type="float">
            <text:p>366866</text:p>
          </table:table-cell>
          <table:table-cell office:value-type="float" office:value="1193239" calcext:value-type="float">
            <text:p>1193239</text:p>
          </table:table-cell>
          <table:table-cell office:value-type="float" office:value="880695" calcext:value-type="float">
            <text:p>880695</text:p>
          </table:table-cell>
          <table:table-cell office:value-type="float" office:value="426212" calcext:value-type="float">
            <text:p>426212</text:p>
          </table:table-cell>
          <table:table-cell office:value-type="float" office:value="1447845" calcext:value-type="float">
            <text:p>1447845</text:p>
          </table:table-cell>
          <table:table-cell office:value-type="float" office:value="1754299" calcext:value-type="float">
            <text:p>1754299</text:p>
          </table:table-cell>
          <table:table-cell office:value-type="float" office:value="387784" calcext:value-type="float">
            <text:p>387784</text:p>
          </table:table-cell>
          <table:table-cell office:value-type="float" office:value="370728" calcext:value-type="float">
            <text:p>370728</text:p>
          </table:table-cell>
          <table:table-cell office:value-type="float" office:value="1041565" calcext:value-type="float">
            <text:p>1041565</text:p>
          </table:table-cell>
          <table:table-cell office:value-type="float" office:value="1097528" calcext:value-type="float">
            <text:p>1097528</text:p>
          </table:table-cell>
          <table:table-cell office:value-type="float" office:value="1090417" calcext:value-type="float">
            <text:p>1090417</text:p>
          </table:table-cell>
          <table:table-cell office:value-type="float" office:value="1080310" calcext:value-type="float">
            <text:p>1080310</text:p>
          </table:table-cell>
          <table:table-cell office:value-type="float" office:value="1348762" calcext:value-type="float">
            <text:p>1348762</text:p>
          </table:table-cell>
          <table:table-cell office:value-type="float" office:value="1069293" calcext:value-type="float">
            <text:p>1069293</text:p>
          </table:table-cell>
          <table:table-cell office:value-type="float" office:value="365576" calcext:value-type="float">
            <text:p>365576</text:p>
          </table:table-cell>
          <table:table-cell office:value-type="float" office:value="1141427" calcext:value-type="float">
            <text:p>1141427</text:p>
          </table:table-cell>
          <table:table-cell office:value-type="float" office:value="954649" calcext:value-type="float">
            <text:p>954649</text:p>
          </table:table-cell>
          <table:table-cell office:value-type="float" office:value="618349" calcext:value-type="float">
            <text:p>618349</text:p>
          </table:table-cell>
          <table:table-cell office:value-type="float" office:value="1718496" calcext:value-type="float">
            <text:p>1718496</text:p>
          </table:table-cell>
          <table:table-cell office:value-type="float" office:value="1942732" calcext:value-type="float">
            <text:p>1942732</text:p>
          </table:table-cell>
          <table:table-cell office:value-type="float" office:value="556963" calcext:value-type="float">
            <text:p>556963</text:p>
          </table:table-cell>
          <table:table-cell office:value-type="float" office:value="563134" calcext:value-type="float">
            <text:p>563134</text:p>
          </table:table-cell>
          <table:table-cell office:value-type="float" office:value="1238474" calcext:value-type="float">
            <text:p>1238474</text:p>
          </table:table-cell>
          <table:table-cell office:value-type="float" office:value="1311193" calcext:value-type="float">
            <text:p>1311193</text:p>
          </table:table-cell>
          <table:table-cell office:value-type="float" office:value="1224637" calcext:value-type="float">
            <text:p>1224637</text:p>
          </table:table-cell>
          <table:table-cell office:value-type="float" office:value="1216107" calcext:value-type="float">
            <text:p>1216107</text:p>
          </table:table-cell>
          <table:table-cell office:value-type="float" office:value="1471716" calcext:value-type="float">
            <text:p>1471716</text:p>
          </table:table-cell>
          <table:table-cell office:value-type="float" office:value="1217576" calcext:value-type="float">
            <text:p>1217576</text:p>
          </table:table-cell>
          <table:table-cell office:value-type="float" office:value="557810" calcext:value-type="float">
            <text:p>557810</text:p>
          </table:table-cell>
          <table:table-cell office:value-type="float" office:value="1263596" calcext:value-type="float">
            <text:p>1263596</text:p>
          </table:table-cell>
          <table:table-cell office:value-type="float" office:value="1292414" calcext:value-type="float">
            <text:p>1292414</text:p>
          </table:table-cell>
          <table:table-cell office:value-type="float" office:value="1250446" calcext:value-type="float">
            <text:p>1250446</text:p>
          </table:table-cell>
          <table:table-cell office:value-type="float" office:value="2310524" calcext:value-type="float">
            <text:p>2310524</text:p>
          </table:table-cell>
          <table:table-cell office:value-type="float" office:value="2552813" calcext:value-type="float">
            <text:p>2552813</text:p>
          </table:table-cell>
          <table:table-cell office:value-type="float" office:value="1150658" calcext:value-type="float">
            <text:p>1150658</text:p>
          </table:table-cell>
          <table:table-cell office:value-type="float" office:value="1164099" calcext:value-type="float">
            <text:p>1164099</text:p>
          </table:table-cell>
          <table:table-cell office:value-type="float" office:value="1817881" calcext:value-type="float">
            <text:p>1817881</text:p>
          </table:table-cell>
          <table:table-cell office:value-type="float" office:value="1918326" calcext:value-type="float">
            <text:p>1918326</text:p>
          </table:table-cell>
          <table:table-cell office:value-type="float" office:value="1953195" calcext:value-type="float">
            <text:p>1953195</text:p>
          </table:table-cell>
          <table:table-cell office:value-type="float" office:value="1901829" calcext:value-type="float">
            <text:p>1901829</text:p>
          </table:table-cell>
          <table:table-cell office:value-type="float" office:value="2081142" calcext:value-type="float">
            <text:p>2081142</text:p>
          </table:table-cell>
          <table:table-cell office:value-type="float" office:value="1941365" calcext:value-type="float">
            <text:p>1941365</text:p>
          </table:table-cell>
          <table:table-cell office:value-type="float" office:value="1151352" calcext:value-type="float">
            <text:p>1151352</text:p>
          </table:table-cell>
          <table:table-cell office:value-type="float" office:value="2172404" calcext:value-type="float">
            <text:p>2172404</text:p>
          </table:table-cell>
          <table:table-cell office:value-type="float" office:value="1778212" calcext:value-type="float">
            <text:p>1778212</text:p>
          </table:table-cell>
          <table:table-cell office:value-type="float" office:value="2918999" calcext:value-type="float">
            <text:p>2918999</text:p>
          </table:table-cell>
          <table:table-cell office:value-type="float" office:value="3465664" calcext:value-type="float">
            <text:p>3465664</text:p>
          </table:table-cell>
          <table:table-cell office:value-type="float" office:value="3617546" calcext:value-type="float">
            <text:p>3617546</text:p>
          </table:table-cell>
          <table:table-cell office:value-type="float" office:value="2128790" calcext:value-type="float">
            <text:p>2128790</text:p>
          </table:table-cell>
          <table:table-cell office:value-type="float" office:value="2104124" calcext:value-type="float">
            <text:p>2104124</text:p>
          </table:table-cell>
          <table:table-cell office:value-type="float" office:value="3002726" calcext:value-type="float">
            <text:p>3002726</text:p>
          </table:table-cell>
          <table:table-cell office:value-type="float" office:value="2939982" calcext:value-type="float">
            <text:p>2939982</text:p>
          </table:table-cell>
          <table:table-cell office:value-type="float" office:value="2453074" calcext:value-type="float">
            <text:p>2453074</text:p>
          </table:table-cell>
          <table:table-cell office:value-type="float" office:value="2285522" calcext:value-type="float">
            <text:p>2285522</text:p>
          </table:table-cell>
          <table:table-cell office:value-type="float" office:value="3039966" calcext:value-type="float">
            <text:p>3039966</text:p>
          </table:table-cell>
          <table:table-cell office:value-type="float" office:value="2236944" calcext:value-type="float">
            <text:p>2236944</text:p>
          </table:table-cell>
          <table:table-cell office:value-type="float" office:value="2108986" calcext:value-type="float">
            <text:p>2108986</text:p>
          </table:table-cell>
          <table:table-cell office:value-type="float" office:value="2310828" calcext:value-type="float">
            <text:p>2310828</text:p>
          </table:table-cell>
          <table:table-cell office:value-type="float" office:value="2713515" calcext:value-type="float">
            <text:p>2713515</text:p>
          </table:table-cell>
          <table:table-cell office:value-type="float" office:value="447186" calcext:value-type="float">
            <text:p>447186</text:p>
          </table:table-cell>
          <table:table-cell office:value-type="float" office:value="1508097" calcext:value-type="float">
            <text:p>1508097</text:p>
          </table:table-cell>
          <table:table-cell office:value-type="float" office:value="1796420" calcext:value-type="float">
            <text:p>1796420</text:p>
          </table:table-cell>
          <table:table-cell office:value-type="float" office:value="350506" calcext:value-type="float">
            <text:p>350506</text:p>
          </table:table-cell>
          <table:table-cell office:value-type="float" office:value="356250" calcext:value-type="float">
            <text:p>356250</text:p>
          </table:table-cell>
          <table:table-cell office:value-type="float" office:value="987774" calcext:value-type="float">
            <text:p>987774</text:p>
          </table:table-cell>
          <table:table-cell office:value-type="float" office:value="1095669" calcext:value-type="float">
            <text:p>1095669</text:p>
          </table:table-cell>
          <table:table-cell office:value-type="float" office:value="1334780" calcext:value-type="float">
            <text:p>1334780</text:p>
          </table:table-cell>
          <table:table-cell office:value-type="float" office:value="1262315" calcext:value-type="float">
            <text:p>1262315</text:p>
          </table:table-cell>
          <table:table-cell office:value-type="float" office:value="1196742" calcext:value-type="float">
            <text:p>1196742</text:p>
          </table:table-cell>
          <table:table-cell office:value-type="float" office:value="1222727" calcext:value-type="float">
            <text:p>1222727</text:p>
          </table:table-cell>
          <table:table-cell office:value-type="float" office:value="436097" calcext:value-type="float">
            <text:p>436097</text:p>
          </table:table-cell>
          <table:table-cell office:value-type="float" office:value="1317080" calcext:value-type="float">
            <text:p>1317080</text:p>
          </table:table-cell>
          <table:table-cell office:value-type="float" office:value="845633" calcext:value-type="float">
            <text:p>845633</text:p>
          </table:table-cell>
          <table:table-cell office:value-type="float" office:value="514394" calcext:value-type="float">
            <text:p>514394</text:p>
          </table:table-cell>
          <table:table-cell office:value-type="float" office:value="1727649" calcext:value-type="float">
            <text:p>1727649</text:p>
          </table:table-cell>
          <table:table-cell office:value-type="float" office:value="1822983" calcext:value-type="float">
            <text:p>1822983</text:p>
          </table:table-cell>
          <table:table-cell office:value-type="float" office:value="382179" calcext:value-type="float">
            <text:p>382179</text:p>
          </table:table-cell>
          <table:table-cell office:value-type="float" office:value="375814" calcext:value-type="float">
            <text:p>375814</text:p>
          </table:table-cell>
          <table:table-cell office:value-type="float" office:value="1071662" calcext:value-type="float">
            <text:p>1071662</text:p>
          </table:table-cell>
          <table:table-cell office:value-type="float" office:value="1189334" calcext:value-type="float">
            <text:p>1189334</text:p>
          </table:table-cell>
          <table:table-cell office:value-type="float" office:value="1108800" calcext:value-type="float">
            <text:p>1108800</text:p>
          </table:table-cell>
          <table:table-cell office:value-type="float" office:value="1103999" calcext:value-type="float">
            <text:p>1103999</text:p>
          </table:table-cell>
          <table:table-cell office:value-type="float" office:value="1297406" calcext:value-type="float">
            <text:p>1297406</text:p>
          </table:table-cell>
          <table:table-cell office:value-type="float" office:value="1074526" calcext:value-type="float">
            <text:p>1074526</text:p>
          </table:table-cell>
          <table:table-cell office:value-type="float" office:value="374730" calcext:value-type="float">
            <text:p>374730</text:p>
          </table:table-cell>
          <table:table-cell office:value-type="float" office:value="1187885" calcext:value-type="float">
            <text:p>1187885</text:p>
          </table:table-cell>
          <table:table-cell office:value-type="float" office:value="986502" calcext:value-type="float">
            <text:p>986502</text:p>
          </table:table-cell>
          <table:table-cell office:value-type="float" office:value="664079" calcext:value-type="float">
            <text:p>664079</text:p>
          </table:table-cell>
          <table:table-cell office:value-type="float" office:value="1827114" calcext:value-type="float">
            <text:p>1827114</text:p>
          </table:table-cell>
          <table:table-cell office:value-type="float" office:value="1960075" calcext:value-type="float">
            <text:p>1960075</text:p>
          </table:table-cell>
          <table:table-cell office:value-type="float" office:value="554747" calcext:value-type="float">
            <text:p>554747</text:p>
          </table:table-cell>
          <table:table-cell office:value-type="float" office:value="663298" calcext:value-type="float">
            <text:p>663298</text:p>
          </table:table-cell>
          <table:table-cell office:value-type="float" office:value="1276080" calcext:value-type="float">
            <text:p>1276080</text:p>
          </table:table-cell>
          <table:table-cell office:value-type="float" office:value="1451275" calcext:value-type="float">
            <text:p>1451275</text:p>
          </table:table-cell>
          <table:table-cell office:value-type="float" office:value="1220643" calcext:value-type="float">
            <text:p>1220643</text:p>
          </table:table-cell>
          <table:table-cell office:value-type="float" office:value="1229345" calcext:value-type="float">
            <text:p>1229345</text:p>
          </table:table-cell>
          <table:table-cell office:value-type="float" office:value="1511939" calcext:value-type="float">
            <text:p>1511939</text:p>
          </table:table-cell>
          <table:table-cell office:value-type="float" office:value="1258281" calcext:value-type="float">
            <text:p>1258281</text:p>
          </table:table-cell>
          <table:table-cell office:value-type="float" office:value="567005" calcext:value-type="float">
            <text:p>567005</text:p>
          </table:table-cell>
          <table:table-cell office:value-type="float" office:value="1293887" calcext:value-type="float">
            <text:p>1293887</text:p>
          </table:table-cell>
          <table:table-cell office:value-type="float" office:value="1116745" calcext:value-type="float">
            <text:p>1116745</text:p>
          </table:table-cell>
          <table:table-cell office:value-type="float" office:value="1284003" calcext:value-type="float">
            <text:p>1284003</text:p>
          </table:table-cell>
          <table:table-cell office:value-type="float" office:value="2409938" calcext:value-type="float">
            <text:p>2409938</text:p>
          </table:table-cell>
          <table:table-cell office:value-type="float" office:value="2643384" calcext:value-type="float">
            <text:p>2643384</text:p>
          </table:table-cell>
          <table:table-cell office:value-type="float" office:value="1157237" calcext:value-type="float">
            <text:p>1157237</text:p>
          </table:table-cell>
          <table:table-cell office:value-type="float" office:value="1234740" calcext:value-type="float">
            <text:p>1234740</text:p>
          </table:table-cell>
          <table:table-cell office:value-type="float" office:value="1863637" calcext:value-type="float">
            <text:p>1863637</text:p>
          </table:table-cell>
          <table:table-cell office:value-type="float" office:value="2018848" calcext:value-type="float">
            <text:p>2018848</text:p>
          </table:table-cell>
          <table:table-cell office:value-type="float" office:value="1913147" calcext:value-type="float">
            <text:p>1913147</text:p>
          </table:table-cell>
          <table:table-cell office:value-type="float" office:value="1924590" calcext:value-type="float">
            <text:p>1924590</text:p>
          </table:table-cell>
          <table:table-cell office:value-type="float" office:value="2208543" calcext:value-type="float">
            <text:p>2208543</text:p>
          </table:table-cell>
          <table:table-cell office:value-type="float" office:value="1889533" calcext:value-type="float">
            <text:p>1889533</text:p>
          </table:table-cell>
          <table:table-cell office:value-type="float" office:value="1156039" calcext:value-type="float">
            <text:p>1156039</text:p>
          </table:table-cell>
          <table:table-cell office:value-type="float" office:value="1955540" calcext:value-type="float">
            <text:p>1955540</text:p>
          </table:table-cell>
          <table:table-cell office:value-type="float" office:value="1744343" calcext:value-type="float">
            <text:p>1744343</text:p>
          </table:table-cell>
          <table:table-cell office:value-type="float" office:value="7138669" calcext:value-type="float">
            <text:p>7138669</text:p>
          </table:table-cell>
          <table:table-cell office:value-type="float" office:value="7960245" calcext:value-type="float">
            <text:p>7960245</text:p>
          </table:table-cell>
          <table:table-cell office:value-type="float" office:value="8152405" calcext:value-type="float">
            <text:p>8152405</text:p>
          </table:table-cell>
          <table:table-cell office:value-type="float" office:value="5964072" calcext:value-type="float">
            <text:p>5964072</text:p>
          </table:table-cell>
          <table:table-cell office:value-type="float" office:value="6018574" calcext:value-type="float">
            <text:p>6018574</text:p>
          </table:table-cell>
          <table:table-cell office:value-type="float" office:value="7261751" calcext:value-type="float">
            <text:p>7261751</text:p>
          </table:table-cell>
          <table:table-cell office:value-type="float" office:value="7711392" calcext:value-type="float">
            <text:p>7711392</text:p>
          </table:table-cell>
          <table:table-cell office:value-type="float" office:value="6060579" calcext:value-type="float">
            <text:p>6060579</text:p>
          </table:table-cell>
          <table:table-cell office:value-type="float" office:value="6043089" calcext:value-type="float">
            <text:p>6043089</text:p>
          </table:table-cell>
          <table:table-cell office:value-type="float" office:value="7205942" calcext:value-type="float">
            <text:p>7205942</text:p>
          </table:table-cell>
          <table:table-cell office:value-type="float" office:value="6162741" calcext:value-type="float">
            <text:p>6162741</text:p>
          </table:table-cell>
          <table:table-cell office:value-type="float" office:value="5924956" calcext:value-type="float">
            <text:p>5924956</text:p>
          </table:table-cell>
          <table:table-cell office:value-type="float" office:value="5899370" calcext:value-type="float">
            <text:p>5899370</text:p>
          </table:table-cell>
          <table:table-cell office:value-type="float" office:value="6824220" calcext:value-type="float">
            <text:p>6824220</text:p>
          </table:table-cell>
          <table:table-cell office:value-type="float" office:value="518402" calcext:value-type="float">
            <text:p>518402</text:p>
          </table:table-cell>
          <table:table-cell office:value-type="float" office:value="2027995" calcext:value-type="float">
            <text:p>2027995</text:p>
          </table:table-cell>
          <table:table-cell office:value-type="float" office:value="2249694" calcext:value-type="float">
            <text:p>2249694</text:p>
          </table:table-cell>
          <table:table-cell office:value-type="float" office:value="351393" calcext:value-type="float">
            <text:p>351393</text:p>
          </table:table-cell>
          <table:table-cell office:value-type="float" office:value="355598" calcext:value-type="float">
            <text:p>355598</text:p>
          </table:table-cell>
          <table:table-cell office:value-type="float" office:value="1308263" calcext:value-type="float">
            <text:p>1308263</text:p>
          </table:table-cell>
          <table:table-cell office:value-type="float" office:value="1403556" calcext:value-type="float">
            <text:p>1403556</text:p>
          </table:table-cell>
          <table:table-cell office:value-type="float" office:value="1023207" calcext:value-type="float">
            <text:p>1023207</text:p>
          </table:table-cell>
          <table:table-cell office:value-type="float" office:value="1242127" calcext:value-type="float">
            <text:p>1242127</text:p>
          </table:table-cell>
          <table:table-cell office:value-type="float" office:value="1195740" calcext:value-type="float">
            <text:p>1195740</text:p>
          </table:table-cell>
          <table:table-cell office:value-type="float" office:value="1131681" calcext:value-type="float">
            <text:p>1131681</text:p>
          </table:table-cell>
          <table:table-cell office:value-type="float" office:value="352318" calcext:value-type="float">
            <text:p>352318</text:p>
          </table:table-cell>
          <table:table-cell office:value-type="float" office:value="1103971" calcext:value-type="float">
            <text:p>1103971</text:p>
          </table:table-cell>
          <table:table-cell office:value-type="float" office:value="871384" calcext:value-type="float">
            <text:p>871384</text:p>
          </table:table-cell>
          <table:table-cell office:value-type="float" office:value="488742" calcext:value-type="float">
            <text:p>488742</text:p>
          </table:table-cell>
          <table:table-cell office:value-type="float" office:value="2556171" calcext:value-type="float">
            <text:p>2556171</text:p>
          </table:table-cell>
          <table:table-cell office:value-type="float" office:value="2767005" calcext:value-type="float">
            <text:p>2767005</text:p>
          </table:table-cell>
          <table:table-cell office:value-type="float" office:value="609535" calcext:value-type="float">
            <text:p>609535</text:p>
          </table:table-cell>
          <table:table-cell office:value-type="float" office:value="618286" calcext:value-type="float">
            <text:p>618286</text:p>
          </table:table-cell>
          <table:table-cell office:value-type="float" office:value="1652218" calcext:value-type="float">
            <text:p>1652218</text:p>
          </table:table-cell>
          <table:table-cell office:value-type="float" office:value="1763398" calcext:value-type="float">
            <text:p>1763398</text:p>
          </table:table-cell>
          <table:table-cell office:value-type="float" office:value="1447489" calcext:value-type="float">
            <text:p>1447489</text:p>
          </table:table-cell>
          <table:table-cell office:value-type="float" office:value="1429767" calcext:value-type="float">
            <text:p>1429767</text:p>
          </table:table-cell>
          <table:table-cell office:value-type="float" office:value="1698823" calcext:value-type="float">
            <text:p>1698823</text:p>
          </table:table-cell>
          <table:table-cell office:value-type="float" office:value="1423897" calcext:value-type="float">
            <text:p>1423897</text:p>
          </table:table-cell>
          <table:table-cell office:value-type="float" office:value="752802" calcext:value-type="float">
            <text:p>752802</text:p>
          </table:table-cell>
          <table:table-cell office:value-type="float" office:value="1510436" calcext:value-type="float">
            <text:p>1510436</text:p>
          </table:table-cell>
          <table:table-cell office:value-type="float" office:value="1249376" calcext:value-type="float">
            <text:p>1249376</text:p>
          </table:table-cell>
          <table:table-cell office:value-type="float" office:value="938375" calcext:value-type="float">
            <text:p>938375</text:p>
          </table:table-cell>
          <table:table-cell office:value-type="float" office:value="2692837" calcext:value-type="float">
            <text:p>2692837</text:p>
          </table:table-cell>
          <table:table-cell office:value-type="float" office:value="2901650" calcext:value-type="float">
            <text:p>2901650</text:p>
          </table:table-cell>
          <table:table-cell office:value-type="float" office:value="964676" calcext:value-type="float">
            <text:p>964676</text:p>
          </table:table-cell>
          <table:table-cell office:value-type="float" office:value="822223" calcext:value-type="float">
            <text:p>822223</text:p>
          </table:table-cell>
          <table:table-cell office:value-type="float" office:value="1990415" calcext:value-type="float">
            <text:p>1990415</text:p>
          </table:table-cell>
          <table:table-cell office:value-type="float" office:value="2026784" calcext:value-type="float">
            <text:p>2026784</text:p>
          </table:table-cell>
          <table:table-cell office:value-type="float" office:value="1647517" calcext:value-type="float">
            <text:p>1647517</text:p>
          </table:table-cell>
          <table:table-cell office:value-type="float" office:value="1744318" calcext:value-type="float">
            <text:p>1744318</text:p>
          </table:table-cell>
          <table:table-cell office:value-type="float" office:value="1884196" calcext:value-type="float">
            <text:p>1884196</text:p>
          </table:table-cell>
          <table:table-cell office:value-type="float" office:value="1781889" calcext:value-type="float">
            <text:p>1781889</text:p>
          </table:table-cell>
          <table:table-cell office:value-type="float" office:value="792770" calcext:value-type="float">
            <text:p>792770</text:p>
          </table:table-cell>
          <table:table-cell office:value-type="float" office:value="1706126" calcext:value-type="float">
            <text:p>1706126</text:p>
          </table:table-cell>
          <table:table-cell office:value-type="float" office:value="1460282" calcext:value-type="float">
            <text:p>1460282</text:p>
          </table:table-cell>
          <table:table-cell office:value-type="float" office:value="1572823" calcext:value-type="float">
            <text:p>1572823</text:p>
          </table:table-cell>
          <table:table-cell office:value-type="float" office:value="3286849" calcext:value-type="float">
            <text:p>3286849</text:p>
          </table:table-cell>
          <table:table-cell office:value-type="float" office:value="3484726" calcext:value-type="float">
            <text:p>3484726</text:p>
          </table:table-cell>
          <table:table-cell office:value-type="float" office:value="1327708" calcext:value-type="float">
            <text:p>1327708</text:p>
          </table:table-cell>
          <table:table-cell office:value-type="float" office:value="1331660" calcext:value-type="float">
            <text:p>1331660</text:p>
          </table:table-cell>
          <table:table-cell office:value-type="float" office:value="2527148" calcext:value-type="float">
            <text:p>2527148</text:p>
          </table:table-cell>
          <table:table-cell office:value-type="float" office:value="2751961" calcext:value-type="float">
            <text:p>2751961</text:p>
          </table:table-cell>
          <table:table-cell office:value-type="float" office:value="2251212" calcext:value-type="float">
            <text:p>2251212</text:p>
          </table:table-cell>
          <table:table-cell office:value-type="float" office:value="2282316" calcext:value-type="float">
            <text:p>2282316</text:p>
          </table:table-cell>
          <table:table-cell office:value-type="float" office:value="2562543" calcext:value-type="float">
            <text:p>2562543</text:p>
          </table:table-cell>
          <table:table-cell office:value-type="float" office:value="2243861" calcext:value-type="float">
            <text:p>2243861</text:p>
          </table:table-cell>
          <table:table-cell office:value-type="float" office:value="1307602" calcext:value-type="float">
            <text:p>1307602</text:p>
          </table:table-cell>
          <table:table-cell office:value-type="float" office:value="2285656" calcext:value-type="float">
            <text:p>2285656</text:p>
          </table:table-cell>
          <table:table-cell office:value-type="float" office:value="2051656" calcext:value-type="float">
            <text:p>2051656</text:p>
          </table:table-cell>
          <table:table-cell office:value-type="float" office:value="2913342" calcext:value-type="float">
            <text:p>2913342</text:p>
          </table:table-cell>
          <table:table-cell office:value-type="float" office:value="3657805" calcext:value-type="float">
            <text:p>3657805</text:p>
          </table:table-cell>
          <table:table-cell office:value-type="float" office:value="3561182" calcext:value-type="float">
            <text:p>3561182</text:p>
          </table:table-cell>
          <table:table-cell office:value-type="float" office:value="2202203" calcext:value-type="float">
            <text:p>2202203</text:p>
          </table:table-cell>
          <table:table-cell office:value-type="float" office:value="2246210" calcext:value-type="float">
            <text:p>2246210</text:p>
          </table:table-cell>
          <table:table-cell office:value-type="float" office:value="3024209" calcext:value-type="float">
            <text:p>3024209</text:p>
          </table:table-cell>
          <table:table-cell office:value-type="float" office:value="3016978" calcext:value-type="float">
            <text:p>3016978</text:p>
          </table:table-cell>
          <table:table-cell office:value-type="float" office:value="2292213" calcext:value-type="float">
            <text:p>2292213</text:p>
          </table:table-cell>
          <table:table-cell office:value-type="float" office:value="2364940" calcext:value-type="float">
            <text:p>2364940</text:p>
          </table:table-cell>
          <table:table-cell office:value-type="float" office:value="3143069" calcext:value-type="float">
            <text:p>3143069</text:p>
          </table:table-cell>
          <table:table-cell office:value-type="float" office:value="2353917" calcext:value-type="float">
            <text:p>2353917</text:p>
          </table:table-cell>
          <table:table-cell office:value-type="float" office:value="2155450" calcext:value-type="float">
            <text:p>2155450</text:p>
          </table:table-cell>
          <table:table-cell office:value-type="float" office:value="2379624" calcext:value-type="float">
            <text:p>2379624</text:p>
          </table:table-cell>
          <table:table-cell office:value-type="float" office:value="2818792" calcext:value-type="float">
            <text:p>2818792</text:p>
          </table:table-cell>
          <table:table-cell office:value-type="float" office:value="425897" calcext:value-type="float">
            <text:p>425897</text:p>
          </table:table-cell>
          <table:table-cell office:value-type="float" office:value="1466015" calcext:value-type="float">
            <text:p>1466015</text:p>
          </table:table-cell>
          <table:table-cell office:value-type="float" office:value="1752001" calcext:value-type="float">
            <text:p>1752001</text:p>
          </table:table-cell>
          <table:table-cell office:value-type="float" office:value="354696" calcext:value-type="float">
            <text:p>354696</text:p>
          </table:table-cell>
          <table:table-cell office:value-type="float" office:value="358947" calcext:value-type="float">
            <text:p>358947</text:p>
          </table:table-cell>
          <table:table-cell office:value-type="float" office:value="1034438" calcext:value-type="float">
            <text:p>1034438</text:p>
          </table:table-cell>
          <table:table-cell office:value-type="float" office:value="1119292" calcext:value-type="float">
            <text:p>1119292</text:p>
          </table:table-cell>
          <table:table-cell office:value-type="float" office:value="1285896" calcext:value-type="float">
            <text:p>1285896</text:p>
          </table:table-cell>
          <table:table-cell office:value-type="float" office:value="1454426" calcext:value-type="float">
            <text:p>1454426</text:p>
          </table:table-cell>
          <table:table-cell office:value-type="float" office:value="1314122" calcext:value-type="float">
            <text:p>1314122</text:p>
          </table:table-cell>
          <table:table-cell office:value-type="float" office:value="1176622" calcext:value-type="float">
            <text:p>1176622</text:p>
          </table:table-cell>
          <table:table-cell office:value-type="float" office:value="352691" calcext:value-type="float">
            <text:p>352691</text:p>
          </table:table-cell>
          <table:table-cell office:value-type="float" office:value="1512014" calcext:value-type="float">
            <text:p>1512014</text:p>
          </table:table-cell>
          <table:table-cell office:value-type="float" office:value="910776" calcext:value-type="float">
            <text:p>910776</text:p>
          </table:table-cell>
          <table:table-cell office:value-type="float" office:value="442920" calcext:value-type="float">
            <text:p>442920</text:p>
          </table:table-cell>
          <table:table-cell office:value-type="float" office:value="1572666" calcext:value-type="float">
            <text:p>1572666</text:p>
          </table:table-cell>
          <table:table-cell office:value-type="float" office:value="1838434" calcext:value-type="float">
            <text:p>1838434</text:p>
          </table:table-cell>
          <table:table-cell office:value-type="float" office:value="371694" calcext:value-type="float">
            <text:p>371694</text:p>
          </table:table-cell>
          <table:table-cell office:value-type="float" office:value="378128" calcext:value-type="float">
            <text:p>378128</text:p>
          </table:table-cell>
          <table:table-cell office:value-type="float" office:value="1164032" calcext:value-type="float">
            <text:p>1164032</text:p>
          </table:table-cell>
          <table:table-cell office:value-type="float" office:value="1204969" calcext:value-type="float">
            <text:p>1204969</text:p>
          </table:table-cell>
          <table:table-cell office:value-type="float" office:value="1120148" calcext:value-type="float">
            <text:p>1120148</text:p>
          </table:table-cell>
          <table:table-cell office:value-type="float" office:value="1156410" calcext:value-type="float">
            <text:p>1156410</text:p>
          </table:table-cell>
          <table:table-cell office:value-type="float" office:value="1319172" calcext:value-type="float">
            <text:p>1319172</text:p>
          </table:table-cell>
          <table:table-cell office:value-type="float" office:value="1151746" calcext:value-type="float">
            <text:p>1151746</text:p>
          </table:table-cell>
          <table:table-cell office:value-type="float" office:value="374341" calcext:value-type="float">
            <text:p>374341</text:p>
          </table:table-cell>
          <table:table-cell office:value-type="float" office:value="1184866" calcext:value-type="float">
            <text:p>1184866</text:p>
          </table:table-cell>
          <table:table-cell office:value-type="float" office:value="956536" calcext:value-type="float">
            <text:p>956536</text:p>
          </table:table-cell>
          <table:table-cell office:value-type="float" office:value="689461" calcext:value-type="float">
            <text:p>689461</text:p>
          </table:table-cell>
          <table:table-cell office:value-type="float" office:value="1829724" calcext:value-type="float">
            <text:p>1829724</text:p>
          </table:table-cell>
          <table:table-cell office:value-type="float" office:value="2020868" calcext:value-type="float">
            <text:p>2020868</text:p>
          </table:table-cell>
          <table:table-cell office:value-type="float" office:value="553835" calcext:value-type="float">
            <text:p>553835</text:p>
          </table:table-cell>
          <table:table-cell office:value-type="float" office:value="564666" calcext:value-type="float">
            <text:p>564666</text:p>
          </table:table-cell>
          <table:table-cell office:value-type="float" office:value="1338107" calcext:value-type="float">
            <text:p>1338107</text:p>
          </table:table-cell>
          <table:table-cell office:value-type="float" office:value="1381319" calcext:value-type="float">
            <text:p>1381319</text:p>
          </table:table-cell>
          <table:table-cell office:value-type="float" office:value="1231514" calcext:value-type="float">
            <text:p>1231514</text:p>
          </table:table-cell>
          <table:table-cell office:value-type="float" office:value="1220266" calcext:value-type="float">
            <text:p>1220266</text:p>
          </table:table-cell>
          <table:table-cell office:value-type="float" office:value="1695758" calcext:value-type="float">
            <text:p>1695758</text:p>
          </table:table-cell>
          <table:table-cell office:value-type="float" office:value="1214454" calcext:value-type="float">
            <text:p>1214454</text:p>
          </table:table-cell>
          <table:table-cell office:value-type="float" office:value="559808" calcext:value-type="float">
            <text:p>559808</text:p>
          </table:table-cell>
          <table:table-cell office:value-type="float" office:value="1332298" calcext:value-type="float">
            <text:p>1332298</text:p>
          </table:table-cell>
          <table:table-cell office:value-type="float" office:value="1122976" calcext:value-type="float">
            <text:p>1122976</text:p>
          </table:table-cell>
          <table:table-cell office:value-type="float" office:value="1298882" calcext:value-type="float">
            <text:p>1298882</text:p>
          </table:table-cell>
          <table:table-cell office:value-type="float" office:value="2436429" calcext:value-type="float">
            <text:p>2436429</text:p>
          </table:table-cell>
          <table:table-cell office:value-type="float" office:value="2688361" calcext:value-type="float">
            <text:p>2688361</text:p>
          </table:table-cell>
          <table:table-cell office:value-type="float" office:value="1183619" calcext:value-type="float">
            <text:p>1183619</text:p>
          </table:table-cell>
          <table:table-cell office:value-type="float" office:value="1166342" calcext:value-type="float">
            <text:p>1166342</text:p>
          </table:table-cell>
          <table:table-cell office:value-type="float" office:value="1909563" calcext:value-type="float">
            <text:p>1909563</text:p>
          </table:table-cell>
          <table:table-cell office:value-type="float" office:value="1993745" calcext:value-type="float">
            <text:p>1993745</text:p>
          </table:table-cell>
          <table:table-cell office:value-type="float" office:value="2152105" calcext:value-type="float">
            <text:p>2152105</text:p>
          </table:table-cell>
          <table:table-cell office:value-type="float" office:value="1914678" calcext:value-type="float">
            <text:p>1914678</text:p>
          </table:table-cell>
          <table:table-cell office:value-type="float" office:value="2144765" calcext:value-type="float">
            <text:p>2144765</text:p>
          </table:table-cell>
          <table:table-cell office:value-type="float" office:value="1860057" calcext:value-type="float">
            <text:p>1860057</text:p>
          </table:table-cell>
          <table:table-cell office:value-type="float" office:value="1155291" calcext:value-type="float">
            <text:p>1155291</text:p>
          </table:table-cell>
          <table:table-cell office:value-type="float" office:value="2089169" calcext:value-type="float">
            <text:p>2089169</text:p>
          </table:table-cell>
          <table:table-cell office:value-type="float" office:value="1732609" calcext:value-type="float">
            <text:p>1732609</text:p>
          </table:table-cell>
          <table:table-cell office:value-type="float" office:value="3719302" calcext:value-type="float">
            <text:p>3719302</text:p>
          </table:table-cell>
          <table:table-cell office:value-type="float" office:value="4520508" calcext:value-type="float">
            <text:p>4520508</text:p>
          </table:table-cell>
          <table:table-cell office:value-type="float" office:value="4728902" calcext:value-type="float">
            <text:p>4728902</text:p>
          </table:table-cell>
          <table:table-cell office:value-type="float" office:value="2747556" calcext:value-type="float">
            <text:p>2747556</text:p>
          </table:table-cell>
          <table:table-cell office:value-type="float" office:value="2594746" calcext:value-type="float">
            <text:p>2594746</text:p>
          </table:table-cell>
          <table:table-cell office:value-type="float" office:value="3841240" calcext:value-type="float">
            <text:p>3841240</text:p>
          </table:table-cell>
          <table:table-cell office:value-type="float" office:value="3709489" calcext:value-type="float">
            <text:p>3709489</text:p>
          </table:table-cell>
          <table:table-cell office:value-type="float" office:value="2538881" calcext:value-type="float">
            <text:p>2538881</text:p>
          </table:table-cell>
          <table:table-cell office:value-type="float" office:value="2570199" calcext:value-type="float">
            <text:p>2570199</text:p>
          </table:table-cell>
          <table:table-cell office:value-type="float" office:value="3634666" calcext:value-type="float">
            <text:p>3634666</text:p>
          </table:table-cell>
          <table:table-cell office:value-type="float" office:value="2533101" calcext:value-type="float">
            <text:p>2533101</text:p>
          </table:table-cell>
          <table:table-cell office:value-type="float" office:value="2504690" calcext:value-type="float">
            <text:p>2504690</text:p>
          </table:table-cell>
          <table:table-cell office:value-type="float" office:value="2633162" calcext:value-type="float">
            <text:p>2633162</text:p>
          </table:table-cell>
          <table:table-cell office:value-type="float" office:value="3204010" calcext:value-type="float">
            <text:p>3204010</text:p>
          </table:table-cell>
          <table:table-cell office:value-type="float" office:value="446151" calcext:value-type="float">
            <text:p>446151</text:p>
          </table:table-cell>
          <table:table-cell office:value-type="float" office:value="2048865" calcext:value-type="float">
            <text:p>2048865</text:p>
          </table:table-cell>
          <table:table-cell office:value-type="float" office:value="2349037" calcext:value-type="float">
            <text:p>2349037</text:p>
          </table:table-cell>
          <table:table-cell office:value-type="float" office:value="352680" calcext:value-type="float">
            <text:p>352680</text:p>
          </table:table-cell>
          <table:table-cell office:value-type="float" office:value="355767" calcext:value-type="float">
            <text:p>355767</text:p>
          </table:table-cell>
          <table:table-cell office:value-type="float" office:value="1307959" calcext:value-type="float">
            <text:p>1307959</text:p>
          </table:table-cell>
          <table:table-cell office:value-type="float" office:value="1386776" calcext:value-type="float">
            <text:p>1386776</text:p>
          </table:table-cell>
          <table:table-cell office:value-type="float" office:value="978433" calcext:value-type="float">
            <text:p>978433</text:p>
          </table:table-cell>
          <table:table-cell office:value-type="float" office:value="1235447" calcext:value-type="float">
            <text:p>1235447</text:p>
          </table:table-cell>
          <table:table-cell office:value-type="float" office:value="1199917" calcext:value-type="float">
            <text:p>1199917</text:p>
          </table:table-cell>
          <table:table-cell office:value-type="float" office:value="1161519" calcext:value-type="float">
            <text:p>1161519</text:p>
          </table:table-cell>
          <table:table-cell office:value-type="float" office:value="349977" calcext:value-type="float">
            <text:p>349977</text:p>
          </table:table-cell>
          <table:table-cell office:value-type="float" office:value="1172304" calcext:value-type="float">
            <text:p>1172304</text:p>
          </table:table-cell>
          <table:table-cell office:value-type="float" office:value="868979" calcext:value-type="float">
            <text:p>868979</text:p>
          </table:table-cell>
          <table:table-cell office:value-type="float" office:value="476647" calcext:value-type="float">
            <text:p>476647</text:p>
          </table:table-cell>
          <table:table-cell office:value-type="float" office:value="2465146" calcext:value-type="float">
            <text:p>2465146</text:p>
          </table:table-cell>
          <table:table-cell office:value-type="float" office:value="2720220" calcext:value-type="float">
            <text:p>2720220</text:p>
          </table:table-cell>
          <table:table-cell office:value-type="float" office:value="610596" calcext:value-type="float">
            <text:p>610596</text:p>
          </table:table-cell>
          <table:table-cell office:value-type="float" office:value="622632" calcext:value-type="float">
            <text:p>622632</text:p>
          </table:table-cell>
          <table:table-cell office:value-type="float" office:value="1695543" calcext:value-type="float">
            <text:p>1695543</text:p>
          </table:table-cell>
          <table:table-cell office:value-type="float" office:value="1797226" calcext:value-type="float">
            <text:p>1797226</text:p>
          </table:table-cell>
          <table:table-cell office:value-type="float" office:value="1444459" calcext:value-type="float">
            <text:p>1444459</text:p>
          </table:table-cell>
          <table:table-cell office:value-type="float" office:value="1414504" calcext:value-type="float">
            <text:p>1414504</text:p>
          </table:table-cell>
          <table:table-cell office:value-type="float" office:value="1718086" calcext:value-type="float">
            <text:p>1718086</text:p>
          </table:table-cell>
          <table:table-cell office:value-type="float" office:value="1422701" calcext:value-type="float">
            <text:p>1422701</text:p>
          </table:table-cell>
          <table:table-cell office:value-type="float" office:value="615571" calcext:value-type="float">
            <text:p>615571</text:p>
          </table:table-cell>
          <table:table-cell office:value-type="float" office:value="1519905" calcext:value-type="float">
            <text:p>1519905</text:p>
          </table:table-cell>
          <table:table-cell office:value-type="float" office:value="1237602" calcext:value-type="float">
            <text:p>1237602</text:p>
          </table:table-cell>
          <table:table-cell office:value-type="float" office:value="929320" calcext:value-type="float">
            <text:p>929320</text:p>
          </table:table-cell>
          <table:table-cell office:value-type="float" office:value="2904837" calcext:value-type="float">
            <text:p>2904837</text:p>
          </table:table-cell>
          <table:table-cell office:value-type="float" office:value="3153074" calcext:value-type="float">
            <text:p>3153074</text:p>
          </table:table-cell>
          <table:table-cell office:value-type="float" office:value="1027000" calcext:value-type="float">
            <text:p>1027000</text:p>
          </table:table-cell>
          <table:table-cell office:value-type="float" office:value="859677" calcext:value-type="float">
            <text:p>859677</text:p>
          </table:table-cell>
          <table:table-cell office:value-type="float" office:value="2004182" calcext:value-type="float">
            <text:p>2004182</text:p>
          </table:table-cell>
          <table:table-cell office:value-type="float" office:value="1981187" calcext:value-type="float">
            <text:p>1981187</text:p>
          </table:table-cell>
          <table:table-cell office:value-type="float" office:value="1841925" calcext:value-type="float">
            <text:p>1841925</text:p>
          </table:table-cell>
          <table:table-cell office:value-type="float" office:value="1662475" calcext:value-type="float">
            <text:p>1662475</text:p>
          </table:table-cell>
          <table:table-cell office:value-type="float" office:value="1901781" calcext:value-type="float">
            <text:p>1901781</text:p>
          </table:table-cell>
          <table:table-cell office:value-type="float" office:value="1662802" calcext:value-type="float">
            <text:p>1662802</text:p>
          </table:table-cell>
          <table:table-cell office:value-type="float" office:value="763262" calcext:value-type="float">
            <text:p>763262</text:p>
          </table:table-cell>
          <table:table-cell office:value-type="float" office:value="1753494" calcext:value-type="float">
            <text:p>1753494</text:p>
          </table:table-cell>
          <table:table-cell office:value-type="float" office:value="1471035" calcext:value-type="float">
            <text:p>1471035</text:p>
          </table:table-cell>
          <table:table-cell office:value-type="float" office:value="1533103" calcext:value-type="float">
            <text:p>1533103</text:p>
          </table:table-cell>
          <table:table-cell office:value-type="float" office:value="3323038" calcext:value-type="float">
            <text:p>3323038</text:p>
          </table:table-cell>
          <table:table-cell office:value-type="float" office:value="3695173" calcext:value-type="float">
            <text:p>3695173</text:p>
          </table:table-cell>
          <table:table-cell office:value-type="float" office:value="1320557" calcext:value-type="float">
            <text:p>1320557</text:p>
          </table:table-cell>
          <table:table-cell office:value-type="float" office:value="1338676" calcext:value-type="float">
            <text:p>1338676</text:p>
          </table:table-cell>
          <table:table-cell office:value-type="float" office:value="2415823" calcext:value-type="float">
            <text:p>2415823</text:p>
          </table:table-cell>
          <table:table-cell office:value-type="float" office:value="2657447" calcext:value-type="float">
            <text:p>2657447</text:p>
          </table:table-cell>
          <table:table-cell office:value-type="float" office:value="2361746" calcext:value-type="float">
            <text:p>2361746</text:p>
          </table:table-cell>
          <table:table-cell office:value-type="float" office:value="2251719" calcext:value-type="float">
            <text:p>2251719</text:p>
          </table:table-cell>
          <table:table-cell office:value-type="float" office:value="2545685" calcext:value-type="float">
            <text:p>2545685</text:p>
          </table:table-cell>
          <table:table-cell office:value-type="float" office:value="2239876" calcext:value-type="float">
            <text:p>2239876</text:p>
          </table:table-cell>
          <table:table-cell office:value-type="float" office:value="1316277" calcext:value-type="float">
            <text:p>1316277</text:p>
          </table:table-cell>
          <table:table-cell office:value-type="float" office:value="2320647" calcext:value-type="float">
            <text:p>2320647</text:p>
          </table:table-cell>
          <table:table-cell office:value-type="float" office:value="2027327" calcext:value-type="float">
            <text:p>2027327</text:p>
          </table:table-cell>
          <table:table-cell table:number-columns-repeated="2"/>
        </table:table-row>
        <table:table-row table:style-name="ro1" table:number-rows-repeated="2">
          <table:table-cell table:number-columns-repeated="354"/>
        </table:table-row>
        <table:table-row table:style-name="ro1">
          <table:table-cell office:value-type="string" calcext:value-type="string" table:number-columns-spanned="1" table:number-rows-spanned="6">
            <text:p>Improvement on consuming result enumerable</text:p>
          </table:table-cell>
          <table:table-cell table:number-columns-repeated="8"/>
          <table:table-cell table:formula="of:=([.J5]-[.J12])*100/[.J5]" office:value-type="float" office:value="20.4767025089606" calcext:value-type="float">
            <text:p>20.476702509</text:p>
          </table:table-cell>
          <table:table-cell table:formula="of:=([.K5]-[.K12])*100/[.K5]" office:value-type="float" office:value="1.72060455981556" calcext:value-type="float">
            <text:p>1.7206045598</text:p>
          </table:table-cell>
          <table:table-cell table:formula="of:=([.L5]-[.L12])*100/[.L5]" office:value-type="float" office:value="-3.25194310016131" calcext:value-type="float">
            <text:p>-3.2519431002</text:p>
          </table:table-cell>
          <table:table-cell table:formula="of:=([.M5]-[.M12])*100/[.M5]" office:value-type="float" office:value="6.36363636363636" calcext:value-type="float">
            <text:p>6.3636363636</text:p>
          </table:table-cell>
          <table:table-cell table:formula="of:=([.N5]-[.N12])*100/[.N5]" office:value-type="float" office:value="-0.0884222160817905" calcext:value-type="float">
            <text:p>-0.0884222161</text:p>
          </table:table-cell>
          <table:table-cell table:formula="of:=([.O5]-[.O12])*100/[.O5]" office:value-type="float" office:value="-1.57275492236273" calcext:value-type="float">
            <text:p>-1.5727549224</text:p>
          </table:table-cell>
          <table:table-cell table:formula="of:=([.P5]-[.P12])*100/[.P5]" office:value-type="float" office:value="1.63638551317531" calcext:value-type="float">
            <text:p>1.6363855132</text:p>
          </table:table-cell>
          <table:table-cell table:number-columns-repeated="7"/>
          <table:table-cell table:formula="of:=([.X5]-[.X12])*100/[.X5]" office:value-type="float" office:value="-3.3930102915952" calcext:value-type="float">
            <text:p>-3.3930102916</text:p>
          </table:table-cell>
          <table:table-cell table:formula="of:=([.Y5]-[.Y12])*100/[.Y5]" office:value-type="float" office:value="-18.8719169476956" calcext:value-type="float">
            <text:p>-18.8719169477</text:p>
          </table:table-cell>
          <table:table-cell table:formula="of:=([.Z5]-[.Z12])*100/[.Z5]" office:value-type="float" office:value="26.8980304955527" calcext:value-type="float">
            <text:p>26.8980304956</text:p>
          </table:table-cell>
          <table:table-cell table:formula="of:=([.AA5]-[.AA12])*100/[.AA5]" office:value-type="float" office:value="-15.8502888721427" calcext:value-type="float">
            <text:p>-15.8502888721</text:p>
          </table:table-cell>
          <table:table-cell table:formula="of:=([.AB5]-[.AB12])*100/[.AB5]" office:value-type="float" office:value="8.199430722615" calcext:value-type="float">
            <text:p>8.1994307226</text:p>
          </table:table-cell>
          <table:table-cell table:formula="of:=([.AC5]-[.AC12])*100/[.AC5]" office:value-type="float" office:value="12.6395534290271" calcext:value-type="float">
            <text:p>12.639553429</text:p>
          </table:table-cell>
          <table:table-cell table:formula="of:=([.AD5]-[.AD12])*100/[.AD5]" office:value-type="float" office:value="6.99216047959419" calcext:value-type="float">
            <text:p>6.9921604796</text:p>
          </table:table-cell>
          <table:table-cell table:number-columns-repeated="7"/>
          <table:table-cell table:formula="of:=([.AL5]-[.AL12])*100/[.AL5]" office:value-type="float" office:value="23.2522134597707" calcext:value-type="float">
            <text:p>23.2522134598</text:p>
          </table:table-cell>
          <table:table-cell table:formula="of:=([.AM5]-[.AM12])*100/[.AM5]" office:value-type="float" office:value="16.070768418273" calcext:value-type="float">
            <text:p>16.0707684183</text:p>
          </table:table-cell>
          <table:table-cell table:formula="of:=([.AN5]-[.AN12])*100/[.AN5]" office:value-type="float" office:value="0.998305628062463" calcext:value-type="float">
            <text:p>0.9983056281</text:p>
          </table:table-cell>
          <table:table-cell table:formula="of:=([.AO5]-[.AO12])*100/[.AO5]" office:value-type="float" office:value="4.75111773472429" calcext:value-type="float">
            <text:p>4.7511177347</text:p>
          </table:table-cell>
          <table:table-cell table:formula="of:=([.AP5]-[.AP12])*100/[.AP5]" office:value-type="float" office:value="3.24481181850158" calcext:value-type="float">
            <text:p>3.2448118185</text:p>
          </table:table-cell>
          <table:table-cell table:formula="of:=([.AQ5]-[.AQ12])*100/[.AQ5]" office:value-type="float" office:value="-16.058435331942" calcext:value-type="float">
            <text:p>-16.0584353319</text:p>
          </table:table-cell>
          <table:table-cell table:formula="of:=([.AR5]-[.AR12])*100/[.AR5]" office:value-type="float" office:value="0.648091729906387" calcext:value-type="float">
            <text:p>0.6480917299</text:p>
          </table:table-cell>
          <table:table-cell table:number-columns-repeated="7"/>
          <table:table-cell table:formula="of:=([.AZ5]-[.AZ12])*100/[.AZ5]" office:value-type="float" office:value="28.3202551298729" calcext:value-type="float">
            <text:p>28.3202551299</text:p>
          </table:table-cell>
          <table:table-cell table:formula="of:=([.BA5]-[.BA12])*100/[.BA5]" office:value-type="float" office:value="15.6436130937731" calcext:value-type="float">
            <text:p>15.6436130938</text:p>
          </table:table-cell>
          <table:table-cell table:formula="of:=([.BB5]-[.BB12])*100/[.BB5]" office:value-type="float" office:value="20.3566021867115" calcext:value-type="float">
            <text:p>20.3566021867</text:p>
          </table:table-cell>
          <table:table-cell table:formula="of:=([.BC5]-[.BC12])*100/[.BC5]" office:value-type="float" office:value="21.1140852870593" calcext:value-type="float">
            <text:p>21.1140852871</text:p>
          </table:table-cell>
          <table:table-cell table:formula="of:=([.BD5]-[.BD12])*100/[.BD5]" office:value-type="float" office:value="-2.22474139152614" calcext:value-type="float">
            <text:p>-2.2247413915</text:p>
          </table:table-cell>
          <table:table-cell table:formula="of:=([.BE5]-[.BE12])*100/[.BE5]" office:value-type="float" office:value="27.0733603371384" calcext:value-type="float">
            <text:p>27.0733603371</text:p>
          </table:table-cell>
          <table:table-cell table:formula="of:=([.BF5]-[.BF12])*100/[.BF5]" office:value-type="float" office:value="-14.5919248105879" calcext:value-type="float">
            <text:p>-14.5919248106</text:p>
          </table:table-cell>
          <table:table-cell table:number-columns-repeated="7"/>
          <table:table-cell table:formula="of:=([.BN5]-[.BN12])*100/[.BN5]" office:value-type="float" office:value="-18.0764856411715" calcext:value-type="float">
            <text:p>-18.0764856412</text:p>
          </table:table-cell>
          <table:table-cell table:formula="of:=([.BO5]-[.BO12])*100/[.BO5]" office:value-type="float" office:value="0.407264722069345" calcext:value-type="float">
            <text:p>0.4072647221</text:p>
          </table:table-cell>
          <table:table-cell table:formula="of:=([.BP5]-[.BP12])*100/[.BP5]" office:value-type="float" office:value="4.26120469944676" calcext:value-type="float">
            <text:p>4.2612046994</text:p>
          </table:table-cell>
          <table:table-cell table:formula="of:=([.BQ5]-[.BQ12])*100/[.BQ5]" office:value-type="float" office:value="20.1442293306203" calcext:value-type="float">
            <text:p>20.1442293306</text:p>
          </table:table-cell>
          <table:table-cell table:formula="of:=([.BR5]-[.BR12])*100/[.BR5]" office:value-type="float" office:value="-1.22385820125668" calcext:value-type="float">
            <text:p>-1.2238582013</text:p>
          </table:table-cell>
          <table:table-cell table:formula="of:=([.BS5]-[.BS12])*100/[.BS5]" office:value-type="float" office:value="3.25400168491997" calcext:value-type="float">
            <text:p>3.2540016849</text:p>
          </table:table-cell>
          <table:table-cell table:formula="of:=([.BT5]-[.BT12])*100/[.BT5]" office:value-type="float" office:value="24.2707533720803" calcext:value-type="float">
            <text:p>24.2707533721</text:p>
          </table:table-cell>
          <table:table-cell table:number-columns-repeated="7"/>
          <table:table-cell table:formula="of:=([.CB5]-[.CB12])*100/[.CB5]" office:value-type="float" office:value="23.3683992866189" calcext:value-type="float">
            <text:p>23.3683992866</text:p>
          </table:table-cell>
          <table:table-cell table:formula="of:=([.CC5]-[.CC12])*100/[.CC5]" office:value-type="float" office:value="7.24005212595084" calcext:value-type="float">
            <text:p>7.240052126</text:p>
          </table:table-cell>
          <table:table-cell table:formula="of:=([.CD5]-[.CD12])*100/[.CD5]" office:value-type="float" office:value="23.1196065695463" calcext:value-type="float">
            <text:p>23.1196065695</text:p>
          </table:table-cell>
          <table:table-cell table:formula="of:=([.CE5]-[.CE12])*100/[.CE5]" office:value-type="float" office:value="11.9342158506272" calcext:value-type="float">
            <text:p>11.9342158506</text:p>
          </table:table-cell>
          <table:table-cell table:formula="of:=([.CF5]-[.CF12])*100/[.CF5]" office:value-type="float" office:value="22.0166264414052" calcext:value-type="float">
            <text:p>22.0166264414</text:p>
          </table:table-cell>
          <table:table-cell table:formula="of:=([.CG5]-[.CG12])*100/[.CG5]" office:value-type="float" office:value="8.98181082097105" calcext:value-type="float">
            <text:p>8.981810821</text:p>
          </table:table-cell>
          <table:table-cell table:formula="of:=([.CH5]-[.CH12])*100/[.CH5]" office:value-type="float" office:value="10.4540358744395" calcext:value-type="float">
            <text:p>10.4540358744</text:p>
          </table:table-cell>
          <table:table-cell table:number-columns-repeated="7"/>
          <table:table-cell table:formula="of:=([.CP5]-[.CP12])*100/[.CP5]" office:value-type="float" office:value="-18.3374548221419" calcext:value-type="float">
            <text:p>-18.3374548221</text:p>
          </table:table-cell>
          <table:table-cell table:formula="of:=([.CQ5]-[.CQ12])*100/[.CQ5]" office:value-type="float" office:value="-17.2001024196646" calcext:value-type="float">
            <text:p>-17.2001024197</text:p>
          </table:table-cell>
          <table:table-cell table:formula="of:=([.CR5]-[.CR12])*100/[.CR5]" office:value-type="float" office:value="4.64338216657373" calcext:value-type="float">
            <text:p>4.6433821666</text:p>
          </table:table-cell>
          <table:table-cell table:formula="of:=([.CS5]-[.CS12])*100/[.CS5]" office:value-type="float" office:value="-26.7254925661791" calcext:value-type="float">
            <text:p>-26.7254925662</text:p>
          </table:table-cell>
          <table:table-cell table:formula="of:=([.CT5]-[.CT12])*100/[.CT5]" office:value-type="float" office:value="2.13467882786726" calcext:value-type="float">
            <text:p>2.1346788279</text:p>
          </table:table-cell>
          <table:table-cell table:formula="of:=([.CU5]-[.CU12])*100/[.CU5]" office:value-type="float" office:value="-9.74472409876248" calcext:value-type="float">
            <text:p>-9.7447240988</text:p>
          </table:table-cell>
          <table:table-cell table:formula="of:=([.CV5]-[.CV12])*100/[.CV5]" office:value-type="float" office:value="4.7897555870221" calcext:value-type="float">
            <text:p>4.789755587</text:p>
          </table:table-cell>
          <table:table-cell table:number-columns-repeated="7"/>
          <table:table-cell table:formula="of:=([.DD5]-[.DD12])*100/[.DD5]" office:value-type="float" office:value="24.8315688161694" calcext:value-type="float">
            <text:p>24.8315688162</text:p>
          </table:table-cell>
          <table:table-cell table:formula="of:=([.DE5]-[.DE12])*100/[.DE5]" office:value-type="float" office:value="-17.438552306329" calcext:value-type="float">
            <text:p>-17.4385523063</text:p>
          </table:table-cell>
          <table:table-cell table:formula="of:=([.DF5]-[.DF12])*100/[.DF5]" office:value-type="float" office:value="6.66909455091729" calcext:value-type="float">
            <text:p>6.6690945509</text:p>
          </table:table-cell>
          <table:table-cell table:formula="of:=([.DG5]-[.DG12])*100/[.DG5]" office:value-type="float" office:value="10.5433268319866" calcext:value-type="float">
            <text:p>10.543326832</text:p>
          </table:table-cell>
          <table:table-cell table:formula="of:=([.DH5]-[.DH12])*100/[.DH5]" office:value-type="float" office:value="5.62574696943828" calcext:value-type="float">
            <text:p>5.6257469694</text:p>
          </table:table-cell>
          <table:table-cell table:formula="of:=([.DI5]-[.DI12])*100/[.DI5]" office:value-type="float" office:value="1.82239893969516" calcext:value-type="float">
            <text:p>1.8223989397</text:p>
          </table:table-cell>
          <table:table-cell table:formula="of:=([.DJ5]-[.DJ12])*100/[.DJ5]" office:value-type="float" office:value="20.9067896211916" calcext:value-type="float">
            <text:p>20.9067896212</text:p>
          </table:table-cell>
          <table:table-cell table:number-columns-repeated="7"/>
          <table:table-cell table:formula="of:=([.DR5]-[.DR12])*100/[.DR5]" office:value-type="float" office:value="15.5960634120328" calcext:value-type="float">
            <text:p>15.596063412</text:p>
          </table:table-cell>
          <table:table-cell table:formula="of:=([.DS5]-[.DS12])*100/[.DS5]" office:value-type="float" office:value="21.1707359915686" calcext:value-type="float">
            <text:p>21.1707359916</text:p>
          </table:table-cell>
          <table:table-cell table:formula="of:=([.DT5]-[.DT12])*100/[.DT5]" office:value-type="float" office:value="12.1744119334481" calcext:value-type="float">
            <text:p>12.1744119334</text:p>
          </table:table-cell>
          <table:table-cell table:formula="of:=([.DU5]-[.DU12])*100/[.DU5]" office:value-type="float" office:value="6.92011960700555" calcext:value-type="float">
            <text:p>6.920119607</text:p>
          </table:table-cell>
          <table:table-cell table:formula="of:=([.DV5]-[.DV12])*100/[.DV5]" office:value-type="float" office:value="14.9414002577161" calcext:value-type="float">
            <text:p>14.9414002577</text:p>
          </table:table-cell>
          <table:table-cell table:formula="of:=([.DW5]-[.DW12])*100/[.DW5]" office:value-type="float" office:value="5.28482478258632" calcext:value-type="float">
            <text:p>5.2848247826</text:p>
          </table:table-cell>
          <table:table-cell table:formula="of:=([.DX5]-[.DX12])*100/[.DX5]" office:value-type="float" office:value="3.78420717677584" calcext:value-type="float">
            <text:p>3.7842071768</text:p>
          </table:table-cell>
          <table:table-cell table:number-columns-repeated="7"/>
          <table:table-cell table:formula="of:=([.EF5]-[.EF12])*100/[.EF5]" office:value-type="float" office:value="24.6829185616226" calcext:value-type="float">
            <text:p>24.6829185616</text:p>
          </table:table-cell>
          <table:table-cell table:formula="of:=([.EG5]-[.EG12])*100/[.EG5]" office:value-type="float" office:value="4.10376508737165" calcext:value-type="float">
            <text:p>4.1037650874</text:p>
          </table:table-cell>
          <table:table-cell table:formula="of:=([.EH5]-[.EH12])*100/[.EH5]" office:value-type="float" office:value="12.0328658450205" calcext:value-type="float">
            <text:p>12.032865845</text:p>
          </table:table-cell>
          <table:table-cell table:formula="of:=([.EI5]-[.EI12])*100/[.EI5]" office:value-type="float" office:value="5.90042372881356" calcext:value-type="float">
            <text:p>5.9004237288</text:p>
          </table:table-cell>
          <table:table-cell table:formula="of:=([.EJ5]-[.EJ12])*100/[.EJ5]" office:value-type="float" office:value="-1.42296816564809" calcext:value-type="float">
            <text:p>-1.4229681656</text:p>
          </table:table-cell>
          <table:table-cell table:formula="of:=([.EK5]-[.EK12])*100/[.EK5]" office:value-type="float" office:value="4.74160707366048" calcext:value-type="float">
            <text:p>4.7416070737</text:p>
          </table:table-cell>
          <table:table-cell table:formula="of:=([.EL5]-[.EL12])*100/[.EL5]" office:value-type="float" office:value="5.32442412519782" calcext:value-type="float">
            <text:p>5.3244241252</text:p>
          </table:table-cell>
          <table:table-cell table:number-columns-repeated="7"/>
          <table:table-cell table:formula="of:=([.ET5]-[.ET12])*100/[.ET5]" office:value-type="float" office:value="2.62847153000353" calcext:value-type="float">
            <text:p>2.62847153</text:p>
          </table:table-cell>
          <table:table-cell table:formula="of:=([.EU5]-[.EU12])*100/[.EU5]" office:value-type="float" office:value="4.40778470427247" calcext:value-type="float">
            <text:p>4.4077847043</text:p>
          </table:table-cell>
          <table:table-cell table:formula="of:=([.EV5]-[.EV12])*100/[.EV5]" office:value-type="float" office:value="4.74382857075908" calcext:value-type="float">
            <text:p>4.7438285708</text:p>
          </table:table-cell>
          <table:table-cell table:formula="of:=([.EW5]-[.EW12])*100/[.EW5]" office:value-type="float" office:value="3.81037784600419" calcext:value-type="float">
            <text:p>3.810377846</text:p>
          </table:table-cell>
          <table:table-cell table:formula="of:=([.EX5]-[.EX12])*100/[.EX5]" office:value-type="float" office:value="10.3772190343085" calcext:value-type="float">
            <text:p>10.3772190343</text:p>
          </table:table-cell>
          <table:table-cell table:formula="of:=([.EY5]-[.EY12])*100/[.EY5]" office:value-type="float" office:value="-1.78830642144172" calcext:value-type="float">
            <text:p>-1.7883064214</text:p>
          </table:table-cell>
          <table:table-cell table:formula="of:=([.EZ5]-[.EZ12])*100/[.EZ5]" office:value-type="float" office:value="3.42061925654016" calcext:value-type="float">
            <text:p>3.4206192565</text:p>
          </table:table-cell>
          <table:table-cell table:number-columns-repeated="7"/>
          <table:table-cell table:formula="of:=([.FH5]-[.FH12])*100/[.FH5]" office:value-type="float" office:value="-0.602373351002952" calcext:value-type="float">
            <text:p>-0.602373351</text:p>
          </table:table-cell>
          <table:table-cell table:formula="of:=([.FI5]-[.FI12])*100/[.FI5]" office:value-type="float" office:value="-22.531549242184" calcext:value-type="float">
            <text:p>-22.5315492422</text:p>
          </table:table-cell>
          <table:table-cell table:formula="of:=([.FJ5]-[.FJ12])*100/[.FJ5]" office:value-type="float" office:value="16.397143326219" calcext:value-type="float">
            <text:p>16.3971433262</text:p>
          </table:table-cell>
          <table:table-cell table:formula="of:=([.FK5]-[.FK12])*100/[.FK5]" office:value-type="float" office:value="-7.53089168429255" calcext:value-type="float">
            <text:p>-7.5308916843</text:p>
          </table:table-cell>
          <table:table-cell table:formula="of:=([.FL5]-[.FL12])*100/[.FL5]" office:value-type="float" office:value="3.09605274138363" calcext:value-type="float">
            <text:p>3.0960527414</text:p>
          </table:table-cell>
          <table:table-cell table:formula="of:=([.FM5]-[.FM12])*100/[.FM5]" office:value-type="float" office:value="-6.42801463092882" calcext:value-type="float">
            <text:p>-6.4280146309</text:p>
          </table:table-cell>
          <table:table-cell table:formula="of:=([.FN5]-[.FN12])*100/[.FN5]" office:value-type="float" office:value="28.0696864111498" calcext:value-type="float">
            <text:p>28.0696864111</text:p>
          </table:table-cell>
          <table:table-cell table:number-columns-repeated="7"/>
          <table:table-cell table:formula="of:=([.FV5]-[.FV12])*100/[.FV5]" office:value-type="float" office:value="2.96218774172999" calcext:value-type="float">
            <text:p>2.9621877417</text:p>
          </table:table-cell>
          <table:table-cell table:formula="of:=([.FW5]-[.FW12])*100/[.FW5]" office:value-type="float" office:value="5.50433339479993" calcext:value-type="float">
            <text:p>5.5043333948</text:p>
          </table:table-cell>
          <table:table-cell table:formula="of:=([.FX5]-[.FX12])*100/[.FX5]" office:value-type="float" office:value="18.8112018960893" calcext:value-type="float">
            <text:p>18.8112018961</text:p>
          </table:table-cell>
          <table:table-cell table:formula="of:=([.FY5]-[.FY12])*100/[.FY5]" office:value-type="float" office:value="4.30762081784387" calcext:value-type="float">
            <text:p>4.3076208178</text:p>
          </table:table-cell>
          <table:table-cell table:formula="of:=([.FZ5]-[.FZ12])*100/[.FZ5]" office:value-type="float" office:value="7.34459903266257" calcext:value-type="float">
            <text:p>7.3445990327</text:p>
          </table:table-cell>
          <table:table-cell table:formula="of:=([.GA5]-[.GA12])*100/[.GA5]" office:value-type="float" office:value="-1.20306716023268" calcext:value-type="float">
            <text:p>-1.2030671602</text:p>
          </table:table-cell>
          <table:table-cell table:formula="of:=([.GB5]-[.GB12])*100/[.GB5]" office:value-type="float" office:value="3.90581119032188" calcext:value-type="float">
            <text:p>3.9058111903</text:p>
          </table:table-cell>
          <table:table-cell table:number-columns-repeated="7"/>
          <table:table-cell table:formula="of:=([.GJ5]-[.GJ12])*100/[.GJ5]" office:value-type="float" office:value="9.83434437704153" calcext:value-type="float">
            <text:p>9.834344377</text:p>
          </table:table-cell>
          <table:table-cell table:formula="of:=([.GK5]-[.GK12])*100/[.GK5]" office:value-type="float" office:value="17.218807956653" calcext:value-type="float">
            <text:p>17.2188079567</text:p>
          </table:table-cell>
          <table:table-cell table:formula="of:=([.GL5]-[.GL12])*100/[.GL5]" office:value-type="float" office:value="1.52592740993021" calcext:value-type="float">
            <text:p>1.5259274099</text:p>
          </table:table-cell>
          <table:table-cell table:formula="of:=([.GM5]-[.GM12])*100/[.GM5]" office:value-type="float" office:value="-5.78887180093852" calcext:value-type="float">
            <text:p>-5.7888718009</text:p>
          </table:table-cell>
          <table:table-cell table:formula="of:=([.GN5]-[.GN12])*100/[.GN5]" office:value-type="float" office:value="-6.42447205661113" calcext:value-type="float">
            <text:p>-6.4244720566</text:p>
          </table:table-cell>
          <table:table-cell table:formula="of:=([.GO5]-[.GO12])*100/[.GO5]" office:value-type="float" office:value="18.9933095295871" calcext:value-type="float">
            <text:p>18.9933095296</text:p>
          </table:table-cell>
          <table:table-cell table:formula="of:=([.GP5]-[.GP12])*100/[.GP5]" office:value-type="float" office:value="-16.2860292959521" calcext:value-type="float">
            <text:p>-16.286029296</text:p>
          </table:table-cell>
          <table:table-cell table:number-columns-repeated="7"/>
          <table:table-cell table:formula="of:=([.GX5]-[.GX12])*100/[.GX5]" office:value-type="float" office:value="0.0619195046439628" calcext:value-type="float">
            <text:p>0.0619195046</text:p>
          </table:table-cell>
          <table:table-cell table:formula="of:=([.GY5]-[.GY12])*100/[.GY5]" office:value-type="float" office:value="4.26577432094299" calcext:value-type="float">
            <text:p>4.2657743209</text:p>
          </table:table-cell>
          <table:table-cell table:formula="of:=([.GZ5]-[.GZ12])*100/[.GZ5]" office:value-type="float" office:value="27.5783442469598" calcext:value-type="float">
            <text:p>27.578344247</text:p>
          </table:table-cell>
          <table:table-cell table:formula="of:=([.HA5]-[.HA12])*100/[.HA5]" office:value-type="float" office:value="4.91488851594342" calcext:value-type="float">
            <text:p>4.9148885159</text:p>
          </table:table-cell>
          <table:table-cell table:formula="of:=([.HB5]-[.HB12])*100/[.HB5]" office:value-type="float" office:value="1.73680694722779" calcext:value-type="float">
            <text:p>1.7368069472</text:p>
          </table:table-cell>
          <table:table-cell table:formula="of:=([.HC5]-[.HC12])*100/[.HC5]" office:value-type="float" office:value="0.167649612310272" calcext:value-type="float">
            <text:p>0.1676496123</text:p>
          </table:table-cell>
          <table:table-cell table:formula="of:=([.HD5]-[.HD12])*100/[.HD5]" office:value-type="float" office:value="4.773085182534" calcext:value-type="float">
            <text:p>4.7730851825</text:p>
          </table:table-cell>
          <table:table-cell table:number-columns-repeated="7"/>
          <table:table-cell table:formula="of:=([.HL5]-[.HL12])*100/[.HL5]" office:value-type="float" office:value="3.86120034350052" calcext:value-type="float">
            <text:p>3.8612003435</text:p>
          </table:table-cell>
          <table:table-cell table:formula="of:=([.HM5]-[.HM12])*100/[.HM5]" office:value-type="float" office:value="11.92245739961" calcext:value-type="float">
            <text:p>11.9224573996</text:p>
          </table:table-cell>
          <table:table-cell table:formula="of:=([.HN5]-[.HN12])*100/[.HN5]" office:value-type="float" office:value="25.5709573336698" calcext:value-type="float">
            <text:p>25.5709573337</text:p>
          </table:table-cell>
          <table:table-cell table:formula="of:=([.HO5]-[.HO12])*100/[.HO5]" office:value-type="float" office:value="11.4776964900794" calcext:value-type="float">
            <text:p>11.4776964901</text:p>
          </table:table-cell>
          <table:table-cell table:formula="of:=([.HP5]-[.HP12])*100/[.HP5]" office:value-type="float" office:value="5.05643071975224" calcext:value-type="float">
            <text:p>5.0564307198</text:p>
          </table:table-cell>
          <table:table-cell table:formula="of:=([.HQ5]-[.HQ12])*100/[.HQ5]" office:value-type="float" office:value="9.30036289982277" calcext:value-type="float">
            <text:p>9.3003628998</text:p>
          </table:table-cell>
          <table:table-cell table:formula="of:=([.HR5]-[.HR12])*100/[.HR5]" office:value-type="float" office:value="7.34901770555421" calcext:value-type="float">
            <text:p>7.3490177056</text:p>
          </table:table-cell>
          <table:table-cell table:number-columns-repeated="7"/>
          <table:table-cell table:formula="of:=([.HZ5]-[.HZ12])*100/[.HZ5]" office:value-type="float" office:value="-7.68569463548831" calcext:value-type="float">
            <text:p>-7.6856946355</text:p>
          </table:table-cell>
          <table:table-cell table:formula="of:=([.IA5]-[.IA12])*100/[.IA5]" office:value-type="float" office:value="-15.8937679545055" calcext:value-type="float">
            <text:p>-15.8937679545</text:p>
          </table:table-cell>
          <table:table-cell table:formula="of:=([.IB5]-[.IB12])*100/[.IB5]" office:value-type="float" office:value="-4.87766788131182" calcext:value-type="float">
            <text:p>-4.8776678813</text:p>
          </table:table-cell>
          <table:table-cell table:formula="of:=([.IC5]-[.IC12])*100/[.IC5]" office:value-type="float" office:value="-21.4111922141119" calcext:value-type="float">
            <text:p>-21.4111922141</text:p>
          </table:table-cell>
          <table:table-cell table:formula="of:=([.ID5]-[.ID12])*100/[.ID5]" office:value-type="float" office:value="6.68093421419931" calcext:value-type="float">
            <text:p>6.6809342142</text:p>
          </table:table-cell>
          <table:table-cell table:formula="of:=([.IE5]-[.IE12])*100/[.IE5]" office:value-type="float" office:value="-24.0478107388369" calcext:value-type="float">
            <text:p>-24.0478107388</text:p>
          </table:table-cell>
          <table:table-cell table:formula="of:=([.IF5]-[.IF12])*100/[.IF5]" office:value-type="float" office:value="0.805757165703038" calcext:value-type="float">
            <text:p>0.8057571657</text:p>
          </table:table-cell>
          <table:table-cell table:number-columns-repeated="7"/>
          <table:table-cell table:formula="of:=([.IN5]-[.IN12])*100/[.IN5]" office:value-type="float" office:value="7.3871334886998" calcext:value-type="float">
            <text:p>7.3871334887</text:p>
          </table:table-cell>
          <table:table-cell table:formula="of:=([.IO5]-[.IO12])*100/[.IO5]" office:value-type="float" office:value="0.699658703071672" calcext:value-type="float">
            <text:p>0.6996587031</text:p>
          </table:table-cell>
          <table:table-cell table:formula="of:=([.IP5]-[.IP12])*100/[.IP5]" office:value-type="float" office:value="23.3278252748042" calcext:value-type="float">
            <text:p>23.3278252748</text:p>
          </table:table-cell>
          <table:table-cell table:formula="of:=([.IQ5]-[.IQ12])*100/[.IQ5]" office:value-type="float" office:value="12.1316783594172" calcext:value-type="float">
            <text:p>12.1316783594</text:p>
          </table:table-cell>
          <table:table-cell table:formula="of:=([.IR5]-[.IR12])*100/[.IR5]" office:value-type="float" office:value="20.504687389864" calcext:value-type="float">
            <text:p>20.5046873899</text:p>
          </table:table-cell>
          <table:table-cell table:formula="of:=([.IS5]-[.IS12])*100/[.IS5]" office:value-type="float" office:value="6.09305359278182" calcext:value-type="float">
            <text:p>6.0930535928</text:p>
          </table:table-cell>
          <table:table-cell table:formula="of:=([.IT5]-[.IT12])*100/[.IT5]" office:value-type="float" office:value="-14.8966239204397" calcext:value-type="float">
            <text:p>-14.8966239204</text:p>
          </table:table-cell>
          <table:table-cell table:number-columns-repeated="7"/>
          <table:table-cell table:formula="of:=([.JB5]-[.JB12])*100/[.JB5]" office:value-type="float" office:value="13.2071856287425" calcext:value-type="float">
            <text:p>13.2071856287</text:p>
          </table:table-cell>
          <table:table-cell table:formula="of:=([.JC5]-[.JC12])*100/[.JC5]" office:value-type="float" office:value="17.4854481955763" calcext:value-type="float">
            <text:p>17.4854481956</text:p>
          </table:table-cell>
          <table:table-cell table:formula="of:=([.JD5]-[.JD12])*100/[.JD5]" office:value-type="float" office:value="7.22666146949912" calcext:value-type="float">
            <text:p>7.2266614695</text:p>
          </table:table-cell>
          <table:table-cell table:formula="of:=([.JE5]-[.JE12])*100/[.JE5]" office:value-type="float" office:value="26.131948299104" calcext:value-type="float">
            <text:p>26.1319482991</text:p>
          </table:table-cell>
          <table:table-cell table:formula="of:=([.JF5]-[.JF12])*100/[.JF5]" office:value-type="float" office:value="3.28792860497886" calcext:value-type="float">
            <text:p>3.287928605</text:p>
          </table:table-cell>
          <table:table-cell table:formula="of:=([.JG5]-[.JG12])*100/[.JG5]" office:value-type="float" office:value="7.46422776220682" calcext:value-type="float">
            <text:p>7.4642277622</text:p>
          </table:table-cell>
          <table:table-cell table:formula="of:=([.JH5]-[.JH12])*100/[.JH5]" office:value-type="float" office:value="-0.063321967851924" calcext:value-type="float">
            <text:p>-0.0633219679</text:p>
          </table:table-cell>
          <table:table-cell table:number-columns-repeated="7"/>
          <table:table-cell table:formula="of:=([.JP5]-[.JP12])*100/[.JP5]" office:value-type="float" office:value="-0.766666666666667" calcext:value-type="float">
            <text:p>-0.7666666667</text:p>
          </table:table-cell>
          <table:table-cell table:formula="of:=([.JQ5]-[.JQ12])*100/[.JQ5]" office:value-type="float" office:value="13.1412067558234" calcext:value-type="float">
            <text:p>13.1412067558</text:p>
          </table:table-cell>
          <table:table-cell table:formula="of:=([.JR5]-[.JR12])*100/[.JR5]" office:value-type="float" office:value="10.9770979368278" calcext:value-type="float">
            <text:p>10.9770979368</text:p>
          </table:table-cell>
          <table:table-cell table:formula="of:=([.JS5]-[.JS12])*100/[.JS5]" office:value-type="float" office:value="15.9501577488129" calcext:value-type="float">
            <text:p>15.9501577488</text:p>
          </table:table-cell>
          <table:table-cell table:formula="of:=([.JT5]-[.JT12])*100/[.JT5]" office:value-type="float" office:value="0.0926655237918732" calcext:value-type="float">
            <text:p>0.0926655238</text:p>
          </table:table-cell>
          <table:table-cell table:formula="of:=([.JU5]-[.JU12])*100/[.JU5]" office:value-type="float" office:value="19.7314867156586" calcext:value-type="float">
            <text:p>19.7314867157</text:p>
          </table:table-cell>
          <table:table-cell table:formula="of:=([.JV5]-[.JV12])*100/[.JV5]" office:value-type="float" office:value="20.5801908752328" calcext:value-type="float">
            <text:p>20.5801908752</text:p>
          </table:table-cell>
          <table:table-cell table:number-columns-repeated="7"/>
          <table:table-cell table:formula="of:=([.KD5]-[.KD12])*100/[.KD5]" office:value-type="float" office:value="4.32264323213878" calcext:value-type="float">
            <text:p>4.3226432321</text:p>
          </table:table-cell>
          <table:table-cell table:formula="of:=([.KE5]-[.KE12])*100/[.KE5]" office:value-type="float" office:value="3.19569422252123" calcext:value-type="float">
            <text:p>3.1956942225</text:p>
          </table:table-cell>
          <table:table-cell table:formula="of:=([.KF5]-[.KF12])*100/[.KF5]" office:value-type="float" office:value="12.5672692148475" calcext:value-type="float">
            <text:p>12.5672692148</text:p>
          </table:table-cell>
          <table:table-cell table:formula="of:=([.KG5]-[.KG12])*100/[.KG5]" office:value-type="float" office:value="2.42033191513341" calcext:value-type="float">
            <text:p>2.4203319151</text:p>
          </table:table-cell>
          <table:table-cell table:formula="of:=([.KH5]-[.KH12])*100/[.KH5]" office:value-type="float" office:value="5.79355988290696" calcext:value-type="float">
            <text:p>5.7935598829</text:p>
          </table:table-cell>
          <table:table-cell table:formula="of:=([.KI5]-[.KI12])*100/[.KI5]" office:value-type="float" office:value="6.14258695830935" calcext:value-type="float">
            <text:p>6.1425869583</text:p>
          </table:table-cell>
          <table:table-cell table:formula="of:=([.KJ5]-[.KJ12])*100/[.KJ5]" office:value-type="float" office:value="6.56980819473651" calcext:value-type="float">
            <text:p>6.5698081947</text:p>
          </table:table-cell>
          <table:table-cell table:number-columns-repeated="7"/>
          <table:table-cell table:formula="of:=([.KR5]-[.KR12])*100/[.KR5]" office:value-type="float" office:value="1.82310044695366" calcext:value-type="float">
            <text:p>1.823100447</text:p>
          </table:table-cell>
          <table:table-cell table:formula="of:=([.KS5]-[.KS12])*100/[.KS5]" office:value-type="float" office:value="-21.2455135067061" calcext:value-type="float">
            <text:p>-21.2455135067</text:p>
          </table:table-cell>
          <table:table-cell table:formula="of:=([.KT5]-[.KT12])*100/[.KT5]" office:value-type="float" office:value="20.2703233664689" calcext:value-type="float">
            <text:p>20.2703233665</text:p>
          </table:table-cell>
          <table:table-cell table:formula="of:=([.KU5]-[.KU12])*100/[.KU5]" office:value-type="float" office:value="-20.9367945823928" calcext:value-type="float">
            <text:p>-20.9367945824</text:p>
          </table:table-cell>
          <table:table-cell table:formula="of:=([.KV5]-[.KV12])*100/[.KV5]" office:value-type="float" office:value="-12.0164126611958" calcext:value-type="float">
            <text:p>-12.0164126612</text:p>
          </table:table-cell>
          <table:table-cell table:formula="of:=([.KW5]-[.KW12])*100/[.KW5]" office:value-type="float" office:value="-0.186398253182084" calcext:value-type="float">
            <text:p>-0.1863982532</text:p>
          </table:table-cell>
          <table:table-cell table:formula="of:=([.KX5]-[.KX12])*100/[.KX5]" office:value-type="float" office:value="7.36681245718501" calcext:value-type="float">
            <text:p>7.3668124572</text:p>
          </table:table-cell>
          <table:table-cell table:number-columns-repeated="7"/>
          <table:table-cell table:formula="of:=([.LF5]-[.LF12])*100/[.LF5]" office:value-type="float" office:value="31.1194222336858" calcext:value-type="float">
            <text:p>31.1194222337</text:p>
          </table:table-cell>
          <table:table-cell table:formula="of:=([.LG5]-[.LG12])*100/[.LG5]" office:value-type="float" office:value="4.64739884393064" calcext:value-type="float">
            <text:p>4.6473988439</text:p>
          </table:table-cell>
          <table:table-cell table:formula="of:=([.LH5]-[.LH12])*100/[.LH5]" office:value-type="float" office:value="17.9575913924369" calcext:value-type="float">
            <text:p>17.9575913924</text:p>
          </table:table-cell>
          <table:table-cell table:formula="of:=([.LI5]-[.LI12])*100/[.LI5]" office:value-type="float" office:value="7.7095372485777" calcext:value-type="float">
            <text:p>7.7095372486</text:p>
          </table:table-cell>
          <table:table-cell table:formula="of:=([.LJ5]-[.LJ12])*100/[.LJ5]" office:value-type="float" office:value="4.68321239099945" calcext:value-type="float">
            <text:p>4.683212391</text:p>
          </table:table-cell>
          <table:table-cell table:formula="of:=([.LK5]-[.LK12])*100/[.LK5]" office:value-type="float" office:value="3.47960992907801" calcext:value-type="float">
            <text:p>3.4796099291</text:p>
          </table:table-cell>
          <table:table-cell table:formula="of:=([.LL5]-[.LL12])*100/[.LL5]" office:value-type="float" office:value="1.68012503256056" calcext:value-type="float">
            <text:p>1.6801250326</text:p>
          </table:table-cell>
          <table:table-cell table:number-columns-repeated="7"/>
          <table:table-cell table:formula="of:=([.LT5]-[.LT12])*100/[.LT5]" office:value-type="float" office:value="14.3641986538112" calcext:value-type="float">
            <text:p>14.3641986538</text:p>
          </table:table-cell>
          <table:table-cell table:formula="of:=([.LU5]-[.LU12])*100/[.LU5]" office:value-type="float" office:value="11.1532567049808" calcext:value-type="float">
            <text:p>11.153256705</text:p>
          </table:table-cell>
          <table:table-cell table:formula="of:=([.LV5]-[.LV12])*100/[.LV5]" office:value-type="float" office:value="-5.4080691825899" calcext:value-type="float">
            <text:p>-5.4080691826</text:p>
          </table:table-cell>
          <table:table-cell table:formula="of:=([.LW5]-[.LW12])*100/[.LW5]" office:value-type="float" office:value="1.91819105691057" calcext:value-type="float">
            <text:p>1.9181910569</text:p>
          </table:table-cell>
          <table:table-cell table:formula="of:=([.LX5]-[.LX12])*100/[.LX5]" office:value-type="float" office:value="4.76601716413882" calcext:value-type="float">
            <text:p>4.7660171641</text:p>
          </table:table-cell>
          <table:table-cell table:formula="of:=([.LY5]-[.LY12])*100/[.LY5]" office:value-type="float" office:value="2.35543420677289" calcext:value-type="float">
            <text:p>2.3554342068</text:p>
          </table:table-cell>
          <table:table-cell table:formula="of:=([.LZ5]-[.LZ12])*100/[.LZ5]" office:value-type="float" office:value="-4.79410191764077" calcext:value-type="float">
            <text:p>-4.7941019176</text:p>
          </table:table-cell>
          <table:table-cell table:number-columns-repeated="7"/>
          <table:table-cell table:formula="of:=([.MH5]-[.MH12])*100/[.MH5]" office:value-type="float" office:value="8.41618100788481" calcext:value-type="float">
            <text:p>8.4161810079</text:p>
          </table:table-cell>
          <table:table-cell table:formula="of:=([.MI5]-[.MI12])*100/[.MI5]" office:value-type="float" office:value="11.4044292262661" calcext:value-type="float">
            <text:p>11.4044292263</text:p>
          </table:table-cell>
          <table:table-cell table:formula="of:=([.MJ5]-[.MJ12])*100/[.MJ5]" office:value-type="float" office:value="24.3179049939099" calcext:value-type="float">
            <text:p>24.3179049939</text:p>
          </table:table-cell>
          <table:table-cell table:formula="of:=([.MK5]-[.MK12])*100/[.MK5]" office:value-type="float" office:value="5.26660708966339" calcext:value-type="float">
            <text:p>5.2666070897</text:p>
          </table:table-cell>
          <table:table-cell table:formula="of:=([.ML5]-[.ML12])*100/[.ML5]" office:value-type="float" office:value="-0.758725341426404" calcext:value-type="float">
            <text:p>-0.7587253414</text:p>
          </table:table-cell>
          <table:table-cell table:formula="of:=([.MM5]-[.MM12])*100/[.MM5]" office:value-type="float" office:value="5.17595910933553" calcext:value-type="float">
            <text:p>5.1759591093</text:p>
          </table:table-cell>
          <table:table-cell table:formula="of:=([.MN5]-[.MN12])*100/[.MN5]" office:value-type="float" office:value="2.5470254702547" calcext:value-type="float">
            <text:p>2.5470254703</text:p>
          </table:table-cell>
          <table:table-cell/>
          <table:table-cell table:formula="of:=AVERAGE([.A20:.MN20])" office:value-type="float" office:value="5.52324634135094" calcext:value-type="float">
            <text:p>5.5232463414</text:p>
          </table:table-cell>
        </table:table-row>
        <table:table-row table:style-name="ro1">
          <table:covered-table-cell/>
          <table:table-cell table:number-columns-repeated="8"/>
          <table:table-cell table:formula="of:=([.J6]-[.J13])*100/[.J6]" office:value-type="float" office:value="-1.17459200519635" calcext:value-type="float">
            <text:p>-1.1745920052</text:p>
          </table:table-cell>
          <table:table-cell table:formula="of:=([.K6]-[.K13])*100/[.K6]" office:value-type="float" office:value="9.8901396255006" calcext:value-type="float">
            <text:p>9.8901396255</text:p>
          </table:table-cell>
          <table:table-cell table:formula="of:=([.L6]-[.L13])*100/[.L6]" office:value-type="float" office:value="2.19645095959109" calcext:value-type="float">
            <text:p>2.1964509596</text:p>
          </table:table-cell>
          <table:table-cell table:formula="of:=([.M6]-[.M13])*100/[.M6]" office:value-type="float" office:value="10.4233640276794" calcext:value-type="float">
            <text:p>10.4233640277</text:p>
          </table:table-cell>
          <table:table-cell table:formula="of:=([.N6]-[.N13])*100/[.N6]" office:value-type="float" office:value="2.05019173089335" calcext:value-type="float">
            <text:p>2.0501917309</text:p>
          </table:table-cell>
          <table:table-cell table:formula="of:=([.O6]-[.O13])*100/[.O6]" office:value-type="float" office:value="9.47898195473036" calcext:value-type="float">
            <text:p>9.4789819547</text:p>
          </table:table-cell>
          <table:table-cell table:formula="of:=([.P6]-[.P13])*100/[.P6]" office:value-type="float" office:value="0.369122996093224" calcext:value-type="float">
            <text:p>0.3691229961</text:p>
          </table:table-cell>
          <table:table-cell table:number-columns-repeated="7"/>
          <table:table-cell table:formula="of:=([.X6]-[.X13])*100/[.X6]" office:value-type="float" office:value="-13.8702361364344" calcext:value-type="float">
            <text:p>-13.8702361364</text:p>
          </table:table-cell>
          <table:table-cell table:formula="of:=([.Y6]-[.Y13])*100/[.Y6]" office:value-type="float" office:value="-12.2609723012296" calcext:value-type="float">
            <text:p>-12.2609723012</text:p>
          </table:table-cell>
          <table:table-cell table:formula="of:=([.Z6]-[.Z13])*100/[.Z6]" office:value-type="float" office:value="35.0516146109052" calcext:value-type="float">
            <text:p>35.0516146109</text:p>
          </table:table-cell>
          <table:table-cell table:formula="of:=([.AA6]-[.AA13])*100/[.AA6]" office:value-type="float" office:value="7.4962074962075" calcext:value-type="float">
            <text:p>7.4962074962</text:p>
          </table:table-cell>
          <table:table-cell table:formula="of:=([.AB6]-[.AB13])*100/[.AB6]" office:value-type="float" office:value="8.53944094833894" calcext:value-type="float">
            <text:p>8.5394409483</text:p>
          </table:table-cell>
          <table:table-cell table:formula="of:=([.AC6]-[.AC13])*100/[.AC6]" office:value-type="float" office:value="-0.279434458022271" calcext:value-type="float">
            <text:p>-0.279434458</text:p>
          </table:table-cell>
          <table:table-cell table:formula="of:=([.AD6]-[.AD13])*100/[.AD6]" office:value-type="float" office:value="4.64089393529783" calcext:value-type="float">
            <text:p>4.6408939353</text:p>
          </table:table-cell>
          <table:table-cell table:number-columns-repeated="7"/>
          <table:table-cell table:formula="of:=([.AL6]-[.AL13])*100/[.AL6]" office:value-type="float" office:value="19.7144004966948" calcext:value-type="float">
            <text:p>19.7144004967</text:p>
          </table:table-cell>
          <table:table-cell table:formula="of:=([.AM6]-[.AM13])*100/[.AM6]" office:value-type="float" office:value="5.25373134328358" calcext:value-type="float">
            <text:p>5.2537313433</text:p>
          </table:table-cell>
          <table:table-cell table:formula="of:=([.AN6]-[.AN13])*100/[.AN6]" office:value-type="float" office:value="7.15622076707203" calcext:value-type="float">
            <text:p>7.1562207671</text:p>
          </table:table-cell>
          <table:table-cell table:formula="of:=([.AO6]-[.AO13])*100/[.AO6]" office:value-type="float" office:value="13.5352984696858" calcext:value-type="float">
            <text:p>13.5352984697</text:p>
          </table:table-cell>
          <table:table-cell table:formula="of:=([.AP6]-[.AP13])*100/[.AP6]" office:value-type="float" office:value="1.82856316854582" calcext:value-type="float">
            <text:p>1.8285631685</text:p>
          </table:table-cell>
          <table:table-cell table:formula="of:=([.AQ6]-[.AQ13])*100/[.AQ6]" office:value-type="float" office:value="18.9223750604825" calcext:value-type="float">
            <text:p>18.9223750605</text:p>
          </table:table-cell>
          <table:table-cell table:formula="of:=([.AR6]-[.AR13])*100/[.AR6]" office:value-type="float" office:value="10.9303739738522" calcext:value-type="float">
            <text:p>10.9303739739</text:p>
          </table:table-cell>
          <table:table-cell table:number-columns-repeated="7"/>
          <table:table-cell table:formula="of:=([.AZ6]-[.AZ13])*100/[.AZ6]" office:value-type="float" office:value="5.26767821357" calcext:value-type="float">
            <text:p>5.2676782136</text:p>
          </table:table-cell>
          <table:table-cell table:formula="of:=([.BA6]-[.BA13])*100/[.BA6]" office:value-type="float" office:value="5.09250710882972" calcext:value-type="float">
            <text:p>5.0925071088</text:p>
          </table:table-cell>
          <table:table-cell table:formula="of:=([.BB6]-[.BB13])*100/[.BB6]" office:value-type="float" office:value="19.7844201513646" calcext:value-type="float">
            <text:p>19.7844201514</text:p>
          </table:table-cell>
          <table:table-cell table:formula="of:=([.BC6]-[.BC13])*100/[.BC6]" office:value-type="float" office:value="2.57984811598416" calcext:value-type="float">
            <text:p>2.579848116</text:p>
          </table:table-cell>
          <table:table-cell table:formula="of:=([.BD6]-[.BD13])*100/[.BD6]" office:value-type="float" office:value="3.13814667424673" calcext:value-type="float">
            <text:p>3.1381466742</text:p>
          </table:table-cell>
          <table:table-cell table:formula="of:=([.BE6]-[.BE13])*100/[.BE6]" office:value-type="float" office:value="9.20258100134571" calcext:value-type="float">
            <text:p>9.2025810013</text:p>
          </table:table-cell>
          <table:table-cell table:formula="of:=([.BF6]-[.BF13])*100/[.BF6]" office:value-type="float" office:value="3.52636569178032" calcext:value-type="float">
            <text:p>3.5263656918</text:p>
          </table:table-cell>
          <table:table-cell table:number-columns-repeated="7"/>
          <table:table-cell table:formula="of:=([.BN6]-[.BN13])*100/[.BN6]" office:value-type="float" office:value="19.231013798512" calcext:value-type="float">
            <text:p>19.2310137985</text:p>
          </table:table-cell>
          <table:table-cell table:formula="of:=([.BO6]-[.BO13])*100/[.BO6]" office:value-type="float" office:value="2.97961182565662" calcext:value-type="float">
            <text:p>2.9796118257</text:p>
          </table:table-cell>
          <table:table-cell table:formula="of:=([.BP6]-[.BP13])*100/[.BP6]" office:value-type="float" office:value="3.7572061343958" calcext:value-type="float">
            <text:p>3.7572061344</text:p>
          </table:table-cell>
          <table:table-cell table:formula="of:=([.BQ6]-[.BQ13])*100/[.BQ6]" office:value-type="float" office:value="-1.96569716381671" calcext:value-type="float">
            <text:p>-1.9656971638</text:p>
          </table:table-cell>
          <table:table-cell table:formula="of:=([.BR6]-[.BR13])*100/[.BR6]" office:value-type="float" office:value="-2.05779634321715" calcext:value-type="float">
            <text:p>-2.0577963432</text:p>
          </table:table-cell>
          <table:table-cell table:formula="of:=([.BS6]-[.BS13])*100/[.BS6]" office:value-type="float" office:value="7.51136445630998" calcext:value-type="float">
            <text:p>7.5113644563</text:p>
          </table:table-cell>
          <table:table-cell table:formula="of:=([.BT6]-[.BT13])*100/[.BT6]" office:value-type="float" office:value="1.09319274306094" calcext:value-type="float">
            <text:p>1.0931927431</text:p>
          </table:table-cell>
          <table:table-cell table:number-columns-repeated="7"/>
          <table:table-cell table:formula="of:=([.CB6]-[.CB13])*100/[.CB6]" office:value-type="float" office:value="-5.75384279952033" calcext:value-type="float">
            <text:p>-5.7538427995</text:p>
          </table:table-cell>
          <table:table-cell table:formula="of:=([.CC6]-[.CC13])*100/[.CC6]" office:value-type="float" office:value="8.11432394572331" calcext:value-type="float">
            <text:p>8.1143239457</text:p>
          </table:table-cell>
          <table:table-cell table:formula="of:=([.CD6]-[.CD13])*100/[.CD6]" office:value-type="float" office:value="4.58011644095684" calcext:value-type="float">
            <text:p>4.580116441</text:p>
          </table:table-cell>
          <table:table-cell table:formula="of:=([.CE6]-[.CE13])*100/[.CE6]" office:value-type="float" office:value="6.67835682056327" calcext:value-type="float">
            <text:p>6.6783568206</text:p>
          </table:table-cell>
          <table:table-cell table:formula="of:=([.CF6]-[.CF13])*100/[.CF6]" office:value-type="float" office:value="20.8153063862794" calcext:value-type="float">
            <text:p>20.8153063863</text:p>
          </table:table-cell>
          <table:table-cell table:formula="of:=([.CG6]-[.CG13])*100/[.CG6]" office:value-type="float" office:value="7.85013015228843" calcext:value-type="float">
            <text:p>7.8501301523</text:p>
          </table:table-cell>
          <table:table-cell table:formula="of:=([.CH6]-[.CH13])*100/[.CH6]" office:value-type="float" office:value="4.18497593638837" calcext:value-type="float">
            <text:p>4.1849759364</text:p>
          </table:table-cell>
          <table:table-cell table:number-columns-repeated="7"/>
          <table:table-cell table:formula="of:=([.CP6]-[.CP13])*100/[.CP6]" office:value-type="float" office:value="-26.9735963310922" calcext:value-type="float">
            <text:p>-26.9735963311</text:p>
          </table:table-cell>
          <table:table-cell table:formula="of:=([.CQ6]-[.CQ13])*100/[.CQ6]" office:value-type="float" office:value="-11.2741886166077" calcext:value-type="float">
            <text:p>-11.2741886166</text:p>
          </table:table-cell>
          <table:table-cell table:formula="of:=([.CR6]-[.CR13])*100/[.CR6]" office:value-type="float" office:value="3.52243233222099" calcext:value-type="float">
            <text:p>3.5224323322</text:p>
          </table:table-cell>
          <table:table-cell table:formula="of:=([.CS6]-[.CS13])*100/[.CS6]" office:value-type="float" office:value="-21.5694274445804" calcext:value-type="float">
            <text:p>-21.5694274446</text:p>
          </table:table-cell>
          <table:table-cell table:formula="of:=([.CT6]-[.CT13])*100/[.CT6]" office:value-type="float" office:value="4.16634755303669" calcext:value-type="float">
            <text:p>4.166347553</text:p>
          </table:table-cell>
          <table:table-cell table:formula="of:=([.CU6]-[.CU13])*100/[.CU6]" office:value-type="float" office:value="-13.4103897219954" calcext:value-type="float">
            <text:p>-13.410389722</text:p>
          </table:table-cell>
          <table:table-cell table:formula="of:=([.CV6]-[.CV13])*100/[.CV6]" office:value-type="float" office:value="5.72602739726027" calcext:value-type="float">
            <text:p>5.7260273973</text:p>
          </table:table-cell>
          <table:table-cell table:number-columns-repeated="7"/>
          <table:table-cell table:formula="of:=([.DD6]-[.DD13])*100/[.DD6]" office:value-type="float" office:value="11.551104064349" calcext:value-type="float">
            <text:p>11.5511040643</text:p>
          </table:table-cell>
          <table:table-cell table:formula="of:=([.DE6]-[.DE13])*100/[.DE6]" office:value-type="float" office:value="6.13215021391222" calcext:value-type="float">
            <text:p>6.1321502139</text:p>
          </table:table-cell>
          <table:table-cell table:formula="of:=([.DF6]-[.DF13])*100/[.DF6]" office:value-type="float" office:value="8.15030604562862" calcext:value-type="float">
            <text:p>8.1503060456</text:p>
          </table:table-cell>
          <table:table-cell table:formula="of:=([.DG6]-[.DG13])*100/[.DG6]" office:value-type="float" office:value="5.35296771811805" calcext:value-type="float">
            <text:p>5.3529677181</text:p>
          </table:table-cell>
          <table:table-cell table:formula="of:=([.DH6]-[.DH13])*100/[.DH6]" office:value-type="float" office:value="4.56960680127524" calcext:value-type="float">
            <text:p>4.5696068013</text:p>
          </table:table-cell>
          <table:table-cell table:formula="of:=([.DI6]-[.DI13])*100/[.DI6]" office:value-type="float" office:value="-0.225102848715361" calcext:value-type="float">
            <text:p>-0.2251028487</text:p>
          </table:table-cell>
          <table:table-cell table:formula="of:=([.DJ6]-[.DJ13])*100/[.DJ6]" office:value-type="float" office:value="24.3253039839193" calcext:value-type="float">
            <text:p>24.3253039839</text:p>
          </table:table-cell>
          <table:table-cell table:number-columns-repeated="7"/>
          <table:table-cell table:formula="of:=([.DR6]-[.DR13])*100/[.DR6]" office:value-type="float" office:value="24.7409922873259" calcext:value-type="float">
            <text:p>24.7409922873</text:p>
          </table:table-cell>
          <table:table-cell table:formula="of:=([.DS6]-[.DS13])*100/[.DS6]" office:value-type="float" office:value="21.6123807809969" calcext:value-type="float">
            <text:p>21.612380781</text:p>
          </table:table-cell>
          <table:table-cell table:formula="of:=([.DT6]-[.DT13])*100/[.DT6]" office:value-type="float" office:value="5.88182309493785" calcext:value-type="float">
            <text:p>5.8818230949</text:p>
          </table:table-cell>
          <table:table-cell table:formula="of:=([.DU6]-[.DU13])*100/[.DU6]" office:value-type="float" office:value="5.36610569825805" calcext:value-type="float">
            <text:p>5.3661056983</text:p>
          </table:table-cell>
          <table:table-cell table:formula="of:=([.DV6]-[.DV13])*100/[.DV6]" office:value-type="float" office:value="4.17694550347612" calcext:value-type="float">
            <text:p>4.1769455035</text:p>
          </table:table-cell>
          <table:table-cell table:formula="of:=([.DW6]-[.DW13])*100/[.DW6]" office:value-type="float" office:value="12.0302227455598" calcext:value-type="float">
            <text:p>12.0302227456</text:p>
          </table:table-cell>
          <table:table-cell table:formula="of:=([.DX6]-[.DX13])*100/[.DX6]" office:value-type="float" office:value="4.505490496516" calcext:value-type="float">
            <text:p>4.5054904965</text:p>
          </table:table-cell>
          <table:table-cell table:number-columns-repeated="7"/>
          <table:table-cell table:formula="of:=([.EF6]-[.EF13])*100/[.EF6]" office:value-type="float" office:value="6.86996576101682" calcext:value-type="float">
            <text:p>6.869965761</text:p>
          </table:table-cell>
          <table:table-cell table:formula="of:=([.EG6]-[.EG13])*100/[.EG6]" office:value-type="float" office:value="3.09181444032315" calcext:value-type="float">
            <text:p>3.0918144403</text:p>
          </table:table-cell>
          <table:table-cell table:formula="of:=([.EH6]-[.EH13])*100/[.EH6]" office:value-type="float" office:value="13.8211227402474" calcext:value-type="float">
            <text:p>13.8211227402</text:p>
          </table:table-cell>
          <table:table-cell table:formula="of:=([.EI6]-[.EI13])*100/[.EI6]" office:value-type="float" office:value="4.15195452382741" calcext:value-type="float">
            <text:p>4.1519545238</text:p>
          </table:table-cell>
          <table:table-cell table:formula="of:=([.EJ6]-[.EJ13])*100/[.EJ6]" office:value-type="float" office:value="8.45892868793632" calcext:value-type="float">
            <text:p>8.4589286879</text:p>
          </table:table-cell>
          <table:table-cell table:formula="of:=([.EK6]-[.EK13])*100/[.EK6]" office:value-type="float" office:value="11.7309156343" calcext:value-type="float">
            <text:p>11.7309156343</text:p>
          </table:table-cell>
          <table:table-cell table:formula="of:=([.EL6]-[.EL13])*100/[.EL6]" office:value-type="float" office:value="4.03553237038313" calcext:value-type="float">
            <text:p>4.0355323704</text:p>
          </table:table-cell>
          <table:table-cell table:number-columns-repeated="7"/>
          <table:table-cell table:formula="of:=([.ET6]-[.ET13])*100/[.ET6]" office:value-type="float" office:value="12.1832039445148" calcext:value-type="float">
            <text:p>12.1832039445</text:p>
          </table:table-cell>
          <table:table-cell table:formula="of:=([.EU6]-[.EU13])*100/[.EU6]" office:value-type="float" office:value="2.51546711661915" calcext:value-type="float">
            <text:p>2.5154671166</text:p>
          </table:table-cell>
          <table:table-cell table:formula="of:=([.EV6]-[.EV13])*100/[.EV6]" office:value-type="float" office:value="6.87107981798057" calcext:value-type="float">
            <text:p>6.871079818</text:p>
          </table:table-cell>
          <table:table-cell table:formula="of:=([.EW6]-[.EW13])*100/[.EW6]" office:value-type="float" office:value="8.94274271304606" calcext:value-type="float">
            <text:p>8.942742713</text:p>
          </table:table-cell>
          <table:table-cell table:formula="of:=([.EX6]-[.EX13])*100/[.EX6]" office:value-type="float" office:value="-1.58245912838413" calcext:value-type="float">
            <text:p>-1.5824591284</text:p>
          </table:table-cell>
          <table:table-cell table:formula="of:=([.EY6]-[.EY13])*100/[.EY6]" office:value-type="float" office:value="3.58007034903946" calcext:value-type="float">
            <text:p>3.580070349</text:p>
          </table:table-cell>
          <table:table-cell table:formula="of:=([.EZ6]-[.EZ13])*100/[.EZ6]" office:value-type="float" office:value="7.29931337218787" calcext:value-type="float">
            <text:p>7.2993133722</text:p>
          </table:table-cell>
          <table:table-cell table:number-columns-repeated="7"/>
          <table:table-cell table:formula="of:=([.FH6]-[.FH13])*100/[.FH6]" office:value-type="float" office:value="3.78263876880512" calcext:value-type="float">
            <text:p>3.7826387688</text:p>
          </table:table-cell>
          <table:table-cell table:formula="of:=([.FI6]-[.FI13])*100/[.FI6]" office:value-type="float" office:value="-21.7151202592305" calcext:value-type="float">
            <text:p>-21.7151202592</text:p>
          </table:table-cell>
          <table:table-cell table:formula="of:=([.FJ6]-[.FJ13])*100/[.FJ6]" office:value-type="float" office:value="0.196989297894861" calcext:value-type="float">
            <text:p>0.1969892979</text:p>
          </table:table-cell>
          <table:table-cell table:formula="of:=([.FK6]-[.FK13])*100/[.FK6]" office:value-type="float" office:value="-21.7514124293785" calcext:value-type="float">
            <text:p>-21.7514124294</text:p>
          </table:table-cell>
          <table:table-cell table:formula="of:=([.FL6]-[.FL13])*100/[.FL6]" office:value-type="float" office:value="26.3332107392424" calcext:value-type="float">
            <text:p>26.3332107392</text:p>
          </table:table-cell>
          <table:table-cell table:formula="of:=([.FM6]-[.FM13])*100/[.FM6]" office:value-type="float" office:value="-17.7274036285844" calcext:value-type="float">
            <text:p>-17.7274036286</text:p>
          </table:table-cell>
          <table:table-cell table:formula="of:=([.FN6]-[.FN13])*100/[.FN6]" office:value-type="float" office:value="8.20904571359282" calcext:value-type="float">
            <text:p>8.2090457136</text:p>
          </table:table-cell>
          <table:table-cell table:number-columns-repeated="7"/>
          <table:table-cell table:formula="of:=([.FV6]-[.FV13])*100/[.FV6]" office:value-type="float" office:value="23.5577786328075" calcext:value-type="float">
            <text:p>23.5577786328</text:p>
          </table:table-cell>
          <table:table-cell table:formula="of:=([.FW6]-[.FW13])*100/[.FW6]" office:value-type="float" office:value="20.8198811687783" calcext:value-type="float">
            <text:p>20.8198811688</text:p>
          </table:table-cell>
          <table:table-cell table:formula="of:=([.FX6]-[.FX13])*100/[.FX6]" office:value-type="float" office:value="20.9494526582058" calcext:value-type="float">
            <text:p>20.9494526582</text:p>
          </table:table-cell>
          <table:table-cell table:formula="of:=([.FY6]-[.FY13])*100/[.FY6]" office:value-type="float" office:value="5.67955295578576" calcext:value-type="float">
            <text:p>5.6795529558</text:p>
          </table:table-cell>
          <table:table-cell table:formula="of:=([.FZ6]-[.FZ13])*100/[.FZ6]" office:value-type="float" office:value="5.01760126927463" calcext:value-type="float">
            <text:p>5.0176012693</text:p>
          </table:table-cell>
          <table:table-cell table:formula="of:=([.GA6]-[.GA13])*100/[.GA6]" office:value-type="float" office:value="2.45003424444306" calcext:value-type="float">
            <text:p>2.4500342444</text:p>
          </table:table-cell>
          <table:table-cell table:formula="of:=([.GB6]-[.GB13])*100/[.GB6]" office:value-type="float" office:value="10.4498455753995" calcext:value-type="float">
            <text:p>10.4498455754</text:p>
          </table:table-cell>
          <table:table-cell table:number-columns-repeated="7"/>
          <table:table-cell table:formula="of:=([.GJ6]-[.GJ13])*100/[.GJ6]" office:value-type="float" office:value="0.788988221938414" calcext:value-type="float">
            <text:p>0.7889882219</text:p>
          </table:table-cell>
          <table:table-cell table:formula="of:=([.GK6]-[.GK13])*100/[.GK6]" office:value-type="float" office:value="13.6698705425751" calcext:value-type="float">
            <text:p>13.6698705426</text:p>
          </table:table-cell>
          <table:table-cell table:formula="of:=([.GL6]-[.GL13])*100/[.GL6]" office:value-type="float" office:value="-0.0338000965717045" calcext:value-type="float">
            <text:p>-0.0338000966</text:p>
          </table:table-cell>
          <table:table-cell table:formula="of:=([.GM6]-[.GM13])*100/[.GM6]" office:value-type="float" office:value="3.06291864659071" calcext:value-type="float">
            <text:p>3.0629186466</text:p>
          </table:table-cell>
          <table:table-cell table:formula="of:=([.GN6]-[.GN13])*100/[.GN6]" office:value-type="float" office:value="1.29760476380927" calcext:value-type="float">
            <text:p>1.2976047638</text:p>
          </table:table-cell>
          <table:table-cell table:formula="of:=([.GO6]-[.GO13])*100/[.GO6]" office:value-type="float" office:value="23.3949791134363" calcext:value-type="float">
            <text:p>23.3949791134</text:p>
          </table:table-cell>
          <table:table-cell table:formula="of:=([.GP6]-[.GP13])*100/[.GP6]" office:value-type="float" office:value="0.512142739137618" calcext:value-type="float">
            <text:p>0.5121427391</text:p>
          </table:table-cell>
          <table:table-cell table:number-columns-repeated="7"/>
          <table:table-cell table:formula="of:=([.GX6]-[.GX13])*100/[.GX6]" office:value-type="float" office:value="1.88785087056894" calcext:value-type="float">
            <text:p>1.8878508706</text:p>
          </table:table-cell>
          <table:table-cell table:formula="of:=([.GY6]-[.GY13])*100/[.GY6]" office:value-type="float" office:value="10.6804017307769" calcext:value-type="float">
            <text:p>10.6804017308</text:p>
          </table:table-cell>
          <table:table-cell table:formula="of:=([.GZ6]-[.GZ13])*100/[.GZ6]" office:value-type="float" office:value="3.77953301461928" calcext:value-type="float">
            <text:p>3.7795330146</text:p>
          </table:table-cell>
          <table:table-cell table:formula="of:=([.HA6]-[.HA13])*100/[.HA6]" office:value-type="float" office:value="20.6233306739741" calcext:value-type="float">
            <text:p>20.623330674</text:p>
          </table:table-cell>
          <table:table-cell table:formula="of:=([.HB6]-[.HB13])*100/[.HB6]" office:value-type="float" office:value="30.3159238378896" calcext:value-type="float">
            <text:p>30.3159238379</text:p>
          </table:table-cell>
          <table:table-cell table:formula="of:=([.HC6]-[.HC13])*100/[.HC6]" office:value-type="float" office:value="3.15975733063701" calcext:value-type="float">
            <text:p>3.1597573306</text:p>
          </table:table-cell>
          <table:table-cell table:formula="of:=([.HD6]-[.HD13])*100/[.HD6]" office:value-type="float" office:value="3.66748694037905" calcext:value-type="float">
            <text:p>3.6674869404</text:p>
          </table:table-cell>
          <table:table-cell table:number-columns-repeated="7"/>
          <table:table-cell table:formula="of:=([.HL6]-[.HL13])*100/[.HL6]" office:value-type="float" office:value="4.3237178795659" calcext:value-type="float">
            <text:p>4.3237178796</text:p>
          </table:table-cell>
          <table:table-cell table:formula="of:=([.HM6]-[.HM13])*100/[.HM6]" office:value-type="float" office:value="6.56744919774996" calcext:value-type="float">
            <text:p>6.5674491977</text:p>
          </table:table-cell>
          <table:table-cell table:formula="of:=([.HN6]-[.HN13])*100/[.HN6]" office:value-type="float" office:value="10.0928655660377" calcext:value-type="float">
            <text:p>10.092865566</text:p>
          </table:table-cell>
          <table:table-cell table:formula="of:=([.HO6]-[.HO13])*100/[.HO6]" office:value-type="float" office:value="16.0121868652674" calcext:value-type="float">
            <text:p>16.0121868653</text:p>
          </table:table-cell>
          <table:table-cell table:formula="of:=([.HP6]-[.HP13])*100/[.HP6]" office:value-type="float" office:value="22.9143035623284" calcext:value-type="float">
            <text:p>22.9143035623</text:p>
          </table:table-cell>
          <table:table-cell table:formula="of:=([.HQ6]-[.HQ13])*100/[.HQ6]" office:value-type="float" office:value="14.1967298209188" calcext:value-type="float">
            <text:p>14.1967298209</text:p>
          </table:table-cell>
          <table:table-cell table:formula="of:=([.HR6]-[.HR13])*100/[.HR6]" office:value-type="float" office:value="5.38294183635313" calcext:value-type="float">
            <text:p>5.3829418364</text:p>
          </table:table-cell>
          <table:table-cell table:number-columns-repeated="7"/>
          <table:table-cell table:formula="of:=([.HZ6]-[.HZ13])*100/[.HZ6]" office:value-type="float" office:value="-18.94235521409" calcext:value-type="float">
            <text:p>-18.9423552141</text:p>
          </table:table-cell>
          <table:table-cell table:formula="of:=([.IA6]-[.IA13])*100/[.IA6]" office:value-type="float" office:value="-37.4313476975074" calcext:value-type="float">
            <text:p>-37.4313476975</text:p>
          </table:table-cell>
          <table:table-cell table:formula="of:=([.IB6]-[.IB13])*100/[.IB6]" office:value-type="float" office:value="-5.39053496412506" calcext:value-type="float">
            <text:p>-5.3905349641</text:p>
          </table:table-cell>
          <table:table-cell table:formula="of:=([.IC6]-[.IC13])*100/[.IC6]" office:value-type="float" office:value="-18.9211733629918" calcext:value-type="float">
            <text:p>-18.921173363</text:p>
          </table:table-cell>
          <table:table-cell table:formula="of:=([.ID6]-[.ID13])*100/[.ID6]" office:value-type="float" office:value="2.31204903406005" calcext:value-type="float">
            <text:p>2.3120490341</text:p>
          </table:table-cell>
          <table:table-cell table:formula="of:=([.IE6]-[.IE13])*100/[.IE6]" office:value-type="float" office:value="-13.7605042016807" calcext:value-type="float">
            <text:p>-13.7605042017</text:p>
          </table:table-cell>
          <table:table-cell table:formula="of:=([.IF6]-[.IF13])*100/[.IF6]" office:value-type="float" office:value="1.9181528233233" calcext:value-type="float">
            <text:p>1.9181528233</text:p>
          </table:table-cell>
          <table:table-cell table:number-columns-repeated="7"/>
          <table:table-cell table:formula="of:=([.IN6]-[.IN13])*100/[.IN6]" office:value-type="float" office:value="-8.05025046963056" calcext:value-type="float">
            <text:p>-8.0502504696</text:p>
          </table:table-cell>
          <table:table-cell table:formula="of:=([.IO6]-[.IO13])*100/[.IO6]" office:value-type="float" office:value="-4.44998960282803" calcext:value-type="float">
            <text:p>-4.4499896028</text:p>
          </table:table-cell>
          <table:table-cell table:formula="of:=([.IP6]-[.IP13])*100/[.IP6]" office:value-type="float" office:value="4.43374460828569" calcext:value-type="float">
            <text:p>4.4337446083</text:p>
          </table:table-cell>
          <table:table-cell table:formula="of:=([.IQ6]-[.IQ13])*100/[.IQ6]" office:value-type="float" office:value="-17.5725310552598" calcext:value-type="float">
            <text:p>-17.5725310553</text:p>
          </table:table-cell>
          <table:table-cell table:formula="of:=([.IR6]-[.IR13])*100/[.IR6]" office:value-type="float" office:value="4.85958149779736" calcext:value-type="float">
            <text:p>4.8595814978</text:p>
          </table:table-cell>
          <table:table-cell table:formula="of:=([.IS6]-[.IS13])*100/[.IS6]" office:value-type="float" office:value="5.65397221788669" calcext:value-type="float">
            <text:p>5.6539722179</text:p>
          </table:table-cell>
          <table:table-cell table:formula="of:=([.IT6]-[.IT13])*100/[.IT6]" office:value-type="float" office:value="5.45172610789195" calcext:value-type="float">
            <text:p>5.4517261079</text:p>
          </table:table-cell>
          <table:table-cell table:number-columns-repeated="7"/>
          <table:table-cell table:formula="of:=([.JB6]-[.JB13])*100/[.JB6]" office:value-type="float" office:value="6.64014907188418" calcext:value-type="float">
            <text:p>6.6401490719</text:p>
          </table:table-cell>
          <table:table-cell table:formula="of:=([.JC6]-[.JC13])*100/[.JC6]" office:value-type="float" office:value="14.6747805267358" calcext:value-type="float">
            <text:p>14.6747805267</text:p>
          </table:table-cell>
          <table:table-cell table:formula="of:=([.JD6]-[.JD13])*100/[.JD6]" office:value-type="float" office:value="5.41495337927839" calcext:value-type="float">
            <text:p>5.4149533793</text:p>
          </table:table-cell>
          <table:table-cell table:formula="of:=([.JE6]-[.JE13])*100/[.JE6]" office:value-type="float" office:value="19.1364174086296" calcext:value-type="float">
            <text:p>19.1364174086</text:p>
          </table:table-cell>
          <table:table-cell table:formula="of:=([.JF6]-[.JF13])*100/[.JF6]" office:value-type="float" office:value="7.84914430593704" calcext:value-type="float">
            <text:p>7.8491443059</text:p>
          </table:table-cell>
          <table:table-cell table:formula="of:=([.JG6]-[.JG13])*100/[.JG6]" office:value-type="float" office:value="-12.8232867913046" calcext:value-type="float">
            <text:p>-12.8232867913</text:p>
          </table:table-cell>
          <table:table-cell table:formula="of:=([.JH6]-[.JH13])*100/[.JH6]" office:value-type="float" office:value="2.9997423534175" calcext:value-type="float">
            <text:p>2.9997423534</text:p>
          </table:table-cell>
          <table:table-cell table:number-columns-repeated="7"/>
          <table:table-cell table:formula="of:=([.JP6]-[.JP13])*100/[.JP6]" office:value-type="float" office:value="4.77266519331529" calcext:value-type="float">
            <text:p>4.7726651933</text:p>
          </table:table-cell>
          <table:table-cell table:formula="of:=([.JQ6]-[.JQ13])*100/[.JQ6]" office:value-type="float" office:value="20.7044436423855" calcext:value-type="float">
            <text:p>20.7044436424</text:p>
          </table:table-cell>
          <table:table-cell table:formula="of:=([.JR6]-[.JR13])*100/[.JR6]" office:value-type="float" office:value="12.7619730655829" calcext:value-type="float">
            <text:p>12.7619730656</text:p>
          </table:table-cell>
          <table:table-cell table:formula="of:=([.JS6]-[.JS13])*100/[.JS6]" office:value-type="float" office:value="5.08763884642821" calcext:value-type="float">
            <text:p>5.0876388464</text:p>
          </table:table-cell>
          <table:table-cell table:formula="of:=([.JT6]-[.JT13])*100/[.JT6]" office:value-type="float" office:value="0.870024656569214" calcext:value-type="float">
            <text:p>0.8700246566</text:p>
          </table:table-cell>
          <table:table-cell table:formula="of:=([.JU6]-[.JU13])*100/[.JU6]" office:value-type="float" office:value="3.10869405453076" calcext:value-type="float">
            <text:p>3.1086940545</text:p>
          </table:table-cell>
          <table:table-cell table:formula="of:=([.JV6]-[.JV13])*100/[.JV6]" office:value-type="float" office:value="5.91420241566014" calcext:value-type="float">
            <text:p>5.9142024157</text:p>
          </table:table-cell>
          <table:table-cell table:number-columns-repeated="7"/>
          <table:table-cell table:formula="of:=([.KD6]-[.KD13])*100/[.KD6]" office:value-type="float" office:value="3.55096681785629" calcext:value-type="float">
            <text:p>3.5509668179</text:p>
          </table:table-cell>
          <table:table-cell table:formula="of:=([.KE6]-[.KE13])*100/[.KE6]" office:value-type="float" office:value="7.20561387494295" calcext:value-type="float">
            <text:p>7.2056138749</text:p>
          </table:table-cell>
          <table:table-cell table:formula="of:=([.KF6]-[.KF13])*100/[.KF6]" office:value-type="float" office:value="12.6725645898091" calcext:value-type="float">
            <text:p>12.6725645898</text:p>
          </table:table-cell>
          <table:table-cell table:formula="of:=([.KG6]-[.KG13])*100/[.KG6]" office:value-type="float" office:value="21.7569315929972" calcext:value-type="float">
            <text:p>21.756931593</text:p>
          </table:table-cell>
          <table:table-cell table:formula="of:=([.KH6]-[.KH13])*100/[.KH6]" office:value-type="float" office:value="-31.2426985981308" calcext:value-type="float">
            <text:p>-31.2426985981</text:p>
          </table:table-cell>
          <table:table-cell table:formula="of:=([.KI6]-[.KI13])*100/[.KI6]" office:value-type="float" office:value="4.87589672766333" calcext:value-type="float">
            <text:p>4.8758967277</text:p>
          </table:table-cell>
          <table:table-cell table:formula="of:=([.KJ6]-[.KJ13])*100/[.KJ6]" office:value-type="float" office:value="7.6382596295251" calcext:value-type="float">
            <text:p>7.6382596295</text:p>
          </table:table-cell>
          <table:table-cell table:number-columns-repeated="7"/>
          <table:table-cell table:formula="of:=([.KR6]-[.KR13])*100/[.KR6]" office:value-type="float" office:value="24.8284297071414" calcext:value-type="float">
            <text:p>24.8284297071</text:p>
          </table:table-cell>
          <table:table-cell table:formula="of:=([.KS6]-[.KS13])*100/[.KS6]" office:value-type="float" office:value="-18.6086360520905" calcext:value-type="float">
            <text:p>-18.6086360521</text:p>
          </table:table-cell>
          <table:table-cell table:formula="of:=([.KT6]-[.KT13])*100/[.KT6]" office:value-type="float" office:value="21.2354887555381" calcext:value-type="float">
            <text:p>21.2354887555</text:p>
          </table:table-cell>
          <table:table-cell table:formula="of:=([.KU6]-[.KU13])*100/[.KU6]" office:value-type="float" office:value="-23.5674843849009" calcext:value-type="float">
            <text:p>-23.5674843849</text:p>
          </table:table-cell>
          <table:table-cell table:formula="of:=([.KV6]-[.KV13])*100/[.KV6]" office:value-type="float" office:value="0.69792654831278" calcext:value-type="float">
            <text:p>0.6979265483</text:p>
          </table:table-cell>
          <table:table-cell table:formula="of:=([.KW6]-[.KW13])*100/[.KW6]" office:value-type="float" office:value="-9.5345090724097" calcext:value-type="float">
            <text:p>-9.5345090724</text:p>
          </table:table-cell>
          <table:table-cell table:formula="of:=([.KX6]-[.KX13])*100/[.KX6]" office:value-type="float" office:value="5.53514673711149" calcext:value-type="float">
            <text:p>5.5351467371</text:p>
          </table:table-cell>
          <table:table-cell table:number-columns-repeated="7"/>
          <table:table-cell table:formula="of:=([.LF6]-[.LF13])*100/[.LF6]" office:value-type="float" office:value="16.7330787536665" calcext:value-type="float">
            <text:p>16.7330787537</text:p>
          </table:table-cell>
          <table:table-cell table:formula="of:=([.LG6]-[.LG13])*100/[.LG6]" office:value-type="float" office:value="5.95090826225666" calcext:value-type="float">
            <text:p>5.9509082623</text:p>
          </table:table-cell>
          <table:table-cell table:formula="of:=([.LH6]-[.LH13])*100/[.LH6]" office:value-type="float" office:value="21.3355945642358" calcext:value-type="float">
            <text:p>21.3355945642</text:p>
          </table:table-cell>
          <table:table-cell table:formula="of:=([.LI6]-[.LI13])*100/[.LI6]" office:value-type="float" office:value="24.7069220971641" calcext:value-type="float">
            <text:p>24.7069220972</text:p>
          </table:table-cell>
          <table:table-cell table:formula="of:=([.LJ6]-[.LJ13])*100/[.LJ6]" office:value-type="float" office:value="5.76827941030969" calcext:value-type="float">
            <text:p>5.7682794103</text:p>
          </table:table-cell>
          <table:table-cell table:formula="of:=([.LK6]-[.LK13])*100/[.LK6]" office:value-type="float" office:value="8.08581844259846" calcext:value-type="float">
            <text:p>8.0858184426</text:p>
          </table:table-cell>
          <table:table-cell table:formula="of:=([.LL6]-[.LL13])*100/[.LL6]" office:value-type="float" office:value="3.48491699502616" calcext:value-type="float">
            <text:p>3.484916995</text:p>
          </table:table-cell>
          <table:table-cell table:number-columns-repeated="7"/>
          <table:table-cell table:formula="of:=([.LT6]-[.LT13])*100/[.LT6]" office:value-type="float" office:value="-19.2687747035573" calcext:value-type="float">
            <text:p>-19.2687747036</text:p>
          </table:table-cell>
          <table:table-cell table:formula="of:=([.LU6]-[.LU13])*100/[.LU6]" office:value-type="float" office:value="25.5760420158677" calcext:value-type="float">
            <text:p>25.5760420159</text:p>
          </table:table-cell>
          <table:table-cell table:formula="of:=([.LV6]-[.LV13])*100/[.LV6]" office:value-type="float" office:value="1.09279001432769" calcext:value-type="float">
            <text:p>1.0927900143</text:p>
          </table:table-cell>
          <table:table-cell table:formula="of:=([.LW6]-[.LW13])*100/[.LW6]" office:value-type="float" office:value="8.36695219673943" calcext:value-type="float">
            <text:p>8.3669521967</text:p>
          </table:table-cell>
          <table:table-cell table:formula="of:=([.LX6]-[.LX13])*100/[.LX6]" office:value-type="float" office:value="1.5929203539823" calcext:value-type="float">
            <text:p>1.592920354</text:p>
          </table:table-cell>
          <table:table-cell table:formula="of:=([.LY6]-[.LY13])*100/[.LY6]" office:value-type="float" office:value="5.35015571348718" calcext:value-type="float">
            <text:p>5.3501557135</text:p>
          </table:table-cell>
          <table:table-cell table:formula="of:=([.LZ6]-[.LZ13])*100/[.LZ6]" office:value-type="float" office:value="5.18533406069655" calcext:value-type="float">
            <text:p>5.1853340607</text:p>
          </table:table-cell>
          <table:table-cell table:number-columns-repeated="7"/>
          <table:table-cell table:formula="of:=([.MH6]-[.MH13])*100/[.MH6]" office:value-type="float" office:value="13.2786195286195" calcext:value-type="float">
            <text:p>13.2786195286</text:p>
          </table:table-cell>
          <table:table-cell table:formula="of:=([.MI6]-[.MI13])*100/[.MI6]" office:value-type="float" office:value="4.99395892066049" calcext:value-type="float">
            <text:p>4.9939589207</text:p>
          </table:table-cell>
          <table:table-cell table:formula="of:=([.MJ6]-[.MJ13])*100/[.MJ6]" office:value-type="float" office:value="5.97017474932099" calcext:value-type="float">
            <text:p>5.9701747493</text:p>
          </table:table-cell>
          <table:table-cell table:formula="of:=([.MK6]-[.MK13])*100/[.MK6]" office:value-type="float" office:value="7.37258475366041" calcext:value-type="float">
            <text:p>7.3725847537</text:p>
          </table:table-cell>
          <table:table-cell table:formula="of:=([.ML6]-[.ML13])*100/[.ML6]" office:value-type="float" office:value="-1.18714491647588" calcext:value-type="float">
            <text:p>-1.1871449165</text:p>
          </table:table-cell>
          <table:table-cell table:formula="of:=([.MM6]-[.MM13])*100/[.MM6]" office:value-type="float" office:value="3.03550245721064" calcext:value-type="float">
            <text:p>3.0355024572</text:p>
          </table:table-cell>
          <table:table-cell table:formula="of:=([.MN6]-[.MN13])*100/[.MN6]" office:value-type="float" office:value="-16.9912407517646" calcext:value-type="float">
            <text:p>-16.9912407518</text:p>
          </table:table-cell>
          <table:table-cell/>
          <table:table-cell table:formula="of:=AVERAGE([.A21:.MN21])" office:value-type="float" office:value="4.87472999690348" calcext:value-type="float">
            <text:p>4.8747299969</text:p>
          </table:table-cell>
        </table:table-row>
        <table:table-row table:style-name="ro1">
          <table:covered-table-cell/>
          <table:table-cell table:number-columns-repeated="8"/>
          <table:table-cell table:formula="of:=([.J7]-[.J14])*100/[.J7]" office:value-type="float" office:value="23.3958996160811" calcext:value-type="float">
            <text:p>23.3958996161</text:p>
          </table:table-cell>
          <table:table-cell table:formula="of:=([.K7]-[.K14])*100/[.K7]" office:value-type="float" office:value="9.9071483684042" calcext:value-type="float">
            <text:p>9.9071483684</text:p>
          </table:table-cell>
          <table:table-cell table:formula="of:=([.L7]-[.L14])*100/[.L7]" office:value-type="float" office:value="-1.45338483877154" calcext:value-type="float">
            <text:p>-1.4533848388</text:p>
          </table:table-cell>
          <table:table-cell table:formula="of:=([.M7]-[.M14])*100/[.M7]" office:value-type="float" office:value="10.4851591618554" calcext:value-type="float">
            <text:p>10.4851591619</text:p>
          </table:table-cell>
          <table:table-cell table:formula="of:=([.N7]-[.N14])*100/[.N7]" office:value-type="float" office:value="2.21867346114854" calcext:value-type="float">
            <text:p>2.2186734611</text:p>
          </table:table-cell>
          <table:table-cell table:formula="of:=([.O7]-[.O14])*100/[.O7]" office:value-type="float" office:value="15.6294806621604" calcext:value-type="float">
            <text:p>15.6294806622</text:p>
          </table:table-cell>
          <table:table-cell table:formula="of:=([.P7]-[.P14])*100/[.P7]" office:value-type="float" office:value="5.55751704658296" calcext:value-type="float">
            <text:p>5.5575170466</text:p>
          </table:table-cell>
          <table:table-cell table:number-columns-repeated="7"/>
          <table:table-cell table:formula="of:=([.X7]-[.X14])*100/[.X7]" office:value-type="float" office:value="11.4599068620002" calcext:value-type="float">
            <text:p>11.459906862</text:p>
          </table:table-cell>
          <table:table-cell table:formula="of:=([.Y7]-[.Y14])*100/[.Y7]" office:value-type="float" office:value="-14.1696439906418" calcext:value-type="float">
            <text:p>-14.1696439906</text:p>
          </table:table-cell>
          <table:table-cell table:formula="of:=([.Z7]-[.Z14])*100/[.Z7]" office:value-type="float" office:value="0.370477092166468" calcext:value-type="float">
            <text:p>0.3704770922</text:p>
          </table:table-cell>
          <table:table-cell table:formula="of:=([.AA7]-[.AA14])*100/[.AA7]" office:value-type="float" office:value="-16.1139924462837" calcext:value-type="float">
            <text:p>-16.1139924463</text:p>
          </table:table-cell>
          <table:table-cell table:formula="of:=([.AB7]-[.AB14])*100/[.AB7]" office:value-type="float" office:value="10.4838011088011" calcext:value-type="float">
            <text:p>10.4838011088</text:p>
          </table:table-cell>
          <table:table-cell table:formula="of:=([.AC7]-[.AC14])*100/[.AC7]" office:value-type="float" office:value="-2.60087970931344" calcext:value-type="float">
            <text:p>-2.6008797093</text:p>
          </table:table-cell>
          <table:table-cell table:formula="of:=([.AD7]-[.AD14])*100/[.AD7]" office:value-type="float" office:value="13.1227529532614" calcext:value-type="float">
            <text:p>13.1227529533</text:p>
          </table:table-cell>
          <table:table-cell table:number-columns-repeated="7"/>
          <table:table-cell table:formula="of:=([.AL7]-[.AL14])*100/[.AL7]" office:value-type="float" office:value="5.02334844114819" calcext:value-type="float">
            <text:p>5.0233484411</text:p>
          </table:table-cell>
          <table:table-cell table:formula="of:=([.AM7]-[.AM14])*100/[.AM7]" office:value-type="float" office:value="11.5812559749994" calcext:value-type="float">
            <text:p>11.581255975</text:p>
          </table:table-cell>
          <table:table-cell table:formula="of:=([.AN7]-[.AN14])*100/[.AN7]" office:value-type="float" office:value="10.8814700632809" calcext:value-type="float">
            <text:p>10.8814700633</text:p>
          </table:table-cell>
          <table:table-cell table:formula="of:=([.AO7]-[.AO14])*100/[.AO7]" office:value-type="float" office:value="-0.330083803659997" calcext:value-type="float">
            <text:p>-0.3300838037</text:p>
          </table:table-cell>
          <table:table-cell table:formula="of:=([.AP7]-[.AP14])*100/[.AP7]" office:value-type="float" office:value="7.12851622374301" calcext:value-type="float">
            <text:p>7.1285162237</text:p>
          </table:table-cell>
          <table:table-cell table:formula="of:=([.AQ7]-[.AQ14])*100/[.AQ7]" office:value-type="float" office:value="7.23014336439954" calcext:value-type="float">
            <text:p>7.2301433644</text:p>
          </table:table-cell>
          <table:table-cell table:formula="of:=([.AR7]-[.AR14])*100/[.AR7]" office:value-type="float" office:value="2.03758314961682" calcext:value-type="float">
            <text:p>2.0375831496</text:p>
          </table:table-cell>
          <table:table-cell table:number-columns-repeated="7"/>
          <table:table-cell table:formula="of:=([.AZ7]-[.AZ14])*100/[.AZ7]" office:value-type="float" office:value="-0.0801343469747542" calcext:value-type="float">
            <text:p>-0.080134347</text:p>
          </table:table-cell>
          <table:table-cell table:formula="of:=([.BA7]-[.BA14])*100/[.BA7]" office:value-type="float" office:value="11.8305758716183" calcext:value-type="float">
            <text:p>11.8305758716</text:p>
          </table:table-cell>
          <table:table-cell table:formula="of:=([.BB7]-[.BB14])*100/[.BB7]" office:value-type="float" office:value="21.773294839034" calcext:value-type="float">
            <text:p>21.773294839</text:p>
          </table:table-cell>
          <table:table-cell table:formula="of:=([.BC7]-[.BC14])*100/[.BC7]" office:value-type="float" office:value="2.6774811843673" calcext:value-type="float">
            <text:p>2.6774811844</text:p>
          </table:table-cell>
          <table:table-cell table:formula="of:=([.BD7]-[.BD14])*100/[.BD7]" office:value-type="float" office:value="-10.9169301523426" calcext:value-type="float">
            <text:p>-10.9169301523</text:p>
          </table:table-cell>
          <table:table-cell table:formula="of:=([.BE7]-[.BE14])*100/[.BE7]" office:value-type="float" office:value="8.51642971840363" calcext:value-type="float">
            <text:p>8.5164297184</text:p>
          </table:table-cell>
          <table:table-cell table:formula="of:=([.BF7]-[.BF14])*100/[.BF7]" office:value-type="float" office:value="-2.8206113593057" calcext:value-type="float">
            <text:p>-2.8206113593</text:p>
          </table:table-cell>
          <table:table-cell table:number-columns-repeated="7"/>
          <table:table-cell table:formula="of:=([.BN7]-[.BN14])*100/[.BN7]" office:value-type="float" office:value="1.94157775056848" calcext:value-type="float">
            <text:p>1.9415777506</text:p>
          </table:table-cell>
          <table:table-cell table:formula="of:=([.BO7]-[.BO14])*100/[.BO7]" office:value-type="float" office:value="3.84891634646777" calcext:value-type="float">
            <text:p>3.8489163465</text:p>
          </table:table-cell>
          <table:table-cell table:formula="of:=([.BP7]-[.BP14])*100/[.BP7]" office:value-type="float" office:value="7.19183890002566" calcext:value-type="float">
            <text:p>7.1918389</text:p>
          </table:table-cell>
          <table:table-cell table:formula="of:=([.BQ7]-[.BQ14])*100/[.BQ7]" office:value-type="float" office:value="4.0877058732326" calcext:value-type="float">
            <text:p>4.0877058732</text:p>
          </table:table-cell>
          <table:table-cell table:formula="of:=([.BR7]-[.BR14])*100/[.BR7]" office:value-type="float" office:value="0.667582483792447" calcext:value-type="float">
            <text:p>0.6675824838</text:p>
          </table:table-cell>
          <table:table-cell table:formula="of:=([.BS7]-[.BS14])*100/[.BS7]" office:value-type="float" office:value="2.9267143933685" calcext:value-type="float">
            <text:p>2.9267143934</text:p>
          </table:table-cell>
          <table:table-cell table:formula="of:=([.BT7]-[.BT14])*100/[.BT7]" office:value-type="float" office:value="19.4619806729209" calcext:value-type="float">
            <text:p>19.4619806729</text:p>
          </table:table-cell>
          <table:table-cell table:number-columns-repeated="7"/>
          <table:table-cell table:formula="of:=([.CB7]-[.CB14])*100/[.CB7]" office:value-type="float" office:value="1.14547585167825" calcext:value-type="float">
            <text:p>1.1454758517</text:p>
          </table:table-cell>
          <table:table-cell table:formula="of:=([.CC7]-[.CC14])*100/[.CC7]" office:value-type="float" office:value="4.73051491875564" calcext:value-type="float">
            <text:p>4.7305149188</text:p>
          </table:table-cell>
          <table:table-cell table:formula="of:=([.CD7]-[.CD14])*100/[.CD7]" office:value-type="float" office:value="15.3062772562898" calcext:value-type="float">
            <text:p>15.3062772563</text:p>
          </table:table-cell>
          <table:table-cell table:formula="of:=([.CE7]-[.CE14])*100/[.CE7]" office:value-type="float" office:value="9.07344406643986" calcext:value-type="float">
            <text:p>9.0734440664</text:p>
          </table:table-cell>
          <table:table-cell table:formula="of:=([.CF7]-[.CF14])*100/[.CF7]" office:value-type="float" office:value="4.34016361101612" calcext:value-type="float">
            <text:p>4.340163611</text:p>
          </table:table-cell>
          <table:table-cell table:formula="of:=([.CG7]-[.CG14])*100/[.CG7]" office:value-type="float" office:value="26.581525553349" calcext:value-type="float">
            <text:p>26.5815255533</text:p>
          </table:table-cell>
          <table:table-cell table:formula="of:=([.CH7]-[.CH14])*100/[.CH7]" office:value-type="float" office:value="23.9580870469838" calcext:value-type="float">
            <text:p>23.958087047</text:p>
          </table:table-cell>
          <table:table-cell table:number-columns-repeated="7"/>
          <table:table-cell table:formula="of:=([.CP7]-[.CP14])*100/[.CP7]" office:value-type="float" office:value="-17.1800958561616" calcext:value-type="float">
            <text:p>-17.1800958562</text:p>
          </table:table-cell>
          <table:table-cell table:formula="of:=([.CQ7]-[.CQ14])*100/[.CQ7]" office:value-type="float" office:value="2.32558139534884" calcext:value-type="float">
            <text:p>2.3255813953</text:p>
          </table:table-cell>
          <table:table-cell table:formula="of:=([.CR7]-[.CR14])*100/[.CR7]" office:value-type="float" office:value="5.87207789794477" calcext:value-type="float">
            <text:p>5.8720778979</text:p>
          </table:table-cell>
          <table:table-cell table:formula="of:=([.CS7]-[.CS14])*100/[.CS7]" office:value-type="float" office:value="-17.0065886881848" calcext:value-type="float">
            <text:p>-17.0065886882</text:p>
          </table:table-cell>
          <table:table-cell table:formula="of:=([.CT7]-[.CT14])*100/[.CT7]" office:value-type="float" office:value="5.20363043984175" calcext:value-type="float">
            <text:p>5.2036304398</text:p>
          </table:table-cell>
          <table:table-cell table:formula="of:=([.CU7]-[.CU14])*100/[.CU7]" office:value-type="float" office:value="-7.67659588658513" calcext:value-type="float">
            <text:p>-7.6765958866</text:p>
          </table:table-cell>
          <table:table-cell table:formula="of:=([.CV7]-[.CV14])*100/[.CV7]" office:value-type="float" office:value="7.55183317323087" calcext:value-type="float">
            <text:p>7.5518331732</text:p>
          </table:table-cell>
          <table:table-cell table:number-columns-repeated="7"/>
          <table:table-cell table:formula="of:=([.DD7]-[.DD14])*100/[.DD7]" office:value-type="float" office:value="10.3222729982118" calcext:value-type="float">
            <text:p>10.3222729982</text:p>
          </table:table-cell>
          <table:table-cell table:formula="of:=([.DE7]-[.DE14])*100/[.DE7]" office:value-type="float" office:value="10.9953353605145" calcext:value-type="float">
            <text:p>10.9953353605</text:p>
          </table:table-cell>
          <table:table-cell table:formula="of:=([.DF7]-[.DF14])*100/[.DF7]" office:value-type="float" office:value="9.50406515063379" calcext:value-type="float">
            <text:p>9.5040651506</text:p>
          </table:table-cell>
          <table:table-cell table:formula="of:=([.DG7]-[.DG14])*100/[.DG7]" office:value-type="float" office:value="8.02571786090622" calcext:value-type="float">
            <text:p>8.0257178609</text:p>
          </table:table-cell>
          <table:table-cell table:formula="of:=([.DH7]-[.DH14])*100/[.DH7]" office:value-type="float" office:value="7.980421813293" calcext:value-type="float">
            <text:p>7.9804218133</text:p>
          </table:table-cell>
          <table:table-cell table:formula="of:=([.DI7]-[.DI14])*100/[.DI7]" office:value-type="float" office:value="0.0185768578792969" calcext:value-type="float">
            <text:p>0.0185768579</text:p>
          </table:table-cell>
          <table:table-cell table:formula="of:=([.DJ7]-[.DJ14])*100/[.DJ7]" office:value-type="float" office:value="7.54741170114374" calcext:value-type="float">
            <text:p>7.5474117011</text:p>
          </table:table-cell>
          <table:table-cell table:number-columns-repeated="7"/>
          <table:table-cell table:formula="of:=([.DR7]-[.DR14])*100/[.DR7]" office:value-type="float" office:value="10.8572029590155" calcext:value-type="float">
            <text:p>10.857202959</text:p>
          </table:table-cell>
          <table:table-cell table:formula="of:=([.DS7]-[.DS14])*100/[.DS7]" office:value-type="float" office:value="6.81051724893061" calcext:value-type="float">
            <text:p>6.8105172489</text:p>
          </table:table-cell>
          <table:table-cell table:formula="of:=([.DT7]-[.DT14])*100/[.DT7]" office:value-type="float" office:value="5.8824626633672" calcext:value-type="float">
            <text:p>5.8824626634</text:p>
          </table:table-cell>
          <table:table-cell table:formula="of:=([.DU7]-[.DU14])*100/[.DU7]" office:value-type="float" office:value="11.1255846180495" calcext:value-type="float">
            <text:p>11.125584618</text:p>
          </table:table-cell>
          <table:table-cell table:formula="of:=([.DV7]-[.DV14])*100/[.DV7]" office:value-type="float" office:value="4.03208750037768" calcext:value-type="float">
            <text:p>4.0320875004</text:p>
          </table:table-cell>
          <table:table-cell table:formula="of:=([.DW7]-[.DW14])*100/[.DW7]" office:value-type="float" office:value="-9.6136300661634" calcext:value-type="float">
            <text:p>-9.6136300662</text:p>
          </table:table-cell>
          <table:table-cell table:formula="of:=([.DX7]-[.DX14])*100/[.DX7]" office:value-type="float" office:value="2.68101507716724" calcext:value-type="float">
            <text:p>2.6810150772</text:p>
          </table:table-cell>
          <table:table-cell table:number-columns-repeated="7"/>
          <table:table-cell table:formula="of:=([.EF7]-[.EF14])*100/[.EF7]" office:value-type="float" office:value="7.57731787529482" calcext:value-type="float">
            <text:p>7.5773178753</text:p>
          </table:table-cell>
          <table:table-cell table:formula="of:=([.EG7]-[.EG14])*100/[.EG7]" office:value-type="float" office:value="6.07422405491494" calcext:value-type="float">
            <text:p>6.0742240549</text:p>
          </table:table-cell>
          <table:table-cell table:formula="of:=([.EH7]-[.EH14])*100/[.EH7]" office:value-type="float" office:value="14.8485350107598" calcext:value-type="float">
            <text:p>14.8485350108</text:p>
          </table:table-cell>
          <table:table-cell table:formula="of:=([.EI7]-[.EI14])*100/[.EI7]" office:value-type="float" office:value="5.50892379516607" calcext:value-type="float">
            <text:p>5.5089237952</text:p>
          </table:table-cell>
          <table:table-cell table:formula="of:=([.EJ7]-[.EJ14])*100/[.EJ7]" office:value-type="float" office:value="2.39979432629811" calcext:value-type="float">
            <text:p>2.3997943263</text:p>
          </table:table-cell>
          <table:table-cell table:formula="of:=([.EK7]-[.EK14])*100/[.EK7]" office:value-type="float" office:value="6.92016426795268" calcext:value-type="float">
            <text:p>6.920164268</text:p>
          </table:table-cell>
          <table:table-cell table:formula="of:=([.EL7]-[.EL14])*100/[.EL7]" office:value-type="float" office:value="1.87641384608818" calcext:value-type="float">
            <text:p>1.8764138461</text:p>
          </table:table-cell>
          <table:table-cell table:number-columns-repeated="7"/>
          <table:table-cell table:formula="of:=([.ET7]-[.ET14])*100/[.ET7]" office:value-type="float" office:value="7.54866021805454" calcext:value-type="float">
            <text:p>7.5486602181</text:p>
          </table:table-cell>
          <table:table-cell table:formula="of:=([.EU7]-[.EU14])*100/[.EU7]" office:value-type="float" office:value="3.20352715288121" calcext:value-type="float">
            <text:p>3.2035271529</text:p>
          </table:table-cell>
          <table:table-cell table:formula="of:=([.EV7]-[.EV14])*100/[.EV7]" office:value-type="float" office:value="1.84594495422931" calcext:value-type="float">
            <text:p>1.8459449542</text:p>
          </table:table-cell>
          <table:table-cell table:formula="of:=([.EW7]-[.EW14])*100/[.EW7]" office:value-type="float" office:value="2.21796782559223" calcext:value-type="float">
            <text:p>2.2179678256</text:p>
          </table:table-cell>
          <table:table-cell table:formula="of:=([.EX7]-[.EX14])*100/[.EX7]" office:value-type="float" office:value="2.8102007211789" calcext:value-type="float">
            <text:p>2.8102007212</text:p>
          </table:table-cell>
          <table:table-cell table:formula="of:=([.EY7]-[.EY14])*100/[.EY7]" office:value-type="float" office:value="10.7675778381829" calcext:value-type="float">
            <text:p>10.7675778382</text:p>
          </table:table-cell>
          <table:table-cell table:formula="of:=([.EZ7]-[.EZ14])*100/[.EZ7]" office:value-type="float" office:value="5.48105241500959" calcext:value-type="float">
            <text:p>5.481052415</text:p>
          </table:table-cell>
          <table:table-cell table:number-columns-repeated="7"/>
          <table:table-cell table:formula="of:=([.FH7]-[.FH14])*100/[.FH7]" office:value-type="float" office:value="-4.5743045356557" calcext:value-type="float">
            <text:p>-4.5743045357</text:p>
          </table:table-cell>
          <table:table-cell table:formula="of:=([.FI7]-[.FI14])*100/[.FI7]" office:value-type="float" office:value="-19.4210025234085" calcext:value-type="float">
            <text:p>-19.4210025234</text:p>
          </table:table-cell>
          <table:table-cell table:formula="of:=([.FJ7]-[.FJ14])*100/[.FJ7]" office:value-type="float" office:value="17.4277927018177" calcext:value-type="float">
            <text:p>17.4277927018</text:p>
          </table:table-cell>
          <table:table-cell table:formula="of:=([.FK7]-[.FK14])*100/[.FK7]" office:value-type="float" office:value="-19.9270633752626" calcext:value-type="float">
            <text:p>-19.9270633753</text:p>
          </table:table-cell>
          <table:table-cell table:formula="of:=([.FL7]-[.FL14])*100/[.FL7]" office:value-type="float" office:value="7.64449291166848" calcext:value-type="float">
            <text:p>7.6444929117</text:p>
          </table:table-cell>
          <table:table-cell table:formula="of:=([.FM7]-[.FM14])*100/[.FM7]" office:value-type="float" office:value="-1.97945635983228" calcext:value-type="float">
            <text:p>-1.9794563598</text:p>
          </table:table-cell>
          <table:table-cell table:formula="of:=([.FN7]-[.FN14])*100/[.FN7]" office:value-type="float" office:value="6.69410364937877" calcext:value-type="float">
            <text:p>6.6941036494</text:p>
          </table:table-cell>
          <table:table-cell table:number-columns-repeated="7"/>
          <table:table-cell table:formula="of:=([.FV7]-[.FV14])*100/[.FV7]" office:value-type="float" office:value="7.16260351171931" calcext:value-type="float">
            <text:p>7.1626035117</text:p>
          </table:table-cell>
          <table:table-cell table:formula="of:=([.FW7]-[.FW14])*100/[.FW7]" office:value-type="float" office:value="8.90959042536394" calcext:value-type="float">
            <text:p>8.9095904254</text:p>
          </table:table-cell>
          <table:table-cell table:formula="of:=([.FX7]-[.FX14])*100/[.FX7]" office:value-type="float" office:value="39.5066529333866" calcext:value-type="float">
            <text:p>39.5066529334</text:p>
          </table:table-cell>
          <table:table-cell table:formula="of:=([.FY7]-[.FY14])*100/[.FY7]" office:value-type="float" office:value="8.13319543928193" calcext:value-type="float">
            <text:p>8.1331954393</text:p>
          </table:table-cell>
          <table:table-cell table:formula="of:=([.FZ7]-[.FZ14])*100/[.FZ7]" office:value-type="float" office:value="8.40410968007762" calcext:value-type="float">
            <text:p>8.4041096801</text:p>
          </table:table-cell>
          <table:table-cell table:formula="of:=([.GA7]-[.GA14])*100/[.GA7]" office:value-type="float" office:value="6.86440576158384" calcext:value-type="float">
            <text:p>6.8644057616</text:p>
          </table:table-cell>
          <table:table-cell table:formula="of:=([.GB7]-[.GB14])*100/[.GB7]" office:value-type="float" office:value="5.55480881468643" calcext:value-type="float">
            <text:p>5.5548088147</text:p>
          </table:table-cell>
          <table:table-cell table:number-columns-repeated="7"/>
          <table:table-cell table:formula="of:=([.GJ7]-[.GJ14])*100/[.GJ7]" office:value-type="float" office:value="3.82287617990006" calcext:value-type="float">
            <text:p>3.8228761799</text:p>
          </table:table-cell>
          <table:table-cell table:formula="of:=([.GK7]-[.GK14])*100/[.GK7]" office:value-type="float" office:value="15.8830246001081" calcext:value-type="float">
            <text:p>15.8830246001</text:p>
          </table:table-cell>
          <table:table-cell table:formula="of:=([.GL7]-[.GL14])*100/[.GL7]" office:value-type="float" office:value="14.8991911515413" calcext:value-type="float">
            <text:p>14.8991911515</text:p>
          </table:table-cell>
          <table:table-cell table:formula="of:=([.GM7]-[.GM14])*100/[.GM7]" office:value-type="float" office:value="22.0304985392606" calcext:value-type="float">
            <text:p>22.0304985393</text:p>
          </table:table-cell>
          <table:table-cell table:formula="of:=([.GN7]-[.GN14])*100/[.GN7]" office:value-type="float" office:value="18.1302910951152" calcext:value-type="float">
            <text:p>18.1302910951</text:p>
          </table:table-cell>
          <table:table-cell table:formula="of:=([.GO7]-[.GO14])*100/[.GO7]" office:value-type="float" office:value="16.5951040522028" calcext:value-type="float">
            <text:p>16.5951040522</text:p>
          </table:table-cell>
          <table:table-cell table:formula="of:=([.GP7]-[.GP14])*100/[.GP7]" office:value-type="float" office:value="11.1420629253006" calcext:value-type="float">
            <text:p>11.1420629253</text:p>
          </table:table-cell>
          <table:table-cell table:number-columns-repeated="7"/>
          <table:table-cell table:formula="of:=([.GX7]-[.GX14])*100/[.GX7]" office:value-type="float" office:value="5.43681682676383" calcext:value-type="float">
            <text:p>5.4368168268</text:p>
          </table:table-cell>
          <table:table-cell table:formula="of:=([.GY7]-[.GY14])*100/[.GY7]" office:value-type="float" office:value="4.95848073596542" calcext:value-type="float">
            <text:p>4.958480736</text:p>
          </table:table-cell>
          <table:table-cell table:formula="of:=([.GZ7]-[.GZ14])*100/[.GZ7]" office:value-type="float" office:value="9.4807313260382" calcext:value-type="float">
            <text:p>9.480731326</text:p>
          </table:table-cell>
          <table:table-cell table:formula="of:=([.HA7]-[.HA14])*100/[.HA7]" office:value-type="float" office:value="5.25467240459861" calcext:value-type="float">
            <text:p>5.2546724046</text:p>
          </table:table-cell>
          <table:table-cell table:formula="of:=([.HB7]-[.HB14])*100/[.HB7]" office:value-type="float" office:value="2.23620969094059" calcext:value-type="float">
            <text:p>2.2362096909</text:p>
          </table:table-cell>
          <table:table-cell table:formula="of:=([.HC7]-[.HC14])*100/[.HC7]" office:value-type="float" office:value="1.31784345592809" calcext:value-type="float">
            <text:p>1.3178434559</text:p>
          </table:table-cell>
          <table:table-cell table:formula="of:=([.HD7]-[.HD14])*100/[.HD7]" office:value-type="float" office:value="24.773969182606" calcext:value-type="float">
            <text:p>24.7739691826</text:p>
          </table:table-cell>
          <table:table-cell table:number-columns-repeated="7"/>
          <table:table-cell table:formula="of:=([.HL7]-[.HL14])*100/[.HL7]" office:value-type="float" office:value="10.1387860122412" calcext:value-type="float">
            <text:p>10.1387860122</text:p>
          </table:table-cell>
          <table:table-cell table:formula="of:=([.HM7]-[.HM14])*100/[.HM7]" office:value-type="float" office:value="8.58948938926952" calcext:value-type="float">
            <text:p>8.5894893893</text:p>
          </table:table-cell>
          <table:table-cell table:formula="of:=([.HN7]-[.HN14])*100/[.HN7]" office:value-type="float" office:value="7.45290745290745" calcext:value-type="float">
            <text:p>7.4529074529</text:p>
          </table:table-cell>
          <table:table-cell table:formula="of:=([.HO7]-[.HO14])*100/[.HO7]" office:value-type="float" office:value="25.6363474409419" calcext:value-type="float">
            <text:p>25.6363474409</text:p>
          </table:table-cell>
          <table:table-cell table:formula="of:=([.HP7]-[.HP14])*100/[.HP7]" office:value-type="float" office:value="9.30349069284347" calcext:value-type="float">
            <text:p>9.3034906928</text:p>
          </table:table-cell>
          <table:table-cell table:formula="of:=([.HQ7]-[.HQ14])*100/[.HQ7]" office:value-type="float" office:value="9.12639482464792" calcext:value-type="float">
            <text:p>9.1263948246</text:p>
          </table:table-cell>
          <table:table-cell table:formula="of:=([.HR7]-[.HR14])*100/[.HR7]" office:value-type="float" office:value="24.2561028553246" calcext:value-type="float">
            <text:p>24.2561028553</text:p>
          </table:table-cell>
          <table:table-cell table:number-columns-repeated="7"/>
          <table:table-cell table:formula="of:=([.HZ7]-[.HZ14])*100/[.HZ7]" office:value-type="float" office:value="-21.0032318266648" calcext:value-type="float">
            <text:p>-21.0032318267</text:p>
          </table:table-cell>
          <table:table-cell table:formula="of:=([.IA7]-[.IA14])*100/[.IA7]" office:value-type="float" office:value="-30.5757882872216" calcext:value-type="float">
            <text:p>-30.5757882872</text:p>
          </table:table-cell>
          <table:table-cell table:formula="of:=([.IB7]-[.IB14])*100/[.IB7]" office:value-type="float" office:value="-1.66810787639594" calcext:value-type="float">
            <text:p>-1.6681078764</text:p>
          </table:table-cell>
          <table:table-cell table:formula="of:=([.IC7]-[.IC14])*100/[.IC7]" office:value-type="float" office:value="-17.457005445665" calcext:value-type="float">
            <text:p>-17.4570054457</text:p>
          </table:table-cell>
          <table:table-cell table:formula="of:=([.ID7]-[.ID14])*100/[.ID7]" office:value-type="float" office:value="4.64954247758837" calcext:value-type="float">
            <text:p>4.6495424776</text:p>
          </table:table-cell>
          <table:table-cell table:formula="of:=([.IE7]-[.IE14])*100/[.IE7]" office:value-type="float" office:value="-23.1479007314874" calcext:value-type="float">
            <text:p>-23.1479007315</text:p>
          </table:table-cell>
          <table:table-cell table:formula="of:=([.IF7]-[.IF14])*100/[.IF7]" office:value-type="float" office:value="26.8188490784394" calcext:value-type="float">
            <text:p>26.8188490784</text:p>
          </table:table-cell>
          <table:table-cell table:number-columns-repeated="7"/>
          <table:table-cell table:formula="of:=([.IN7]-[.IN14])*100/[.IN7]" office:value-type="float" office:value="2.88911462874237" calcext:value-type="float">
            <text:p>2.8891146287</text:p>
          </table:table-cell>
          <table:table-cell table:formula="of:=([.IO7]-[.IO14])*100/[.IO7]" office:value-type="float" office:value="-2.0955726987231" calcext:value-type="float">
            <text:p>-2.0955726987</text:p>
          </table:table-cell>
          <table:table-cell table:formula="of:=([.IP7]-[.IP14])*100/[.IP7]" office:value-type="float" office:value="8.03469917523741" calcext:value-type="float">
            <text:p>8.0346991752</text:p>
          </table:table-cell>
          <table:table-cell table:formula="of:=([.IQ7]-[.IQ14])*100/[.IQ7]" office:value-type="float" office:value="9.31918496173857" calcext:value-type="float">
            <text:p>9.3191849617</text:p>
          </table:table-cell>
          <table:table-cell table:formula="of:=([.IR7]-[.IR14])*100/[.IR7]" office:value-type="float" office:value="7.19568892645816" calcext:value-type="float">
            <text:p>7.1956889265</text:p>
          </table:table-cell>
          <table:table-cell table:formula="of:=([.IS7]-[.IS14])*100/[.IS7]" office:value-type="float" office:value="6.90336665517638" calcext:value-type="float">
            <text:p>6.9033666552</text:p>
          </table:table-cell>
          <table:table-cell table:formula="of:=([.IT7]-[.IT14])*100/[.IT7]" office:value-type="float" office:value="6.08541753993759" calcext:value-type="float">
            <text:p>6.0854175399</text:p>
          </table:table-cell>
          <table:table-cell table:number-columns-repeated="7"/>
          <table:table-cell table:formula="of:=([.JB7]-[.JB14])*100/[.JB7]" office:value-type="float" office:value="2.66543260365771" calcext:value-type="float">
            <text:p>2.6654326037</text:p>
          </table:table-cell>
          <table:table-cell table:formula="of:=([.JC7]-[.JC14])*100/[.JC7]" office:value-type="float" office:value="20.1519048589182" calcext:value-type="float">
            <text:p>20.1519048589</text:p>
          </table:table-cell>
          <table:table-cell table:formula="of:=([.JD7]-[.JD14])*100/[.JD7]" office:value-type="float" office:value="17.6958516184503" calcext:value-type="float">
            <text:p>17.6958516185</text:p>
          </table:table-cell>
          <table:table-cell table:formula="of:=([.JE7]-[.JE14])*100/[.JE7]" office:value-type="float" office:value="21.7335653665242" calcext:value-type="float">
            <text:p>21.7335653665</text:p>
          </table:table-cell>
          <table:table-cell table:formula="of:=([.JF7]-[.JF14])*100/[.JF7]" office:value-type="float" office:value="5.46204998853474" calcext:value-type="float">
            <text:p>5.4620499885</text:p>
          </table:table-cell>
          <table:table-cell table:formula="of:=([.JG7]-[.JG14])*100/[.JG7]" office:value-type="float" office:value="9.17553460008481" calcext:value-type="float">
            <text:p>9.1755346001</text:p>
          </table:table-cell>
          <table:table-cell table:formula="of:=([.JH7]-[.JH14])*100/[.JH7]" office:value-type="float" office:value="3.14445212923624" calcext:value-type="float">
            <text:p>3.1444521292</text:p>
          </table:table-cell>
          <table:table-cell table:number-columns-repeated="7"/>
          <table:table-cell table:formula="of:=([.JP7]-[.JP14])*100/[.JP7]" office:value-type="float" office:value="7.4278125307967" calcext:value-type="float">
            <text:p>7.4278125308</text:p>
          </table:table-cell>
          <table:table-cell table:formula="of:=([.JQ7]-[.JQ14])*100/[.JQ7]" office:value-type="float" office:value="8.73459126683712" calcext:value-type="float">
            <text:p>8.7345912668</text:p>
          </table:table-cell>
          <table:table-cell table:formula="of:=([.JR7]-[.JR14])*100/[.JR7]" office:value-type="float" office:value="28.9575365884992" calcext:value-type="float">
            <text:p>28.9575365885</text:p>
          </table:table-cell>
          <table:table-cell table:formula="of:=([.JS7]-[.JS14])*100/[.JS7]" office:value-type="float" office:value="5.27043398401626" calcext:value-type="float">
            <text:p>5.270433984</text:p>
          </table:table-cell>
          <table:table-cell table:formula="of:=([.JT7]-[.JT14])*100/[.JT7]" office:value-type="float" office:value="2.77407564064707" calcext:value-type="float">
            <text:p>2.7740756406</text:p>
          </table:table-cell>
          <table:table-cell table:formula="of:=([.JU7]-[.JU14])*100/[.JU7]" office:value-type="float" office:value="4.73372507928009" calcext:value-type="float">
            <text:p>4.7337250793</text:p>
          </table:table-cell>
          <table:table-cell table:formula="of:=([.JV7]-[.JV14])*100/[.JV7]" office:value-type="float" office:value="4.79219768148709" calcext:value-type="float">
            <text:p>4.7921976815</text:p>
          </table:table-cell>
          <table:table-cell table:number-columns-repeated="7"/>
          <table:table-cell table:formula="of:=([.KD7]-[.KD14])*100/[.KD7]" office:value-type="float" office:value="15.3195161671979" calcext:value-type="float">
            <text:p>15.3195161672</text:p>
          </table:table-cell>
          <table:table-cell table:formula="of:=([.KE7]-[.KE14])*100/[.KE7]" office:value-type="float" office:value="6.82280603689212" calcext:value-type="float">
            <text:p>6.8228060369</text:p>
          </table:table-cell>
          <table:table-cell table:formula="of:=([.KF7]-[.KF14])*100/[.KF7]" office:value-type="float" office:value="12.1851090247888" calcext:value-type="float">
            <text:p>12.1851090248</text:p>
          </table:table-cell>
          <table:table-cell table:formula="of:=([.KG7]-[.KG14])*100/[.KG7]" office:value-type="float" office:value="20.0041687852728" calcext:value-type="float">
            <text:p>20.0041687853</text:p>
          </table:table-cell>
          <table:table-cell table:formula="of:=([.KH7]-[.KH14])*100/[.KH7]" office:value-type="float" office:value="9.03722380731206" calcext:value-type="float">
            <text:p>9.0372238073</text:p>
          </table:table-cell>
          <table:table-cell table:formula="of:=([.KI7]-[.KI14])*100/[.KI7]" office:value-type="float" office:value="7.19529676471122" calcext:value-type="float">
            <text:p>7.1952967647</text:p>
          </table:table-cell>
          <table:table-cell table:formula="of:=([.KJ7]-[.KJ14])*100/[.KJ7]" office:value-type="float" office:value="11.292161560312" calcext:value-type="float">
            <text:p>11.2921615603</text:p>
          </table:table-cell>
          <table:table-cell table:number-columns-repeated="7"/>
          <table:table-cell table:formula="of:=([.KR7]-[.KR14])*100/[.KR7]" office:value-type="float" office:value="6.56216813965122" calcext:value-type="float">
            <text:p>6.5621681397</text:p>
          </table:table-cell>
          <table:table-cell table:formula="of:=([.KS7]-[.KS14])*100/[.KS7]" office:value-type="float" office:value="5.4464771941186" calcext:value-type="float">
            <text:p>5.4464771941</text:p>
          </table:table-cell>
          <table:table-cell table:formula="of:=([.KT7]-[.KT14])*100/[.KT7]" office:value-type="float" office:value="33.2799429556629" calcext:value-type="float">
            <text:p>33.2799429557</text:p>
          </table:table-cell>
          <table:table-cell table:formula="of:=([.KU7]-[.KU14])*100/[.KU7]" office:value-type="float" office:value="-14.4167758846658" calcext:value-type="float">
            <text:p>-14.4167758847</text:p>
          </table:table-cell>
          <table:table-cell table:formula="of:=([.KV7]-[.KV14])*100/[.KV7]" office:value-type="float" office:value="12.0769713449069" calcext:value-type="float">
            <text:p>12.0769713449</text:p>
          </table:table-cell>
          <table:table-cell table:formula="of:=([.KW7]-[.KW14])*100/[.KW7]" office:value-type="float" office:value="19.842569748236" calcext:value-type="float">
            <text:p>19.8425697482</text:p>
          </table:table-cell>
          <table:table-cell table:formula="of:=([.KX7]-[.KX14])*100/[.KX7]" office:value-type="float" office:value="6.07780931708132" calcext:value-type="float">
            <text:p>6.0778093171</text:p>
          </table:table-cell>
          <table:table-cell table:number-columns-repeated="7"/>
          <table:table-cell table:formula="of:=([.LF7]-[.LF14])*100/[.LF7]" office:value-type="float" office:value="5.76714989907171" calcext:value-type="float">
            <text:p>5.7671498991</text:p>
          </table:table-cell>
          <table:table-cell table:formula="of:=([.LG7]-[.LG14])*100/[.LG7]" office:value-type="float" office:value="12.2438720071713" calcext:value-type="float">
            <text:p>12.2438720072</text:p>
          </table:table-cell>
          <table:table-cell table:formula="of:=([.LH7]-[.LH14])*100/[.LH7]" office:value-type="float" office:value="21.5643408298567" calcext:value-type="float">
            <text:p>21.5643408299</text:p>
          </table:table-cell>
          <table:table-cell table:formula="of:=([.LI7]-[.LI14])*100/[.LI7]" office:value-type="float" office:value="8.29127797318652" calcext:value-type="float">
            <text:p>8.2912779732</text:p>
          </table:table-cell>
          <table:table-cell table:formula="of:=([.LJ7]-[.LJ14])*100/[.LJ7]" office:value-type="float" office:value="5.79881656804734" calcext:value-type="float">
            <text:p>5.798816568</text:p>
          </table:table-cell>
          <table:table-cell table:formula="of:=([.LK7]-[.LK14])*100/[.LK7]" office:value-type="float" office:value="4.62367933776277" calcext:value-type="float">
            <text:p>4.6236793378</text:p>
          </table:table-cell>
          <table:table-cell table:formula="of:=([.LL7]-[.LL14])*100/[.LL7]" office:value-type="float" office:value="6.25850822461713" calcext:value-type="float">
            <text:p>6.2585082246</text:p>
          </table:table-cell>
          <table:table-cell table:number-columns-repeated="7"/>
          <table:table-cell table:formula="of:=([.LT7]-[.LT14])*100/[.LT7]" office:value-type="float" office:value="5.76345762900666" calcext:value-type="float">
            <text:p>5.763457629</text:p>
          </table:table-cell>
          <table:table-cell table:formula="of:=([.LU7]-[.LU14])*100/[.LU7]" office:value-type="float" office:value="15.9334739753759" calcext:value-type="float">
            <text:p>15.9334739754</text:p>
          </table:table-cell>
          <table:table-cell table:formula="of:=([.LV7]-[.LV14])*100/[.LV7]" office:value-type="float" office:value="18.5926655140179" calcext:value-type="float">
            <text:p>18.592665514</text:p>
          </table:table-cell>
          <table:table-cell table:formula="of:=([.LW7]-[.LW14])*100/[.LW7]" office:value-type="float" office:value="-1.15834528039228" calcext:value-type="float">
            <text:p>-1.1583452804</text:p>
          </table:table-cell>
          <table:table-cell table:formula="of:=([.LX7]-[.LX14])*100/[.LX7]" office:value-type="float" office:value="-39.3242450232474" calcext:value-type="float">
            <text:p>-39.3242450232</text:p>
          </table:table-cell>
          <table:table-cell table:formula="of:=([.LY7]-[.LY14])*100/[.LY7]" office:value-type="float" office:value="15.4469684588985" calcext:value-type="float">
            <text:p>15.4469684589</text:p>
          </table:table-cell>
          <table:table-cell table:formula="of:=([.LZ7]-[.LZ14])*100/[.LZ7]" office:value-type="float" office:value="15.2355720304052" calcext:value-type="float">
            <text:p>15.2355720304</text:p>
          </table:table-cell>
          <table:table-cell table:number-columns-repeated="7"/>
          <table:table-cell table:formula="of:=([.MH7]-[.MH14])*100/[.MH7]" office:value-type="float" office:value="12.9994187469408" calcext:value-type="float">
            <text:p>12.9994187469</text:p>
          </table:table-cell>
          <table:table-cell table:formula="of:=([.MI7]-[.MI14])*100/[.MI7]" office:value-type="float" office:value="11.3005599043058" calcext:value-type="float">
            <text:p>11.3005599043</text:p>
          </table:table-cell>
          <table:table-cell table:formula="of:=([.MJ7]-[.MJ14])*100/[.MJ7]" office:value-type="float" office:value="16.787260158925" calcext:value-type="float">
            <text:p>16.7872601589</text:p>
          </table:table-cell>
          <table:table-cell table:formula="of:=([.MK7]-[.MK14])*100/[.MK7]" office:value-type="float" office:value="16.4153823244732" calcext:value-type="float">
            <text:p>16.4153823245</text:p>
          </table:table-cell>
          <table:table-cell table:formula="of:=([.ML7]-[.ML14])*100/[.ML7]" office:value-type="float" office:value="0.739566825145272" calcext:value-type="float">
            <text:p>0.7395668251</text:p>
          </table:table-cell>
          <table:table-cell table:formula="of:=([.MM7]-[.MM14])*100/[.MM7]" office:value-type="float" office:value="4.95133235628574" calcext:value-type="float">
            <text:p>4.9513323563</text:p>
          </table:table-cell>
          <table:table-cell table:formula="of:=([.MN7]-[.MN14])*100/[.MN7]" office:value-type="float" office:value="7.9421358053262" calcext:value-type="float">
            <text:p>7.9421358053</text:p>
          </table:table-cell>
          <table:table-cell/>
          <table:table-cell table:formula="of:=AVERAGE([.A22:.MN22])" office:value-type="float" office:value="6.67918389354898" calcext:value-type="float">
            <text:p>6.6791838935</text:p>
          </table:table-cell>
        </table:table-row>
        <table:table-row table:style-name="ro1">
          <table:covered-table-cell/>
          <table:table-cell table:number-columns-repeated="8"/>
          <table:table-cell table:formula="of:=([.J8]-[.J15])*100/[.J8]" office:value-type="float" office:value="17.5453353552586" calcext:value-type="float">
            <text:p>17.5453353553</text:p>
          </table:table-cell>
          <table:table-cell table:formula="of:=([.K8]-[.K15])*100/[.K8]" office:value-type="float" office:value="11.8110429548273" calcext:value-type="float">
            <text:p>11.8110429548</text:p>
          </table:table-cell>
          <table:table-cell table:formula="of:=([.L8]-[.L15])*100/[.L8]" office:value-type="float" office:value="21.5711555659002" calcext:value-type="float">
            <text:p>21.5711555659</text:p>
          </table:table-cell>
          <table:table-cell table:formula="of:=([.M8]-[.M15])*100/[.M8]" office:value-type="float" office:value="5.81677270485156" calcext:value-type="float">
            <text:p>5.8167727049</text:p>
          </table:table-cell>
          <table:table-cell table:formula="of:=([.N8]-[.N15])*100/[.N8]" office:value-type="float" office:value="-2.66327118559671" calcext:value-type="float">
            <text:p>-2.6632711856</text:p>
          </table:table-cell>
          <table:table-cell table:formula="of:=([.O8]-[.O15])*100/[.O8]" office:value-type="float" office:value="11.409572240958" calcext:value-type="float">
            <text:p>11.409572241</text:p>
          </table:table-cell>
          <table:table-cell table:formula="of:=([.P8]-[.P15])*100/[.P8]" office:value-type="float" office:value="5.25448149638495" calcext:value-type="float">
            <text:p>5.2544814964</text:p>
          </table:table-cell>
          <table:table-cell table:number-columns-repeated="7"/>
          <table:table-cell table:formula="of:=([.X8]-[.X15])*100/[.X8]" office:value-type="float" office:value="13.5574413873878" calcext:value-type="float">
            <text:p>13.5574413874</text:p>
          </table:table-cell>
          <table:table-cell table:formula="of:=([.Y8]-[.Y15])*100/[.Y8]" office:value-type="float" office:value="20.7451479643535" calcext:value-type="float">
            <text:p>20.7451479644</text:p>
          </table:table-cell>
          <table:table-cell table:formula="of:=([.Z8]-[.Z15])*100/[.Z8]" office:value-type="float" office:value="46.4733371032483" calcext:value-type="float">
            <text:p>46.4733371032</text:p>
          </table:table-cell>
          <table:table-cell table:formula="of:=([.AA8]-[.AA15])*100/[.AA8]" office:value-type="float" office:value="-3.8810100311311" calcext:value-type="float">
            <text:p>-3.8810100311</text:p>
          </table:table-cell>
          <table:table-cell table:formula="of:=([.AB8]-[.AB15])*100/[.AB8]" office:value-type="float" office:value="-13.7911729028646" calcext:value-type="float">
            <text:p>-13.7911729029</text:p>
          </table:table-cell>
          <table:table-cell table:formula="of:=([.AC8]-[.AC15])*100/[.AC8]" office:value-type="float" office:value="5.63225038271815" calcext:value-type="float">
            <text:p>5.6322503827</text:p>
          </table:table-cell>
          <table:table-cell table:formula="of:=([.AD8]-[.AD15])*100/[.AD8]" office:value-type="float" office:value="-1.45945166679387" calcext:value-type="float">
            <text:p>-1.4594516668</text:p>
          </table:table-cell>
          <table:table-cell table:number-columns-repeated="7"/>
          <table:table-cell table:formula="of:=([.AL8]-[.AL15])*100/[.AL8]" office:value-type="float" office:value="6.78371636180727" calcext:value-type="float">
            <text:p>6.7837163618</text:p>
          </table:table-cell>
          <table:table-cell table:formula="of:=([.AM8]-[.AM15])*100/[.AM8]" office:value-type="float" office:value="5.1194424675377" calcext:value-type="float">
            <text:p>5.1194424675</text:p>
          </table:table-cell>
          <table:table-cell table:formula="of:=([.AN8]-[.AN15])*100/[.AN8]" office:value-type="float" office:value="5.22813903888914" calcext:value-type="float">
            <text:p>5.2281390389</text:p>
          </table:table-cell>
          <table:table-cell table:formula="of:=([.AO8]-[.AO15])*100/[.AO8]" office:value-type="float" office:value="6.127570017808" calcext:value-type="float">
            <text:p>6.1275700178</text:p>
          </table:table-cell>
          <table:table-cell table:formula="of:=([.AP8]-[.AP15])*100/[.AP8]" office:value-type="float" office:value="6.28978107295237" calcext:value-type="float">
            <text:p>6.289781073</text:p>
          </table:table-cell>
          <table:table-cell table:formula="of:=([.AQ8]-[.AQ15])*100/[.AQ8]" office:value-type="float" office:value="23.3404765810844" calcext:value-type="float">
            <text:p>23.3404765811</text:p>
          </table:table-cell>
          <table:table-cell table:formula="of:=([.AR8]-[.AR15])*100/[.AR8]" office:value-type="float" office:value="5.52469410126507" calcext:value-type="float">
            <text:p>5.5246941013</text:p>
          </table:table-cell>
          <table:table-cell table:number-columns-repeated="7"/>
          <table:table-cell table:formula="of:=([.AZ8]-[.AZ15])*100/[.AZ8]" office:value-type="float" office:value="-2.35339744706682" calcext:value-type="float">
            <text:p>-2.3533974471</text:p>
          </table:table-cell>
          <table:table-cell table:formula="of:=([.BA8]-[.BA15])*100/[.BA8]" office:value-type="float" office:value="4.05965780395163" calcext:value-type="float">
            <text:p>4.059657804</text:p>
          </table:table-cell>
          <table:table-cell table:formula="of:=([.BB8]-[.BB15])*100/[.BB8]" office:value-type="float" office:value="-0.00980043225064348" calcext:value-type="float">
            <text:p>-0.0098004323</text:p>
          </table:table-cell>
          <table:table-cell table:formula="of:=([.BC8]-[.BC15])*100/[.BC8]" office:value-type="float" office:value="6.37282294868213" calcext:value-type="float">
            <text:p>6.3728229487</text:p>
          </table:table-cell>
          <table:table-cell table:formula="of:=([.BD8]-[.BD15])*100/[.BD8]" office:value-type="float" office:value="2.06663170250493" calcext:value-type="float">
            <text:p>2.0666317025</text:p>
          </table:table-cell>
          <table:table-cell table:formula="of:=([.BE8]-[.BE15])*100/[.BE8]" office:value-type="float" office:value="11.887340830385" calcext:value-type="float">
            <text:p>11.8873408304</text:p>
          </table:table-cell>
          <table:table-cell table:formula="of:=([.BF8]-[.BF15])*100/[.BF8]" office:value-type="float" office:value="5.03658458993447" calcext:value-type="float">
            <text:p>5.0365845899</text:p>
          </table:table-cell>
          <table:table-cell table:number-columns-repeated="7"/>
          <table:table-cell table:formula="of:=([.BN8]-[.BN15])*100/[.BN8]" office:value-type="float" office:value="5.66108444498281" calcext:value-type="float">
            <text:p>5.661084445</text:p>
          </table:table-cell>
          <table:table-cell table:formula="of:=([.BO8]-[.BO15])*100/[.BO8]" office:value-type="float" office:value="1.55372608737032" calcext:value-type="float">
            <text:p>1.5537260874</text:p>
          </table:table-cell>
          <table:table-cell table:formula="of:=([.BP8]-[.BP15])*100/[.BP8]" office:value-type="float" office:value="8.9181617570029" calcext:value-type="float">
            <text:p>8.918161757</text:p>
          </table:table-cell>
          <table:table-cell table:formula="of:=([.BQ8]-[.BQ15])*100/[.BQ8]" office:value-type="float" office:value="4.79570854523765" calcext:value-type="float">
            <text:p>4.7957085452</text:p>
          </table:table-cell>
          <table:table-cell table:formula="of:=([.BR8]-[.BR15])*100/[.BR8]" office:value-type="float" office:value="2.10735331796054" calcext:value-type="float">
            <text:p>2.107353318</text:p>
          </table:table-cell>
          <table:table-cell table:formula="of:=([.BS8]-[.BS15])*100/[.BS8]" office:value-type="float" office:value="4.92469901930146" calcext:value-type="float">
            <text:p>4.9246990193</text:p>
          </table:table-cell>
          <table:table-cell table:formula="of:=([.BT8]-[.BT15])*100/[.BT8]" office:value-type="float" office:value="1.34435072997388" calcext:value-type="float">
            <text:p>1.34435073</text:p>
          </table:table-cell>
          <table:table-cell table:number-columns-repeated="7"/>
          <table:table-cell table:formula="of:=([.CB8]-[.CB15])*100/[.CB8]" office:value-type="float" office:value="5.05092123407154" calcext:value-type="float">
            <text:p>5.0509212341</text:p>
          </table:table-cell>
          <table:table-cell table:formula="of:=([.CC8]-[.CC15])*100/[.CC8]" office:value-type="float" office:value="7.86941041114505" calcext:value-type="float">
            <text:p>7.8694104111</text:p>
          </table:table-cell>
          <table:table-cell table:formula="of:=([.CD8]-[.CD15])*100/[.CD8]" office:value-type="float" office:value="5.90985870565975" calcext:value-type="float">
            <text:p>5.9098587057</text:p>
          </table:table-cell>
          <table:table-cell table:formula="of:=([.CE8]-[.CE15])*100/[.CE8]" office:value-type="float" office:value="-12.8821948174383" calcext:value-type="float">
            <text:p>-12.8821948174</text:p>
          </table:table-cell>
          <table:table-cell table:formula="of:=([.CF8]-[.CF15])*100/[.CF8]" office:value-type="float" office:value="4.36286135169301" calcext:value-type="float">
            <text:p>4.3628613517</text:p>
          </table:table-cell>
          <table:table-cell table:formula="of:=([.CG8]-[.CG15])*100/[.CG8]" office:value-type="float" office:value="26.67939148063" calcext:value-type="float">
            <text:p>26.6793914806</text:p>
          </table:table-cell>
          <table:table-cell table:formula="of:=([.CH8]-[.CH15])*100/[.CH8]" office:value-type="float" office:value="5.1684817704005" calcext:value-type="float">
            <text:p>5.1684817704</text:p>
          </table:table-cell>
          <table:table-cell table:number-columns-repeated="7"/>
          <table:table-cell table:formula="of:=([.CP8]-[.CP15])*100/[.CP8]" office:value-type="float" office:value="-19.5628959920268" calcext:value-type="float">
            <text:p>-19.562895992</text:p>
          </table:table-cell>
          <table:table-cell table:formula="of:=([.CQ8]-[.CQ15])*100/[.CQ8]" office:value-type="float" office:value="-20.4936544710116" calcext:value-type="float">
            <text:p>-20.493654471</text:p>
          </table:table-cell>
          <table:table-cell table:formula="of:=([.CR8]-[.CR15])*100/[.CR8]" office:value-type="float" office:value="8.95873160636302" calcext:value-type="float">
            <text:p>8.9587316064</text:p>
          </table:table-cell>
          <table:table-cell table:formula="of:=([.CS8]-[.CS15])*100/[.CS8]" office:value-type="float" office:value="-16.796875" calcext:value-type="float">
            <text:p>-16.796875</text:p>
          </table:table-cell>
          <table:table-cell table:formula="of:=([.CT8]-[.CT15])*100/[.CT8]" office:value-type="float" office:value="5.18344308560677" calcext:value-type="float">
            <text:p>5.1834430856</text:p>
          </table:table-cell>
          <table:table-cell table:formula="of:=([.CU8]-[.CU15])*100/[.CU8]" office:value-type="float" office:value="-14.2819822879386" calcext:value-type="float">
            <text:p>-14.2819822879</text:p>
          </table:table-cell>
          <table:table-cell table:formula="of:=([.CV8]-[.CV15])*100/[.CV8]" office:value-type="float" office:value="18.4612312895034" calcext:value-type="float">
            <text:p>18.4612312895</text:p>
          </table:table-cell>
          <table:table-cell table:number-columns-repeated="7"/>
          <table:table-cell table:formula="of:=([.DD8]-[.DD15])*100/[.DD8]" office:value-type="float" office:value="10.465865917242" calcext:value-type="float">
            <text:p>10.4658659172</text:p>
          </table:table-cell>
          <table:table-cell table:formula="of:=([.DE8]-[.DE15])*100/[.DE8]" office:value-type="float" office:value="9.30178910134823" calcext:value-type="float">
            <text:p>9.3017891013</text:p>
          </table:table-cell>
          <table:table-cell table:formula="of:=([.DF8]-[.DF15])*100/[.DF8]" office:value-type="float" office:value="9.69321565291365" calcext:value-type="float">
            <text:p>9.6932156529</text:p>
          </table:table-cell>
          <table:table-cell table:formula="of:=([.DG8]-[.DG15])*100/[.DG8]" office:value-type="float" office:value="7.73077670531839" calcext:value-type="float">
            <text:p>7.7307767053</text:p>
          </table:table-cell>
          <table:table-cell table:formula="of:=([.DH8]-[.DH15])*100/[.DH8]" office:value-type="float" office:value="38.1724952468745" calcext:value-type="float">
            <text:p>38.1724952469</text:p>
          </table:table-cell>
          <table:table-cell table:formula="of:=([.DI8]-[.DI15])*100/[.DI8]" office:value-type="float" office:value="21.1475802236345" calcext:value-type="float">
            <text:p>21.1475802236</text:p>
          </table:table-cell>
          <table:table-cell table:formula="of:=([.DJ8]-[.DJ15])*100/[.DJ8]" office:value-type="float" office:value="10.2811654332331" calcext:value-type="float">
            <text:p>10.2811654332</text:p>
          </table:table-cell>
          <table:table-cell table:number-columns-repeated="7"/>
          <table:table-cell table:formula="of:=([.DR8]-[.DR15])*100/[.DR8]" office:value-type="float" office:value="10.6597007783768" calcext:value-type="float">
            <text:p>10.6597007784</text:p>
          </table:table-cell>
          <table:table-cell table:formula="of:=([.DS8]-[.DS15])*100/[.DS8]" office:value-type="float" office:value="8.35522676991151" calcext:value-type="float">
            <text:p>8.3552267699</text:p>
          </table:table-cell>
          <table:table-cell table:formula="of:=([.DT8]-[.DT15])*100/[.DT8]" office:value-type="float" office:value="7.00050411695513" calcext:value-type="float">
            <text:p>7.000504117</text:p>
          </table:table-cell>
          <table:table-cell table:formula="of:=([.DU8]-[.DU15])*100/[.DU8]" office:value-type="float" office:value="11.2885947446647" calcext:value-type="float">
            <text:p>11.2885947447</text:p>
          </table:table-cell>
          <table:table-cell table:formula="of:=([.DV8]-[.DV15])*100/[.DV8]" office:value-type="float" office:value="5.61226365385322" calcext:value-type="float">
            <text:p>5.6122636539</text:p>
          </table:table-cell>
          <table:table-cell table:formula="of:=([.DW8]-[.DW15])*100/[.DW8]" office:value-type="float" office:value="12.3369291526412" calcext:value-type="float">
            <text:p>12.3369291526</text:p>
          </table:table-cell>
          <table:table-cell table:formula="of:=([.DX8]-[.DX15])*100/[.DX8]" office:value-type="float" office:value="7.62778851220797" calcext:value-type="float">
            <text:p>7.6277885122</text:p>
          </table:table-cell>
          <table:table-cell table:number-columns-repeated="7"/>
          <table:table-cell table:formula="of:=([.EF8]-[.EF15])*100/[.EF8]" office:value-type="float" office:value="6.0617242153234" calcext:value-type="float">
            <text:p>6.0617242153</text:p>
          </table:table-cell>
          <table:table-cell table:formula="of:=([.EG8]-[.EG15])*100/[.EG8]" office:value-type="float" office:value="6.45727408181134" calcext:value-type="float">
            <text:p>6.4572740818</text:p>
          </table:table-cell>
          <table:table-cell table:formula="of:=([.EH8]-[.EH15])*100/[.EH8]" office:value-type="float" office:value="18.3406368682442" calcext:value-type="float">
            <text:p>18.3406368682</text:p>
          </table:table-cell>
          <table:table-cell table:formula="of:=([.EI8]-[.EI15])*100/[.EI8]" office:value-type="float" office:value="5.74766994274996" calcext:value-type="float">
            <text:p>5.7476699427</text:p>
          </table:table-cell>
          <table:table-cell table:formula="of:=([.EJ8]-[.EJ15])*100/[.EJ8]" office:value-type="float" office:value="3.642833582828" calcext:value-type="float">
            <text:p>3.6428335828</text:p>
          </table:table-cell>
          <table:table-cell table:formula="of:=([.EK8]-[.EK15])*100/[.EK8]" office:value-type="float" office:value="15.9563067181862" calcext:value-type="float">
            <text:p>15.9563067182</text:p>
          </table:table-cell>
          <table:table-cell table:formula="of:=([.EL8]-[.EL15])*100/[.EL8]" office:value-type="float" office:value="1.90679132899246" calcext:value-type="float">
            <text:p>1.906791329</text:p>
          </table:table-cell>
          <table:table-cell table:number-columns-repeated="7"/>
          <table:table-cell table:formula="of:=([.ET8]-[.ET15])*100/[.ET8]" office:value-type="float" office:value="-2.92167951920245" calcext:value-type="float">
            <text:p>-2.9216795192</text:p>
          </table:table-cell>
          <table:table-cell table:formula="of:=([.EU8]-[.EU15])*100/[.EU8]" office:value-type="float" office:value="3.84350081019637" calcext:value-type="float">
            <text:p>3.8435008102</text:p>
          </table:table-cell>
          <table:table-cell table:formula="of:=([.EV8]-[.EV15])*100/[.EV8]" office:value-type="float" office:value="4.69356719162134" calcext:value-type="float">
            <text:p>4.6935671916</text:p>
          </table:table-cell>
          <table:table-cell table:formula="of:=([.EW8]-[.EW15])*100/[.EW8]" office:value-type="float" office:value="10.8796699345168" calcext:value-type="float">
            <text:p>10.8796699345</text:p>
          </table:table-cell>
          <table:table-cell table:formula="of:=([.EX8]-[.EX15])*100/[.EX8]" office:value-type="float" office:value="18.583244382286" calcext:value-type="float">
            <text:p>18.5832443823</text:p>
          </table:table-cell>
          <table:table-cell table:formula="of:=([.EY8]-[.EY15])*100/[.EY8]" office:value-type="float" office:value="8.33846149942078" calcext:value-type="float">
            <text:p>8.3384614994</text:p>
          </table:table-cell>
          <table:table-cell table:formula="of:=([.EZ8]-[.EZ15])*100/[.EZ8]" office:value-type="float" office:value="3.52502789302079" calcext:value-type="float">
            <text:p>3.525027893</text:p>
          </table:table-cell>
          <table:table-cell table:number-columns-repeated="7"/>
          <table:table-cell table:formula="of:=([.FH8]-[.FH15])*100/[.FH8]" office:value-type="float" office:value="12.0119343749127" calcext:value-type="float">
            <text:p>12.0119343749</text:p>
          </table:table-cell>
          <table:table-cell table:formula="of:=([.FI8]-[.FI15])*100/[.FI8]" office:value-type="float" office:value="0.884674439806151" calcext:value-type="float">
            <text:p>0.8846744398</text:p>
          </table:table-cell>
          <table:table-cell table:formula="of:=([.FJ8]-[.FJ15])*100/[.FJ8]" office:value-type="float" office:value="13.8461875475769" calcext:value-type="float">
            <text:p>13.8461875476</text:p>
          </table:table-cell>
          <table:table-cell table:formula="of:=([.FK8]-[.FK15])*100/[.FK8]" office:value-type="float" office:value="-18.9575754019481" calcext:value-type="float">
            <text:p>-18.9575754019</text:p>
          </table:table-cell>
          <table:table-cell table:formula="of:=([.FL8]-[.FL15])*100/[.FL8]" office:value-type="float" office:value="9.79227966932885" calcext:value-type="float">
            <text:p>9.7922796693</text:p>
          </table:table-cell>
          <table:table-cell table:formula="of:=([.FM8]-[.FM15])*100/[.FM8]" office:value-type="float" office:value="-6.54662500673383" calcext:value-type="float">
            <text:p>-6.5466250067</text:p>
          </table:table-cell>
          <table:table-cell table:formula="of:=([.FN8]-[.FN15])*100/[.FN8]" office:value-type="float" office:value="5.37694660409516" calcext:value-type="float">
            <text:p>5.3769466041</text:p>
          </table:table-cell>
          <table:table-cell table:number-columns-repeated="7"/>
          <table:table-cell table:formula="of:=([.FV8]-[.FV15])*100/[.FV8]" office:value-type="float" office:value="7.45726580079744" calcext:value-type="float">
            <text:p>7.4572658008</text:p>
          </table:table-cell>
          <table:table-cell table:formula="of:=([.FW8]-[.FW15])*100/[.FW8]" office:value-type="float" office:value="8.13604031271552" calcext:value-type="float">
            <text:p>8.1360403127</text:p>
          </table:table-cell>
          <table:table-cell table:formula="of:=([.FX8]-[.FX15])*100/[.FX8]" office:value-type="float" office:value="23.025658113962" calcext:value-type="float">
            <text:p>23.025658114</text:p>
          </table:table-cell>
          <table:table-cell table:formula="of:=([.FY8]-[.FY15])*100/[.FY8]" office:value-type="float" office:value="8.47171658841548" calcext:value-type="float">
            <text:p>8.4717165884</text:p>
          </table:table-cell>
          <table:table-cell table:formula="of:=([.FZ8]-[.FZ15])*100/[.FZ8]" office:value-type="float" office:value="24.26491452082" calcext:value-type="float">
            <text:p>24.2649145208</text:p>
          </table:table-cell>
          <table:table-cell table:formula="of:=([.GA8]-[.GA15])*100/[.GA8]" office:value-type="float" office:value="5.06241134751773" calcext:value-type="float">
            <text:p>5.0624113475</text:p>
          </table:table-cell>
          <table:table-cell table:formula="of:=([.GB8]-[.GB15])*100/[.GB8]" office:value-type="float" office:value="26.1505221462009" calcext:value-type="float">
            <text:p>26.1505221462</text:p>
          </table:table-cell>
          <table:table-cell table:number-columns-repeated="7"/>
          <table:table-cell table:formula="of:=([.GJ8]-[.GJ15])*100/[.GJ8]" office:value-type="float" office:value="7.02434016566054" calcext:value-type="float">
            <text:p>7.0243401657</text:p>
          </table:table-cell>
          <table:table-cell table:formula="of:=([.GK8]-[.GK15])*100/[.GK8]" office:value-type="float" office:value="8.71238045099588" calcext:value-type="float">
            <text:p>8.712380451</text:p>
          </table:table-cell>
          <table:table-cell table:formula="of:=([.GL8]-[.GL15])*100/[.GL8]" office:value-type="float" office:value="21.5242174906073" calcext:value-type="float">
            <text:p>21.5242174906</text:p>
          </table:table-cell>
          <table:table-cell table:formula="of:=([.GM8]-[.GM15])*100/[.GM8]" office:value-type="float" office:value="-4.37846153846154" calcext:value-type="float">
            <text:p>-4.3784615385</text:p>
          </table:table-cell>
          <table:table-cell table:formula="of:=([.GN8]-[.GN15])*100/[.GN8]" office:value-type="float" office:value="4.32544806806422" calcext:value-type="float">
            <text:p>4.3254480681</text:p>
          </table:table-cell>
          <table:table-cell table:formula="of:=([.GO8]-[.GO15])*100/[.GO8]" office:value-type="float" office:value="7.28804138697678" calcext:value-type="float">
            <text:p>7.288041387</text:p>
          </table:table-cell>
          <table:table-cell table:formula="of:=([.GP8]-[.GP15])*100/[.GP8]" office:value-type="float" office:value="14.2474999539586" calcext:value-type="float">
            <text:p>14.247499954</text:p>
          </table:table-cell>
          <table:table-cell table:number-columns-repeated="7"/>
          <table:table-cell table:formula="of:=([.GX8]-[.GX15])*100/[.GX8]" office:value-type="float" office:value="4.45529216327392" calcext:value-type="float">
            <text:p>4.4552921633</text:p>
          </table:table-cell>
          <table:table-cell table:formula="of:=([.GY8]-[.GY15])*100/[.GY8]" office:value-type="float" office:value="1.76924993770247" calcext:value-type="float">
            <text:p>1.7692499377</text:p>
          </table:table-cell>
          <table:table-cell table:formula="of:=([.GZ8]-[.GZ15])*100/[.GZ8]" office:value-type="float" office:value="13.1235467204436" calcext:value-type="float">
            <text:p>13.1235467204</text:p>
          </table:table-cell>
          <table:table-cell table:formula="of:=([.HA8]-[.HA15])*100/[.HA8]" office:value-type="float" office:value="9.09760121842873" calcext:value-type="float">
            <text:p>9.0976012184</text:p>
          </table:table-cell>
          <table:table-cell table:formula="of:=([.HB8]-[.HB15])*100/[.HB8]" office:value-type="float" office:value="1.67057180191952" calcext:value-type="float">
            <text:p>1.6705718019</text:p>
          </table:table-cell>
          <table:table-cell table:formula="of:=([.HC8]-[.HC15])*100/[.HC8]" office:value-type="float" office:value="23.8924436749781" calcext:value-type="float">
            <text:p>23.892443675</text:p>
          </table:table-cell>
          <table:table-cell table:formula="of:=([.HD8]-[.HD15])*100/[.HD8]" office:value-type="float" office:value="1.78401618428347" calcext:value-type="float">
            <text:p>1.7840161843</text:p>
          </table:table-cell>
          <table:table-cell table:number-columns-repeated="7"/>
          <table:table-cell table:formula="of:=([.HL8]-[.HL15])*100/[.HL8]" office:value-type="float" office:value="5.35833483094144" calcext:value-type="float">
            <text:p>5.3583348309</text:p>
          </table:table-cell>
          <table:table-cell table:formula="of:=([.HM8]-[.HM15])*100/[.HM8]" office:value-type="float" office:value="8.73724802589632" calcext:value-type="float">
            <text:p>8.7372480259</text:p>
          </table:table-cell>
          <table:table-cell table:formula="of:=([.HN8]-[.HN15])*100/[.HN8]" office:value-type="float" office:value="-4.64698342699902" calcext:value-type="float">
            <text:p>-4.646983427</text:p>
          </table:table-cell>
          <table:table-cell table:formula="of:=([.HO8]-[.HO15])*100/[.HO8]" office:value-type="float" office:value="8.1159609638609" calcext:value-type="float">
            <text:p>8.1159609639</text:p>
          </table:table-cell>
          <table:table-cell table:formula="of:=([.HP8]-[.HP15])*100/[.HP8]" office:value-type="float" office:value="-15.838454784899" calcext:value-type="float">
            <text:p>-15.8384547849</text:p>
          </table:table-cell>
          <table:table-cell table:formula="of:=([.HQ8]-[.HQ15])*100/[.HQ8]" office:value-type="float" office:value="5.85810881461085" calcext:value-type="float">
            <text:p>5.8581088146</text:p>
          </table:table-cell>
          <table:table-cell table:formula="of:=([.HR8]-[.HR15])*100/[.HR8]" office:value-type="float" office:value="8.80722476625381" calcext:value-type="float">
            <text:p>8.8072247663</text:p>
          </table:table-cell>
          <table:table-cell table:number-columns-repeated="7"/>
          <table:table-cell table:formula="of:=([.HZ8]-[.HZ15])*100/[.HZ8]" office:value-type="float" office:value="-16.6496045324508" calcext:value-type="float">
            <text:p>-16.6496045325</text:p>
          </table:table-cell>
          <table:table-cell table:formula="of:=([.IA8]-[.IA15])*100/[.IA8]" office:value-type="float" office:value="-44.6398746618975" calcext:value-type="float">
            <text:p>-44.6398746619</text:p>
          </table:table-cell>
          <table:table-cell table:formula="of:=([.IB8]-[.IB15])*100/[.IB8]" office:value-type="float" office:value="31.5451483125259" calcext:value-type="float">
            <text:p>31.5451483125</text:p>
          </table:table-cell>
          <table:table-cell table:formula="of:=([.IC8]-[.IC15])*100/[.IC8]" office:value-type="float" office:value="-18.7531633671241" calcext:value-type="float">
            <text:p>-18.7531633671</text:p>
          </table:table-cell>
          <table:table-cell table:formula="of:=([.ID8]-[.ID15])*100/[.ID8]" office:value-type="float" office:value="5.5130225925092" calcext:value-type="float">
            <text:p>5.5130225925</text:p>
          </table:table-cell>
          <table:table-cell table:formula="of:=([.IE8]-[.IE15])*100/[.IE8]" office:value-type="float" office:value="-10.7495312008103" calcext:value-type="float">
            <text:p>-10.7495312008</text:p>
          </table:table-cell>
          <table:table-cell table:formula="of:=([.IF8]-[.IF15])*100/[.IF8]" office:value-type="float" office:value="3.26423343321707" calcext:value-type="float">
            <text:p>3.2642334332</text:p>
          </table:table-cell>
          <table:table-cell table:number-columns-repeated="7"/>
          <table:table-cell table:formula="of:=([.IN8]-[.IN15])*100/[.IN8]" office:value-type="float" office:value="4.96826009632729" calcext:value-type="float">
            <text:p>4.9682600963</text:p>
          </table:table-cell>
          <table:table-cell table:formula="of:=([.IO8]-[.IO15])*100/[.IO8]" office:value-type="float" office:value="23.9717972567006" calcext:value-type="float">
            <text:p>23.9717972567</text:p>
          </table:table-cell>
          <table:table-cell table:formula="of:=([.IP8]-[.IP15])*100/[.IP8]" office:value-type="float" office:value="4.22374174549349" calcext:value-type="float">
            <text:p>4.2237417455</text:p>
          </table:table-cell>
          <table:table-cell table:formula="of:=([.IQ8]-[.IQ15])*100/[.IQ8]" office:value-type="float" office:value="26.8053592924059" calcext:value-type="float">
            <text:p>26.8053592924</text:p>
          </table:table-cell>
          <table:table-cell table:formula="of:=([.IR8]-[.IR15])*100/[.IR8]" office:value-type="float" office:value="7.53264604810997" calcext:value-type="float">
            <text:p>7.5326460481</text:p>
          </table:table-cell>
          <table:table-cell table:formula="of:=([.IS8]-[.IS15])*100/[.IS8]" office:value-type="float" office:value="6.09946644136063" calcext:value-type="float">
            <text:p>6.0994664414</text:p>
          </table:table-cell>
          <table:table-cell table:formula="of:=([.IT8]-[.IT15])*100/[.IT8]" office:value-type="float" office:value="6.23905024505274" calcext:value-type="float">
            <text:p>6.2390502451</text:p>
          </table:table-cell>
          <table:table-cell table:number-columns-repeated="7"/>
          <table:table-cell table:formula="of:=([.JB8]-[.JB15])*100/[.JB8]" office:value-type="float" office:value="7.94639496893766" calcext:value-type="float">
            <text:p>7.9463949689</text:p>
          </table:table-cell>
          <table:table-cell table:formula="of:=([.JC8]-[.JC15])*100/[.JC8]" office:value-type="float" office:value="22.1823525391292" calcext:value-type="float">
            <text:p>22.1823525391</text:p>
          </table:table-cell>
          <table:table-cell table:formula="of:=([.JD8]-[.JD15])*100/[.JD8]" office:value-type="float" office:value="23.4548583946174" calcext:value-type="float">
            <text:p>23.4548583946</text:p>
          </table:table-cell>
          <table:table-cell table:formula="of:=([.JE8]-[.JE15])*100/[.JE8]" office:value-type="float" office:value="22.2484082109578" calcext:value-type="float">
            <text:p>22.248408211</text:p>
          </table:table-cell>
          <table:table-cell table:formula="of:=([.JF8]-[.JF15])*100/[.JF8]" office:value-type="float" office:value="3.04468169236852" calcext:value-type="float">
            <text:p>3.0446816924</text:p>
          </table:table-cell>
          <table:table-cell table:formula="of:=([.JG8]-[.JG15])*100/[.JG8]" office:value-type="float" office:value="24.6736119175196" calcext:value-type="float">
            <text:p>24.6736119175</text:p>
          </table:table-cell>
          <table:table-cell table:formula="of:=([.JH8]-[.JH15])*100/[.JH8]" office:value-type="float" office:value="0.886625165063196" calcext:value-type="float">
            <text:p>0.8866251651</text:p>
          </table:table-cell>
          <table:table-cell table:number-columns-repeated="7"/>
          <table:table-cell table:formula="of:=([.JP8]-[.JP15])*100/[.JP8]" office:value-type="float" office:value="7.36280846392526" calcext:value-type="float">
            <text:p>7.3628084639</text:p>
          </table:table-cell>
          <table:table-cell table:formula="of:=([.JQ8]-[.JQ15])*100/[.JQ8]" office:value-type="float" office:value="6.44197868612795" calcext:value-type="float">
            <text:p>6.4419786861</text:p>
          </table:table-cell>
          <table:table-cell table:formula="of:=([.JR8]-[.JR15])*100/[.JR8]" office:value-type="float" office:value="13.5446685878963" calcext:value-type="float">
            <text:p>13.5446685879</text:p>
          </table:table-cell>
          <table:table-cell table:formula="of:=([.JS8]-[.JS15])*100/[.JS8]" office:value-type="float" office:value="3.22439636947434" calcext:value-type="float">
            <text:p>3.2243963695</text:p>
          </table:table-cell>
          <table:table-cell table:formula="of:=([.JT8]-[.JT15])*100/[.JT8]" office:value-type="float" office:value="1.48938079185839" calcext:value-type="float">
            <text:p>1.4893807919</text:p>
          </table:table-cell>
          <table:table-cell table:formula="of:=([.JU8]-[.JU15])*100/[.JU8]" office:value-type="float" office:value="1.94036714962277" calcext:value-type="float">
            <text:p>1.9403671496</text:p>
          </table:table-cell>
          <table:table-cell table:formula="of:=([.JV8]-[.JV15])*100/[.JV8]" office:value-type="float" office:value="4.07247270239915" calcext:value-type="float">
            <text:p>4.0724727024</text:p>
          </table:table-cell>
          <table:table-cell table:number-columns-repeated="7"/>
          <table:table-cell table:formula="of:=([.KD8]-[.KD15])*100/[.KD8]" office:value-type="float" office:value="23.3101093640828" calcext:value-type="float">
            <text:p>23.3101093641</text:p>
          </table:table-cell>
          <table:table-cell table:formula="of:=([.KE8]-[.KE15])*100/[.KE8]" office:value-type="float" office:value="5.688970759167" calcext:value-type="float">
            <text:p>5.6889707592</text:p>
          </table:table-cell>
          <table:table-cell table:formula="of:=([.KF8]-[.KF15])*100/[.KF8]" office:value-type="float" office:value="9.03497365396876" calcext:value-type="float">
            <text:p>9.034973654</text:p>
          </table:table-cell>
          <table:table-cell table:formula="of:=([.KG8]-[.KG15])*100/[.KG8]" office:value-type="float" office:value="6.46712859729726" calcext:value-type="float">
            <text:p>6.4671285973</text:p>
          </table:table-cell>
          <table:table-cell table:formula="of:=([.KH8]-[.KH15])*100/[.KH8]" office:value-type="float" office:value="6.66862268421494" calcext:value-type="float">
            <text:p>6.6686226842</text:p>
          </table:table-cell>
          <table:table-cell table:formula="of:=([.KI8]-[.KI15])*100/[.KI8]" office:value-type="float" office:value="3.56036790565565" calcext:value-type="float">
            <text:p>3.5603679057</text:p>
          </table:table-cell>
          <table:table-cell table:formula="of:=([.KJ8]-[.KJ15])*100/[.KJ8]" office:value-type="float" office:value="9.9173968372704" calcext:value-type="float">
            <text:p>9.9173968373</text:p>
          </table:table-cell>
          <table:table-cell table:number-columns-repeated="7"/>
          <table:table-cell table:formula="of:=([.KR8]-[.KR15])*100/[.KR8]" office:value-type="float" office:value="14.7120130175764" calcext:value-type="float">
            <text:p>14.7120130176</text:p>
          </table:table-cell>
          <table:table-cell table:formula="of:=([.KS8]-[.KS15])*100/[.KS8]" office:value-type="float" office:value="3.19321551140476" calcext:value-type="float">
            <text:p>3.1932155114</text:p>
          </table:table-cell>
          <table:table-cell table:formula="of:=([.KT8]-[.KT15])*100/[.KT8]" office:value-type="float" office:value="24.4312212267665" calcext:value-type="float">
            <text:p>24.4312212268</text:p>
          </table:table-cell>
          <table:table-cell table:formula="of:=([.KU8]-[.KU15])*100/[.KU8]" office:value-type="float" office:value="-18.9327692609634" calcext:value-type="float">
            <text:p>-18.932769261</text:p>
          </table:table-cell>
          <table:table-cell table:formula="of:=([.KV8]-[.KV15])*100/[.KV8]" office:value-type="float" office:value="14.6709080007994" calcext:value-type="float">
            <text:p>14.6709080008</text:p>
          </table:table-cell>
          <table:table-cell table:formula="of:=([.KW8]-[.KW15])*100/[.KW8]" office:value-type="float" office:value="-3.52612538352338" calcext:value-type="float">
            <text:p>-3.5261253835</text:p>
          </table:table-cell>
          <table:table-cell table:formula="of:=([.KX8]-[.KX15])*100/[.KX8]" office:value-type="float" office:value="0.636614707672143" calcext:value-type="float">
            <text:p>0.6366147077</text:p>
          </table:table-cell>
          <table:table-cell table:number-columns-repeated="7"/>
          <table:table-cell table:formula="of:=([.LF8]-[.LF15])*100/[.LF8]" office:value-type="float" office:value="5.83843557093913" calcext:value-type="float">
            <text:p>5.8384355709</text:p>
          </table:table-cell>
          <table:table-cell table:formula="of:=([.LG8]-[.LG15])*100/[.LG8]" office:value-type="float" office:value="10.4629356383333" calcext:value-type="float">
            <text:p>10.4629356383</text:p>
          </table:table-cell>
          <table:table-cell table:formula="of:=([.LH8]-[.LH15])*100/[.LH8]" office:value-type="float" office:value="24.2486122194383" calcext:value-type="float">
            <text:p>24.2486122194</text:p>
          </table:table-cell>
          <table:table-cell table:formula="of:=([.LI8]-[.LI15])*100/[.LI8]" office:value-type="float" office:value="6.77378878011857" calcext:value-type="float">
            <text:p>6.7737887801</text:p>
          </table:table-cell>
          <table:table-cell table:formula="of:=([.LJ8]-[.LJ15])*100/[.LJ8]" office:value-type="float" office:value="8.02110931148033" calcext:value-type="float">
            <text:p>8.0211093115</text:p>
          </table:table-cell>
          <table:table-cell table:formula="of:=([.LK8]-[.LK15])*100/[.LK8]" office:value-type="float" office:value="27.1005022492683" calcext:value-type="float">
            <text:p>27.1005022493</text:p>
          </table:table-cell>
          <table:table-cell table:formula="of:=([.LL8]-[.LL15])*100/[.LL8]" office:value-type="float" office:value="11.2121554755098" calcext:value-type="float">
            <text:p>11.2121554755</text:p>
          </table:table-cell>
          <table:table-cell table:number-columns-repeated="7"/>
          <table:table-cell table:formula="of:=([.LT8]-[.LT15])*100/[.LT8]" office:value-type="float" office:value="5.96800091000967" calcext:value-type="float">
            <text:p>5.96800091</text:p>
          </table:table-cell>
          <table:table-cell table:formula="of:=([.LU8]-[.LU15])*100/[.LU8]" office:value-type="float" office:value="20.5770302389319" calcext:value-type="float">
            <text:p>20.5770302389</text:p>
          </table:table-cell>
          <table:table-cell table:formula="of:=([.LV8]-[.LV15])*100/[.LV8]" office:value-type="float" office:value="17.0213191205863" calcext:value-type="float">
            <text:p>17.0213191206</text:p>
          </table:table-cell>
          <table:table-cell table:formula="of:=([.LW8]-[.LW15])*100/[.LW8]" office:value-type="float" office:value="11.1716956031758" calcext:value-type="float">
            <text:p>11.1716956032</text:p>
          </table:table-cell>
          <table:table-cell table:formula="of:=([.LX8]-[.LX15])*100/[.LX8]" office:value-type="float" office:value="7.52809574264821" calcext:value-type="float">
            <text:p>7.5280957426</text:p>
          </table:table-cell>
          <table:table-cell table:formula="of:=([.LY8]-[.LY15])*100/[.LY8]" office:value-type="float" office:value="22.9340599532582" calcext:value-type="float">
            <text:p>22.9340599533</text:p>
          </table:table-cell>
          <table:table-cell table:formula="of:=([.LZ8]-[.LZ15])*100/[.LZ8]" office:value-type="float" office:value="8.30414828677093" calcext:value-type="float">
            <text:p>8.3041482868</text:p>
          </table:table-cell>
          <table:table-cell table:number-columns-repeated="7"/>
          <table:table-cell table:formula="of:=([.MH8]-[.MH15])*100/[.MH8]" office:value-type="float" office:value="4.71695024034998" calcext:value-type="float">
            <text:p>4.7169502403</text:p>
          </table:table-cell>
          <table:table-cell table:formula="of:=([.MI8]-[.MI15])*100/[.MI8]" office:value-type="float" office:value="6.31727461517731" calcext:value-type="float">
            <text:p>6.3172746152</text:p>
          </table:table-cell>
          <table:table-cell table:formula="of:=([.MJ8]-[.MJ15])*100/[.MJ8]" office:value-type="float" office:value="10.0380776614588" calcext:value-type="float">
            <text:p>10.0380776615</text:p>
          </table:table-cell>
          <table:table-cell table:formula="of:=([.MK8]-[.MK15])*100/[.MK8]" office:value-type="float" office:value="30.4060982222991" calcext:value-type="float">
            <text:p>30.4060982223</text:p>
          </table:table-cell>
          <table:table-cell table:formula="of:=([.ML8]-[.ML15])*100/[.ML8]" office:value-type="float" office:value="23.0681568178818" calcext:value-type="float">
            <text:p>23.0681568179</text:p>
          </table:table-cell>
          <table:table-cell table:formula="of:=([.MM8]-[.MM15])*100/[.MM8]" office:value-type="float" office:value="40.1968915583088" calcext:value-type="float">
            <text:p>40.1968915583</text:p>
          </table:table-cell>
          <table:table-cell table:formula="of:=([.MN8]-[.MN15])*100/[.MN8]" office:value-type="float" office:value="25.7220266560397" calcext:value-type="float">
            <text:p>25.722026656</text:p>
          </table:table-cell>
          <table:table-cell/>
          <table:table-cell table:formula="of:=AVERAGE([.A23:.MN23])" office:value-type="float" office:value="7.88802043414457" calcext:value-type="float">
            <text:p>7.8880204341</text:p>
          </table:table-cell>
        </table:table-row>
        <table:table-row table:style-name="ro1">
          <table:covered-table-cell/>
          <table:table-cell table:number-columns-repeated="8"/>
          <table:table-cell table:formula="of:=([.J9]-[.J16])*100/[.J9]" office:value-type="float" office:value="13.7629401299971" calcext:value-type="float">
            <text:p>13.76294013</text:p>
          </table:table-cell>
          <table:table-cell table:formula="of:=([.K9]-[.K16])*100/[.K9]" office:value-type="float" office:value="10.6661588562283" calcext:value-type="float">
            <text:p>10.6661588562</text:p>
          </table:table-cell>
          <table:table-cell table:formula="of:=([.L9]-[.L16])*100/[.L9]" office:value-type="float" office:value="2.51434837819304" calcext:value-type="float">
            <text:p>2.5143483782</text:p>
          </table:table-cell>
          <table:table-cell table:formula="of:=([.M9]-[.M16])*100/[.M9]" office:value-type="float" office:value="9.1112713852375" calcext:value-type="float">
            <text:p>9.1112713852</text:p>
          </table:table-cell>
          <table:table-cell table:formula="of:=([.N9]-[.N16])*100/[.N9]" office:value-type="float" office:value="6.72453100603684" calcext:value-type="float">
            <text:p>6.724531006</text:p>
          </table:table-cell>
          <table:table-cell table:formula="of:=([.O9]-[.O16])*100/[.O9]" office:value-type="float" office:value="12.7699578716502" calcext:value-type="float">
            <text:p>12.7699578717</text:p>
          </table:table-cell>
          <table:table-cell table:formula="of:=([.P9]-[.P16])*100/[.P9]" office:value-type="float" office:value="-0.0732750351212689" calcext:value-type="float">
            <text:p>-0.0732750351</text:p>
          </table:table-cell>
          <table:table-cell table:number-columns-repeated="7"/>
          <table:table-cell table:formula="of:=([.X9]-[.X16])*100/[.X9]" office:value-type="float" office:value="6.69287484528548" calcext:value-type="float">
            <text:p>6.6928748453</text:p>
          </table:table-cell>
          <table:table-cell table:formula="of:=([.Y9]-[.Y16])*100/[.Y9]" office:value-type="float" office:value="-12.3619379171427" calcext:value-type="float">
            <text:p>-12.3619379171</text:p>
          </table:table-cell>
          <table:table-cell table:formula="of:=([.Z9]-[.Z16])*100/[.Z9]" office:value-type="float" office:value="18.2750966486416" calcext:value-type="float">
            <text:p>18.2750966486</text:p>
          </table:table-cell>
          <table:table-cell table:formula="of:=([.AA9]-[.AA16])*100/[.AA9]" office:value-type="float" office:value="-11.7714958977787" calcext:value-type="float">
            <text:p>-11.7714958978</text:p>
          </table:table-cell>
          <table:table-cell table:formula="of:=([.AB9]-[.AB16])*100/[.AB9]" office:value-type="float" office:value="4.59371644133601" calcext:value-type="float">
            <text:p>4.5937164413</text:p>
          </table:table-cell>
          <table:table-cell table:formula="of:=([.AC9]-[.AC16])*100/[.AC9]" office:value-type="float" office:value="9.86288680218539" calcext:value-type="float">
            <text:p>9.8628868022</text:p>
          </table:table-cell>
          <table:table-cell table:formula="of:=([.AD9]-[.AD16])*100/[.AD9]" office:value-type="float" office:value="1.66111043937379" calcext:value-type="float">
            <text:p>1.6611104394</text:p>
          </table:table-cell>
          <table:table-cell table:number-columns-repeated="7"/>
          <table:table-cell table:formula="of:=([.AL9]-[.AL16])*100/[.AL9]" office:value-type="float" office:value="8.29536097106132" calcext:value-type="float">
            <text:p>8.2953609711</text:p>
          </table:table-cell>
          <table:table-cell table:formula="of:=([.AM9]-[.AM16])*100/[.AM9]" office:value-type="float" office:value="8.40482106616096" calcext:value-type="float">
            <text:p>8.4048210662</text:p>
          </table:table-cell>
          <table:table-cell table:formula="of:=([.AN9]-[.AN16])*100/[.AN9]" office:value-type="float" office:value="8.6228164330745" calcext:value-type="float">
            <text:p>8.6228164331</text:p>
          </table:table-cell>
          <table:table-cell table:formula="of:=([.AO9]-[.AO16])*100/[.AO9]" office:value-type="float" office:value="-3.03384302405307" calcext:value-type="float">
            <text:p>-3.0338430241</text:p>
          </table:table-cell>
          <table:table-cell table:formula="of:=([.AP9]-[.AP16])*100/[.AP9]" office:value-type="float" office:value="4.15398529553734" calcext:value-type="float">
            <text:p>4.1539852955</text:p>
          </table:table-cell>
          <table:table-cell table:formula="of:=([.AQ9]-[.AQ16])*100/[.AQ9]" office:value-type="float" office:value="15.3145431002898" calcext:value-type="float">
            <text:p>15.3145431003</text:p>
          </table:table-cell>
          <table:table-cell table:formula="of:=([.AR9]-[.AR16])*100/[.AR9]" office:value-type="float" office:value="-4.59987465228888" calcext:value-type="float">
            <text:p>-4.5998746523</text:p>
          </table:table-cell>
          <table:table-cell table:number-columns-repeated="7"/>
          <table:table-cell table:formula="of:=([.AZ9]-[.AZ16])*100/[.AZ9]" office:value-type="float" office:value="20.7283331243777" calcext:value-type="float">
            <text:p>20.7283331244</text:p>
          </table:table-cell>
          <table:table-cell table:formula="of:=([.BA9]-[.BA16])*100/[.BA9]" office:value-type="float" office:value="6.9581870898825" calcext:value-type="float">
            <text:p>6.9581870899</text:p>
          </table:table-cell>
          <table:table-cell table:formula="of:=([.BB9]-[.BB16])*100/[.BB9]" office:value-type="float" office:value="1.47504212120696" calcext:value-type="float">
            <text:p>1.4750421212</text:p>
          </table:table-cell>
          <table:table-cell table:formula="of:=([.BC9]-[.BC16])*100/[.BC9]" office:value-type="float" office:value="10.3294146870772" calcext:value-type="float">
            <text:p>10.3294146871</text:p>
          </table:table-cell>
          <table:table-cell table:formula="of:=([.BD9]-[.BD16])*100/[.BD9]" office:value-type="float" office:value="5.61915716101805" calcext:value-type="float">
            <text:p>5.619157161</text:p>
          </table:table-cell>
          <table:table-cell table:formula="of:=([.BE9]-[.BE16])*100/[.BE9]" office:value-type="float" office:value="10.9704434855733" calcext:value-type="float">
            <text:p>10.9704434856</text:p>
          </table:table-cell>
          <table:table-cell table:formula="of:=([.BF9]-[.BF16])*100/[.BF9]" office:value-type="float" office:value="-0.0870974045148701" calcext:value-type="float">
            <text:p>-0.0870974045</text:p>
          </table:table-cell>
          <table:table-cell table:number-columns-repeated="7"/>
          <table:table-cell table:formula="of:=([.BN9]-[.BN16])*100/[.BN9]" office:value-type="float" office:value="1.70478358347317" calcext:value-type="float">
            <text:p>1.7047835835</text:p>
          </table:table-cell>
          <table:table-cell table:formula="of:=([.BO9]-[.BO16])*100/[.BO9]" office:value-type="float" office:value="4.37809643766686" calcext:value-type="float">
            <text:p>4.3780964377</text:p>
          </table:table-cell>
          <table:table-cell table:formula="of:=([.BP9]-[.BP16])*100/[.BP9]" office:value-type="float" office:value="16.4506439332063" calcext:value-type="float">
            <text:p>16.4506439332</text:p>
          </table:table-cell>
          <table:table-cell table:formula="of:=([.BQ9]-[.BQ16])*100/[.BQ9]" office:value-type="float" office:value="6.14178013353728" calcext:value-type="float">
            <text:p>6.1417801335</text:p>
          </table:table-cell>
          <table:table-cell table:formula="of:=([.BR9]-[.BR16])*100/[.BR9]" office:value-type="float" office:value="-18.2418464033702" calcext:value-type="float">
            <text:p>-18.2418464034</text:p>
          </table:table-cell>
          <table:table-cell table:formula="of:=([.BS9]-[.BS16])*100/[.BS9]" office:value-type="float" office:value="7.70767883963941" calcext:value-type="float">
            <text:p>7.7076788396</text:p>
          </table:table-cell>
          <table:table-cell table:formula="of:=([.BT9]-[.BT16])*100/[.BT9]" office:value-type="float" office:value="2.3046472035676" calcext:value-type="float">
            <text:p>2.3046472036</text:p>
          </table:table-cell>
          <table:table-cell table:number-columns-repeated="7"/>
          <table:table-cell table:formula="of:=([.CB9]-[.CB16])*100/[.CB9]" office:value-type="float" office:value="5.7178038978842" calcext:value-type="float">
            <text:p>5.7178038979</text:p>
          </table:table-cell>
          <table:table-cell table:formula="of:=([.CC9]-[.CC16])*100/[.CC9]" office:value-type="float" office:value="7.81745329925185" calcext:value-type="float">
            <text:p>7.8174532993</text:p>
          </table:table-cell>
          <table:table-cell table:formula="of:=([.CD9]-[.CD16])*100/[.CD9]" office:value-type="float" office:value="7.00473986309294" calcext:value-type="float">
            <text:p>7.0047398631</text:p>
          </table:table-cell>
          <table:table-cell table:formula="of:=([.CE9]-[.CE16])*100/[.CE9]" office:value-type="float" office:value="8.8786579102263" calcext:value-type="float">
            <text:p>8.8786579102</text:p>
          </table:table-cell>
          <table:table-cell table:formula="of:=([.CF9]-[.CF16])*100/[.CF9]" office:value-type="float" office:value="4.7789672071451" calcext:value-type="float">
            <text:p>4.7789672071</text:p>
          </table:table-cell>
          <table:table-cell table:formula="of:=([.CG9]-[.CG16])*100/[.CG9]" office:value-type="float" office:value="8.46279175890601" calcext:value-type="float">
            <text:p>8.4627917589</text:p>
          </table:table-cell>
          <table:table-cell table:formula="of:=([.CH9]-[.CH16])*100/[.CH9]" office:value-type="float" office:value="-5.92777144257151" calcext:value-type="float">
            <text:p>-5.9277714426</text:p>
          </table:table-cell>
          <table:table-cell table:number-columns-repeated="7"/>
          <table:table-cell table:formula="of:=([.CP9]-[.CP16])*100/[.CP9]" office:value-type="float" office:value="-3.30154347215957" calcext:value-type="float">
            <text:p>-3.3015434722</text:p>
          </table:table-cell>
          <table:table-cell table:formula="of:=([.CQ9]-[.CQ16])*100/[.CQ9]" office:value-type="float" office:value="-17.6450991216092" calcext:value-type="float">
            <text:p>-17.6450991216</text:p>
          </table:table-cell>
          <table:table-cell table:formula="of:=([.CR9]-[.CR16])*100/[.CR9]" office:value-type="float" office:value="11.3842575053467" calcext:value-type="float">
            <text:p>11.3842575053</text:p>
          </table:table-cell>
          <table:table-cell table:formula="of:=([.CS9]-[.CS16])*100/[.CS9]" office:value-type="float" office:value="-10.7631632815521" calcext:value-type="float">
            <text:p>-10.7631632816</text:p>
          </table:table-cell>
          <table:table-cell table:formula="of:=([.CT9]-[.CT16])*100/[.CT9]" office:value-type="float" office:value="5.77886350752175" calcext:value-type="float">
            <text:p>5.7788635075</text:p>
          </table:table-cell>
          <table:table-cell table:formula="of:=([.CU9]-[.CU16])*100/[.CU9]" office:value-type="float" office:value="-11.9191979670938" calcext:value-type="float">
            <text:p>-11.9191979671</text:p>
          </table:table-cell>
          <table:table-cell table:formula="of:=([.CV9]-[.CV16])*100/[.CV9]" office:value-type="float" office:value="10.0594538849327" calcext:value-type="float">
            <text:p>10.0594538849</text:p>
          </table:table-cell>
          <table:table-cell table:number-columns-repeated="7"/>
          <table:table-cell table:formula="of:=([.DD9]-[.DD16])*100/[.DD9]" office:value-type="float" office:value="10.5816360190408" calcext:value-type="float">
            <text:p>10.581636019</text:p>
          </table:table-cell>
          <table:table-cell table:formula="of:=([.DE9]-[.DE16])*100/[.DE9]" office:value-type="float" office:value="12.4505338212331" calcext:value-type="float">
            <text:p>12.4505338212</text:p>
          </table:table-cell>
          <table:table-cell table:formula="of:=([.DF9]-[.DF16])*100/[.DF9]" office:value-type="float" office:value="9.31285415318834" calcext:value-type="float">
            <text:p>9.3128541532</text:p>
          </table:table-cell>
          <table:table-cell table:formula="of:=([.DG9]-[.DG16])*100/[.DG9]" office:value-type="float" office:value="10.157381589213" calcext:value-type="float">
            <text:p>10.1573815892</text:p>
          </table:table-cell>
          <table:table-cell table:formula="of:=([.DH9]-[.DH16])*100/[.DH9]" office:value-type="float" office:value="4.02044276199384" calcext:value-type="float">
            <text:p>4.020442762</text:p>
          </table:table-cell>
          <table:table-cell table:formula="of:=([.DI9]-[.DI16])*100/[.DI9]" office:value-type="float" office:value="20.2138577104579" calcext:value-type="float">
            <text:p>20.2138577105</text:p>
          </table:table-cell>
          <table:table-cell table:formula="of:=([.DJ9]-[.DJ16])*100/[.DJ9]" office:value-type="float" office:value="5.84448597171341" calcext:value-type="float">
            <text:p>5.8444859717</text:p>
          </table:table-cell>
          <table:table-cell table:number-columns-repeated="7"/>
          <table:table-cell table:formula="of:=([.DR9]-[.DR16])*100/[.DR9]" office:value-type="float" office:value="20.3145684724632" calcext:value-type="float">
            <text:p>20.3145684725</text:p>
          </table:table-cell>
          <table:table-cell table:formula="of:=([.DS9]-[.DS16])*100/[.DS9]" office:value-type="float" office:value="4.0938114005048" calcext:value-type="float">
            <text:p>4.0938114005</text:p>
          </table:table-cell>
          <table:table-cell table:formula="of:=([.DT9]-[.DT16])*100/[.DT9]" office:value-type="float" office:value="7.84590747199343" calcext:value-type="float">
            <text:p>7.845907472</text:p>
          </table:table-cell>
          <table:table-cell table:formula="of:=([.DU9]-[.DU16])*100/[.DU9]" office:value-type="float" office:value="8.22712795368242" calcext:value-type="float">
            <text:p>8.2271279537</text:p>
          </table:table-cell>
          <table:table-cell table:formula="of:=([.DV9]-[.DV16])*100/[.DV9]" office:value-type="float" office:value="4.93420994944083" calcext:value-type="float">
            <text:p>4.9342099494</text:p>
          </table:table-cell>
          <table:table-cell table:formula="of:=([.DW9]-[.DW16])*100/[.DW9]" office:value-type="float" office:value="13.8289359773" calcext:value-type="float">
            <text:p>13.8289359773</text:p>
          </table:table-cell>
          <table:table-cell table:formula="of:=([.DX9]-[.DX16])*100/[.DX9]" office:value-type="float" office:value="12.5007084366301" calcext:value-type="float">
            <text:p>12.5007084366</text:p>
          </table:table-cell>
          <table:table-cell table:number-columns-repeated="7"/>
          <table:table-cell table:formula="of:=([.EF9]-[.EF16])*100/[.EF9]" office:value-type="float" office:value="11.5310543417959" calcext:value-type="float">
            <text:p>11.5310543418</text:p>
          </table:table-cell>
          <table:table-cell table:formula="of:=([.EG9]-[.EG16])*100/[.EG9]" office:value-type="float" office:value="4.93792906754874" calcext:value-type="float">
            <text:p>4.9379290675</text:p>
          </table:table-cell>
          <table:table-cell table:formula="of:=([.EH9]-[.EH16])*100/[.EH9]" office:value-type="float" office:value="13.9470565649379" calcext:value-type="float">
            <text:p>13.9470565649</text:p>
          </table:table-cell>
          <table:table-cell table:formula="of:=([.EI9]-[.EI16])*100/[.EI9]" office:value-type="float" office:value="6.34876349698597" calcext:value-type="float">
            <text:p>6.348763497</text:p>
          </table:table-cell>
          <table:table-cell table:formula="of:=([.EJ9]-[.EJ16])*100/[.EJ9]" office:value-type="float" office:value="7.02135671633762" calcext:value-type="float">
            <text:p>7.0213567163</text:p>
          </table:table-cell>
          <table:table-cell table:formula="of:=([.EK9]-[.EK16])*100/[.EK9]" office:value-type="float" office:value="6.91192788374321" calcext:value-type="float">
            <text:p>6.9119278837</text:p>
          </table:table-cell>
          <table:table-cell table:formula="of:=([.EL9]-[.EL16])*100/[.EL9]" office:value-type="float" office:value="7.73679183014623" calcext:value-type="float">
            <text:p>7.7367918301</text:p>
          </table:table-cell>
          <table:table-cell table:number-columns-repeated="7"/>
          <table:table-cell table:formula="of:=([.ET9]-[.ET16])*100/[.ET9]" office:value-type="float" office:value="7.60882920340296" calcext:value-type="float">
            <text:p>7.6088292034</text:p>
          </table:table-cell>
          <table:table-cell table:formula="of:=([.EU9]-[.EU16])*100/[.EU9]" office:value-type="float" office:value="9.68782874683303" calcext:value-type="float">
            <text:p>9.6878287468</text:p>
          </table:table-cell>
          <table:table-cell table:formula="of:=([.EV9]-[.EV16])*100/[.EV9]" office:value-type="float" office:value="1.85186855712131" calcext:value-type="float">
            <text:p>1.8518685571</text:p>
          </table:table-cell>
          <table:table-cell table:formula="of:=([.EW9]-[.EW16])*100/[.EW9]" office:value-type="float" office:value="4.29023568210097" calcext:value-type="float">
            <text:p>4.2902356821</text:p>
          </table:table-cell>
          <table:table-cell table:formula="of:=([.EX9]-[.EX16])*100/[.EX9]" office:value-type="float" office:value="3.59680874714867" calcext:value-type="float">
            <text:p>3.5968087471</text:p>
          </table:table-cell>
          <table:table-cell table:formula="of:=([.EY9]-[.EY16])*100/[.EY9]" office:value-type="float" office:value="4.66239232838301" calcext:value-type="float">
            <text:p>4.6623923284</text:p>
          </table:table-cell>
          <table:table-cell table:formula="of:=([.EZ9]-[.EZ16])*100/[.EZ9]" office:value-type="float" office:value="0.025466475884895" calcext:value-type="float">
            <text:p>0.0254664759</text:p>
          </table:table-cell>
          <table:table-cell table:number-columns-repeated="7"/>
          <table:table-cell table:formula="of:=([.FH9]-[.FH16])*100/[.FH9]" office:value-type="float" office:value="-3.44723391011059" calcext:value-type="float">
            <text:p>-3.4472339101</text:p>
          </table:table-cell>
          <table:table-cell table:formula="of:=([.FI9]-[.FI16])*100/[.FI9]" office:value-type="float" office:value="-1.13035459281943" calcext:value-type="float">
            <text:p>-1.1303545928</text:p>
          </table:table-cell>
          <table:table-cell table:formula="of:=([.FJ9]-[.FJ16])*100/[.FJ9]" office:value-type="float" office:value="30.86539286676" calcext:value-type="float">
            <text:p>30.8653928668</text:p>
          </table:table-cell>
          <table:table-cell table:formula="of:=([.FK9]-[.FK16])*100/[.FK9]" office:value-type="float" office:value="-19.0635448225824" calcext:value-type="float">
            <text:p>-19.0635448226</text:p>
          </table:table-cell>
          <table:table-cell table:formula="of:=([.FL9]-[.FL16])*100/[.FL9]" office:value-type="float" office:value="11.023446183892" calcext:value-type="float">
            <text:p>11.0234461839</text:p>
          </table:table-cell>
          <table:table-cell table:formula="of:=([.FM9]-[.FM16])*100/[.FM9]" office:value-type="float" office:value="-6.17767256794068" calcext:value-type="float">
            <text:p>-6.1776725679</text:p>
          </table:table-cell>
          <table:table-cell table:formula="of:=([.FN9]-[.FN16])*100/[.FN9]" office:value-type="float" office:value="3.54328402251316" calcext:value-type="float">
            <text:p>3.5432840225</text:p>
          </table:table-cell>
          <table:table-cell table:number-columns-repeated="7"/>
          <table:table-cell table:formula="of:=([.FV9]-[.FV16])*100/[.FV9]" office:value-type="float" office:value="5.83567715604988" calcext:value-type="float">
            <text:p>5.835677156</text:p>
          </table:table-cell>
          <table:table-cell table:formula="of:=([.FW9]-[.FW16])*100/[.FW9]" office:value-type="float" office:value="9.13592327887211" calcext:value-type="float">
            <text:p>9.1359232789</text:p>
          </table:table-cell>
          <table:table-cell table:formula="of:=([.FX9]-[.FX16])*100/[.FX9]" office:value-type="float" office:value="25.997586351676" calcext:value-type="float">
            <text:p>25.9975863517</text:p>
          </table:table-cell>
          <table:table-cell table:formula="of:=([.FY9]-[.FY16])*100/[.FY9]" office:value-type="float" office:value="18.6681648149834" calcext:value-type="float">
            <text:p>18.668164815</text:p>
          </table:table-cell>
          <table:table-cell table:formula="of:=([.FZ9]-[.FZ16])*100/[.FZ9]" office:value-type="float" office:value="8.48641131135192" calcext:value-type="float">
            <text:p>8.4864113114</text:p>
          </table:table-cell>
          <table:table-cell table:formula="of:=([.GA9]-[.GA16])*100/[.GA9]" office:value-type="float" office:value="10.982022256075" calcext:value-type="float">
            <text:p>10.9820222561</text:p>
          </table:table-cell>
          <table:table-cell table:formula="of:=([.GB9]-[.GB16])*100/[.GB9]" office:value-type="float" office:value="3.36823992058992" calcext:value-type="float">
            <text:p>3.3682399206</text:p>
          </table:table-cell>
          <table:table-cell table:number-columns-repeated="7"/>
          <table:table-cell table:formula="of:=([.GJ9]-[.GJ16])*100/[.GJ9]" office:value-type="float" office:value="8.24323359609065" calcext:value-type="float">
            <text:p>8.2432335961</text:p>
          </table:table-cell>
          <table:table-cell table:formula="of:=([.GK9]-[.GK16])*100/[.GK9]" office:value-type="float" office:value="13.0518862086963" calcext:value-type="float">
            <text:p>13.0518862087</text:p>
          </table:table-cell>
          <table:table-cell table:formula="of:=([.GL9]-[.GL16])*100/[.GL9]" office:value-type="float" office:value="2.44674752160335" calcext:value-type="float">
            <text:p>2.4467475216</text:p>
          </table:table-cell>
          <table:table-cell table:formula="of:=([.GM9]-[.GM16])*100/[.GM9]" office:value-type="float" office:value="6.60553865645803" calcext:value-type="float">
            <text:p>6.6055386565</text:p>
          </table:table-cell>
          <table:table-cell table:formula="of:=([.GN9]-[.GN16])*100/[.GN9]" office:value-type="float" office:value="3.34672880040164" calcext:value-type="float">
            <text:p>3.3467288004</text:p>
          </table:table-cell>
          <table:table-cell table:formula="of:=([.GO9]-[.GO16])*100/[.GO9]" office:value-type="float" office:value="8.14801379128657" calcext:value-type="float">
            <text:p>8.1480137913</text:p>
          </table:table-cell>
          <table:table-cell table:formula="of:=([.GP9]-[.GP16])*100/[.GP9]" office:value-type="float" office:value="11.5826211183238" calcext:value-type="float">
            <text:p>11.5826211183</text:p>
          </table:table-cell>
          <table:table-cell table:number-columns-repeated="7"/>
          <table:table-cell table:formula="of:=([.GX9]-[.GX16])*100/[.GX9]" office:value-type="float" office:value="15.5488666163077" calcext:value-type="float">
            <text:p>15.5488666163</text:p>
          </table:table-cell>
          <table:table-cell table:formula="of:=([.GY9]-[.GY16])*100/[.GY9]" office:value-type="float" office:value="7.60375974946392" calcext:value-type="float">
            <text:p>7.6037597495</text:p>
          </table:table-cell>
          <table:table-cell table:formula="of:=([.GZ9]-[.GZ16])*100/[.GZ9]" office:value-type="float" office:value="11.0802749262498" calcext:value-type="float">
            <text:p>11.0802749262</text:p>
          </table:table-cell>
          <table:table-cell table:formula="of:=([.HA9]-[.HA16])*100/[.HA9]" office:value-type="float" office:value="10.0745405776843" calcext:value-type="float">
            <text:p>10.0745405777</text:p>
          </table:table-cell>
          <table:table-cell table:formula="of:=([.HB9]-[.HB16])*100/[.HB9]" office:value-type="float" office:value="1.85527379392277" calcext:value-type="float">
            <text:p>1.8552737939</text:p>
          </table:table-cell>
          <table:table-cell table:formula="of:=([.HC9]-[.HC16])*100/[.HC9]" office:value-type="float" office:value="5.98937233913352" calcext:value-type="float">
            <text:p>5.9893723391</text:p>
          </table:table-cell>
          <table:table-cell table:formula="of:=([.HD9]-[.HD16])*100/[.HD9]" office:value-type="float" office:value="6.26456393749534" calcext:value-type="float">
            <text:p>6.2645639375</text:p>
          </table:table-cell>
          <table:table-cell table:number-columns-repeated="7"/>
          <table:table-cell table:formula="of:=([.HL9]-[.HL16])*100/[.HL9]" office:value-type="float" office:value="6.51313393340046" calcext:value-type="float">
            <text:p>6.5131339334</text:p>
          </table:table-cell>
          <table:table-cell table:formula="of:=([.HM9]-[.HM16])*100/[.HM9]" office:value-type="float" office:value="14.3697709363672" calcext:value-type="float">
            <text:p>14.3697709364</text:p>
          </table:table-cell>
          <table:table-cell table:formula="of:=([.HN9]-[.HN16])*100/[.HN9]" office:value-type="float" office:value="9.19533112017157" calcext:value-type="float">
            <text:p>9.1953311202</text:p>
          </table:table-cell>
          <table:table-cell table:formula="of:=([.HO9]-[.HO16])*100/[.HO9]" office:value-type="float" office:value="10.537826178869" calcext:value-type="float">
            <text:p>10.5378261789</text:p>
          </table:table-cell>
          <table:table-cell table:formula="of:=([.HP9]-[.HP16])*100/[.HP9]" office:value-type="float" office:value="3.98851574266657" calcext:value-type="float">
            <text:p>3.9885157427</text:p>
          </table:table-cell>
          <table:table-cell table:formula="of:=([.HQ9]-[.HQ16])*100/[.HQ9]" office:value-type="float" office:value="12.5027643062976" calcext:value-type="float">
            <text:p>12.5027643063</text:p>
          </table:table-cell>
          <table:table-cell table:formula="of:=([.HR9]-[.HR16])*100/[.HR9]" office:value-type="float" office:value="8.03384162914992" calcext:value-type="float">
            <text:p>8.0338416291</text:p>
          </table:table-cell>
          <table:table-cell table:number-columns-repeated="7"/>
          <table:table-cell table:formula="of:=([.HZ9]-[.HZ16])*100/[.HZ9]" office:value-type="float" office:value="-18.2571153362072" calcext:value-type="float">
            <text:p>-18.2571153362</text:p>
          </table:table-cell>
          <table:table-cell table:formula="of:=([.IA9]-[.IA16])*100/[.IA9]" office:value-type="float" office:value="-37.7296440431816" calcext:value-type="float">
            <text:p>-37.7296440432</text:p>
          </table:table-cell>
          <table:table-cell table:formula="of:=([.IB9]-[.IB16])*100/[.IB9]" office:value-type="float" office:value="12.3308734292474" calcext:value-type="float">
            <text:p>12.3308734292</text:p>
          </table:table-cell>
          <table:table-cell table:formula="of:=([.IC9]-[.IC16])*100/[.IC9]" office:value-type="float" office:value="-14.4120358252438" calcext:value-type="float">
            <text:p>-14.4120358252</text:p>
          </table:table-cell>
          <table:table-cell table:formula="of:=([.ID9]-[.ID16])*100/[.ID9]" office:value-type="float" office:value="7.02070327806376" calcext:value-type="float">
            <text:p>7.0207032781</text:p>
          </table:table-cell>
          <table:table-cell table:formula="of:=([.IE9]-[.IE16])*100/[.IE9]" office:value-type="float" office:value="-19.9771443936542" calcext:value-type="float">
            <text:p>-19.9771443937</text:p>
          </table:table-cell>
          <table:table-cell table:formula="of:=([.IF9]-[.IF16])*100/[.IF9]" office:value-type="float" office:value="2.6362466600508" calcext:value-type="float">
            <text:p>2.6362466601</text:p>
          </table:table-cell>
          <table:table-cell table:number-columns-repeated="7"/>
          <table:table-cell table:formula="of:=([.IN9]-[.IN16])*100/[.IN9]" office:value-type="float" office:value="9.83000403551251" calcext:value-type="float">
            <text:p>9.8300040355</text:p>
          </table:table-cell>
          <table:table-cell table:formula="of:=([.IO9]-[.IO16])*100/[.IO9]" office:value-type="float" office:value="-1.91054449782064" calcext:value-type="float">
            <text:p>-1.9105444978</text:p>
          </table:table-cell>
          <table:table-cell table:formula="of:=([.IP9]-[.IP16])*100/[.IP9]" office:value-type="float" office:value="6.58824145728863" calcext:value-type="float">
            <text:p>6.5882414573</text:p>
          </table:table-cell>
          <table:table-cell table:formula="of:=([.IQ9]-[.IQ16])*100/[.IQ9]" office:value-type="float" office:value="25.4934696108149" calcext:value-type="float">
            <text:p>25.4934696108</text:p>
          </table:table-cell>
          <table:table-cell table:formula="of:=([.IR9]-[.IR16])*100/[.IR9]" office:value-type="float" office:value="8.09008779106278" calcext:value-type="float">
            <text:p>8.0900877911</text:p>
          </table:table-cell>
          <table:table-cell table:formula="of:=([.IS9]-[.IS16])*100/[.IS9]" office:value-type="float" office:value="23.8517746329278" calcext:value-type="float">
            <text:p>23.8517746329</text:p>
          </table:table-cell>
          <table:table-cell table:formula="of:=([.IT9]-[.IT16])*100/[.IT9]" office:value-type="float" office:value="7.42852269493067" calcext:value-type="float">
            <text:p>7.4285226949</text:p>
          </table:table-cell>
          <table:table-cell table:number-columns-repeated="7"/>
          <table:table-cell table:formula="of:=([.JB9]-[.JB16])*100/[.JB9]" office:value-type="float" office:value="13.5286261279818" calcext:value-type="float">
            <text:p>13.528626128</text:p>
          </table:table-cell>
          <table:table-cell table:formula="of:=([.JC9]-[.JC16])*100/[.JC9]" office:value-type="float" office:value="26.3593012084225" calcext:value-type="float">
            <text:p>26.3593012084</text:p>
          </table:table-cell>
          <table:table-cell table:formula="of:=([.JD9]-[.JD16])*100/[.JD9]" office:value-type="float" office:value="15.611993549212" calcext:value-type="float">
            <text:p>15.6119935492</text:p>
          </table:table-cell>
          <table:table-cell table:formula="of:=([.JE9]-[.JE16])*100/[.JE9]" office:value-type="float" office:value="33.4053439518102" calcext:value-type="float">
            <text:p>33.4053439518</text:p>
          </table:table-cell>
          <table:table-cell table:formula="of:=([.JF9]-[.JF16])*100/[.JF9]" office:value-type="float" office:value="9.45172941353927" calcext:value-type="float">
            <text:p>9.4517294135</text:p>
          </table:table-cell>
          <table:table-cell table:formula="of:=([.JG9]-[.JG16])*100/[.JG9]" office:value-type="float" office:value="30.1723926877689" calcext:value-type="float">
            <text:p>30.1723926878</text:p>
          </table:table-cell>
          <table:table-cell table:formula="of:=([.JH9]-[.JH16])*100/[.JH9]" office:value-type="float" office:value="6.12529192795163" calcext:value-type="float">
            <text:p>6.125291928</text:p>
          </table:table-cell>
          <table:table-cell table:number-columns-repeated="7"/>
          <table:table-cell table:formula="of:=([.JP9]-[.JP16])*100/[.JP9]" office:value-type="float" office:value="7.20030560517051" calcext:value-type="float">
            <text:p>7.2003056052</text:p>
          </table:table-cell>
          <table:table-cell table:formula="of:=([.JQ9]-[.JQ16])*100/[.JQ9]" office:value-type="float" office:value="4.08400351860326" calcext:value-type="float">
            <text:p>4.0840035186</text:p>
          </table:table-cell>
          <table:table-cell table:formula="of:=([.JR9]-[.JR16])*100/[.JR9]" office:value-type="float" office:value="8.60285264304352" calcext:value-type="float">
            <text:p>8.602852643</text:p>
          </table:table-cell>
          <table:table-cell table:formula="of:=([.JS9]-[.JS16])*100/[.JS9]" office:value-type="float" office:value="8.59335079891594" calcext:value-type="float">
            <text:p>8.5933507989</text:p>
          </table:table-cell>
          <table:table-cell table:formula="of:=([.JT9]-[.JT16])*100/[.JT9]" office:value-type="float" office:value="1.9120962733314" calcext:value-type="float">
            <text:p>1.9120962733</text:p>
          </table:table-cell>
          <table:table-cell table:formula="of:=([.JU9]-[.JU16])*100/[.JU9]" office:value-type="float" office:value="5.99824431944688" calcext:value-type="float">
            <text:p>5.9982443194</text:p>
          </table:table-cell>
          <table:table-cell table:formula="of:=([.JV9]-[.JV16])*100/[.JV9]" office:value-type="float" office:value="6.84594994334615" calcext:value-type="float">
            <text:p>6.8459499433</text:p>
          </table:table-cell>
          <table:table-cell table:number-columns-repeated="7"/>
          <table:table-cell table:formula="of:=([.KD9]-[.KD16])*100/[.KD9]" office:value-type="float" office:value="11.5765104608148" calcext:value-type="float">
            <text:p>11.5765104608</text:p>
          </table:table-cell>
          <table:table-cell table:formula="of:=([.KE9]-[.KE16])*100/[.KE9]" office:value-type="float" office:value="12.8594184888655" calcext:value-type="float">
            <text:p>12.8594184889</text:p>
          </table:table-cell>
          <table:table-cell table:formula="of:=([.KF9]-[.KF16])*100/[.KF9]" office:value-type="float" office:value="17.6459618563768" calcext:value-type="float">
            <text:p>17.6459618564</text:p>
          </table:table-cell>
          <table:table-cell table:formula="of:=([.KG9]-[.KG16])*100/[.KG9]" office:value-type="float" office:value="10.7644912780288" calcext:value-type="float">
            <text:p>10.764491278</text:p>
          </table:table-cell>
          <table:table-cell table:formula="of:=([.KH9]-[.KH16])*100/[.KH9]" office:value-type="float" office:value="10.7946222279625" calcext:value-type="float">
            <text:p>10.794622228</text:p>
          </table:table-cell>
          <table:table-cell table:formula="of:=([.KI9]-[.KI16])*100/[.KI9]" office:value-type="float" office:value="6.17537793681615" calcext:value-type="float">
            <text:p>6.1753779368</text:p>
          </table:table-cell>
          <table:table-cell table:formula="of:=([.KJ9]-[.KJ16])*100/[.KJ9]" office:value-type="float" office:value="9.32299948454085" calcext:value-type="float">
            <text:p>9.3229994845</text:p>
          </table:table-cell>
          <table:table-cell table:number-columns-repeated="7"/>
          <table:table-cell table:formula="of:=([.KR9]-[.KR16])*100/[.KR9]" office:value-type="float" office:value="7.76568079042547" calcext:value-type="float">
            <text:p>7.7656807904</text:p>
          </table:table-cell>
          <table:table-cell table:formula="of:=([.KS9]-[.KS16])*100/[.KS9]" office:value-type="float" office:value="-10.3233769439645" calcext:value-type="float">
            <text:p>-10.323376944</text:p>
          </table:table-cell>
          <table:table-cell table:formula="of:=([.KT9]-[.KT16])*100/[.KT9]" office:value-type="float" office:value="36.9847645503639" calcext:value-type="float">
            <text:p>36.9847645504</text:p>
          </table:table-cell>
          <table:table-cell table:formula="of:=([.KU9]-[.KU16])*100/[.KU9]" office:value-type="float" office:value="-1.88925739976798" calcext:value-type="float">
            <text:p>-1.8892573998</text:p>
          </table:table-cell>
          <table:table-cell table:formula="of:=([.KV9]-[.KV16])*100/[.KV9]" office:value-type="float" office:value="9.36256565335031" calcext:value-type="float">
            <text:p>9.3625656534</text:p>
          </table:table-cell>
          <table:table-cell table:formula="of:=([.KW9]-[.KW16])*100/[.KW9]" office:value-type="float" office:value="5.67267923050863" calcext:value-type="float">
            <text:p>5.6726792305</text:p>
          </table:table-cell>
          <table:table-cell table:formula="of:=([.KX9]-[.KX16])*100/[.KX9]" office:value-type="float" office:value="7.57996468769739" calcext:value-type="float">
            <text:p>7.5799646877</text:p>
          </table:table-cell>
          <table:table-cell table:number-columns-repeated="7"/>
          <table:table-cell table:formula="of:=([.LF9]-[.LF16])*100/[.LF9]" office:value-type="float" office:value="7.68704813624451" calcext:value-type="float">
            <text:p>7.6870481362</text:p>
          </table:table-cell>
          <table:table-cell table:formula="of:=([.LG9]-[.LG16])*100/[.LG9]" office:value-type="float" office:value="7.8083236227282" calcext:value-type="float">
            <text:p>7.8083236227</text:p>
          </table:table-cell>
          <table:table-cell table:formula="of:=([.LH9]-[.LH16])*100/[.LH9]" office:value-type="float" office:value="24.1218059344208" calcext:value-type="float">
            <text:p>24.1218059344</text:p>
          </table:table-cell>
          <table:table-cell table:formula="of:=([.LI9]-[.LI16])*100/[.LI9]" office:value-type="float" office:value="7.58939455099896" calcext:value-type="float">
            <text:p>7.589394551</text:p>
          </table:table-cell>
          <table:table-cell table:formula="of:=([.LJ9]-[.LJ16])*100/[.LJ9]" office:value-type="float" office:value="8.35744816012143" calcext:value-type="float">
            <text:p>8.3574481601</text:p>
          </table:table-cell>
          <table:table-cell table:formula="of:=([.LK9]-[.LK16])*100/[.LK9]" office:value-type="float" office:value="7.97766467791931" calcext:value-type="float">
            <text:p>7.9776646779</text:p>
          </table:table-cell>
          <table:table-cell table:formula="of:=([.LL9]-[.LL16])*100/[.LL9]" office:value-type="float" office:value="0.962589719198982" calcext:value-type="float">
            <text:p>0.9625897192</text:p>
          </table:table-cell>
          <table:table-cell table:number-columns-repeated="7"/>
          <table:table-cell table:formula="of:=([.LT9]-[.LT16])*100/[.LT9]" office:value-type="float" office:value="2.13491822154496" calcext:value-type="float">
            <text:p>2.1349182215</text:p>
          </table:table-cell>
          <table:table-cell table:formula="of:=([.LU9]-[.LU16])*100/[.LU9]" office:value-type="float" office:value="7.72232110529652" calcext:value-type="float">
            <text:p>7.7223211053</text:p>
          </table:table-cell>
          <table:table-cell table:formula="of:=([.LV9]-[.LV16])*100/[.LV9]" office:value-type="float" office:value="20.8680565274516" calcext:value-type="float">
            <text:p>20.8680565275</text:p>
          </table:table-cell>
          <table:table-cell table:formula="of:=([.LW9]-[.LW16])*100/[.LW9]" office:value-type="float" office:value="6.82571490834122" calcext:value-type="float">
            <text:p>6.8257149083</text:p>
          </table:table-cell>
          <table:table-cell table:formula="of:=([.LX9]-[.LX16])*100/[.LX9]" office:value-type="float" office:value="-14.5732472597846" calcext:value-type="float">
            <text:p>-14.5732472598</text:p>
          </table:table-cell>
          <table:table-cell table:formula="of:=([.LY9]-[.LY16])*100/[.LY9]" office:value-type="float" office:value="2.05099994075679" calcext:value-type="float">
            <text:p>2.0509999408</text:p>
          </table:table-cell>
          <table:table-cell table:formula="of:=([.LZ9]-[.LZ16])*100/[.LZ9]" office:value-type="float" office:value="-3.79714910170222" calcext:value-type="float">
            <text:p>-3.7971491017</text:p>
          </table:table-cell>
          <table:table-cell table:number-columns-repeated="7"/>
          <table:table-cell table:formula="of:=([.MH9]-[.MH16])*100/[.MH9]" office:value-type="float" office:value="14.487293327063" calcext:value-type="float">
            <text:p>14.4872933271</text:p>
          </table:table-cell>
          <table:table-cell table:formula="of:=([.MI9]-[.MI16])*100/[.MI9]" office:value-type="float" office:value="7.85786000785015" calcext:value-type="float">
            <text:p>7.8578600079</text:p>
          </table:table-cell>
          <table:table-cell table:formula="of:=([.MJ9]-[.MJ16])*100/[.MJ9]" office:value-type="float" office:value="16.9512444778059" calcext:value-type="float">
            <text:p>16.9512444778</text:p>
          </table:table-cell>
          <table:table-cell table:formula="of:=([.MK9]-[.MK16])*100/[.MK9]" office:value-type="float" office:value="15.8697959379636" calcext:value-type="float">
            <text:p>15.869795938</text:p>
          </table:table-cell>
          <table:table-cell table:formula="of:=([.ML9]-[.ML16])*100/[.ML9]" office:value-type="float" office:value="2.51610862494036" calcext:value-type="float">
            <text:p>2.5161086249</text:p>
          </table:table-cell>
          <table:table-cell table:formula="of:=([.MM9]-[.MM16])*100/[.MM9]" office:value-type="float" office:value="16.9239624996096" calcext:value-type="float">
            <text:p>16.9239624996</text:p>
          </table:table-cell>
          <table:table-cell table:formula="of:=([.MN9]-[.MN16])*100/[.MN9]" office:value-type="float" office:value="7.09342156735516" calcext:value-type="float">
            <text:p>7.0934215674</text:p>
          </table:table-cell>
          <table:table-cell/>
          <table:table-cell table:formula="of:=AVERAGE([.A24:.MN24])" office:value-type="float" office:value="6.89433765209498" calcext:value-type="float">
            <text:p>6.8943376521</text:p>
          </table:table-cell>
        </table:table-row>
        <table:table-row table:style-name="ro1">
          <table:covered-table-cell/>
          <table:table-cell table:number-columns-repeated="8"/>
          <table:table-cell table:formula="of:=([.J10]-[.J17])*100/[.J10]" office:value-type="float" office:value="13.302284896358" calcext:value-type="float">
            <text:p>13.3022848964</text:p>
          </table:table-cell>
          <table:table-cell table:formula="of:=([.K10]-[.K17])*100/[.K10]" office:value-type="float" office:value="12.2197225858534" calcext:value-type="float">
            <text:p>12.2197225859</text:p>
          </table:table-cell>
          <table:table-cell table:formula="of:=([.L10]-[.L17])*100/[.L10]" office:value-type="float" office:value="3.61523224339515" calcext:value-type="float">
            <text:p>3.6152322434</text:p>
          </table:table-cell>
          <table:table-cell table:formula="of:=([.M10]-[.M17])*100/[.M10]" office:value-type="float" office:value="15.0251610956386" calcext:value-type="float">
            <text:p>15.0251610956</text:p>
          </table:table-cell>
          <table:table-cell table:formula="of:=([.N10]-[.N17])*100/[.N10]" office:value-type="float" office:value="17.7918462002593" calcext:value-type="float">
            <text:p>17.7918462003</text:p>
          </table:table-cell>
          <table:table-cell table:formula="of:=([.O10]-[.O17])*100/[.O10]" office:value-type="float" office:value="13.1948814563371" calcext:value-type="float">
            <text:p>13.1948814563</text:p>
          </table:table-cell>
          <table:table-cell table:formula="of:=([.P10]-[.P17])*100/[.P10]" office:value-type="float" office:value="-0.479205897769409" calcext:value-type="float">
            <text:p>-0.4792058978</text:p>
          </table:table-cell>
          <table:table-cell table:number-columns-repeated="7"/>
          <table:table-cell table:formula="of:=([.X10]-[.X17])*100/[.X10]" office:value-type="float" office:value="8.98290240641584" calcext:value-type="float">
            <text:p>8.9829024064</text:p>
          </table:table-cell>
          <table:table-cell table:formula="of:=([.Y10]-[.Y17])*100/[.Y10]" office:value-type="float" office:value="-7.2523717287648" calcext:value-type="float">
            <text:p>-7.2523717288</text:p>
          </table:table-cell>
          <table:table-cell table:formula="of:=([.Z10]-[.Z17])*100/[.Z10]" office:value-type="float" office:value="20.6388799691735" calcext:value-type="float">
            <text:p>20.6388799692</text:p>
          </table:table-cell>
          <table:table-cell table:formula="of:=([.AA10]-[.AA17])*100/[.AA10]" office:value-type="float" office:value="-33.2951793604475" calcext:value-type="float">
            <text:p>-33.2951793604</text:p>
          </table:table-cell>
          <table:table-cell table:formula="of:=([.AB10]-[.AB17])*100/[.AB10]" office:value-type="float" office:value="1.45110511781835" calcext:value-type="float">
            <text:p>1.4511051178</text:p>
          </table:table-cell>
          <table:table-cell table:formula="of:=([.AC10]-[.AC17])*100/[.AC10]" office:value-type="float" office:value="-4.79032082424396" calcext:value-type="float">
            <text:p>-4.7903208242</text:p>
          </table:table-cell>
          <table:table-cell table:formula="of:=([.AD10]-[.AD17])*100/[.AD10]" office:value-type="float" office:value="-0.457748647742283" calcext:value-type="float">
            <text:p>-0.4577486477</text:p>
          </table:table-cell>
          <table:table-cell table:number-columns-repeated="7"/>
          <table:table-cell table:formula="of:=([.AL10]-[.AL17])*100/[.AL10]" office:value-type="float" office:value="4.34762394745868" calcext:value-type="float">
            <text:p>4.3476239475</text:p>
          </table:table-cell>
          <table:table-cell table:formula="of:=([.AM10]-[.AM17])*100/[.AM10]" office:value-type="float" office:value="6.5306789895405" calcext:value-type="float">
            <text:p>6.5306789895</text:p>
          </table:table-cell>
          <table:table-cell table:formula="of:=([.AN10]-[.AN17])*100/[.AN10]" office:value-type="float" office:value="1.27089488216297" calcext:value-type="float">
            <text:p>1.2708948822</text:p>
          </table:table-cell>
          <table:table-cell table:formula="of:=([.AO10]-[.AO17])*100/[.AO10]" office:value-type="float" office:value="9.02808381756153" calcext:value-type="float">
            <text:p>9.0280838176</text:p>
          </table:table-cell>
          <table:table-cell table:formula="of:=([.AP10]-[.AP17])*100/[.AP10]" office:value-type="float" office:value="9.80981351412028" calcext:value-type="float">
            <text:p>9.8098135141</text:p>
          </table:table-cell>
          <table:table-cell table:formula="of:=([.AQ10]-[.AQ17])*100/[.AQ10]" office:value-type="float" office:value="11.9668020734436" calcext:value-type="float">
            <text:p>11.9668020734</text:p>
          </table:table-cell>
          <table:table-cell table:formula="of:=([.AR10]-[.AR17])*100/[.AR10]" office:value-type="float" office:value="-0.495080773012361" calcext:value-type="float">
            <text:p>-0.495080773</text:p>
          </table:table-cell>
          <table:table-cell table:number-columns-repeated="7"/>
          <table:table-cell table:formula="of:=([.AZ10]-[.AZ17])*100/[.AZ10]" office:value-type="float" office:value="14.4784467196429" calcext:value-type="float">
            <text:p>14.4784467196</text:p>
          </table:table-cell>
          <table:table-cell table:formula="of:=([.BA10]-[.BA17])*100/[.BA10]" office:value-type="float" office:value="11.4420495283757" calcext:value-type="float">
            <text:p>11.4420495284</text:p>
          </table:table-cell>
          <table:table-cell table:formula="of:=([.BB10]-[.BB17])*100/[.BB10]" office:value-type="float" office:value="0.22893471801439" calcext:value-type="float">
            <text:p>0.228934718</text:p>
          </table:table-cell>
          <table:table-cell table:formula="of:=([.BC10]-[.BC17])*100/[.BC10]" office:value-type="float" office:value="8.44639278745474" calcext:value-type="float">
            <text:p>8.4463927875</text:p>
          </table:table-cell>
          <table:table-cell table:formula="of:=([.BD10]-[.BD17])*100/[.BD10]" office:value-type="float" office:value="4.2553921888356" calcext:value-type="float">
            <text:p>4.2553921888</text:p>
          </table:table-cell>
          <table:table-cell table:formula="of:=([.BE10]-[.BE17])*100/[.BE10]" office:value-type="float" office:value="19.1014314789645" calcext:value-type="float">
            <text:p>19.101431479</text:p>
          </table:table-cell>
          <table:table-cell table:formula="of:=([.BF10]-[.BF17])*100/[.BF10]" office:value-type="float" office:value="-10.2763021148861" calcext:value-type="float">
            <text:p>-10.2763021149</text:p>
          </table:table-cell>
          <table:table-cell table:number-columns-repeated="7"/>
          <table:table-cell table:formula="of:=([.BN10]-[.BN17])*100/[.BN10]" office:value-type="float" office:value="0.924862586916692" calcext:value-type="float">
            <text:p>0.9248625869</text:p>
          </table:table-cell>
          <table:table-cell table:formula="of:=([.BO10]-[.BO17])*100/[.BO10]" office:value-type="float" office:value="5.42572939878276" calcext:value-type="float">
            <text:p>5.4257293988</text:p>
          </table:table-cell>
          <table:table-cell table:formula="of:=([.BP10]-[.BP17])*100/[.BP10]" office:value-type="float" office:value="18.620928049151" calcext:value-type="float">
            <text:p>18.6209280492</text:p>
          </table:table-cell>
          <table:table-cell table:formula="of:=([.BQ10]-[.BQ17])*100/[.BQ10]" office:value-type="float" office:value="1.64113414163952" calcext:value-type="float">
            <text:p>1.6411341416</text:p>
          </table:table-cell>
          <table:table-cell table:formula="of:=([.BR10]-[.BR17])*100/[.BR10]" office:value-type="float" office:value="3.81353383458647" calcext:value-type="float">
            <text:p>3.8135338346</text:p>
          </table:table-cell>
          <table:table-cell table:formula="of:=([.BS10]-[.BS17])*100/[.BS10]" office:value-type="float" office:value="10.3280261139629" calcext:value-type="float">
            <text:p>10.328026114</text:p>
          </table:table-cell>
          <table:table-cell table:formula="of:=([.BT10]-[.BT17])*100/[.BT10]" office:value-type="float" office:value="0.643893848031218" calcext:value-type="float">
            <text:p>0.643893848</text:p>
          </table:table-cell>
          <table:table-cell table:number-columns-repeated="7"/>
          <table:table-cell table:formula="of:=([.CB10]-[.CB17])*100/[.CB10]" office:value-type="float" office:value="-3.72980490674113" calcext:value-type="float">
            <text:p>-3.7298049067</text:p>
          </table:table-cell>
          <table:table-cell table:formula="of:=([.CC10]-[.CC17])*100/[.CC10]" office:value-type="float" office:value="7.20471040677685" calcext:value-type="float">
            <text:p>7.2047104068</text:p>
          </table:table-cell>
          <table:table-cell table:formula="of:=([.CD10]-[.CD17])*100/[.CD10]" office:value-type="float" office:value="4.31744051326713" calcext:value-type="float">
            <text:p>4.3174405133</text:p>
          </table:table-cell>
          <table:table-cell table:formula="of:=([.CE10]-[.CE17])*100/[.CE10]" office:value-type="float" office:value="11.0187907401536" calcext:value-type="float">
            <text:p>11.0187907402</text:p>
          </table:table-cell>
          <table:table-cell table:formula="of:=([.CF10]-[.CF17])*100/[.CF10]" office:value-type="float" office:value="6.50601020948733" calcext:value-type="float">
            <text:p>6.5060102095</text:p>
          </table:table-cell>
          <table:table-cell table:formula="of:=([.CG10]-[.CG17])*100/[.CG10]" office:value-type="float" office:value="11.5098590945226" calcext:value-type="float">
            <text:p>11.5098590945</text:p>
          </table:table-cell>
          <table:table-cell table:formula="of:=([.CH10]-[.CH17])*100/[.CH10]" office:value-type="float" office:value="4.68654392895103" calcext:value-type="float">
            <text:p>4.686543929</text:p>
          </table:table-cell>
          <table:table-cell table:number-columns-repeated="7"/>
          <table:table-cell table:formula="of:=([.CP10]-[.CP17])*100/[.CP10]" office:value-type="float" office:value="-22.6737544264034" calcext:value-type="float">
            <text:p>-22.6737544264</text:p>
          </table:table-cell>
          <table:table-cell table:formula="of:=([.CQ10]-[.CQ17])*100/[.CQ10]" office:value-type="float" office:value="-19.0573426467897" calcext:value-type="float">
            <text:p>-19.0573426468</text:p>
          </table:table-cell>
          <table:table-cell table:formula="of:=([.CR10]-[.CR17])*100/[.CR10]" office:value-type="float" office:value="12.2631529171643" calcext:value-type="float">
            <text:p>12.2631529172</text:p>
          </table:table-cell>
          <table:table-cell table:formula="of:=([.CS10]-[.CS17])*100/[.CS10]" office:value-type="float" office:value="-15.23321794873" calcext:value-type="float">
            <text:p>-15.2332179487</text:p>
          </table:table-cell>
          <table:table-cell table:formula="of:=([.CT10]-[.CT17])*100/[.CT10]" office:value-type="float" office:value="5.31301634724155" calcext:value-type="float">
            <text:p>5.3130163472</text:p>
          </table:table-cell>
          <table:table-cell table:formula="of:=([.CU10]-[.CU17])*100/[.CU10]" office:value-type="float" office:value="-15.9007590730614" calcext:value-type="float">
            <text:p>-15.9007590731</text:p>
          </table:table-cell>
          <table:table-cell table:formula="of:=([.CV10]-[.CV17])*100/[.CV10]" office:value-type="float" office:value="7.83844020249467" calcext:value-type="float">
            <text:p>7.8384402025</text:p>
          </table:table-cell>
          <table:table-cell table:number-columns-repeated="7"/>
          <table:table-cell table:formula="of:=([.DD10]-[.DD17])*100/[.DD10]" office:value-type="float" office:value="21.0573530291251" calcext:value-type="float">
            <text:p>21.0573530291</text:p>
          </table:table-cell>
          <table:table-cell table:formula="of:=([.DE10]-[.DE17])*100/[.DE10]" office:value-type="float" office:value="7.3681022106656" calcext:value-type="float">
            <text:p>7.3681022107</text:p>
          </table:table-cell>
          <table:table-cell table:formula="of:=([.DF10]-[.DF17])*100/[.DF10]" office:value-type="float" office:value="9.05537614547708" calcext:value-type="float">
            <text:p>9.0553761455</text:p>
          </table:table-cell>
          <table:table-cell table:formula="of:=([.DG10]-[.DG17])*100/[.DG10]" office:value-type="float" office:value="10.8459925641798" calcext:value-type="float">
            <text:p>10.8459925642</text:p>
          </table:table-cell>
          <table:table-cell table:formula="of:=([.DH10]-[.DH17])*100/[.DH10]" office:value-type="float" office:value="9.78231037023127" calcext:value-type="float">
            <text:p>9.7823103702</text:p>
          </table:table-cell>
          <table:table-cell table:formula="of:=([.DI10]-[.DI17])*100/[.DI10]" office:value-type="float" office:value="6.31371067535583" calcext:value-type="float">
            <text:p>6.3137106754</text:p>
          </table:table-cell>
          <table:table-cell table:formula="of:=([.DJ10]-[.DJ17])*100/[.DJ10]" office:value-type="float" office:value="4.12341376324314" calcext:value-type="float">
            <text:p>4.1234137632</text:p>
          </table:table-cell>
          <table:table-cell table:number-columns-repeated="7"/>
          <table:table-cell table:formula="of:=([.DR10]-[.DR17])*100/[.DR10]" office:value-type="float" office:value="24.4698347874513" calcext:value-type="float">
            <text:p>24.4698347875</text:p>
          </table:table-cell>
          <table:table-cell table:formula="of:=([.DS10]-[.DS17])*100/[.DS10]" office:value-type="float" office:value="8.51814947466649" calcext:value-type="float">
            <text:p>8.5181494747</text:p>
          </table:table-cell>
          <table:table-cell table:formula="of:=([.DT10]-[.DT17])*100/[.DT10]" office:value-type="float" office:value="9.3392169278666" calcext:value-type="float">
            <text:p>9.3392169279</text:p>
          </table:table-cell>
          <table:table-cell table:formula="of:=([.DU10]-[.DU17])*100/[.DU10]" office:value-type="float" office:value="12.7374823936214" calcext:value-type="float">
            <text:p>12.7374823936</text:p>
          </table:table-cell>
          <table:table-cell table:formula="of:=([.DV10]-[.DV17])*100/[.DV10]" office:value-type="float" office:value="2.72688282724309" calcext:value-type="float">
            <text:p>2.7268828272</text:p>
          </table:table-cell>
          <table:table-cell table:formula="of:=([.DW10]-[.DW17])*100/[.DW10]" office:value-type="float" office:value="9.95363668756333" calcext:value-type="float">
            <text:p>9.9536366876</text:p>
          </table:table-cell>
          <table:table-cell table:formula="of:=([.DX10]-[.DX17])*100/[.DX10]" office:value-type="float" office:value="3.35722117557261" calcext:value-type="float">
            <text:p>3.3572211756</text:p>
          </table:table-cell>
          <table:table-cell table:number-columns-repeated="7"/>
          <table:table-cell table:formula="of:=([.EF10]-[.EF17])*100/[.EF10]" office:value-type="float" office:value="14.7399053877298" calcext:value-type="float">
            <text:p>14.7399053877</text:p>
          </table:table-cell>
          <table:table-cell table:formula="of:=([.EG10]-[.EG17])*100/[.EG10]" office:value-type="float" office:value="3.87369159207591" calcext:value-type="float">
            <text:p>3.8736915921</text:p>
          </table:table-cell>
          <table:table-cell table:formula="of:=([.EH10]-[.EH17])*100/[.EH10]" office:value-type="float" office:value="8.3088766156691" calcext:value-type="float">
            <text:p>8.3088766157</text:p>
          </table:table-cell>
          <table:table-cell table:formula="of:=([.EI10]-[.EI17])*100/[.EI10]" office:value-type="float" office:value="7.46709617769141" calcext:value-type="float">
            <text:p>7.4670961777</text:p>
          </table:table-cell>
          <table:table-cell table:formula="of:=([.EJ10]-[.EJ17])*100/[.EJ10]" office:value-type="float" office:value="22.2115532133081" calcext:value-type="float">
            <text:p>22.2115532133</text:p>
          </table:table-cell>
          <table:table-cell table:formula="of:=([.EK10]-[.EK17])*100/[.EK10]" office:value-type="float" office:value="5.40009065538425" calcext:value-type="float">
            <text:p>5.4000906554</text:p>
          </table:table-cell>
          <table:table-cell table:formula="of:=([.EL10]-[.EL17])*100/[.EL10]" office:value-type="float" office:value="2.45492363174356" calcext:value-type="float">
            <text:p>2.4549236317</text:p>
          </table:table-cell>
          <table:table-cell table:number-columns-repeated="7"/>
          <table:table-cell table:formula="of:=([.ET10]-[.ET17])*100/[.ET10]" office:value-type="float" office:value="3.85626456989704" calcext:value-type="float">
            <text:p>3.8562645699</text:p>
          </table:table-cell>
          <table:table-cell table:formula="of:=([.EU10]-[.EU17])*100/[.EU10]" office:value-type="float" office:value="4.55294540565743" calcext:value-type="float">
            <text:p>4.5529454057</text:p>
          </table:table-cell>
          <table:table-cell table:formula="of:=([.EV10]-[.EV17])*100/[.EV10]" office:value-type="float" office:value="7.17541373034305" calcext:value-type="float">
            <text:p>7.1754137303</text:p>
          </table:table-cell>
          <table:table-cell table:formula="of:=([.EW10]-[.EW17])*100/[.EW10]" office:value-type="float" office:value="5.09350369069808" calcext:value-type="float">
            <text:p>5.0935036907</text:p>
          </table:table-cell>
          <table:table-cell table:formula="of:=([.EX10]-[.EX17])*100/[.EX10]" office:value-type="float" office:value="4.24138654976648" calcext:value-type="float">
            <text:p>4.2413865498</text:p>
          </table:table-cell>
          <table:table-cell table:formula="of:=([.EY10]-[.EY17])*100/[.EY10]" office:value-type="float" office:value="9.16859293437869" calcext:value-type="float">
            <text:p>9.1685929344</text:p>
          </table:table-cell>
          <table:table-cell table:formula="of:=([.EZ10]-[.EZ17])*100/[.EZ10]" office:value-type="float" office:value="8.87695941937373" calcext:value-type="float">
            <text:p>8.8769594194</text:p>
          </table:table-cell>
          <table:table-cell table:number-columns-repeated="7"/>
          <table:table-cell table:formula="of:=([.FH10]-[.FH17])*100/[.FH10]" office:value-type="float" office:value="25.9100253216252" calcext:value-type="float">
            <text:p>25.9100253216</text:p>
          </table:table-cell>
          <table:table-cell table:formula="of:=([.FI10]-[.FI17])*100/[.FI10]" office:value-type="float" office:value="-17.4476007492429" calcext:value-type="float">
            <text:p>-17.4476007492</text:p>
          </table:table-cell>
          <table:table-cell table:formula="of:=([.FJ10]-[.FJ17])*100/[.FJ10]" office:value-type="float" office:value="26.1693374356543" calcext:value-type="float">
            <text:p>26.1693374357</text:p>
          </table:table-cell>
          <table:table-cell table:formula="of:=([.FK10]-[.FK17])*100/[.FK10]" office:value-type="float" office:value="-4.1444039733271" calcext:value-type="float">
            <text:p>-4.1444039733</text:p>
          </table:table-cell>
          <table:table-cell table:formula="of:=([.FL10]-[.FL17])*100/[.FL10]" office:value-type="float" office:value="21.4811513132236" calcext:value-type="float">
            <text:p>21.4811513132</text:p>
          </table:table-cell>
          <table:table-cell table:formula="of:=([.FM10]-[.FM17])*100/[.FM10]" office:value-type="float" office:value="2.56703766889044" calcext:value-type="float">
            <text:p>2.5670376689</text:p>
          </table:table-cell>
          <table:table-cell table:formula="of:=([.FN10]-[.FN17])*100/[.FN10]" office:value-type="float" office:value="8.1795852304878" calcext:value-type="float">
            <text:p>8.1795852305</text:p>
          </table:table-cell>
          <table:table-cell table:number-columns-repeated="7"/>
          <table:table-cell table:formula="of:=([.FV10]-[.FV17])*100/[.FV10]" office:value-type="float" office:value="14.0484752469604" calcext:value-type="float">
            <text:p>14.048475247</text:p>
          </table:table-cell>
          <table:table-cell table:formula="of:=([.FW10]-[.FW17])*100/[.FW10]" office:value-type="float" office:value="7.43280339148968" calcext:value-type="float">
            <text:p>7.4328033915</text:p>
          </table:table-cell>
          <table:table-cell table:formula="of:=([.FX10]-[.FX17])*100/[.FX10]" office:value-type="float" office:value="30.6392793245954" calcext:value-type="float">
            <text:p>30.6392793246</text:p>
          </table:table-cell>
          <table:table-cell table:formula="of:=([.FY10]-[.FY17])*100/[.FY10]" office:value-type="float" office:value="9.43957229998785" calcext:value-type="float">
            <text:p>9.4395723</text:p>
          </table:table-cell>
          <table:table-cell table:formula="of:=([.FZ10]-[.FZ17])*100/[.FZ10]" office:value-type="float" office:value="-12.2551322140656" calcext:value-type="float">
            <text:p>-12.2551322141</text:p>
          </table:table-cell>
          <table:table-cell table:formula="of:=([.GA10]-[.GA17])*100/[.GA10]" office:value-type="float" office:value="7.30706564263381" calcext:value-type="float">
            <text:p>7.3070656426</text:p>
          </table:table-cell>
          <table:table-cell table:formula="of:=([.GB10]-[.GB17])*100/[.GB10]" office:value-type="float" office:value="11.5393956043567" calcext:value-type="float">
            <text:p>11.5393956044</text:p>
          </table:table-cell>
          <table:table-cell table:number-columns-repeated="7"/>
          <table:table-cell table:formula="of:=([.GJ10]-[.GJ17])*100/[.GJ10]" office:value-type="float" office:value="20.2843798188744" calcext:value-type="float">
            <text:p>20.2843798189</text:p>
          </table:table-cell>
          <table:table-cell table:formula="of:=([.GK10]-[.GK17])*100/[.GK10]" office:value-type="float" office:value="17.6997304968822" calcext:value-type="float">
            <text:p>17.6997304969</text:p>
          </table:table-cell>
          <table:table-cell table:formula="of:=([.GL10]-[.GL17])*100/[.GL10]" office:value-type="float" office:value="15.3600954480687" calcext:value-type="float">
            <text:p>15.3600954481</text:p>
          </table:table-cell>
          <table:table-cell table:formula="of:=([.GM10]-[.GM17])*100/[.GM10]" office:value-type="float" office:value="3.5487815373723" calcext:value-type="float">
            <text:p>3.5487815374</text:p>
          </table:table-cell>
          <table:table-cell table:formula="of:=([.GN10]-[.GN17])*100/[.GN10]" office:value-type="float" office:value="0.259174917906974" calcext:value-type="float">
            <text:p>0.2591749179</text:p>
          </table:table-cell>
          <table:table-cell table:formula="of:=([.GO10]-[.GO17])*100/[.GO10]" office:value-type="float" office:value="15.4345357495659" calcext:value-type="float">
            <text:p>15.4345357496</text:p>
          </table:table-cell>
          <table:table-cell table:formula="of:=([.GP10]-[.GP17])*100/[.GP10]" office:value-type="float" office:value="9.61940406126621" calcext:value-type="float">
            <text:p>9.6194040613</text:p>
          </table:table-cell>
          <table:table-cell table:number-columns-repeated="7"/>
          <table:table-cell table:formula="of:=([.GX10]-[.GX17])*100/[.GX10]" office:value-type="float" office:value="4.63212904078531" calcext:value-type="float">
            <text:p>4.6321290408</text:p>
          </table:table-cell>
          <table:table-cell table:formula="of:=([.GY10]-[.GY17])*100/[.GY10]" office:value-type="float" office:value="4.50816379812423" calcext:value-type="float">
            <text:p>4.5081637981</text:p>
          </table:table-cell>
          <table:table-cell table:formula="of:=([.GZ10]-[.GZ17])*100/[.GZ10]" office:value-type="float" office:value="13.3409715996498" calcext:value-type="float">
            <text:p>13.3409715996</text:p>
          </table:table-cell>
          <table:table-cell table:formula="of:=([.HA10]-[.HA17])*100/[.HA10]" office:value-type="float" office:value="6.98053973698403" calcext:value-type="float">
            <text:p>6.980539737</text:p>
          </table:table-cell>
          <table:table-cell table:formula="of:=([.HB10]-[.HB17])*100/[.HB10]" office:value-type="float" office:value="2.22059705465797" calcext:value-type="float">
            <text:p>2.2205970547</text:p>
          </table:table-cell>
          <table:table-cell table:formula="of:=([.HC10]-[.HC17])*100/[.HC10]" office:value-type="float" office:value="7.61778887932324" calcext:value-type="float">
            <text:p>7.6177888793</text:p>
          </table:table-cell>
          <table:table-cell table:formula="of:=([.HD10]-[.HD17])*100/[.HD10]" office:value-type="float" office:value="6.10841536876703" calcext:value-type="float">
            <text:p>6.1084153688</text:p>
          </table:table-cell>
          <table:table-cell table:number-columns-repeated="7"/>
          <table:table-cell table:formula="of:=([.HL10]-[.HL17])*100/[.HL10]" office:value-type="float" office:value="6.2241035660985" calcext:value-type="float">
            <text:p>6.2241035661</text:p>
          </table:table-cell>
          <table:table-cell table:formula="of:=([.HM10]-[.HM17])*100/[.HM10]" office:value-type="float" office:value="7.11194884861063" calcext:value-type="float">
            <text:p>7.1119488486</text:p>
          </table:table-cell>
          <table:table-cell table:formula="of:=([.HN10]-[.HN17])*100/[.HN10]" office:value-type="float" office:value="8.63113078048755" calcext:value-type="float">
            <text:p>8.6311307805</text:p>
          </table:table-cell>
          <table:table-cell table:formula="of:=([.HO10]-[.HO17])*100/[.HO10]" office:value-type="float" office:value="16.1739725607867" calcext:value-type="float">
            <text:p>16.1739725608</text:p>
          </table:table-cell>
          <table:table-cell table:formula="of:=([.HP10]-[.HP17])*100/[.HP10]" office:value-type="float" office:value="5.65187074509831" calcext:value-type="float">
            <text:p>5.6518707451</text:p>
          </table:table-cell>
          <table:table-cell table:formula="of:=([.HQ10]-[.HQ17])*100/[.HQ10]" office:value-type="float" office:value="11.1211375005182" calcext:value-type="float">
            <text:p>11.1211375005</text:p>
          </table:table-cell>
          <table:table-cell table:formula="of:=([.HR10]-[.HR17])*100/[.HR10]" office:value-type="float" office:value="5.15791917472217" calcext:value-type="float">
            <text:p>5.1579191747</text:p>
          </table:table-cell>
          <table:table-cell table:number-columns-repeated="7"/>
          <table:table-cell table:formula="of:=([.HZ10]-[.HZ17])*100/[.HZ10]" office:value-type="float" office:value="-17.8079355467014" calcext:value-type="float">
            <text:p>-17.8079355467</text:p>
          </table:table-cell>
          <table:table-cell table:formula="of:=([.IA10]-[.IA17])*100/[.IA10]" office:value-type="float" office:value="-33.7855936537605" calcext:value-type="float">
            <text:p>-33.7855936538</text:p>
          </table:table-cell>
          <table:table-cell table:formula="of:=([.IB10]-[.IB17])*100/[.IB10]" office:value-type="float" office:value="31.3902675113477" calcext:value-type="float">
            <text:p>31.3902675113</text:p>
          </table:table-cell>
          <table:table-cell table:formula="of:=([.IC10]-[.IC17])*100/[.IC10]" office:value-type="float" office:value="-12.8391175965698" calcext:value-type="float">
            <text:p>-12.8391175966</text:p>
          </table:table-cell>
          <table:table-cell table:formula="of:=([.ID10]-[.ID17])*100/[.ID10]" office:value-type="float" office:value="6.74410426312213" calcext:value-type="float">
            <text:p>6.7441042631</text:p>
          </table:table-cell>
          <table:table-cell table:formula="of:=([.IE10]-[.IE17])*100/[.IE10]" office:value-type="float" office:value="-32.6955464030801" calcext:value-type="float">
            <text:p>-32.6955464031</text:p>
          </table:table-cell>
          <table:table-cell table:formula="of:=([.IF10]-[.IF17])*100/[.IF10]" office:value-type="float" office:value="9.30269380487616" calcext:value-type="float">
            <text:p>9.3026938049</text:p>
          </table:table-cell>
          <table:table-cell table:number-columns-repeated="7"/>
          <table:table-cell table:formula="of:=([.IN10]-[.IN17])*100/[.IN10]" office:value-type="float" office:value="8.03586455801062" calcext:value-type="float">
            <text:p>8.035864558</text:p>
          </table:table-cell>
          <table:table-cell table:formula="of:=([.IO10]-[.IO17])*100/[.IO10]" office:value-type="float" office:value="8.69584784457268" calcext:value-type="float">
            <text:p>8.6958478446</text:p>
          </table:table-cell>
          <table:table-cell table:formula="of:=([.IP10]-[.IP17])*100/[.IP10]" office:value-type="float" office:value="8.35646700846151" calcext:value-type="float">
            <text:p>8.3564670085</text:p>
          </table:table-cell>
          <table:table-cell table:formula="of:=([.IQ10]-[.IQ17])*100/[.IQ10]" office:value-type="float" office:value="7.04176698334857" calcext:value-type="float">
            <text:p>7.0417669833</text:p>
          </table:table-cell>
          <table:table-cell table:formula="of:=([.IR10]-[.IR17])*100/[.IR10]" office:value-type="float" office:value="8.55345604670763" calcext:value-type="float">
            <text:p>8.5534560467</text:p>
          </table:table-cell>
          <table:table-cell table:formula="of:=([.IS10]-[.IS17])*100/[.IS10]" office:value-type="float" office:value="20.0347972332285" calcext:value-type="float">
            <text:p>20.0347972332</text:p>
          </table:table-cell>
          <table:table-cell table:formula="of:=([.IT10]-[.IT17])*100/[.IT10]" office:value-type="float" office:value="6.7410110590371" calcext:value-type="float">
            <text:p>6.741011059</text:p>
          </table:table-cell>
          <table:table-cell table:number-columns-repeated="7"/>
          <table:table-cell table:formula="of:=([.JB10]-[.JB17])*100/[.JB10]" office:value-type="float" office:value="10.0686873171637" calcext:value-type="float">
            <text:p>10.0686873172</text:p>
          </table:table-cell>
          <table:table-cell table:formula="of:=([.JC10]-[.JC17])*100/[.JC10]" office:value-type="float" office:value="27.1801218810645" calcext:value-type="float">
            <text:p>27.1801218811</text:p>
          </table:table-cell>
          <table:table-cell table:formula="of:=([.JD10]-[.JD17])*100/[.JD10]" office:value-type="float" office:value="6.14308138157618" calcext:value-type="float">
            <text:p>6.1430813816</text:p>
          </table:table-cell>
          <table:table-cell table:formula="of:=([.JE10]-[.JE17])*100/[.JE10]" office:value-type="float" office:value="23.5481306196141" calcext:value-type="float">
            <text:p>23.5481306196</text:p>
          </table:table-cell>
          <table:table-cell table:formula="of:=([.JF10]-[.JF17])*100/[.JF10]" office:value-type="float" office:value="3.77701613319078" calcext:value-type="float">
            <text:p>3.7770161332</text:p>
          </table:table-cell>
          <table:table-cell table:formula="of:=([.JG10]-[.JG17])*100/[.JG10]" office:value-type="float" office:value="22.3795710507933" calcext:value-type="float">
            <text:p>22.3795710508</text:p>
          </table:table-cell>
          <table:table-cell table:formula="of:=([.JH10]-[.JH17])*100/[.JH10]" office:value-type="float" office:value="7.96380105331657" calcext:value-type="float">
            <text:p>7.9638010533</text:p>
          </table:table-cell>
          <table:table-cell table:number-columns-repeated="7"/>
          <table:table-cell table:formula="of:=([.JP10]-[.JP17])*100/[.JP10]" office:value-type="float" office:value="-3.11816611947707" calcext:value-type="float">
            <text:p>-3.1181661195</text:p>
          </table:table-cell>
          <table:table-cell table:formula="of:=([.JQ10]-[.JQ17])*100/[.JQ10]" office:value-type="float" office:value="2.46318066296457" calcext:value-type="float">
            <text:p>2.463180663</text:p>
          </table:table-cell>
          <table:table-cell table:formula="of:=([.JR10]-[.JR17])*100/[.JR10]" office:value-type="float" office:value="21.2103345162262" calcext:value-type="float">
            <text:p>21.2103345162</text:p>
          </table:table-cell>
          <table:table-cell table:formula="of:=([.JS10]-[.JS17])*100/[.JS10]" office:value-type="float" office:value="11.2017048750202" calcext:value-type="float">
            <text:p>11.201704875</text:p>
          </table:table-cell>
          <table:table-cell table:formula="of:=([.JT10]-[.JT17])*100/[.JT10]" office:value-type="float" office:value="2.03769623563369" calcext:value-type="float">
            <text:p>2.0376962356</text:p>
          </table:table-cell>
          <table:table-cell table:formula="of:=([.JU10]-[.JU17])*100/[.JU10]" office:value-type="float" office:value="0.106101785034628" calcext:value-type="float">
            <text:p>0.106101785</text:p>
          </table:table-cell>
          <table:table-cell table:formula="of:=([.JV10]-[.JV17])*100/[.JV10]" office:value-type="float" office:value="7.29674518347937" calcext:value-type="float">
            <text:p>7.2967451835</text:p>
          </table:table-cell>
          <table:table-cell table:number-columns-repeated="7"/>
          <table:table-cell table:formula="of:=([.KD10]-[.KD17])*100/[.KD10]" office:value-type="float" office:value="18.3261906952475" calcext:value-type="float">
            <text:p>18.3261906952</text:p>
          </table:table-cell>
          <table:table-cell table:formula="of:=([.KE10]-[.KE17])*100/[.KE10]" office:value-type="float" office:value="15.6064438849289" calcext:value-type="float">
            <text:p>15.6064438849</text:p>
          </table:table-cell>
          <table:table-cell table:formula="of:=([.KF10]-[.KF17])*100/[.KF10]" office:value-type="float" office:value="15.6878600702766" calcext:value-type="float">
            <text:p>15.6878600703</text:p>
          </table:table-cell>
          <table:table-cell table:formula="of:=([.KG10]-[.KG17])*100/[.KG10]" office:value-type="float" office:value="13.384990248079" calcext:value-type="float">
            <text:p>13.3849902481</text:p>
          </table:table-cell>
          <table:table-cell table:formula="of:=([.KH10]-[.KH17])*100/[.KH10]" office:value-type="float" office:value="11.4672105361757" calcext:value-type="float">
            <text:p>11.4672105362</text:p>
          </table:table-cell>
          <table:table-cell table:formula="of:=([.KI10]-[.KI17])*100/[.KI10]" office:value-type="float" office:value="15.0221742012479" calcext:value-type="float">
            <text:p>15.0221742012</text:p>
          </table:table-cell>
          <table:table-cell table:formula="of:=([.KJ10]-[.KJ17])*100/[.KJ10]" office:value-type="float" office:value="8.73253703385089" calcext:value-type="float">
            <text:p>8.7325370339</text:p>
          </table:table-cell>
          <table:table-cell table:number-columns-repeated="7"/>
          <table:table-cell table:formula="of:=([.KR10]-[.KR17])*100/[.KR10]" office:value-type="float" office:value="16.2410232221293" calcext:value-type="float">
            <text:p>16.2410232221</text:p>
          </table:table-cell>
          <table:table-cell table:formula="of:=([.KS10]-[.KS17])*100/[.KS10]" office:value-type="float" office:value="-6.28680515945425" calcext:value-type="float">
            <text:p>-6.2868051595</text:p>
          </table:table-cell>
          <table:table-cell table:formula="of:=([.KT10]-[.KT17])*100/[.KT10]" office:value-type="float" office:value="22.4473558859096" calcext:value-type="float">
            <text:p>22.4473558859</text:p>
          </table:table-cell>
          <table:table-cell table:formula="of:=([.KU10]-[.KU17])*100/[.KU10]" office:value-type="float" office:value="-8.82707599594119" calcext:value-type="float">
            <text:p>-8.8270759959</text:p>
          </table:table-cell>
          <table:table-cell table:formula="of:=([.KV10]-[.KV17])*100/[.KV10]" office:value-type="float" office:value="9.04679979625144" calcext:value-type="float">
            <text:p>9.0467997963</text:p>
          </table:table-cell>
          <table:table-cell table:formula="of:=([.KW10]-[.KW17])*100/[.KW10]" office:value-type="float" office:value="14.3987487349342" calcext:value-type="float">
            <text:p>14.3987487349</text:p>
          </table:table-cell>
          <table:table-cell table:formula="of:=([.KX10]-[.KX17])*100/[.KX10]" office:value-type="float" office:value="8.46840450990967" calcext:value-type="float">
            <text:p>8.4684045099</text:p>
          </table:table-cell>
          <table:table-cell table:number-columns-repeated="7"/>
          <table:table-cell table:formula="of:=([.LF10]-[.LF17])*100/[.LF10]" office:value-type="float" office:value="10.2404034667016" calcext:value-type="float">
            <text:p>10.2404034667</text:p>
          </table:table-cell>
          <table:table-cell table:formula="of:=([.LG10]-[.LG17])*100/[.LG10]" office:value-type="float" office:value="7.84287792620024" calcext:value-type="float">
            <text:p>7.8428779262</text:p>
          </table:table-cell>
          <table:table-cell table:formula="of:=([.LH10]-[.LH17])*100/[.LH10]" office:value-type="float" office:value="22.6237608824593" calcext:value-type="float">
            <text:p>22.6237608825</text:p>
          </table:table-cell>
          <table:table-cell table:formula="of:=([.LI10]-[.LI17])*100/[.LI10]" office:value-type="float" office:value="7.26418119811439" calcext:value-type="float">
            <text:p>7.2641811981</text:p>
          </table:table-cell>
          <table:table-cell table:formula="of:=([.LJ10]-[.LJ17])*100/[.LJ10]" office:value-type="float" office:value="8.28443890853937" calcext:value-type="float">
            <text:p>8.2844389085</text:p>
          </table:table-cell>
          <table:table-cell table:formula="of:=([.LK10]-[.LK17])*100/[.LK10]" office:value-type="float" office:value="6.90821004535446" calcext:value-type="float">
            <text:p>6.9082100454</text:p>
          </table:table-cell>
          <table:table-cell table:formula="of:=([.LL10]-[.LL17])*100/[.LL10]" office:value-type="float" office:value="8.12671900228272" calcext:value-type="float">
            <text:p>8.1267190023</text:p>
          </table:table-cell>
          <table:table-cell table:number-columns-repeated="7"/>
          <table:table-cell table:formula="of:=([.LT10]-[.LT17])*100/[.LT10]" office:value-type="float" office:value="-2.98708247856725" calcext:value-type="float">
            <text:p>-2.9870824786</text:p>
          </table:table-cell>
          <table:table-cell table:formula="of:=([.LU10]-[.LU17])*100/[.LU10]" office:value-type="float" office:value="23.7893905901747" calcext:value-type="float">
            <text:p>23.7893905902</text:p>
          </table:table-cell>
          <table:table-cell table:formula="of:=([.LV10]-[.LV17])*100/[.LV10]" office:value-type="float" office:value="8.00608526138084" calcext:value-type="float">
            <text:p>8.0060852614</text:p>
          </table:table-cell>
          <table:table-cell table:formula="of:=([.LW10]-[.LW17])*100/[.LW10]" office:value-type="float" office:value="13.613540027462" calcext:value-type="float">
            <text:p>13.6135400275</text:p>
          </table:table-cell>
          <table:table-cell table:formula="of:=([.LX10]-[.LX17])*100/[.LX10]" office:value-type="float" office:value="9.97134934105844" calcext:value-type="float">
            <text:p>9.9713493411</text:p>
          </table:table-cell>
          <table:table-cell table:formula="of:=([.LY10]-[.LY17])*100/[.LY10]" office:value-type="float" office:value="18.6055719747837" calcext:value-type="float">
            <text:p>18.6055719748</text:p>
          </table:table-cell>
          <table:table-cell table:formula="of:=([.LZ10]-[.LZ17])*100/[.LZ10]" office:value-type="float" office:value="3.83751738041587" calcext:value-type="float">
            <text:p>3.8375173804</text:p>
          </table:table-cell>
          <table:table-cell table:number-columns-repeated="7"/>
          <table:table-cell table:formula="of:=([.MH10]-[.MH17])*100/[.MH10]" office:value-type="float" office:value="0.51919234126008" calcext:value-type="float">
            <text:p>0.5191923413</text:p>
          </table:table-cell>
          <table:table-cell table:formula="of:=([.MI10]-[.MI17])*100/[.MI10]" office:value-type="float" office:value="12.9651697410313" calcext:value-type="float">
            <text:p>12.965169741</text:p>
          </table:table-cell>
          <table:table-cell table:formula="of:=([.MJ10]-[.MJ17])*100/[.MJ10]" office:value-type="float" office:value="12.2306818961484" calcext:value-type="float">
            <text:p>12.2306818961</text:p>
          </table:table-cell>
          <table:table-cell table:formula="of:=([.MK10]-[.MK17])*100/[.MK10]" office:value-type="float" office:value="13.3661064804966" calcext:value-type="float">
            <text:p>13.3661064805</text:p>
          </table:table-cell>
          <table:table-cell table:formula="of:=([.ML10]-[.ML17])*100/[.ML10]" office:value-type="float" office:value="25.7395847143748" calcext:value-type="float">
            <text:p>25.7395847144</text:p>
          </table:table-cell>
          <table:table-cell table:formula="of:=([.MM10]-[.MM17])*100/[.MM10]" office:value-type="float" office:value="3.56622384599498" calcext:value-type="float">
            <text:p>3.566223846</text:p>
          </table:table-cell>
          <table:table-cell table:formula="of:=([.MN10]-[.MN17])*100/[.MN10]" office:value-type="float" office:value="15.7681725680373" calcext:value-type="float">
            <text:p>15.768172568</text:p>
          </table:table-cell>
          <table:table-cell/>
          <table:table-cell table:formula="of:=AVERAGE([.A25:.MN25])" office:value-type="float" office:value="7.40109060514636" calcext:value-type="float">
            <text:p>7.4010906051</text:p>
          </table:table-cell>
        </table:table-row>
        <table:table-row table:style-name="ro1">
          <table:table-cell table:number-columns-repeated="354"/>
        </table:table-row>
        <table:table-row table:style-name="ro1">
          <table:table-cell office:value-type="string" calcext:value-type="string" table:number-columns-spanned="1" table:number-rows-spanned="6">
            <text:p>Improvement on ToArray, source is Ilist&lt;T&gt;</text:p>
          </table:table-cell>
          <table:table-cell table:number-columns-repeated="43"/>
          <table:table-cell table:formula="of:=([.AS5]-[.AS12])*100/[.AS5]" office:value-type="float" office:value="67.4678746417676" calcext:value-type="float">
            <text:p>67.4678746418</text:p>
          </table:table-cell>
          <table:table-cell table:number-columns-repeated="13"/>
          <table:table-cell table:formula="of:=([.BG5]-[.BG12])*100/[.BG5]" office:value-type="float" office:value="48.1402988237787" calcext:value-type="float">
            <text:p>48.1402988238</text:p>
          </table:table-cell>
          <table:table-cell table:number-columns-repeated="55"/>
          <table:table-cell table:formula="of:=([.DK5]-[.DK12])*100/[.DK5]" office:value-type="float" office:value="65.650952978431" calcext:value-type="float">
            <text:p>65.6509529784</text:p>
          </table:table-cell>
          <table:table-cell table:number-columns-repeated="13"/>
          <table:table-cell table:formula="of:=([.DY5]-[.DY12])*100/[.DY5]" office:value-type="float" office:value="51.2904416287366" calcext:value-type="float">
            <text:p>51.2904416287</text:p>
          </table:table-cell>
          <table:table-cell table:number-columns-repeated="55"/>
          <table:table-cell table:formula="of:=([.GC5]-[.GC12])*100/[.GC5]" office:value-type="float" office:value="64.650977616562" calcext:value-type="float">
            <text:p>64.6509776166</text:p>
          </table:table-cell>
          <table:table-cell table:number-columns-repeated="13"/>
          <table:table-cell table:formula="of:=([.GQ5]-[.GQ12])*100/[.GQ5]" office:value-type="float" office:value="62.7944597655107" calcext:value-type="float">
            <text:p>62.7944597655</text:p>
          </table:table-cell>
          <table:table-cell table:number-columns-repeated="55"/>
          <table:table-cell table:formula="of:=([.IU5]-[.IU12])*100/[.IU5]" office:value-type="float" office:value="67.2745455615036" calcext:value-type="float">
            <text:p>67.2745455615</text:p>
          </table:table-cell>
          <table:table-cell table:number-columns-repeated="13"/>
          <table:table-cell table:formula="of:=([.JI5]-[.JI12])*100/[.JI5]" office:value-type="float" office:value="51.9448728305305" calcext:value-type="float">
            <text:p>51.9448728305</text:p>
          </table:table-cell>
          <table:table-cell table:number-columns-repeated="55"/>
          <table:table-cell table:formula="of:=([.LM5]-[.LM12])*100/[.LM5]" office:value-type="float" office:value="68.816686568314" calcext:value-type="float">
            <text:p>68.8166865683</text:p>
          </table:table-cell>
          <table:table-cell table:number-columns-repeated="13"/>
          <table:table-cell table:formula="of:=([.MA5]-[.MA12])*100/[.MA5]" office:value-type="float" office:value="55.7148597311514" calcext:value-type="float">
            <text:p>55.7148597312</text:p>
          </table:table-cell>
          <table:table-cell table:number-columns-repeated="14"/>
          <table:table-cell table:formula="of:=AVERAGE([.A27:.MN27])" office:value-type="float" office:value="60.3745970146286" calcext:value-type="float">
            <text:p>60.3745970146</text:p>
          </table:table-cell>
        </table:table-row>
        <table:table-row table:style-name="ro1">
          <table:covered-table-cell/>
          <table:table-cell table:number-columns-repeated="43"/>
          <table:table-cell table:formula="of:=([.AS6]-[.AS13])*100/[.AS6]" office:value-type="float" office:value="61.0930484595139" calcext:value-type="float">
            <text:p>61.0930484595</text:p>
          </table:table-cell>
          <table:table-cell table:number-columns-repeated="13"/>
          <table:table-cell table:formula="of:=([.BG6]-[.BG13])*100/[.BG6]" office:value-type="float" office:value="45.3328609109878" calcext:value-type="float">
            <text:p>45.332860911</text:p>
          </table:table-cell>
          <table:table-cell table:number-columns-repeated="55"/>
          <table:table-cell table:formula="of:=([.DK6]-[.DK13])*100/[.DK6]" office:value-type="float" office:value="62.8718875597517" calcext:value-type="float">
            <text:p>62.8718875598</text:p>
          </table:table-cell>
          <table:table-cell table:number-columns-repeated="13"/>
          <table:table-cell table:formula="of:=([.DY6]-[.DY13])*100/[.DY6]" office:value-type="float" office:value="49.1233390829653" calcext:value-type="float">
            <text:p>49.123339083</text:p>
          </table:table-cell>
          <table:table-cell table:number-columns-repeated="55"/>
          <table:table-cell table:formula="of:=([.GC6]-[.GC13])*100/[.GC6]" office:value-type="float" office:value="63.0500629615764" calcext:value-type="float">
            <text:p>63.0500629616</text:p>
          </table:table-cell>
          <table:table-cell table:number-columns-repeated="13"/>
          <table:table-cell table:formula="of:=([.GQ6]-[.GQ13])*100/[.GQ6]" office:value-type="float" office:value="51.9634398945493" calcext:value-type="float">
            <text:p>51.9634398945</text:p>
          </table:table-cell>
          <table:table-cell table:number-columns-repeated="55"/>
          <table:table-cell table:formula="of:=([.IU6]-[.IU13])*100/[.IU6]" office:value-type="float" office:value="60.2678241140349" calcext:value-type="float">
            <text:p>60.267824114</text:p>
          </table:table-cell>
          <table:table-cell table:number-columns-repeated="13"/>
          <table:table-cell table:formula="of:=([.JI6]-[.JI13])*100/[.JI6]" office:value-type="float" office:value="55.3796467395828" calcext:value-type="float">
            <text:p>55.3796467396</text:p>
          </table:table-cell>
          <table:table-cell table:number-columns-repeated="55"/>
          <table:table-cell table:formula="of:=([.LM6]-[.LM13])*100/[.LM6]" office:value-type="float" office:value="69.33355103818" calcext:value-type="float">
            <text:p>69.3335510382</text:p>
          </table:table-cell>
          <table:table-cell table:number-columns-repeated="13"/>
          <table:table-cell table:formula="of:=([.MA6]-[.MA13])*100/[.MA6]" office:value-type="float" office:value="52.8100525002152" calcext:value-type="float">
            <text:p>52.8100525002</text:p>
          </table:table-cell>
          <table:table-cell table:number-columns-repeated="14"/>
          <table:table-cell table:formula="of:=AVERAGE([.A28:.MN28])" office:value-type="float" office:value="57.1225713261357" calcext:value-type="float">
            <text:p>57.1225713261</text:p>
          </table:table-cell>
        </table:table-row>
        <table:table-row table:style-name="ro1">
          <table:covered-table-cell/>
          <table:table-cell table:number-columns-repeated="43"/>
          <table:table-cell table:formula="of:=([.AS7]-[.AS14])*100/[.AS7]" office:value-type="float" office:value="64.6493073727157" calcext:value-type="float">
            <text:p>64.6493073727</text:p>
          </table:table-cell>
          <table:table-cell table:number-columns-repeated="13"/>
          <table:table-cell table:formula="of:=([.BG7]-[.BG14])*100/[.BG7]" office:value-type="float" office:value="49.4865606662881" calcext:value-type="float">
            <text:p>49.4865606663</text:p>
          </table:table-cell>
          <table:table-cell table:number-columns-repeated="55"/>
          <table:table-cell table:formula="of:=([.DK7]-[.DK14])*100/[.DK7]" office:value-type="float" office:value="66.7223600826504" calcext:value-type="float">
            <text:p>66.7223600827</text:p>
          </table:table-cell>
          <table:table-cell table:number-columns-repeated="13"/>
          <table:table-cell table:formula="of:=([.DY7]-[.DY14])*100/[.DY7]" office:value-type="float" office:value="61.568366699014" calcext:value-type="float">
            <text:p>61.568366699</text:p>
          </table:table-cell>
          <table:table-cell table:number-columns-repeated="55"/>
          <table:table-cell table:formula="of:=([.GC7]-[.GC14])*100/[.GC7]" office:value-type="float" office:value="68.8619759745036" calcext:value-type="float">
            <text:p>68.8619759745</text:p>
          </table:table-cell>
          <table:table-cell table:number-columns-repeated="13"/>
          <table:table-cell table:formula="of:=([.GQ7]-[.GQ14])*100/[.GQ7]" office:value-type="float" office:value="63.9091479364178" calcext:value-type="float">
            <text:p>63.9091479364</text:p>
          </table:table-cell>
          <table:table-cell table:number-columns-repeated="55"/>
          <table:table-cell table:formula="of:=([.IU7]-[.IU14])*100/[.IU7]" office:value-type="float" office:value="66.1768163061148" calcext:value-type="float">
            <text:p>66.1768163061</text:p>
          </table:table-cell>
          <table:table-cell table:number-columns-repeated="13"/>
          <table:table-cell table:formula="of:=([.JI7]-[.JI14])*100/[.JI7]" office:value-type="float" office:value="50.8033160272092" calcext:value-type="float">
            <text:p>50.8033160272</text:p>
          </table:table-cell>
          <table:table-cell table:number-columns-repeated="55"/>
          <table:table-cell table:formula="of:=([.LM7]-[.LM14])*100/[.LM7]" office:value-type="float" office:value="62.4981584560496" calcext:value-type="float">
            <text:p>62.498158456</text:p>
          </table:table-cell>
          <table:table-cell table:number-columns-repeated="13"/>
          <table:table-cell table:formula="of:=([.MA7]-[.MA14])*100/[.MA7]" office:value-type="float" office:value="56.0064503352477" calcext:value-type="float">
            <text:p>56.0064503352</text:p>
          </table:table-cell>
          <table:table-cell table:number-columns-repeated="14"/>
          <table:table-cell table:formula="of:=AVERAGE([.A29:.MN29])" office:value-type="float" office:value="61.0682459856211" calcext:value-type="float">
            <text:p>61.0682459856</text:p>
          </table:table-cell>
        </table:table-row>
        <table:table-row table:style-name="ro1">
          <table:covered-table-cell/>
          <table:table-cell table:number-columns-repeated="43"/>
          <table:table-cell table:formula="of:=([.AS8]-[.AS15])*100/[.AS8]" office:value-type="float" office:value="57.7133000469279" calcext:value-type="float">
            <text:p>57.7133000469</text:p>
          </table:table-cell>
          <table:table-cell table:number-columns-repeated="13"/>
          <table:table-cell table:formula="of:=([.BG8]-[.BG15])*100/[.BG8]" office:value-type="float" office:value="47.6968434545746" calcext:value-type="float">
            <text:p>47.6968434546</text:p>
          </table:table-cell>
          <table:table-cell table:number-columns-repeated="55"/>
          <table:table-cell table:formula="of:=([.DK8]-[.DK15])*100/[.DK8]" office:value-type="float" office:value="65.4054958008557" calcext:value-type="float">
            <text:p>65.4054958009</text:p>
          </table:table-cell>
          <table:table-cell table:number-columns-repeated="13"/>
          <table:table-cell table:formula="of:=([.DY8]-[.DY15])*100/[.DY8]" office:value-type="float" office:value="50.3844472762418" calcext:value-type="float">
            <text:p>50.3844472762</text:p>
          </table:table-cell>
          <table:table-cell table:number-columns-repeated="55"/>
          <table:table-cell table:formula="of:=([.GC8]-[.GC15])*100/[.GC8]" office:value-type="float" office:value="72.1847166146066" calcext:value-type="float">
            <text:p>72.1847166146</text:p>
          </table:table-cell>
          <table:table-cell table:number-columns-repeated="13"/>
          <table:table-cell table:formula="of:=([.GQ8]-[.GQ15])*100/[.GQ8]" office:value-type="float" office:value="55.7328996999522" calcext:value-type="float">
            <text:p>55.7328997</text:p>
          </table:table-cell>
          <table:table-cell table:number-columns-repeated="55"/>
          <table:table-cell table:formula="of:=([.IU8]-[.IU15])*100/[.IU8]" office:value-type="float" office:value="64.3351197454363" calcext:value-type="float">
            <text:p>64.3351197454</text:p>
          </table:table-cell>
          <table:table-cell table:number-columns-repeated="13"/>
          <table:table-cell table:formula="of:=([.JI8]-[.JI15])*100/[.JI8]" office:value-type="float" office:value="47.5433756850409" calcext:value-type="float">
            <text:p>47.543375685</text:p>
          </table:table-cell>
          <table:table-cell table:number-columns-repeated="55"/>
          <table:table-cell table:formula="of:=([.LM8]-[.LM15])*100/[.LM8]" office:value-type="float" office:value="67.3897784601886" calcext:value-type="float">
            <text:p>67.3897784602</text:p>
          </table:table-cell>
          <table:table-cell table:number-columns-repeated="13"/>
          <table:table-cell table:formula="of:=([.MA8]-[.MA15])*100/[.MA8]" office:value-type="float" office:value="55.9064595762656" calcext:value-type="float">
            <text:p>55.9064595763</text:p>
          </table:table-cell>
          <table:table-cell table:number-columns-repeated="14"/>
          <table:table-cell table:formula="of:=AVERAGE([.A30:.MN30])" office:value-type="float" office:value="58.429243636009" calcext:value-type="float">
            <text:p>58.429243636</text:p>
          </table:table-cell>
        </table:table-row>
        <table:table-row table:style-name="ro1">
          <table:covered-table-cell/>
          <table:table-cell table:number-columns-repeated="43"/>
          <table:table-cell table:formula="of:=([.AS9]-[.AS16])*100/[.AS9]" office:value-type="float" office:value="66.876657806871" calcext:value-type="float">
            <text:p>66.8766578069</text:p>
          </table:table-cell>
          <table:table-cell table:number-columns-repeated="13"/>
          <table:table-cell table:formula="of:=([.BG9]-[.BG16])*100/[.BG9]" office:value-type="float" office:value="55.257333108064" calcext:value-type="float">
            <text:p>55.2573331081</text:p>
          </table:table-cell>
          <table:table-cell table:number-columns-repeated="55"/>
          <table:table-cell table:formula="of:=([.DK9]-[.DK16])*100/[.DK9]" office:value-type="float" office:value="69.0074779386484" calcext:value-type="float">
            <text:p>69.0074779386</text:p>
          </table:table-cell>
          <table:table-cell table:number-columns-repeated="13"/>
          <table:table-cell table:formula="of:=([.DY9]-[.DY16])*100/[.DY9]" office:value-type="float" office:value="58.5224470354106" calcext:value-type="float">
            <text:p>58.5224470354</text:p>
          </table:table-cell>
          <table:table-cell table:number-columns-repeated="55"/>
          <table:table-cell table:formula="of:=([.GC9]-[.GC16])*100/[.GC9]" office:value-type="float" office:value="71.3764361570384" calcext:value-type="float">
            <text:p>71.376436157</text:p>
          </table:table-cell>
          <table:table-cell table:number-columns-repeated="13"/>
          <table:table-cell table:formula="of:=([.GQ9]-[.GQ16])*100/[.GQ9]" office:value-type="float" office:value="53.9358134525166" calcext:value-type="float">
            <text:p>53.9358134525</text:p>
          </table:table-cell>
          <table:table-cell table:number-columns-repeated="55"/>
          <table:table-cell table:formula="of:=([.IU9]-[.IU16])*100/[.IU9]" office:value-type="float" office:value="68.9656481200335" calcext:value-type="float">
            <text:p>68.96564812</text:p>
          </table:table-cell>
          <table:table-cell table:number-columns-repeated="13"/>
          <table:table-cell table:formula="of:=([.JI9]-[.JI16])*100/[.JI9]" office:value-type="float" office:value="53.8944423116676" calcext:value-type="float">
            <text:p>53.8944423117</text:p>
          </table:table-cell>
          <table:table-cell table:number-columns-repeated="55"/>
          <table:table-cell table:formula="of:=([.LM9]-[.LM16])*100/[.LM9]" office:value-type="float" office:value="68.0983486645016" calcext:value-type="float">
            <text:p>68.0983486645</text:p>
          </table:table-cell>
          <table:table-cell table:number-columns-repeated="13"/>
          <table:table-cell table:formula="of:=([.MA9]-[.MA16])*100/[.MA9]" office:value-type="float" office:value="57.4290553170279" calcext:value-type="float">
            <text:p>57.429055317</text:p>
          </table:table-cell>
          <table:table-cell table:number-columns-repeated="14"/>
          <table:table-cell table:formula="of:=AVERAGE([.A31:.MN31])" office:value-type="float" office:value="62.3363659911779" calcext:value-type="float">
            <text:p>62.3363659912</text:p>
          </table:table-cell>
        </table:table-row>
        <table:table-row table:style-name="ro1">
          <table:covered-table-cell/>
          <table:table-cell table:number-columns-repeated="43"/>
          <table:table-cell table:formula="of:=([.AS10]-[.AS17])*100/[.AS10]" office:value-type="float" office:value="66.0217931246703" calcext:value-type="float">
            <text:p>66.0217931247</text:p>
          </table:table-cell>
          <table:table-cell table:number-columns-repeated="13"/>
          <table:table-cell table:formula="of:=([.BG10]-[.BG17])*100/[.BG10]" office:value-type="float" office:value="49.0384540928922" calcext:value-type="float">
            <text:p>49.0384540929</text:p>
          </table:table-cell>
          <table:table-cell table:number-columns-repeated="55"/>
          <table:table-cell table:formula="of:=([.DK10]-[.DK17])*100/[.DK10]" office:value-type="float" office:value="66.6312584699539" calcext:value-type="float">
            <text:p>66.63125847</text:p>
          </table:table-cell>
          <table:table-cell table:number-columns-repeated="13"/>
          <table:table-cell table:formula="of:=([.DY10]-[.DY17])*100/[.DY10]" office:value-type="float" office:value="50.2048422187491" calcext:value-type="float">
            <text:p>50.2048422187</text:p>
          </table:table-cell>
          <table:table-cell table:number-columns-repeated="55"/>
          <table:table-cell table:formula="of:=([.GC10]-[.GC17])*100/[.GC10]" office:value-type="float" office:value="68.1987953583374" calcext:value-type="float">
            <text:p>68.1987953583</text:p>
          </table:table-cell>
          <table:table-cell table:number-columns-repeated="13"/>
          <table:table-cell table:formula="of:=([.GQ10]-[.GQ17])*100/[.GQ10]" office:value-type="float" office:value="56.1041127790759" calcext:value-type="float">
            <text:p>56.1041127791</text:p>
          </table:table-cell>
          <table:table-cell table:number-columns-repeated="55"/>
          <table:table-cell table:formula="of:=([.IU10]-[.IU17])*100/[.IU10]" office:value-type="float" office:value="64.6673055438827" calcext:value-type="float">
            <text:p>64.6673055439</text:p>
          </table:table-cell>
          <table:table-cell table:number-columns-repeated="13"/>
          <table:table-cell table:formula="of:=([.JI10]-[.JI17])*100/[.JI10]" office:value-type="float" office:value="49.9764301724603" calcext:value-type="float">
            <text:p>49.9764301725</text:p>
          </table:table-cell>
          <table:table-cell table:number-columns-repeated="55"/>
          <table:table-cell table:formula="of:=([.LM10]-[.LM17])*100/[.LM10]" office:value-type="float" office:value="70.1128598769357" calcext:value-type="float">
            <text:p>70.1128598769</text:p>
          </table:table-cell>
          <table:table-cell table:number-columns-repeated="13"/>
          <table:table-cell table:formula="of:=([.MA10]-[.MA17])*100/[.MA10]" office:value-type="float" office:value="54.9805016708659" calcext:value-type="float">
            <text:p>54.9805016709</text:p>
          </table:table-cell>
          <table:table-cell table:number-columns-repeated="14"/>
          <table:table-cell table:formula="of:=AVERAGE([.A32:.MN32])" office:value-type="float" office:value="59.5936353307823" calcext:value-type="float">
            <text:p>59.5936353308</text:p>
          </table:table-cell>
        </table:table-row>
        <table:table-row table:style-name="ro1">
          <table:table-cell table:number-columns-repeated="354"/>
        </table:table-row>
        <table:table-row table:style-name="ro1">
          <table:table-cell office:value-type="string" calcext:value-type="string" table:number-columns-spanned="1" table:number-rows-spanned="6">
            <text:p>Improvement on ToArray</text:p>
          </table:table-cell>
          <table:table-cell/>
          <table:table-cell table:formula="of:=([.C5]-[.C12])*100/[.C5]" office:value-type="float" office:value="10.1051194539249" calcext:value-type="float">
            <text:p>10.1051194539</text:p>
          </table:table-cell>
          <table:table-cell table:formula="of:=([.D5]-[.D12])*100/[.D5]" office:value-type="float" office:value="17.5473801560758" calcext:value-type="float">
            <text:p>17.5473801561</text:p>
          </table:table-cell>
          <table:table-cell table:formula="of:=([.E5]-[.E12])*100/[.E5]" office:value-type="float" office:value="1.51975683890578" calcext:value-type="float">
            <text:p>1.5197568389</text:p>
          </table:table-cell>
          <table:table-cell table:formula="of:=([.F5]-[.F12])*100/[.F5]" office:value-type="float" office:value="1.51451409339504" calcext:value-type="float">
            <text:p>1.5145140934</text:p>
          </table:table-cell>
          <table:table-cell table:formula="of:=([.G5]-[.G12])*100/[.G5]" office:value-type="float" office:value="4.53357368183867" calcext:value-type="float">
            <text:p>4.5335736818</text:p>
          </table:table-cell>
          <table:table-cell table:formula="of:=([.H5]-[.H12])*100/[.H5]" office:value-type="float" office:value="0.287963840489903" calcext:value-type="float">
            <text:p>0.2879638405</text:p>
          </table:table-cell>
          <table:table-cell table:formula="of:=([.I5]-[.I12])*100/[.I5]" office:value-type="float" office:value="1.55525410896243" calcext:value-type="float">
            <text:p>1.555254109</text:p>
          </table:table-cell>
          <table:table-cell table:number-columns-repeated="7"/>
          <table:table-cell table:formula="of:=([.Q5]-[.Q12])*100/[.Q5]" office:value-type="float" office:value="-7.83549239089423" calcext:value-type="float">
            <text:p>-7.8354923909</text:p>
          </table:table-cell>
          <table:table-cell table:formula="of:=([.R5]-[.R12])*100/[.R5]" office:value-type="float" office:value="-6.62041181736795" calcext:value-type="float">
            <text:p>-6.6204118174</text:p>
          </table:table-cell>
          <table:table-cell table:formula="of:=([.S5]-[.S12])*100/[.S5]" office:value-type="float" office:value="26.352403696397" calcext:value-type="float">
            <text:p>26.3524036964</text:p>
          </table:table-cell>
          <table:table-cell table:formula="of:=([.T5]-[.T12])*100/[.T5]" office:value-type="float" office:value="0.404591644712081" calcext:value-type="float">
            <text:p>0.4045916447</text:p>
          </table:table-cell>
          <table:table-cell table:formula="of:=([.U5]-[.U12])*100/[.U5]" office:value-type="float" office:value="17.2992561510586" calcext:value-type="float">
            <text:p>17.2992561511</text:p>
          </table:table-cell>
          <table:table-cell table:formula="of:=([.V5]-[.V12])*100/[.V5]" office:value-type="float" office:value="0.210818307905687" calcext:value-type="float">
            <text:p>0.2108183079</text:p>
          </table:table-cell>
          <table:table-cell table:formula="of:=([.W5]-[.W12])*100/[.W5]" office:value-type="float" office:value="13.6284459254771" calcext:value-type="float">
            <text:p>13.6284459255</text:p>
          </table:table-cell>
          <table:table-cell table:number-columns-repeated="7"/>
          <table:table-cell table:formula="of:=([.AE5]-[.AE12])*100/[.AE5]" office:value-type="float" office:value="22.2050956569045" calcext:value-type="float">
            <text:p>22.2050956569</text:p>
          </table:table-cell>
          <table:table-cell table:formula="of:=([.AF5]-[.AF12])*100/[.AF5]" office:value-type="float" office:value="-0.277810850498075" calcext:value-type="float">
            <text:p>-0.2778108505</text:p>
          </table:table-cell>
          <table:table-cell table:formula="of:=([.AG5]-[.AG12])*100/[.AG5]" office:value-type="float" office:value="22.328441504754" calcext:value-type="float">
            <text:p>22.3284415048</text:p>
          </table:table-cell>
          <table:table-cell table:formula="of:=([.AH5]-[.AH12])*100/[.AH5]" office:value-type="float" office:value="-0.574663350201561" calcext:value-type="float">
            <text:p>-0.5746633502</text:p>
          </table:table-cell>
          <table:table-cell table:formula="of:=([.AI5]-[.AI12])*100/[.AI5]" office:value-type="float" office:value="31.7093473045096" calcext:value-type="float">
            <text:p>31.7093473045</text:p>
          </table:table-cell>
          <table:table-cell table:formula="of:=([.AJ5]-[.AJ12])*100/[.AJ5]" office:value-type="float" office:value="4.92524993121159" calcext:value-type="float">
            <text:p>4.9252499312</text:p>
          </table:table-cell>
          <table:table-cell table:formula="of:=([.AK5]-[.AK12])*100/[.AK5]" office:value-type="float" office:value="7.49117430267293" calcext:value-type="float">
            <text:p>7.4911743027</text:p>
          </table:table-cell>
          <table:table-cell table:number-columns-repeated="8"/>
          <table:table-cell table:formula="of:=([.AT5]-[.AT12])*100/[.AT5]" office:value-type="float" office:value="-0.626289943776244" calcext:value-type="float">
            <text:p>-0.6262899438</text:p>
          </table:table-cell>
          <table:table-cell table:formula="of:=([.AU5]-[.AU12])*100/[.AU5]" office:value-type="float" office:value="2.56536897152818" calcext:value-type="float">
            <text:p>2.5653689715</text:p>
          </table:table-cell>
          <table:table-cell table:formula="of:=([.AV5]-[.AV12])*100/[.AV5]" office:value-type="float" office:value="0.910382231404959" calcext:value-type="float">
            <text:p>0.9103822314</text:p>
          </table:table-cell>
          <table:table-cell table:formula="of:=([.AW5]-[.AW12])*100/[.AW5]" office:value-type="float" office:value="0.9123874137326" calcext:value-type="float">
            <text:p>0.9123874137</text:p>
          </table:table-cell>
          <table:table-cell table:formula="of:=([.AX5]-[.AX12])*100/[.AX5]" office:value-type="float" office:value="0.30150320885558" calcext:value-type="float">
            <text:p>0.3015032089</text:p>
          </table:table-cell>
          <table:table-cell table:formula="of:=([.AY5]-[.AY12])*100/[.AY5]" office:value-type="float" office:value="8.88143099332249" calcext:value-type="float">
            <text:p>8.8814309933</text:p>
          </table:table-cell>
          <table:table-cell table:number-columns-repeated="8"/>
          <table:table-cell table:formula="of:=([.BH5]-[.BH12])*100/[.BH5]" office:value-type="float" office:value="-5.49804714172562" calcext:value-type="float">
            <text:p>-5.4980471417</text:p>
          </table:table-cell>
          <table:table-cell table:formula="of:=([.BI5]-[.BI12])*100/[.BI5]" office:value-type="float" office:value="-11.4305165144062" calcext:value-type="float">
            <text:p>-11.4305165144</text:p>
          </table:table-cell>
          <table:table-cell table:formula="of:=([.BJ5]-[.BJ12])*100/[.BJ5]" office:value-type="float" office:value="-8.1588093752785" calcext:value-type="float">
            <text:p>-8.1588093753</text:p>
          </table:table-cell>
          <table:table-cell table:formula="of:=([.BK5]-[.BK12])*100/[.BK5]" office:value-type="float" office:value="0.424688561721404" calcext:value-type="float">
            <text:p>0.4246885617</text:p>
          </table:table-cell>
          <table:table-cell table:formula="of:=([.BL5]-[.BL12])*100/[.BL5]" office:value-type="float" office:value="0.204937718146594" calcext:value-type="float">
            <text:p>0.2049377181</text:p>
          </table:table-cell>
          <table:table-cell table:formula="of:=([.BM5]-[.BM12])*100/[.BM5]" office:value-type="float" office:value="-7.49243482309125" calcext:value-type="float">
            <text:p>-7.4924348231</text:p>
          </table:table-cell>
          <table:table-cell table:number-columns-repeated="7"/>
          <table:table-cell table:formula="of:=([.BU5]-[.BU12])*100/[.BU5]" office:value-type="float" office:value="3.7619796881705" calcext:value-type="float">
            <text:p>3.7619796882</text:p>
          </table:table-cell>
          <table:table-cell table:formula="of:=([.BV5]-[.BV12])*100/[.BV5]" office:value-type="float" office:value="-1.33996630024874" calcext:value-type="float">
            <text:p>-1.3399663002</text:p>
          </table:table-cell>
          <table:table-cell table:formula="of:=([.BW5]-[.BW12])*100/[.BW5]" office:value-type="float" office:value="-0.201691245859778" calcext:value-type="float">
            <text:p>-0.2016912459</text:p>
          </table:table-cell>
          <table:table-cell table:formula="of:=([.BX5]-[.BX12])*100/[.BX5]" office:value-type="float" office:value="-1.68895567242675" calcext:value-type="float">
            <text:p>-1.6889556724</text:p>
          </table:table-cell>
          <table:table-cell table:formula="of:=([.BY5]-[.BY12])*100/[.BY5]" office:value-type="float" office:value="-1.90764446172216" calcext:value-type="float">
            <text:p>-1.9076444617</text:p>
          </table:table-cell>
          <table:table-cell table:formula="of:=([.BZ5]-[.BZ12])*100/[.BZ5]" office:value-type="float" office:value="0.680746265189006" calcext:value-type="float">
            <text:p>0.6807462652</text:p>
          </table:table-cell>
          <table:table-cell table:formula="of:=([.CA5]-[.CA12])*100/[.CA5]" office:value-type="float" office:value="3.24888535582207" calcext:value-type="float">
            <text:p>3.2488853558</text:p>
          </table:table-cell>
          <table:table-cell table:number-columns-repeated="7"/>
          <table:table-cell table:formula="of:=([.CI5]-[.CI12])*100/[.CI5]" office:value-type="float" office:value="-16.6878818737271" calcext:value-type="float">
            <text:p>-16.6878818737</text:p>
          </table:table-cell>
          <table:table-cell table:formula="of:=([.CJ5]-[.CJ12])*100/[.CJ5]" office:value-type="float" office:value="-4.10254365680568" calcext:value-type="float">
            <text:p>-4.1025436568</text:p>
          </table:table-cell>
          <table:table-cell table:formula="of:=([.CK5]-[.CK12])*100/[.CK5]" office:value-type="float" office:value="27.6078509514795" calcext:value-type="float">
            <text:p>27.6078509515</text:p>
          </table:table-cell>
          <table:table-cell table:formula="of:=([.CL5]-[.CL12])*100/[.CL5]" office:value-type="float" office:value="32.166067259764" calcext:value-type="float">
            <text:p>32.1660672598</text:p>
          </table:table-cell>
          <table:table-cell table:formula="of:=([.CM5]-[.CM12])*100/[.CM5]" office:value-type="float" office:value="22.3887587822014" calcext:value-type="float">
            <text:p>22.3887587822</text:p>
          </table:table-cell>
          <table:table-cell table:formula="of:=([.CN5]-[.CN12])*100/[.CN5]" office:value-type="float" office:value="-1.31920529801325" calcext:value-type="float">
            <text:p>-1.319205298</text:p>
          </table:table-cell>
          <table:table-cell table:formula="of:=([.CO5]-[.CO12])*100/[.CO5]" office:value-type="float" office:value="47.8928316052914" calcext:value-type="float">
            <text:p>47.8928316053</text:p>
          </table:table-cell>
          <table:table-cell table:number-columns-repeated="7"/>
          <table:table-cell table:formula="of:=([.CW5]-[.CW12])*100/[.CW5]" office:value-type="float" office:value="12.9953131657435" calcext:value-type="float">
            <text:p>12.9953131657</text:p>
          </table:table-cell>
          <table:table-cell table:formula="of:=([.CX5]-[.CX12])*100/[.CX5]" office:value-type="float" office:value="0.607443949490115" calcext:value-type="float">
            <text:p>0.6074439495</text:p>
          </table:table-cell>
          <table:table-cell table:formula="of:=([.CY5]-[.CY12])*100/[.CY5]" office:value-type="float" office:value="9.30960854092527" calcext:value-type="float">
            <text:p>9.3096085409</text:p>
          </table:table-cell>
          <table:table-cell table:formula="of:=([.CZ5]-[.CZ12])*100/[.CZ5]" office:value-type="float" office:value="-1.94362641985696" calcext:value-type="float">
            <text:p>-1.9436264199</text:p>
          </table:table-cell>
          <table:table-cell table:formula="of:=([.DA5]-[.DA12])*100/[.DA5]" office:value-type="float" office:value="14.8262314898761" calcext:value-type="float">
            <text:p>14.8262314899</text:p>
          </table:table-cell>
          <table:table-cell table:formula="of:=([.DB5]-[.DB12])*100/[.DB5]" office:value-type="float" office:value="-7.24911566603673" calcext:value-type="float">
            <text:p>-7.249115666</text:p>
          </table:table-cell>
          <table:table-cell table:formula="of:=([.DC5]-[.DC12])*100/[.DC5]" office:value-type="float" office:value="10.6324811585636" calcext:value-type="float">
            <text:p>10.6324811586</text:p>
          </table:table-cell>
          <table:table-cell table:number-columns-repeated="8"/>
          <table:table-cell table:formula="of:=([.DL5]-[.DL12])*100/[.DL5]" office:value-type="float" office:value="-0.993022007514761" calcext:value-type="float">
            <text:p>-0.9930220075</text:p>
          </table:table-cell>
          <table:table-cell table:formula="of:=([.DM5]-[.DM12])*100/[.DM5]" office:value-type="float" office:value="1.18460019743337" calcext:value-type="float">
            <text:p>1.1846001974</text:p>
          </table:table-cell>
          <table:table-cell table:formula="of:=([.DN5]-[.DN12])*100/[.DN5]" office:value-type="float" office:value="0.437857864600876" calcext:value-type="float">
            <text:p>0.4378578646</text:p>
          </table:table-cell>
          <table:table-cell table:formula="of:=([.DO5]-[.DO12])*100/[.DO5]" office:value-type="float" office:value="3.73432315392835" calcext:value-type="float">
            <text:p>3.7343231539</text:p>
          </table:table-cell>
          <table:table-cell table:formula="of:=([.DP5]-[.DP12])*100/[.DP5]" office:value-type="float" office:value="-1.00170502983802" calcext:value-type="float">
            <text:p>-1.0017050298</text:p>
          </table:table-cell>
          <table:table-cell table:formula="of:=([.DQ5]-[.DQ12])*100/[.DQ5]" office:value-type="float" office:value="16.4497006166404" calcext:value-type="float">
            <text:p>16.4497006166</text:p>
          </table:table-cell>
          <table:table-cell table:number-columns-repeated="8"/>
          <table:table-cell table:formula="of:=([.DZ5]-[.DZ12])*100/[.DZ5]" office:value-type="float" office:value="1.93167263507332" calcext:value-type="float">
            <text:p>1.9316726351</text:p>
          </table:table-cell>
          <table:table-cell table:formula="of:=([.EA5]-[.EA12])*100/[.EA5]" office:value-type="float" office:value="-1.17320722113592" calcext:value-type="float">
            <text:p>-1.1732072211</text:p>
          </table:table-cell>
          <table:table-cell table:formula="of:=([.EB5]-[.EB12])*100/[.EB5]" office:value-type="float" office:value="2.48337809871868" calcext:value-type="float">
            <text:p>2.4833780987</text:p>
          </table:table-cell>
          <table:table-cell table:formula="of:=([.EC5]-[.EC12])*100/[.EC5]" office:value-type="float" office:value="1.96836275252022" calcext:value-type="float">
            <text:p>1.9683627525</text:p>
          </table:table-cell>
          <table:table-cell table:formula="of:=([.ED5]-[.ED12])*100/[.ED5]" office:value-type="float" office:value="3.15311050089954" calcext:value-type="float">
            <text:p>3.1531105009</text:p>
          </table:table-cell>
          <table:table-cell table:formula="of:=([.EE5]-[.EE12])*100/[.EE5]" office:value-type="float" office:value="2.74913118413246" calcext:value-type="float">
            <text:p>2.7491311841</text:p>
          </table:table-cell>
          <table:table-cell table:number-columns-repeated="7"/>
          <table:table-cell table:formula="of:=([.EM5]-[.EM12])*100/[.EM5]" office:value-type="float" office:value="4.93248269798688" calcext:value-type="float">
            <text:p>4.932482698</text:p>
          </table:table-cell>
          <table:table-cell table:formula="of:=([.EN5]-[.EN12])*100/[.EN5]" office:value-type="float" office:value="22.1469312143519" calcext:value-type="float">
            <text:p>22.1469312144</text:p>
          </table:table-cell>
          <table:table-cell table:formula="of:=([.EO5]-[.EO12])*100/[.EO5]" office:value-type="float" office:value="8.57359027994125" calcext:value-type="float">
            <text:p>8.5735902799</text:p>
          </table:table-cell>
          <table:table-cell table:formula="of:=([.EP5]-[.EP12])*100/[.EP5]" office:value-type="float" office:value="6.97963337430448" calcext:value-type="float">
            <text:p>6.9796333743</text:p>
          </table:table-cell>
          <table:table-cell table:formula="of:=([.EQ5]-[.EQ12])*100/[.EQ5]" office:value-type="float" office:value="7.11858922504449" calcext:value-type="float">
            <text:p>7.118589225</text:p>
          </table:table-cell>
          <table:table-cell table:formula="of:=([.ER5]-[.ER12])*100/[.ER5]" office:value-type="float" office:value="6.1523693166943" calcext:value-type="float">
            <text:p>6.1523693167</text:p>
          </table:table-cell>
          <table:table-cell table:formula="of:=([.ES5]-[.ES12])*100/[.ES5]" office:value-type="float" office:value="8.50307935053698" calcext:value-type="float">
            <text:p>8.5030793505</text:p>
          </table:table-cell>
          <table:table-cell table:number-columns-repeated="7"/>
          <table:table-cell table:formula="of:=([.FA5]-[.FA12])*100/[.FA5]" office:value-type="float" office:value="-11.8155619596542" calcext:value-type="float">
            <text:p>-11.8155619597</text:p>
          </table:table-cell>
          <table:table-cell table:formula="of:=([.FB5]-[.FB12])*100/[.FB5]" office:value-type="float" office:value="-5.69437560136455" calcext:value-type="float">
            <text:p>-5.6943756014</text:p>
          </table:table-cell>
          <table:table-cell table:formula="of:=([.FC5]-[.FC12])*100/[.FC5]" office:value-type="float" office:value="5.40421179861466" calcext:value-type="float">
            <text:p>5.4042117986</text:p>
          </table:table-cell>
          <table:table-cell table:formula="of:=([.FD5]-[.FD12])*100/[.FD5]" office:value-type="float" office:value="-0.350646504492658" calcext:value-type="float">
            <text:p>-0.3506465045</text:p>
          </table:table-cell>
          <table:table-cell table:formula="of:=([.FE5]-[.FE12])*100/[.FE5]" office:value-type="float" office:value="14.1032192130812" calcext:value-type="float">
            <text:p>14.1032192131</text:p>
          </table:table-cell>
          <table:table-cell table:formula="of:=([.FF5]-[.FF12])*100/[.FF5]" office:value-type="float" office:value="7.89749142754016" calcext:value-type="float">
            <text:p>7.8974914275</text:p>
          </table:table-cell>
          <table:table-cell table:formula="of:=([.FG5]-[.FG12])*100/[.FG5]" office:value-type="float" office:value="8.65473905776017" calcext:value-type="float">
            <text:p>8.6547390578</text:p>
          </table:table-cell>
          <table:table-cell table:number-columns-repeated="7"/>
          <table:table-cell table:formula="of:=([.FO5]-[.FO12])*100/[.FO5]" office:value-type="float" office:value="14.6199331562259" calcext:value-type="float">
            <text:p>14.6199331562</text:p>
          </table:table-cell>
          <table:table-cell table:formula="of:=([.FP5]-[.FP12])*100/[.FP5]" office:value-type="float" office:value="0.494866681438806" calcext:value-type="float">
            <text:p>0.4948666814</text:p>
          </table:table-cell>
          <table:table-cell table:formula="of:=([.FQ5]-[.FQ12])*100/[.FQ5]" office:value-type="float" office:value="27.8100230918055" calcext:value-type="float">
            <text:p>27.8100230918</text:p>
          </table:table-cell>
          <table:table-cell table:formula="of:=([.FR5]-[.FR12])*100/[.FR5]" office:value-type="float" office:value="-0.966593182974394" calcext:value-type="float">
            <text:p>-0.966593183</text:p>
          </table:table-cell>
          <table:table-cell table:formula="of:=([.FS5]-[.FS12])*100/[.FS5]" office:value-type="float" office:value="13.254224495786" calcext:value-type="float">
            <text:p>13.2542244958</text:p>
          </table:table-cell>
          <table:table-cell table:formula="of:=([.FT5]-[.FT12])*100/[.FT5]" office:value-type="float" office:value="2.38328756375049" calcext:value-type="float">
            <text:p>2.3832875638</text:p>
          </table:table-cell>
          <table:table-cell table:formula="of:=([.FU5]-[.FU12])*100/[.FU5]" office:value-type="float" office:value="8.84285260146233" calcext:value-type="float">
            <text:p>8.8428526015</text:p>
          </table:table-cell>
          <table:table-cell table:number-columns-repeated="8"/>
          <table:table-cell table:formula="of:=([.GD5]-[.GD12])*100/[.GD5]" office:value-type="float" office:value="-0.608626015330054" calcext:value-type="float">
            <text:p>-0.6086260153</text:p>
          </table:table-cell>
          <table:table-cell table:formula="of:=([.GE5]-[.GE12])*100/[.GE5]" office:value-type="float" office:value="3.18586151494965" calcext:value-type="float">
            <text:p>3.1858615149</text:p>
          </table:table-cell>
          <table:table-cell table:formula="of:=([.GF5]-[.GF12])*100/[.GF5]" office:value-type="float" office:value="-20.0978041998274" calcext:value-type="float">
            <text:p>-20.0978041998</text:p>
          </table:table-cell>
          <table:table-cell table:formula="of:=([.GG5]-[.GG12])*100/[.GG5]" office:value-type="float" office:value="-4.21908096658453" calcext:value-type="float">
            <text:p>-4.2190809666</text:p>
          </table:table-cell>
          <table:table-cell table:formula="of:=([.GH5]-[.GH12])*100/[.GH5]" office:value-type="float" office:value="-0.499379469298505" calcext:value-type="float">
            <text:p>-0.4993794693</text:p>
          </table:table-cell>
          <table:table-cell table:formula="of:=([.GI5]-[.GI12])*100/[.GI5]" office:value-type="float" office:value="-6.91976857303774" calcext:value-type="float">
            <text:p>-6.919768573</text:p>
          </table:table-cell>
          <table:table-cell table:number-columns-repeated="8"/>
          <table:table-cell table:formula="of:=([.GR5]-[.GR12])*100/[.GR5]" office:value-type="float" office:value="-20.4265486379037" calcext:value-type="float">
            <text:p>-20.4265486379</text:p>
          </table:table-cell>
          <table:table-cell table:formula="of:=([.GS5]-[.GS12])*100/[.GS5]" office:value-type="float" office:value="7.07469615397015" calcext:value-type="float">
            <text:p>7.074696154</text:p>
          </table:table-cell>
          <table:table-cell table:formula="of:=([.GT5]-[.GT12])*100/[.GT5]" office:value-type="float" office:value="-4.56833999703835" calcext:value-type="float">
            <text:p>-4.568339997</text:p>
          </table:table-cell>
          <table:table-cell table:formula="of:=([.GU5]-[.GU12])*100/[.GU5]" office:value-type="float" office:value="0.366828245774925" calcext:value-type="float">
            <text:p>0.3668282458</text:p>
          </table:table-cell>
          <table:table-cell table:formula="of:=([.GV5]-[.GV12])*100/[.GV5]" office:value-type="float" office:value="1.09536082474227" calcext:value-type="float">
            <text:p>1.0953608247</text:p>
          </table:table-cell>
          <table:table-cell table:formula="of:=([.GW5]-[.GW12])*100/[.GW5]" office:value-type="float" office:value="22.8289598700917" calcext:value-type="float">
            <text:p>22.8289598701</text:p>
          </table:table-cell>
          <table:table-cell table:number-columns-repeated="7"/>
          <table:table-cell table:formula="of:=([.HE5]-[.HE12])*100/[.HE5]" office:value-type="float" office:value="-9.41058428224753" calcext:value-type="float">
            <text:p>-9.4105842822</text:p>
          </table:table-cell>
          <table:table-cell table:formula="of:=([.HF5]-[.HF12])*100/[.HF5]" office:value-type="float" office:value="4.38938399764959" calcext:value-type="float">
            <text:p>4.3893839976</text:p>
          </table:table-cell>
          <table:table-cell table:formula="of:=([.HG5]-[.HG12])*100/[.HG5]" office:value-type="float" office:value="6.26616485025775" calcext:value-type="float">
            <text:p>6.2661648503</text:p>
          </table:table-cell>
          <table:table-cell table:formula="of:=([.HH5]-[.HH12])*100/[.HH5]" office:value-type="float" office:value="9.58711808422791" calcext:value-type="float">
            <text:p>9.5871180842</text:p>
          </table:table-cell>
          <table:table-cell table:formula="of:=([.HI5]-[.HI12])*100/[.HI5]" office:value-type="float" office:value="-19.433331506549" calcext:value-type="float">
            <text:p>-19.4333315065</text:p>
          </table:table-cell>
          <table:table-cell table:formula="of:=([.HJ5]-[.HJ12])*100/[.HJ5]" office:value-type="float" office:value="0.713829593139938" calcext:value-type="float">
            <text:p>0.7138295931</text:p>
          </table:table-cell>
          <table:table-cell table:formula="of:=([.HK5]-[.HK12])*100/[.HK5]" office:value-type="float" office:value="-3.66693253851643" calcext:value-type="float">
            <text:p>-3.6669325385</text:p>
          </table:table-cell>
          <table:table-cell table:number-columns-repeated="7"/>
          <table:table-cell table:formula="of:=([.HS5]-[.HS12])*100/[.HS5]" office:value-type="float" office:value="-11.8021730985388" calcext:value-type="float">
            <text:p>-11.8021730985</text:p>
          </table:table-cell>
          <table:table-cell table:formula="of:=([.HT5]-[.HT12])*100/[.HT5]" office:value-type="float" office:value="0.188578690607961" calcext:value-type="float">
            <text:p>0.1885786906</text:p>
          </table:table-cell>
          <table:table-cell table:formula="of:=([.HU5]-[.HU12])*100/[.HU5]" office:value-type="float" office:value="11.653854207173" calcext:value-type="float">
            <text:p>11.6538542072</text:p>
          </table:table-cell>
          <table:table-cell table:formula="of:=([.HV5]-[.HV12])*100/[.HV5]" office:value-type="float" office:value="3.3173673940039" calcext:value-type="float">
            <text:p>3.317367394</text:p>
          </table:table-cell>
          <table:table-cell table:formula="of:=([.HW5]-[.HW12])*100/[.HW5]" office:value-type="float" office:value="3.64438103884314" calcext:value-type="float">
            <text:p>3.6443810388</text:p>
          </table:table-cell>
          <table:table-cell table:formula="of:=([.HX5]-[.HX12])*100/[.HX5]" office:value-type="float" office:value="1.35509701262704" calcext:value-type="float">
            <text:p>1.3550970126</text:p>
          </table:table-cell>
          <table:table-cell table:formula="of:=([.HY5]-[.HY12])*100/[.HY5]" office:value-type="float" office:value="12.0732082436173" calcext:value-type="float">
            <text:p>12.0732082436</text:p>
          </table:table-cell>
          <table:table-cell table:number-columns-repeated="7"/>
          <table:table-cell table:formula="of:=([.IG5]-[.IG12])*100/[.IG5]" office:value-type="float" office:value="2.33576642335766" calcext:value-type="float">
            <text:p>2.3357664234</text:p>
          </table:table-cell>
          <table:table-cell table:formula="of:=([.IH5]-[.IH12])*100/[.IH5]" office:value-type="float" office:value="10.6241933591458" calcext:value-type="float">
            <text:p>10.6241933591</text:p>
          </table:table-cell>
          <table:table-cell table:formula="of:=([.II5]-[.II12])*100/[.II5]" office:value-type="float" office:value="11.5805462574892" calcext:value-type="float">
            <text:p>11.5805462575</text:p>
          </table:table-cell>
          <table:table-cell table:formula="of:=([.IJ5]-[.IJ12])*100/[.IJ5]" office:value-type="float" office:value="1.74665491547152" calcext:value-type="float">
            <text:p>1.7466549155</text:p>
          </table:table-cell>
          <table:table-cell table:formula="of:=([.IK5]-[.IK12])*100/[.IK5]" office:value-type="float" office:value="14.4192334822478" calcext:value-type="float">
            <text:p>14.4192334822</text:p>
          </table:table-cell>
          <table:table-cell table:formula="of:=([.IL5]-[.IL12])*100/[.IL5]" office:value-type="float" office:value="10.9345520103979" calcext:value-type="float">
            <text:p>10.9345520104</text:p>
          </table:table-cell>
          <table:table-cell table:formula="of:=([.IM5]-[.IM12])*100/[.IM5]" office:value-type="float" office:value="12.3614019429474" calcext:value-type="float">
            <text:p>12.3614019429</text:p>
          </table:table-cell>
          <table:table-cell table:number-columns-repeated="8"/>
          <table:table-cell table:formula="of:=([.IV5]-[.IV12])*100/[.IV5]" office:value-type="float" office:value="10.1456675176453" calcext:value-type="float">
            <text:p>10.1456675176</text:p>
          </table:table-cell>
          <table:table-cell table:formula="of:=([.IW5]-[.IW12])*100/[.IW5]" office:value-type="float" office:value="6.69165885660731" calcext:value-type="float">
            <text:p>6.6916588566</text:p>
          </table:table-cell>
          <table:table-cell table:formula="of:=([.IX5]-[.IX12])*100/[.IX5]" office:value-type="float" office:value="2.88585416129863" calcext:value-type="float">
            <text:p>2.8858541613</text:p>
          </table:table-cell>
          <table:table-cell table:formula="of:=([.IY5]-[.IY12])*100/[.IY5]" office:value-type="float" office:value="7.00228104609835" calcext:value-type="float">
            <text:p>7.0022810461</text:p>
          </table:table-cell>
          <table:table-cell table:formula="of:=([.IZ5]-[.IZ12])*100/[.IZ5]" office:value-type="float" office:value="8.39312151235622" calcext:value-type="float">
            <text:p>8.3931215124</text:p>
          </table:table-cell>
          <table:table-cell table:formula="of:=([.JA5]-[.JA12])*100/[.JA5]" office:value-type="float" office:value="3.91888092225503" calcext:value-type="float">
            <text:p>3.9188809223</text:p>
          </table:table-cell>
          <table:table-cell table:number-columns-repeated="8"/>
          <table:table-cell table:formula="of:=([.JJ5]-[.JJ12])*100/[.JJ5]" office:value-type="float" office:value="2.35944556922598" calcext:value-type="float">
            <text:p>2.3594455692</text:p>
          </table:table-cell>
          <table:table-cell table:formula="of:=([.JK5]-[.JK12])*100/[.JK5]" office:value-type="float" office:value="-7.6707005922146" calcext:value-type="float">
            <text:p>-7.6707005922</text:p>
          </table:table-cell>
          <table:table-cell table:formula="of:=([.JL5]-[.JL12])*100/[.JL5]" office:value-type="float" office:value="21.7197742489571" calcext:value-type="float">
            <text:p>21.719774249</text:p>
          </table:table-cell>
          <table:table-cell table:formula="of:=([.JM5]-[.JM12])*100/[.JM5]" office:value-type="float" office:value="0.169786150301168" calcext:value-type="float">
            <text:p>0.1697861503</text:p>
          </table:table-cell>
          <table:table-cell table:formula="of:=([.JN5]-[.JN12])*100/[.JN5]" office:value-type="float" office:value="16.6358049539758" calcext:value-type="float">
            <text:p>16.635804954</text:p>
          </table:table-cell>
          <table:table-cell table:formula="of:=([.JO5]-[.JO12])*100/[.JO5]" office:value-type="float" office:value="0.011560025432056" calcext:value-type="float">
            <text:p>0.0115600254</text:p>
          </table:table-cell>
          <table:table-cell table:number-columns-repeated="7"/>
          <table:table-cell table:formula="of:=([.JW5]-[.JW12])*100/[.JW5]" office:value-type="float" office:value="9.31877699554467" calcext:value-type="float">
            <text:p>9.3187769955</text:p>
          </table:table-cell>
          <table:table-cell table:formula="of:=([.JX5]-[.JX12])*100/[.JX5]" office:value-type="float" office:value="1.72364045012073" calcext:value-type="float">
            <text:p>1.7236404501</text:p>
          </table:table-cell>
          <table:table-cell table:formula="of:=([.JY5]-[.JY12])*100/[.JY5]" office:value-type="float" office:value="7.95697522816167" calcext:value-type="float">
            <text:p>7.9569752282</text:p>
          </table:table-cell>
          <table:table-cell table:formula="of:=([.JZ5]-[.JZ12])*100/[.JZ5]" office:value-type="float" office:value="4.50097847358121" calcext:value-type="float">
            <text:p>4.5009784736</text:p>
          </table:table-cell>
          <table:table-cell table:formula="of:=([.KA5]-[.KA12])*100/[.KA5]" office:value-type="float" office:value="11.4163991108916" calcext:value-type="float">
            <text:p>11.4163991109</text:p>
          </table:table-cell>
          <table:table-cell table:formula="of:=([.KB5]-[.KB12])*100/[.KB5]" office:value-type="float" office:value="3.37432540033619" calcext:value-type="float">
            <text:p>3.3743254003</text:p>
          </table:table-cell>
          <table:table-cell table:formula="of:=([.KC5]-[.KC12])*100/[.KC5]" office:value-type="float" office:value="4.96333991764036" calcext:value-type="float">
            <text:p>4.9633399176</text:p>
          </table:table-cell>
          <table:table-cell table:number-columns-repeated="7"/>
          <table:table-cell table:formula="of:=([.KK5]-[.KK12])*100/[.KK5]" office:value-type="float" office:value="-14.5732858041518" calcext:value-type="float">
            <text:p>-14.5732858042</text:p>
          </table:table-cell>
          <table:table-cell table:formula="of:=([.KL5]-[.KL12])*100/[.KL5]" office:value-type="float" office:value="-0.569971931030532" calcext:value-type="float">
            <text:p>-0.569971931</text:p>
          </table:table-cell>
          <table:table-cell table:formula="of:=([.KM5]-[.KM12])*100/[.KM5]" office:value-type="float" office:value="1.05500954865154" calcext:value-type="float">
            <text:p>1.0550095487</text:p>
          </table:table-cell>
          <table:table-cell table:formula="of:=([.KN5]-[.KN12])*100/[.KN5]" office:value-type="float" office:value="0.265785503914949" calcext:value-type="float">
            <text:p>0.2657855039</text:p>
          </table:table-cell>
          <table:table-cell table:formula="of:=([.KO5]-[.KO12])*100/[.KO5]" office:value-type="float" office:value="12.5780370484086" calcext:value-type="float">
            <text:p>12.5780370484</text:p>
          </table:table-cell>
          <table:table-cell table:formula="of:=([.KP5]-[.KP12])*100/[.KP5]" office:value-type="float" office:value="-0.596874263724181" calcext:value-type="float">
            <text:p>-0.5968742637</text:p>
          </table:table-cell>
          <table:table-cell table:formula="of:=([.KQ5]-[.KQ12])*100/[.KQ5]" office:value-type="float" office:value="1.88749074759437" calcext:value-type="float">
            <text:p>1.8874907476</text:p>
          </table:table-cell>
          <table:table-cell table:number-columns-repeated="7"/>
          <table:table-cell table:formula="of:=([.KY5]-[.KY12])*100/[.KY5]" office:value-type="float" office:value="-0.960501813192198" calcext:value-type="float">
            <text:p>-0.9605018132</text:p>
          </table:table-cell>
          <table:table-cell table:formula="of:=([.KZ5]-[.KZ12])*100/[.KZ5]" office:value-type="float" office:value="-0.790210309891253" calcext:value-type="float">
            <text:p>-0.7902103099</text:p>
          </table:table-cell>
          <table:table-cell table:formula="of:=([.LA5]-[.LA12])*100/[.LA5]" office:value-type="float" office:value="6.90425306609677" calcext:value-type="float">
            <text:p>6.9042530661</text:p>
          </table:table-cell>
          <table:table-cell table:formula="of:=([.LB5]-[.LB12])*100/[.LB5]" office:value-type="float" office:value="-0.430002177226214" calcext:value-type="float">
            <text:p>-0.4300021772</text:p>
          </table:table-cell>
          <table:table-cell table:formula="of:=([.LC5]-[.LC12])*100/[.LC5]" office:value-type="float" office:value="11.6938878599091" calcext:value-type="float">
            <text:p>11.6938878599</text:p>
          </table:table-cell>
          <table:table-cell table:formula="of:=([.LD5]-[.LD12])*100/[.LD5]" office:value-type="float" office:value="-0.0960869421159007" calcext:value-type="float">
            <text:p>-0.0960869421</text:p>
          </table:table-cell>
          <table:table-cell table:formula="of:=([.LE5]-[.LE12])*100/[.LE5]" office:value-type="float" office:value="24.3431271740795" calcext:value-type="float">
            <text:p>24.3431271741</text:p>
          </table:table-cell>
          <table:table-cell table:number-columns-repeated="8"/>
          <table:table-cell table:formula="of:=([.LN5]-[.LN12])*100/[.LN5]" office:value-type="float" office:value="-4.07343262902667" calcext:value-type="float">
            <text:p>-4.073432629</text:p>
          </table:table-cell>
          <table:table-cell table:formula="of:=([.LO5]-[.LO12])*100/[.LO5]" office:value-type="float" office:value="6.12229265209981" calcext:value-type="float">
            <text:p>6.1222926521</text:p>
          </table:table-cell>
          <table:table-cell table:formula="of:=([.LP5]-[.LP12])*100/[.LP5]" office:value-type="float" office:value="-0.756017034307862" calcext:value-type="float">
            <text:p>-0.7560170343</text:p>
          </table:table-cell>
          <table:table-cell table:formula="of:=([.LQ5]-[.LQ12])*100/[.LQ5]" office:value-type="float" office:value="5.77898624244146" calcext:value-type="float">
            <text:p>5.7789862424</text:p>
          </table:table-cell>
          <table:table-cell table:formula="of:=([.LR5]-[.LR12])*100/[.LR5]" office:value-type="float" office:value="13.7990865249675" calcext:value-type="float">
            <text:p>13.799086525</text:p>
          </table:table-cell>
          <table:table-cell table:formula="of:=([.LS5]-[.LS12])*100/[.LS5]" office:value-type="float" office:value="6.48240954194648" calcext:value-type="float">
            <text:p>6.4824095419</text:p>
          </table:table-cell>
          <table:table-cell table:number-columns-repeated="8"/>
          <table:table-cell table:formula="of:=([.MB5]-[.MB12])*100/[.MB5]" office:value-type="float" office:value="0.628211342704799" calcext:value-type="float">
            <text:p>0.6282113427</text:p>
          </table:table-cell>
          <table:table-cell table:formula="of:=([.MC5]-[.MC12])*100/[.MC5]" office:value-type="float" office:value="1.81435494134347" calcext:value-type="float">
            <text:p>1.8143549413</text:p>
          </table:table-cell>
          <table:table-cell table:formula="of:=([.MD5]-[.MD12])*100/[.MD5]" office:value-type="float" office:value="-0.561254831995242" calcext:value-type="float">
            <text:p>-0.561254832</text:p>
          </table:table-cell>
          <table:table-cell table:formula="of:=([.ME5]-[.ME12])*100/[.ME5]" office:value-type="float" office:value="6.01274677444427" calcext:value-type="float">
            <text:p>6.0127467744</text:p>
          </table:table-cell>
          <table:table-cell table:formula="of:=([.MF5]-[.MF12])*100/[.MF5]" office:value-type="float" office:value="-0.747715314317364" calcext:value-type="float">
            <text:p>-0.7477153143</text:p>
          </table:table-cell>
          <table:table-cell table:formula="of:=([.MG5]-[.MG12])*100/[.MG5]" office:value-type="float" office:value="6.46212441811257" calcext:value-type="float">
            <text:p>6.4621244181</text:p>
          </table:table-cell>
          <table:table-cell table:number-columns-repeated="8"/>
          <table:table-cell table:formula="of:=AVERAGE([.A34:.MN34])" office:value-type="float" office:value="4.40140131068847" calcext:value-type="float">
            <text:p>4.4014013107</text:p>
          </table:table-cell>
        </table:table-row>
        <table:table-row table:style-name="ro1">
          <table:covered-table-cell/>
          <table:table-cell/>
          <table:table-cell table:formula="of:=([.C6]-[.C13])*100/[.C6]" office:value-type="float" office:value="11.8726154940993" calcext:value-type="float">
            <text:p>11.8726154941</text:p>
          </table:table-cell>
          <table:table-cell table:formula="of:=([.D6]-[.D13])*100/[.D6]" office:value-type="float" office:value="1.25900046866346" calcext:value-type="float">
            <text:p>1.2590004687</text:p>
          </table:table-cell>
          <table:table-cell table:formula="of:=([.E6]-[.E13])*100/[.E6]" office:value-type="float" office:value="1.80553747745402" calcext:value-type="float">
            <text:p>1.8055374775</text:p>
          </table:table-cell>
          <table:table-cell table:formula="of:=([.F6]-[.F13])*100/[.F6]" office:value-type="float" office:value="20.3397626567723" calcext:value-type="float">
            <text:p>20.3397626568</text:p>
          </table:table-cell>
          <table:table-cell table:formula="of:=([.G6]-[.G13])*100/[.G6]" office:value-type="float" office:value="2.90776765065977" calcext:value-type="float">
            <text:p>2.9077676507</text:p>
          </table:table-cell>
          <table:table-cell table:formula="of:=([.H6]-[.H13])*100/[.H6]" office:value-type="float" office:value="2.03356013710544" calcext:value-type="float">
            <text:p>2.0335601371</text:p>
          </table:table-cell>
          <table:table-cell table:formula="of:=([.I6]-[.I13])*100/[.I6]" office:value-type="float" office:value="1.36737403619931" calcext:value-type="float">
            <text:p>1.3673740362</text:p>
          </table:table-cell>
          <table:table-cell table:number-columns-repeated="7"/>
          <table:table-cell table:formula="of:=([.Q6]-[.Q13])*100/[.Q6]" office:value-type="float" office:value="-6.15749525616698" calcext:value-type="float">
            <text:p>-6.1574952562</text:p>
          </table:table-cell>
          <table:table-cell table:formula="of:=([.R6]-[.R13])*100/[.R6]" office:value-type="float" office:value="4.52711937860453" calcext:value-type="float">
            <text:p>4.5271193786</text:p>
          </table:table-cell>
          <table:table-cell table:formula="of:=([.S6]-[.S13])*100/[.S6]" office:value-type="float" office:value="4.76728201099764" calcext:value-type="float">
            <text:p>4.767282011</text:p>
          </table:table-cell>
          <table:table-cell table:formula="of:=([.T6]-[.T13])*100/[.T6]" office:value-type="float" office:value="-4.34584062714057" calcext:value-type="float">
            <text:p>-4.3458406271</text:p>
          </table:table-cell>
          <table:table-cell table:formula="of:=([.U6]-[.U13])*100/[.U6]" office:value-type="float" office:value="13.7234677813365" calcext:value-type="float">
            <text:p>13.7234677813</text:p>
          </table:table-cell>
          <table:table-cell table:formula="of:=([.V6]-[.V13])*100/[.V6]" office:value-type="float" office:value="1.25769452194323" calcext:value-type="float">
            <text:p>1.2576945219</text:p>
          </table:table-cell>
          <table:table-cell table:formula="of:=([.W6]-[.W13])*100/[.W6]" office:value-type="float" office:value="27.9522369543305" calcext:value-type="float">
            <text:p>27.9522369543</text:p>
          </table:table-cell>
          <table:table-cell table:number-columns-repeated="7"/>
          <table:table-cell table:formula="of:=([.AE6]-[.AE13])*100/[.AE6]" office:value-type="float" office:value="3.20801544259583" calcext:value-type="float">
            <text:p>3.2080154426</text:p>
          </table:table-cell>
          <table:table-cell table:formula="of:=([.AF6]-[.AF13])*100/[.AF6]" office:value-type="float" office:value="0.744668175860836" calcext:value-type="float">
            <text:p>0.7446681759</text:p>
          </table:table-cell>
          <table:table-cell table:formula="of:=([.AG6]-[.AG13])*100/[.AG6]" office:value-type="float" office:value="21.5149233025487" calcext:value-type="float">
            <text:p>21.5149233025</text:p>
          </table:table-cell>
          <table:table-cell table:formula="of:=([.AH6]-[.AH13])*100/[.AH6]" office:value-type="float" office:value="-0.504448959574021" calcext:value-type="float">
            <text:p>-0.5044489596</text:p>
          </table:table-cell>
          <table:table-cell table:formula="of:=([.AI6]-[.AI13])*100/[.AI6]" office:value-type="float" office:value="12.3840813947327" calcext:value-type="float">
            <text:p>12.3840813947</text:p>
          </table:table-cell>
          <table:table-cell table:formula="of:=([.AJ6]-[.AJ13])*100/[.AJ6]" office:value-type="float" office:value="-1.53134595203856" calcext:value-type="float">
            <text:p>-1.531345952</text:p>
          </table:table-cell>
          <table:table-cell table:formula="of:=([.AK6]-[.AK13])*100/[.AK6]" office:value-type="float" office:value="6.97173200062471" calcext:value-type="float">
            <text:p>6.9717320006</text:p>
          </table:table-cell>
          <table:table-cell table:number-columns-repeated="8"/>
          <table:table-cell table:formula="of:=([.AT6]-[.AT13])*100/[.AT6]" office:value-type="float" office:value="2.04533611255862" calcext:value-type="float">
            <text:p>2.0453361126</text:p>
          </table:table-cell>
          <table:table-cell table:formula="of:=([.AU6]-[.AU13])*100/[.AU6]" office:value-type="float" office:value="5.36950995003068" calcext:value-type="float">
            <text:p>5.36950995</text:p>
          </table:table-cell>
          <table:table-cell table:formula="of:=([.AV6]-[.AV13])*100/[.AV6]" office:value-type="float" office:value="0.238980350504514" calcext:value-type="float">
            <text:p>0.2389803505</text:p>
          </table:table-cell>
          <table:table-cell table:formula="of:=([.AW6]-[.AW13])*100/[.AW6]" office:value-type="float" office:value="1.79230619778512" calcext:value-type="float">
            <text:p>1.7923061978</text:p>
          </table:table-cell>
          <table:table-cell table:formula="of:=([.AX6]-[.AX13])*100/[.AX6]" office:value-type="float" office:value="1.64893972840993" calcext:value-type="float">
            <text:p>1.6489397284</text:p>
          </table:table-cell>
          <table:table-cell table:formula="of:=([.AY6]-[.AY13])*100/[.AY6]" office:value-type="float" office:value="2.78057626435624" calcext:value-type="float">
            <text:p>2.7805762644</text:p>
          </table:table-cell>
          <table:table-cell table:number-columns-repeated="8"/>
          <table:table-cell table:formula="of:=([.BH6]-[.BH13])*100/[.BH6]" office:value-type="float" office:value="-0.562836533577161" calcext:value-type="float">
            <text:p>-0.5628365336</text:p>
          </table:table-cell>
          <table:table-cell table:formula="of:=([.BI6]-[.BI13])*100/[.BI6]" office:value-type="float" office:value="8.37114077471133" calcext:value-type="float">
            <text:p>8.3711407747</text:p>
          </table:table-cell>
          <table:table-cell table:formula="of:=([.BJ6]-[.BJ13])*100/[.BJ6]" office:value-type="float" office:value="10.2077715126256" calcext:value-type="float">
            <text:p>10.2077715126</text:p>
          </table:table-cell>
          <table:table-cell table:formula="of:=([.BK6]-[.BK13])*100/[.BK6]" office:value-type="float" office:value="0.196894153513926" calcext:value-type="float">
            <text:p>0.1968941535</text:p>
          </table:table-cell>
          <table:table-cell table:formula="of:=([.BL6]-[.BL13])*100/[.BL6]" office:value-type="float" office:value="1.04990651517331" calcext:value-type="float">
            <text:p>1.0499065152</text:p>
          </table:table-cell>
          <table:table-cell table:formula="of:=([.BM6]-[.BM13])*100/[.BM6]" office:value-type="float" office:value="-20.9039425434504" calcext:value-type="float">
            <text:p>-20.9039425435</text:p>
          </table:table-cell>
          <table:table-cell table:number-columns-repeated="7"/>
          <table:table-cell table:formula="of:=([.BU6]-[.BU13])*100/[.BU6]" office:value-type="float" office:value="3.23488773747841" calcext:value-type="float">
            <text:p>3.2348877375</text:p>
          </table:table-cell>
          <table:table-cell table:formula="of:=([.BV6]-[.BV13])*100/[.BV6]" office:value-type="float" office:value="2.44489559164733" calcext:value-type="float">
            <text:p>2.4448955916</text:p>
          </table:table-cell>
          <table:table-cell table:formula="of:=([.BW6]-[.BW13])*100/[.BW6]" office:value-type="float" office:value="3.96482160280583" calcext:value-type="float">
            <text:p>3.9648216028</text:p>
          </table:table-cell>
          <table:table-cell table:formula="of:=([.BX6]-[.BX13])*100/[.BX6]" office:value-type="float" office:value="-2.42587035443729" calcext:value-type="float">
            <text:p>-2.4258703544</text:p>
          </table:table-cell>
          <table:table-cell table:formula="of:=([.BY6]-[.BY13])*100/[.BY6]" office:value-type="float" office:value="3.62590154889055" calcext:value-type="float">
            <text:p>3.6259015489</text:p>
          </table:table-cell>
          <table:table-cell table:formula="of:=([.BZ6]-[.BZ13])*100/[.BZ6]" office:value-type="float" office:value="6.46986430546454" calcext:value-type="float">
            <text:p>6.4698643055</text:p>
          </table:table-cell>
          <table:table-cell table:formula="of:=([.CA6]-[.CA13])*100/[.CA6]" office:value-type="float" office:value="5.00761930626594" calcext:value-type="float">
            <text:p>5.0076193063</text:p>
          </table:table-cell>
          <table:table-cell table:number-columns-repeated="7"/>
          <table:table-cell table:formula="of:=([.CI6]-[.CI13])*100/[.CI6]" office:value-type="float" office:value="21.3693090706268" calcext:value-type="float">
            <text:p>21.3693090706</text:p>
          </table:table-cell>
          <table:table-cell table:formula="of:=([.CJ6]-[.CJ13])*100/[.CJ6]" office:value-type="float" office:value="-0.0941619585687382" calcext:value-type="float">
            <text:p>-0.0941619586</text:p>
          </table:table-cell>
          <table:table-cell table:formula="of:=([.CK6]-[.CK13])*100/[.CK6]" office:value-type="float" office:value="5.54816129350291" calcext:value-type="float">
            <text:p>5.5481612935</text:p>
          </table:table-cell>
          <table:table-cell table:formula="of:=([.CL6]-[.CL13])*100/[.CL6]" office:value-type="float" office:value="0.636608747753146" calcext:value-type="float">
            <text:p>0.6366087478</text:p>
          </table:table-cell>
          <table:table-cell table:formula="of:=([.CM6]-[.CM13])*100/[.CM6]" office:value-type="float" office:value="12.4783845596028" calcext:value-type="float">
            <text:p>12.4783845596</text:p>
          </table:table-cell>
          <table:table-cell table:formula="of:=([.CN6]-[.CN13])*100/[.CN6]" office:value-type="float" office:value="20.9277274716397" calcext:value-type="float">
            <text:p>20.9277274716</text:p>
          </table:table-cell>
          <table:table-cell table:formula="of:=([.CO6]-[.CO13])*100/[.CO6]" office:value-type="float" office:value="-1.61202622741084" calcext:value-type="float">
            <text:p>-1.6120262274</text:p>
          </table:table-cell>
          <table:table-cell table:number-columns-repeated="7"/>
          <table:table-cell table:formula="of:=([.CW6]-[.CW13])*100/[.CW6]" office:value-type="float" office:value="2.96121355254792" calcext:value-type="float">
            <text:p>2.9612135525</text:p>
          </table:table-cell>
          <table:table-cell table:formula="of:=([.CX6]-[.CX13])*100/[.CX6]" office:value-type="float" office:value="0.367875940913464" calcext:value-type="float">
            <text:p>0.3678759409</text:p>
          </table:table-cell>
          <table:table-cell table:formula="of:=([.CY6]-[.CY13])*100/[.CY6]" office:value-type="float" office:value="11.8600129617628" calcext:value-type="float">
            <text:p>11.8600129618</text:p>
          </table:table-cell>
          <table:table-cell table:formula="of:=([.CZ6]-[.CZ13])*100/[.CZ6]" office:value-type="float" office:value="-13.5070924463699" calcext:value-type="float">
            <text:p>-13.5070924464</text:p>
          </table:table-cell>
          <table:table-cell table:formula="of:=([.DA6]-[.DA13])*100/[.DA6]" office:value-type="float" office:value="9.79958971121982" calcext:value-type="float">
            <text:p>9.7995897112</text:p>
          </table:table-cell>
          <table:table-cell table:formula="of:=([.DB6]-[.DB13])*100/[.DB6]" office:value-type="float" office:value="-1.53546464993698" calcext:value-type="float">
            <text:p>-1.5354646499</text:p>
          </table:table-cell>
          <table:table-cell table:formula="of:=([.DC6]-[.DC13])*100/[.DC6]" office:value-type="float" office:value="10.3493580173186" calcext:value-type="float">
            <text:p>10.3493580173</text:p>
          </table:table-cell>
          <table:table-cell table:number-columns-repeated="8"/>
          <table:table-cell table:formula="of:=([.DL6]-[.DL13])*100/[.DL6]" office:value-type="float" office:value="-1.02477390925627" calcext:value-type="float">
            <text:p>-1.0247739093</text:p>
          </table:table-cell>
          <table:table-cell table:formula="of:=([.DM6]-[.DM13])*100/[.DM6]" office:value-type="float" office:value="1.25551937915347" calcext:value-type="float">
            <text:p>1.2555193792</text:p>
          </table:table-cell>
          <table:table-cell table:formula="of:=([.DN6]-[.DN13])*100/[.DN6]" office:value-type="float" office:value="4.35883905013193" calcext:value-type="float">
            <text:p>4.3588390501</text:p>
          </table:table-cell>
          <table:table-cell table:formula="of:=([.DO6]-[.DO13])*100/[.DO6]" office:value-type="float" office:value="7.04876040618425" calcext:value-type="float">
            <text:p>7.0487604062</text:p>
          </table:table-cell>
          <table:table-cell table:formula="of:=([.DP6]-[.DP13])*100/[.DP6]" office:value-type="float" office:value="19.9873664262778" calcext:value-type="float">
            <text:p>19.9873664263</text:p>
          </table:table-cell>
          <table:table-cell table:formula="of:=([.DQ6]-[.DQ13])*100/[.DQ6]" office:value-type="float" office:value="-4.59828466080637" calcext:value-type="float">
            <text:p>-4.5982846608</text:p>
          </table:table-cell>
          <table:table-cell table:number-columns-repeated="8"/>
          <table:table-cell table:formula="of:=([.DZ6]-[.DZ13])*100/[.DZ6]" office:value-type="float" office:value="-23.0716656902949" calcext:value-type="float">
            <text:p>-23.0716656903</text:p>
          </table:table-cell>
          <table:table-cell table:formula="of:=([.EA6]-[.EA13])*100/[.EA6]" office:value-type="float" office:value="9.76026314124866" calcext:value-type="float">
            <text:p>9.7602631412</text:p>
          </table:table-cell>
          <table:table-cell table:formula="of:=([.EB6]-[.EB13])*100/[.EB6]" office:value-type="float" office:value="-0.12998118693347" calcext:value-type="float">
            <text:p>-0.1299811869</text:p>
          </table:table-cell>
          <table:table-cell table:formula="of:=([.EC6]-[.EC13])*100/[.EC6]" office:value-type="float" office:value="4.62108880448544" calcext:value-type="float">
            <text:p>4.6210888045</text:p>
          </table:table-cell>
          <table:table-cell table:formula="of:=([.ED6]-[.ED13])*100/[.ED6]" office:value-type="float" office:value="-4.18833044482958" calcext:value-type="float">
            <text:p>-4.1883304448</text:p>
          </table:table-cell>
          <table:table-cell table:formula="of:=([.EE6]-[.EE13])*100/[.EE6]" office:value-type="float" office:value="3.45178094955741" calcext:value-type="float">
            <text:p>3.4517809496</text:p>
          </table:table-cell>
          <table:table-cell table:number-columns-repeated="7"/>
          <table:table-cell table:formula="of:=([.EM6]-[.EM13])*100/[.EM6]" office:value-type="float" office:value="3.4366796626229" calcext:value-type="float">
            <text:p>3.4366796626</text:p>
          </table:table-cell>
          <table:table-cell table:formula="of:=([.EN6]-[.EN13])*100/[.EN6]" office:value-type="float" office:value="5.56276219916096" calcext:value-type="float">
            <text:p>5.5627621992</text:p>
          </table:table-cell>
          <table:table-cell table:formula="of:=([.EO6]-[.EO13])*100/[.EO6]" office:value-type="float" office:value="8.09036346464369" calcext:value-type="float">
            <text:p>8.0903634646</text:p>
          </table:table-cell>
          <table:table-cell table:formula="of:=([.EP6]-[.EP13])*100/[.EP6]" office:value-type="float" office:value="4.49952849252324" calcext:value-type="float">
            <text:p>4.4995284925</text:p>
          </table:table-cell>
          <table:table-cell table:formula="of:=([.EQ6]-[.EQ13])*100/[.EQ6]" office:value-type="float" office:value="5.44773955899657" calcext:value-type="float">
            <text:p>5.447739559</text:p>
          </table:table-cell>
          <table:table-cell table:formula="of:=([.ER6]-[.ER13])*100/[.ER6]" office:value-type="float" office:value="7.77416687219812" calcext:value-type="float">
            <text:p>7.7741668722</text:p>
          </table:table-cell>
          <table:table-cell table:formula="of:=([.ES6]-[.ES13])*100/[.ES6]" office:value-type="float" office:value="8.6611458555993" calcext:value-type="float">
            <text:p>8.6611458556</text:p>
          </table:table-cell>
          <table:table-cell table:number-columns-repeated="7"/>
          <table:table-cell table:formula="of:=([.FA6]-[.FA13])*100/[.FA6]" office:value-type="float" office:value="-4.81237242895274" calcext:value-type="float">
            <text:p>-4.812372429</text:p>
          </table:table-cell>
          <table:table-cell table:formula="of:=([.FB6]-[.FB13])*100/[.FB6]" office:value-type="float" office:value="-0.558544122696578" calcext:value-type="float">
            <text:p>-0.5585441227</text:p>
          </table:table-cell>
          <table:table-cell table:formula="of:=([.FC6]-[.FC13])*100/[.FC6]" office:value-type="float" office:value="5.59148680153418" calcext:value-type="float">
            <text:p>5.5914868015</text:p>
          </table:table-cell>
          <table:table-cell table:formula="of:=([.FD6]-[.FD13])*100/[.FD6]" office:value-type="float" office:value="0.21712158808933" calcext:value-type="float">
            <text:p>0.2171215881</text:p>
          </table:table-cell>
          <table:table-cell table:formula="of:=([.FE6]-[.FE13])*100/[.FE6]" office:value-type="float" office:value="12.3797220242338" calcext:value-type="float">
            <text:p>12.3797220242</text:p>
          </table:table-cell>
          <table:table-cell table:formula="of:=([.FF6]-[.FF13])*100/[.FF6]" office:value-type="float" office:value="0.999333777481679" calcext:value-type="float">
            <text:p>0.9993337775</text:p>
          </table:table-cell>
          <table:table-cell table:formula="of:=([.FG6]-[.FG13])*100/[.FG6]" office:value-type="float" office:value="8.04695125083475" calcext:value-type="float">
            <text:p>8.0469512508</text:p>
          </table:table-cell>
          <table:table-cell table:number-columns-repeated="7"/>
          <table:table-cell table:formula="of:=([.FO6]-[.FO13])*100/[.FO6]" office:value-type="float" office:value="-0.535264483627204" calcext:value-type="float">
            <text:p>-0.5352644836</text:p>
          </table:table-cell>
          <table:table-cell table:formula="of:=([.FP6]-[.FP13])*100/[.FP6]" office:value-type="float" office:value="-1.42550848930869" calcext:value-type="float">
            <text:p>-1.4255084893</text:p>
          </table:table-cell>
          <table:table-cell table:formula="of:=([.FQ6]-[.FQ13])*100/[.FQ6]" office:value-type="float" office:value="9.63329849593311" calcext:value-type="float">
            <text:p>9.6332984959</text:p>
          </table:table-cell>
          <table:table-cell table:formula="of:=([.FR6]-[.FR13])*100/[.FR6]" office:value-type="float" office:value="17.498001598721" calcext:value-type="float">
            <text:p>17.4980015987</text:p>
          </table:table-cell>
          <table:table-cell table:formula="of:=([.FS6]-[.FS13])*100/[.FS6]" office:value-type="float" office:value="28.1449704142012" calcext:value-type="float">
            <text:p>28.1449704142</text:p>
          </table:table-cell>
          <table:table-cell table:formula="of:=([.FT6]-[.FT13])*100/[.FT6]" office:value-type="float" office:value="0.64451634966985" calcext:value-type="float">
            <text:p>0.6445163497</text:p>
          </table:table-cell>
          <table:table-cell table:formula="of:=([.FU6]-[.FU13])*100/[.FU6]" office:value-type="float" office:value="7.63692465929545" calcext:value-type="float">
            <text:p>7.6369246593</text:p>
          </table:table-cell>
          <table:table-cell table:number-columns-repeated="8"/>
          <table:table-cell table:formula="of:=([.GD6]-[.GD13])*100/[.GD6]" office:value-type="float" office:value="-0.354473028463131" calcext:value-type="float">
            <text:p>-0.3544730285</text:p>
          </table:table-cell>
          <table:table-cell table:formula="of:=([.GE6]-[.GE13])*100/[.GE6]" office:value-type="float" office:value="0.322083314252568" calcext:value-type="float">
            <text:p>0.3220833143</text:p>
          </table:table-cell>
          <table:table-cell table:formula="of:=([.GF6]-[.GF13])*100/[.GF6]" office:value-type="float" office:value="0.24207579998487" calcext:value-type="float">
            <text:p>0.2420758</text:p>
          </table:table-cell>
          <table:table-cell table:formula="of:=([.GG6]-[.GG13])*100/[.GG6]" office:value-type="float" office:value="13.0293934080304" calcext:value-type="float">
            <text:p>13.029393408</text:p>
          </table:table-cell>
          <table:table-cell table:formula="of:=([.GH6]-[.GH13])*100/[.GH6]" office:value-type="float" office:value="-0.847909185682845" calcext:value-type="float">
            <text:p>-0.8479091857</text:p>
          </table:table-cell>
          <table:table-cell table:formula="of:=([.GI6]-[.GI13])*100/[.GI6]" office:value-type="float" office:value="5.25723406867761" calcext:value-type="float">
            <text:p>5.2572340687</text:p>
          </table:table-cell>
          <table:table-cell table:number-columns-repeated="8"/>
          <table:table-cell table:formula="of:=([.GR6]-[.GR13])*100/[.GR6]" office:value-type="float" office:value="-0.638008576508733" calcext:value-type="float">
            <text:p>-0.6380085765</text:p>
          </table:table-cell>
          <table:table-cell table:formula="of:=([.GS6]-[.GS13])*100/[.GS6]" office:value-type="float" office:value="13.8965474204931" calcext:value-type="float">
            <text:p>13.8965474205</text:p>
          </table:table-cell>
          <table:table-cell table:formula="of:=([.GT6]-[.GT13])*100/[.GT6]" office:value-type="float" office:value="-5.93800029107845" calcext:value-type="float">
            <text:p>-5.9380002911</text:p>
          </table:table-cell>
          <table:table-cell table:formula="of:=([.GU6]-[.GU13])*100/[.GU6]" office:value-type="float" office:value="-6.51500559618939" calcext:value-type="float">
            <text:p>-6.5150055962</text:p>
          </table:table-cell>
          <table:table-cell table:formula="of:=([.GV6]-[.GV13])*100/[.GV6]" office:value-type="float" office:value="-0.819198149575944" calcext:value-type="float">
            <text:p>-0.8191981496</text:p>
          </table:table-cell>
          <table:table-cell table:formula="of:=([.GW6]-[.GW13])*100/[.GW6]" office:value-type="float" office:value="10.7630061387735" calcext:value-type="float">
            <text:p>10.7630061388</text:p>
          </table:table-cell>
          <table:table-cell table:number-columns-repeated="7"/>
          <table:table-cell table:formula="of:=([.HE6]-[.HE13])*100/[.HE6]" office:value-type="float" office:value="7.7592751118505" calcext:value-type="float">
            <text:p>7.7592751119</text:p>
          </table:table-cell>
          <table:table-cell table:formula="of:=([.HF6]-[.HF13])*100/[.HF6]" office:value-type="float" office:value="0.137100535681474" calcext:value-type="float">
            <text:p>0.1371005357</text:p>
          </table:table-cell>
          <table:table-cell table:formula="of:=([.HG6]-[.HG13])*100/[.HG6]" office:value-type="float" office:value="21.4215319969243" calcext:value-type="float">
            <text:p>21.4215319969</text:p>
          </table:table-cell>
          <table:table-cell table:formula="of:=([.HH6]-[.HH13])*100/[.HH6]" office:value-type="float" office:value="3.15040239414405" calcext:value-type="float">
            <text:p>3.1504023941</text:p>
          </table:table-cell>
          <table:table-cell table:formula="of:=([.HI6]-[.HI13])*100/[.HI6]" office:value-type="float" office:value="-0.194545034286155" calcext:value-type="float">
            <text:p>-0.1945450343</text:p>
          </table:table-cell>
          <table:table-cell table:formula="of:=([.HJ6]-[.HJ13])*100/[.HJ6]" office:value-type="float" office:value="4.77874414603842" calcext:value-type="float">
            <text:p>4.778744146</text:p>
          </table:table-cell>
          <table:table-cell table:formula="of:=([.HK6]-[.HK13])*100/[.HK6]" office:value-type="float" office:value="4.97158241100808" calcext:value-type="float">
            <text:p>4.971582411</text:p>
          </table:table-cell>
          <table:table-cell table:number-columns-repeated="7"/>
          <table:table-cell table:formula="of:=([.HS6]-[.HS13])*100/[.HS6]" office:value-type="float" office:value="-3.06974239296293" calcext:value-type="float">
            <text:p>-3.069742393</text:p>
          </table:table-cell>
          <table:table-cell table:formula="of:=([.HT6]-[.HT13])*100/[.HT6]" office:value-type="float" office:value="4.24487527784638" calcext:value-type="float">
            <text:p>4.2448752778</text:p>
          </table:table-cell>
          <table:table-cell table:formula="of:=([.HU6]-[.HU13])*100/[.HU6]" office:value-type="float" office:value="8.75692117582757" calcext:value-type="float">
            <text:p>8.7569211758</text:p>
          </table:table-cell>
          <table:table-cell table:formula="of:=([.HV6]-[.HV13])*100/[.HV6]" office:value-type="float" office:value="0.700447093889717" calcext:value-type="float">
            <text:p>0.7004470939</text:p>
          </table:table-cell>
          <table:table-cell table:formula="of:=([.HW6]-[.HW13])*100/[.HW6]" office:value-type="float" office:value="12.228763666947" calcext:value-type="float">
            <text:p>12.2287636669</text:p>
          </table:table-cell>
          <table:table-cell table:formula="of:=([.HX6]-[.HX13])*100/[.HX6]" office:value-type="float" office:value="-0.595263586141921" calcext:value-type="float">
            <text:p>-0.5952635861</text:p>
          </table:table-cell>
          <table:table-cell table:formula="of:=([.HY6]-[.HY13])*100/[.HY6]" office:value-type="float" office:value="12.1844093617544" calcext:value-type="float">
            <text:p>12.1844093618</text:p>
          </table:table-cell>
          <table:table-cell table:number-columns-repeated="7"/>
          <table:table-cell table:formula="of:=([.IG6]-[.IG13])*100/[.IG6]" office:value-type="float" office:value="5.36837570012925" calcext:value-type="float">
            <text:p>5.3683757001</text:p>
          </table:table-cell>
          <table:table-cell table:formula="of:=([.IH6]-[.IH13])*100/[.IH6]" office:value-type="float" office:value="-0.150568181818182" calcext:value-type="float">
            <text:p>-0.1505681818</text:p>
          </table:table-cell>
          <table:table-cell table:formula="of:=([.II6]-[.II13])*100/[.II6]" office:value-type="float" office:value="5.8081153863709" calcext:value-type="float">
            <text:p>5.8081153864</text:p>
          </table:table-cell>
          <table:table-cell table:formula="of:=([.IJ6]-[.IJ13])*100/[.IJ6]" office:value-type="float" office:value="-1.51049142232247" calcext:value-type="float">
            <text:p>-1.5104914223</text:p>
          </table:table-cell>
          <table:table-cell table:formula="of:=([.IK6]-[.IK13])*100/[.IK6]" office:value-type="float" office:value="12.0373234354057" calcext:value-type="float">
            <text:p>12.0373234354</text:p>
          </table:table-cell>
          <table:table-cell table:formula="of:=([.IL6]-[.IL13])*100/[.IL6]" office:value-type="float" office:value="19.0103609523518" calcext:value-type="float">
            <text:p>19.0103609524</text:p>
          </table:table-cell>
          <table:table-cell table:formula="of:=([.IM6]-[.IM13])*100/[.IM6]" office:value-type="float" office:value="12.3393316195373" calcext:value-type="float">
            <text:p>12.3393316195</text:p>
          </table:table-cell>
          <table:table-cell table:number-columns-repeated="8"/>
          <table:table-cell table:formula="of:=([.IV6]-[.IV13])*100/[.IV6]" office:value-type="float" office:value="-4.51231134061745" calcext:value-type="float">
            <text:p>-4.5123113406</text:p>
          </table:table-cell>
          <table:table-cell table:formula="of:=([.IW6]-[.IW13])*100/[.IW6]" office:value-type="float" office:value="20.8179554645146" calcext:value-type="float">
            <text:p>20.8179554645</text:p>
          </table:table-cell>
          <table:table-cell table:formula="of:=([.IX6]-[.IX13])*100/[.IX6]" office:value-type="float" office:value="30.4575262499526" calcext:value-type="float">
            <text:p>30.45752625</text:p>
          </table:table-cell>
          <table:table-cell table:formula="of:=([.IY6]-[.IY13])*100/[.IY6]" office:value-type="float" office:value="1.65973141668243" calcext:value-type="float">
            <text:p>1.6597314167</text:p>
          </table:table-cell>
          <table:table-cell table:formula="of:=([.IZ6]-[.IZ13])*100/[.IZ6]" office:value-type="float" office:value="6.91231599158819" calcext:value-type="float">
            <text:p>6.9123159916</text:p>
          </table:table-cell>
          <table:table-cell table:formula="of:=([.JA6]-[.JA13])*100/[.JA6]" office:value-type="float" office:value="1.76321701788812" calcext:value-type="float">
            <text:p>1.7632170179</text:p>
          </table:table-cell>
          <table:table-cell table:number-columns-repeated="8"/>
          <table:table-cell table:formula="of:=([.JJ6]-[.JJ13])*100/[.JJ6]" office:value-type="float" office:value="0.0276991868310152" calcext:value-type="float">
            <text:p>0.0276991868</text:p>
          </table:table-cell>
          <table:table-cell table:formula="of:=([.JK6]-[.JK13])*100/[.JK6]" office:value-type="float" office:value="1.71486448728695" calcext:value-type="float">
            <text:p>1.7148644873</text:p>
          </table:table-cell>
          <table:table-cell table:formula="of:=([.JL6]-[.JL13])*100/[.JL6]" office:value-type="float" office:value="1.61230478631902" calcext:value-type="float">
            <text:p>1.6123047863</text:p>
          </table:table-cell>
          <table:table-cell table:formula="of:=([.JM6]-[.JM13])*100/[.JM6]" office:value-type="float" office:value="-0.0954319888026467" calcext:value-type="float">
            <text:p>-0.0954319888</text:p>
          </table:table-cell>
          <table:table-cell table:formula="of:=([.JN6]-[.JN13])*100/[.JN6]" office:value-type="float" office:value="19.131725997421" calcext:value-type="float">
            <text:p>19.1317259974</text:p>
          </table:table-cell>
          <table:table-cell table:formula="of:=([.JO6]-[.JO13])*100/[.JO6]" office:value-type="float" office:value="-1.17548454688319" calcext:value-type="float">
            <text:p>-1.1754845469</text:p>
          </table:table-cell>
          <table:table-cell table:number-columns-repeated="7"/>
          <table:table-cell table:formula="of:=([.JW6]-[.JW13])*100/[.JW6]" office:value-type="float" office:value="3.84220480951094" calcext:value-type="float">
            <text:p>3.8422048095</text:p>
          </table:table-cell>
          <table:table-cell table:formula="of:=([.JX6]-[.JX13])*100/[.JX6]" office:value-type="float" office:value="18.4889108657034" calcext:value-type="float">
            <text:p>18.4889108657</text:p>
          </table:table-cell>
          <table:table-cell table:formula="of:=([.JY6]-[.JY13])*100/[.JY6]" office:value-type="float" office:value="9.2017630725617" calcext:value-type="float">
            <text:p>9.2017630726</text:p>
          </table:table-cell>
          <table:table-cell table:formula="of:=([.JZ6]-[.JZ13])*100/[.JZ6]" office:value-type="float" office:value="6.15467183739894" calcext:value-type="float">
            <text:p>6.1546718374</text:p>
          </table:table-cell>
          <table:table-cell table:formula="of:=([.KA6]-[.KA13])*100/[.KA6]" office:value-type="float" office:value="9.51012740160712" calcext:value-type="float">
            <text:p>9.5101274016</text:p>
          </table:table-cell>
          <table:table-cell table:formula="of:=([.KB6]-[.KB13])*100/[.KB6]" office:value-type="float" office:value="-2.36108477147734" calcext:value-type="float">
            <text:p>-2.3610847715</text:p>
          </table:table-cell>
          <table:table-cell table:formula="of:=([.KC6]-[.KC13])*100/[.KC6]" office:value-type="float" office:value="6.21899710230342" calcext:value-type="float">
            <text:p>6.2189971023</text:p>
          </table:table-cell>
          <table:table-cell table:number-columns-repeated="7"/>
          <table:table-cell table:formula="of:=([.KK6]-[.KK13])*100/[.KK6]" office:value-type="float" office:value="-9.70259612224778" calcext:value-type="float">
            <text:p>-9.7025961222</text:p>
          </table:table-cell>
          <table:table-cell table:formula="of:=([.KL6]-[.KL13])*100/[.KL6]" office:value-type="float" office:value="28.1968056046534" calcext:value-type="float">
            <text:p>28.1968056047</text:p>
          </table:table-cell>
          <table:table-cell table:formula="of:=([.KM6]-[.KM13])*100/[.KM6]" office:value-type="float" office:value="0.899069220868851" calcext:value-type="float">
            <text:p>0.8990692209</text:p>
          </table:table-cell>
          <table:table-cell table:formula="of:=([.KN6]-[.KN13])*100/[.KN6]" office:value-type="float" office:value="-0.869994446843956" calcext:value-type="float">
            <text:p>-0.8699944468</text:p>
          </table:table-cell>
          <table:table-cell table:formula="of:=([.KO6]-[.KO13])*100/[.KO6]" office:value-type="float" office:value="12.9988393893402" calcext:value-type="float">
            <text:p>12.9988393893</text:p>
          </table:table-cell>
          <table:table-cell table:formula="of:=([.KP6]-[.KP13])*100/[.KP6]" office:value-type="float" office:value="1.8940956248612" calcext:value-type="float">
            <text:p>1.8940956249</text:p>
          </table:table-cell>
          <table:table-cell table:formula="of:=([.KQ6]-[.KQ13])*100/[.KQ6]" office:value-type="float" office:value="5.37169042769857" calcext:value-type="float">
            <text:p>5.3716904277</text:p>
          </table:table-cell>
          <table:table-cell table:number-columns-repeated="7"/>
          <table:table-cell table:formula="of:=([.KY6]-[.KY13])*100/[.KY6]" office:value-type="float" office:value="17.5549381156858" calcext:value-type="float">
            <text:p>17.5549381157</text:p>
          </table:table-cell>
          <table:table-cell table:formula="of:=([.KZ6]-[.KZ13])*100/[.KZ6]" office:value-type="float" office:value="-1.77840426353595" calcext:value-type="float">
            <text:p>-1.7784042635</text:p>
          </table:table-cell>
          <table:table-cell table:formula="of:=([.LA6]-[.LA13])*100/[.LA6]" office:value-type="float" office:value="13.3484162895928" calcext:value-type="float">
            <text:p>13.3484162896</text:p>
          </table:table-cell>
          <table:table-cell table:formula="of:=([.LB6]-[.LB13])*100/[.LB6]" office:value-type="float" office:value="0.00957487552661815" calcext:value-type="float">
            <text:p>0.0095748755</text:p>
          </table:table-cell>
          <table:table-cell table:formula="of:=([.LC6]-[.LC13])*100/[.LC6]" office:value-type="float" office:value="27.1821631878558" calcext:value-type="float">
            <text:p>27.1821631879</text:p>
          </table:table-cell>
          <table:table-cell table:formula="of:=([.LD6]-[.LD13])*100/[.LD6]" office:value-type="float" office:value="-0.778746059915768" calcext:value-type="float">
            <text:p>-0.7787460599</text:p>
          </table:table-cell>
          <table:table-cell table:formula="of:=([.LE6]-[.LE13])*100/[.LE6]" office:value-type="float" office:value="23.7336031258722" calcext:value-type="float">
            <text:p>23.7336031259</text:p>
          </table:table-cell>
          <table:table-cell table:number-columns-repeated="8"/>
          <table:table-cell table:formula="of:=([.LN6]-[.LN13])*100/[.LN6]" office:value-type="float" office:value="-2.85030614399324" calcext:value-type="float">
            <text:p>-2.850306144</text:p>
          </table:table-cell>
          <table:table-cell table:formula="of:=([.LO6]-[.LO13])*100/[.LO6]" office:value-type="float" office:value="2.77937049219905" calcext:value-type="float">
            <text:p>2.7793704922</text:p>
          </table:table-cell>
          <table:table-cell table:formula="of:=([.LP6]-[.LP13])*100/[.LP6]" office:value-type="float" office:value="7.9567132600326" calcext:value-type="float">
            <text:p>7.95671326</text:p>
          </table:table-cell>
          <table:table-cell table:formula="of:=([.LQ6]-[.LQ13])*100/[.LQ6]" office:value-type="float" office:value="-1.38878816447893" calcext:value-type="float">
            <text:p>-1.3887881645</text:p>
          </table:table-cell>
          <table:table-cell table:formula="of:=([.LR6]-[.LR13])*100/[.LR6]" office:value-type="float" office:value="17.2958264668685" calcext:value-type="float">
            <text:p>17.2958264669</text:p>
          </table:table-cell>
          <table:table-cell table:formula="of:=([.LS6]-[.LS13])*100/[.LS6]" office:value-type="float" office:value="5.79640140079701" calcext:value-type="float">
            <text:p>5.7964014008</text:p>
          </table:table-cell>
          <table:table-cell table:number-columns-repeated="8"/>
          <table:table-cell table:formula="of:=([.MB6]-[.MB13])*100/[.MB6]" office:value-type="float" office:value="-2.29146636366285" calcext:value-type="float">
            <text:p>-2.2914663637</text:p>
          </table:table-cell>
          <table:table-cell table:formula="of:=([.MC6]-[.MC13])*100/[.MC6]" office:value-type="float" office:value="26.8920390463968" calcext:value-type="float">
            <text:p>26.8920390464</text:p>
          </table:table-cell>
          <table:table-cell table:formula="of:=([.MD6]-[.MD13])*100/[.MD6]" office:value-type="float" office:value="-0.570650599617635" calcext:value-type="float">
            <text:p>-0.5706505996</text:p>
          </table:table-cell>
          <table:table-cell table:formula="of:=([.ME6]-[.ME13])*100/[.ME6]" office:value-type="float" office:value="17.7554654480702" calcext:value-type="float">
            <text:p>17.7554654481</text:p>
          </table:table-cell>
          <table:table-cell table:formula="of:=([.MF6]-[.MF13])*100/[.MF6]" office:value-type="float" office:value="0.326928591912819" calcext:value-type="float">
            <text:p>0.3269285919</text:p>
          </table:table-cell>
          <table:table-cell table:formula="of:=([.MG6]-[.MG13])*100/[.MG6]" office:value-type="float" office:value="-4.00876161638938" calcext:value-type="float">
            <text:p>-4.0087616164</text:p>
          </table:table-cell>
          <table:table-cell table:number-columns-repeated="8"/>
          <table:table-cell table:formula="of:=AVERAGE([.A35:.MN35])" office:value-type="float" office:value="5.19699476945009" calcext:value-type="float">
            <text:p>5.1969947695</text:p>
          </table:table-cell>
        </table:table-row>
        <table:table-row table:style-name="ro1">
          <table:covered-table-cell/>
          <table:table-cell/>
          <table:table-cell table:formula="of:=([.C7]-[.C14])*100/[.C7]" office:value-type="float" office:value="-6.50781880528164" calcext:value-type="float">
            <text:p>-6.5078188053</text:p>
          </table:table-cell>
          <table:table-cell table:formula="of:=([.D7]-[.D14])*100/[.D7]" office:value-type="float" office:value="2.09420271231163" calcext:value-type="float">
            <text:p>2.0942027123</text:p>
          </table:table-cell>
          <table:table-cell table:formula="of:=([.E7]-[.E14])*100/[.E7]" office:value-type="float" office:value="8.61010108039458" calcext:value-type="float">
            <text:p>8.6101010804</text:p>
          </table:table-cell>
          <table:table-cell table:formula="of:=([.F7]-[.F14])*100/[.F7]" office:value-type="float" office:value="4.16338939312259" calcext:value-type="float">
            <text:p>4.1633893931</text:p>
          </table:table-cell>
          <table:table-cell table:formula="of:=([.G7]-[.G14])*100/[.G7]" office:value-type="float" office:value="1.98254051860359" calcext:value-type="float">
            <text:p>1.9825405186</text:p>
          </table:table-cell>
          <table:table-cell table:formula="of:=([.H7]-[.H14])*100/[.H7]" office:value-type="float" office:value="-4.69692814042787" calcext:value-type="float">
            <text:p>-4.6969281404</text:p>
          </table:table-cell>
          <table:table-cell table:formula="of:=([.I7]-[.I14])*100/[.I7]" office:value-type="float" office:value="20.4431624808409" calcext:value-type="float">
            <text:p>20.4431624808</text:p>
          </table:table-cell>
          <table:table-cell table:number-columns-repeated="7"/>
          <table:table-cell table:formula="of:=([.Q7]-[.Q14])*100/[.Q7]" office:value-type="float" office:value="18.5980336362031" calcext:value-type="float">
            <text:p>18.5980336362</text:p>
          </table:table-cell>
          <table:table-cell table:formula="of:=([.R7]-[.R14])*100/[.R7]" office:value-type="float" office:value="0.660794540509735" calcext:value-type="float">
            <text:p>0.6607945405</text:p>
          </table:table-cell>
          <table:table-cell table:formula="of:=([.S7]-[.S14])*100/[.S7]" office:value-type="float" office:value="31.0449226093185" calcext:value-type="float">
            <text:p>31.0449226093</text:p>
          </table:table-cell>
          <table:table-cell table:formula="of:=([.T7]-[.T14])*100/[.T7]" office:value-type="float" office:value="0.861448385084225" calcext:value-type="float">
            <text:p>0.8614483851</text:p>
          </table:table-cell>
          <table:table-cell table:formula="of:=([.U7]-[.U14])*100/[.U7]" office:value-type="float" office:value="12.0626895854398" calcext:value-type="float">
            <text:p>12.0626895854</text:p>
          </table:table-cell>
          <table:table-cell table:formula="of:=([.V7]-[.V14])*100/[.V7]" office:value-type="float" office:value="1.2680548462628" calcext:value-type="float">
            <text:p>1.2680548463</text:p>
          </table:table-cell>
          <table:table-cell table:formula="of:=([.W7]-[.W14])*100/[.W7]" office:value-type="float" office:value="4.85933695448586" calcext:value-type="float">
            <text:p>4.8593369545</text:p>
          </table:table-cell>
          <table:table-cell table:number-columns-repeated="7"/>
          <table:table-cell table:formula="of:=([.AE7]-[.AE14])*100/[.AE7]" office:value-type="float" office:value="-0.754596176712705" calcext:value-type="float">
            <text:p>-0.7545961767</text:p>
          </table:table-cell>
          <table:table-cell table:formula="of:=([.AF7]-[.AF14])*100/[.AF7]" office:value-type="float" office:value="0.176051845992907" calcext:value-type="float">
            <text:p>0.176051846</text:p>
          </table:table-cell>
          <table:table-cell table:formula="of:=([.AG7]-[.AG14])*100/[.AG7]" office:value-type="float" office:value="3.80966139209485" calcext:value-type="float">
            <text:p>3.8096613921</text:p>
          </table:table-cell>
          <table:table-cell table:formula="of:=([.AH7]-[.AH14])*100/[.AH7]" office:value-type="float" office:value="-5.38994413407821" calcext:value-type="float">
            <text:p>-5.3899441341</text:p>
          </table:table-cell>
          <table:table-cell table:formula="of:=([.AI7]-[.AI14])*100/[.AI7]" office:value-type="float" office:value="10.2065874098616" calcext:value-type="float">
            <text:p>10.2065874099</text:p>
          </table:table-cell>
          <table:table-cell table:formula="of:=([.AJ7]-[.AJ14])*100/[.AJ7]" office:value-type="float" office:value="-0.96019462705109" calcext:value-type="float">
            <text:p>-0.9601946271</text:p>
          </table:table-cell>
          <table:table-cell table:formula="of:=([.AK7]-[.AK14])*100/[.AK7]" office:value-type="float" office:value="5.66540404980019" calcext:value-type="float">
            <text:p>5.6654040498</text:p>
          </table:table-cell>
          <table:table-cell table:number-columns-repeated="8"/>
          <table:table-cell table:formula="of:=([.AT7]-[.AT14])*100/[.AT7]" office:value-type="float" office:value="1.55394802311785" calcext:value-type="float">
            <text:p>1.5539480231</text:p>
          </table:table-cell>
          <table:table-cell table:formula="of:=([.AU7]-[.AU14])*100/[.AU7]" office:value-type="float" office:value="5.71593024281331" calcext:value-type="float">
            <text:p>5.7159302428</text:p>
          </table:table-cell>
          <table:table-cell table:formula="of:=([.AV7]-[.AV14])*100/[.AV7]" office:value-type="float" office:value="7.6518691588785" calcext:value-type="float">
            <text:p>7.6518691589</text:p>
          </table:table-cell>
          <table:table-cell table:formula="of:=([.AW7]-[.AW14])*100/[.AW7]" office:value-type="float" office:value="-9.52289654155298" calcext:value-type="float">
            <text:p>-9.5228965416</text:p>
          </table:table-cell>
          <table:table-cell table:formula="of:=([.AX7]-[.AX14])*100/[.AX7]" office:value-type="float" office:value="20.3933337218111" calcext:value-type="float">
            <text:p>20.3933337218</text:p>
          </table:table-cell>
          <table:table-cell table:formula="of:=([.AY7]-[.AY14])*100/[.AY7]" office:value-type="float" office:value="-4.25000491671092" calcext:value-type="float">
            <text:p>-4.2500049167</text:p>
          </table:table-cell>
          <table:table-cell table:number-columns-repeated="8"/>
          <table:table-cell table:formula="of:=([.BH7]-[.BH14])*100/[.BH7]" office:value-type="float" office:value="0.921302827700423" calcext:value-type="float">
            <text:p>0.9213028277</text:p>
          </table:table-cell>
          <table:table-cell table:formula="of:=([.BI7]-[.BI14])*100/[.BI7]" office:value-type="float" office:value="4.88894631611877" calcext:value-type="float">
            <text:p>4.8889463161</text:p>
          </table:table-cell>
          <table:table-cell table:formula="of:=([.BJ7]-[.BJ14])*100/[.BJ7]" office:value-type="float" office:value="20.3313379169915" calcext:value-type="float">
            <text:p>20.331337917</text:p>
          </table:table-cell>
          <table:table-cell table:formula="of:=([.BK7]-[.BK14])*100/[.BK7]" office:value-type="float" office:value="2.68141773583128" calcext:value-type="float">
            <text:p>2.6814177358</text:p>
          </table:table-cell>
          <table:table-cell table:formula="of:=([.BL7]-[.BL14])*100/[.BL7]" office:value-type="float" office:value="7.28009478672986" calcext:value-type="float">
            <text:p>7.2800947867</text:p>
          </table:table-cell>
          <table:table-cell table:formula="of:=([.BM7]-[.BM14])*100/[.BM7]" office:value-type="float" office:value="5.28754109019976" calcext:value-type="float">
            <text:p>5.2875410902</text:p>
          </table:table-cell>
          <table:table-cell table:number-columns-repeated="7"/>
          <table:table-cell table:formula="of:=([.BU7]-[.BU14])*100/[.BU7]" office:value-type="float" office:value="3.48264143854916" calcext:value-type="float">
            <text:p>3.4826414385</text:p>
          </table:table-cell>
          <table:table-cell table:formula="of:=([.BV7]-[.BV14])*100/[.BV7]" office:value-type="float" office:value="6.90556025782929" calcext:value-type="float">
            <text:p>6.9055602578</text:p>
          </table:table-cell>
          <table:table-cell table:formula="of:=([.BW7]-[.BW14])*100/[.BW7]" office:value-type="float" office:value="3.19442663365637" calcext:value-type="float">
            <text:p>3.1944266337</text:p>
          </table:table-cell>
          <table:table-cell table:formula="of:=([.BX7]-[.BX14])*100/[.BX7]" office:value-type="float" office:value="20.5079165340988" calcext:value-type="float">
            <text:p>20.5079165341</text:p>
          </table:table-cell>
          <table:table-cell table:formula="of:=([.BY7]-[.BY14])*100/[.BY7]" office:value-type="float" office:value="4.06719869960314" calcext:value-type="float">
            <text:p>4.0671986996</text:p>
          </table:table-cell>
          <table:table-cell table:formula="of:=([.BZ7]-[.BZ14])*100/[.BZ7]" office:value-type="float" office:value="3.61395915760108" calcext:value-type="float">
            <text:p>3.6139591576</text:p>
          </table:table-cell>
          <table:table-cell table:formula="of:=([.CA7]-[.CA14])*100/[.CA7]" office:value-type="float" office:value="4.93380033741656" calcext:value-type="float">
            <text:p>4.9338003374</text:p>
          </table:table-cell>
          <table:table-cell table:number-columns-repeated="7"/>
          <table:table-cell table:formula="of:=([.CI7]-[.CI14])*100/[.CI7]" office:value-type="float" office:value="-4.45317306327197" calcext:value-type="float">
            <text:p>-4.4531730633</text:p>
          </table:table-cell>
          <table:table-cell table:formula="of:=([.CJ7]-[.CJ14])*100/[.CJ7]" office:value-type="float" office:value="0.854921610661983" calcext:value-type="float">
            <text:p>0.8549216107</text:p>
          </table:table-cell>
          <table:table-cell table:formula="of:=([.CK7]-[.CK14])*100/[.CK7]" office:value-type="float" office:value="4.53225427601375" calcext:value-type="float">
            <text:p>4.532254276</text:p>
          </table:table-cell>
          <table:table-cell table:formula="of:=([.CL7]-[.CL14])*100/[.CL7]" office:value-type="float" office:value="-0.0700313933832408" calcext:value-type="float">
            <text:p>-0.0700313934</text:p>
          </table:table-cell>
          <table:table-cell table:formula="of:=([.CM7]-[.CM14])*100/[.CM7]" office:value-type="float" office:value="7.7674972326072" calcext:value-type="float">
            <text:p>7.7674972326</text:p>
          </table:table-cell>
          <table:table-cell table:formula="of:=([.CN7]-[.CN14])*100/[.CN7]" office:value-type="float" office:value="5.09125257812365" calcext:value-type="float">
            <text:p>5.0912525781</text:p>
          </table:table-cell>
          <table:table-cell table:formula="of:=([.CO7]-[.CO14])*100/[.CO7]" office:value-type="float" office:value="11.1312573906188" calcext:value-type="float">
            <text:p>11.1312573906</text:p>
          </table:table-cell>
          <table:table-cell table:number-columns-repeated="7"/>
          <table:table-cell table:formula="of:=([.CW7]-[.CW14])*100/[.CW7]" office:value-type="float" office:value="-14.6407419823444" calcext:value-type="float">
            <text:p>-14.6407419823</text:p>
          </table:table-cell>
          <table:table-cell table:formula="of:=([.CX7]-[.CX14])*100/[.CX7]" office:value-type="float" office:value="-12.9449971466056" calcext:value-type="float">
            <text:p>-12.9449971466</text:p>
          </table:table-cell>
          <table:table-cell table:formula="of:=([.CY7]-[.CY14])*100/[.CY7]" office:value-type="float" office:value="25.6558310835063" calcext:value-type="float">
            <text:p>25.6558310835</text:p>
          </table:table-cell>
          <table:table-cell table:formula="of:=([.CZ7]-[.CZ14])*100/[.CZ7]" office:value-type="float" office:value="1.78461131209741" calcext:value-type="float">
            <text:p>1.7846113121</text:p>
          </table:table-cell>
          <table:table-cell table:formula="of:=([.DA7]-[.DA14])*100/[.DA7]" office:value-type="float" office:value="10.7949137701298" calcext:value-type="float">
            <text:p>10.7949137701</text:p>
          </table:table-cell>
          <table:table-cell table:formula="of:=([.DB7]-[.DB14])*100/[.DB7]" office:value-type="float" office:value="5.49116846226881" calcext:value-type="float">
            <text:p>5.4911684623</text:p>
          </table:table-cell>
          <table:table-cell table:formula="of:=([.DC7]-[.DC14])*100/[.DC7]" office:value-type="float" office:value="5.3403052811095" calcext:value-type="float">
            <text:p>5.3403052811</text:p>
          </table:table-cell>
          <table:table-cell table:number-columns-repeated="8"/>
          <table:table-cell table:formula="of:=([.DL7]-[.DL14])*100/[.DL7]" office:value-type="float" office:value="0.450645035704953" calcext:value-type="float">
            <text:p>0.4506450357</text:p>
          </table:table-cell>
          <table:table-cell table:formula="of:=([.DM7]-[.DM14])*100/[.DM7]" office:value-type="float" office:value="18.8733737743695" calcext:value-type="float">
            <text:p>18.8733737744</text:p>
          </table:table-cell>
          <table:table-cell table:formula="of:=([.DN7]-[.DN14])*100/[.DN7]" office:value-type="float" office:value="0.593026014074484" calcext:value-type="float">
            <text:p>0.5930260141</text:p>
          </table:table-cell>
          <table:table-cell table:formula="of:=([.DO7]-[.DO14])*100/[.DO7]" office:value-type="float" office:value="-10.977082575482" calcext:value-type="float">
            <text:p>-10.9770825755</text:p>
          </table:table-cell>
          <table:table-cell table:formula="of:=([.DP7]-[.DP14])*100/[.DP7]" office:value-type="float" office:value="0.302309587942002" calcext:value-type="float">
            <text:p>0.3023095879</text:p>
          </table:table-cell>
          <table:table-cell table:formula="of:=([.DQ7]-[.DQ14])*100/[.DQ7]" office:value-type="float" office:value="4.94833531922405" calcext:value-type="float">
            <text:p>4.9483353192</text:p>
          </table:table-cell>
          <table:table-cell table:number-columns-repeated="8"/>
          <table:table-cell table:formula="of:=([.DZ7]-[.DZ14])*100/[.DZ7]" office:value-type="float" office:value="4.80982633830853" calcext:value-type="float">
            <text:p>4.8098263383</text:p>
          </table:table-cell>
          <table:table-cell table:formula="of:=([.EA7]-[.EA14])*100/[.EA7]" office:value-type="float" office:value="-8.68171531513049" calcext:value-type="float">
            <text:p>-8.6817153151</text:p>
          </table:table-cell>
          <table:table-cell table:formula="of:=([.EB7]-[.EB14])*100/[.EB7]" office:value-type="float" office:value="21.1071902619055" calcext:value-type="float">
            <text:p>21.1071902619</text:p>
          </table:table-cell>
          <table:table-cell table:formula="of:=([.EC7]-[.EC14])*100/[.EC7]" office:value-type="float" office:value="1.88144772369017" calcext:value-type="float">
            <text:p>1.8814477237</text:p>
          </table:table-cell>
          <table:table-cell table:formula="of:=([.ED7]-[.ED14])*100/[.ED7]" office:value-type="float" office:value="1.36187533715855" calcext:value-type="float">
            <text:p>1.3618753372</text:p>
          </table:table-cell>
          <table:table-cell table:formula="of:=([.EE7]-[.EE14])*100/[.EE7]" office:value-type="float" office:value="3.31745422527262" calcext:value-type="float">
            <text:p>3.3174542253</text:p>
          </table:table-cell>
          <table:table-cell table:number-columns-repeated="7"/>
          <table:table-cell table:formula="of:=([.EM7]-[.EM14])*100/[.EM7]" office:value-type="float" office:value="7.2726137202937" calcext:value-type="float">
            <text:p>7.2726137203</text:p>
          </table:table-cell>
          <table:table-cell table:formula="of:=([.EN7]-[.EN14])*100/[.EN7]" office:value-type="float" office:value="5.47669922669923" calcext:value-type="float">
            <text:p>5.4766992267</text:p>
          </table:table-cell>
          <table:table-cell table:formula="of:=([.EO7]-[.EO14])*100/[.EO7]" office:value-type="float" office:value="5.7225859846075" calcext:value-type="float">
            <text:p>5.7225859846</text:p>
          </table:table-cell>
          <table:table-cell table:formula="of:=([.EP7]-[.EP14])*100/[.EP7]" office:value-type="float" office:value="4.02470604882223" calcext:value-type="float">
            <text:p>4.0247060488</text:p>
          </table:table-cell>
          <table:table-cell table:formula="of:=([.EQ7]-[.EQ14])*100/[.EQ7]" office:value-type="float" office:value="3.02886882677183" calcext:value-type="float">
            <text:p>3.0288688268</text:p>
          </table:table-cell>
          <table:table-cell table:formula="of:=([.ER7]-[.ER14])*100/[.ER7]" office:value-type="float" office:value="0.561231224815021" calcext:value-type="float">
            <text:p>0.5612312248</text:p>
          </table:table-cell>
          <table:table-cell table:formula="of:=([.ES7]-[.ES14])*100/[.ES7]" office:value-type="float" office:value="5.65539346974956" calcext:value-type="float">
            <text:p>5.6553934697</text:p>
          </table:table-cell>
          <table:table-cell table:number-columns-repeated="7"/>
          <table:table-cell table:formula="of:=([.FA7]-[.FA14])*100/[.FA7]" office:value-type="float" office:value="-1.35844653721143" calcext:value-type="float">
            <text:p>-1.3584465372</text:p>
          </table:table-cell>
          <table:table-cell table:formula="of:=([.FB7]-[.FB14])*100/[.FB7]" office:value-type="float" office:value="-0.00374858256721677" calcext:value-type="float">
            <text:p>-0.0037485826</text:p>
          </table:table-cell>
          <table:table-cell table:formula="of:=([.FC7]-[.FC14])*100/[.FC7]" office:value-type="float" office:value="3.14775749052318" calcext:value-type="float">
            <text:p>3.1477574905</text:p>
          </table:table-cell>
          <table:table-cell table:formula="of:=([.FD7]-[.FD14])*100/[.FD7]" office:value-type="float" office:value="-6.36844723868108" calcext:value-type="float">
            <text:p>-6.3684472387</text:p>
          </table:table-cell>
          <table:table-cell table:formula="of:=([.FE7]-[.FE14])*100/[.FE7]" office:value-type="float" office:value="18.6130508066458" calcext:value-type="float">
            <text:p>18.6130508066</text:p>
          </table:table-cell>
          <table:table-cell table:formula="of:=([.FF7]-[.FF14])*100/[.FF7]" office:value-type="float" office:value="-0.45128434406589" calcext:value-type="float">
            <text:p>-0.4512843441</text:p>
          </table:table-cell>
          <table:table-cell table:formula="of:=([.FG7]-[.FG14])*100/[.FG7]" office:value-type="float" office:value="4.31742244889265" calcext:value-type="float">
            <text:p>4.3174224489</text:p>
          </table:table-cell>
          <table:table-cell table:number-columns-repeated="7"/>
          <table:table-cell table:formula="of:=([.FO7]-[.FO14])*100/[.FO7]" office:value-type="float" office:value="5.91863294290726" calcext:value-type="float">
            <text:p>5.9186329429</text:p>
          </table:table-cell>
          <table:table-cell table:formula="of:=([.FP7]-[.FP14])*100/[.FP7]" office:value-type="float" office:value="0.0227090366826639" calcext:value-type="float">
            <text:p>0.0227090367</text:p>
          </table:table-cell>
          <table:table-cell table:formula="of:=([.FQ7]-[.FQ14])*100/[.FQ7]" office:value-type="float" office:value="2.66955751476603" calcext:value-type="float">
            <text:p>2.6695575148</text:p>
          </table:table-cell>
          <table:table-cell table:formula="of:=([.FR7]-[.FR14])*100/[.FR7]" office:value-type="float" office:value="1.39801817847702" calcext:value-type="float">
            <text:p>1.3980181785</text:p>
          </table:table-cell>
          <table:table-cell table:formula="of:=([.FS7]-[.FS14])*100/[.FS7]" office:value-type="float" office:value="2.64060061683644" calcext:value-type="float">
            <text:p>2.6406006168</text:p>
          </table:table-cell>
          <table:table-cell table:formula="of:=([.FT7]-[.FT14])*100/[.FT7]" office:value-type="float" office:value="-5.16965535630958" calcext:value-type="float">
            <text:p>-5.1696553563</text:p>
          </table:table-cell>
          <table:table-cell table:formula="of:=([.FU7]-[.FU14])*100/[.FU7]" office:value-type="float" office:value="6.99636044056819" calcext:value-type="float">
            <text:p>6.9963604406</text:p>
          </table:table-cell>
          <table:table-cell table:number-columns-repeated="8"/>
          <table:table-cell table:formula="of:=([.GD7]-[.GD14])*100/[.GD7]" office:value-type="float" office:value="2.9549577549483" calcext:value-type="float">
            <text:p>2.9549577549</text:p>
          </table:table-cell>
          <table:table-cell table:formula="of:=([.GE7]-[.GE14])*100/[.GE7]" office:value-type="float" office:value="3.83207080526995" calcext:value-type="float">
            <text:p>3.8320708053</text:p>
          </table:table-cell>
          <table:table-cell table:formula="of:=([.GF7]-[.GF14])*100/[.GF7]" office:value-type="float" office:value="13.6050288598603" calcext:value-type="float">
            <text:p>13.6050288599</text:p>
          </table:table-cell>
          <table:table-cell table:formula="of:=([.GG7]-[.GG14])*100/[.GG7]" office:value-type="float" office:value="-6.90174412306359" calcext:value-type="float">
            <text:p>-6.9017441231</text:p>
          </table:table-cell>
          <table:table-cell table:formula="of:=([.GH7]-[.GH14])*100/[.GH7]" office:value-type="float" office:value="2.46179218841929" calcext:value-type="float">
            <text:p>2.4617921884</text:p>
          </table:table-cell>
          <table:table-cell table:formula="of:=([.GI7]-[.GI14])*100/[.GI7]" office:value-type="float" office:value="8.52969936544263" calcext:value-type="float">
            <text:p>8.5296993654</text:p>
          </table:table-cell>
          <table:table-cell table:number-columns-repeated="8"/>
          <table:table-cell table:formula="of:=([.GR7]-[.GR14])*100/[.GR7]" office:value-type="float" office:value="13.4295634971218" calcext:value-type="float">
            <text:p>13.4295634971</text:p>
          </table:table-cell>
          <table:table-cell table:formula="of:=([.GS7]-[.GS14])*100/[.GS7]" office:value-type="float" office:value="16.035535863238" calcext:value-type="float">
            <text:p>16.0355358632</text:p>
          </table:table-cell>
          <table:table-cell table:formula="of:=([.GT7]-[.GT14])*100/[.GT7]" office:value-type="float" office:value="-0.66710952185773" calcext:value-type="float">
            <text:p>-0.6671095219</text:p>
          </table:table-cell>
          <table:table-cell table:formula="of:=([.GU7]-[.GU14])*100/[.GU7]" office:value-type="float" office:value="-2.34132919340894" calcext:value-type="float">
            <text:p>-2.3413291934</text:p>
          </table:table-cell>
          <table:table-cell table:formula="of:=([.GV7]-[.GV14])*100/[.GV7]" office:value-type="float" office:value="0.279730618247462" calcext:value-type="float">
            <text:p>0.2797306182</text:p>
          </table:table-cell>
          <table:table-cell table:formula="of:=([.GW7]-[.GW14])*100/[.GW7]" office:value-type="float" office:value="10.6324209922158" calcext:value-type="float">
            <text:p>10.6324209922</text:p>
          </table:table-cell>
          <table:table-cell table:number-columns-repeated="7"/>
          <table:table-cell table:formula="of:=([.HE7]-[.HE14])*100/[.HE7]" office:value-type="float" office:value="0.995545447204802" calcext:value-type="float">
            <text:p>0.9955454472</text:p>
          </table:table-cell>
          <table:table-cell table:formula="of:=([.HF7]-[.HF14])*100/[.HF7]" office:value-type="float" office:value="2.72208139502493" calcext:value-type="float">
            <text:p>2.722081395</text:p>
          </table:table-cell>
          <table:table-cell table:formula="of:=([.HG7]-[.HG14])*100/[.HG7]" office:value-type="float" office:value="3.67365027367723" calcext:value-type="float">
            <text:p>3.6736502737</text:p>
          </table:table-cell>
          <table:table-cell table:formula="of:=([.HH7]-[.HH14])*100/[.HH7]" office:value-type="float" office:value="0.739902617627989" calcext:value-type="float">
            <text:p>0.7399026176</text:p>
          </table:table-cell>
          <table:table-cell table:formula="of:=([.HI7]-[.HI14])*100/[.HI7]" office:value-type="float" office:value="22.1768385530269" calcext:value-type="float">
            <text:p>22.176838553</text:p>
          </table:table-cell>
          <table:table-cell table:formula="of:=([.HJ7]-[.HJ14])*100/[.HJ7]" office:value-type="float" office:value="3.4805456916823" calcext:value-type="float">
            <text:p>3.4805456917</text:p>
          </table:table-cell>
          <table:table-cell table:formula="of:=([.HK7]-[.HK14])*100/[.HK7]" office:value-type="float" office:value="-4.5080361755639" calcext:value-type="float">
            <text:p>-4.5080361756</text:p>
          </table:table-cell>
          <table:table-cell table:number-columns-repeated="7"/>
          <table:table-cell table:formula="of:=([.HS7]-[.HS14])*100/[.HS7]" office:value-type="float" office:value="-0.622714942799859" calcext:value-type="float">
            <text:p>-0.6227149428</text:p>
          </table:table-cell>
          <table:table-cell table:formula="of:=([.HT7]-[.HT14])*100/[.HT7]" office:value-type="float" office:value="0.490870958195551" calcext:value-type="float">
            <text:p>0.4908709582</text:p>
          </table:table-cell>
          <table:table-cell table:formula="of:=([.HU7]-[.HU14])*100/[.HU7]" office:value-type="float" office:value="3.9756619624875" calcext:value-type="float">
            <text:p>3.9756619625</text:p>
          </table:table-cell>
          <table:table-cell table:formula="of:=([.HV7]-[.HV14])*100/[.HV7]" office:value-type="float" office:value="-2.76987107422202" calcext:value-type="float">
            <text:p>-2.7698710742</text:p>
          </table:table-cell>
          <table:table-cell table:formula="of:=([.HW7]-[.HW14])*100/[.HW7]" office:value-type="float" office:value="8.30999647354119" calcext:value-type="float">
            <text:p>8.3099964735</text:p>
          </table:table-cell>
          <table:table-cell table:formula="of:=([.HX7]-[.HX14])*100/[.HX7]" office:value-type="float" office:value="0.904912510191465" calcext:value-type="float">
            <text:p>0.9049125102</text:p>
          </table:table-cell>
          <table:table-cell table:formula="of:=([.HY7]-[.HY14])*100/[.HY7]" office:value-type="float" office:value="7.23576452452067" calcext:value-type="float">
            <text:p>7.2357645245</text:p>
          </table:table-cell>
          <table:table-cell table:number-columns-repeated="7"/>
          <table:table-cell table:formula="of:=([.IG7]-[.IG14])*100/[.IG7]" office:value-type="float" office:value="19.8679547376185" calcext:value-type="float">
            <text:p>19.8679547376</text:p>
          </table:table-cell>
          <table:table-cell table:formula="of:=([.IH7]-[.IH14])*100/[.IH7]" office:value-type="float" office:value="-1.02425586078725" calcext:value-type="float">
            <text:p>-1.0242558608</text:p>
          </table:table-cell>
          <table:table-cell table:formula="of:=([.II7]-[.II14])*100/[.II7]" office:value-type="float" office:value="5.52355995345699" calcext:value-type="float">
            <text:p>5.5235599535</text:p>
          </table:table-cell>
          <table:table-cell table:formula="of:=([.IJ7]-[.IJ14])*100/[.IJ7]" office:value-type="float" office:value="18.575936092214" calcext:value-type="float">
            <text:p>18.5759360922</text:p>
          </table:table-cell>
          <table:table-cell table:formula="of:=([.IK7]-[.IK14])*100/[.IK7]" office:value-type="float" office:value="9.79228486646884" calcext:value-type="float">
            <text:p>9.7922848665</text:p>
          </table:table-cell>
          <table:table-cell table:formula="of:=([.IL7]-[.IL14])*100/[.IL7]" office:value-type="float" office:value="8.91119937422633" calcext:value-type="float">
            <text:p>8.9111993742</text:p>
          </table:table-cell>
          <table:table-cell table:formula="of:=([.IM7]-[.IM14])*100/[.IM7]" office:value-type="float" office:value="33.9917887514831" calcext:value-type="float">
            <text:p>33.9917887515</text:p>
          </table:table-cell>
          <table:table-cell table:number-columns-repeated="8"/>
          <table:table-cell table:formula="of:=([.IV7]-[.IV14])*100/[.IV7]" office:value-type="float" office:value="37.0297134642965" calcext:value-type="float">
            <text:p>37.0297134643</text:p>
          </table:table-cell>
          <table:table-cell table:formula="of:=([.IW7]-[.IW14])*100/[.IW7]" office:value-type="float" office:value="28.3645476307056" calcext:value-type="float">
            <text:p>28.3645476307</text:p>
          </table:table-cell>
          <table:table-cell table:formula="of:=([.IX7]-[.IX14])*100/[.IX7]" office:value-type="float" office:value="2.51620751782442" calcext:value-type="float">
            <text:p>2.5162075178</text:p>
          </table:table-cell>
          <table:table-cell table:formula="of:=([.IY7]-[.IY14])*100/[.IY7]" office:value-type="float" office:value="-5.48825203132792" calcext:value-type="float">
            <text:p>-5.4882520313</text:p>
          </table:table-cell>
          <table:table-cell table:formula="of:=([.IZ7]-[.IZ14])*100/[.IZ7]" office:value-type="float" office:value="13.5902102290555" calcext:value-type="float">
            <text:p>13.5902102291</text:p>
          </table:table-cell>
          <table:table-cell table:formula="of:=([.JA7]-[.JA14])*100/[.JA7]" office:value-type="float" office:value="5.5194278367887" calcext:value-type="float">
            <text:p>5.5194278368</text:p>
          </table:table-cell>
          <table:table-cell table:number-columns-repeated="8"/>
          <table:table-cell table:formula="of:=([.JJ7]-[.JJ14])*100/[.JJ7]" office:value-type="float" office:value="17.5840905084691" calcext:value-type="float">
            <text:p>17.5840905085</text:p>
          </table:table-cell>
          <table:table-cell table:formula="of:=([.JK7]-[.JK14])*100/[.JK7]" office:value-type="float" office:value="3.48626638379289" calcext:value-type="float">
            <text:p>3.4862663838</text:p>
          </table:table-cell>
          <table:table-cell table:formula="of:=([.JL7]-[.JL14])*100/[.JL7]" office:value-type="float" office:value="-0.707090773973762" calcext:value-type="float">
            <text:p>-0.707090774</text:p>
          </table:table-cell>
          <table:table-cell table:formula="of:=([.JM7]-[.JM14])*100/[.JM7]" office:value-type="float" office:value="3.31582100557629" calcext:value-type="float">
            <text:p>3.3158210056</text:p>
          </table:table-cell>
          <table:table-cell table:formula="of:=([.JN7]-[.JN14])*100/[.JN7]" office:value-type="float" office:value="13.7530502267104" calcext:value-type="float">
            <text:p>13.7530502267</text:p>
          </table:table-cell>
          <table:table-cell table:formula="of:=([.JO7]-[.JO14])*100/[.JO7]" office:value-type="float" office:value="3.35375831848431" calcext:value-type="float">
            <text:p>3.3537583185</text:p>
          </table:table-cell>
          <table:table-cell table:number-columns-repeated="7"/>
          <table:table-cell table:formula="of:=([.JW7]-[.JW14])*100/[.JW7]" office:value-type="float" office:value="5.6502275702974" calcext:value-type="float">
            <text:p>5.6502275703</text:p>
          </table:table-cell>
          <table:table-cell table:formula="of:=([.JX7]-[.JX14])*100/[.JX7]" office:value-type="float" office:value="9.32961205249076" calcext:value-type="float">
            <text:p>9.3296120525</text:p>
          </table:table-cell>
          <table:table-cell table:formula="of:=([.JY7]-[.JY14])*100/[.JY7]" office:value-type="float" office:value="7.06845926842002" calcext:value-type="float">
            <text:p>7.0684592684</text:p>
          </table:table-cell>
          <table:table-cell table:formula="of:=([.JZ7]-[.JZ14])*100/[.JZ7]" office:value-type="float" office:value="4.97901336732944" calcext:value-type="float">
            <text:p>4.9790133673</text:p>
          </table:table-cell>
          <table:table-cell table:formula="of:=([.KA7]-[.KA14])*100/[.KA7]" office:value-type="float" office:value="10.5119058959676" calcext:value-type="float">
            <text:p>10.511905896</text:p>
          </table:table-cell>
          <table:table-cell table:formula="of:=([.KB7]-[.KB14])*100/[.KB7]" office:value-type="float" office:value="14.9095530940177" calcext:value-type="float">
            <text:p>14.909553094</text:p>
          </table:table-cell>
          <table:table-cell table:formula="of:=([.KC7]-[.KC14])*100/[.KC7]" office:value-type="float" office:value="4.65202539716403" calcext:value-type="float">
            <text:p>4.6520253972</text:p>
          </table:table-cell>
          <table:table-cell table:number-columns-repeated="7"/>
          <table:table-cell table:formula="of:=([.KK7]-[.KK14])*100/[.KK7]" office:value-type="float" office:value="-1.54205217971159" calcext:value-type="float">
            <text:p>-1.5420521797</text:p>
          </table:table-cell>
          <table:table-cell table:formula="of:=([.KL7]-[.KL14])*100/[.KL7]" office:value-type="float" office:value="-0.143048850949621" calcext:value-type="float">
            <text:p>-0.1430488509</text:p>
          </table:table-cell>
          <table:table-cell table:formula="of:=([.KM7]-[.KM14])*100/[.KM7]" office:value-type="float" office:value="-0.730451005840363" calcext:value-type="float">
            <text:p>-0.7304510058</text:p>
          </table:table-cell>
          <table:table-cell table:formula="of:=([.KN7]-[.KN14])*100/[.KN7]" office:value-type="float" office:value="-0.241057012257522" calcext:value-type="float">
            <text:p>-0.2410570123</text:p>
          </table:table-cell>
          <table:table-cell table:formula="of:=([.KO7]-[.KO14])*100/[.KO7]" office:value-type="float" office:value="10.4555158797635" calcext:value-type="float">
            <text:p>10.4555158798</text:p>
          </table:table-cell>
          <table:table-cell table:formula="of:=([.KP7]-[.KP14])*100/[.KP7]" office:value-type="float" office:value="0.70576782672183" calcext:value-type="float">
            <text:p>0.7057678267</text:p>
          </table:table-cell>
          <table:table-cell table:formula="of:=([.KQ7]-[.KQ14])*100/[.KQ7]" office:value-type="float" office:value="8.76511602254849" calcext:value-type="float">
            <text:p>8.7651160225</text:p>
          </table:table-cell>
          <table:table-cell table:number-columns-repeated="7"/>
          <table:table-cell table:formula="of:=([.KY7]-[.KY14])*100/[.KY7]" office:value-type="float" office:value="-0.987469756279875" calcext:value-type="float">
            <text:p>-0.9874697563</text:p>
          </table:table-cell>
          <table:table-cell table:formula="of:=([.KZ7]-[.KZ14])*100/[.KZ7]" office:value-type="float" office:value="4.28315594095299" calcext:value-type="float">
            <text:p>4.283155941</text:p>
          </table:table-cell>
          <table:table-cell table:formula="of:=([.LA7]-[.LA14])*100/[.LA7]" office:value-type="float" office:value="7.24246912072309" calcext:value-type="float">
            <text:p>7.2424691207</text:p>
          </table:table-cell>
          <table:table-cell table:formula="of:=([.LB7]-[.LB14])*100/[.LB7]" office:value-type="float" office:value="0.714205058717254" calcext:value-type="float">
            <text:p>0.7142050587</text:p>
          </table:table-cell>
          <table:table-cell table:formula="of:=([.LC7]-[.LC14])*100/[.LC7]" office:value-type="float" office:value="8.92145441167454" calcext:value-type="float">
            <text:p>8.9214544117</text:p>
          </table:table-cell>
          <table:table-cell table:formula="of:=([.LD7]-[.LD14])*100/[.LD7]" office:value-type="float" office:value="18.6645783306552" calcext:value-type="float">
            <text:p>18.6645783307</text:p>
          </table:table-cell>
          <table:table-cell table:formula="of:=([.LE7]-[.LE14])*100/[.LE7]" office:value-type="float" office:value="5.56950955862706" calcext:value-type="float">
            <text:p>5.5695095586</text:p>
          </table:table-cell>
          <table:table-cell table:number-columns-repeated="8"/>
          <table:table-cell table:formula="of:=([.LN7]-[.LN14])*100/[.LN7]" office:value-type="float" office:value="-1.94539142401401" calcext:value-type="float">
            <text:p>-1.945391424</text:p>
          </table:table-cell>
          <table:table-cell table:formula="of:=([.LO7]-[.LO14])*100/[.LO7]" office:value-type="float" office:value="1.93935308699528" calcext:value-type="float">
            <text:p>1.939353087</text:p>
          </table:table-cell>
          <table:table-cell table:formula="of:=([.LP7]-[.LP14])*100/[.LP7]" office:value-type="float" office:value="24.2900092847774" calcext:value-type="float">
            <text:p>24.2900092848</text:p>
          </table:table-cell>
          <table:table-cell table:formula="of:=([.LQ7]-[.LQ14])*100/[.LQ7]" office:value-type="float" office:value="-8.29071360589041" calcext:value-type="float">
            <text:p>-8.2907136059</text:p>
          </table:table-cell>
          <table:table-cell table:formula="of:=([.LR7]-[.LR14])*100/[.LR7]" office:value-type="float" office:value="-1.91959069248561" calcext:value-type="float">
            <text:p>-1.9195906925</text:p>
          </table:table-cell>
          <table:table-cell table:formula="of:=([.LS7]-[.LS14])*100/[.LS7]" office:value-type="float" office:value="10.0359902747021" calcext:value-type="float">
            <text:p>10.0359902747</text:p>
          </table:table-cell>
          <table:table-cell table:number-columns-repeated="8"/>
          <table:table-cell table:formula="of:=([.MB7]-[.MB14])*100/[.MB7]" office:value-type="float" office:value="8.78563288444911" calcext:value-type="float">
            <text:p>8.7856328844</text:p>
          </table:table-cell>
          <table:table-cell table:formula="of:=([.MC7]-[.MC14])*100/[.MC7]" office:value-type="float" office:value="8.43557010572297" calcext:value-type="float">
            <text:p>8.4355701057</text:p>
          </table:table-cell>
          <table:table-cell table:formula="of:=([.MD7]-[.MD14])*100/[.MD7]" office:value-type="float" office:value="-1.68681553121889" calcext:value-type="float">
            <text:p>-1.6868155312</text:p>
          </table:table-cell>
          <table:table-cell table:formula="of:=([.ME7]-[.ME14])*100/[.ME7]" office:value-type="float" office:value="0.343484921079447" calcext:value-type="float">
            <text:p>0.3434849211</text:p>
          </table:table-cell>
          <table:table-cell table:formula="of:=([.MF7]-[.MF14])*100/[.MF7]" office:value-type="float" office:value="0.344646503938539" calcext:value-type="float">
            <text:p>0.3446465039</text:p>
          </table:table-cell>
          <table:table-cell table:formula="of:=([.MG7]-[.MG14])*100/[.MG7]" office:value-type="float" office:value="27.6641316074785" calcext:value-type="float">
            <text:p>27.6641316075</text:p>
          </table:table-cell>
          <table:table-cell table:number-columns-repeated="8"/>
          <table:table-cell table:formula="of:=AVERAGE([.A36:.MN36])" office:value-type="float" office:value="5.33126293935714" calcext:value-type="float">
            <text:p>5.3312629394</text:p>
          </table:table-cell>
        </table:table-row>
        <table:table-row table:style-name="ro1">
          <table:covered-table-cell/>
          <table:table-cell/>
          <table:table-cell table:formula="of:=([.C8]-[.C15])*100/[.C8]" office:value-type="float" office:value="11.3672273148591" calcext:value-type="float">
            <text:p>11.3672273149</text:p>
          </table:table-cell>
          <table:table-cell table:formula="of:=([.D8]-[.D15])*100/[.D8]" office:value-type="float" office:value="1.91816077957928" calcext:value-type="float">
            <text:p>1.9181607796</text:p>
          </table:table-cell>
          <table:table-cell table:formula="of:=([.E8]-[.E15])*100/[.E8]" office:value-type="float" office:value="-0.978869478983904" calcext:value-type="float">
            <text:p>-0.978869479</text:p>
          </table:table-cell>
          <table:table-cell table:formula="of:=([.F8]-[.F15])*100/[.F8]" office:value-type="float" office:value="1.8248673182853" calcext:value-type="float">
            <text:p>1.8248673183</text:p>
          </table:table-cell>
          <table:table-cell table:formula="of:=([.G8]-[.G15])*100/[.G8]" office:value-type="float" office:value="2.96615122283263" calcext:value-type="float">
            <text:p>2.9661512228</text:p>
          </table:table-cell>
          <table:table-cell table:formula="of:=([.H8]-[.H15])*100/[.H8]" office:value-type="float" office:value="5.81474470796373" calcext:value-type="float">
            <text:p>5.814744708</text:p>
          </table:table-cell>
          <table:table-cell table:formula="of:=([.I8]-[.I15])*100/[.I8]" office:value-type="float" office:value="6.59397794871011" calcext:value-type="float">
            <text:p>6.5939779487</text:p>
          </table:table-cell>
          <table:table-cell table:number-columns-repeated="7"/>
          <table:table-cell table:formula="of:=([.Q8]-[.Q15])*100/[.Q8]" office:value-type="float" office:value="-0.296328276782385" calcext:value-type="float">
            <text:p>-0.2963282768</text:p>
          </table:table-cell>
          <table:table-cell table:formula="of:=([.R8]-[.R15])*100/[.R8]" office:value-type="float" office:value="5.10215111879797" calcext:value-type="float">
            <text:p>5.1021511188</text:p>
          </table:table-cell>
          <table:table-cell table:formula="of:=([.S8]-[.S15])*100/[.S8]" office:value-type="float" office:value="25.9840780742252" calcext:value-type="float">
            <text:p>25.9840780742</text:p>
          </table:table-cell>
          <table:table-cell table:formula="of:=([.T8]-[.T15])*100/[.T8]" office:value-type="float" office:value="2.62010411264143" calcext:value-type="float">
            <text:p>2.6201041126</text:p>
          </table:table-cell>
          <table:table-cell table:formula="of:=([.U8]-[.U15])*100/[.U8]" office:value-type="float" office:value="10.5030384875084" calcext:value-type="float">
            <text:p>10.5030384875</text:p>
          </table:table-cell>
          <table:table-cell table:formula="of:=([.V8]-[.V15])*100/[.V8]" office:value-type="float" office:value="-4.67079481411413" calcext:value-type="float">
            <text:p>-4.6707948141</text:p>
          </table:table-cell>
          <table:table-cell table:formula="of:=([.W8]-[.W15])*100/[.W8]" office:value-type="float" office:value="4.22231546331859" calcext:value-type="float">
            <text:p>4.2223154633</text:p>
          </table:table-cell>
          <table:table-cell table:number-columns-repeated="7"/>
          <table:table-cell table:formula="of:=([.AE8]-[.AE15])*100/[.AE8]" office:value-type="float" office:value="-5.00948974377692" calcext:value-type="float">
            <text:p>-5.0094897438</text:p>
          </table:table-cell>
          <table:table-cell table:formula="of:=([.AF8]-[.AF15])*100/[.AF8]" office:value-type="float" office:value="0.846109605649712" calcext:value-type="float">
            <text:p>0.8461096056</text:p>
          </table:table-cell>
          <table:table-cell table:formula="of:=([.AG8]-[.AG15])*100/[.AG8]" office:value-type="float" office:value="7.75565416657087" calcext:value-type="float">
            <text:p>7.7556541666</text:p>
          </table:table-cell>
          <table:table-cell table:formula="of:=([.AH8]-[.AH15])*100/[.AH8]" office:value-type="float" office:value="-3.54783641356788" calcext:value-type="float">
            <text:p>-3.5478364136</text:p>
          </table:table-cell>
          <table:table-cell table:formula="of:=([.AI8]-[.AI15])*100/[.AI8]" office:value-type="float" office:value="26.8135832483727" calcext:value-type="float">
            <text:p>26.8135832484</text:p>
          </table:table-cell>
          <table:table-cell table:formula="of:=([.AJ8]-[.AJ15])*100/[.AJ8]" office:value-type="float" office:value="-1.20306079070427" calcext:value-type="float">
            <text:p>-1.2030607907</text:p>
          </table:table-cell>
          <table:table-cell table:formula="of:=([.AK8]-[.AK15])*100/[.AK8]" office:value-type="float" office:value="6.35973967814541" calcext:value-type="float">
            <text:p>6.3597396781</text:p>
          </table:table-cell>
          <table:table-cell table:number-columns-repeated="8"/>
          <table:table-cell table:formula="of:=([.AT8]-[.AT15])*100/[.AT8]" office:value-type="float" office:value="-4.54856454746983" calcext:value-type="float">
            <text:p>-4.5485645475</text:p>
          </table:table-cell>
          <table:table-cell table:formula="of:=([.AU8]-[.AU15])*100/[.AU8]" office:value-type="float" office:value="11.3676147213703" calcext:value-type="float">
            <text:p>11.3676147214</text:p>
          </table:table-cell>
          <table:table-cell table:formula="of:=([.AV8]-[.AV15])*100/[.AV8]" office:value-type="float" office:value="12.5392580097438" calcext:value-type="float">
            <text:p>12.5392580097</text:p>
          </table:table-cell>
          <table:table-cell table:formula="of:=([.AW8]-[.AW15])*100/[.AW8]" office:value-type="float" office:value="21.0355700940088" calcext:value-type="float">
            <text:p>21.035570094</text:p>
          </table:table-cell>
          <table:table-cell table:formula="of:=([.AX8]-[.AX15])*100/[.AX8]" office:value-type="float" office:value="0.318420064041788" calcext:value-type="float">
            <text:p>0.318420064</text:p>
          </table:table-cell>
          <table:table-cell table:formula="of:=([.AY8]-[.AY15])*100/[.AY8]" office:value-type="float" office:value="4.52659354033227" calcext:value-type="float">
            <text:p>4.5265935403</text:p>
          </table:table-cell>
          <table:table-cell table:number-columns-repeated="8"/>
          <table:table-cell table:formula="of:=([.BH8]-[.BH15])*100/[.BH8]" office:value-type="float" office:value="15.8860520723357" calcext:value-type="float">
            <text:p>15.8860520723</text:p>
          </table:table-cell>
          <table:table-cell table:formula="of:=([.BI8]-[.BI15])*100/[.BI8]" office:value-type="float" office:value="9.7220438993075" calcext:value-type="float">
            <text:p>9.7220438993</text:p>
          </table:table-cell>
          <table:table-cell table:formula="of:=([.BJ8]-[.BJ15])*100/[.BJ8]" office:value-type="float" office:value="3.25293815787827" calcext:value-type="float">
            <text:p>3.2529381579</text:p>
          </table:table-cell>
          <table:table-cell table:formula="of:=([.BK8]-[.BK15])*100/[.BK8]" office:value-type="float" office:value="7.49161276628362" calcext:value-type="float">
            <text:p>7.4916127663</text:p>
          </table:table-cell>
          <table:table-cell table:formula="of:=([.BL8]-[.BL15])*100/[.BL8]" office:value-type="float" office:value="19.7950988634999" calcext:value-type="float">
            <text:p>19.7950988635</text:p>
          </table:table-cell>
          <table:table-cell table:formula="of:=([.BM8]-[.BM15])*100/[.BM8]" office:value-type="float" office:value="1.61469700707901" calcext:value-type="float">
            <text:p>1.6146970071</text:p>
          </table:table-cell>
          <table:table-cell table:number-columns-repeated="7"/>
          <table:table-cell table:formula="of:=([.BU8]-[.BU15])*100/[.BU8]" office:value-type="float" office:value="2.416392808815" calcext:value-type="float">
            <text:p>2.4163928088</text:p>
          </table:table-cell>
          <table:table-cell table:formula="of:=([.BV8]-[.BV15])*100/[.BV8]" office:value-type="float" office:value="4.7199513607464" calcext:value-type="float">
            <text:p>4.7199513607</text:p>
          </table:table-cell>
          <table:table-cell table:formula="of:=([.BW8]-[.BW15])*100/[.BW8]" office:value-type="float" office:value="6.39931917720074" calcext:value-type="float">
            <text:p>6.3993191772</text:p>
          </table:table-cell>
          <table:table-cell table:formula="of:=([.BX8]-[.BX15])*100/[.BX8]" office:value-type="float" office:value="-8.33292477079642" calcext:value-type="float">
            <text:p>-8.3329247708</text:p>
          </table:table-cell>
          <table:table-cell table:formula="of:=([.BY8]-[.BY15])*100/[.BY8]" office:value-type="float" office:value="6.08681118483729" calcext:value-type="float">
            <text:p>6.0868111848</text:p>
          </table:table-cell>
          <table:table-cell table:formula="of:=([.BZ8]-[.BZ15])*100/[.BZ8]" office:value-type="float" office:value="4.94112351644713" calcext:value-type="float">
            <text:p>4.9411235164</text:p>
          </table:table-cell>
          <table:table-cell table:formula="of:=([.CA8]-[.CA15])*100/[.CA8]" office:value-type="float" office:value="4.07067786725565" calcext:value-type="float">
            <text:p>4.0706778673</text:p>
          </table:table-cell>
          <table:table-cell table:number-columns-repeated="7"/>
          <table:table-cell table:formula="of:=([.CI8]-[.CI15])*100/[.CI8]" office:value-type="float" office:value="-1.09077040427155" calcext:value-type="float">
            <text:p>-1.0907704043</text:p>
          </table:table-cell>
          <table:table-cell table:formula="of:=([.CJ8]-[.CJ15])*100/[.CJ8]" office:value-type="float" office:value="4.72472910095869" calcext:value-type="float">
            <text:p>4.724729101</text:p>
          </table:table-cell>
          <table:table-cell table:formula="of:=([.CK8]-[.CK15])*100/[.CK8]" office:value-type="float" office:value="2.30882487068235" calcext:value-type="float">
            <text:p>2.3088248707</text:p>
          </table:table-cell>
          <table:table-cell table:formula="of:=([.CL8]-[.CL15])*100/[.CL8]" office:value-type="float" office:value="0.617308067982028" calcext:value-type="float">
            <text:p>0.617308068</text:p>
          </table:table-cell>
          <table:table-cell table:formula="of:=([.CM8]-[.CM15])*100/[.CM8]" office:value-type="float" office:value="7.74029654719524" calcext:value-type="float">
            <text:p>7.7402965472</text:p>
          </table:table-cell>
          <table:table-cell table:formula="of:=([.CN8]-[.CN15])*100/[.CN8]" office:value-type="float" office:value="1.60753962928168" calcext:value-type="float">
            <text:p>1.6075396293</text:p>
          </table:table-cell>
          <table:table-cell table:formula="of:=([.CO8]-[.CO15])*100/[.CO8]" office:value-type="float" office:value="10.3394939560941" calcext:value-type="float">
            <text:p>10.3394939561</text:p>
          </table:table-cell>
          <table:table-cell table:number-columns-repeated="7"/>
          <table:table-cell table:formula="of:=([.CW8]-[.CW15])*100/[.CW8]" office:value-type="float" office:value="18.009134014021" calcext:value-type="float">
            <text:p>18.009134014</text:p>
          </table:table-cell>
          <table:table-cell table:formula="of:=([.CX8]-[.CX15])*100/[.CX8]" office:value-type="float" office:value="0.767370410081593" calcext:value-type="float">
            <text:p>0.7673704101</text:p>
          </table:table-cell>
          <table:table-cell table:formula="of:=([.CY8]-[.CY15])*100/[.CY8]" office:value-type="float" office:value="20.2713132886313" calcext:value-type="float">
            <text:p>20.2713132886</text:p>
          </table:table-cell>
          <table:table-cell table:formula="of:=([.CZ8]-[.CZ15])*100/[.CZ8]" office:value-type="float" office:value="3.68512171854574" calcext:value-type="float">
            <text:p>3.6851217185</text:p>
          </table:table-cell>
          <table:table-cell table:formula="of:=([.DA8]-[.DA15])*100/[.DA8]" office:value-type="float" office:value="29.723439211391" calcext:value-type="float">
            <text:p>29.7234392114</text:p>
          </table:table-cell>
          <table:table-cell table:formula="of:=([.DB8]-[.DB15])*100/[.DB8]" office:value-type="float" office:value="0.952439390220622" calcext:value-type="float">
            <text:p>0.9524393902</text:p>
          </table:table-cell>
          <table:table-cell table:formula="of:=([.DC8]-[.DC15])*100/[.DC8]" office:value-type="float" office:value="24.9021014768022" calcext:value-type="float">
            <text:p>24.9021014768</text:p>
          </table:table-cell>
          <table:table-cell table:number-columns-repeated="8"/>
          <table:table-cell table:formula="of:=([.DL8]-[.DL15])*100/[.DL8]" office:value-type="float" office:value="-1.22422624189594" calcext:value-type="float">
            <text:p>-1.2242262419</text:p>
          </table:table-cell>
          <table:table-cell table:formula="of:=([.DM8]-[.DM15])*100/[.DM8]" office:value-type="float" office:value="3.2066176442442" calcext:value-type="float">
            <text:p>3.2066176442</text:p>
          </table:table-cell>
          <table:table-cell table:formula="of:=([.DN8]-[.DN15])*100/[.DN8]" office:value-type="float" office:value="0.168934051729654" calcext:value-type="float">
            <text:p>0.1689340517</text:p>
          </table:table-cell>
          <table:table-cell table:formula="of:=([.DO8]-[.DO15])*100/[.DO8]" office:value-type="float" office:value="11.7000263365815" calcext:value-type="float">
            <text:p>11.7000263366</text:p>
          </table:table-cell>
          <table:table-cell table:formula="of:=([.DP8]-[.DP15])*100/[.DP8]" office:value-type="float" office:value="-0.264059377676277" calcext:value-type="float">
            <text:p>-0.2640593777</text:p>
          </table:table-cell>
          <table:table-cell table:formula="of:=([.DQ8]-[.DQ15])*100/[.DQ8]" office:value-type="float" office:value="21.5861110157564" calcext:value-type="float">
            <text:p>21.5861110158</text:p>
          </table:table-cell>
          <table:table-cell table:number-columns-repeated="8"/>
          <table:table-cell table:formula="of:=([.DZ8]-[.DZ15])*100/[.DZ8]" office:value-type="float" office:value="1.47469368763894" calcext:value-type="float">
            <text:p>1.4746936876</text:p>
          </table:table-cell>
          <table:table-cell table:formula="of:=([.EA8]-[.EA15])*100/[.EA8]" office:value-type="float" office:value="9.91334526151596" calcext:value-type="float">
            <text:p>9.9133452615</text:p>
          </table:table-cell>
          <table:table-cell table:formula="of:=([.EB8]-[.EB15])*100/[.EB8]" office:value-type="float" office:value="3.37711422795364" calcext:value-type="float">
            <text:p>3.377114228</text:p>
          </table:table-cell>
          <table:table-cell table:formula="of:=([.EC8]-[.EC15])*100/[.EC8]" office:value-type="float" office:value="1.52346897663175" calcext:value-type="float">
            <text:p>1.5234689766</text:p>
          </table:table-cell>
          <table:table-cell table:formula="of:=([.ED8]-[.ED15])*100/[.ED8]" office:value-type="float" office:value="2.09555741827326" calcext:value-type="float">
            <text:p>2.0955574183</text:p>
          </table:table-cell>
          <table:table-cell table:formula="of:=([.EE8]-[.EE15])*100/[.EE8]" office:value-type="float" office:value="2.68182715002886" calcext:value-type="float">
            <text:p>2.68182715</text:p>
          </table:table-cell>
          <table:table-cell table:number-columns-repeated="7"/>
          <table:table-cell table:formula="of:=([.EM8]-[.EM15])*100/[.EM8]" office:value-type="float" office:value="6.7516628622518" calcext:value-type="float">
            <text:p>6.7516628623</text:p>
          </table:table-cell>
          <table:table-cell table:formula="of:=([.EN8]-[.EN15])*100/[.EN8]" office:value-type="float" office:value="2.32085377105583" calcext:value-type="float">
            <text:p>2.3208537711</text:p>
          </table:table-cell>
          <table:table-cell table:formula="of:=([.EO8]-[.EO15])*100/[.EO8]" office:value-type="float" office:value="2.09711007660599" calcext:value-type="float">
            <text:p>2.0971100766</text:p>
          </table:table-cell>
          <table:table-cell table:formula="of:=([.EP8]-[.EP15])*100/[.EP8]" office:value-type="float" office:value="3.95431476168366" calcext:value-type="float">
            <text:p>3.9543147617</text:p>
          </table:table-cell>
          <table:table-cell table:formula="of:=([.EQ8]-[.EQ15])*100/[.EQ8]" office:value-type="float" office:value="-0.865469539735989" calcext:value-type="float">
            <text:p>-0.8654695397</text:p>
          </table:table-cell>
          <table:table-cell table:formula="of:=([.ER8]-[.ER15])*100/[.ER8]" office:value-type="float" office:value="6.72176612230691" calcext:value-type="float">
            <text:p>6.7217661223</text:p>
          </table:table-cell>
          <table:table-cell table:formula="of:=([.ES8]-[.ES15])*100/[.ES8]" office:value-type="float" office:value="-3.96202412854655" calcext:value-type="float">
            <text:p>-3.9620241285</text:p>
          </table:table-cell>
          <table:table-cell table:number-columns-repeated="7"/>
          <table:table-cell table:formula="of:=([.FA8]-[.FA15])*100/[.FA8]" office:value-type="float" office:value="1.56581308106345" calcext:value-type="float">
            <text:p>1.5658130811</text:p>
          </table:table-cell>
          <table:table-cell table:formula="of:=([.FB8]-[.FB15])*100/[.FB8]" office:value-type="float" office:value="8.86190072125583" calcext:value-type="float">
            <text:p>8.8619007213</text:p>
          </table:table-cell>
          <table:table-cell table:formula="of:=([.FC8]-[.FC15])*100/[.FC8]" office:value-type="float" office:value="11.5429216353816" calcext:value-type="float">
            <text:p>11.5429216354</text:p>
          </table:table-cell>
          <table:table-cell table:formula="of:=([.FD8]-[.FD15])*100/[.FD8]" office:value-type="float" office:value="-0.301306284388217" calcext:value-type="float">
            <text:p>-0.3013062844</text:p>
          </table:table-cell>
          <table:table-cell table:formula="of:=([.FE8]-[.FE15])*100/[.FE8]" office:value-type="float" office:value="26.5125424077311" calcext:value-type="float">
            <text:p>26.5125424077</text:p>
          </table:table-cell>
          <table:table-cell table:formula="of:=([.FF8]-[.FF15])*100/[.FF8]" office:value-type="float" office:value="-0.316229012701574" calcext:value-type="float">
            <text:p>-0.3162290127</text:p>
          </table:table-cell>
          <table:table-cell table:formula="of:=([.FG8]-[.FG15])*100/[.FG8]" office:value-type="float" office:value="-7.36322479985677" calcext:value-type="float">
            <text:p>-7.3632247999</text:p>
          </table:table-cell>
          <table:table-cell table:number-columns-repeated="7"/>
          <table:table-cell table:formula="of:=([.FO8]-[.FO15])*100/[.FO8]" office:value-type="float" office:value="19.0650707629927" calcext:value-type="float">
            <text:p>19.065070763</text:p>
          </table:table-cell>
          <table:table-cell table:formula="of:=([.FP8]-[.FP15])*100/[.FP8]" office:value-type="float" office:value="-2.8139002532632" calcext:value-type="float">
            <text:p>-2.8139002533</text:p>
          </table:table-cell>
          <table:table-cell table:formula="of:=([.FQ8]-[.FQ15])*100/[.FQ8]" office:value-type="float" office:value="17.1912616190597" calcext:value-type="float">
            <text:p>17.1912616191</text:p>
          </table:table-cell>
          <table:table-cell table:formula="of:=([.FR8]-[.FR15])*100/[.FR8]" office:value-type="float" office:value="0.954788303556041" calcext:value-type="float">
            <text:p>0.9547883036</text:p>
          </table:table-cell>
          <table:table-cell table:formula="of:=([.FS8]-[.FS15])*100/[.FS8]" office:value-type="float" office:value="20.2269819652511" calcext:value-type="float">
            <text:p>20.2269819653</text:p>
          </table:table-cell>
          <table:table-cell table:formula="of:=([.FT8]-[.FT15])*100/[.FT8]" office:value-type="float" office:value="-3.04517048569236" calcext:value-type="float">
            <text:p>-3.0451704857</text:p>
          </table:table-cell>
          <table:table-cell table:formula="of:=([.FU8]-[.FU15])*100/[.FU8]" office:value-type="float" office:value="4.84300989307485" calcext:value-type="float">
            <text:p>4.8430098931</text:p>
          </table:table-cell>
          <table:table-cell table:number-columns-repeated="8"/>
          <table:table-cell table:formula="of:=([.GD8]-[.GD15])*100/[.GD8]" office:value-type="float" office:value="-2.47852650208509" calcext:value-type="float">
            <text:p>-2.4785265021</text:p>
          </table:table-cell>
          <table:table-cell table:formula="of:=([.GE8]-[.GE15])*100/[.GE8]" office:value-type="float" office:value="2.85799551838312" calcext:value-type="float">
            <text:p>2.8579955184</text:p>
          </table:table-cell>
          <table:table-cell table:formula="of:=([.GF8]-[.GF15])*100/[.GF8]" office:value-type="float" office:value="22.0773707091749" calcext:value-type="float">
            <text:p>22.0773707092</text:p>
          </table:table-cell>
          <table:table-cell table:formula="of:=([.GG8]-[.GG15])*100/[.GG8]" office:value-type="float" office:value="1.01508479671777" calcext:value-type="float">
            <text:p>1.0150847967</text:p>
          </table:table-cell>
          <table:table-cell table:formula="of:=([.GH8]-[.GH15])*100/[.GH8]" office:value-type="float" office:value="-1.14964334496889" calcext:value-type="float">
            <text:p>-1.149643345</text:p>
          </table:table-cell>
          <table:table-cell table:formula="of:=([.GI8]-[.GI15])*100/[.GI8]" office:value-type="float" office:value="6.96105093017654" calcext:value-type="float">
            <text:p>6.9610509302</text:p>
          </table:table-cell>
          <table:table-cell table:number-columns-repeated="8"/>
          <table:table-cell table:formula="of:=([.GR8]-[.GR15])*100/[.GR8]" office:value-type="float" office:value="0.430920763345352" calcext:value-type="float">
            <text:p>0.4309207633</text:p>
          </table:table-cell>
          <table:table-cell table:formula="of:=([.GS8]-[.GS15])*100/[.GS8]" office:value-type="float" office:value="11.3349541555299" calcext:value-type="float">
            <text:p>11.3349541555</text:p>
          </table:table-cell>
          <table:table-cell table:formula="of:=([.GT8]-[.GT15])*100/[.GT8]" office:value-type="float" office:value="4.53186350142053" calcext:value-type="float">
            <text:p>4.5318635014</text:p>
          </table:table-cell>
          <table:table-cell table:formula="of:=([.GU8]-[.GU15])*100/[.GU8]" office:value-type="float" office:value="-0.351455067034806" calcext:value-type="float">
            <text:p>-0.351455067</text:p>
          </table:table-cell>
          <table:table-cell table:formula="of:=([.GV8]-[.GV15])*100/[.GV8]" office:value-type="float" office:value="0.556846165304395" calcext:value-type="float">
            <text:p>0.5568461653</text:p>
          </table:table-cell>
          <table:table-cell table:formula="of:=([.GW8]-[.GW15])*100/[.GW8]" office:value-type="float" office:value="9.53884128830133" calcext:value-type="float">
            <text:p>9.5388412883</text:p>
          </table:table-cell>
          <table:table-cell table:number-columns-repeated="7"/>
          <table:table-cell table:formula="of:=([.HE8]-[.HE15])*100/[.HE8]" office:value-type="float" office:value="2.0097084461296" calcext:value-type="float">
            <text:p>2.0097084461</text:p>
          </table:table-cell>
          <table:table-cell table:formula="of:=([.HF8]-[.HF15])*100/[.HF8]" office:value-type="float" office:value="7.38882956737393" calcext:value-type="float">
            <text:p>7.3888295674</text:p>
          </table:table-cell>
          <table:table-cell table:formula="of:=([.HG8]-[.HG15])*100/[.HG8]" office:value-type="float" office:value="6.62120666393988" calcext:value-type="float">
            <text:p>6.6212066639</text:p>
          </table:table-cell>
          <table:table-cell table:formula="of:=([.HH8]-[.HH15])*100/[.HH8]" office:value-type="float" office:value="3.83825092362974" calcext:value-type="float">
            <text:p>3.8382509236</text:p>
          </table:table-cell>
          <table:table-cell table:formula="of:=([.HI8]-[.HI15])*100/[.HI8]" office:value-type="float" office:value="16.9197338115249" calcext:value-type="float">
            <text:p>16.9197338115</text:p>
          </table:table-cell>
          <table:table-cell table:formula="of:=([.HJ8]-[.HJ15])*100/[.HJ8]" office:value-type="float" office:value="3.56795733615588" calcext:value-type="float">
            <text:p>3.5679573362</text:p>
          </table:table-cell>
          <table:table-cell table:formula="of:=([.HK8]-[.HK15])*100/[.HK8]" office:value-type="float" office:value="10.5241929159001" calcext:value-type="float">
            <text:p>10.5241929159</text:p>
          </table:table-cell>
          <table:table-cell table:number-columns-repeated="7"/>
          <table:table-cell table:formula="of:=([.HS8]-[.HS15])*100/[.HS8]" office:value-type="float" office:value="-0.351503759398496" calcext:value-type="float">
            <text:p>-0.3515037594</text:p>
          </table:table-cell>
          <table:table-cell table:formula="of:=([.HT8]-[.HT15])*100/[.HT8]" office:value-type="float" office:value="3.40739585769601" calcext:value-type="float">
            <text:p>3.4073958577</text:p>
          </table:table-cell>
          <table:table-cell table:formula="of:=([.HU8]-[.HU15])*100/[.HU8]" office:value-type="float" office:value="4.81174695733148" calcext:value-type="float">
            <text:p>4.8117469573</text:p>
          </table:table-cell>
          <table:table-cell table:formula="of:=([.HV8]-[.HV15])*100/[.HV8]" office:value-type="float" office:value="2.81609415001337" calcext:value-type="float">
            <text:p>2.81609415</text:p>
          </table:table-cell>
          <table:table-cell table:formula="of:=([.HW8]-[.HW15])*100/[.HW8]" office:value-type="float" office:value="7.21523138798267" calcext:value-type="float">
            <text:p>7.215231388</text:p>
          </table:table-cell>
          <table:table-cell table:formula="of:=([.HX8]-[.HX15])*100/[.HX8]" office:value-type="float" office:value="-5.12308564946115" calcext:value-type="float">
            <text:p>-5.1230856495</text:p>
          </table:table-cell>
          <table:table-cell table:formula="of:=([.HY8]-[.HY15])*100/[.HY8]" office:value-type="float" office:value="18.5432005197055" calcext:value-type="float">
            <text:p>18.5432005197</text:p>
          </table:table-cell>
          <table:table-cell table:number-columns-repeated="7"/>
          <table:table-cell table:formula="of:=([.IG8]-[.IG15])*100/[.IG8]" office:value-type="float" office:value="-15.0530951450794" calcext:value-type="float">
            <text:p>-15.0530951451</text:p>
          </table:table-cell>
          <table:table-cell table:formula="of:=([.IH8]-[.IH15])*100/[.IH8]" office:value-type="float" office:value="18.7129558014371" calcext:value-type="float">
            <text:p>18.7129558014</text:p>
          </table:table-cell>
          <table:table-cell table:formula="of:=([.II8]-[.II15])*100/[.II8]" office:value-type="float" office:value="1.08508792036412" calcext:value-type="float">
            <text:p>1.0850879204</text:p>
          </table:table-cell>
          <table:table-cell table:formula="of:=([.IJ8]-[.IJ15])*100/[.IJ8]" office:value-type="float" office:value="0.365687255526244" calcext:value-type="float">
            <text:p>0.3656872555</text:p>
          </table:table-cell>
          <table:table-cell table:formula="of:=([.IK8]-[.IK15])*100/[.IK8]" office:value-type="float" office:value="9.40678228075056" calcext:value-type="float">
            <text:p>9.4067822808</text:p>
          </table:table-cell>
          <table:table-cell table:formula="of:=([.IL8]-[.IL15])*100/[.IL8]" office:value-type="float" office:value="0.945459963563219" calcext:value-type="float">
            <text:p>0.9454599636</text:p>
          </table:table-cell>
          <table:table-cell table:formula="of:=([.IM8]-[.IM15])*100/[.IM8]" office:value-type="float" office:value="19.9428709365948" calcext:value-type="float">
            <text:p>19.9428709366</text:p>
          </table:table-cell>
          <table:table-cell table:number-columns-repeated="8"/>
          <table:table-cell table:formula="of:=([.IV8]-[.IV15])*100/[.IV8]" office:value-type="float" office:value="25.5617086278576" calcext:value-type="float">
            <text:p>25.5617086279</text:p>
          </table:table-cell>
          <table:table-cell table:formula="of:=([.IW8]-[.IW15])*100/[.IW8]" office:value-type="float" office:value="22.3638338501428" calcext:value-type="float">
            <text:p>22.3638338501</text:p>
          </table:table-cell>
          <table:table-cell table:formula="of:=([.IX8]-[.IX15])*100/[.IX8]" office:value-type="float" office:value="4.76040734379913" calcext:value-type="float">
            <text:p>4.7604073438</text:p>
          </table:table-cell>
          <table:table-cell table:formula="of:=([.IY8]-[.IY15])*100/[.IY8]" office:value-type="float" office:value="5.52385802076221" calcext:value-type="float">
            <text:p>5.5238580208</text:p>
          </table:table-cell>
          <table:table-cell table:formula="of:=([.IZ8]-[.IZ15])*100/[.IZ8]" office:value-type="float" office:value="-3.49796871501232" calcext:value-type="float">
            <text:p>-3.497968715</text:p>
          </table:table-cell>
          <table:table-cell table:formula="of:=([.JA8]-[.JA15])*100/[.JA8]" office:value-type="float" office:value="5.63655733570763" calcext:value-type="float">
            <text:p>5.6365573357</text:p>
          </table:table-cell>
          <table:table-cell table:number-columns-repeated="8"/>
          <table:table-cell table:formula="of:=([.JJ8]-[.JJ15])*100/[.JJ8]" office:value-type="float" office:value="3.73371101311778" calcext:value-type="float">
            <text:p>3.7337110131</text:p>
          </table:table-cell>
          <table:table-cell table:formula="of:=([.JK8]-[.JK15])*100/[.JK8]" office:value-type="float" office:value="3.40789753065874" calcext:value-type="float">
            <text:p>3.4078975307</text:p>
          </table:table-cell>
          <table:table-cell table:formula="of:=([.JL8]-[.JL15])*100/[.JL8]" office:value-type="float" office:value="5.68839818787315" calcext:value-type="float">
            <text:p>5.6883981879</text:p>
          </table:table-cell>
          <table:table-cell table:formula="of:=([.JM8]-[.JM15])*100/[.JM8]" office:value-type="float" office:value="5.93416061363936" calcext:value-type="float">
            <text:p>5.9341606136</text:p>
          </table:table-cell>
          <table:table-cell table:formula="of:=([.JN8]-[.JN15])*100/[.JN8]" office:value-type="float" office:value="-1.56636003120531" calcext:value-type="float">
            <text:p>-1.5663600312</text:p>
          </table:table-cell>
          <table:table-cell table:formula="of:=([.JO8]-[.JO15])*100/[.JO8]" office:value-type="float" office:value="2.93061516716058" calcext:value-type="float">
            <text:p>2.9306151672</text:p>
          </table:table-cell>
          <table:table-cell table:number-columns-repeated="7"/>
          <table:table-cell table:formula="of:=([.JW8]-[.JW15])*100/[.JW8]" office:value-type="float" office:value="6.10324572343603" calcext:value-type="float">
            <text:p>6.1032457234</text:p>
          </table:table-cell>
          <table:table-cell table:formula="of:=([.JX8]-[.JX15])*100/[.JX8]" office:value-type="float" office:value="0.633700956658135" calcext:value-type="float">
            <text:p>0.6337009567</text:p>
          </table:table-cell>
          <table:table-cell table:formula="of:=([.JY8]-[.JY15])*100/[.JY8]" office:value-type="float" office:value="26.2771904290151" calcext:value-type="float">
            <text:p>26.277190429</text:p>
          </table:table-cell>
          <table:table-cell table:formula="of:=([.JZ8]-[.JZ15])*100/[.JZ8]" office:value-type="float" office:value="4.77942918048318" calcext:value-type="float">
            <text:p>4.7794291805</text:p>
          </table:table-cell>
          <table:table-cell table:formula="of:=([.KA8]-[.KA15])*100/[.KA8]" office:value-type="float" office:value="5.49643679068448" calcext:value-type="float">
            <text:p>5.4964367907</text:p>
          </table:table-cell>
          <table:table-cell table:formula="of:=([.KB8]-[.KB15])*100/[.KB8]" office:value-type="float" office:value="2.44230659711749" calcext:value-type="float">
            <text:p>2.4423065971</text:p>
          </table:table-cell>
          <table:table-cell table:formula="of:=([.KC8]-[.KC15])*100/[.KC8]" office:value-type="float" office:value="10.6561763573715" calcext:value-type="float">
            <text:p>10.6561763574</text:p>
          </table:table-cell>
          <table:table-cell table:number-columns-repeated="7"/>
          <table:table-cell table:formula="of:=([.KK8]-[.KK15])*100/[.KK8]" office:value-type="float" office:value="-6.03004111773097" calcext:value-type="float">
            <text:p>-6.0300411177</text:p>
          </table:table-cell>
          <table:table-cell table:formula="of:=([.KL8]-[.KL15])*100/[.KL8]" office:value-type="float" office:value="-2.93579975703191" calcext:value-type="float">
            <text:p>-2.935799757</text:p>
          </table:table-cell>
          <table:table-cell table:formula="of:=([.KM8]-[.KM15])*100/[.KM8]" office:value-type="float" office:value="6.42498378995655" calcext:value-type="float">
            <text:p>6.42498379</text:p>
          </table:table-cell>
          <table:table-cell table:formula="of:=([.KN8]-[.KN15])*100/[.KN8]" office:value-type="float" office:value="18.8616054438338" calcext:value-type="float">
            <text:p>18.8616054438</text:p>
          </table:table-cell>
          <table:table-cell table:formula="of:=([.KO8]-[.KO15])*100/[.KO8]" office:value-type="float" office:value="7.92695320439657" calcext:value-type="float">
            <text:p>7.9269532044</text:p>
          </table:table-cell>
          <table:table-cell table:formula="of:=([.KP8]-[.KP15])*100/[.KP8]" office:value-type="float" office:value="0.417100540427339" calcext:value-type="float">
            <text:p>0.4171005404</text:p>
          </table:table-cell>
          <table:table-cell table:formula="of:=([.KQ8]-[.KQ15])*100/[.KQ8]" office:value-type="float" office:value="9.25659681377888" calcext:value-type="float">
            <text:p>9.2565968138</text:p>
          </table:table-cell>
          <table:table-cell table:number-columns-repeated="7"/>
          <table:table-cell table:formula="of:=([.KY8]-[.KY15])*100/[.KY8]" office:value-type="float" office:value="18.5924316031705" calcext:value-type="float">
            <text:p>18.5924316032</text:p>
          </table:table-cell>
          <table:table-cell table:formula="of:=([.KZ8]-[.KZ15])*100/[.KZ8]" office:value-type="float" office:value="-1.22335401836933" calcext:value-type="float">
            <text:p>-1.2233540184</text:p>
          </table:table-cell>
          <table:table-cell table:formula="of:=([.LA8]-[.LA15])*100/[.LA8]" office:value-type="float" office:value="13.678862729148" calcext:value-type="float">
            <text:p>13.6788627291</text:p>
          </table:table-cell>
          <table:table-cell table:formula="of:=([.LB8]-[.LB15])*100/[.LB8]" office:value-type="float" office:value="0.0333732277665255" calcext:value-type="float">
            <text:p>0.0333732278</text:p>
          </table:table-cell>
          <table:table-cell table:formula="of:=([.LC8]-[.LC15])*100/[.LC8]" office:value-type="float" office:value="8.5081596888074" calcext:value-type="float">
            <text:p>8.5081596888</text:p>
          </table:table-cell>
          <table:table-cell table:formula="of:=([.LD8]-[.LD15])*100/[.LD8]" office:value-type="float" office:value="0.0587434369008966" calcext:value-type="float">
            <text:p>0.0587434369</text:p>
          </table:table-cell>
          <table:table-cell table:formula="of:=([.LE8]-[.LE15])*100/[.LE8]" office:value-type="float" office:value="3.99283781440422" calcext:value-type="float">
            <text:p>3.9928378144</text:p>
          </table:table-cell>
          <table:table-cell table:number-columns-repeated="8"/>
          <table:table-cell table:formula="of:=([.LN8]-[.LN15])*100/[.LN8]" office:value-type="float" office:value="-1.07965674186594" calcext:value-type="float">
            <text:p>-1.0796567419</text:p>
          </table:table-cell>
          <table:table-cell table:formula="of:=([.LO8]-[.LO15])*100/[.LO8]" office:value-type="float" office:value="-2.46274162608824" calcext:value-type="float">
            <text:p>-2.4627416261</text:p>
          </table:table-cell>
          <table:table-cell table:formula="of:=([.LP8]-[.LP15])*100/[.LP8]" office:value-type="float" office:value="7.09032498847429" calcext:value-type="float">
            <text:p>7.0903249885</text:p>
          </table:table-cell>
          <table:table-cell table:formula="of:=([.LQ8]-[.LQ15])*100/[.LQ8]" office:value-type="float" office:value="-12.2308773729211" calcext:value-type="float">
            <text:p>-12.2308773729</text:p>
          </table:table-cell>
          <table:table-cell table:formula="of:=([.LR8]-[.LR15])*100/[.LR8]" office:value-type="float" office:value="-5.05258073201248" calcext:value-type="float">
            <text:p>-5.052580732</text:p>
          </table:table-cell>
          <table:table-cell table:formula="of:=([.LS8]-[.LS15])*100/[.LS8]" office:value-type="float" office:value="11.1293158294397" calcext:value-type="float">
            <text:p>11.1293158294</text:p>
          </table:table-cell>
          <table:table-cell table:number-columns-repeated="8"/>
          <table:table-cell table:formula="of:=([.MB8]-[.MB15])*100/[.MB8]" office:value-type="float" office:value="-4.56112231962302" calcext:value-type="float">
            <text:p>-4.5611223196</text:p>
          </table:table-cell>
          <table:table-cell table:formula="of:=([.MC8]-[.MC15])*100/[.MC8]" office:value-type="float" office:value="14.8120940448036" calcext:value-type="float">
            <text:p>14.8120940448</text:p>
          </table:table-cell>
          <table:table-cell table:formula="of:=([.MD8]-[.MD15])*100/[.MD8]" office:value-type="float" office:value="-1.26301203382419" calcext:value-type="float">
            <text:p>-1.2630120338</text:p>
          </table:table-cell>
          <table:table-cell table:formula="of:=([.ME8]-[.ME15])*100/[.ME8]" office:value-type="float" office:value="6.56609578195455" calcext:value-type="float">
            <text:p>6.566095782</text:p>
          </table:table-cell>
          <table:table-cell table:formula="of:=([.MF8]-[.MF15])*100/[.MF8]" office:value-type="float" office:value="18.8489190356426" calcext:value-type="float">
            <text:p>18.8489190356</text:p>
          </table:table-cell>
          <table:table-cell table:formula="of:=([.MG8]-[.MG15])*100/[.MG8]" office:value-type="float" office:value="10.4843190682267" calcext:value-type="float">
            <text:p>10.4843190682</text:p>
          </table:table-cell>
          <table:table-cell table:number-columns-repeated="8"/>
          <table:table-cell table:formula="of:=AVERAGE([.A37:.MN37])" office:value-type="float" office:value="5.77368170779884" calcext:value-type="float">
            <text:p>5.7736817078</text:p>
          </table:table-cell>
        </table:table-row>
        <table:table-row table:style-name="ro1">
          <table:covered-table-cell/>
          <table:table-cell/>
          <table:table-cell table:formula="of:=([.C9]-[.C16])*100/[.C9]" office:value-type="float" office:value="16.5859839647751" calcext:value-type="float">
            <text:p>16.5859839648</text:p>
          </table:table-cell>
          <table:table-cell table:formula="of:=([.D9]-[.D16])*100/[.D9]" office:value-type="float" office:value="1.56504330183253" calcext:value-type="float">
            <text:p>1.5650433018</text:p>
          </table:table-cell>
          <table:table-cell table:formula="of:=([.E9]-[.E16])*100/[.E9]" office:value-type="float" office:value="-13.5128637359246" calcext:value-type="float">
            <text:p>-13.5128637359</text:p>
          </table:table-cell>
          <table:table-cell table:formula="of:=([.F9]-[.F16])*100/[.F9]" office:value-type="float" office:value="0.370634583798633" calcext:value-type="float">
            <text:p>0.3706345838</text:p>
          </table:table-cell>
          <table:table-cell table:formula="of:=([.G9]-[.G16])*100/[.G9]" office:value-type="float" office:value="-0.237139835446915" calcext:value-type="float">
            <text:p>-0.2371398354</text:p>
          </table:table-cell>
          <table:table-cell table:formula="of:=([.H9]-[.H16])*100/[.H9]" office:value-type="float" office:value="0.751814621863382" calcext:value-type="float">
            <text:p>0.7518146219</text:p>
          </table:table-cell>
          <table:table-cell table:formula="of:=([.I9]-[.I16])*100/[.I9]" office:value-type="float" office:value="3.12986547841018" calcext:value-type="float">
            <text:p>3.1298654784</text:p>
          </table:table-cell>
          <table:table-cell table:number-columns-repeated="7"/>
          <table:table-cell table:formula="of:=([.Q9]-[.Q16])*100/[.Q9]" office:value-type="float" office:value="-5.09218445078265" calcext:value-type="float">
            <text:p>-5.0921844508</text:p>
          </table:table-cell>
          <table:table-cell table:formula="of:=([.R9]-[.R16])*100/[.R9]" office:value-type="float" office:value="-1.81048245216427" calcext:value-type="float">
            <text:p>-1.8104824522</text:p>
          </table:table-cell>
          <table:table-cell table:formula="of:=([.S9]-[.S16])*100/[.S9]" office:value-type="float" office:value="5.23216720495082" calcext:value-type="float">
            <text:p>5.232167205</text:p>
          </table:table-cell>
          <table:table-cell table:formula="of:=([.T9]-[.T16])*100/[.T9]" office:value-type="float" office:value="1.70759828700601" calcext:value-type="float">
            <text:p>1.707598287</text:p>
          </table:table-cell>
          <table:table-cell table:formula="of:=([.U9]-[.U16])*100/[.U9]" office:value-type="float" office:value="6.82375204693583" calcext:value-type="float">
            <text:p>6.8237520469</text:p>
          </table:table-cell>
          <table:table-cell table:formula="of:=([.V9]-[.V16])*100/[.V9]" office:value-type="float" office:value="0.1056873756698" calcext:value-type="float">
            <text:p>0.1056873757</text:p>
          </table:table-cell>
          <table:table-cell table:formula="of:=([.W9]-[.W16])*100/[.W9]" office:value-type="float" office:value="1.15049492884879" calcext:value-type="float">
            <text:p>1.1504949288</text:p>
          </table:table-cell>
          <table:table-cell table:number-columns-repeated="7"/>
          <table:table-cell table:formula="of:=([.AE9]-[.AE16])*100/[.AE9]" office:value-type="float" office:value="-0.0883414271382868" calcext:value-type="float">
            <text:p>-0.0883414271</text:p>
          </table:table-cell>
          <table:table-cell table:formula="of:=([.AF9]-[.AF16])*100/[.AF9]" office:value-type="float" office:value="12.3141244432432" calcext:value-type="float">
            <text:p>12.3141244432</text:p>
          </table:table-cell>
          <table:table-cell table:formula="of:=([.AG9]-[.AG16])*100/[.AG9]" office:value-type="float" office:value="21.5902887112968" calcext:value-type="float">
            <text:p>21.5902887113</text:p>
          </table:table-cell>
          <table:table-cell table:formula="of:=([.AH9]-[.AH16])*100/[.AH9]" office:value-type="float" office:value="15.8884396568519" calcext:value-type="float">
            <text:p>15.8884396569</text:p>
          </table:table-cell>
          <table:table-cell table:formula="of:=([.AI9]-[.AI16])*100/[.AI9]" office:value-type="float" office:value="14.6866170201156" calcext:value-type="float">
            <text:p>14.6866170201</text:p>
          </table:table-cell>
          <table:table-cell table:formula="of:=([.AJ9]-[.AJ16])*100/[.AJ9]" office:value-type="float" office:value="-1.80298023074031" calcext:value-type="float">
            <text:p>-1.8029802307</text:p>
          </table:table-cell>
          <table:table-cell table:formula="of:=([.AK9]-[.AK16])*100/[.AK9]" office:value-type="float" office:value="8.39131953306557" calcext:value-type="float">
            <text:p>8.3913195331</text:p>
          </table:table-cell>
          <table:table-cell table:number-columns-repeated="8"/>
          <table:table-cell table:formula="of:=([.AT9]-[.AT16])*100/[.AT9]" office:value-type="float" office:value="-0.516552113753404" calcext:value-type="float">
            <text:p>-0.5165521138</text:p>
          </table:table-cell>
          <table:table-cell table:formula="of:=([.AU9]-[.AU16])*100/[.AU9]" office:value-type="float" office:value="15.1096917671606" calcext:value-type="float">
            <text:p>15.1096917672</text:p>
          </table:table-cell>
          <table:table-cell table:formula="of:=([.AV9]-[.AV16])*100/[.AV9]" office:value-type="float" office:value="-1.87765766688867" calcext:value-type="float">
            <text:p>-1.8776576669</text:p>
          </table:table-cell>
          <table:table-cell table:formula="of:=([.AW9]-[.AW16])*100/[.AW9]" office:value-type="float" office:value="22.118296154326" calcext:value-type="float">
            <text:p>22.1182961543</text:p>
          </table:table-cell>
          <table:table-cell table:formula="of:=([.AX9]-[.AX16])*100/[.AX9]" office:value-type="float" office:value="1.55502448913319" calcext:value-type="float">
            <text:p>1.5550244891</text:p>
          </table:table-cell>
          <table:table-cell table:formula="of:=([.AY9]-[.AY16])*100/[.AY9]" office:value-type="float" office:value="0.801901641833143" calcext:value-type="float">
            <text:p>0.8019016418</text:p>
          </table:table-cell>
          <table:table-cell table:number-columns-repeated="8"/>
          <table:table-cell table:formula="of:=([.BH9]-[.BH16])*100/[.BH9]" office:value-type="float" office:value="6.09400162482529" calcext:value-type="float">
            <text:p>6.0940016248</text:p>
          </table:table-cell>
          <table:table-cell table:formula="of:=([.BI9]-[.BI16])*100/[.BI9]" office:value-type="float" office:value="11.0533982292592" calcext:value-type="float">
            <text:p>11.0533982293</text:p>
          </table:table-cell>
          <table:table-cell table:formula="of:=([.BJ9]-[.BJ16])*100/[.BJ9]" office:value-type="float" office:value="4.44156916677336" calcext:value-type="float">
            <text:p>4.4415691668</text:p>
          </table:table-cell>
          <table:table-cell table:formula="of:=([.BK9]-[.BK16])*100/[.BK9]" office:value-type="float" office:value="2.02881944984507" calcext:value-type="float">
            <text:p>2.0288194498</text:p>
          </table:table-cell>
          <table:table-cell table:formula="of:=([.BL9]-[.BL16])*100/[.BL9]" office:value-type="float" office:value="1.74152377109084" calcext:value-type="float">
            <text:p>1.7415237711</text:p>
          </table:table-cell>
          <table:table-cell table:formula="of:=([.BM9]-[.BM16])*100/[.BM9]" office:value-type="float" office:value="5.33002466416757" calcext:value-type="float">
            <text:p>5.3300246642</text:p>
          </table:table-cell>
          <table:table-cell table:number-columns-repeated="7"/>
          <table:table-cell table:formula="of:=([.BU9]-[.BU16])*100/[.BU9]" office:value-type="float" office:value="7.64857261356879" calcext:value-type="float">
            <text:p>7.6485726136</text:p>
          </table:table-cell>
          <table:table-cell table:formula="of:=([.BV9]-[.BV16])*100/[.BV9]" office:value-type="float" office:value="4.9570822858081" calcext:value-type="float">
            <text:p>4.9570822858</text:p>
          </table:table-cell>
          <table:table-cell table:formula="of:=([.BW9]-[.BW16])*100/[.BW9]" office:value-type="float" office:value="5.70708972178587" calcext:value-type="float">
            <text:p>5.7070897218</text:p>
          </table:table-cell>
          <table:table-cell table:formula="of:=([.BX9]-[.BX16])*100/[.BX9]" office:value-type="float" office:value="11.8595571329927" calcext:value-type="float">
            <text:p>11.859557133</text:p>
          </table:table-cell>
          <table:table-cell table:formula="of:=([.BY9]-[.BY16])*100/[.BY9]" office:value-type="float" office:value="4.41913719604888" calcext:value-type="float">
            <text:p>4.419137196</text:p>
          </table:table-cell>
          <table:table-cell table:formula="of:=([.BZ9]-[.BZ16])*100/[.BZ9]" office:value-type="float" office:value="4.49695562642045" calcext:value-type="float">
            <text:p>4.4969556264</text:p>
          </table:table-cell>
          <table:table-cell table:formula="of:=([.CA9]-[.CA16])*100/[.CA9]" office:value-type="float" office:value="6.13534384136265" calcext:value-type="float">
            <text:p>6.1353438414</text:p>
          </table:table-cell>
          <table:table-cell table:number-columns-repeated="7"/>
          <table:table-cell table:formula="of:=([.CI9]-[.CI16])*100/[.CI9]" office:value-type="float" office:value="8.28864823187187" calcext:value-type="float">
            <text:p>8.2886482319</text:p>
          </table:table-cell>
          <table:table-cell table:formula="of:=([.CJ9]-[.CJ16])*100/[.CJ9]" office:value-type="float" office:value="-11.0239099859353" calcext:value-type="float">
            <text:p>-11.0239099859</text:p>
          </table:table-cell>
          <table:table-cell table:formula="of:=([.CK9]-[.CK16])*100/[.CK9]" office:value-type="float" office:value="10.1774110868045" calcext:value-type="float">
            <text:p>10.1774110868</text:p>
          </table:table-cell>
          <table:table-cell table:formula="of:=([.CL9]-[.CL16])*100/[.CL9]" office:value-type="float" office:value="0.163582396684422" calcext:value-type="float">
            <text:p>0.1635823967</text:p>
          </table:table-cell>
          <table:table-cell table:formula="of:=([.CM9]-[.CM16])*100/[.CM9]" office:value-type="float" office:value="5.47947061868663" calcext:value-type="float">
            <text:p>5.4794706187</text:p>
          </table:table-cell>
          <table:table-cell table:formula="of:=([.CN9]-[.CN16])*100/[.CN9]" office:value-type="float" office:value="1.18165335901439" calcext:value-type="float">
            <text:p>1.181653359</text:p>
          </table:table-cell>
          <table:table-cell table:formula="of:=([.CO9]-[.CO16])*100/[.CO9]" office:value-type="float" office:value="5.7080118287572" calcext:value-type="float">
            <text:p>5.7080118288</text:p>
          </table:table-cell>
          <table:table-cell table:number-columns-repeated="7"/>
          <table:table-cell table:formula="of:=([.CW9]-[.CW16])*100/[.CW9]" office:value-type="float" office:value="-0.238196366865092" calcext:value-type="float">
            <text:p>-0.2381963669</text:p>
          </table:table-cell>
          <table:table-cell table:formula="of:=([.CX9]-[.CX16])*100/[.CX9]" office:value-type="float" office:value="-3.22476361198155" calcext:value-type="float">
            <text:p>-3.224763612</text:p>
          </table:table-cell>
          <table:table-cell table:formula="of:=([.CY9]-[.CY16])*100/[.CY9]" office:value-type="float" office:value="7.96577730093417" calcext:value-type="float">
            <text:p>7.9657773009</text:p>
          </table:table-cell>
          <table:table-cell table:formula="of:=([.CZ9]-[.CZ16])*100/[.CZ9]" office:value-type="float" office:value="4.48401351702625" calcext:value-type="float">
            <text:p>4.484013517</text:p>
          </table:table-cell>
          <table:table-cell table:formula="of:=([.DA9]-[.DA16])*100/[.DA9]" office:value-type="float" office:value="9.58236380175705" calcext:value-type="float">
            <text:p>9.5823638018</text:p>
          </table:table-cell>
          <table:table-cell table:formula="of:=([.DB9]-[.DB16])*100/[.DB9]" office:value-type="float" office:value="-1.0713909984255" calcext:value-type="float">
            <text:p>-1.0713909984</text:p>
          </table:table-cell>
          <table:table-cell table:formula="of:=([.DC9]-[.DC16])*100/[.DC9]" office:value-type="float" office:value="14.4708436880287" calcext:value-type="float">
            <text:p>14.470843688</text:p>
          </table:table-cell>
          <table:table-cell table:number-columns-repeated="8"/>
          <table:table-cell table:formula="of:=([.DL9]-[.DL16])*100/[.DL9]" office:value-type="float" office:value="7.30535637078551" calcext:value-type="float">
            <text:p>7.3053563708</text:p>
          </table:table-cell>
          <table:table-cell table:formula="of:=([.DM9]-[.DM16])*100/[.DM9]" office:value-type="float" office:value="11.4655001935888" calcext:value-type="float">
            <text:p>11.4655001936</text:p>
          </table:table-cell>
          <table:table-cell table:formula="of:=([.DN9]-[.DN16])*100/[.DN9]" office:value-type="float" office:value="0.770128567520744" calcext:value-type="float">
            <text:p>0.7701285675</text:p>
          </table:table-cell>
          <table:table-cell table:formula="of:=([.DO9]-[.DO16])*100/[.DO9]" office:value-type="float" office:value="4.53136995390296" calcext:value-type="float">
            <text:p>4.5313699539</text:p>
          </table:table-cell>
          <table:table-cell table:formula="of:=([.DP9]-[.DP16])*100/[.DP9]" office:value-type="float" office:value="4.60791071237694" calcext:value-type="float">
            <text:p>4.6079107124</text:p>
          </table:table-cell>
          <table:table-cell table:formula="of:=([.DQ9]-[.DQ16])*100/[.DQ9]" office:value-type="float" office:value="8.18670508844417" calcext:value-type="float">
            <text:p>8.1867050884</text:p>
          </table:table-cell>
          <table:table-cell table:number-columns-repeated="8"/>
          <table:table-cell table:formula="of:=([.DZ9]-[.DZ16])*100/[.DZ9]" office:value-type="float" office:value="7.07537754085103" calcext:value-type="float">
            <text:p>7.0753775409</text:p>
          </table:table-cell>
          <table:table-cell table:formula="of:=([.EA9]-[.EA16])*100/[.EA9]" office:value-type="float" office:value="14.0911123852655" calcext:value-type="float">
            <text:p>14.0911123853</text:p>
          </table:table-cell>
          <table:table-cell table:formula="of:=([.EB9]-[.EB16])*100/[.EB9]" office:value-type="float" office:value="7.10584530761106" calcext:value-type="float">
            <text:p>7.1058453076</text:p>
          </table:table-cell>
          <table:table-cell table:formula="of:=([.EC9]-[.EC16])*100/[.EC9]" office:value-type="float" office:value="5.9365161567127" calcext:value-type="float">
            <text:p>5.9365161567</text:p>
          </table:table-cell>
          <table:table-cell table:formula="of:=([.ED9]-[.ED16])*100/[.ED9]" office:value-type="float" office:value="1.37496405984179" calcext:value-type="float">
            <text:p>1.3749640598</text:p>
          </table:table-cell>
          <table:table-cell table:formula="of:=([.EE9]-[.EE16])*100/[.EE9]" office:value-type="float" office:value="6.0884624238746" calcext:value-type="float">
            <text:p>6.0884624239</text:p>
          </table:table-cell>
          <table:table-cell table:number-columns-repeated="7"/>
          <table:table-cell table:formula="of:=([.EM9]-[.EM16])*100/[.EM9]" office:value-type="float" office:value="7.3816222283887" calcext:value-type="float">
            <text:p>7.3816222284</text:p>
          </table:table-cell>
          <table:table-cell table:formula="of:=([.EN9]-[.EN16])*100/[.EN9]" office:value-type="float" office:value="11.5879239311155" calcext:value-type="float">
            <text:p>11.5879239311</text:p>
          </table:table-cell>
          <table:table-cell table:formula="of:=([.EO9]-[.EO16])*100/[.EO9]" office:value-type="float" office:value="9.4085310465372" calcext:value-type="float">
            <text:p>9.4085310465</text:p>
          </table:table-cell>
          <table:table-cell table:formula="of:=([.EP9]-[.EP16])*100/[.EP9]" office:value-type="float" office:value="8.53664540971209" calcext:value-type="float">
            <text:p>8.5366454097</text:p>
          </table:table-cell>
          <table:table-cell table:formula="of:=([.EQ9]-[.EQ16])*100/[.EQ9]" office:value-type="float" office:value="7.33050913487198" calcext:value-type="float">
            <text:p>7.3305091349</text:p>
          </table:table-cell>
          <table:table-cell table:formula="of:=([.ER9]-[.ER16])*100/[.ER9]" office:value-type="float" office:value="8.11626326097368" calcext:value-type="float">
            <text:p>8.116263261</text:p>
          </table:table-cell>
          <table:table-cell table:formula="of:=([.ES9]-[.ES16])*100/[.ES9]" office:value-type="float" office:value="8.82573480007199" calcext:value-type="float">
            <text:p>8.8257348001</text:p>
          </table:table-cell>
          <table:table-cell table:number-columns-repeated="7"/>
          <table:table-cell table:formula="of:=([.FA9]-[.FA16])*100/[.FA9]" office:value-type="float" office:value="-5.74116845656871" calcext:value-type="float">
            <text:p>-5.7411684566</text:p>
          </table:table-cell>
          <table:table-cell table:formula="of:=([.FB9]-[.FB16])*100/[.FB9]" office:value-type="float" office:value="-5.95717767955975" calcext:value-type="float">
            <text:p>-5.9571776796</text:p>
          </table:table-cell>
          <table:table-cell table:formula="of:=([.FC9]-[.FC16])*100/[.FC9]" office:value-type="float" office:value="0.404009541146838" calcext:value-type="float">
            <text:p>0.4040095411</text:p>
          </table:table-cell>
          <table:table-cell table:formula="of:=([.FD9]-[.FD16])*100/[.FD9]" office:value-type="float" office:value="-0.779480864018139" calcext:value-type="float">
            <text:p>-0.779480864</text:p>
          </table:table-cell>
          <table:table-cell table:formula="of:=([.FE9]-[.FE16])*100/[.FE9]" office:value-type="float" office:value="8.92522055917738" calcext:value-type="float">
            <text:p>8.9252205592</text:p>
          </table:table-cell>
          <table:table-cell table:formula="of:=([.FF9]-[.FF16])*100/[.FF9]" office:value-type="float" office:value="1.43720806592489" calcext:value-type="float">
            <text:p>1.4372080659</text:p>
          </table:table-cell>
          <table:table-cell table:formula="of:=([.FG9]-[.FG16])*100/[.FG9]" office:value-type="float" office:value="2.03260057678883" calcext:value-type="float">
            <text:p>2.0326005768</text:p>
          </table:table-cell>
          <table:table-cell table:number-columns-repeated="7"/>
          <table:table-cell table:formula="of:=([.FO9]-[.FO16])*100/[.FO9]" office:value-type="float" office:value="20.2396362131938" calcext:value-type="float">
            <text:p>20.2396362132</text:p>
          </table:table-cell>
          <table:table-cell table:formula="of:=([.FP9]-[.FP16])*100/[.FP9]" office:value-type="float" office:value="3.92691658131537" calcext:value-type="float">
            <text:p>3.9269165813</text:p>
          </table:table-cell>
          <table:table-cell table:formula="of:=([.FQ9]-[.FQ16])*100/[.FQ9]" office:value-type="float" office:value="13.3545948571602" calcext:value-type="float">
            <text:p>13.3545948572</text:p>
          </table:table-cell>
          <table:table-cell table:formula="of:=([.FR9]-[.FR16])*100/[.FR9]" office:value-type="float" office:value="0.595305476943566" calcext:value-type="float">
            <text:p>0.5953054769</text:p>
          </table:table-cell>
          <table:table-cell table:formula="of:=([.FS9]-[.FS16])*100/[.FS9]" office:value-type="float" office:value="7.1464839765174" calcext:value-type="float">
            <text:p>7.1464839765</text:p>
          </table:table-cell>
          <table:table-cell table:formula="of:=([.FT9]-[.FT16])*100/[.FT9]" office:value-type="float" office:value="6.33059795450995" calcext:value-type="float">
            <text:p>6.3305979545</text:p>
          </table:table-cell>
          <table:table-cell table:formula="of:=([.FU9]-[.FU16])*100/[.FU9]" office:value-type="float" office:value="6.54887949613944" calcext:value-type="float">
            <text:p>6.5488794961</text:p>
          </table:table-cell>
          <table:table-cell table:number-columns-repeated="8"/>
          <table:table-cell table:formula="of:=([.GD9]-[.GD16])*100/[.GD9]" office:value-type="float" office:value="6.76185590891395" calcext:value-type="float">
            <text:p>6.7618559089</text:p>
          </table:table-cell>
          <table:table-cell table:formula="of:=([.GE9]-[.GE16])*100/[.GE9]" office:value-type="float" office:value="4.25385494403517" calcext:value-type="float">
            <text:p>4.253854944</text:p>
          </table:table-cell>
          <table:table-cell table:formula="of:=([.GF9]-[.GF16])*100/[.GF9]" office:value-type="float" office:value="32.1795166374571" calcext:value-type="float">
            <text:p>32.1795166375</text:p>
          </table:table-cell>
          <table:table-cell table:formula="of:=([.GG9]-[.GG16])*100/[.GG9]" office:value-type="float" office:value="-21.5584597551811" calcext:value-type="float">
            <text:p>-21.5584597552</text:p>
          </table:table-cell>
          <table:table-cell table:formula="of:=([.GH9]-[.GH16])*100/[.GH9]" office:value-type="float" office:value="8.64404961435912" calcext:value-type="float">
            <text:p>8.6440496144</text:p>
          </table:table-cell>
          <table:table-cell table:formula="of:=([.GI9]-[.GI16])*100/[.GI9]" office:value-type="float" office:value="9.70984914895171" calcext:value-type="float">
            <text:p>9.709849149</text:p>
          </table:table-cell>
          <table:table-cell table:number-columns-repeated="8"/>
          <table:table-cell table:formula="of:=([.GR9]-[.GR16])*100/[.GR9]" office:value-type="float" office:value="2.75963279360371" calcext:value-type="float">
            <text:p>2.7596327936</text:p>
          </table:table-cell>
          <table:table-cell table:formula="of:=([.GS9]-[.GS16])*100/[.GS9]" office:value-type="float" office:value="14.270612130496" calcext:value-type="float">
            <text:p>14.2706121305</text:p>
          </table:table-cell>
          <table:table-cell table:formula="of:=([.GT9]-[.GT16])*100/[.GT9]" office:value-type="float" office:value="18.0948497664157" calcext:value-type="float">
            <text:p>18.0948497664</text:p>
          </table:table-cell>
          <table:table-cell table:formula="of:=([.GU9]-[.GU16])*100/[.GU9]" office:value-type="float" office:value="0.720274180552446" calcext:value-type="float">
            <text:p>0.7202741806</text:p>
          </table:table-cell>
          <table:table-cell table:formula="of:=([.GV9]-[.GV16])*100/[.GV9]" office:value-type="float" office:value="3.97384446106985" calcext:value-type="float">
            <text:p>3.9738444611</text:p>
          </table:table-cell>
          <table:table-cell table:formula="of:=([.GW9]-[.GW16])*100/[.GW9]" office:value-type="float" office:value="16.6586587755758" calcext:value-type="float">
            <text:p>16.6586587756</text:p>
          </table:table-cell>
          <table:table-cell table:number-columns-repeated="7"/>
          <table:table-cell table:formula="of:=([.HE9]-[.HE16])*100/[.HE9]" office:value-type="float" office:value="-0.390583484756713" calcext:value-type="float">
            <text:p>-0.3905834848</text:p>
          </table:table-cell>
          <table:table-cell table:formula="of:=([.HF9]-[.HF16])*100/[.HF9]" office:value-type="float" office:value="8.10733364165169" calcext:value-type="float">
            <text:p>8.1073336417</text:p>
          </table:table-cell>
          <table:table-cell table:formula="of:=([.HG9]-[.HG16])*100/[.HG9]" office:value-type="float" office:value="2.86445827516058" calcext:value-type="float">
            <text:p>2.8644582752</text:p>
          </table:table-cell>
          <table:table-cell table:formula="of:=([.HH9]-[.HH16])*100/[.HH9]" office:value-type="float" office:value="14.7932217189965" calcext:value-type="float">
            <text:p>14.793221719</text:p>
          </table:table-cell>
          <table:table-cell table:formula="of:=([.HI9]-[.HI16])*100/[.HI9]" office:value-type="float" office:value="3.00863192038073" calcext:value-type="float">
            <text:p>3.0086319204</text:p>
          </table:table-cell>
          <table:table-cell table:formula="of:=([.HJ9]-[.HJ16])*100/[.HJ9]" office:value-type="float" office:value="3.43620768750486" calcext:value-type="float">
            <text:p>3.4362076875</text:p>
          </table:table-cell>
          <table:table-cell table:formula="of:=([.HK9]-[.HK16])*100/[.HK9]" office:value-type="float" office:value="4.28428697212575" calcext:value-type="float">
            <text:p>4.2842869721</text:p>
          </table:table-cell>
          <table:table-cell table:number-columns-repeated="7"/>
          <table:table-cell table:formula="of:=([.HS9]-[.HS16])*100/[.HS9]" office:value-type="float" office:value="6.31683569233035" calcext:value-type="float">
            <text:p>6.3168356923</text:p>
          </table:table-cell>
          <table:table-cell table:formula="of:=([.HT9]-[.HT16])*100/[.HT9]" office:value-type="float" office:value="6.58352693768339" calcext:value-type="float">
            <text:p>6.5835269377</text:p>
          </table:table-cell>
          <table:table-cell table:formula="of:=([.HU9]-[.HU16])*100/[.HU9]" office:value-type="float" office:value="14.4387947979422" calcext:value-type="float">
            <text:p>14.4387947979</text:p>
          </table:table-cell>
          <table:table-cell table:formula="of:=([.HV9]-[.HV16])*100/[.HV9]" office:value-type="float" office:value="0.324201841791825" calcext:value-type="float">
            <text:p>0.3242018418</text:p>
          </table:table-cell>
          <table:table-cell table:formula="of:=([.HW9]-[.HW16])*100/[.HW9]" office:value-type="float" office:value="-10.927246348377" calcext:value-type="float">
            <text:p>-10.9272463484</text:p>
          </table:table-cell>
          <table:table-cell table:formula="of:=([.HX9]-[.HX16])*100/[.HX9]" office:value-type="float" office:value="-6.86241414430087" calcext:value-type="float">
            <text:p>-6.8624141443</text:p>
          </table:table-cell>
          <table:table-cell table:formula="of:=([.HY9]-[.HY16])*100/[.HY9]" office:value-type="float" office:value="4.25228769621624" calcext:value-type="float">
            <text:p>4.2522876962</text:p>
          </table:table-cell>
          <table:table-cell table:number-columns-repeated="7"/>
          <table:table-cell table:formula="of:=([.IG9]-[.IG16])*100/[.IG9]" office:value-type="float" office:value="11.1027444890506" calcext:value-type="float">
            <text:p>11.1027444891</text:p>
          </table:table-cell>
          <table:table-cell table:formula="of:=([.IH9]-[.IH16])*100/[.IH9]" office:value-type="float" office:value="-0.534945486738542" calcext:value-type="float">
            <text:p>-0.5349454867</text:p>
          </table:table-cell>
          <table:table-cell table:formula="of:=([.II9]-[.II16])*100/[.II9]" office:value-type="float" office:value="-1.32918635916874" calcext:value-type="float">
            <text:p>-1.3291863592</text:p>
          </table:table-cell>
          <table:table-cell table:formula="of:=([.IJ9]-[.IJ16])*100/[.IJ9]" office:value-type="float" office:value="-1.88216899623944" calcext:value-type="float">
            <text:p>-1.8821689962</text:p>
          </table:table-cell>
          <table:table-cell table:formula="of:=([.IK9]-[.IK16])*100/[.IK9]" office:value-type="float" office:value="11.3627750567263" calcext:value-type="float">
            <text:p>11.3627750567</text:p>
          </table:table-cell>
          <table:table-cell table:formula="of:=([.IL9]-[.IL16])*100/[.IL9]" office:value-type="float" office:value="2.17456128447051" calcext:value-type="float">
            <text:p>2.1745612845</text:p>
          </table:table-cell>
          <table:table-cell table:formula="of:=([.IM9]-[.IM16])*100/[.IM9]" office:value-type="float" office:value="20.0401870267048" calcext:value-type="float">
            <text:p>20.0401870267</text:p>
          </table:table-cell>
          <table:table-cell table:number-columns-repeated="8"/>
          <table:table-cell table:formula="of:=([.IV9]-[.IV16])*100/[.IV9]" office:value-type="float" office:value="12.1693342397816" calcext:value-type="float">
            <text:p>12.1693342398</text:p>
          </table:table-cell>
          <table:table-cell table:formula="of:=([.IW9]-[.IW16])*100/[.IW9]" office:value-type="float" office:value="17.675531129471" calcext:value-type="float">
            <text:p>17.6755311295</text:p>
          </table:table-cell>
          <table:table-cell table:formula="of:=([.IX9]-[.IX16])*100/[.IX9]" office:value-type="float" office:value="6.18524235020522" calcext:value-type="float">
            <text:p>6.1852423502</text:p>
          </table:table-cell>
          <table:table-cell table:formula="of:=([.IY9]-[.IY16])*100/[.IY9]" office:value-type="float" office:value="4.04990299162986" calcext:value-type="float">
            <text:p>4.0499029916</text:p>
          </table:table-cell>
          <table:table-cell table:formula="of:=([.IZ9]-[.IZ16])*100/[.IZ9]" office:value-type="float" office:value="8.8463658631947" calcext:value-type="float">
            <text:p>8.8463658632</text:p>
          </table:table-cell>
          <table:table-cell table:formula="of:=([.JA9]-[.JA16])*100/[.JA9]" office:value-type="float" office:value="9.84751960713005" calcext:value-type="float">
            <text:p>9.8475196071</text:p>
          </table:table-cell>
          <table:table-cell table:number-columns-repeated="8"/>
          <table:table-cell table:formula="of:=([.JJ9]-[.JJ16])*100/[.JJ9]" office:value-type="float" office:value="-0.489348745739076" calcext:value-type="float">
            <text:p>-0.4893487457</text:p>
          </table:table-cell>
          <table:table-cell table:formula="of:=([.JK9]-[.JK16])*100/[.JK9]" office:value-type="float" office:value="13.3212701684956" calcext:value-type="float">
            <text:p>13.3212701685</text:p>
          </table:table-cell>
          <table:table-cell table:formula="of:=([.JL9]-[.JL16])*100/[.JL9]" office:value-type="float" office:value="6.14380641549998" calcext:value-type="float">
            <text:p>6.1438064155</text:p>
          </table:table-cell>
          <table:table-cell table:formula="of:=([.JM9]-[.JM16])*100/[.JM9]" office:value-type="float" office:value="14.2151192107589" calcext:value-type="float">
            <text:p>14.2151192108</text:p>
          </table:table-cell>
          <table:table-cell table:formula="of:=([.JN9]-[.JN16])*100/[.JN9]" office:value-type="float" office:value="-0.841129926434568" calcext:value-type="float">
            <text:p>-0.8411299264</text:p>
          </table:table-cell>
          <table:table-cell table:formula="of:=([.JO9]-[.JO16])*100/[.JO9]" office:value-type="float" office:value="3.72027645957995" calcext:value-type="float">
            <text:p>3.7202764596</text:p>
          </table:table-cell>
          <table:table-cell table:number-columns-repeated="7"/>
          <table:table-cell table:formula="of:=([.JW9]-[.JW16])*100/[.JW9]" office:value-type="float" office:value="9.58902101403012" calcext:value-type="float">
            <text:p>9.589021014</text:p>
          </table:table-cell>
          <table:table-cell table:formula="of:=([.JX9]-[.JX16])*100/[.JX9]" office:value-type="float" office:value="11.6331654416519" calcext:value-type="float">
            <text:p>11.6331654417</text:p>
          </table:table-cell>
          <table:table-cell table:formula="of:=([.JY9]-[.JY16])*100/[.JY9]" office:value-type="float" office:value="13.5058587205102" calcext:value-type="float">
            <text:p>13.5058587205</text:p>
          </table:table-cell>
          <table:table-cell table:formula="of:=([.JZ9]-[.JZ16])*100/[.JZ9]" office:value-type="float" office:value="10.3727627974245" calcext:value-type="float">
            <text:p>10.3727627974</text:p>
          </table:table-cell>
          <table:table-cell table:formula="of:=([.KA9]-[.KA16])*100/[.KA9]" office:value-type="float" office:value="9.01218415451125" calcext:value-type="float">
            <text:p>9.0121841545</text:p>
          </table:table-cell>
          <table:table-cell table:formula="of:=([.KB9]-[.KB16])*100/[.KB9]" office:value-type="float" office:value="4.04691692597168" calcext:value-type="float">
            <text:p>4.046916926</text:p>
          </table:table-cell>
          <table:table-cell table:formula="of:=([.KC9]-[.KC16])*100/[.KC9]" office:value-type="float" office:value="8.85284221143609" calcext:value-type="float">
            <text:p>8.8528422114</text:p>
          </table:table-cell>
          <table:table-cell table:number-columns-repeated="7"/>
          <table:table-cell table:formula="of:=([.KK9]-[.KK16])*100/[.KK9]" office:value-type="float" office:value="11.3866173390365" calcext:value-type="float">
            <text:p>11.386617339</text:p>
          </table:table-cell>
          <table:table-cell table:formula="of:=([.KL9]-[.KL16])*100/[.KL9]" office:value-type="float" office:value="8.6828066239904" calcext:value-type="float">
            <text:p>8.682806624</text:p>
          </table:table-cell>
          <table:table-cell table:formula="of:=([.KM9]-[.KM16])*100/[.KM9]" office:value-type="float" office:value="8.70830104801897" calcext:value-type="float">
            <text:p>8.708301048</text:p>
          </table:table-cell>
          <table:table-cell table:formula="of:=([.KN9]-[.KN16])*100/[.KN9]" office:value-type="float" office:value="-1.64199451212052" calcext:value-type="float">
            <text:p>-1.6419945121</text:p>
          </table:table-cell>
          <table:table-cell table:formula="of:=([.KO9]-[.KO16])*100/[.KO9]" office:value-type="float" office:value="24.4835789221475" calcext:value-type="float">
            <text:p>24.4835789221</text:p>
          </table:table-cell>
          <table:table-cell table:formula="of:=([.KP9]-[.KP16])*100/[.KP9]" office:value-type="float" office:value="9.00034802823421" calcext:value-type="float">
            <text:p>9.0003480282</text:p>
          </table:table-cell>
          <table:table-cell table:formula="of:=([.KQ9]-[.KQ16])*100/[.KQ9]" office:value-type="float" office:value="6.92955249736383" calcext:value-type="float">
            <text:p>6.9295524974</text:p>
          </table:table-cell>
          <table:table-cell table:number-columns-repeated="7"/>
          <table:table-cell table:formula="of:=([.KY9]-[.KY16])*100/[.KY9]" office:value-type="float" office:value="5.01595221093809" calcext:value-type="float">
            <text:p>5.0159522109</text:p>
          </table:table-cell>
          <table:table-cell table:formula="of:=([.KZ9]-[.KZ16])*100/[.KZ9]" office:value-type="float" office:value="-1.92312719851881" calcext:value-type="float">
            <text:p>-1.9231271985</text:p>
          </table:table-cell>
          <table:table-cell table:formula="of:=([.LA9]-[.LA16])*100/[.LA9]" office:value-type="float" office:value="8.5709905747649" calcext:value-type="float">
            <text:p>8.5709905748</text:p>
          </table:table-cell>
          <table:table-cell table:formula="of:=([.LB9]-[.LB16])*100/[.LB9]" office:value-type="float" office:value="0.467117126903774" calcext:value-type="float">
            <text:p>0.4671171269</text:p>
          </table:table-cell>
          <table:table-cell table:formula="of:=([.LC9]-[.LC16])*100/[.LC9]" office:value-type="float" office:value="4.13470161939147" calcext:value-type="float">
            <text:p>4.1347016194</text:p>
          </table:table-cell>
          <table:table-cell table:formula="of:=([.LD9]-[.LD16])*100/[.LD9]" office:value-type="float" office:value="1.13901829918362" calcext:value-type="float">
            <text:p>1.1390182992</text:p>
          </table:table-cell>
          <table:table-cell table:formula="of:=([.LE9]-[.LE16])*100/[.LE9]" office:value-type="float" office:value="7.08251165350505" calcext:value-type="float">
            <text:p>7.0825116535</text:p>
          </table:table-cell>
          <table:table-cell table:number-columns-repeated="8"/>
          <table:table-cell table:formula="of:=([.LN9]-[.LN16])*100/[.LN9]" office:value-type="float" office:value="-0.174167297955994" calcext:value-type="float">
            <text:p>-0.174167298</text:p>
          </table:table-cell>
          <table:table-cell table:formula="of:=([.LO9]-[.LO16])*100/[.LO9]" office:value-type="float" office:value="-0.386239893895588" calcext:value-type="float">
            <text:p>-0.3862398939</text:p>
          </table:table-cell>
          <table:table-cell table:formula="of:=([.LP9]-[.LP16])*100/[.LP9]" office:value-type="float" office:value="8.71886754997226" calcext:value-type="float">
            <text:p>8.71886755</text:p>
          </table:table-cell>
          <table:table-cell table:formula="of:=([.LQ9]-[.LQ16])*100/[.LQ9]" office:value-type="float" office:value="-1.06637857731762" calcext:value-type="float">
            <text:p>-1.0663785773</text:p>
          </table:table-cell>
          <table:table-cell table:formula="of:=([.LR9]-[.LR16])*100/[.LR9]" office:value-type="float" office:value="4.8402286311039" calcext:value-type="float">
            <text:p>4.8402286311</text:p>
          </table:table-cell>
          <table:table-cell table:formula="of:=([.LS9]-[.LS16])*100/[.LS9]" office:value-type="float" office:value="5.78022379894665" calcext:value-type="float">
            <text:p>5.7802237989</text:p>
          </table:table-cell>
          <table:table-cell table:number-columns-repeated="8"/>
          <table:table-cell table:formula="of:=([.MB9]-[.MB16])*100/[.MB9]" office:value-type="float" office:value="-1.31298467063309" calcext:value-type="float">
            <text:p>-1.3129846706</text:p>
          </table:table-cell>
          <table:table-cell table:formula="of:=([.MC9]-[.MC16])*100/[.MC9]" office:value-type="float" office:value="20.3471186789462" calcext:value-type="float">
            <text:p>20.3471186789</text:p>
          </table:table-cell>
          <table:table-cell table:formula="of:=([.MD9]-[.MD16])*100/[.MD9]" office:value-type="float" office:value="-0.763528116971726" calcext:value-type="float">
            <text:p>-0.763528117</text:p>
          </table:table-cell>
          <table:table-cell table:formula="of:=([.ME9]-[.ME16])*100/[.ME9]" office:value-type="float" office:value="4.40623710117945" calcext:value-type="float">
            <text:p>4.4062371012</text:p>
          </table:table-cell>
          <table:table-cell table:formula="of:=([.MF9]-[.MF16])*100/[.MF9]" office:value-type="float" office:value="5.65412711799074" calcext:value-type="float">
            <text:p>5.654127118</text:p>
          </table:table-cell>
          <table:table-cell table:formula="of:=([.MG9]-[.MG16])*100/[.MG9]" office:value-type="float" office:value="12.4254501257808" calcext:value-type="float">
            <text:p>12.4254501258</text:p>
          </table:table-cell>
          <table:table-cell table:number-columns-repeated="8"/>
          <table:table-cell table:formula="of:=AVERAGE([.A38:.MN38])" office:value-type="float" office:value="5.76352276905576" calcext:value-type="float">
            <text:p>5.7635227691</text:p>
          </table:table-cell>
        </table:table-row>
        <table:table-row table:style-name="ro1">
          <table:covered-table-cell/>
          <table:table-cell/>
          <table:table-cell table:formula="of:=([.C10]-[.C17])*100/[.C10]" office:value-type="float" office:value="10.0049525177899" calcext:value-type="float">
            <text:p>10.0049525178</text:p>
          </table:table-cell>
          <table:table-cell table:formula="of:=([.D10]-[.D17])*100/[.D10]" office:value-type="float" office:value="3.71749692468945" calcext:value-type="float">
            <text:p>3.7174969247</text:p>
          </table:table-cell>
          <table:table-cell table:formula="of:=([.E10]-[.E17])*100/[.E10]" office:value-type="float" office:value="-1.99965918305054" calcext:value-type="float">
            <text:p>-1.9996591831</text:p>
          </table:table-cell>
          <table:table-cell table:formula="of:=([.F10]-[.F17])*100/[.F10]" office:value-type="float" office:value="-0.387138940191204" calcext:value-type="float">
            <text:p>-0.3871389402</text:p>
          </table:table-cell>
          <table:table-cell table:formula="of:=([.G10]-[.G17])*100/[.G10]" office:value-type="float" office:value="0.809494860902772" calcext:value-type="float">
            <text:p>0.8094948609</text:p>
          </table:table-cell>
          <table:table-cell table:formula="of:=([.H10]-[.H17])*100/[.H10]" office:value-type="float" office:value="14.5425709725661" calcext:value-type="float">
            <text:p>14.5425709726</text:p>
          </table:table-cell>
          <table:table-cell table:formula="of:=([.I10]-[.I17])*100/[.I10]" office:value-type="float" office:value="1.21134453962656" calcext:value-type="float">
            <text:p>1.2113445396</text:p>
          </table:table-cell>
          <table:table-cell table:number-columns-repeated="7"/>
          <table:table-cell table:formula="of:=([.Q10]-[.Q17])*100/[.Q10]" office:value-type="float" office:value="-0.377327185487087" calcext:value-type="float">
            <text:p>-0.3773271855</text:p>
          </table:table-cell>
          <table:table-cell table:formula="of:=([.R10]-[.R17])*100/[.R10]" office:value-type="float" office:value="-0.229388787893677" calcext:value-type="float">
            <text:p>-0.2293887879</text:p>
          </table:table-cell>
          <table:table-cell table:formula="of:=([.S10]-[.S17])*100/[.S10]" office:value-type="float" office:value="15.6101338993622" calcext:value-type="float">
            <text:p>15.6101338994</text:p>
          </table:table-cell>
          <table:table-cell table:formula="of:=([.T10]-[.T17])*100/[.T10]" office:value-type="float" office:value="19.3938466947158" calcext:value-type="float">
            <text:p>19.3938466947</text:p>
          </table:table-cell>
          <table:table-cell table:formula="of:=([.U10]-[.U17])*100/[.U10]" office:value-type="float" office:value="6.95651255567613" calcext:value-type="float">
            <text:p>6.9565125557</text:p>
          </table:table-cell>
          <table:table-cell table:formula="of:=([.V10]-[.V17])*100/[.V10]" office:value-type="float" office:value="-1.29014930717888" calcext:value-type="float">
            <text:p>-1.2901493072</text:p>
          </table:table-cell>
          <table:table-cell table:formula="of:=([.W10]-[.W17])*100/[.W10]" office:value-type="float" office:value="7.49326013473605" calcext:value-type="float">
            <text:p>7.4932601347</text:p>
          </table:table-cell>
          <table:table-cell table:number-columns-repeated="7"/>
          <table:table-cell table:formula="of:=([.AE10]-[.AE17])*100/[.AE10]" office:value-type="float" office:value="-4.92741206852833" calcext:value-type="float">
            <text:p>-4.9274120685</text:p>
          </table:table-cell>
          <table:table-cell table:formula="of:=([.AF10]-[.AF17])*100/[.AF10]" office:value-type="float" office:value="15.2171621645361" calcext:value-type="float">
            <text:p>15.2171621645</text:p>
          </table:table-cell>
          <table:table-cell table:formula="of:=([.AG10]-[.AG17])*100/[.AG10]" office:value-type="float" office:value="20.0627450623008" calcext:value-type="float">
            <text:p>20.0627450623</text:p>
          </table:table-cell>
          <table:table-cell table:formula="of:=([.AH10]-[.AH17])*100/[.AH10]" office:value-type="float" office:value="-4.20099422275964" calcext:value-type="float">
            <text:p>-4.2009942228</text:p>
          </table:table-cell>
          <table:table-cell table:formula="of:=([.AI10]-[.AI17])*100/[.AI10]" office:value-type="float" office:value="26.2002257421722" calcext:value-type="float">
            <text:p>26.2002257422</text:p>
          </table:table-cell>
          <table:table-cell table:formula="of:=([.AJ10]-[.AJ17])*100/[.AJ10]" office:value-type="float" office:value="-2.64505161496957" calcext:value-type="float">
            <text:p>-2.645051615</text:p>
          </table:table-cell>
          <table:table-cell table:formula="of:=([.AK10]-[.AK17])*100/[.AK10]" office:value-type="float" office:value="5.79474163525856" calcext:value-type="float">
            <text:p>5.7947416353</text:p>
          </table:table-cell>
          <table:table-cell table:number-columns-repeated="8"/>
          <table:table-cell table:formula="of:=([.AT10]-[.AT17])*100/[.AT10]" office:value-type="float" office:value="1.01661957001312" calcext:value-type="float">
            <text:p>1.01661957</text:p>
          </table:table-cell>
          <table:table-cell table:formula="of:=([.AU10]-[.AU17])*100/[.AU10]" office:value-type="float" office:value="5.80752703134477" calcext:value-type="float">
            <text:p>5.8075270313</text:p>
          </table:table-cell>
          <table:table-cell table:formula="of:=([.AV10]-[.AV17])*100/[.AV10]" office:value-type="float" office:value="19.0318355408437" calcext:value-type="float">
            <text:p>19.0318355408</text:p>
          </table:table-cell>
          <table:table-cell table:formula="of:=([.AW10]-[.AW17])*100/[.AW10]" office:value-type="float" office:value="4.6510092227774" calcext:value-type="float">
            <text:p>4.6510092228</text:p>
          </table:table-cell>
          <table:table-cell table:formula="of:=([.AX10]-[.AX17])*100/[.AX10]" office:value-type="float" office:value="-0.215810397578263" calcext:value-type="float">
            <text:p>-0.2158103976</text:p>
          </table:table-cell>
          <table:table-cell table:formula="of:=([.AY10]-[.AY17])*100/[.AY10]" office:value-type="float" office:value="5.1077928252945" calcext:value-type="float">
            <text:p>5.1077928253</text:p>
          </table:table-cell>
          <table:table-cell table:number-columns-repeated="8"/>
          <table:table-cell table:formula="of:=([.BH10]-[.BH17])*100/[.BH10]" office:value-type="float" office:value="0.375125473003039" calcext:value-type="float">
            <text:p>0.375125473</text:p>
          </table:table-cell>
          <table:table-cell table:formula="of:=([.BI10]-[.BI17])*100/[.BI10]" office:value-type="float" office:value="10.5623354014462" calcext:value-type="float">
            <text:p>10.5623354014</text:p>
          </table:table-cell>
          <table:table-cell table:formula="of:=([.BJ10]-[.BJ17])*100/[.BJ10]" office:value-type="float" office:value="22.7218327689656" calcext:value-type="float">
            <text:p>22.721832769</text:p>
          </table:table-cell>
          <table:table-cell table:formula="of:=([.BK10]-[.BK17])*100/[.BK10]" office:value-type="float" office:value="7.30374790674786" calcext:value-type="float">
            <text:p>7.3037479067</text:p>
          </table:table-cell>
          <table:table-cell table:formula="of:=([.BL10]-[.BL17])*100/[.BL10]" office:value-type="float" office:value="1.50648593531077" calcext:value-type="float">
            <text:p>1.5064859353</text:p>
          </table:table-cell>
          <table:table-cell table:formula="of:=([.BM10]-[.BM17])*100/[.BM10]" office:value-type="float" office:value="5.27182809610461" calcext:value-type="float">
            <text:p>5.2718280961</text:p>
          </table:table-cell>
          <table:table-cell table:number-columns-repeated="7"/>
          <table:table-cell table:formula="of:=([.BU10]-[.BU17])*100/[.BU10]" office:value-type="float" office:value="-3.82011194365614" calcext:value-type="float">
            <text:p>-3.8201119437</text:p>
          </table:table-cell>
          <table:table-cell table:formula="of:=([.BV10]-[.BV17])*100/[.BV10]" office:value-type="float" office:value="-1.084120000175" calcext:value-type="float">
            <text:p>-1.0841200002</text:p>
          </table:table-cell>
          <table:table-cell table:formula="of:=([.BW10]-[.BW17])*100/[.BW10]" office:value-type="float" office:value="10.4055980495788" calcext:value-type="float">
            <text:p>10.4055980496</text:p>
          </table:table-cell>
          <table:table-cell table:formula="of:=([.BX10]-[.BX17])*100/[.BX10]" office:value-type="float" office:value="2.75323654902104" calcext:value-type="float">
            <text:p>2.753236549</text:p>
          </table:table-cell>
          <table:table-cell table:formula="of:=([.BY10]-[.BY17])*100/[.BY10]" office:value-type="float" office:value="4.87160684269205" calcext:value-type="float">
            <text:p>4.8716068427</text:p>
          </table:table-cell>
          <table:table-cell table:formula="of:=([.BZ10]-[.BZ17])*100/[.BZ10]" office:value-type="float" office:value="3.19308213896075" calcext:value-type="float">
            <text:p>3.193082139</text:p>
          </table:table-cell>
          <table:table-cell table:formula="of:=([.CA10]-[.CA17])*100/[.CA10]" office:value-type="float" office:value="7.23326244312481" calcext:value-type="float">
            <text:p>7.2332624431</text:p>
          </table:table-cell>
          <table:table-cell table:number-columns-repeated="7"/>
          <table:table-cell table:formula="of:=([.CI10]-[.CI17])*100/[.CI10]" office:value-type="float" office:value="-1.27022014280635" calcext:value-type="float">
            <text:p>-1.2702201428</text:p>
          </table:table-cell>
          <table:table-cell table:formula="of:=([.CJ10]-[.CJ17])*100/[.CJ10]" office:value-type="float" office:value="1.48205102744737" calcext:value-type="float">
            <text:p>1.4820510274</text:p>
          </table:table-cell>
          <table:table-cell table:formula="of:=([.CK10]-[.CK17])*100/[.CK10]" office:value-type="float" office:value="-2.81649029023414" calcext:value-type="float">
            <text:p>-2.8164902902</text:p>
          </table:table-cell>
          <table:table-cell table:formula="of:=([.CL10]-[.CL17])*100/[.CL10]" office:value-type="float" office:value="5.3742714213594" calcext:value-type="float">
            <text:p>5.3742714214</text:p>
          </table:table-cell>
          <table:table-cell table:formula="of:=([.CM10]-[.CM17])*100/[.CM10]" office:value-type="float" office:value="5.64138694580041" calcext:value-type="float">
            <text:p>5.6413869458</text:p>
          </table:table-cell>
          <table:table-cell table:formula="of:=([.CN10]-[.CN17])*100/[.CN10]" office:value-type="float" office:value="13.6607981035993" calcext:value-type="float">
            <text:p>13.6607981036</text:p>
          </table:table-cell>
          <table:table-cell table:formula="of:=([.CO10]-[.CO17])*100/[.CO10]" office:value-type="float" office:value="10.2060067054416" calcext:value-type="float">
            <text:p>10.2060067054</text:p>
          </table:table-cell>
          <table:table-cell table:number-columns-repeated="7"/>
          <table:table-cell table:formula="of:=([.CW10]-[.CW17])*100/[.CW10]" office:value-type="float" office:value="-12.717208857958" calcext:value-type="float">
            <text:p>-12.717208858</text:p>
          </table:table-cell>
          <table:table-cell table:formula="of:=([.CX10]-[.CX17])*100/[.CX10]" office:value-type="float" office:value="-6.74363902939939" calcext:value-type="float">
            <text:p>-6.7436390294</text:p>
          </table:table-cell>
          <table:table-cell table:formula="of:=([.CY10]-[.CY17])*100/[.CY10]" office:value-type="float" office:value="5.46910164214614" calcext:value-type="float">
            <text:p>5.4691016421</text:p>
          </table:table-cell>
          <table:table-cell table:formula="of:=([.CZ10]-[.CZ17])*100/[.CZ10]" office:value-type="float" office:value="0.103509115859635" calcext:value-type="float">
            <text:p>0.1035091159</text:p>
          </table:table-cell>
          <table:table-cell table:formula="of:=([.DA10]-[.DA17])*100/[.DA10]" office:value-type="float" office:value="10.2126337920489" calcext:value-type="float">
            <text:p>10.212633792</text:p>
          </table:table-cell>
          <table:table-cell table:formula="of:=([.DB10]-[.DB17])*100/[.DB10]" office:value-type="float" office:value="4.63018748036604" calcext:value-type="float">
            <text:p>4.6301874804</text:p>
          </table:table-cell>
          <table:table-cell table:formula="of:=([.DC10]-[.DC17])*100/[.DC10]" office:value-type="float" office:value="10.1289955485163" calcext:value-type="float">
            <text:p>10.1289955485</text:p>
          </table:table-cell>
          <table:table-cell table:number-columns-repeated="8"/>
          <table:table-cell table:formula="of:=([.DL10]-[.DL17])*100/[.DL10]" office:value-type="float" office:value="0.290052165731933" calcext:value-type="float">
            <text:p>0.2900521657</text:p>
          </table:table-cell>
          <table:table-cell table:formula="of:=([.DM10]-[.DM17])*100/[.DM10]" office:value-type="float" office:value="10.4556400052445" calcext:value-type="float">
            <text:p>10.4556400052</text:p>
          </table:table-cell>
          <table:table-cell table:formula="of:=([.DN10]-[.DN17])*100/[.DN10]" office:value-type="float" office:value="19.487883568473" calcext:value-type="float">
            <text:p>19.4878835685</text:p>
          </table:table-cell>
          <table:table-cell table:formula="of:=([.DO10]-[.DO17])*100/[.DO10]" office:value-type="float" office:value="-12.4212938402843" calcext:value-type="float">
            <text:p>-12.4212938403</text:p>
          </table:table-cell>
          <table:table-cell table:formula="of:=([.DP10]-[.DP17])*100/[.DP10]" office:value-type="float" office:value="1.59170831019804" calcext:value-type="float">
            <text:p>1.5917083102</text:p>
          </table:table-cell>
          <table:table-cell table:formula="of:=([.DQ10]-[.DQ17])*100/[.DQ10]" office:value-type="float" office:value="9.75426844852149" calcext:value-type="float">
            <text:p>9.7542684485</text:p>
          </table:table-cell>
          <table:table-cell table:number-columns-repeated="8"/>
          <table:table-cell table:formula="of:=([.DZ10]-[.DZ17])*100/[.DZ10]" office:value-type="float" office:value="0.960136045643346" calcext:value-type="float">
            <text:p>0.9601360456</text:p>
          </table:table-cell>
          <table:table-cell table:formula="of:=([.EA10]-[.EA17])*100/[.EA10]" office:value-type="float" office:value="10.0262427883388" calcext:value-type="float">
            <text:p>10.0262427883</text:p>
          </table:table-cell>
          <table:table-cell table:formula="of:=([.EB10]-[.EB17])*100/[.EB10]" office:value-type="float" office:value="4.44523529567193" calcext:value-type="float">
            <text:p>4.4452352957</text:p>
          </table:table-cell>
          <table:table-cell table:formula="of:=([.EC10]-[.EC17])*100/[.EC10]" office:value-type="float" office:value="-4.69337036952247" calcext:value-type="float">
            <text:p>-4.6933703695</text:p>
          </table:table-cell>
          <table:table-cell table:formula="of:=([.ED10]-[.ED17])*100/[.ED10]" office:value-type="float" office:value="8.00811107913584" calcext:value-type="float">
            <text:p>8.0081110791</text:p>
          </table:table-cell>
          <table:table-cell table:formula="of:=([.EE10]-[.EE17])*100/[.EE10]" office:value-type="float" office:value="3.64855371269739" calcext:value-type="float">
            <text:p>3.6485537127</text:p>
          </table:table-cell>
          <table:table-cell table:number-columns-repeated="7"/>
          <table:table-cell table:formula="of:=([.EM10]-[.EM17])*100/[.EM10]" office:value-type="float" office:value="2.98967109405247" calcext:value-type="float">
            <text:p>2.9896710941</text:p>
          </table:table-cell>
          <table:table-cell table:formula="of:=([.EN10]-[.EN17])*100/[.EN10]" office:value-type="float" office:value="1.89639765046639" calcext:value-type="float">
            <text:p>1.8963976505</text:p>
          </table:table-cell>
          <table:table-cell table:formula="of:=([.EO10]-[.EO17])*100/[.EO10]" office:value-type="float" office:value="10.5115986113302" calcext:value-type="float">
            <text:p>10.5115986113</text:p>
          </table:table-cell>
          <table:table-cell table:formula="of:=([.EP10]-[.EP17])*100/[.EP10]" office:value-type="float" office:value="5.44872867013911" calcext:value-type="float">
            <text:p>5.4487286701</text:p>
          </table:table-cell>
          <table:table-cell table:formula="of:=([.EQ10]-[.EQ17])*100/[.EQ10]" office:value-type="float" office:value="9.21553898321447" calcext:value-type="float">
            <text:p>9.2155389832</text:p>
          </table:table-cell>
          <table:table-cell table:formula="of:=([.ER10]-[.ER17])*100/[.ER10]" office:value-type="float" office:value="7.50927645497979" calcext:value-type="float">
            <text:p>7.509276455</text:p>
          </table:table-cell>
          <table:table-cell table:formula="of:=([.ES10]-[.ES17])*100/[.ES10]" office:value-type="float" office:value="3.45637648171154" calcext:value-type="float">
            <text:p>3.4563764817</text:p>
          </table:table-cell>
          <table:table-cell table:number-columns-repeated="7"/>
          <table:table-cell table:formula="of:=([.FA10]-[.FA17])*100/[.FA10]" office:value-type="float" office:value="-16.0499299315433" calcext:value-type="float">
            <text:p>-16.0499299315</text:p>
          </table:table-cell>
          <table:table-cell table:formula="of:=([.FB10]-[.FB17])*100/[.FB10]" office:value-type="float" office:value="0.110282854094651" calcext:value-type="float">
            <text:p>0.1102828541</text:p>
          </table:table-cell>
          <table:table-cell table:formula="of:=([.FC10]-[.FC17])*100/[.FC10]" office:value-type="float" office:value="2.73465214261472" calcext:value-type="float">
            <text:p>2.7346521426</text:p>
          </table:table-cell>
          <table:table-cell table:formula="of:=([.FD10]-[.FD17])*100/[.FD10]" office:value-type="float" office:value="19.0765701968316" calcext:value-type="float">
            <text:p>19.0765701968</text:p>
          </table:table-cell>
          <table:table-cell table:formula="of:=([.FE10]-[.FE17])*100/[.FE10]" office:value-type="float" office:value="26.3721952017426" calcext:value-type="float">
            <text:p>26.3721952017</text:p>
          </table:table-cell>
          <table:table-cell table:formula="of:=([.FF10]-[.FF17])*100/[.FF10]" office:value-type="float" office:value="-0.218168168743273" calcext:value-type="float">
            <text:p>-0.2181681687</text:p>
          </table:table-cell>
          <table:table-cell table:formula="of:=([.FG10]-[.FG17])*100/[.FG10]" office:value-type="float" office:value="3.40275760875101" calcext:value-type="float">
            <text:p>3.4027576088</text:p>
          </table:table-cell>
          <table:table-cell table:number-columns-repeated="7"/>
          <table:table-cell table:formula="of:=([.FO10]-[.FO17])*100/[.FO10]" office:value-type="float" office:value="21.8837707381006" calcext:value-type="float">
            <text:p>21.8837707381</text:p>
          </table:table-cell>
          <table:table-cell table:formula="of:=([.FP10]-[.FP17])*100/[.FP10]" office:value-type="float" office:value="3.86995332213145" calcext:value-type="float">
            <text:p>3.8699533221</text:p>
          </table:table-cell>
          <table:table-cell table:formula="of:=([.FQ10]-[.FQ17])*100/[.FQ10]" office:value-type="float" office:value="19.8642241179578" calcext:value-type="float">
            <text:p>19.864224118</text:p>
          </table:table-cell>
          <table:table-cell table:formula="of:=([.FR10]-[.FR17])*100/[.FR10]" office:value-type="float" office:value="0.636088139450343" calcext:value-type="float">
            <text:p>0.6360881395</text:p>
          </table:table-cell>
          <table:table-cell table:formula="of:=([.FS10]-[.FS17])*100/[.FS10]" office:value-type="float" office:value="11.305218521462" calcext:value-type="float">
            <text:p>11.3052185215</text:p>
          </table:table-cell>
          <table:table-cell table:formula="of:=([.FT10]-[.FT17])*100/[.FT10]" office:value-type="float" office:value="1.00652060464333" calcext:value-type="float">
            <text:p>1.0065206046</text:p>
          </table:table-cell>
          <table:table-cell table:formula="of:=([.FU10]-[.FU17])*100/[.FU10]" office:value-type="float" office:value="5.0770435723456" calcext:value-type="float">
            <text:p>5.0770435723</text:p>
          </table:table-cell>
          <table:table-cell table:number-columns-repeated="8"/>
          <table:table-cell table:formula="of:=([.GD10]-[.GD17])*100/[.GD10]" office:value-type="float" office:value="4.2551269985241" calcext:value-type="float">
            <text:p>4.2551269985</text:p>
          </table:table-cell>
          <table:table-cell table:formula="of:=([.GE10]-[.GE17])*100/[.GE10]" office:value-type="float" office:value="7.42530918316431" calcext:value-type="float">
            <text:p>7.4253091832</text:p>
          </table:table-cell>
          <table:table-cell table:formula="of:=([.GF10]-[.GF17])*100/[.GF10]" office:value-type="float" office:value="31.4377256118839" calcext:value-type="float">
            <text:p>31.4377256119</text:p>
          </table:table-cell>
          <table:table-cell table:formula="of:=([.GG10]-[.GG17])*100/[.GG10]" office:value-type="float" office:value="-3.38474344401638" calcext:value-type="float">
            <text:p>-3.384743444</text:p>
          </table:table-cell>
          <table:table-cell table:formula="of:=([.GH10]-[.GH17])*100/[.GH10]" office:value-type="float" office:value="5.40032508887664" calcext:value-type="float">
            <text:p>5.4003250889</text:p>
          </table:table-cell>
          <table:table-cell table:formula="of:=([.GI10]-[.GI17])*100/[.GI10]" office:value-type="float" office:value="6.97295272786023" calcext:value-type="float">
            <text:p>6.9729527279</text:p>
          </table:table-cell>
          <table:table-cell table:number-columns-repeated="8"/>
          <table:table-cell table:formula="of:=([.GR10]-[.GR17])*100/[.GR10]" office:value-type="float" office:value="2.26376673776435" calcext:value-type="float">
            <text:p>2.2637667378</text:p>
          </table:table-cell>
          <table:table-cell table:formula="of:=([.GS10]-[.GS17])*100/[.GS10]" office:value-type="float" office:value="13.9876887822488" calcext:value-type="float">
            <text:p>13.9876887822</text:p>
          </table:table-cell>
          <table:table-cell table:formula="of:=([.GT10]-[.GT17])*100/[.GT10]" office:value-type="float" office:value="-1.70087697998396" calcext:value-type="float">
            <text:p>-1.70087698</text:p>
          </table:table-cell>
          <table:table-cell table:formula="of:=([.GU10]-[.GU17])*100/[.GU10]" office:value-type="float" office:value="9.68012360433049" calcext:value-type="float">
            <text:p>9.6801236043</text:p>
          </table:table-cell>
          <table:table-cell table:formula="of:=([.GV10]-[.GV17])*100/[.GV10]" office:value-type="float" office:value="-3.98617768456466" calcext:value-type="float">
            <text:p>-3.9861776846</text:p>
          </table:table-cell>
          <table:table-cell table:formula="of:=([.GW10]-[.GW17])*100/[.GW10]" office:value-type="float" office:value="9.34453058446594" calcext:value-type="float">
            <text:p>9.3445305845</text:p>
          </table:table-cell>
          <table:table-cell table:number-columns-repeated="7"/>
          <table:table-cell table:formula="of:=([.HE10]-[.HE17])*100/[.HE10]" office:value-type="float" office:value="6.57442575510942" calcext:value-type="float">
            <text:p>6.5744257551</text:p>
          </table:table-cell>
          <table:table-cell table:formula="of:=([.HF10]-[.HF17])*100/[.HF10]" office:value-type="float" office:value="-0.618293590014436" calcext:value-type="float">
            <text:p>-0.61829359</text:p>
          </table:table-cell>
          <table:table-cell table:formula="of:=([.HG10]-[.HG17])*100/[.HG10]" office:value-type="float" office:value="7.27945367190789" calcext:value-type="float">
            <text:p>7.2794536719</text:p>
          </table:table-cell>
          <table:table-cell table:formula="of:=([.HH10]-[.HH17])*100/[.HH10]" office:value-type="float" office:value="5.37593057760048" calcext:value-type="float">
            <text:p>5.3759305776</text:p>
          </table:table-cell>
          <table:table-cell table:formula="of:=([.HI10]-[.HI17])*100/[.HI10]" office:value-type="float" office:value="2.03261145474513" calcext:value-type="float">
            <text:p>2.0326114547</text:p>
          </table:table-cell>
          <table:table-cell table:formula="of:=([.HJ10]-[.HJ17])*100/[.HJ10]" office:value-type="float" office:value="3.55418451513814" calcext:value-type="float">
            <text:p>3.5541845151</text:p>
          </table:table-cell>
          <table:table-cell table:formula="of:=([.HK10]-[.HK17])*100/[.HK10]" office:value-type="float" office:value="7.00632466403208" calcext:value-type="float">
            <text:p>7.006324664</text:p>
          </table:table-cell>
          <table:table-cell table:number-columns-repeated="7"/>
          <table:table-cell table:formula="of:=([.HS10]-[.HS17])*100/[.HS10]" office:value-type="float" office:value="8.13919630397319" calcext:value-type="float">
            <text:p>8.139196304</text:p>
          </table:table-cell>
          <table:table-cell table:formula="of:=([.HT10]-[.HT17])*100/[.HT10]" office:value-type="float" office:value="3.96918922920014" calcext:value-type="float">
            <text:p>3.9691892292</text:p>
          </table:table-cell>
          <table:table-cell table:formula="of:=([.HU10]-[.HU17])*100/[.HU10]" office:value-type="float" office:value="6.74739683271334" calcext:value-type="float">
            <text:p>6.7473968327</text:p>
          </table:table-cell>
          <table:table-cell table:formula="of:=([.HV10]-[.HV17])*100/[.HV10]" office:value-type="float" office:value="-0.962671570162305" calcext:value-type="float">
            <text:p>-0.9626715702</text:p>
          </table:table-cell>
          <table:table-cell table:formula="of:=([.HW10]-[.HW17])*100/[.HW10]" office:value-type="float" office:value="5.48977480074882" calcext:value-type="float">
            <text:p>5.4897748007</text:p>
          </table:table-cell>
          <table:table-cell table:formula="of:=([.HX10]-[.HX17])*100/[.HX10]" office:value-type="float" office:value="3.06617851697826" calcext:value-type="float">
            <text:p>3.066178517</text:p>
          </table:table-cell>
          <table:table-cell table:formula="of:=([.HY10]-[.HY17])*100/[.HY10]" office:value-type="float" office:value="7.37098215763514" calcext:value-type="float">
            <text:p>7.3709821576</text:p>
          </table:table-cell>
          <table:table-cell table:number-columns-repeated="7"/>
          <table:table-cell table:formula="of:=([.IG10]-[.IG17])*100/[.IG10]" office:value-type="float" office:value="11.1975459630691" calcext:value-type="float">
            <text:p>11.1975459631</text:p>
          </table:table-cell>
          <table:table-cell table:formula="of:=([.IH10]-[.IH17])*100/[.IH10]" office:value-type="float" office:value="3.13626749676334" calcext:value-type="float">
            <text:p>3.1362674968</text:p>
          </table:table-cell>
          <table:table-cell table:formula="of:=([.II10]-[.II17])*100/[.II10]" office:value-type="float" office:value="2.77213804789484" calcext:value-type="float">
            <text:p>2.7721380479</text:p>
          </table:table-cell>
          <table:table-cell table:formula="of:=([.IJ10]-[.IJ17])*100/[.IJ10]" office:value-type="float" office:value="20.709170536699" calcext:value-type="float">
            <text:p>20.7091705367</text:p>
          </table:table-cell>
          <table:table-cell table:formula="of:=([.IK10]-[.IK17])*100/[.IK10]" office:value-type="float" office:value="9.15843843843844" calcext:value-type="float">
            <text:p>9.1584384384</text:p>
          </table:table-cell>
          <table:table-cell table:formula="of:=([.IL10]-[.IL17])*100/[.IL10]" office:value-type="float" office:value="-3.99614760257053" calcext:value-type="float">
            <text:p>-3.9961476026</text:p>
          </table:table-cell>
          <table:table-cell table:formula="of:=([.IM10]-[.IM17])*100/[.IM10]" office:value-type="float" office:value="28.2701896334959" calcext:value-type="float">
            <text:p>28.2701896335</text:p>
          </table:table-cell>
          <table:table-cell table:number-columns-repeated="8"/>
          <table:table-cell table:formula="of:=([.IV10]-[.IV17])*100/[.IV10]" office:value-type="float" office:value="24.2130010462669" calcext:value-type="float">
            <text:p>24.2130010463</text:p>
          </table:table-cell>
          <table:table-cell table:formula="of:=([.IW10]-[.IW17])*100/[.IW10]" office:value-type="float" office:value="17.9400261179727" calcext:value-type="float">
            <text:p>17.940026118</text:p>
          </table:table-cell>
          <table:table-cell table:formula="of:=([.IX10]-[.IX17])*100/[.IX10]" office:value-type="float" office:value="7.55519130426074" calcext:value-type="float">
            <text:p>7.5551913043</text:p>
          </table:table-cell>
          <table:table-cell table:formula="of:=([.IY10]-[.IY17])*100/[.IY10]" office:value-type="float" office:value="21.8174014178113" calcext:value-type="float">
            <text:p>21.8174014178</text:p>
          </table:table-cell>
          <table:table-cell table:formula="of:=([.IZ10]-[.IZ17])*100/[.IZ10]" office:value-type="float" office:value="18.0999357949945" calcext:value-type="float">
            <text:p>18.099935795</text:p>
          </table:table-cell>
          <table:table-cell table:formula="of:=([.JA10]-[.JA17])*100/[.JA10]" office:value-type="float" office:value="9.082418388886" calcext:value-type="float">
            <text:p>9.0824183889</text:p>
          </table:table-cell>
          <table:table-cell table:number-columns-repeated="8"/>
          <table:table-cell table:formula="of:=([.JJ10]-[.JJ17])*100/[.JJ10]" office:value-type="float" office:value="0.962720005137975" calcext:value-type="float">
            <text:p>0.9627200051</text:p>
          </table:table-cell>
          <table:table-cell table:formula="of:=([.JK10]-[.JK17])*100/[.JK10]" office:value-type="float" office:value="13.9900078000076" calcext:value-type="float">
            <text:p>13.9900078</text:p>
          </table:table-cell>
          <table:table-cell table:formula="of:=([.JL10]-[.JL17])*100/[.JL10]" office:value-type="float" office:value="2.09626109009216" calcext:value-type="float">
            <text:p>2.0962610901</text:p>
          </table:table-cell>
          <table:table-cell table:formula="of:=([.JM10]-[.JM17])*100/[.JM10]" office:value-type="float" office:value="0.854054228660758" calcext:value-type="float">
            <text:p>0.8540542287</text:p>
          </table:table-cell>
          <table:table-cell table:formula="of:=([.JN10]-[.JN17])*100/[.JN10]" office:value-type="float" office:value="1.02963104628364" calcext:value-type="float">
            <text:p>1.0296310463</text:p>
          </table:table-cell>
          <table:table-cell table:formula="of:=([.JO10]-[.JO17])*100/[.JO10]" office:value-type="float" office:value="4.80436561708889" calcext:value-type="float">
            <text:p>4.8043656171</text:p>
          </table:table-cell>
          <table:table-cell table:number-columns-repeated="7"/>
          <table:table-cell table:formula="of:=([.JW10]-[.JW17])*100/[.JW10]" office:value-type="float" office:value="6.57811020777964" calcext:value-type="float">
            <text:p>6.5781102078</text:p>
          </table:table-cell>
          <table:table-cell table:formula="of:=([.JX10]-[.JX17])*100/[.JX10]" office:value-type="float" office:value="10.1178079958325" calcext:value-type="float">
            <text:p>10.1178079958</text:p>
          </table:table-cell>
          <table:table-cell table:formula="of:=([.JY10]-[.JY17])*100/[.JY10]" office:value-type="float" office:value="15.4340296654058" calcext:value-type="float">
            <text:p>15.4340296654</text:p>
          </table:table-cell>
          <table:table-cell table:formula="of:=([.JZ10]-[.JZ17])*100/[.JZ10]" office:value-type="float" office:value="0.905054731033488" calcext:value-type="float">
            <text:p>0.905054731</text:p>
          </table:table-cell>
          <table:table-cell table:formula="of:=([.KA10]-[.KA17])*100/[.KA10]" office:value-type="float" office:value="7.11141563888543" calcext:value-type="float">
            <text:p>7.1114156389</text:p>
          </table:table-cell>
          <table:table-cell table:formula="of:=([.KB10]-[.KB17])*100/[.KB10]" office:value-type="float" office:value="9.51374864579449" calcext:value-type="float">
            <text:p>9.5137486458</text:p>
          </table:table-cell>
          <table:table-cell table:formula="of:=([.KC10]-[.KC17])*100/[.KC10]" office:value-type="float" office:value="15.6824513737812" calcext:value-type="float">
            <text:p>15.6824513738</text:p>
          </table:table-cell>
          <table:table-cell table:number-columns-repeated="7"/>
          <table:table-cell table:formula="of:=([.KK10]-[.KK17])*100/[.KK10]" office:value-type="float" office:value="5.7520385314124" calcext:value-type="float">
            <text:p>5.7520385314</text:p>
          </table:table-cell>
          <table:table-cell table:formula="of:=([.KL10]-[.KL17])*100/[.KL10]" office:value-type="float" office:value="2.65005067377351" calcext:value-type="float">
            <text:p>2.6500506738</text:p>
          </table:table-cell>
          <table:table-cell table:formula="of:=([.KM10]-[.KM17])*100/[.KM10]" office:value-type="float" office:value="8.26686463112653" calcext:value-type="float">
            <text:p>8.2668646311</text:p>
          </table:table-cell>
          <table:table-cell table:formula="of:=([.KN10]-[.KN17])*100/[.KN10]" office:value-type="float" office:value="2.74089333432611" calcext:value-type="float">
            <text:p>2.7408933343</text:p>
          </table:table-cell>
          <table:table-cell table:formula="of:=([.KO10]-[.KO17])*100/[.KO10]" office:value-type="float" office:value="12.9977477091928" calcext:value-type="float">
            <text:p>12.9977477092</text:p>
          </table:table-cell>
          <table:table-cell table:formula="of:=([.KP10]-[.KP17])*100/[.KP10]" office:value-type="float" office:value="6.50757684060043" calcext:value-type="float">
            <text:p>6.5075768406</text:p>
          </table:table-cell>
          <table:table-cell table:formula="of:=([.KQ10]-[.KQ17])*100/[.KQ10]" office:value-type="float" office:value="7.55017729633588" calcext:value-type="float">
            <text:p>7.5501772963</text:p>
          </table:table-cell>
          <table:table-cell table:number-columns-repeated="7"/>
          <table:table-cell table:formula="of:=([.KY10]-[.KY17])*100/[.KY10]" office:value-type="float" office:value="16.4889208930564" calcext:value-type="float">
            <text:p>16.4889208931</text:p>
          </table:table-cell>
          <table:table-cell table:formula="of:=([.KZ10]-[.KZ17])*100/[.KZ10]" office:value-type="float" office:value="10.4017579842207" calcext:value-type="float">
            <text:p>10.4017579842</text:p>
          </table:table-cell>
          <table:table-cell table:formula="of:=([.LA10]-[.LA17])*100/[.LA10]" office:value-type="float" office:value="9.51059837930622" calcext:value-type="float">
            <text:p>9.5105983793</text:p>
          </table:table-cell>
          <table:table-cell table:formula="of:=([.LB10]-[.LB17])*100/[.LB10]" office:value-type="float" office:value="-0.162235669865996" calcext:value-type="float">
            <text:p>-0.1622356699</text:p>
          </table:table-cell>
          <table:table-cell table:formula="of:=([.LC10]-[.LC17])*100/[.LC10]" office:value-type="float" office:value="7.30587489169369" calcext:value-type="float">
            <text:p>7.3058748917</text:p>
          </table:table-cell>
          <table:table-cell table:formula="of:=([.LD10]-[.LD17])*100/[.LD10]" office:value-type="float" office:value="0.251145420787711" calcext:value-type="float">
            <text:p>0.2511454208</text:p>
          </table:table-cell>
          <table:table-cell table:formula="of:=([.LE10]-[.LE17])*100/[.LE10]" office:value-type="float" office:value="5.48293095441821" calcext:value-type="float">
            <text:p>5.4829309544</text:p>
          </table:table-cell>
          <table:table-cell table:number-columns-repeated="8"/>
          <table:table-cell table:formula="of:=([.LN10]-[.LN17])*100/[.LN10]" office:value-type="float" office:value="-2.40512188303445" calcext:value-type="float">
            <text:p>-2.405121883</text:p>
          </table:table-cell>
          <table:table-cell table:formula="of:=([.LO10]-[.LO17])*100/[.LO10]" office:value-type="float" office:value="-0.184286465048801" calcext:value-type="float">
            <text:p>-0.184286465</text:p>
          </table:table-cell>
          <table:table-cell table:formula="of:=([.LP10]-[.LP17])*100/[.LP10]" office:value-type="float" office:value="-1.51912948582093" calcext:value-type="float">
            <text:p>-1.5191294858</text:p>
          </table:table-cell>
          <table:table-cell table:formula="of:=([.LQ10]-[.LQ17])*100/[.LQ10]" office:value-type="float" office:value="-2.5172675322693" calcext:value-type="float">
            <text:p>-2.5172675323</text:p>
          </table:table-cell>
          <table:table-cell table:formula="of:=([.LR10]-[.LR17])*100/[.LR10]" office:value-type="float" office:value="2.70880876201406" calcext:value-type="float">
            <text:p>2.708808762</text:p>
          </table:table-cell>
          <table:table-cell table:formula="of:=([.LS10]-[.LS17])*100/[.LS10]" office:value-type="float" office:value="5.66611719152494" calcext:value-type="float">
            <text:p>5.6661171915</text:p>
          </table:table-cell>
          <table:table-cell table:number-columns-repeated="8"/>
          <table:table-cell table:formula="of:=([.MB10]-[.MB17])*100/[.MB10]" office:value-type="float" office:value="2.46494075906239" calcext:value-type="float">
            <text:p>2.4649407591</text:p>
          </table:table-cell>
          <table:table-cell table:formula="of:=([.MC10]-[.MC17])*100/[.MC10]" office:value-type="float" office:value="15.9636752651853" calcext:value-type="float">
            <text:p>15.9636752652</text:p>
          </table:table-cell>
          <table:table-cell table:formula="of:=([.MD10]-[.MD17])*100/[.MD10]" office:value-type="float" office:value="-1.15807785733382" calcext:value-type="float">
            <text:p>-1.1580778573</text:p>
          </table:table-cell>
          <table:table-cell table:formula="of:=([.ME10]-[.ME17])*100/[.ME10]" office:value-type="float" office:value="0.722402639539549" calcext:value-type="float">
            <text:p>0.7224026395</text:p>
          </table:table-cell>
          <table:table-cell table:formula="of:=([.MF10]-[.MF17])*100/[.MF10]" office:value-type="float" office:value="6.55295153394357" calcext:value-type="float">
            <text:p>6.5529515339</text:p>
          </table:table-cell>
          <table:table-cell table:formula="of:=([.MG10]-[.MG17])*100/[.MG10]" office:value-type="float" office:value="11.9821874228897" calcext:value-type="float">
            <text:p>11.9821874229</text:p>
          </table:table-cell>
          <table:table-cell table:number-columns-repeated="8"/>
          <table:table-cell table:formula="of:=AVERAGE([.A39:.MN39])" office:value-type="float" office:value="6.13600471979894" calcext:value-type="float">
            <text:p>6.1360047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10:14:42.2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Hanna</meta:initial-creator>
    <meta:creation-date>2015-09-16T16:30:30.808000000</meta:creation-date>
    <dc:date>2015-09-18T10:16:16.796000000</dc:date>
    <dc:creator>Jon Hanna</dc:creator>
    <meta:editing-duration>PT1H30M52S</meta:editing-duration>
    <meta:editing-cycles>36</meta:editing-cycles>
    <meta:generator>LibreOffice/5.0.1.2$Windows_X86_64 LibreOffice_project/81898c9f5c0d43f3473ba111d7b351050be20261</meta:generator>
    <meta:document-statistic meta:table-count="1" meta:cell-count="6765" meta:object-count="0"/>
  </office:meta>
</office:document-meta>
</file>